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7 年 3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71990" calcext:value-type="float">
            <text:p><text:s text:c="3"/>23,571,990</text:p>
          </table:table-cell>
          <table:table-cell table:style-name="ce24" office:value-type="float" office:value="1019333" calcext:value-type="float">
            <text:p><text:s text:c="3"/>1,019,333</text:p>
          </table:table-cell>
          <table:table-cell table:style-name="ce24" office:value-type="float" office:value="181945" calcext:value-type="float">
            <text:p><text:s text:c="3"/>181,945</text:p>
          </table:table-cell>
          <table:table-cell table:style-name="ce24" office:value-type="float" office:value="208319" calcext:value-type="float">
            <text:p><text:s text:c="3"/>208,319</text:p>
          </table:table-cell>
          <table:table-cell table:style-name="ce24" office:value-type="float" office:value="215046" calcext:value-type="float">
            <text:p><text:s text:c="3"/>215,046</text:p>
          </table:table-cell>
          <table:table-cell table:style-name="ce24" office:value-type="float" office:value="217059" calcext:value-type="float">
            <text:p><text:s text:c="3"/>217,059</text:p>
          </table:table-cell>
          <table:table-cell table:style-name="ce24" office:value-type="float" office:value="196964" calcext:value-type="float">
            <text:p><text:s text:c="3"/>196,964</text:p>
          </table:table-cell>
          <table:table-cell table:style-name="ce24" office:value-type="float" office:value="1003364" calcext:value-type="float">
            <text:p><text:s text:c="3"/>1,003,364</text:p>
          </table:table-cell>
          <table:table-cell table:style-name="ce24" office:value-type="float" office:value="234466" calcext:value-type="float">
            <text:p><text:s text:c="3"/>234,466</text:p>
          </table:table-cell>
          <table:table-cell table:style-name="ce24" office:value-type="float" office:value="208744" calcext:value-type="float">
            <text:p><text:s text:c="3"/>208,744</text:p>
          </table:table-cell>
          <table:table-cell table:style-name="ce24" office:value-type="float" office:value="172269" calcext:value-type="float">
            <text:p><text:s text:c="3"/>172,269</text:p>
          </table:table-cell>
          <table:table-cell table:style-name="ce24" office:value-type="float" office:value="190970" calcext:value-type="float">
            <text:p><text:s text:c="3"/>190,970</text:p>
          </table:table-cell>
          <table:table-cell table:style-name="ce24" office:value-type="float" office:value="196915" calcext:value-type="float">
            <text:p><text:s text:c="3"/>196,915</text:p>
          </table:table-cell>
          <table:table-cell table:style-name="ce24" office:value-type="float" office:value="1059722" calcext:value-type="float">
            <text:p><text:s text:c="3"/>1,059,722</text:p>
          </table:table-cell>
          <table:table-cell table:style-name="ce24" office:value-type="float" office:value="206816" calcext:value-type="float">
            <text:p><text:s text:c="3"/>206,816</text:p>
          </table:table-cell>
          <table:table-cell table:style-name="ce24" office:value-type="float" office:value="205648" calcext:value-type="float">
            <text:p><text:s text:c="3"/>205,648</text:p>
          </table:table-cell>
          <table:table-cell table:style-name="ce24" office:value-type="float" office:value="207073" calcext:value-type="float">
            <text:p><text:s text:c="3"/>207,073</text:p>
          </table:table-cell>
          <table:table-cell table:style-name="ce24" office:value-type="float" office:value="216260" calcext:value-type="float">
            <text:p><text:s text:c="3"/>216,260</text:p>
          </table:table-cell>
          <table:table-cell table:style-name="ce24" office:value-type="float" office:value="223925" calcext:value-type="float">
            <text:p><text:s text:c="3"/>223,925</text:p>
          </table:table-cell>
          <table:table-cell table:style-name="ce24" office:value-type="float" office:value="1346888" calcext:value-type="float">
            <text:p><text:s text:c="3"/>1,346,888</text:p>
          </table:table-cell>
          <table:table-cell table:style-name="ce24" office:value-type="float" office:value="243561" calcext:value-type="float">
            <text:p><text:s text:c="3"/>243,561</text:p>
          </table:table-cell>
          <table:table-cell table:style-name="ce24" office:value-type="float" office:value="250567" calcext:value-type="float">
            <text:p><text:s text:c="3"/>250,567</text:p>
          </table:table-cell>
          <table:table-cell table:style-name="ce24" office:value-type="float" office:value="298712" calcext:value-type="float">
            <text:p><text:s text:c="3"/>298,712</text:p>
          </table:table-cell>
          <table:table-cell table:style-name="ce24" office:value-type="float" office:value="286199" calcext:value-type="float">
            <text:p><text:s text:c="3"/>286,199</text:p>
          </table:table-cell>
          <table:table-cell table:style-name="ce24" office:value-type="float" office:value="267849" calcext:value-type="float">
            <text:p><text:s text:c="3"/>267,849</text:p>
          </table:table-cell>
          <table:table-cell table:style-name="ce24" office:value-type="float" office:value="1602593" calcext:value-type="float">
            <text:p><text:s text:c="3"/>1,602,593</text:p>
          </table:table-cell>
          <table:table-cell table:style-name="ce24" office:value-type="float" office:value="312963" calcext:value-type="float">
            <text:p><text:s text:c="3"/>312,963</text:p>
          </table:table-cell>
          <table:table-cell table:style-name="ce24" office:value-type="float" office:value="320851" calcext:value-type="float">
            <text:p><text:s text:c="3"/>320,851</text:p>
          </table:table-cell>
          <table:table-cell table:style-name="ce24" office:value-type="float" office:value="323296" calcext:value-type="float">
            <text:p><text:s text:c="3"/>323,296</text:p>
          </table:table-cell>
          <table:table-cell table:style-name="ce24" office:value-type="float" office:value="322442" calcext:value-type="float">
            <text:p><text:s text:c="3"/>322,442</text:p>
          </table:table-cell>
          <table:table-cell table:style-name="ce24" office:value-type="float" office:value="323041" calcext:value-type="float">
            <text:p><text:s text:c="3"/>323,041</text:p>
          </table:table-cell>
          <table:table-cell table:style-name="ce24" office:value-type="float" office:value="1614068" calcext:value-type="float">
            <text:p><text:s text:c="3"/>1,614,068</text:p>
          </table:table-cell>
          <table:table-cell table:style-name="ce24" office:value-type="float" office:value="319344" calcext:value-type="float">
            <text:p><text:s text:c="3"/>319,344</text:p>
          </table:table-cell>
          <table:table-cell table:style-name="ce24" office:value-type="float" office:value="315726" calcext:value-type="float">
            <text:p><text:s text:c="3"/>315,726</text:p>
          </table:table-cell>
          <table:table-cell table:style-name="ce24" office:value-type="float" office:value="328344" calcext:value-type="float">
            <text:p><text:s text:c="3"/>328,344</text:p>
          </table:table-cell>
          <table:table-cell table:style-name="ce24" office:value-type="float" office:value="313814" calcext:value-type="float">
            <text:p><text:s text:c="3"/>313,814</text:p>
          </table:table-cell>
          <table:table-cell table:style-name="ce24" office:value-type="float" office:value="336840" calcext:value-type="float">
            <text:p><text:s text:c="3"/>336,840</text:p>
          </table:table-cell>
          <table:table-cell table:style-name="ce24" office:value-type="float" office:value="1674792" calcext:value-type="float">
            <text:p><text:s text:c="3"/>1,674,792</text:p>
          </table:table-cell>
          <table:table-cell table:style-name="ce24" office:value-type="float" office:value="308061" calcext:value-type="float">
            <text:p><text:s text:c="3"/>308,061</text:p>
          </table:table-cell>
          <table:table-cell table:style-name="ce24" office:value-type="float" office:value="298803" calcext:value-type="float">
            <text:p><text:s text:c="3"/>298,803</text:p>
          </table:table-cell>
          <table:table-cell table:style-name="ce24" office:value-type="float" office:value="332268" calcext:value-type="float">
            <text:p><text:s text:c="3"/>332,268</text:p>
          </table:table-cell>
          <table:table-cell table:style-name="ce24" office:value-type="float" office:value="362140" calcext:value-type="float">
            <text:p><text:s text:c="3"/>362,140</text:p>
          </table:table-cell>
          <table:table-cell table:style-name="ce24" office:value-type="float" office:value="373520" calcext:value-type="float">
            <text:p><text:s text:c="3"/>373,520</text:p>
          </table:table-cell>
          <table:table-cell table:style-name="ce24" office:value-type="float" office:value="2037688" calcext:value-type="float">
            <text:p><text:s text:c="3"/>2,037,688</text:p>
          </table:table-cell>
          <table:table-cell table:style-name="ce24" office:value-type="float" office:value="397112" calcext:value-type="float">
            <text:p><text:s text:c="3"/>397,112</text:p>
          </table:table-cell>
          <table:table-cell table:style-name="ce24" office:value-type="float" office:value="410512" calcext:value-type="float">
            <text:p><text:s text:c="3"/>410,512</text:p>
          </table:table-cell>
          <table:table-cell table:style-name="ce24" office:value-type="float" office:value="407773" calcext:value-type="float">
            <text:p><text:s text:c="3"/>407,773</text:p>
          </table:table-cell>
          <table:table-cell table:style-name="ce24" office:value-type="float" office:value="415202" calcext:value-type="float">
            <text:p><text:s text:c="3"/>415,202</text:p>
          </table:table-cell>
          <table:table-cell table:style-name="ce24" office:value-type="float" office:value="407089" calcext:value-type="float">
            <text:p><text:s text:c="3"/>407,089</text:p>
          </table:table-cell>
          <table:table-cell table:style-name="ce24" office:value-type="float" office:value="1871500" calcext:value-type="float">
            <text:p><text:s text:c="3"/>1,871,500</text:p>
          </table:table-cell>
          <table:table-cell table:style-name="ce24" office:value-type="float" office:value="384333" calcext:value-type="float">
            <text:p><text:s text:c="3"/>384,333</text:p>
          </table:table-cell>
          <table:table-cell table:style-name="ce24" office:value-type="float" office:value="417125" calcext:value-type="float">
            <text:p><text:s text:c="3"/>417,125</text:p>
          </table:table-cell>
          <table:table-cell table:style-name="ce24" office:value-type="float" office:value="365565" calcext:value-type="float">
            <text:p><text:s text:c="3"/>365,565</text:p>
          </table:table-cell>
          <table:table-cell table:style-name="ce24" office:value-type="float" office:value="354435" calcext:value-type="float">
            <text:p><text:s text:c="3"/>354,435</text:p>
          </table:table-cell>
          <table:table-cell table:style-name="ce24" office:value-type="float" office:value="350042" calcext:value-type="float">
            <text:p><text:s text:c="3"/>350,042</text:p>
          </table:table-cell>
          <table:table-cell table:style-name="ce24" office:value-type="float" office:value="1807199" calcext:value-type="float">
            <text:p><text:s text:c="3"/>1,807,199</text:p>
          </table:table-cell>
          <table:table-cell table:style-name="ce24" office:value-type="float" office:value="349263" calcext:value-type="float">
            <text:p><text:s text:c="3"/>349,263</text:p>
          </table:table-cell>
          <table:table-cell table:style-name="ce24" office:value-type="float" office:value="356106" calcext:value-type="float">
            <text:p><text:s text:c="3"/>356,106</text:p>
          </table:table-cell>
          <table:table-cell table:style-name="ce24" office:value-type="float" office:value="366675" calcext:value-type="float">
            <text:p><text:s text:c="3"/>366,675</text:p>
          </table:table-cell>
          <table:table-cell table:style-name="ce24" office:value-type="float" office:value="368650" calcext:value-type="float">
            <text:p><text:s text:c="3"/>368,650</text:p>
          </table:table-cell>
          <table:table-cell table:style-name="ce24" office:value-type="float" office:value="366505" calcext:value-type="float">
            <text:p><text:s text:c="3"/>366,505</text:p>
          </table:table-cell>
          <table:table-cell table:style-name="ce24" office:value-type="float" office:value="1832506" calcext:value-type="float">
            <text:p><text:s text:c="3"/>1,832,506</text:p>
          </table:table-cell>
          <table:table-cell table:style-name="ce24" office:value-type="float" office:value="357406" calcext:value-type="float">
            <text:p><text:s text:c="3"/>357,406</text:p>
          </table:table-cell>
          <table:table-cell table:style-name="ce24" office:value-type="float" office:value="362106" calcext:value-type="float">
            <text:p><text:s text:c="3"/>362,106</text:p>
          </table:table-cell>
          <table:table-cell table:style-name="ce24" office:value-type="float" office:value="364719" calcext:value-type="float">
            <text:p><text:s text:c="3"/>364,719</text:p>
          </table:table-cell>
          <table:table-cell table:style-name="ce24" office:value-type="float" office:value="373283" calcext:value-type="float">
            <text:p><text:s text:c="3"/>373,283</text:p>
          </table:table-cell>
          <table:table-cell table:style-name="ce24" office:value-type="float" office:value="374992" calcext:value-type="float">
            <text:p><text:s text:c="3"/>374,992</text:p>
          </table:table-cell>
          <table:table-cell table:style-name="ce24" office:value-type="float" office:value="1807708" calcext:value-type="float">
            <text:p><text:s text:c="3"/>1,807,708</text:p>
          </table:table-cell>
          <table:table-cell table:style-name="ce24" office:value-type="float" office:value="375278" calcext:value-type="float">
            <text:p><text:s text:c="3"/>375,278</text:p>
          </table:table-cell>
          <table:table-cell table:style-name="ce24" office:value-type="float" office:value="365559" calcext:value-type="float">
            <text:p><text:s text:c="3"/>365,559</text:p>
          </table:table-cell>
          <table:table-cell table:style-name="ce24" office:value-type="float" office:value="355495" calcext:value-type="float">
            <text:p><text:s text:c="3"/>355,495</text:p>
          </table:table-cell>
          <table:table-cell table:style-name="ce24" office:value-type="float" office:value="356027" calcext:value-type="float">
            <text:p><text:s text:c="3"/>356,027</text:p>
          </table:table-cell>
          <table:table-cell table:style-name="ce24" office:value-type="float" office:value="355349" calcext:value-type="float">
            <text:p><text:s text:c="3"/>355,349</text:p>
          </table:table-cell>
          <table:table-cell table:style-name="ce24" office:value-type="float" office:value="1582605" calcext:value-type="float">
            <text:p><text:s text:c="3"/>1,582,605</text:p>
          </table:table-cell>
          <table:table-cell table:style-name="ce24" office:value-type="float" office:value="319582" calcext:value-type="float">
            <text:p><text:s text:c="3"/>319,582</text:p>
          </table:table-cell>
          <table:table-cell table:style-name="ce24" office:value-type="float" office:value="333587" calcext:value-type="float">
            <text:p><text:s text:c="3"/>333,587</text:p>
          </table:table-cell>
          <table:table-cell table:style-name="ce24" office:value-type="float" office:value="322560" calcext:value-type="float">
            <text:p><text:s text:c="3"/>322,560</text:p>
          </table:table-cell>
          <table:table-cell table:style-name="ce24" office:value-type="float" office:value="312007" calcext:value-type="float">
            <text:p><text:s text:c="3"/>312,007</text:p>
          </table:table-cell>
          <table:table-cell table:style-name="ce24" office:value-type="float" office:value="294869" calcext:value-type="float">
            <text:p><text:s text:c="3"/>294,869</text:p>
          </table:table-cell>
          <table:table-cell table:style-name="ce24" office:value-type="float" office:value="1248851" calcext:value-type="float">
            <text:p><text:s text:c="3"/>1,248,851</text:p>
          </table:table-cell>
          <table:table-cell table:style-name="ce24" office:value-type="float" office:value="285989" calcext:value-type="float">
            <text:p><text:s text:c="3"/>285,989</text:p>
          </table:table-cell>
          <table:table-cell table:style-name="ce24" office:value-type="float" office:value="286789" calcext:value-type="float">
            <text:p><text:s text:c="3"/>286,789</text:p>
          </table:table-cell>
          <table:table-cell table:style-name="ce24" office:value-type="float" office:value="249188" calcext:value-type="float">
            <text:p><text:s text:c="3"/>249,188</text:p>
          </table:table-cell>
          <table:table-cell table:style-name="ce24" office:value-type="float" office:value="226757" calcext:value-type="float">
            <text:p><text:s text:c="3"/>226,757</text:p>
          </table:table-cell>
          <table:table-cell table:style-name="ce24" office:value-type="float" office:value="200128" calcext:value-type="float">
            <text:p><text:s text:c="3"/>200,128</text:p>
          </table:table-cell>
          <table:table-cell table:style-name="ce24" office:value-type="float" office:value="696418" calcext:value-type="float">
            <text:p><text:s text:c="3"/>696,418</text:p>
          </table:table-cell>
          <table:table-cell table:style-name="ce24" office:value-type="float" office:value="175462" calcext:value-type="float">
            <text:p><text:s text:c="3"/>175,462</text:p>
          </table:table-cell>
          <table:table-cell table:style-name="ce24" office:value-type="float" office:value="143665" calcext:value-type="float">
            <text:p><text:s text:c="3"/>143,665</text:p>
          </table:table-cell>
          <table:table-cell table:style-name="ce24" office:value-type="float" office:value="111379" calcext:value-type="float">
            <text:p><text:s text:c="3"/>111,379</text:p>
          </table:table-cell>
          <table:table-cell table:style-name="ce24" office:value-type="float" office:value="132108" calcext:value-type="float">
            <text:p><text:s text:c="3"/>132,108</text:p>
          </table:table-cell>
          <table:table-cell table:style-name="ce24" office:value-type="float" office:value="133804" calcext:value-type="float">
            <text:p><text:s text:c="3"/>133,804</text:p>
          </table:table-cell>
          <table:table-cell table:style-name="ce24" office:value-type="float" office:value="595498" calcext:value-type="float">
            <text:p><text:s text:c="3"/>595,498</text:p>
          </table:table-cell>
          <table:table-cell table:style-name="ce24" office:value-type="float" office:value="129173" calcext:value-type="float">
            <text:p><text:s text:c="3"/>129,173</text:p>
          </table:table-cell>
          <table:table-cell table:style-name="ce24" office:value-type="float" office:value="125092" calcext:value-type="float">
            <text:p><text:s text:c="3"/>125,092</text:p>
          </table:table-cell>
          <table:table-cell table:style-name="ce24" office:value-type="float" office:value="122743" calcext:value-type="float">
            <text:p><text:s text:c="3"/>122,743</text:p>
          </table:table-cell>
          <table:table-cell table:style-name="ce24" office:value-type="float" office:value="115355" calcext:value-type="float">
            <text:p><text:s text:c="3"/>115,355</text:p>
          </table:table-cell>
          <table:table-cell table:style-name="ce24" office:value-type="float" office:value="103135" calcext:value-type="float">
            <text:p><text:s text:c="3"/>103,135</text:p>
          </table:table-cell>
          <table:table-cell table:style-name="ce24" office:value-type="float" office:value="401338" calcext:value-type="float">
            <text:p><text:s text:c="3"/>401,338</text:p>
          </table:table-cell>
          <table:table-cell table:style-name="ce24" office:value-type="float" office:value="95705" calcext:value-type="float">
            <text:p><text:s text:c="3"/>95,705</text:p>
          </table:table-cell>
          <table:table-cell table:style-name="ce24" office:value-type="float" office:value="86719" calcext:value-type="float">
            <text:p><text:s text:c="3"/>86,719</text:p>
          </table:table-cell>
          <table:table-cell table:style-name="ce24" office:value-type="float" office:value="80008" calcext:value-type="float">
            <text:p><text:s text:c="3"/>80,008</text:p>
          </table:table-cell>
          <table:table-cell table:style-name="ce24" office:value-type="float" office:value="73230" calcext:value-type="float">
            <text:p><text:s text:c="3"/>73,230</text:p>
          </table:table-cell>
          <table:table-cell table:style-name="ce24" office:value-type="float" office:value="65676" calcext:value-type="float">
            <text:p><text:s text:c="3"/>65,676</text:p>
          </table:table-cell>
          <table:table-cell table:style-name="ce24" office:value-type="float" office:value="245206" calcext:value-type="float">
            <text:p><text:s text:c="3"/>245,206</text:p>
          </table:table-cell>
          <table:table-cell table:style-name="ce24" office:value-type="float" office:value="59377" calcext:value-type="float">
            <text:p><text:s text:c="3"/>59,377</text:p>
          </table:table-cell>
          <table:table-cell table:style-name="ce24" office:value-type="float" office:value="55877" calcext:value-type="float">
            <text:p><text:s text:c="3"/>55,877</text:p>
          </table:table-cell>
          <table:table-cell table:style-name="ce24" office:value-type="float" office:value="49936" calcext:value-type="float">
            <text:p><text:s text:c="3"/>49,936</text:p>
          </table:table-cell>
          <table:table-cell table:style-name="ce24" office:value-type="float" office:value="43373" calcext:value-type="float">
            <text:p><text:s text:c="3"/>43,373</text:p>
          </table:table-cell>
          <table:table-cell table:style-name="ce24" office:value-type="float" office:value="36643" calcext:value-type="float">
            <text:p><text:s text:c="3"/>36,643</text:p>
          </table:table-cell>
          <table:table-cell table:style-name="ce24" office:value-type="float" office:value="98979" calcext:value-type="float">
            <text:p><text:s text:c="3"/>98,979</text:p>
          </table:table-cell>
          <table:table-cell table:style-name="ce24" office:value-type="float" office:value="30021" calcext:value-type="float">
            <text:p><text:s text:c="3"/>30,021</text:p>
          </table:table-cell>
          <table:table-cell table:style-name="ce24" office:value-type="float" office:value="25124" calcext:value-type="float">
            <text:p><text:s text:c="3"/>25,124</text:p>
          </table:table-cell>
          <table:table-cell table:style-name="ce24" office:value-type="float" office:value="19448" calcext:value-type="float">
            <text:p><text:s text:c="3"/>19,448</text:p>
          </table:table-cell>
          <table:table-cell table:style-name="ce24" office:value-type="float" office:value="13817" calcext:value-type="float">
            <text:p><text:s text:c="3"/>13,817</text:p>
          </table:table-cell>
          <table:table-cell table:style-name="ce24" office:value-type="float" office:value="10569" calcext:value-type="float">
            <text:p><text:s text:c="3"/>10,569</text:p>
          </table:table-cell>
          <table:table-cell table:style-name="ce24" office:value-type="float" office:value="22379" calcext:value-type="float">
            <text:p><text:s text:c="3"/>22,379</text:p>
          </table:table-cell>
          <table:table-cell table:style-name="ce24" office:value-type="float" office:value="8047" calcext:value-type="float">
            <text:p><text:s text:c="3"/>8,047</text:p>
          </table:table-cell>
          <table:table-cell table:style-name="ce24" office:value-type="float" office:value="5975" calcext:value-type="float">
            <text:p><text:s text:c="3"/>5,975</text:p>
          </table:table-cell>
          <table:table-cell table:style-name="ce24" office:value-type="float" office:value="4076" calcext:value-type="float">
            <text:p><text:s text:c="3"/>4,076</text:p>
          </table:table-cell>
          <table:table-cell table:style-name="ce24" office:value-type="float" office:value="2592" calcext:value-type="float">
            <text:p><text:s text:c="3"/>2,592</text:p>
          </table:table-cell>
          <table:table-cell table:style-name="ce24" office:value-type="float" office:value="1689" calcext:value-type="float">
            <text:p><text:s text:c="3"/>1,689</text:p>
          </table:table-cell>
          <table:table-cell table:style-name="ce63" office:value-type="float" office:value="3355" calcext:value-type="float">
            <text:p><text:s text:c="3"/>3,35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5824" calcext:value-type="float">
            <text:p><text:s text:c="3"/>11,715,824</text:p>
          </table:table-cell>
          <table:table-cell table:style-name="ce24" office:value-type="float" office:value="528027" calcext:value-type="float">
            <text:p><text:s text:c="3"/>528,027</text:p>
          </table:table-cell>
          <table:table-cell table:style-name="ce24" office:value-type="float" office:value="94261" calcext:value-type="float">
            <text:p><text:s text:c="3"/>94,261</text:p>
          </table:table-cell>
          <table:table-cell table:style-name="ce24" office:value-type="float" office:value="107777" calcext:value-type="float">
            <text:p><text:s text:c="3"/>107,777</text:p>
          </table:table-cell>
          <table:table-cell table:style-name="ce24" office:value-type="float" office:value="111764" calcext:value-type="float">
            <text:p><text:s text:c="3"/>111,764</text:p>
          </table:table-cell>
          <table:table-cell table:style-name="ce24" office:value-type="float" office:value="112253" calcext:value-type="float">
            <text:p><text:s text:c="3"/>112,253</text:p>
          </table:table-cell>
          <table:table-cell table:style-name="ce24" office:value-type="float" office:value="101972" calcext:value-type="float">
            <text:p><text:s text:c="3"/>101,972</text:p>
          </table:table-cell>
          <table:table-cell table:style-name="ce24" office:value-type="float" office:value="521373" calcext:value-type="float">
            <text:p><text:s text:c="3"/>521,373</text:p>
          </table:table-cell>
          <table:table-cell table:style-name="ce24" office:value-type="float" office:value="121247" calcext:value-type="float">
            <text:p><text:s text:c="3"/>121,247</text:p>
          </table:table-cell>
          <table:table-cell table:style-name="ce24" office:value-type="float" office:value="108223" calcext:value-type="float">
            <text:p><text:s text:c="3"/>108,223</text:p>
          </table:table-cell>
          <table:table-cell table:style-name="ce24" office:value-type="float" office:value="89619" calcext:value-type="float">
            <text:p><text:s text:c="3"/>89,619</text:p>
          </table:table-cell>
          <table:table-cell table:style-name="ce24" office:value-type="float" office:value="99616" calcext:value-type="float">
            <text:p><text:s text:c="3"/>99,616</text:p>
          </table:table-cell>
          <table:table-cell table:style-name="ce24" office:value-type="float" office:value="102668" calcext:value-type="float">
            <text:p><text:s text:c="3"/>102,668</text:p>
          </table:table-cell>
          <table:table-cell table:style-name="ce24" office:value-type="float" office:value="554340" calcext:value-type="float">
            <text:p><text:s text:c="3"/>554,340</text:p>
          </table:table-cell>
          <table:table-cell table:style-name="ce24" office:value-type="float" office:value="108064" calcext:value-type="float">
            <text:p><text:s text:c="3"/>108,064</text:p>
          </table:table-cell>
          <table:table-cell table:style-name="ce24" office:value-type="float" office:value="107572" calcext:value-type="float">
            <text:p><text:s text:c="3"/>107,572</text:p>
          </table:table-cell>
          <table:table-cell table:style-name="ce24" office:value-type="float" office:value="108035" calcext:value-type="float">
            <text:p><text:s text:c="3"/>108,035</text:p>
          </table:table-cell>
          <table:table-cell table:style-name="ce24" office:value-type="float" office:value="113202" calcext:value-type="float">
            <text:p><text:s text:c="3"/>113,202</text:p>
          </table:table-cell>
          <table:table-cell table:style-name="ce24" office:value-type="float" office:value="117467" calcext:value-type="float">
            <text:p><text:s text:c="3"/>117,467</text:p>
          </table:table-cell>
          <table:table-cell table:style-name="ce24" office:value-type="float" office:value="702073" calcext:value-type="float">
            <text:p><text:s text:c="3"/>702,073</text:p>
          </table:table-cell>
          <table:table-cell table:style-name="ce24" office:value-type="float" office:value="127269" calcext:value-type="float">
            <text:p><text:s text:c="3"/>127,269</text:p>
          </table:table-cell>
          <table:table-cell table:style-name="ce24" office:value-type="float" office:value="130280" calcext:value-type="float">
            <text:p><text:s text:c="3"/>130,280</text:p>
          </table:table-cell>
          <table:table-cell table:style-name="ce24" office:value-type="float" office:value="155777" calcext:value-type="float">
            <text:p><text:s text:c="3"/>155,777</text:p>
          </table:table-cell>
          <table:table-cell table:style-name="ce24" office:value-type="float" office:value="149374" calcext:value-type="float">
            <text:p><text:s text:c="3"/>149,374</text:p>
          </table:table-cell>
          <table:table-cell table:style-name="ce24" office:value-type="float" office:value="139373" calcext:value-type="float">
            <text:p><text:s text:c="3"/>139,373</text:p>
          </table:table-cell>
          <table:table-cell table:style-name="ce24" office:value-type="float" office:value="831302" calcext:value-type="float">
            <text:p><text:s text:c="3"/>831,302</text:p>
          </table:table-cell>
          <table:table-cell table:style-name="ce24" office:value-type="float" office:value="162923" calcext:value-type="float">
            <text:p><text:s text:c="3"/>162,923</text:p>
          </table:table-cell>
          <table:table-cell table:style-name="ce24" office:value-type="float" office:value="166378" calcext:value-type="float">
            <text:p><text:s text:c="3"/>166,378</text:p>
          </table:table-cell>
          <table:table-cell table:style-name="ce24" office:value-type="float" office:value="167677" calcext:value-type="float">
            <text:p><text:s text:c="3"/>167,677</text:p>
          </table:table-cell>
          <table:table-cell table:style-name="ce24" office:value-type="float" office:value="167041" calcext:value-type="float">
            <text:p><text:s text:c="3"/>167,041</text:p>
          </table:table-cell>
          <table:table-cell table:style-name="ce24" office:value-type="float" office:value="167283" calcext:value-type="float">
            <text:p><text:s text:c="3"/>167,283</text:p>
          </table:table-cell>
          <table:table-cell table:style-name="ce24" office:value-type="float" office:value="837882" calcext:value-type="float">
            <text:p><text:s text:c="3"/>837,882</text:p>
          </table:table-cell>
          <table:table-cell table:style-name="ce24" office:value-type="float" office:value="166137" calcext:value-type="float">
            <text:p><text:s text:c="3"/>166,137</text:p>
          </table:table-cell>
          <table:table-cell table:style-name="ce24" office:value-type="float" office:value="164696" calcext:value-type="float">
            <text:p><text:s text:c="3"/>164,696</text:p>
          </table:table-cell>
          <table:table-cell table:style-name="ce24" office:value-type="float" office:value="171066" calcext:value-type="float">
            <text:p><text:s text:c="3"/>171,066</text:p>
          </table:table-cell>
          <table:table-cell table:style-name="ce24" office:value-type="float" office:value="162334" calcext:value-type="float">
            <text:p><text:s text:c="3"/>162,334</text:p>
          </table:table-cell>
          <table:table-cell table:style-name="ce24" office:value-type="float" office:value="173649" calcext:value-type="float">
            <text:p><text:s text:c="3"/>173,649</text:p>
          </table:table-cell>
          <table:table-cell table:style-name="ce24" office:value-type="float" office:value="845307" calcext:value-type="float">
            <text:p><text:s text:c="3"/>845,307</text:p>
          </table:table-cell>
          <table:table-cell table:style-name="ce24" office:value-type="float" office:value="158338" calcext:value-type="float">
            <text:p><text:s text:c="3"/>158,338</text:p>
          </table:table-cell>
          <table:table-cell table:style-name="ce24" office:value-type="float" office:value="151676" calcext:value-type="float">
            <text:p><text:s text:c="3"/>151,676</text:p>
          </table:table-cell>
          <table:table-cell table:style-name="ce24" office:value-type="float" office:value="167408" calcext:value-type="float">
            <text:p><text:s text:c="3"/>167,408</text:p>
          </table:table-cell>
          <table:table-cell table:style-name="ce24" office:value-type="float" office:value="181181" calcext:value-type="float">
            <text:p><text:s text:c="3"/>181,181</text:p>
          </table:table-cell>
          <table:table-cell table:style-name="ce24" office:value-type="float" office:value="186704" calcext:value-type="float">
            <text:p><text:s text:c="3"/>186,704</text:p>
          </table:table-cell>
          <table:table-cell table:style-name="ce24" office:value-type="float" office:value="1007716" calcext:value-type="float">
            <text:p><text:s text:c="3"/>1,007,716</text:p>
          </table:table-cell>
          <table:table-cell table:style-name="ce24" office:value-type="float" office:value="196850" calcext:value-type="float">
            <text:p><text:s text:c="3"/>196,850</text:p>
          </table:table-cell>
          <table:table-cell table:style-name="ce24" office:value-type="float" office:value="203104" calcext:value-type="float">
            <text:p><text:s text:c="3"/>203,104</text:p>
          </table:table-cell>
          <table:table-cell table:style-name="ce24" office:value-type="float" office:value="201245" calcext:value-type="float">
            <text:p><text:s text:c="3"/>201,245</text:p>
          </table:table-cell>
          <table:table-cell table:style-name="ce24" office:value-type="float" office:value="205383" calcext:value-type="float">
            <text:p><text:s text:c="3"/>205,383</text:p>
          </table:table-cell>
          <table:table-cell table:style-name="ce24" office:value-type="float" office:value="201134" calcext:value-type="float">
            <text:p><text:s text:c="3"/>201,134</text:p>
          </table:table-cell>
          <table:table-cell table:style-name="ce24" office:value-type="float" office:value="921102" calcext:value-type="float">
            <text:p><text:s text:c="3"/>921,102</text:p>
          </table:table-cell>
          <table:table-cell table:style-name="ce24" office:value-type="float" office:value="189356" calcext:value-type="float">
            <text:p><text:s text:c="3"/>189,356</text:p>
          </table:table-cell>
          <table:table-cell table:style-name="ce24" office:value-type="float" office:value="205874" calcext:value-type="float">
            <text:p><text:s text:c="3"/>205,874</text:p>
          </table:table-cell>
          <table:table-cell table:style-name="ce24" office:value-type="float" office:value="179944" calcext:value-type="float">
            <text:p><text:s text:c="3"/>179,944</text:p>
          </table:table-cell>
          <table:table-cell table:style-name="ce24" office:value-type="float" office:value="173704" calcext:value-type="float">
            <text:p><text:s text:c="3"/>173,704</text:p>
          </table:table-cell>
          <table:table-cell table:style-name="ce24" office:value-type="float" office:value="172224" calcext:value-type="float">
            <text:p><text:s text:c="3"/>172,224</text:p>
          </table:table-cell>
          <table:table-cell table:style-name="ce24" office:value-type="float" office:value="890552" calcext:value-type="float">
            <text:p><text:s text:c="3"/>890,552</text:p>
          </table:table-cell>
          <table:table-cell table:style-name="ce24" office:value-type="float" office:value="171046" calcext:value-type="float">
            <text:p><text:s text:c="3"/>171,046</text:p>
          </table:table-cell>
          <table:table-cell table:style-name="ce24" office:value-type="float" office:value="175306" calcext:value-type="float">
            <text:p><text:s text:c="3"/>175,306</text:p>
          </table:table-cell>
          <table:table-cell table:style-name="ce24" office:value-type="float" office:value="180961" calcext:value-type="float">
            <text:p><text:s text:c="3"/>180,961</text:p>
          </table:table-cell>
          <table:table-cell table:style-name="ce24" office:value-type="float" office:value="181933" calcext:value-type="float">
            <text:p><text:s text:c="3"/>181,933</text:p>
          </table:table-cell>
          <table:table-cell table:style-name="ce24" office:value-type="float" office:value="181306" calcext:value-type="float">
            <text:p><text:s text:c="3"/>181,306</text:p>
          </table:table-cell>
          <table:table-cell table:style-name="ce24" office:value-type="float" office:value="904398" calcext:value-type="float">
            <text:p><text:s text:c="3"/>904,398</text:p>
          </table:table-cell>
          <table:table-cell table:style-name="ce24" office:value-type="float" office:value="176745" calcext:value-type="float">
            <text:p><text:s text:c="3"/>176,745</text:p>
          </table:table-cell>
          <table:table-cell table:style-name="ce24" office:value-type="float" office:value="179306" calcext:value-type="float">
            <text:p><text:s text:c="3"/>179,306</text:p>
          </table:table-cell>
          <table:table-cell table:style-name="ce24" office:value-type="float" office:value="179958" calcext:value-type="float">
            <text:p><text:s text:c="3"/>179,958</text:p>
          </table:table-cell>
          <table:table-cell table:style-name="ce24" office:value-type="float" office:value="184150" calcext:value-type="float">
            <text:p><text:s text:c="3"/>184,150</text:p>
          </table:table-cell>
          <table:table-cell table:style-name="ce24" office:value-type="float" office:value="184239" calcext:value-type="float">
            <text:p><text:s text:c="3"/>184,239</text:p>
          </table:table-cell>
          <table:table-cell table:style-name="ce24" office:value-type="float" office:value="885830" calcext:value-type="float">
            <text:p><text:s text:c="3"/>885,830</text:p>
          </table:table-cell>
          <table:table-cell table:style-name="ce24" office:value-type="float" office:value="184464" calcext:value-type="float">
            <text:p><text:s text:c="3"/>184,464</text:p>
          </table:table-cell>
          <table:table-cell table:style-name="ce24" office:value-type="float" office:value="179698" calcext:value-type="float">
            <text:p><text:s text:c="3"/>179,698</text:p>
          </table:table-cell>
          <table:table-cell table:style-name="ce24" office:value-type="float" office:value="174817" calcext:value-type="float">
            <text:p><text:s text:c="3"/>174,817</text:p>
          </table:table-cell>
          <table:table-cell table:style-name="ce24" office:value-type="float" office:value="173603" calcext:value-type="float">
            <text:p><text:s text:c="3"/>173,603</text:p>
          </table:table-cell>
          <table:table-cell table:style-name="ce24" office:value-type="float" office:value="173248" calcext:value-type="float">
            <text:p><text:s text:c="3"/>173,248</text:p>
          </table:table-cell>
          <table:table-cell table:style-name="ce24" office:value-type="float" office:value="765523" calcext:value-type="float">
            <text:p><text:s text:c="3"/>765,523</text:p>
          </table:table-cell>
          <table:table-cell table:style-name="ce24" office:value-type="float" office:value="155222" calcext:value-type="float">
            <text:p><text:s text:c="3"/>155,222</text:p>
          </table:table-cell>
          <table:table-cell table:style-name="ce24" office:value-type="float" office:value="161580" calcext:value-type="float">
            <text:p><text:s text:c="3"/>161,580</text:p>
          </table:table-cell>
          <table:table-cell table:style-name="ce24" office:value-type="float" office:value="156487" calcext:value-type="float">
            <text:p><text:s text:c="3"/>156,487</text:p>
          </table:table-cell>
          <table:table-cell table:style-name="ce24" office:value-type="float" office:value="150376" calcext:value-type="float">
            <text:p><text:s text:c="3"/>150,376</text:p>
          </table:table-cell>
          <table:table-cell table:style-name="ce24" office:value-type="float" office:value="141858" calcext:value-type="float">
            <text:p><text:s text:c="3"/>141,858</text:p>
          </table:table-cell>
          <table:table-cell table:style-name="ce24" office:value-type="float" office:value="594808" calcext:value-type="float">
            <text:p><text:s text:c="3"/>594,808</text:p>
          </table:table-cell>
          <table:table-cell table:style-name="ce24" office:value-type="float" office:value="137145" calcext:value-type="float">
            <text:p><text:s text:c="3"/>137,145</text:p>
          </table:table-cell>
          <table:table-cell table:style-name="ce24" office:value-type="float" office:value="136509" calcext:value-type="float">
            <text:p><text:s text:c="3"/>136,509</text:p>
          </table:table-cell>
          <table:table-cell table:style-name="ce24" office:value-type="float" office:value="119316" calcext:value-type="float">
            <text:p><text:s text:c="3"/>119,316</text:p>
          </table:table-cell>
          <table:table-cell table:style-name="ce24" office:value-type="float" office:value="107270" calcext:value-type="float">
            <text:p><text:s text:c="3"/>107,270</text:p>
          </table:table-cell>
          <table:table-cell table:style-name="ce24" office:value-type="float" office:value="94568" calcext:value-type="float">
            <text:p><text:s text:c="3"/>94,568</text:p>
          </table:table-cell>
          <table:table-cell table:style-name="ce24" office:value-type="float" office:value="323864" calcext:value-type="float">
            <text:p><text:s text:c="3"/>323,864</text:p>
          </table:table-cell>
          <table:table-cell table:style-name="ce24" office:value-type="float" office:value="82944" calcext:value-type="float">
            <text:p><text:s text:c="3"/>82,944</text:p>
          </table:table-cell>
          <table:table-cell table:style-name="ce24" office:value-type="float" office:value="67171" calcext:value-type="float">
            <text:p><text:s text:c="3"/>67,171</text:p>
          </table:table-cell>
          <table:table-cell table:style-name="ce24" office:value-type="float" office:value="51543" calcext:value-type="float">
            <text:p><text:s text:c="3"/>51,543</text:p>
          </table:table-cell>
          <table:table-cell table:style-name="ce24" office:value-type="float" office:value="60769" calcext:value-type="float">
            <text:p><text:s text:c="3"/>60,769</text:p>
          </table:table-cell>
          <table:table-cell table:style-name="ce24" office:value-type="float" office:value="61437" calcext:value-type="float">
            <text:p><text:s text:c="3"/>61,437</text:p>
          </table:table-cell>
          <table:table-cell table:style-name="ce24" office:value-type="float" office:value="263900" calcext:value-type="float">
            <text:p><text:s text:c="3"/>263,900</text:p>
          </table:table-cell>
          <table:table-cell table:style-name="ce24" office:value-type="float" office:value="58506" calcext:value-type="float">
            <text:p><text:s text:c="3"/>58,506</text:p>
          </table:table-cell>
          <table:table-cell table:style-name="ce24" office:value-type="float" office:value="56211" calcext:value-type="float">
            <text:p><text:s text:c="3"/>56,211</text:p>
          </table:table-cell>
          <table:table-cell table:style-name="ce24" office:value-type="float" office:value="54562" calcext:value-type="float">
            <text:p><text:s text:c="3"/>54,562</text:p>
          </table:table-cell>
          <table:table-cell table:style-name="ce24" office:value-type="float" office:value="50230" calcext:value-type="float">
            <text:p><text:s text:c="3"/>50,230</text:p>
          </table:table-cell>
          <table:table-cell table:style-name="ce24" office:value-type="float" office:value="44391" calcext:value-type="float">
            <text:p><text:s text:c="3"/>44,391</text:p>
          </table:table-cell>
          <table:table-cell table:style-name="ce24" office:value-type="float" office:value="169416" calcext:value-type="float">
            <text:p><text:s text:c="3"/>169,416</text:p>
          </table:table-cell>
          <table:table-cell table:style-name="ce24" office:value-type="float" office:value="40661" calcext:value-type="float">
            <text:p><text:s text:c="3"/>40,661</text:p>
          </table:table-cell>
          <table:table-cell table:style-name="ce24" office:value-type="float" office:value="36820" calcext:value-type="float">
            <text:p><text:s text:c="3"/>36,820</text:p>
          </table:table-cell>
          <table:table-cell table:style-name="ce24" office:value-type="float" office:value="33374" calcext:value-type="float">
            <text:p><text:s text:c="3"/>33,374</text:p>
          </table:table-cell>
          <table:table-cell table:style-name="ce24" office:value-type="float" office:value="30763" calcext:value-type="float">
            <text:p><text:s text:c="3"/>30,763</text:p>
          </table:table-cell>
          <table:table-cell table:style-name="ce24" office:value-type="float" office:value="27798" calcext:value-type="float">
            <text:p><text:s text:c="3"/>27,798</text:p>
          </table:table-cell>
          <table:table-cell table:style-name="ce24" office:value-type="float" office:value="111690" calcext:value-type="float">
            <text:p><text:s text:c="3"/>111,690</text:p>
          </table:table-cell>
          <table:table-cell table:style-name="ce24" office:value-type="float" office:value="25978" calcext:value-type="float">
            <text:p><text:s text:c="3"/>25,978</text:p>
          </table:table-cell>
          <table:table-cell table:style-name="ce24" office:value-type="float" office:value="25133" calcext:value-type="float">
            <text:p><text:s text:c="3"/>25,133</text:p>
          </table:table-cell>
          <table:table-cell table:style-name="ce24" office:value-type="float" office:value="23212" calcext:value-type="float">
            <text:p><text:s text:c="3"/>23,212</text:p>
          </table:table-cell>
          <table:table-cell table:style-name="ce24" office:value-type="float" office:value="20263" calcext:value-type="float">
            <text:p><text:s text:c="3"/>20,263</text:p>
          </table:table-cell>
          <table:table-cell table:style-name="ce24" office:value-type="float" office:value="17104" calcext:value-type="float">
            <text:p><text:s text:c="3"/>17,104</text:p>
          </table:table-cell>
          <table:table-cell table:style-name="ce24" office:value-type="float" office:value="45550" calcext:value-type="float">
            <text:p><text:s text:c="3"/>45,550</text:p>
          </table:table-cell>
          <table:table-cell table:style-name="ce24" office:value-type="float" office:value="14157" calcext:value-type="float">
            <text:p><text:s text:c="3"/>14,157</text:p>
          </table:table-cell>
          <table:table-cell table:style-name="ce24" office:value-type="float" office:value="11528" calcext:value-type="float">
            <text:p><text:s text:c="3"/>11,528</text:p>
          </table:table-cell>
          <table:table-cell table:style-name="ce24" office:value-type="float" office:value="9067" calcext:value-type="float">
            <text:p><text:s text:c="3"/>9,067</text:p>
          </table:table-cell>
          <table:table-cell table:style-name="ce24" office:value-type="float" office:value="6247" calcext:value-type="float">
            <text:p><text:s text:c="3"/>6,247</text:p>
          </table:table-cell>
          <table:table-cell table:style-name="ce24" office:value-type="float" office:value="4551" calcext:value-type="float">
            <text:p><text:s text:c="3"/>4,551</text:p>
          </table:table-cell>
          <table:table-cell table:style-name="ce24" office:value-type="float" office:value="9630" calcext:value-type="float">
            <text:p><text:s text:c="3"/>9,630</text:p>
          </table:table-cell>
          <table:table-cell table:style-name="ce24" office:value-type="float" office:value="3502" calcext:value-type="float">
            <text:p><text:s text:c="3"/>3,502</text:p>
          </table:table-cell>
          <table:table-cell table:style-name="ce24" office:value-type="float" office:value="2586" calcext:value-type="float">
            <text:p><text:s text:c="3"/>2,586</text:p>
          </table:table-cell>
          <table:table-cell table:style-name="ce24" office:value-type="float" office:value="1724" calcext:value-type="float">
            <text:p><text:s text:c="3"/>1,724</text:p>
          </table:table-cell>
          <table:table-cell table:style-name="ce24" office:value-type="float" office:value="1083" calcext:value-type="float">
            <text:p><text:s text:c="3"/>1,083</text:p>
          </table:table-cell>
          <table:table-cell table:style-name="ce24" office:value-type="float" office:value="735" calcext:value-type="float">
            <text:p><text:s text:c="3"/>735</text:p>
          </table:table-cell>
          <table:table-cell table:style-name="ce64" office:value-type="float" office:value="1541" calcext:value-type="float">
            <text:p><text:s text:c="3"/>1,54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56166" calcext:value-type="float">
            <text:p><text:s text:c="3"/>11,856,166</text:p>
          </table:table-cell>
          <table:table-cell table:style-name="ce25" office:value-type="float" office:value="491306" calcext:value-type="float">
            <text:p><text:s text:c="3"/>491,306</text:p>
          </table:table-cell>
          <table:table-cell table:style-name="ce25" office:value-type="float" office:value="87684" calcext:value-type="float">
            <text:p><text:s text:c="3"/>87,684</text:p>
          </table:table-cell>
          <table:table-cell table:style-name="ce25" office:value-type="float" office:value="100542" calcext:value-type="float">
            <text:p><text:s text:c="3"/>100,542</text:p>
          </table:table-cell>
          <table:table-cell table:style-name="ce25" office:value-type="float" office:value="103282" calcext:value-type="float">
            <text:p><text:s text:c="3"/>103,282</text:p>
          </table:table-cell>
          <table:table-cell table:style-name="ce25" office:value-type="float" office:value="104806" calcext:value-type="float">
            <text:p><text:s text:c="3"/>104,806</text:p>
          </table:table-cell>
          <table:table-cell table:style-name="ce25" office:value-type="float" office:value="94992" calcext:value-type="float">
            <text:p><text:s text:c="3"/>94,992</text:p>
          </table:table-cell>
          <table:table-cell table:style-name="ce25" office:value-type="float" office:value="481991" calcext:value-type="float">
            <text:p><text:s text:c="3"/>481,991</text:p>
          </table:table-cell>
          <table:table-cell table:style-name="ce25" office:value-type="float" office:value="113219" calcext:value-type="float">
            <text:p><text:s text:c="3"/>113,219</text:p>
          </table:table-cell>
          <table:table-cell table:style-name="ce25" office:value-type="float" office:value="100521" calcext:value-type="float">
            <text:p><text:s text:c="3"/>100,521</text:p>
          </table:table-cell>
          <table:table-cell table:style-name="ce25" office:value-type="float" office:value="82650" calcext:value-type="float">
            <text:p><text:s text:c="3"/>82,650</text:p>
          </table:table-cell>
          <table:table-cell table:style-name="ce25" office:value-type="float" office:value="91354" calcext:value-type="float">
            <text:p><text:s text:c="3"/>91,354</text:p>
          </table:table-cell>
          <table:table-cell table:style-name="ce25" office:value-type="float" office:value="94247" calcext:value-type="float">
            <text:p><text:s text:c="3"/>94,247</text:p>
          </table:table-cell>
          <table:table-cell table:style-name="ce25" office:value-type="float" office:value="505382" calcext:value-type="float">
            <text:p><text:s text:c="3"/>505,382</text:p>
          </table:table-cell>
          <table:table-cell table:style-name="ce25" office:value-type="float" office:value="98752" calcext:value-type="float">
            <text:p><text:s text:c="3"/>98,752</text:p>
          </table:table-cell>
          <table:table-cell table:style-name="ce25" office:value-type="float" office:value="98076" calcext:value-type="float">
            <text:p><text:s text:c="3"/>98,076</text:p>
          </table:table-cell>
          <table:table-cell table:style-name="ce25" office:value-type="float" office:value="99038" calcext:value-type="float">
            <text:p><text:s text:c="3"/>99,038</text:p>
          </table:table-cell>
          <table:table-cell table:style-name="ce25" office:value-type="float" office:value="103058" calcext:value-type="float">
            <text:p><text:s text:c="3"/>103,058</text:p>
          </table:table-cell>
          <table:table-cell table:style-name="ce25" office:value-type="float" office:value="106458" calcext:value-type="float">
            <text:p><text:s text:c="3"/>106,458</text:p>
          </table:table-cell>
          <table:table-cell table:style-name="ce25" office:value-type="float" office:value="644815" calcext:value-type="float">
            <text:p><text:s text:c="3"/>644,815</text:p>
          </table:table-cell>
          <table:table-cell table:style-name="ce25" office:value-type="float" office:value="116292" calcext:value-type="float">
            <text:p><text:s text:c="3"/>116,292</text:p>
          </table:table-cell>
          <table:table-cell table:style-name="ce25" office:value-type="float" office:value="120287" calcext:value-type="float">
            <text:p><text:s text:c="3"/>120,287</text:p>
          </table:table-cell>
          <table:table-cell table:style-name="ce25" office:value-type="float" office:value="142935" calcext:value-type="float">
            <text:p><text:s text:c="3"/>142,935</text:p>
          </table:table-cell>
          <table:table-cell table:style-name="ce25" office:value-type="float" office:value="136825" calcext:value-type="float">
            <text:p><text:s text:c="3"/>136,825</text:p>
          </table:table-cell>
          <table:table-cell table:style-name="ce25" office:value-type="float" office:value="128476" calcext:value-type="float">
            <text:p><text:s text:c="3"/>128,476</text:p>
          </table:table-cell>
          <table:table-cell table:style-name="ce25" office:value-type="float" office:value="771291" calcext:value-type="float">
            <text:p><text:s text:c="3"/>771,291</text:p>
          </table:table-cell>
          <table:table-cell table:style-name="ce25" office:value-type="float" office:value="150040" calcext:value-type="float">
            <text:p><text:s text:c="3"/>150,040</text:p>
          </table:table-cell>
          <table:table-cell table:style-name="ce25" office:value-type="float" office:value="154473" calcext:value-type="float">
            <text:p><text:s text:c="3"/>154,473</text:p>
          </table:table-cell>
          <table:table-cell table:style-name="ce25" office:value-type="float" office:value="155619" calcext:value-type="float">
            <text:p><text:s text:c="3"/>155,619</text:p>
          </table:table-cell>
          <table:table-cell table:style-name="ce25" office:value-type="float" office:value="155401" calcext:value-type="float">
            <text:p><text:s text:c="3"/>155,401</text:p>
          </table:table-cell>
          <table:table-cell table:style-name="ce25" office:value-type="float" office:value="155758" calcext:value-type="float">
            <text:p><text:s text:c="3"/>155,758</text:p>
          </table:table-cell>
          <table:table-cell table:style-name="ce25" office:value-type="float" office:value="776186" calcext:value-type="float">
            <text:p><text:s text:c="3"/>776,186</text:p>
          </table:table-cell>
          <table:table-cell table:style-name="ce25" office:value-type="float" office:value="153207" calcext:value-type="float">
            <text:p><text:s text:c="3"/>153,207</text:p>
          </table:table-cell>
          <table:table-cell table:style-name="ce25" office:value-type="float" office:value="151030" calcext:value-type="float">
            <text:p><text:s text:c="3"/>151,030</text:p>
          </table:table-cell>
          <table:table-cell table:style-name="ce25" office:value-type="float" office:value="157278" calcext:value-type="float">
            <text:p><text:s text:c="3"/>157,278</text:p>
          </table:table-cell>
          <table:table-cell table:style-name="ce25" office:value-type="float" office:value="151480" calcext:value-type="float">
            <text:p><text:s text:c="3"/>151,480</text:p>
          </table:table-cell>
          <table:table-cell table:style-name="ce25" office:value-type="float" office:value="163191" calcext:value-type="float">
            <text:p><text:s text:c="3"/>163,191</text:p>
          </table:table-cell>
          <table:table-cell table:style-name="ce25" office:value-type="float" office:value="829485" calcext:value-type="float">
            <text:p><text:s text:c="3"/>829,485</text:p>
          </table:table-cell>
          <table:table-cell table:style-name="ce25" office:value-type="float" office:value="149723" calcext:value-type="float">
            <text:p><text:s text:c="3"/>149,723</text:p>
          </table:table-cell>
          <table:table-cell table:style-name="ce25" office:value-type="float" office:value="147127" calcext:value-type="float">
            <text:p><text:s text:c="3"/>147,127</text:p>
          </table:table-cell>
          <table:table-cell table:style-name="ce25" office:value-type="float" office:value="164860" calcext:value-type="float">
            <text:p><text:s text:c="3"/>164,860</text:p>
          </table:table-cell>
          <table:table-cell table:style-name="ce25" office:value-type="float" office:value="180959" calcext:value-type="float">
            <text:p><text:s text:c="3"/>180,959</text:p>
          </table:table-cell>
          <table:table-cell table:style-name="ce25" office:value-type="float" office:value="186816" calcext:value-type="float">
            <text:p><text:s text:c="3"/>186,816</text:p>
          </table:table-cell>
          <table:table-cell table:style-name="ce25" office:value-type="float" office:value="1029972" calcext:value-type="float">
            <text:p><text:s text:c="3"/>1,029,972</text:p>
          </table:table-cell>
          <table:table-cell table:style-name="ce25" office:value-type="float" office:value="200262" calcext:value-type="float">
            <text:p><text:s text:c="3"/>200,262</text:p>
          </table:table-cell>
          <table:table-cell table:style-name="ce25" office:value-type="float" office:value="207408" calcext:value-type="float">
            <text:p><text:s text:c="3"/>207,408</text:p>
          </table:table-cell>
          <table:table-cell table:style-name="ce25" office:value-type="float" office:value="206528" calcext:value-type="float">
            <text:p><text:s text:c="3"/>206,528</text:p>
          </table:table-cell>
          <table:table-cell table:style-name="ce25" office:value-type="float" office:value="209819" calcext:value-type="float">
            <text:p><text:s text:c="3"/>209,819</text:p>
          </table:table-cell>
          <table:table-cell table:style-name="ce25" office:value-type="float" office:value="205955" calcext:value-type="float">
            <text:p><text:s text:c="3"/>205,955</text:p>
          </table:table-cell>
          <table:table-cell table:style-name="ce25" office:value-type="float" office:value="950398" calcext:value-type="float">
            <text:p><text:s text:c="3"/>950,398</text:p>
          </table:table-cell>
          <table:table-cell table:style-name="ce25" office:value-type="float" office:value="194977" calcext:value-type="float">
            <text:p><text:s text:c="3"/>194,977</text:p>
          </table:table-cell>
          <table:table-cell table:style-name="ce25" office:value-type="float" office:value="211251" calcext:value-type="float">
            <text:p><text:s text:c="3"/>211,251</text:p>
          </table:table-cell>
          <table:table-cell table:style-name="ce25" office:value-type="float" office:value="185621" calcext:value-type="float">
            <text:p><text:s text:c="3"/>185,621</text:p>
          </table:table-cell>
          <table:table-cell table:style-name="ce25" office:value-type="float" office:value="180731" calcext:value-type="float">
            <text:p><text:s text:c="3"/>180,731</text:p>
          </table:table-cell>
          <table:table-cell table:style-name="ce25" office:value-type="float" office:value="177818" calcext:value-type="float">
            <text:p><text:s text:c="3"/>177,818</text:p>
          </table:table-cell>
          <table:table-cell table:style-name="ce25" office:value-type="float" office:value="916647" calcext:value-type="float">
            <text:p><text:s text:c="3"/>916,647</text:p>
          </table:table-cell>
          <table:table-cell table:style-name="ce25" office:value-type="float" office:value="178217" calcext:value-type="float">
            <text:p><text:s text:c="3"/>178,217</text:p>
          </table:table-cell>
          <table:table-cell table:style-name="ce25" office:value-type="float" office:value="180800" calcext:value-type="float">
            <text:p><text:s text:c="3"/>180,800</text:p>
          </table:table-cell>
          <table:table-cell table:style-name="ce25" office:value-type="float" office:value="185714" calcext:value-type="float">
            <text:p><text:s text:c="3"/>185,714</text:p>
          </table:table-cell>
          <table:table-cell table:style-name="ce25" office:value-type="float" office:value="186717" calcext:value-type="float">
            <text:p><text:s text:c="3"/>186,717</text:p>
          </table:table-cell>
          <table:table-cell table:style-name="ce25" office:value-type="float" office:value="185199" calcext:value-type="float">
            <text:p><text:s text:c="3"/>185,199</text:p>
          </table:table-cell>
          <table:table-cell table:style-name="ce25" office:value-type="float" office:value="928108" calcext:value-type="float">
            <text:p><text:s text:c="3"/>928,108</text:p>
          </table:table-cell>
          <table:table-cell table:style-name="ce25" office:value-type="float" office:value="180661" calcext:value-type="float">
            <text:p><text:s text:c="3"/>180,661</text:p>
          </table:table-cell>
          <table:table-cell table:style-name="ce25" office:value-type="float" office:value="182800" calcext:value-type="float">
            <text:p><text:s text:c="3"/>182,800</text:p>
          </table:table-cell>
          <table:table-cell table:style-name="ce25" office:value-type="float" office:value="184761" calcext:value-type="float">
            <text:p><text:s text:c="3"/>184,761</text:p>
          </table:table-cell>
          <table:table-cell table:style-name="ce25" office:value-type="float" office:value="189133" calcext:value-type="float">
            <text:p><text:s text:c="3"/>189,133</text:p>
          </table:table-cell>
          <table:table-cell table:style-name="ce25" office:value-type="float" office:value="190753" calcext:value-type="float">
            <text:p><text:s text:c="3"/>190,753</text:p>
          </table:table-cell>
          <table:table-cell table:style-name="ce25" office:value-type="float" office:value="921878" calcext:value-type="float">
            <text:p><text:s text:c="3"/>921,878</text:p>
          </table:table-cell>
          <table:table-cell table:style-name="ce25" office:value-type="float" office:value="190814" calcext:value-type="float">
            <text:p><text:s text:c="3"/>190,814</text:p>
          </table:table-cell>
          <table:table-cell table:style-name="ce25" office:value-type="float" office:value="185861" calcext:value-type="float">
            <text:p><text:s text:c="3"/>185,861</text:p>
          </table:table-cell>
          <table:table-cell table:style-name="ce25" office:value-type="float" office:value="180678" calcext:value-type="float">
            <text:p><text:s text:c="3"/>180,678</text:p>
          </table:table-cell>
          <table:table-cell table:style-name="ce25" office:value-type="float" office:value="182424" calcext:value-type="float">
            <text:p><text:s text:c="3"/>182,424</text:p>
          </table:table-cell>
          <table:table-cell table:style-name="ce25" office:value-type="float" office:value="182101" calcext:value-type="float">
            <text:p><text:s text:c="3"/>182,101</text:p>
          </table:table-cell>
          <table:table-cell table:style-name="ce25" office:value-type="float" office:value="817082" calcext:value-type="float">
            <text:p><text:s text:c="3"/>817,082</text:p>
          </table:table-cell>
          <table:table-cell table:style-name="ce25" office:value-type="float" office:value="164360" calcext:value-type="float">
            <text:p><text:s text:c="3"/>164,360</text:p>
          </table:table-cell>
          <table:table-cell table:style-name="ce25" office:value-type="float" office:value="172007" calcext:value-type="float">
            <text:p><text:s text:c="3"/>172,007</text:p>
          </table:table-cell>
          <table:table-cell table:style-name="ce25" office:value-type="float" office:value="166073" calcext:value-type="float">
            <text:p><text:s text:c="3"/>166,073</text:p>
          </table:table-cell>
          <table:table-cell table:style-name="ce25" office:value-type="float" office:value="161631" calcext:value-type="float">
            <text:p><text:s text:c="3"/>161,631</text:p>
          </table:table-cell>
          <table:table-cell table:style-name="ce25" office:value-type="float" office:value="153011" calcext:value-type="float">
            <text:p><text:s text:c="3"/>153,011</text:p>
          </table:table-cell>
          <table:table-cell table:style-name="ce25" office:value-type="float" office:value="654043" calcext:value-type="float">
            <text:p><text:s text:c="3"/>654,043</text:p>
          </table:table-cell>
          <table:table-cell table:style-name="ce25" office:value-type="float" office:value="148844" calcext:value-type="float">
            <text:p><text:s text:c="3"/>148,844</text:p>
          </table:table-cell>
          <table:table-cell table:style-name="ce25" office:value-type="float" office:value="150280" calcext:value-type="float">
            <text:p><text:s text:c="3"/>150,280</text:p>
          </table:table-cell>
          <table:table-cell table:style-name="ce25" office:value-type="float" office:value="129872" calcext:value-type="float">
            <text:p><text:s text:c="3"/>129,872</text:p>
          </table:table-cell>
          <table:table-cell table:style-name="ce25" office:value-type="float" office:value="119487" calcext:value-type="float">
            <text:p><text:s text:c="3"/>119,487</text:p>
          </table:table-cell>
          <table:table-cell table:style-name="ce25" office:value-type="float" office:value="105560" calcext:value-type="float">
            <text:p><text:s text:c="3"/>105,560</text:p>
          </table:table-cell>
          <table:table-cell table:style-name="ce25" office:value-type="float" office:value="372554" calcext:value-type="float">
            <text:p><text:s text:c="3"/>372,554</text:p>
          </table:table-cell>
          <table:table-cell table:style-name="ce25" office:value-type="float" office:value="92518" calcext:value-type="float">
            <text:p><text:s text:c="3"/>92,518</text:p>
          </table:table-cell>
          <table:table-cell table:style-name="ce25" office:value-type="float" office:value="76494" calcext:value-type="float">
            <text:p><text:s text:c="3"/>76,494</text:p>
          </table:table-cell>
          <table:table-cell table:style-name="ce25" office:value-type="float" office:value="59836" calcext:value-type="float">
            <text:p><text:s text:c="3"/>59,836</text:p>
          </table:table-cell>
          <table:table-cell table:style-name="ce25" office:value-type="float" office:value="71339" calcext:value-type="float">
            <text:p><text:s text:c="3"/>71,339</text:p>
          </table:table-cell>
          <table:table-cell table:style-name="ce25" office:value-type="float" office:value="72367" calcext:value-type="float">
            <text:p><text:s text:c="3"/>72,367</text:p>
          </table:table-cell>
          <table:table-cell table:style-name="ce25" office:value-type="float" office:value="331598" calcext:value-type="float">
            <text:p><text:s text:c="3"/>331,598</text:p>
          </table:table-cell>
          <table:table-cell table:style-name="ce25" office:value-type="float" office:value="70667" calcext:value-type="float">
            <text:p><text:s text:c="3"/>70,667</text:p>
          </table:table-cell>
          <table:table-cell table:style-name="ce25" office:value-type="float" office:value="68881" calcext:value-type="float">
            <text:p><text:s text:c="3"/>68,881</text:p>
          </table:table-cell>
          <table:table-cell table:style-name="ce25" office:value-type="float" office:value="68181" calcext:value-type="float">
            <text:p><text:s text:c="3"/>68,181</text:p>
          </table:table-cell>
          <table:table-cell table:style-name="ce25" office:value-type="float" office:value="65125" calcext:value-type="float">
            <text:p><text:s text:c="3"/>65,125</text:p>
          </table:table-cell>
          <table:table-cell table:style-name="ce25" office:value-type="float" office:value="58744" calcext:value-type="float">
            <text:p><text:s text:c="3"/>58,744</text:p>
          </table:table-cell>
          <table:table-cell table:style-name="ce25" office:value-type="float" office:value="231922" calcext:value-type="float">
            <text:p><text:s text:c="3"/>231,922</text:p>
          </table:table-cell>
          <table:table-cell table:style-name="ce25" office:value-type="float" office:value="55044" calcext:value-type="float">
            <text:p><text:s text:c="3"/>55,044</text:p>
          </table:table-cell>
          <table:table-cell table:style-name="ce25" office:value-type="float" office:value="49899" calcext:value-type="float">
            <text:p><text:s text:c="3"/>49,899</text:p>
          </table:table-cell>
          <table:table-cell table:style-name="ce25" office:value-type="float" office:value="46634" calcext:value-type="float">
            <text:p><text:s text:c="3"/>46,634</text:p>
          </table:table-cell>
          <table:table-cell table:style-name="ce25" office:value-type="float" office:value="42467" calcext:value-type="float">
            <text:p><text:s text:c="3"/>42,467</text:p>
          </table:table-cell>
          <table:table-cell table:style-name="ce25" office:value-type="float" office:value="37878" calcext:value-type="float">
            <text:p><text:s text:c="3"/>37,878</text:p>
          </table:table-cell>
          <table:table-cell table:style-name="ce25" office:value-type="float" office:value="133516" calcext:value-type="float">
            <text:p><text:s text:c="3"/>133,516</text:p>
          </table:table-cell>
          <table:table-cell table:style-name="ce25" office:value-type="float" office:value="33399" calcext:value-type="float">
            <text:p><text:s text:c="3"/>33,399</text:p>
          </table:table-cell>
          <table:table-cell table:style-name="ce25" office:value-type="float" office:value="30744" calcext:value-type="float">
            <text:p><text:s text:c="3"/>30,744</text:p>
          </table:table-cell>
          <table:table-cell table:style-name="ce25" office:value-type="float" office:value="26724" calcext:value-type="float">
            <text:p><text:s text:c="3"/>26,724</text:p>
          </table:table-cell>
          <table:table-cell table:style-name="ce25" office:value-type="float" office:value="23110" calcext:value-type="float">
            <text:p><text:s text:c="3"/>23,110</text:p>
          </table:table-cell>
          <table:table-cell table:style-name="ce25" office:value-type="float" office:value="19539" calcext:value-type="float">
            <text:p><text:s text:c="3"/>19,539</text:p>
          </table:table-cell>
          <table:table-cell table:style-name="ce25" office:value-type="float" office:value="53429" calcext:value-type="float">
            <text:p><text:s text:c="3"/>53,429</text:p>
          </table:table-cell>
          <table:table-cell table:style-name="ce25" office:value-type="float" office:value="15864" calcext:value-type="float">
            <text:p><text:s text:c="3"/>15,864</text:p>
          </table:table-cell>
          <table:table-cell table:style-name="ce25" office:value-type="float" office:value="13596" calcext:value-type="float">
            <text:p><text:s text:c="3"/>13,596</text:p>
          </table:table-cell>
          <table:table-cell table:style-name="ce25" office:value-type="float" office:value="10381" calcext:value-type="float">
            <text:p><text:s text:c="3"/>10,381</text:p>
          </table:table-cell>
          <table:table-cell table:style-name="ce25" office:value-type="float" office:value="7570" calcext:value-type="float">
            <text:p><text:s text:c="3"/>7,570</text:p>
          </table:table-cell>
          <table:table-cell table:style-name="ce25" office:value-type="float" office:value="6018" calcext:value-type="float">
            <text:p><text:s text:c="3"/>6,018</text:p>
          </table:table-cell>
          <table:table-cell table:style-name="ce25" office:value-type="float" office:value="12749" calcext:value-type="float">
            <text:p><text:s text:c="3"/>12,749</text:p>
          </table:table-cell>
          <table:table-cell table:style-name="ce25" office:value-type="float" office:value="4545" calcext:value-type="float">
            <text:p><text:s text:c="3"/>4,545</text:p>
          </table:table-cell>
          <table:table-cell table:style-name="ce25" office:value-type="float" office:value="3389" calcext:value-type="float">
            <text:p><text:s text:c="3"/>3,389</text:p>
          </table:table-cell>
          <table:table-cell table:style-name="ce25" office:value-type="float" office:value="2352" calcext:value-type="float">
            <text:p><text:s text:c="3"/>2,352</text:p>
          </table:table-cell>
          <table:table-cell table:style-name="ce25" office:value-type="float" office:value="1509" calcext:value-type="float">
            <text:p><text:s text:c="3"/>1,509</text:p>
          </table:table-cell>
          <table:table-cell table:style-name="ce25" office:value-type="float" office:value="954" calcext:value-type="float">
            <text:p><text:s text:c="3"/>954</text:p>
          </table:table-cell>
          <table:table-cell table:style-name="ce65" office:value-type="float" office:value="1814" calcext:value-type="float">
            <text:p><text:s text:c="3"/>1,81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86382" calcext:value-type="float">
            <text:p>3,986,382</text:p>
          </table:table-cell>
          <table:table-cell table:style-name="ce26" office:value-type="float" office:value="159515" calcext:value-type="float">
            <text:p>159,515</text:p>
          </table:table-cell>
          <table:table-cell table:style-name="ce26" office:value-type="float" office:value="28552" calcext:value-type="float">
            <text:p>28,552</text:p>
          </table:table-cell>
          <table:table-cell table:style-name="ce26" office:value-type="float" office:value="32814" calcext:value-type="float">
            <text:p>32,814</text:p>
          </table:table-cell>
          <table:table-cell table:style-name="ce26" office:value-type="float" office:value="33169" calcext:value-type="float">
            <text:p>33,169</text:p>
          </table:table-cell>
          <table:table-cell table:style-name="ce26" office:value-type="float" office:value="34079" calcext:value-type="float">
            <text:p>34,079</text:p>
          </table:table-cell>
          <table:table-cell table:style-name="ce26" office:value-type="float" office:value="30901" calcext:value-type="float">
            <text:p>30,901</text:p>
          </table:table-cell>
          <table:table-cell table:style-name="ce26" office:value-type="float" office:value="166791" calcext:value-type="float">
            <text:p>166,791</text:p>
          </table:table-cell>
          <table:table-cell table:style-name="ce26" office:value-type="float" office:value="38349" calcext:value-type="float">
            <text:p>38,349</text:p>
          </table:table-cell>
          <table:table-cell table:style-name="ce26" office:value-type="float" office:value="35014" calcext:value-type="float">
            <text:p>35,014</text:p>
          </table:table-cell>
          <table:table-cell table:style-name="ce26" office:value-type="float" office:value="29070" calcext:value-type="float">
            <text:p>29,070</text:p>
          </table:table-cell>
          <table:table-cell table:style-name="ce26" office:value-type="float" office:value="31779" calcext:value-type="float">
            <text:p>31,779</text:p>
          </table:table-cell>
          <table:table-cell table:style-name="ce47" office:value-type="float" office:value="32579" calcext:value-type="float">
            <text:p>32,579</text:p>
          </table:table-cell>
          <table:table-cell table:style-name="ce26" office:value-type="float" office:value="169785" calcext:value-type="float">
            <text:p>169,785</text:p>
          </table:table-cell>
          <table:table-cell table:style-name="ce26" office:value-type="float" office:value="33923" calcext:value-type="float">
            <text:p>33,923</text:p>
          </table:table-cell>
          <table:table-cell table:style-name="ce26" office:value-type="float" office:value="33094" calcext:value-type="float">
            <text:p>33,094</text:p>
          </table:table-cell>
          <table:table-cell table:style-name="ce26" office:value-type="float" office:value="32301" calcext:value-type="float">
            <text:p>32,301</text:p>
          </table:table-cell>
          <table:table-cell table:style-name="ce26" office:value-type="float" office:value="34601" calcext:value-type="float">
            <text:p>34,601</text:p>
          </table:table-cell>
          <table:table-cell table:style-name="ce47" office:value-type="float" office:value="35866" calcext:value-type="float">
            <text:p>35,866</text:p>
          </table:table-cell>
          <table:table-cell table:style-name="ce26" office:value-type="float" office:value="220130" calcext:value-type="float">
            <text:p>220,130</text:p>
          </table:table-cell>
          <table:table-cell table:style-name="ce26" office:value-type="float" office:value="39183" calcext:value-type="float">
            <text:p>39,183</text:p>
          </table:table-cell>
          <table:table-cell table:style-name="ce26" office:value-type="float" office:value="40735" calcext:value-type="float">
            <text:p>40,735</text:p>
          </table:table-cell>
          <table:table-cell table:style-name="ce26" office:value-type="float" office:value="49098" calcext:value-type="float">
            <text:p>49,098</text:p>
          </table:table-cell>
          <table:table-cell table:style-name="ce26" office:value-type="float" office:value="46926" calcext:value-type="float">
            <text:p>46,926</text:p>
          </table:table-cell>
          <table:table-cell table:style-name="ce47" office:value-type="float" office:value="44188" calcext:value-type="float">
            <text:p>44,188</text:p>
          </table:table-cell>
          <table:table-cell table:style-name="ce26" office:value-type="float" office:value="268323" calcext:value-type="float">
            <text:p>268,323</text:p>
          </table:table-cell>
          <table:table-cell table:style-name="ce26" office:value-type="float" office:value="51307" calcext:value-type="float">
            <text:p>51,307</text:p>
          </table:table-cell>
          <table:table-cell table:style-name="ce26" office:value-type="float" office:value="53160" calcext:value-type="float">
            <text:p>53,160</text:p>
          </table:table-cell>
          <table:table-cell table:style-name="ce26" office:value-type="float" office:value="54049" calcext:value-type="float">
            <text:p>54,049</text:p>
          </table:table-cell>
          <table:table-cell table:style-name="ce26" office:value-type="float" office:value="54239" calcext:value-type="float">
            <text:p>54,239</text:p>
          </table:table-cell>
          <table:table-cell table:style-name="ce47" office:value-type="float" office:value="55568" calcext:value-type="float">
            <text:p>55,568</text:p>
          </table:table-cell>
          <table:table-cell table:style-name="ce26" office:value-type="float" office:value="279983" calcext:value-type="float">
            <text:p>279,983</text:p>
          </table:table-cell>
          <table:table-cell table:style-name="ce26" office:value-type="float" office:value="55121" calcext:value-type="float">
            <text:p>55,121</text:p>
          </table:table-cell>
          <table:table-cell table:style-name="ce26" office:value-type="float" office:value="54990" calcext:value-type="float">
            <text:p>54,990</text:p>
          </table:table-cell>
          <table:table-cell table:style-name="ce26" office:value-type="float" office:value="57141" calcext:value-type="float">
            <text:p>57,141</text:p>
          </table:table-cell>
          <table:table-cell table:style-name="ce26" office:value-type="float" office:value="54359" calcext:value-type="float">
            <text:p>54,359</text:p>
          </table:table-cell>
          <table:table-cell table:style-name="ce47" office:value-type="float" office:value="58372" calcext:value-type="float">
            <text:p>58,372</text:p>
          </table:table-cell>
          <table:table-cell table:style-name="ce26" office:value-type="float" office:value="285312" calcext:value-type="float">
            <text:p>285,312</text:p>
          </table:table-cell>
          <table:table-cell table:style-name="ce26" office:value-type="float" office:value="52828" calcext:value-type="float">
            <text:p>52,828</text:p>
          </table:table-cell>
          <table:table-cell table:style-name="ce26" office:value-type="float" office:value="50446" calcext:value-type="float">
            <text:p>50,446</text:p>
          </table:table-cell>
          <table:table-cell table:style-name="ce26" office:value-type="float" office:value="56872" calcext:value-type="float">
            <text:p>56,872</text:p>
          </table:table-cell>
          <table:table-cell table:style-name="ce26" office:value-type="float" office:value="61734" calcext:value-type="float">
            <text:p>61,734</text:p>
          </table:table-cell>
          <table:table-cell table:style-name="ce47" office:value-type="float" office:value="63432" calcext:value-type="float">
            <text:p>63,432</text:p>
          </table:table-cell>
          <table:table-cell table:style-name="ce26" office:value-type="float" office:value="352642" calcext:value-type="float">
            <text:p>352,642</text:p>
          </table:table-cell>
          <table:table-cell table:style-name="ce26" office:value-type="float" office:value="67977" calcext:value-type="float">
            <text:p>67,977</text:p>
          </table:table-cell>
          <table:table-cell table:style-name="ce26" office:value-type="float" office:value="70518" calcext:value-type="float">
            <text:p>70,518</text:p>
          </table:table-cell>
          <table:table-cell table:style-name="ce26" office:value-type="float" office:value="70233" calcext:value-type="float">
            <text:p>70,233</text:p>
          </table:table-cell>
          <table:table-cell table:style-name="ce26" office:value-type="float" office:value="72442" calcext:value-type="float">
            <text:p>72,442</text:p>
          </table:table-cell>
          <table:table-cell table:style-name="ce47" office:value-type="float" office:value="71472" calcext:value-type="float">
            <text:p>71,472</text:p>
          </table:table-cell>
          <table:table-cell table:style-name="ce26" office:value-type="float" office:value="330329" calcext:value-type="float">
            <text:p>330,329</text:p>
          </table:table-cell>
          <table:table-cell table:style-name="ce26" office:value-type="float" office:value="67427" calcext:value-type="float">
            <text:p>67,427</text:p>
          </table:table-cell>
          <table:table-cell table:style-name="ce26" office:value-type="float" office:value="73785" calcext:value-type="float">
            <text:p>73,785</text:p>
          </table:table-cell>
          <table:table-cell table:style-name="ce26" office:value-type="float" office:value="64155" calcext:value-type="float">
            <text:p>64,155</text:p>
          </table:table-cell>
          <table:table-cell table:style-name="ce26" office:value-type="float" office:value="63244" calcext:value-type="float">
            <text:p>63,244</text:p>
          </table:table-cell>
          <table:table-cell table:style-name="ce47" office:value-type="float" office:value="61718" calcext:value-type="float">
            <text:p>61,718</text:p>
          </table:table-cell>
          <table:table-cell table:style-name="ce26" office:value-type="float" office:value="314725" calcext:value-type="float">
            <text:p>314,725</text:p>
          </table:table-cell>
          <table:table-cell table:style-name="ce26" office:value-type="float" office:value="61369" calcext:value-type="float">
            <text:p>61,369</text:p>
          </table:table-cell>
          <table:table-cell table:style-name="ce26" office:value-type="float" office:value="62155" calcext:value-type="float">
            <text:p>62,155</text:p>
          </table:table-cell>
          <table:table-cell table:style-name="ce26" office:value-type="float" office:value="63568" calcext:value-type="float">
            <text:p>63,568</text:p>
          </table:table-cell>
          <table:table-cell table:style-name="ce26" office:value-type="float" office:value="64172" calcext:value-type="float">
            <text:p>64,172</text:p>
          </table:table-cell>
          <table:table-cell table:style-name="ce47" office:value-type="float" office:value="63461" calcext:value-type="float">
            <text:p>63,461</text:p>
          </table:table-cell>
          <table:table-cell table:style-name="ce26" office:value-type="float" office:value="320859" calcext:value-type="float">
            <text:p>320,859</text:p>
          </table:table-cell>
          <table:table-cell table:style-name="ce26" office:value-type="float" office:value="61644" calcext:value-type="float">
            <text:p>61,644</text:p>
          </table:table-cell>
          <table:table-cell table:style-name="ce26" office:value-type="float" office:value="62798" calcext:value-type="float">
            <text:p>62,798</text:p>
          </table:table-cell>
          <table:table-cell table:style-name="ce26" office:value-type="float" office:value="64192" calcext:value-type="float">
            <text:p>64,192</text:p>
          </table:table-cell>
          <table:table-cell table:style-name="ce26" office:value-type="float" office:value="65641" calcext:value-type="float">
            <text:p>65,641</text:p>
          </table:table-cell>
          <table:table-cell table:style-name="ce47" office:value-type="float" office:value="66584" calcext:value-type="float">
            <text:p>66,584</text:p>
          </table:table-cell>
          <table:table-cell table:style-name="ce26" office:value-type="float" office:value="321496" calcext:value-type="float">
            <text:p>321,496</text:p>
          </table:table-cell>
          <table:table-cell table:style-name="ce26" office:value-type="float" office:value="66355" calcext:value-type="float">
            <text:p>66,355</text:p>
          </table:table-cell>
          <table:table-cell table:style-name="ce26" office:value-type="float" office:value="64408" calcext:value-type="float">
            <text:p>64,408</text:p>
          </table:table-cell>
          <table:table-cell table:style-name="ce26" office:value-type="float" office:value="63129" calcext:value-type="float">
            <text:p>63,129</text:p>
          </table:table-cell>
          <table:table-cell table:style-name="ce26" office:value-type="float" office:value="63459" calcext:value-type="float">
            <text:p>63,459</text:p>
          </table:table-cell>
          <table:table-cell table:style-name="ce47" office:value-type="float" office:value="64145" calcext:value-type="float">
            <text:p>64,145</text:p>
          </table:table-cell>
          <table:table-cell table:style-name="ce26" office:value-type="float" office:value="284370" calcext:value-type="float">
            <text:p>284,370</text:p>
          </table:table-cell>
          <table:table-cell table:style-name="ce26" office:value-type="float" office:value="57217" calcext:value-type="float">
            <text:p>57,217</text:p>
          </table:table-cell>
          <table:table-cell table:style-name="ce26" office:value-type="float" office:value="59840" calcext:value-type="float">
            <text:p>59,840</text:p>
          </table:table-cell>
          <table:table-cell table:style-name="ce26" office:value-type="float" office:value="58151" calcext:value-type="float">
            <text:p>58,151</text:p>
          </table:table-cell>
          <table:table-cell table:style-name="ce26" office:value-type="float" office:value="56080" calcext:value-type="float">
            <text:p>56,080</text:p>
          </table:table-cell>
          <table:table-cell table:style-name="ce47" office:value-type="float" office:value="53082" calcext:value-type="float">
            <text:p>53,082</text:p>
          </table:table-cell>
          <table:table-cell table:style-name="ce26" office:value-type="float" office:value="219374" calcext:value-type="float">
            <text:p>219,374</text:p>
          </table:table-cell>
          <table:table-cell table:style-name="ce26" office:value-type="float" office:value="51497" calcext:value-type="float">
            <text:p>51,497</text:p>
          </table:table-cell>
          <table:table-cell table:style-name="ce26" office:value-type="float" office:value="51121" calcext:value-type="float">
            <text:p>51,121</text:p>
          </table:table-cell>
          <table:table-cell table:style-name="ce26" office:value-type="float" office:value="43283" calcext:value-type="float">
            <text:p>43,283</text:p>
          </table:table-cell>
          <table:table-cell table:style-name="ce26" office:value-type="float" office:value="39441" calcext:value-type="float">
            <text:p>39,441</text:p>
          </table:table-cell>
          <table:table-cell table:style-name="ce47" office:value-type="float" office:value="34032" calcext:value-type="float">
            <text:p>34,032</text:p>
          </table:table-cell>
          <table:table-cell table:style-name="ce26" office:value-type="float" office:value="111507" calcext:value-type="float">
            <text:p>111,507</text:p>
          </table:table-cell>
          <table:table-cell table:style-name="ce26" office:value-type="float" office:value="29150" calcext:value-type="float">
            <text:p>29,150</text:p>
          </table:table-cell>
          <table:table-cell table:style-name="ce26" office:value-type="float" office:value="23658" calcext:value-type="float">
            <text:p>23,658</text:p>
          </table:table-cell>
          <table:table-cell table:style-name="ce26" office:value-type="float" office:value="17524" calcext:value-type="float">
            <text:p>17,524</text:p>
          </table:table-cell>
          <table:table-cell table:style-name="ce26" office:value-type="float" office:value="20695" calcext:value-type="float">
            <text:p>20,695</text:p>
          </table:table-cell>
          <table:table-cell table:style-name="ce47" office:value-type="float" office:value="20480" calcext:value-type="float">
            <text:p>20,480</text:p>
          </table:table-cell>
          <table:table-cell table:style-name="ce26" office:value-type="float" office:value="83281" calcext:value-type="float">
            <text:p>83,281</text:p>
          </table:table-cell>
          <table:table-cell table:style-name="ce26" office:value-type="float" office:value="19217" calcext:value-type="float">
            <text:p>19,217</text:p>
          </table:table-cell>
          <table:table-cell table:style-name="ce26" office:value-type="float" office:value="17824" calcext:value-type="float">
            <text:p>17,824</text:p>
          </table:table-cell>
          <table:table-cell table:style-name="ce26" office:value-type="float" office:value="17378" calcext:value-type="float">
            <text:p>17,378</text:p>
          </table:table-cell>
          <table:table-cell table:style-name="ce26" office:value-type="float" office:value="15491" calcext:value-type="float">
            <text:p>15,491</text:p>
          </table:table-cell>
          <table:table-cell table:style-name="ce47" office:value-type="float" office:value="13371" calcext:value-type="float">
            <text:p>13,371</text:p>
          </table:table-cell>
          <table:table-cell table:style-name="ce26" office:value-type="float" office:value="49817" calcext:value-type="float">
            <text:p>49,817</text:p>
          </table:table-cell>
          <table:table-cell table:style-name="ce26" office:value-type="float" office:value="12271" calcext:value-type="float">
            <text:p>12,271</text:p>
          </table:table-cell>
          <table:table-cell table:style-name="ce26" office:value-type="float" office:value="10983" calcext:value-type="float">
            <text:p>10,983</text:p>
          </table:table-cell>
          <table:table-cell table:style-name="ce26" office:value-type="float" office:value="9856" calcext:value-type="float">
            <text:p>9,856</text:p>
          </table:table-cell>
          <table:table-cell table:style-name="ce26" office:value-type="float" office:value="8767" calcext:value-type="float">
            <text:p>8,767</text:p>
          </table:table-cell>
          <table:table-cell table:style-name="ce47" office:value-type="float" office:value="7940" calcext:value-type="float">
            <text:p>7,940</text:p>
          </table:table-cell>
          <table:table-cell table:style-name="ce26" office:value-type="float" office:value="30477" calcext:value-type="float">
            <text:p>30,477</text:p>
          </table:table-cell>
          <table:table-cell table:style-name="ce26" office:value-type="float" office:value="7282" calcext:value-type="float">
            <text:p>7,282</text:p>
          </table:table-cell>
          <table:table-cell table:style-name="ce26" office:value-type="float" office:value="6829" calcext:value-type="float">
            <text:p>6,829</text:p>
          </table:table-cell>
          <table:table-cell table:style-name="ce26" office:value-type="float" office:value="6157" calcext:value-type="float">
            <text:p>6,157</text:p>
          </table:table-cell>
          <table:table-cell table:style-name="ce26" office:value-type="float" office:value="5533" calcext:value-type="float">
            <text:p>5,533</text:p>
          </table:table-cell>
          <table:table-cell table:style-name="ce47" office:value-type="float" office:value="4676" calcext:value-type="float">
            <text:p>4,676</text:p>
          </table:table-cell>
          <table:table-cell table:style-name="ce26" office:value-type="float" office:value="13557" calcext:value-type="float">
            <text:p>13,557</text:p>
          </table:table-cell>
          <table:table-cell table:style-name="ce26" office:value-type="float" office:value="3985" calcext:value-type="float">
            <text:p>3,985</text:p>
          </table:table-cell>
          <table:table-cell table:style-name="ce26" office:value-type="float" office:value="3439" calcext:value-type="float">
            <text:p>3,439</text:p>
          </table:table-cell>
          <table:table-cell table:style-name="ce26" office:value-type="float" office:value="2637" calcext:value-type="float">
            <text:p>2,637</text:p>
          </table:table-cell>
          <table:table-cell table:style-name="ce26" office:value-type="float" office:value="1967" calcext:value-type="float">
            <text:p>1,967</text:p>
          </table:table-cell>
          <table:table-cell table:style-name="ce47" office:value-type="float" office:value="1529" calcext:value-type="float">
            <text:p>1,529</text:p>
          </table:table-cell>
          <table:table-cell table:style-name="ce26" office:value-type="float" office:value="3502" calcext:value-type="float">
            <text:p>3,502</text:p>
          </table:table-cell>
          <table:table-cell table:style-name="ce26" office:value-type="float" office:value="1180" calcext:value-type="float">
            <text:p>1,180</text:p>
          </table:table-cell>
          <table:table-cell table:style-name="ce26" office:value-type="float" office:value="926" calcext:value-type="float">
            <text:p>926</text:p>
          </table:table-cell>
          <table:table-cell table:style-name="ce26" office:value-type="float" office:value="661" calcext:value-type="float">
            <text:p>661</text:p>
          </table:table-cell>
          <table:table-cell table:style-name="ce26" office:value-type="float" office:value="449" calcext:value-type="float">
            <text:p>449</text:p>
          </table:table-cell>
          <table:table-cell table:style-name="ce47" office:value-type="float" office:value="286" calcext:value-type="float">
            <text:p>286</text:p>
          </table:table-cell>
          <table:table-cell table:style-name="ce26" office:value-type="float" office:value="607" calcext:value-type="float">
            <text:p>60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2555" calcext:value-type="float">
            <text:p>1,952,555</text:p>
          </table:table-cell>
          <table:table-cell table:style-name="ce26" office:value-type="float" office:value="82408" calcext:value-type="float">
            <text:p>82,408</text:p>
          </table:table-cell>
          <table:table-cell table:style-name="ce26" office:value-type="float" office:value="14721" calcext:value-type="float">
            <text:p>14,721</text:p>
          </table:table-cell>
          <table:table-cell table:style-name="ce26" office:value-type="float" office:value="16950" calcext:value-type="float">
            <text:p>16,950</text:p>
          </table:table-cell>
          <table:table-cell table:style-name="ce26" office:value-type="float" office:value="17154" calcext:value-type="float">
            <text:p>17,154</text:p>
          </table:table-cell>
          <table:table-cell table:style-name="ce26" office:value-type="float" office:value="17580" calcext:value-type="float">
            <text:p>17,580</text:p>
          </table:table-cell>
          <table:table-cell table:style-name="ce26" office:value-type="float" office:value="16003" calcext:value-type="float">
            <text:p>16,003</text:p>
          </table:table-cell>
          <table:table-cell table:style-name="ce26" office:value-type="float" office:value="86664" calcext:value-type="float">
            <text:p>86,664</text:p>
          </table:table-cell>
          <table:table-cell table:style-name="ce26" office:value-type="float" office:value="19828" calcext:value-type="float">
            <text:p>19,828</text:p>
          </table:table-cell>
          <table:table-cell table:style-name="ce26" office:value-type="float" office:value="18023" calcext:value-type="float">
            <text:p>18,023</text:p>
          </table:table-cell>
          <table:table-cell table:style-name="ce26" office:value-type="float" office:value="15127" calcext:value-type="float">
            <text:p>15,127</text:p>
          </table:table-cell>
          <table:table-cell table:style-name="ce26" office:value-type="float" office:value="16639" calcext:value-type="float">
            <text:p>16,639</text:p>
          </table:table-cell>
          <table:table-cell table:style-name="ce47" office:value-type="float" office:value="17047" calcext:value-type="float">
            <text:p>17,047</text:p>
          </table:table-cell>
          <table:table-cell table:style-name="ce26" office:value-type="float" office:value="88646" calcext:value-type="float">
            <text:p>88,646</text:p>
          </table:table-cell>
          <table:table-cell table:style-name="ce26" office:value-type="float" office:value="17699" calcext:value-type="float">
            <text:p>17,699</text:p>
          </table:table-cell>
          <table:table-cell table:style-name="ce26" office:value-type="float" office:value="17334" calcext:value-type="float">
            <text:p>17,334</text:p>
          </table:table-cell>
          <table:table-cell table:style-name="ce26" office:value-type="float" office:value="16664" calcext:value-type="float">
            <text:p>16,664</text:p>
          </table:table-cell>
          <table:table-cell table:style-name="ce26" office:value-type="float" office:value="18121" calcext:value-type="float">
            <text:p>18,121</text:p>
          </table:table-cell>
          <table:table-cell table:style-name="ce47" office:value-type="float" office:value="18828" calcext:value-type="float">
            <text:p>18,828</text:p>
          </table:table-cell>
          <table:table-cell table:style-name="ce26" office:value-type="float" office:value="114486" calcext:value-type="float">
            <text:p>114,486</text:p>
          </table:table-cell>
          <table:table-cell table:style-name="ce26" office:value-type="float" office:value="20481" calcext:value-type="float">
            <text:p>20,481</text:p>
          </table:table-cell>
          <table:table-cell table:style-name="ce26" office:value-type="float" office:value="21197" calcext:value-type="float">
            <text:p>21,197</text:p>
          </table:table-cell>
          <table:table-cell table:style-name="ce26" office:value-type="float" office:value="25433" calcext:value-type="float">
            <text:p>25,433</text:p>
          </table:table-cell>
          <table:table-cell table:style-name="ce26" office:value-type="float" office:value="24506" calcext:value-type="float">
            <text:p>24,506</text:p>
          </table:table-cell>
          <table:table-cell table:style-name="ce47" office:value-type="float" office:value="22869" calcext:value-type="float">
            <text:p>22,869</text:p>
          </table:table-cell>
          <table:table-cell table:style-name="ce26" office:value-type="float" office:value="139340" calcext:value-type="float">
            <text:p>139,340</text:p>
          </table:table-cell>
          <table:table-cell table:style-name="ce26" office:value-type="float" office:value="26692" calcext:value-type="float">
            <text:p>26,692</text:p>
          </table:table-cell>
          <table:table-cell table:style-name="ce26" office:value-type="float" office:value="27632" calcext:value-type="float">
            <text:p>27,632</text:p>
          </table:table-cell>
          <table:table-cell table:style-name="ce26" office:value-type="float" office:value="27995" calcext:value-type="float">
            <text:p>27,995</text:p>
          </table:table-cell>
          <table:table-cell table:style-name="ce26" office:value-type="float" office:value="28094" calcext:value-type="float">
            <text:p>28,094</text:p>
          </table:table-cell>
          <table:table-cell table:style-name="ce47" office:value-type="float" office:value="28927" calcext:value-type="float">
            <text:p>28,927</text:p>
          </table:table-cell>
          <table:table-cell table:style-name="ce26" office:value-type="float" office:value="145497" calcext:value-type="float">
            <text:p>145,497</text:p>
          </table:table-cell>
          <table:table-cell table:style-name="ce26" office:value-type="float" office:value="28860" calcext:value-type="float">
            <text:p>28,860</text:p>
          </table:table-cell>
          <table:table-cell table:style-name="ce26" office:value-type="float" office:value="28729" calcext:value-type="float">
            <text:p>28,729</text:p>
          </table:table-cell>
          <table:table-cell table:style-name="ce26" office:value-type="float" office:value="29858" calcext:value-type="float">
            <text:p>29,858</text:p>
          </table:table-cell>
          <table:table-cell table:style-name="ce26" office:value-type="float" office:value="28095" calcext:value-type="float">
            <text:p>28,095</text:p>
          </table:table-cell>
          <table:table-cell table:style-name="ce47" office:value-type="float" office:value="29955" calcext:value-type="float">
            <text:p>29,955</text:p>
          </table:table-cell>
          <table:table-cell table:style-name="ce26" office:value-type="float" office:value="143092" calcext:value-type="float">
            <text:p>143,092</text:p>
          </table:table-cell>
          <table:table-cell table:style-name="ce26" office:value-type="float" office:value="26981" calcext:value-type="float">
            <text:p>26,981</text:p>
          </table:table-cell>
          <table:table-cell table:style-name="ce26" office:value-type="float" office:value="25351" calcext:value-type="float">
            <text:p>25,351</text:p>
          </table:table-cell>
          <table:table-cell table:style-name="ce26" office:value-type="float" office:value="28446" calcext:value-type="float">
            <text:p>28,446</text:p>
          </table:table-cell>
          <table:table-cell table:style-name="ce26" office:value-type="float" office:value="30872" calcext:value-type="float">
            <text:p>30,872</text:p>
          </table:table-cell>
          <table:table-cell table:style-name="ce47" office:value-type="float" office:value="31442" calcext:value-type="float">
            <text:p>31,442</text:p>
          </table:table-cell>
          <table:table-cell table:style-name="ce26" office:value-type="float" office:value="173021" calcext:value-type="float">
            <text:p>173,021</text:p>
          </table:table-cell>
          <table:table-cell table:style-name="ce26" office:value-type="float" office:value="33539" calcext:value-type="float">
            <text:p>33,539</text:p>
          </table:table-cell>
          <table:table-cell table:style-name="ce26" office:value-type="float" office:value="34587" calcext:value-type="float">
            <text:p>34,587</text:p>
          </table:table-cell>
          <table:table-cell table:style-name="ce26" office:value-type="float" office:value="34425" calcext:value-type="float">
            <text:p>34,425</text:p>
          </table:table-cell>
          <table:table-cell table:style-name="ce26" office:value-type="float" office:value="35546" calcext:value-type="float">
            <text:p>35,546</text:p>
          </table:table-cell>
          <table:table-cell table:style-name="ce47" office:value-type="float" office:value="34924" calcext:value-type="float">
            <text:p>34,924</text:p>
          </table:table-cell>
          <table:table-cell table:style-name="ce26" office:value-type="float" office:value="160999" calcext:value-type="float">
            <text:p>160,999</text:p>
          </table:table-cell>
          <table:table-cell table:style-name="ce26" office:value-type="float" office:value="32849" calcext:value-type="float">
            <text:p>32,849</text:p>
          </table:table-cell>
          <table:table-cell table:style-name="ce26" office:value-type="float" office:value="36202" calcext:value-type="float">
            <text:p>36,202</text:p>
          </table:table-cell>
          <table:table-cell table:style-name="ce26" office:value-type="float" office:value="31182" calcext:value-type="float">
            <text:p>31,182</text:p>
          </table:table-cell>
          <table:table-cell table:style-name="ce26" office:value-type="float" office:value="30781" calcext:value-type="float">
            <text:p>30,781</text:p>
          </table:table-cell>
          <table:table-cell table:style-name="ce47" office:value-type="float" office:value="29985" calcext:value-type="float">
            <text:p>29,985</text:p>
          </table:table-cell>
          <table:table-cell table:style-name="ce26" office:value-type="float" office:value="151982" calcext:value-type="float">
            <text:p>151,982</text:p>
          </table:table-cell>
          <table:table-cell table:style-name="ce26" office:value-type="float" office:value="29928" calcext:value-type="float">
            <text:p>29,928</text:p>
          </table:table-cell>
          <table:table-cell table:style-name="ce26" office:value-type="float" office:value="30128" calcext:value-type="float">
            <text:p>30,128</text:p>
          </table:table-cell>
          <table:table-cell table:style-name="ce26" office:value-type="float" office:value="30938" calcext:value-type="float">
            <text:p>30,938</text:p>
          </table:table-cell>
          <table:table-cell table:style-name="ce26" office:value-type="float" office:value="30855" calcext:value-type="float">
            <text:p>30,855</text:p>
          </table:table-cell>
          <table:table-cell table:style-name="ce47" office:value-type="float" office:value="30133" calcext:value-type="float">
            <text:p>30,133</text:p>
          </table:table-cell>
          <table:table-cell table:style-name="ce26" office:value-type="float" office:value="150788" calcext:value-type="float">
            <text:p>150,788</text:p>
          </table:table-cell>
          <table:table-cell table:style-name="ce26" office:value-type="float" office:value="29272" calcext:value-type="float">
            <text:p>29,272</text:p>
          </table:table-cell>
          <table:table-cell table:style-name="ce26" office:value-type="float" office:value="29672" calcext:value-type="float">
            <text:p>29,672</text:p>
          </table:table-cell>
          <table:table-cell table:style-name="ce26" office:value-type="float" office:value="29966" calcext:value-type="float">
            <text:p>29,966</text:p>
          </table:table-cell>
          <table:table-cell table:style-name="ce26" office:value-type="float" office:value="30801" calcext:value-type="float">
            <text:p>30,801</text:p>
          </table:table-cell>
          <table:table-cell table:style-name="ce47" office:value-type="float" office:value="31077" calcext:value-type="float">
            <text:p>31,077</text:p>
          </table:table-cell>
          <table:table-cell table:style-name="ce26" office:value-type="float" office:value="149846" calcext:value-type="float">
            <text:p>149,846</text:p>
          </table:table-cell>
          <table:table-cell table:style-name="ce26" office:value-type="float" office:value="30918" calcext:value-type="float">
            <text:p>30,918</text:p>
          </table:table-cell>
          <table:table-cell table:style-name="ce26" office:value-type="float" office:value="30226" calcext:value-type="float">
            <text:p>30,226</text:p>
          </table:table-cell>
          <table:table-cell table:style-name="ce26" office:value-type="float" office:value="29597" calcext:value-type="float">
            <text:p>29,597</text:p>
          </table:table-cell>
          <table:table-cell table:style-name="ce26" office:value-type="float" office:value="29305" calcext:value-type="float">
            <text:p>29,305</text:p>
          </table:table-cell>
          <table:table-cell table:style-name="ce47" office:value-type="float" office:value="29800" calcext:value-type="float">
            <text:p>29,800</text:p>
          </table:table-cell>
          <table:table-cell table:style-name="ce26" office:value-type="float" office:value="131751" calcext:value-type="float">
            <text:p>131,751</text:p>
          </table:table-cell>
          <table:table-cell table:style-name="ce26" office:value-type="float" office:value="26460" calcext:value-type="float">
            <text:p>26,460</text:p>
          </table:table-cell>
          <table:table-cell table:style-name="ce26" office:value-type="float" office:value="27680" calcext:value-type="float">
            <text:p>27,680</text:p>
          </table:table-cell>
          <table:table-cell table:style-name="ce26" office:value-type="float" office:value="27190" calcext:value-type="float">
            <text:p>27,190</text:p>
          </table:table-cell>
          <table:table-cell table:style-name="ce26" office:value-type="float" office:value="25786" calcext:value-type="float">
            <text:p>25,786</text:p>
          </table:table-cell>
          <table:table-cell table:style-name="ce47" office:value-type="float" office:value="24635" calcext:value-type="float">
            <text:p>24,635</text:p>
          </table:table-cell>
          <table:table-cell table:style-name="ce26" office:value-type="float" office:value="101939" calcext:value-type="float">
            <text:p>101,939</text:p>
          </table:table-cell>
          <table:table-cell table:style-name="ce26" office:value-type="float" office:value="23781" calcext:value-type="float">
            <text:p>23,781</text:p>
          </table:table-cell>
          <table:table-cell table:style-name="ce26" office:value-type="float" office:value="23695" calcext:value-type="float">
            <text:p>23,695</text:p>
          </table:table-cell>
          <table:table-cell table:style-name="ce26" office:value-type="float" office:value="20279" calcext:value-type="float">
            <text:p>20,279</text:p>
          </table:table-cell>
          <table:table-cell table:style-name="ce26" office:value-type="float" office:value="18351" calcext:value-type="float">
            <text:p>18,351</text:p>
          </table:table-cell>
          <table:table-cell table:style-name="ce47" office:value-type="float" office:value="15833" calcext:value-type="float">
            <text:p>15,833</text:p>
          </table:table-cell>
          <table:table-cell table:style-name="ce26" office:value-type="float" office:value="51726" calcext:value-type="float">
            <text:p>51,726</text:p>
          </table:table-cell>
          <table:table-cell table:style-name="ce26" office:value-type="float" office:value="13571" calcext:value-type="float">
            <text:p>13,571</text:p>
          </table:table-cell>
          <table:table-cell table:style-name="ce26" office:value-type="float" office:value="11026" calcext:value-type="float">
            <text:p>11,026</text:p>
          </table:table-cell>
          <table:table-cell table:style-name="ce26" office:value-type="float" office:value="8119" calcext:value-type="float">
            <text:p>8,119</text:p>
          </table:table-cell>
          <table:table-cell table:style-name="ce26" office:value-type="float" office:value="9610" calcext:value-type="float">
            <text:p>9,610</text:p>
          </table:table-cell>
          <table:table-cell table:style-name="ce47" office:value-type="float" office:value="9400" calcext:value-type="float">
            <text:p>9,400</text:p>
          </table:table-cell>
          <table:table-cell table:style-name="ce26" office:value-type="float" office:value="36391" calcext:value-type="float">
            <text:p>36,391</text:p>
          </table:table-cell>
          <table:table-cell table:style-name="ce26" office:value-type="float" office:value="8677" calcext:value-type="float">
            <text:p>8,677</text:p>
          </table:table-cell>
          <table:table-cell table:style-name="ce26" office:value-type="float" office:value="7934" calcext:value-type="float">
            <text:p>7,934</text:p>
          </table:table-cell>
          <table:table-cell table:style-name="ce26" office:value-type="float" office:value="7664" calcext:value-type="float">
            <text:p>7,664</text:p>
          </table:table-cell>
          <table:table-cell table:style-name="ce26" office:value-type="float" office:value="6547" calcext:value-type="float">
            <text:p>6,547</text:p>
          </table:table-cell>
          <table:table-cell table:style-name="ce47" office:value-type="float" office:value="5569" calcext:value-type="float">
            <text:p>5,569</text:p>
          </table:table-cell>
          <table:table-cell table:style-name="ce26" office:value-type="float" office:value="20744" calcext:value-type="float">
            <text:p>20,744</text:p>
          </table:table-cell>
          <table:table-cell table:style-name="ce26" office:value-type="float" office:value="5083" calcext:value-type="float">
            <text:p>5,083</text:p>
          </table:table-cell>
          <table:table-cell table:style-name="ce26" office:value-type="float" office:value="4547" calcext:value-type="float">
            <text:p>4,547</text:p>
          </table:table-cell>
          <table:table-cell table:style-name="ce26" office:value-type="float" office:value="4076" calcext:value-type="float">
            <text:p>4,076</text:p>
          </table:table-cell>
          <table:table-cell table:style-name="ce26" office:value-type="float" office:value="3666" calcext:value-type="float">
            <text:p>3,666</text:p>
          </table:table-cell>
          <table:table-cell table:style-name="ce47" office:value-type="float" office:value="3372" calcext:value-type="float">
            <text:p>3,372</text:p>
          </table:table-cell>
          <table:table-cell table:style-name="ce26" office:value-type="float" office:value="14598" calcext:value-type="float">
            <text:p>14,598</text:p>
          </table:table-cell>
          <table:table-cell table:style-name="ce26" office:value-type="float" office:value="3285" calcext:value-type="float">
            <text:p>3,285</text:p>
          </table:table-cell>
          <table:table-cell table:style-name="ce26" office:value-type="float" office:value="3181" calcext:value-type="float">
            <text:p>3,181</text:p>
          </table:table-cell>
          <table:table-cell table:style-name="ce26" office:value-type="float" office:value="3023" calcext:value-type="float">
            <text:p>3,023</text:p>
          </table:table-cell>
          <table:table-cell table:style-name="ce26" office:value-type="float" office:value="2779" calcext:value-type="float">
            <text:p>2,779</text:p>
          </table:table-cell>
          <table:table-cell table:style-name="ce47" office:value-type="float" office:value="2330" calcext:value-type="float">
            <text:p>2,330</text:p>
          </table:table-cell>
          <table:table-cell table:style-name="ce26" office:value-type="float" office:value="6592" calcext:value-type="float">
            <text:p>6,592</text:p>
          </table:table-cell>
          <table:table-cell table:style-name="ce26" office:value-type="float" office:value="1936" calcext:value-type="float">
            <text:p>1,936</text:p>
          </table:table-cell>
          <table:table-cell table:style-name="ce26" office:value-type="float" office:value="1666" calcext:value-type="float">
            <text:p>1,666</text:p>
          </table:table-cell>
          <table:table-cell table:style-name="ce26" office:value-type="float" office:value="1283" calcext:value-type="float">
            <text:p>1,283</text:p>
          </table:table-cell>
          <table:table-cell table:style-name="ce26" office:value-type="float" office:value="976" calcext:value-type="float">
            <text:p>976</text:p>
          </table:table-cell>
          <table:table-cell table:style-name="ce47" office:value-type="float" office:value="731" calcext:value-type="float">
            <text:p>731</text:p>
          </table:table-cell>
          <table:table-cell table:style-name="ce26" office:value-type="float" office:value="1722" calcext:value-type="float">
            <text:p>1,722</text:p>
          </table:table-cell>
          <table:table-cell table:style-name="ce26" office:value-type="float" office:value="575" calcext:value-type="float">
            <text:p>575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222" calcext:value-type="float">
            <text:p>222</text:p>
          </table:table-cell>
          <table:table-cell table:style-name="ce47" office:value-type="float" office:value="144" calcext:value-type="float">
            <text:p>144</text:p>
          </table:table-cell>
          <table:table-cell table:style-name="ce26" office:value-type="float" office:value="323" calcext:value-type="float">
            <text:p>32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3827" calcext:value-type="float">
            <text:p>2,033,827</text:p>
          </table:table-cell>
          <table:table-cell table:style-name="ce34" office:value-type="float" office:value="77107" calcext:value-type="float">
            <text:p>77,107</text:p>
          </table:table-cell>
          <table:table-cell table:style-name="ce27" office:value-type="float" office:value="13831" calcext:value-type="float">
            <text:p>13,831</text:p>
          </table:table-cell>
          <table:table-cell table:style-name="ce27" office:value-type="float" office:value="15864" calcext:value-type="float">
            <text:p>15,864</text:p>
          </table:table-cell>
          <table:table-cell table:style-name="ce27" office:value-type="float" office:value="16015" calcext:value-type="float">
            <text:p>16,015</text:p>
          </table:table-cell>
          <table:table-cell table:style-name="ce27" office:value-type="float" office:value="16499" calcext:value-type="float">
            <text:p>16,499</text:p>
          </table:table-cell>
          <table:table-cell table:style-name="ce27" office:value-type="float" office:value="14898" calcext:value-type="float">
            <text:p>14,898</text:p>
          </table:table-cell>
          <table:table-cell table:style-name="ce27" office:value-type="float" office:value="80127" calcext:value-type="float">
            <text:p>80,127</text:p>
          </table:table-cell>
          <table:table-cell table:style-name="ce27" office:value-type="float" office:value="18521" calcext:value-type="float">
            <text:p>18,521</text:p>
          </table:table-cell>
          <table:table-cell table:style-name="ce27" office:value-type="float" office:value="16991" calcext:value-type="float">
            <text:p>16,991</text:p>
          </table:table-cell>
          <table:table-cell table:style-name="ce27" office:value-type="float" office:value="13943" calcext:value-type="float">
            <text:p>13,943</text:p>
          </table:table-cell>
          <table:table-cell table:style-name="ce27" office:value-type="float" office:value="15140" calcext:value-type="float">
            <text:p>15,140</text:p>
          </table:table-cell>
          <table:table-cell table:style-name="ce34" office:value-type="float" office:value="15532" calcext:value-type="float">
            <text:p>15,532</text:p>
          </table:table-cell>
          <table:table-cell table:style-name="ce27" office:value-type="float" office:value="81139" calcext:value-type="float">
            <text:p>81,139</text:p>
          </table:table-cell>
          <table:table-cell table:style-name="ce27" office:value-type="float" office:value="16224" calcext:value-type="float">
            <text:p>16,224</text:p>
          </table:table-cell>
          <table:table-cell table:style-name="ce27" office:value-type="float" office:value="15760" calcext:value-type="float">
            <text:p>15,760</text:p>
          </table:table-cell>
          <table:table-cell table:style-name="ce27" office:value-type="float" office:value="15637" calcext:value-type="float">
            <text:p>15,637</text:p>
          </table:table-cell>
          <table:table-cell table:style-name="ce27" office:value-type="float" office:value="16480" calcext:value-type="float">
            <text:p>16,480</text:p>
          </table:table-cell>
          <table:table-cell table:style-name="ce34" office:value-type="float" office:value="17038" calcext:value-type="float">
            <text:p>17,038</text:p>
          </table:table-cell>
          <table:table-cell table:style-name="ce27" office:value-type="float" office:value="105644" calcext:value-type="float">
            <text:p>105,644</text:p>
          </table:table-cell>
          <table:table-cell table:style-name="ce27" office:value-type="float" office:value="18702" calcext:value-type="float">
            <text:p>18,702</text:p>
          </table:table-cell>
          <table:table-cell table:style-name="ce27" office:value-type="float" office:value="19538" calcext:value-type="float">
            <text:p>19,538</text:p>
          </table:table-cell>
          <table:table-cell table:style-name="ce27" office:value-type="float" office:value="23665" calcext:value-type="float">
            <text:p>23,665</text:p>
          </table:table-cell>
          <table:table-cell table:style-name="ce27" office:value-type="float" office:value="22420" calcext:value-type="float">
            <text:p>22,420</text:p>
          </table:table-cell>
          <table:table-cell table:style-name="ce34" office:value-type="float" office:value="21319" calcext:value-type="float">
            <text:p>21,319</text:p>
          </table:table-cell>
          <table:table-cell table:style-name="ce27" office:value-type="float" office:value="128983" calcext:value-type="float">
            <text:p>128,983</text:p>
          </table:table-cell>
          <table:table-cell table:style-name="ce27" office:value-type="float" office:value="24615" calcext:value-type="float">
            <text:p>24,615</text:p>
          </table:table-cell>
          <table:table-cell table:style-name="ce27" office:value-type="float" office:value="25528" calcext:value-type="float">
            <text:p>25,528</text:p>
          </table:table-cell>
          <table:table-cell table:style-name="ce27" office:value-type="float" office:value="26054" calcext:value-type="float">
            <text:p>26,054</text:p>
          </table:table-cell>
          <table:table-cell table:style-name="ce27" office:value-type="float" office:value="26145" calcext:value-type="float">
            <text:p>26,145</text:p>
          </table:table-cell>
          <table:table-cell table:style-name="ce34" office:value-type="float" office:value="26641" calcext:value-type="float">
            <text:p>26,641</text:p>
          </table:table-cell>
          <table:table-cell table:style-name="ce27" office:value-type="float" office:value="134486" calcext:value-type="float">
            <text:p>134,486</text:p>
          </table:table-cell>
          <table:table-cell table:number-columns-repeated="2" table:style-name="ce27" office:value-type="float" office:value="26261" calcext:value-type="float">
            <text:p>26,261</text:p>
          </table:table-cell>
          <table:table-cell table:style-name="ce27" office:value-type="float" office:value="27283" calcext:value-type="float">
            <text:p>27,283</text:p>
          </table:table-cell>
          <table:table-cell table:style-name="ce27" office:value-type="float" office:value="26264" calcext:value-type="float">
            <text:p>26,264</text:p>
          </table:table-cell>
          <table:table-cell table:style-name="ce34" office:value-type="float" office:value="28417" calcext:value-type="float">
            <text:p>28,417</text:p>
          </table:table-cell>
          <table:table-cell table:style-name="ce27" office:value-type="float" office:value="142220" calcext:value-type="float">
            <text:p>142,220</text:p>
          </table:table-cell>
          <table:table-cell table:style-name="ce27" office:value-type="float" office:value="25847" calcext:value-type="float">
            <text:p>25,847</text:p>
          </table:table-cell>
          <table:table-cell table:style-name="ce27" office:value-type="float" office:value="25095" calcext:value-type="float">
            <text:p>25,095</text:p>
          </table:table-cell>
          <table:table-cell table:style-name="ce27" office:value-type="float" office:value="28426" calcext:value-type="float">
            <text:p>28,426</text:p>
          </table:table-cell>
          <table:table-cell table:style-name="ce27" office:value-type="float" office:value="30862" calcext:value-type="float">
            <text:p>30,862</text:p>
          </table:table-cell>
          <table:table-cell table:style-name="ce34" office:value-type="float" office:value="31990" calcext:value-type="float">
            <text:p>31,990</text:p>
          </table:table-cell>
          <table:table-cell table:style-name="ce27" office:value-type="float" office:value="179621" calcext:value-type="float">
            <text:p>179,621</text:p>
          </table:table-cell>
          <table:table-cell table:style-name="ce27" office:value-type="float" office:value="34438" calcext:value-type="float">
            <text:p>34,438</text:p>
          </table:table-cell>
          <table:table-cell table:style-name="ce27" office:value-type="float" office:value="35931" calcext:value-type="float">
            <text:p>35,931</text:p>
          </table:table-cell>
          <table:table-cell table:style-name="ce27" office:value-type="float" office:value="35808" calcext:value-type="float">
            <text:p>35,808</text:p>
          </table:table-cell>
          <table:table-cell table:style-name="ce27" office:value-type="float" office:value="36896" calcext:value-type="float">
            <text:p>36,896</text:p>
          </table:table-cell>
          <table:table-cell table:style-name="ce34" office:value-type="float" office:value="36548" calcext:value-type="float">
            <text:p>36,548</text:p>
          </table:table-cell>
          <table:table-cell table:style-name="ce27" office:value-type="float" office:value="169330" calcext:value-type="float">
            <text:p>169,330</text:p>
          </table:table-cell>
          <table:table-cell table:style-name="ce27" office:value-type="float" office:value="34578" calcext:value-type="float">
            <text:p>34,578</text:p>
          </table:table-cell>
          <table:table-cell table:style-name="ce27" office:value-type="float" office:value="37583" calcext:value-type="float">
            <text:p>37,583</text:p>
          </table:table-cell>
          <table:table-cell table:style-name="ce27" office:value-type="float" office:value="32973" calcext:value-type="float">
            <text:p>32,973</text:p>
          </table:table-cell>
          <table:table-cell table:style-name="ce27" office:value-type="float" office:value="32463" calcext:value-type="float">
            <text:p>32,463</text:p>
          </table:table-cell>
          <table:table-cell table:style-name="ce34" office:value-type="float" office:value="31733" calcext:value-type="float">
            <text:p>31,733</text:p>
          </table:table-cell>
          <table:table-cell table:style-name="ce27" office:value-type="float" office:value="162743" calcext:value-type="float">
            <text:p>162,743</text:p>
          </table:table-cell>
          <table:table-cell table:style-name="ce27" office:value-type="float" office:value="31441" calcext:value-type="float">
            <text:p>31,441</text:p>
          </table:table-cell>
          <table:table-cell table:style-name="ce27" office:value-type="float" office:value="32027" calcext:value-type="float">
            <text:p>32,027</text:p>
          </table:table-cell>
          <table:table-cell table:style-name="ce27" office:value-type="float" office:value="32630" calcext:value-type="float">
            <text:p>32,630</text:p>
          </table:table-cell>
          <table:table-cell table:style-name="ce27" office:value-type="float" office:value="33317" calcext:value-type="float">
            <text:p>33,317</text:p>
          </table:table-cell>
          <table:table-cell table:style-name="ce34" office:value-type="float" office:value="33328" calcext:value-type="float">
            <text:p>33,328</text:p>
          </table:table-cell>
          <table:table-cell table:style-name="ce27" office:value-type="float" office:value="170071" calcext:value-type="float">
            <text:p>170,071</text:p>
          </table:table-cell>
          <table:table-cell table:style-name="ce27" office:value-type="float" office:value="32372" calcext:value-type="float">
            <text:p>32,372</text:p>
          </table:table-cell>
          <table:table-cell table:style-name="ce27" office:value-type="float" office:value="33126" calcext:value-type="float">
            <text:p>33,126</text:p>
          </table:table-cell>
          <table:table-cell table:style-name="ce27" office:value-type="float" office:value="34226" calcext:value-type="float">
            <text:p>34,226</text:p>
          </table:table-cell>
          <table:table-cell table:style-name="ce27" office:value-type="float" office:value="34840" calcext:value-type="float">
            <text:p>34,840</text:p>
          </table:table-cell>
          <table:table-cell table:style-name="ce34" office:value-type="float" office:value="35507" calcext:value-type="float">
            <text:p>35,507</text:p>
          </table:table-cell>
          <table:table-cell table:style-name="ce27" office:value-type="float" office:value="171650" calcext:value-type="float">
            <text:p>171,650</text:p>
          </table:table-cell>
          <table:table-cell table:style-name="ce27" office:value-type="float" office:value="35437" calcext:value-type="float">
            <text:p>35,437</text:p>
          </table:table-cell>
          <table:table-cell table:style-name="ce27" office:value-type="float" office:value="34182" calcext:value-type="float">
            <text:p>34,182</text:p>
          </table:table-cell>
          <table:table-cell table:style-name="ce27" office:value-type="float" office:value="33532" calcext:value-type="float">
            <text:p>33,532</text:p>
          </table:table-cell>
          <table:table-cell table:style-name="ce27" office:value-type="float" office:value="34154" calcext:value-type="float">
            <text:p>34,154</text:p>
          </table:table-cell>
          <table:table-cell table:style-name="ce34" office:value-type="float" office:value="34345" calcext:value-type="float">
            <text:p>34,345</text:p>
          </table:table-cell>
          <table:table-cell table:style-name="ce27" office:value-type="float" office:value="152619" calcext:value-type="float">
            <text:p>152,619</text:p>
          </table:table-cell>
          <table:table-cell table:style-name="ce27" office:value-type="float" office:value="30757" calcext:value-type="float">
            <text:p>30,757</text:p>
          </table:table-cell>
          <table:table-cell table:style-name="ce27" office:value-type="float" office:value="32160" calcext:value-type="float">
            <text:p>32,160</text:p>
          </table:table-cell>
          <table:table-cell table:style-name="ce27" office:value-type="float" office:value="30961" calcext:value-type="float">
            <text:p>30,961</text:p>
          </table:table-cell>
          <table:table-cell table:style-name="ce27" office:value-type="float" office:value="30294" calcext:value-type="float">
            <text:p>30,294</text:p>
          </table:table-cell>
          <table:table-cell table:style-name="ce34" office:value-type="float" office:value="28447" calcext:value-type="float">
            <text:p>28,447</text:p>
          </table:table-cell>
          <table:table-cell table:style-name="ce27" office:value-type="float" office:value="117435" calcext:value-type="float">
            <text:p>117,435</text:p>
          </table:table-cell>
          <table:table-cell table:style-name="ce27" office:value-type="float" office:value="27716" calcext:value-type="float">
            <text:p>27,716</text:p>
          </table:table-cell>
          <table:table-cell table:style-name="ce27" office:value-type="float" office:value="27426" calcext:value-type="float">
            <text:p>27,426</text:p>
          </table:table-cell>
          <table:table-cell table:style-name="ce27" office:value-type="float" office:value="23004" calcext:value-type="float">
            <text:p>23,004</text:p>
          </table:table-cell>
          <table:table-cell table:style-name="ce27" office:value-type="float" office:value="21090" calcext:value-type="float">
            <text:p>21,090</text:p>
          </table:table-cell>
          <table:table-cell table:style-name="ce34" office:value-type="float" office:value="18199" calcext:value-type="float">
            <text:p>18,199</text:p>
          </table:table-cell>
          <table:table-cell table:style-name="ce27" office:value-type="float" office:value="59781" calcext:value-type="float">
            <text:p>59,781</text:p>
          </table:table-cell>
          <table:table-cell table:style-name="ce27" office:value-type="float" office:value="15579" calcext:value-type="float">
            <text:p>15,579</text:p>
          </table:table-cell>
          <table:table-cell table:style-name="ce27" office:value-type="float" office:value="12632" calcext:value-type="float">
            <text:p>12,632</text:p>
          </table:table-cell>
          <table:table-cell table:style-name="ce27" office:value-type="float" office:value="9405" calcext:value-type="float">
            <text:p>9,405</text:p>
          </table:table-cell>
          <table:table-cell table:style-name="ce27" office:value-type="float" office:value="11085" calcext:value-type="float">
            <text:p>11,085</text:p>
          </table:table-cell>
          <table:table-cell table:style-name="ce34" office:value-type="float" office:value="11080" calcext:value-type="float">
            <text:p>11,080</text:p>
          </table:table-cell>
          <table:table-cell table:style-name="ce27" office:value-type="float" office:value="46890" calcext:value-type="float">
            <text:p>46,890</text:p>
          </table:table-cell>
          <table:table-cell table:style-name="ce27" office:value-type="float" office:value="10540" calcext:value-type="float">
            <text:p>10,540</text:p>
          </table:table-cell>
          <table:table-cell table:style-name="ce27" office:value-type="float" office:value="9890" calcext:value-type="float">
            <text:p>9,890</text:p>
          </table:table-cell>
          <table:table-cell table:style-name="ce27" office:value-type="float" office:value="9714" calcext:value-type="float">
            <text:p>9,714</text:p>
          </table:table-cell>
          <table:table-cell table:style-name="ce27" office:value-type="float" office:value="8944" calcext:value-type="float">
            <text:p>8,944</text:p>
          </table:table-cell>
          <table:table-cell table:style-name="ce34" office:value-type="float" office:value="7802" calcext:value-type="float">
            <text:p>7,802</text:p>
          </table:table-cell>
          <table:table-cell table:style-name="ce27" office:value-type="float" office:value="29073" calcext:value-type="float">
            <text:p>29,073</text:p>
          </table:table-cell>
          <table:table-cell table:style-name="ce27" office:value-type="float" office:value="7188" calcext:value-type="float">
            <text:p>7,188</text:p>
          </table:table-cell>
          <table:table-cell table:style-name="ce27" office:value-type="float" office:value="6436" calcext:value-type="float">
            <text:p>6,436</text:p>
          </table:table-cell>
          <table:table-cell table:style-name="ce27" office:value-type="float" office:value="5780" calcext:value-type="float">
            <text:p>5,780</text:p>
          </table:table-cell>
          <table:table-cell table:style-name="ce27" office:value-type="float" office:value="5101" calcext:value-type="float">
            <text:p>5,101</text:p>
          </table:table-cell>
          <table:table-cell table:style-name="ce34" office:value-type="float" office:value="4568" calcext:value-type="float">
            <text:p>4,568</text:p>
          </table:table-cell>
          <table:table-cell table:style-name="ce27" office:value-type="float" office:value="15879" calcext:value-type="float">
            <text:p>15,879</text:p>
          </table:table-cell>
          <table:table-cell table:style-name="ce27" office:value-type="float" office:value="3997" calcext:value-type="float">
            <text:p>3,997</text:p>
          </table:table-cell>
          <table:table-cell table:style-name="ce27" office:value-type="float" office:value="3648" calcext:value-type="float">
            <text:p>3,648</text:p>
          </table:table-cell>
          <table:table-cell table:style-name="ce27" office:value-type="float" office:value="3134" calcext:value-type="float">
            <text:p>3,134</text:p>
          </table:table-cell>
          <table:table-cell table:style-name="ce27" office:value-type="float" office:value="2754" calcext:value-type="float">
            <text:p>2,754</text:p>
          </table:table-cell>
          <table:table-cell table:style-name="ce34" office:value-type="float" office:value="2346" calcext:value-type="float">
            <text:p>2,346</text:p>
          </table:table-cell>
          <table:table-cell table:style-name="ce27" office:value-type="float" office:value="6965" calcext:value-type="float">
            <text:p>6,965</text:p>
          </table:table-cell>
          <table:table-cell table:style-name="ce27" office:value-type="float" office:value="2049" calcext:value-type="float">
            <text:p>2,049</text:p>
          </table:table-cell>
          <table:table-cell table:style-name="ce27" office:value-type="float" office:value="1773" calcext:value-type="float">
            <text:p>1,773</text:p>
          </table:table-cell>
          <table:table-cell table:style-name="ce27" office:value-type="float" office:value="1354" calcext:value-type="float">
            <text:p>1,354</text:p>
          </table:table-cell>
          <table:table-cell table:style-name="ce27" office:value-type="float" office:value="991" calcext:value-type="float">
            <text:p>991</text:p>
          </table:table-cell>
          <table:table-cell table:style-name="ce34" office:value-type="float" office:value="798" calcext:value-type="float">
            <text:p>798</text:p>
          </table:table-cell>
          <table:table-cell table:style-name="ce27" office:value-type="float" office:value="1780" calcext:value-type="float">
            <text:p>1,780</text:p>
          </table:table-cell>
          <table:table-cell table:style-name="ce27" office:value-type="float" office:value="605" calcext:value-type="float">
            <text:p>605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227" calcext:value-type="float">
            <text:p>227</text:p>
          </table:table-cell>
          <table:table-cell table:style-name="ce34" office:value-type="float" office:value="142" calcext:value-type="float">
            <text:p>142</text:p>
          </table:table-cell>
          <table:table-cell table:style-name="ce27" office:value-type="float" office:value="284" calcext:value-type="float">
            <text:p>28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80218" calcext:value-type="float">
            <text:p>2,680,218</text:p>
          </table:table-cell>
          <table:table-cell table:style-name="ce26" office:value-type="float" office:value="141063" calcext:value-type="float">
            <text:p>141,063</text:p>
          </table:table-cell>
          <table:table-cell table:style-name="ce26" office:value-type="float" office:value="23779" calcext:value-type="float">
            <text:p>23,779</text:p>
          </table:table-cell>
          <table:table-cell table:style-name="ce26" office:value-type="float" office:value="28896" calcext:value-type="float">
            <text:p>28,896</text:p>
          </table:table-cell>
          <table:table-cell table:style-name="ce26" office:value-type="float" office:value="30100" calcext:value-type="float">
            <text:p>30,100</text:p>
          </table:table-cell>
          <table:table-cell table:style-name="ce26" office:value-type="float" office:value="30902" calcext:value-type="float">
            <text:p>30,902</text:p>
          </table:table-cell>
          <table:table-cell table:style-name="ce26" office:value-type="float" office:value="27386" calcext:value-type="float">
            <text:p>27,386</text:p>
          </table:table-cell>
          <table:table-cell table:style-name="ce26" office:value-type="float" office:value="115644" calcext:value-type="float">
            <text:p>115,644</text:p>
          </table:table-cell>
          <table:table-cell table:style-name="ce26" office:value-type="float" office:value="29378" calcext:value-type="float">
            <text:p>29,378</text:p>
          </table:table-cell>
          <table:table-cell table:style-name="ce26" office:value-type="float" office:value="24194" calcext:value-type="float">
            <text:p>24,194</text:p>
          </table:table-cell>
          <table:table-cell table:style-name="ce26" office:value-type="float" office:value="19818" calcext:value-type="float">
            <text:p>19,818</text:p>
          </table:table-cell>
          <table:table-cell table:style-name="ce26" office:value-type="float" office:value="21191" calcext:value-type="float">
            <text:p>21,191</text:p>
          </table:table-cell>
          <table:table-cell table:style-name="ce47" office:value-type="float" office:value="21063" calcext:value-type="float">
            <text:p>21,063</text:p>
          </table:table-cell>
          <table:table-cell table:style-name="ce26" office:value-type="float" office:value="111543" calcext:value-type="float">
            <text:p>111,543</text:p>
          </table:table-cell>
          <table:table-cell table:style-name="ce26" office:value-type="float" office:value="22577" calcext:value-type="float">
            <text:p>22,577</text:p>
          </table:table-cell>
          <table:table-cell table:style-name="ce26" office:value-type="float" office:value="22259" calcext:value-type="float">
            <text:p>22,259</text:p>
          </table:table-cell>
          <table:table-cell table:style-name="ce26" office:value-type="float" office:value="22150" calcext:value-type="float">
            <text:p>22,150</text:p>
          </table:table-cell>
          <table:table-cell table:style-name="ce26" office:value-type="float" office:value="22209" calcext:value-type="float">
            <text:p>22,209</text:p>
          </table:table-cell>
          <table:table-cell table:style-name="ce47" office:value-type="float" office:value="22348" calcext:value-type="float">
            <text:p>22,348</text:p>
          </table:table-cell>
          <table:table-cell table:style-name="ce26" office:value-type="float" office:value="129190" calcext:value-type="float">
            <text:p>129,190</text:p>
          </table:table-cell>
          <table:table-cell table:style-name="ce26" office:value-type="float" office:value="24124" calcext:value-type="float">
            <text:p>24,124</text:p>
          </table:table-cell>
          <table:table-cell table:style-name="ce26" office:value-type="float" office:value="23845" calcext:value-type="float">
            <text:p>23,845</text:p>
          </table:table-cell>
          <table:table-cell table:style-name="ce26" office:value-type="float" office:value="28665" calcext:value-type="float">
            <text:p>28,665</text:p>
          </table:table-cell>
          <table:table-cell table:style-name="ce26" office:value-type="float" office:value="27404" calcext:value-type="float">
            <text:p>27,404</text:p>
          </table:table-cell>
          <table:table-cell table:style-name="ce47" office:value-type="float" office:value="25152" calcext:value-type="float">
            <text:p>25,152</text:p>
          </table:table-cell>
          <table:table-cell table:style-name="ce26" office:value-type="float" office:value="148639" calcext:value-type="float">
            <text:p>148,639</text:p>
          </table:table-cell>
          <table:table-cell table:style-name="ce26" office:value-type="float" office:value="29162" calcext:value-type="float">
            <text:p>29,162</text:p>
          </table:table-cell>
          <table:table-cell table:style-name="ce26" office:value-type="float" office:value="29449" calcext:value-type="float">
            <text:p>29,449</text:p>
          </table:table-cell>
          <table:table-cell table:style-name="ce26" office:value-type="float" office:value="30449" calcext:value-type="float">
            <text:p>30,449</text:p>
          </table:table-cell>
          <table:table-cell table:style-name="ce26" office:value-type="float" office:value="29884" calcext:value-type="float">
            <text:p>29,884</text:p>
          </table:table-cell>
          <table:table-cell table:style-name="ce47" office:value-type="float" office:value="29695" calcext:value-type="float">
            <text:p>29,695</text:p>
          </table:table-cell>
          <table:table-cell table:style-name="ce26" office:value-type="float" office:value="155617" calcext:value-type="float">
            <text:p>155,617</text:p>
          </table:table-cell>
          <table:table-cell table:style-name="ce26" office:value-type="float" office:value="29601" calcext:value-type="float">
            <text:p>29,601</text:p>
          </table:table-cell>
          <table:table-cell table:style-name="ce26" office:value-type="float" office:value="29330" calcext:value-type="float">
            <text:p>29,330</text:p>
          </table:table-cell>
          <table:table-cell table:style-name="ce26" office:value-type="float" office:value="31517" calcext:value-type="float">
            <text:p>31,517</text:p>
          </table:table-cell>
          <table:table-cell table:style-name="ce26" office:value-type="float" office:value="30938" calcext:value-type="float">
            <text:p>30,938</text:p>
          </table:table-cell>
          <table:table-cell table:style-name="ce47" office:value-type="float" office:value="34231" calcext:value-type="float">
            <text:p>34,231</text:p>
          </table:table-cell>
          <table:table-cell table:style-name="ce26" office:value-type="float" office:value="185371" calcext:value-type="float">
            <text:p>185,371</text:p>
          </table:table-cell>
          <table:table-cell table:style-name="ce26" office:value-type="float" office:value="31956" calcext:value-type="float">
            <text:p>31,956</text:p>
          </table:table-cell>
          <table:table-cell table:style-name="ce26" office:value-type="float" office:value="32136" calcext:value-type="float">
            <text:p>32,136</text:p>
          </table:table-cell>
          <table:table-cell table:style-name="ce26" office:value-type="float" office:value="36985" calcext:value-type="float">
            <text:p>36,985</text:p>
          </table:table-cell>
          <table:table-cell table:style-name="ce26" office:value-type="float" office:value="41185" calcext:value-type="float">
            <text:p>41,185</text:p>
          </table:table-cell>
          <table:table-cell table:style-name="ce47" office:value-type="float" office:value="43109" calcext:value-type="float">
            <text:p>43,109</text:p>
          </table:table-cell>
          <table:table-cell table:style-name="ce26" office:value-type="float" office:value="238877" calcext:value-type="float">
            <text:p>238,877</text:p>
          </table:table-cell>
          <table:table-cell table:style-name="ce26" office:value-type="float" office:value="46559" calcext:value-type="float">
            <text:p>46,559</text:p>
          </table:table-cell>
          <table:table-cell table:style-name="ce26" office:value-type="float" office:value="48966" calcext:value-type="float">
            <text:p>48,966</text:p>
          </table:table-cell>
          <table:table-cell table:style-name="ce26" office:value-type="float" office:value="47652" calcext:value-type="float">
            <text:p>47,652</text:p>
          </table:table-cell>
          <table:table-cell table:style-name="ce26" office:value-type="float" office:value="48530" calcext:value-type="float">
            <text:p>48,530</text:p>
          </table:table-cell>
          <table:table-cell table:style-name="ce47" office:value-type="float" office:value="47170" calcext:value-type="float">
            <text:p>47,170</text:p>
          </table:table-cell>
          <table:table-cell table:style-name="ce26" office:value-type="float" office:value="212335" calcext:value-type="float">
            <text:p>212,335</text:p>
          </table:table-cell>
          <table:table-cell table:style-name="ce26" office:value-type="float" office:value="42626" calcext:value-type="float">
            <text:p>42,626</text:p>
          </table:table-cell>
          <table:table-cell table:style-name="ce26" office:value-type="float" office:value="48848" calcext:value-type="float">
            <text:p>48,848</text:p>
          </table:table-cell>
          <table:table-cell table:style-name="ce26" office:value-type="float" office:value="41168" calcext:value-type="float">
            <text:p>41,168</text:p>
          </table:table-cell>
          <table:table-cell table:style-name="ce26" office:value-type="float" office:value="40171" calcext:value-type="float">
            <text:p>40,171</text:p>
          </table:table-cell>
          <table:table-cell table:style-name="ce47" office:value-type="float" office:value="39522" calcext:value-type="float">
            <text:p>39,522</text:p>
          </table:table-cell>
          <table:table-cell table:style-name="ce26" office:value-type="float" office:value="201891" calcext:value-type="float">
            <text:p>201,891</text:p>
          </table:table-cell>
          <table:table-cell table:style-name="ce26" office:value-type="float" office:value="38895" calcext:value-type="float">
            <text:p>38,895</text:p>
          </table:table-cell>
          <table:table-cell table:style-name="ce26" office:value-type="float" office:value="39954" calcext:value-type="float">
            <text:p>39,954</text:p>
          </table:table-cell>
          <table:table-cell table:style-name="ce26" office:value-type="float" office:value="41112" calcext:value-type="float">
            <text:p>41,112</text:p>
          </table:table-cell>
          <table:table-cell table:style-name="ce26" office:value-type="float" office:value="41189" calcext:value-type="float">
            <text:p>41,189</text:p>
          </table:table-cell>
          <table:table-cell table:style-name="ce47" office:value-type="float" office:value="40741" calcext:value-type="float">
            <text:p>40,741</text:p>
          </table:table-cell>
          <table:table-cell table:style-name="ce26" office:value-type="float" office:value="200479" calcext:value-type="float">
            <text:p>200,479</text:p>
          </table:table-cell>
          <table:table-cell table:style-name="ce26" office:value-type="float" office:value="39178" calcext:value-type="float">
            <text:p>39,178</text:p>
          </table:table-cell>
          <table:table-cell table:style-name="ce26" office:value-type="float" office:value="39145" calcext:value-type="float">
            <text:p>39,145</text:p>
          </table:table-cell>
          <table:table-cell table:style-name="ce26" office:value-type="float" office:value="39905" calcext:value-type="float">
            <text:p>39,905</text:p>
          </table:table-cell>
          <table:table-cell table:style-name="ce26" office:value-type="float" office:value="41159" calcext:value-type="float">
            <text:p>41,159</text:p>
          </table:table-cell>
          <table:table-cell table:style-name="ce47" office:value-type="float" office:value="41092" calcext:value-type="float">
            <text:p>41,092</text:p>
          </table:table-cell>
          <table:table-cell table:style-name="ce26" office:value-type="float" office:value="201814" calcext:value-type="float">
            <text:p>201,814</text:p>
          </table:table-cell>
          <table:table-cell table:style-name="ce26" office:value-type="float" office:value="40681" calcext:value-type="float">
            <text:p>40,681</text:p>
          </table:table-cell>
          <table:table-cell table:style-name="ce26" office:value-type="float" office:value="39944" calcext:value-type="float">
            <text:p>39,944</text:p>
          </table:table-cell>
          <table:table-cell table:style-name="ce26" office:value-type="float" office:value="39765" calcext:value-type="float">
            <text:p>39,765</text:p>
          </table:table-cell>
          <table:table-cell table:style-name="ce26" office:value-type="float" office:value="40227" calcext:value-type="float">
            <text:p>40,227</text:p>
          </table:table-cell>
          <table:table-cell table:style-name="ce47" office:value-type="float" office:value="41197" calcext:value-type="float">
            <text:p>41,197</text:p>
          </table:table-cell>
          <table:table-cell table:style-name="ce26" office:value-type="float" office:value="193267" calcext:value-type="float">
            <text:p>193,267</text:p>
          </table:table-cell>
          <table:table-cell table:style-name="ce26" office:value-type="float" office:value="37977" calcext:value-type="float">
            <text:p>37,977</text:p>
          </table:table-cell>
          <table:table-cell table:style-name="ce26" office:value-type="float" office:value="39970" calcext:value-type="float">
            <text:p>39,970</text:p>
          </table:table-cell>
          <table:table-cell table:style-name="ce26" office:value-type="float" office:value="39469" calcext:value-type="float">
            <text:p>39,469</text:p>
          </table:table-cell>
          <table:table-cell table:style-name="ce26" office:value-type="float" office:value="38440" calcext:value-type="float">
            <text:p>38,440</text:p>
          </table:table-cell>
          <table:table-cell table:style-name="ce47" office:value-type="float" office:value="37411" calcext:value-type="float">
            <text:p>37,411</text:p>
          </table:table-cell>
          <table:table-cell table:style-name="ce26" office:value-type="float" office:value="166573" calcext:value-type="float">
            <text:p>166,573</text:p>
          </table:table-cell>
          <table:table-cell table:style-name="ce26" office:value-type="float" office:value="36989" calcext:value-type="float">
            <text:p>36,989</text:p>
          </table:table-cell>
          <table:table-cell table:style-name="ce26" office:value-type="float" office:value="37024" calcext:value-type="float">
            <text:p>37,024</text:p>
          </table:table-cell>
          <table:table-cell table:style-name="ce26" office:value-type="float" office:value="33310" calcext:value-type="float">
            <text:p>33,310</text:p>
          </table:table-cell>
          <table:table-cell table:style-name="ce26" office:value-type="float" office:value="31435" calcext:value-type="float">
            <text:p>31,435</text:p>
          </table:table-cell>
          <table:table-cell table:style-name="ce47" office:value-type="float" office:value="27815" calcext:value-type="float">
            <text:p>27,815</text:p>
          </table:table-cell>
          <table:table-cell table:style-name="ce26" office:value-type="float" office:value="94751" calcext:value-type="float">
            <text:p>94,751</text:p>
          </table:table-cell>
          <table:table-cell table:style-name="ce26" office:value-type="float" office:value="24597" calcext:value-type="float">
            <text:p>24,597</text:p>
          </table:table-cell>
          <table:table-cell table:style-name="ce26" office:value-type="float" office:value="20396" calcext:value-type="float">
            <text:p>20,396</text:p>
          </table:table-cell>
          <table:table-cell table:style-name="ce26" office:value-type="float" office:value="15040" calcext:value-type="float">
            <text:p>15,040</text:p>
          </table:table-cell>
          <table:table-cell table:style-name="ce26" office:value-type="float" office:value="17193" calcext:value-type="float">
            <text:p>17,193</text:p>
          </table:table-cell>
          <table:table-cell table:style-name="ce47" office:value-type="float" office:value="17525" calcext:value-type="float">
            <text:p>17,525</text:p>
          </table:table-cell>
          <table:table-cell table:style-name="ce26" office:value-type="float" office:value="76036" calcext:value-type="float">
            <text:p>76,036</text:p>
          </table:table-cell>
          <table:table-cell table:style-name="ce26" office:value-type="float" office:value="16796" calcext:value-type="float">
            <text:p>16,796</text:p>
          </table:table-cell>
          <table:table-cell table:style-name="ce26" office:value-type="float" office:value="15999" calcext:value-type="float">
            <text:p>15,999</text:p>
          </table:table-cell>
          <table:table-cell table:style-name="ce26" office:value-type="float" office:value="15631" calcext:value-type="float">
            <text:p>15,631</text:p>
          </table:table-cell>
          <table:table-cell table:style-name="ce26" office:value-type="float" office:value="14494" calcext:value-type="float">
            <text:p>14,494</text:p>
          </table:table-cell>
          <table:table-cell table:style-name="ce47" office:value-type="float" office:value="13116" calcext:value-type="float">
            <text:p>13,116</text:p>
          </table:table-cell>
          <table:table-cell table:style-name="ce26" office:value-type="float" office:value="50534" calcext:value-type="float">
            <text:p>50,534</text:p>
          </table:table-cell>
          <table:table-cell table:style-name="ce26" office:value-type="float" office:value="11898" calcext:value-type="float">
            <text:p>11,898</text:p>
          </table:table-cell>
          <table:table-cell table:style-name="ce26" office:value-type="float" office:value="10748" calcext:value-type="float">
            <text:p>10,748</text:p>
          </table:table-cell>
          <table:table-cell table:style-name="ce26" office:value-type="float" office:value="10149" calcext:value-type="float">
            <text:p>10,149</text:p>
          </table:table-cell>
          <table:table-cell table:style-name="ce26" office:value-type="float" office:value="9211" calcext:value-type="float">
            <text:p>9,211</text:p>
          </table:table-cell>
          <table:table-cell table:style-name="ce47" office:value-type="float" office:value="8528" calcext:value-type="float">
            <text:p>8,528</text:p>
          </table:table-cell>
          <table:table-cell table:style-name="ce26" office:value-type="float" office:value="34724" calcext:value-type="float">
            <text:p>34,724</text:p>
          </table:table-cell>
          <table:table-cell table:style-name="ce26" office:value-type="float" office:value="7976" calcext:value-type="float">
            <text:p>7,976</text:p>
          </table:table-cell>
          <table:table-cell table:style-name="ce26" office:value-type="float" office:value="7826" calcext:value-type="float">
            <text:p>7,826</text:p>
          </table:table-cell>
          <table:table-cell table:style-name="ce26" office:value-type="float" office:value="7006" calcext:value-type="float">
            <text:p>7,006</text:p>
          </table:table-cell>
          <table:table-cell table:style-name="ce26" office:value-type="float" office:value="6290" calcext:value-type="float">
            <text:p>6,290</text:p>
          </table:table-cell>
          <table:table-cell table:style-name="ce47" office:value-type="float" office:value="5626" calcext:value-type="float">
            <text:p>5,626</text:p>
          </table:table-cell>
          <table:table-cell table:style-name="ce26" office:value-type="float" office:value="16568" calcext:value-type="float">
            <text:p>16,568</text:p>
          </table:table-cell>
          <table:table-cell table:style-name="ce26" office:value-type="float" office:value="4681" calcext:value-type="float">
            <text:p>4,681</text:p>
          </table:table-cell>
          <table:table-cell table:style-name="ce26" office:value-type="float" office:value="4069" calcext:value-type="float">
            <text:p>4,069</text:p>
          </table:table-cell>
          <table:table-cell table:style-name="ce26" office:value-type="float" office:value="3372" calcext:value-type="float">
            <text:p>3,372</text:p>
          </table:table-cell>
          <table:table-cell table:style-name="ce26" office:value-type="float" office:value="2495" calcext:value-type="float">
            <text:p>2,495</text:p>
          </table:table-cell>
          <table:table-cell table:style-name="ce47" office:value-type="float" office:value="1951" calcext:value-type="float">
            <text:p>1,951</text:p>
          </table:table-cell>
          <table:table-cell table:style-name="ce26" office:value-type="float" office:value="4528" calcext:value-type="float">
            <text:p>4,528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1201" calcext:value-type="float">
            <text:p>1,201</text:p>
          </table:table-cell>
          <table:table-cell table:style-name="ce26" office:value-type="float" office:value="849" calcext:value-type="float">
            <text:p>849</text:p>
          </table:table-cell>
          <table:table-cell table:style-name="ce26" office:value-type="float" office:value="542" calcext:value-type="float">
            <text:p>542</text:p>
          </table:table-cell>
          <table:table-cell table:style-name="ce47" office:value-type="float" office:value="356" calcext:value-type="float">
            <text:p>356</text:p>
          </table:table-cell>
          <table:table-cell table:style-name="ce26" office:value-type="float" office:value="774" calcext:value-type="float">
            <text:p>77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80179" calcext:value-type="float">
            <text:p>1,280,179</text:p>
          </table:table-cell>
          <table:table-cell table:style-name="ce26" office:value-type="float" office:value="72619" calcext:value-type="float">
            <text:p>72,619</text:p>
          </table:table-cell>
          <table:table-cell table:style-name="ce38" office:value-type="float" office:value="12214" calcext:value-type="float">
            <text:p>12,214</text:p>
          </table:table-cell>
          <table:table-cell table:style-name="ce38" office:value-type="float" office:value="14885" calcext:value-type="float">
            <text:p>14,885</text:p>
          </table:table-cell>
          <table:table-cell table:style-name="ce38" office:value-type="float" office:value="15568" calcext:value-type="float">
            <text:p>15,568</text:p>
          </table:table-cell>
          <table:table-cell table:style-name="ce38" office:value-type="float" office:value="15901" calcext:value-type="float">
            <text:p>15,901</text:p>
          </table:table-cell>
          <table:table-cell table:style-name="ce38" office:value-type="float" office:value="14051" calcext:value-type="float">
            <text:p>14,051</text:p>
          </table:table-cell>
          <table:table-cell table:style-name="ce38" office:value-type="float" office:value="60000" calcext:value-type="float">
            <text:p>60,000</text:p>
          </table:table-cell>
          <table:table-cell table:style-name="ce38" office:value-type="float" office:value="15178" calcext:value-type="float">
            <text:p>15,178</text:p>
          </table:table-cell>
          <table:table-cell table:style-name="ce38" office:value-type="float" office:value="12564" calcext:value-type="float">
            <text:p>12,564</text:p>
          </table:table-cell>
          <table:table-cell table:style-name="ce38" office:value-type="float" office:value="10323" calcext:value-type="float">
            <text:p>10,323</text:p>
          </table:table-cell>
          <table:table-cell table:style-name="ce38" office:value-type="float" office:value="10997" calcext:value-type="float">
            <text:p>10,997</text:p>
          </table:table-cell>
          <table:table-cell table:style-name="ce48" office:value-type="float" office:value="10938" calcext:value-type="float">
            <text:p>10,938</text:p>
          </table:table-cell>
          <table:table-cell table:style-name="ce38" office:value-type="float" office:value="58400" calcext:value-type="float">
            <text:p>58,400</text:p>
          </table:table-cell>
          <table:table-cell table:style-name="ce38" office:value-type="float" office:value="11706" calcext:value-type="float">
            <text:p>11,706</text:p>
          </table:table-cell>
          <table:table-cell table:style-name="ce38" office:value-type="float" office:value="11579" calcext:value-type="float">
            <text:p>11,579</text:p>
          </table:table-cell>
          <table:table-cell table:style-name="ce38" office:value-type="float" office:value="11699" calcext:value-type="float">
            <text:p>11,699</text:p>
          </table:table-cell>
          <table:table-cell table:style-name="ce38" office:value-type="float" office:value="11759" calcext:value-type="float">
            <text:p>11,759</text:p>
          </table:table-cell>
          <table:table-cell table:style-name="ce48" office:value-type="float" office:value="11657" calcext:value-type="float">
            <text:p>11,657</text:p>
          </table:table-cell>
          <table:table-cell table:style-name="ce38" office:value-type="float" office:value="67235" calcext:value-type="float">
            <text:p>67,235</text:p>
          </table:table-cell>
          <table:table-cell table:style-name="ce38" office:value-type="float" office:value="12597" calcext:value-type="float">
            <text:p>12,597</text:p>
          </table:table-cell>
          <table:table-cell table:style-name="ce38" office:value-type="float" office:value="12370" calcext:value-type="float">
            <text:p>12,370</text:p>
          </table:table-cell>
          <table:table-cell table:style-name="ce38" office:value-type="float" office:value="14922" calcext:value-type="float">
            <text:p>14,922</text:p>
          </table:table-cell>
          <table:table-cell table:style-name="ce38" office:value-type="float" office:value="14234" calcext:value-type="float">
            <text:p>14,234</text:p>
          </table:table-cell>
          <table:table-cell table:style-name="ce48" office:value-type="float" office:value="13112" calcext:value-type="float">
            <text:p>13,112</text:p>
          </table:table-cell>
          <table:table-cell table:style-name="ce38" office:value-type="float" office:value="76518" calcext:value-type="float">
            <text:p>76,518</text:p>
          </table:table-cell>
          <table:table-cell table:style-name="ce38" office:value-type="float" office:value="15078" calcext:value-type="float">
            <text:p>15,078</text:p>
          </table:table-cell>
          <table:table-cell table:style-name="ce38" office:value-type="float" office:value="15101" calcext:value-type="float">
            <text:p>15,101</text:p>
          </table:table-cell>
          <table:table-cell table:style-name="ce38" office:value-type="float" office:value="15683" calcext:value-type="float">
            <text:p>15,683</text:p>
          </table:table-cell>
          <table:table-cell table:style-name="ce38" office:value-type="float" office:value="15496" calcext:value-type="float">
            <text:p>15,496</text:p>
          </table:table-cell>
          <table:table-cell table:style-name="ce48" office:value-type="float" office:value="15160" calcext:value-type="float">
            <text:p>15,160</text:p>
          </table:table-cell>
          <table:table-cell table:style-name="ce38" office:value-type="float" office:value="78428" calcext:value-type="float">
            <text:p>78,428</text:p>
          </table:table-cell>
          <table:table-cell table:style-name="ce38" office:value-type="float" office:value="15124" calcext:value-type="float">
            <text:p>15,124</text:p>
          </table:table-cell>
          <table:table-cell table:style-name="ce38" office:value-type="float" office:value="15072" calcext:value-type="float">
            <text:p>15,072</text:p>
          </table:table-cell>
          <table:table-cell table:style-name="ce38" office:value-type="float" office:value="16080" calcext:value-type="float">
            <text:p>16,080</text:p>
          </table:table-cell>
          <table:table-cell table:style-name="ce38" office:value-type="float" office:value="15509" calcext:value-type="float">
            <text:p>15,509</text:p>
          </table:table-cell>
          <table:table-cell table:style-name="ce48" office:value-type="float" office:value="16643" calcext:value-type="float">
            <text:p>16,643</text:p>
          </table:table-cell>
          <table:table-cell table:style-name="ce38" office:value-type="float" office:value="87593" calcext:value-type="float">
            <text:p>87,593</text:p>
          </table:table-cell>
          <table:table-cell table:style-name="ce38" office:value-type="float" office:value="15455" calcext:value-type="float">
            <text:p>15,455</text:p>
          </table:table-cell>
          <table:table-cell table:style-name="ce38" office:value-type="float" office:value="15118" calcext:value-type="float">
            <text:p>15,118</text:p>
          </table:table-cell>
          <table:table-cell table:style-name="ce38" office:value-type="float" office:value="17360" calcext:value-type="float">
            <text:p>17,360</text:p>
          </table:table-cell>
          <table:table-cell table:style-name="ce38" office:value-type="float" office:value="19318" calcext:value-type="float">
            <text:p>19,318</text:p>
          </table:table-cell>
          <table:table-cell table:style-name="ce48" office:value-type="float" office:value="20342" calcext:value-type="float">
            <text:p>20,342</text:p>
          </table:table-cell>
          <table:table-cell table:style-name="ce38" office:value-type="float" office:value="112007" calcext:value-type="float">
            <text:p>112,007</text:p>
          </table:table-cell>
          <table:table-cell table:style-name="ce38" office:value-type="float" office:value="21855" calcext:value-type="float">
            <text:p>21,855</text:p>
          </table:table-cell>
          <table:table-cell table:style-name="ce38" office:value-type="float" office:value="22922" calcext:value-type="float">
            <text:p>22,922</text:p>
          </table:table-cell>
          <table:table-cell table:style-name="ce38" office:value-type="float" office:value="22266" calcext:value-type="float">
            <text:p>22,266</text:p>
          </table:table-cell>
          <table:table-cell table:style-name="ce38" office:value-type="float" office:value="22773" calcext:value-type="float">
            <text:p>22,773</text:p>
          </table:table-cell>
          <table:table-cell table:style-name="ce48" office:value-type="float" office:value="22191" calcext:value-type="float">
            <text:p>22,191</text:p>
          </table:table-cell>
          <table:table-cell table:style-name="ce38" office:value-type="float" office:value="99051" calcext:value-type="float">
            <text:p>99,051</text:p>
          </table:table-cell>
          <table:table-cell table:style-name="ce38" office:value-type="float" office:value="19970" calcext:value-type="float">
            <text:p>19,970</text:p>
          </table:table-cell>
          <table:table-cell table:style-name="ce38" office:value-type="float" office:value="22905" calcext:value-type="float">
            <text:p>22,905</text:p>
          </table:table-cell>
          <table:table-cell table:style-name="ce38" office:value-type="float" office:value="18987" calcext:value-type="float">
            <text:p>18,987</text:p>
          </table:table-cell>
          <table:table-cell table:style-name="ce38" office:value-type="float" office:value="18607" calcext:value-type="float">
            <text:p>18,607</text:p>
          </table:table-cell>
          <table:table-cell table:style-name="ce48" office:value-type="float" office:value="18582" calcext:value-type="float">
            <text:p>18,582</text:p>
          </table:table-cell>
          <table:table-cell table:style-name="ce38" office:value-type="float" office:value="93080" calcext:value-type="float">
            <text:p>93,080</text:p>
          </table:table-cell>
          <table:table-cell table:style-name="ce38" office:value-type="float" office:value="17974" calcext:value-type="float">
            <text:p>17,974</text:p>
          </table:table-cell>
          <table:table-cell table:style-name="ce38" office:value-type="float" office:value="18490" calcext:value-type="float">
            <text:p>18,490</text:p>
          </table:table-cell>
          <table:table-cell table:style-name="ce38" office:value-type="float" office:value="18953" calcext:value-type="float">
            <text:p>18,953</text:p>
          </table:table-cell>
          <table:table-cell table:style-name="ce38" office:value-type="float" office:value="18893" calcext:value-type="float">
            <text:p>18,893</text:p>
          </table:table-cell>
          <table:table-cell table:style-name="ce48" office:value-type="float" office:value="18770" calcext:value-type="float">
            <text:p>18,770</text:p>
          </table:table-cell>
          <table:table-cell table:style-name="ce38" office:value-type="float" office:value="93042" calcext:value-type="float">
            <text:p>93,042</text:p>
          </table:table-cell>
          <table:table-cell table:style-name="ce38" office:value-type="float" office:value="18083" calcext:value-type="float">
            <text:p>18,083</text:p>
          </table:table-cell>
          <table:table-cell table:style-name="ce38" office:value-type="float" office:value="18241" calcext:value-type="float">
            <text:p>18,241</text:p>
          </table:table-cell>
          <table:table-cell table:style-name="ce38" office:value-type="float" office:value="18546" calcext:value-type="float">
            <text:p>18,546</text:p>
          </table:table-cell>
          <table:table-cell table:style-name="ce38" office:value-type="float" office:value="19103" calcext:value-type="float">
            <text:p>19,103</text:p>
          </table:table-cell>
          <table:table-cell table:style-name="ce48" office:value-type="float" office:value="19069" calcext:value-type="float">
            <text:p>19,069</text:p>
          </table:table-cell>
          <table:table-cell table:style-name="ce38" office:value-type="float" office:value="93478" calcext:value-type="float">
            <text:p>93,478</text:p>
          </table:table-cell>
          <table:table-cell table:style-name="ce38" office:value-type="float" office:value="18902" calcext:value-type="float">
            <text:p>18,902</text:p>
          </table:table-cell>
          <table:table-cell table:style-name="ce38" office:value-type="float" office:value="18471" calcext:value-type="float">
            <text:p>18,471</text:p>
          </table:table-cell>
          <table:table-cell table:style-name="ce38" office:value-type="float" office:value="18579" calcext:value-type="float">
            <text:p>18,579</text:p>
          </table:table-cell>
          <table:table-cell table:style-name="ce38" office:value-type="float" office:value="18504" calcext:value-type="float">
            <text:p>18,504</text:p>
          </table:table-cell>
          <table:table-cell table:style-name="ce48" office:value-type="float" office:value="19022" calcext:value-type="float">
            <text:p>19,022</text:p>
          </table:table-cell>
          <table:table-cell table:style-name="ce38" office:value-type="float" office:value="89647" calcext:value-type="float">
            <text:p>89,647</text:p>
          </table:table-cell>
          <table:table-cell table:style-name="ce38" office:value-type="float" office:value="17575" calcext:value-type="float">
            <text:p>17,575</text:p>
          </table:table-cell>
          <table:table-cell table:style-name="ce38" office:value-type="float" office:value="18310" calcext:value-type="float">
            <text:p>18,310</text:p>
          </table:table-cell>
          <table:table-cell table:style-name="ce38" office:value-type="float" office:value="18397" calcext:value-type="float">
            <text:p>18,397</text:p>
          </table:table-cell>
          <table:table-cell table:style-name="ce38" office:value-type="float" office:value="18008" calcext:value-type="float">
            <text:p>18,008</text:p>
          </table:table-cell>
          <table:table-cell table:style-name="ce48" office:value-type="float" office:value="17357" calcext:value-type="float">
            <text:p>17,357</text:p>
          </table:table-cell>
          <table:table-cell table:style-name="ce38" office:value-type="float" office:value="76376" calcext:value-type="float">
            <text:p>76,376</text:p>
          </table:table-cell>
          <table:table-cell table:style-name="ce38" office:value-type="float" office:value="17135" calcext:value-type="float">
            <text:p>17,135</text:p>
          </table:table-cell>
          <table:table-cell table:style-name="ce38" office:value-type="float" office:value="17079" calcext:value-type="float">
            <text:p>17,079</text:p>
          </table:table-cell>
          <table:table-cell table:style-name="ce38" office:value-type="float" office:value="15211" calcext:value-type="float">
            <text:p>15,211</text:p>
          </table:table-cell>
          <table:table-cell table:style-name="ce38" office:value-type="float" office:value="14176" calcext:value-type="float">
            <text:p>14,176</text:p>
          </table:table-cell>
          <table:table-cell table:style-name="ce48" office:value-type="float" office:value="12775" calcext:value-type="float">
            <text:p>12,775</text:p>
          </table:table-cell>
          <table:table-cell table:style-name="ce38" office:value-type="float" office:value="42840" calcext:value-type="float">
            <text:p>42,840</text:p>
          </table:table-cell>
          <table:table-cell table:style-name="ce38" office:value-type="float" office:value="11233" calcext:value-type="float">
            <text:p>11,233</text:p>
          </table:table-cell>
          <table:table-cell table:style-name="ce38" office:value-type="float" office:value="9370" calcext:value-type="float">
            <text:p>9,370</text:p>
          </table:table-cell>
          <table:table-cell table:style-name="ce38" office:value-type="float" office:value="6849" calcext:value-type="float">
            <text:p>6,849</text:p>
          </table:table-cell>
          <table:table-cell table:style-name="ce38" office:value-type="float" office:value="7675" calcext:value-type="float">
            <text:p>7,675</text:p>
          </table:table-cell>
          <table:table-cell table:style-name="ce48" office:value-type="float" office:value="7713" calcext:value-type="float">
            <text:p>7,713</text:p>
          </table:table-cell>
          <table:table-cell table:style-name="ce38" office:value-type="float" office:value="32468" calcext:value-type="float">
            <text:p>32,468</text:p>
          </table:table-cell>
          <table:table-cell table:style-name="ce38" office:value-type="float" office:value="7475" calcext:value-type="float">
            <text:p>7,475</text:p>
          </table:table-cell>
          <table:table-cell table:style-name="ce38" office:value-type="float" office:value="6868" calcext:value-type="float">
            <text:p>6,868</text:p>
          </table:table-cell>
          <table:table-cell table:style-name="ce38" office:value-type="float" office:value="6678" calcext:value-type="float">
            <text:p>6,678</text:p>
          </table:table-cell>
          <table:table-cell table:style-name="ce38" office:value-type="float" office:value="6050" calcext:value-type="float">
            <text:p>6,050</text:p>
          </table:table-cell>
          <table:table-cell table:style-name="ce48" office:value-type="float" office:value="5397" calcext:value-type="float">
            <text:p>5,397</text:p>
          </table:table-cell>
          <table:table-cell table:style-name="ce38" office:value-type="float" office:value="20608" calcext:value-type="float">
            <text:p>20,608</text:p>
          </table:table-cell>
          <table:table-cell table:style-name="ce38" office:value-type="float" office:value="4838" calcext:value-type="float">
            <text:p>4,838</text:p>
          </table:table-cell>
          <table:table-cell table:style-name="ce38" office:value-type="float" office:value="4274" calcext:value-type="float">
            <text:p>4,274</text:p>
          </table:table-cell>
          <table:table-cell table:style-name="ce38" office:value-type="float" office:value="4083" calcext:value-type="float">
            <text:p>4,083</text:p>
          </table:table-cell>
          <table:table-cell table:style-name="ce38" office:value-type="float" office:value="3789" calcext:value-type="float">
            <text:p>3,789</text:p>
          </table:table-cell>
          <table:table-cell table:style-name="ce48" office:value-type="float" office:value="3624" calcext:value-type="float">
            <text:p>3,624</text:p>
          </table:table-cell>
          <table:table-cell table:style-name="ce38" office:value-type="float" office:value="16238" calcext:value-type="float">
            <text:p>16,238</text:p>
          </table:table-cell>
          <table:table-cell table:style-name="ce38" office:value-type="float" office:value="3534" calcext:value-type="float">
            <text:p>3,534</text:p>
          </table:table-cell>
          <table:table-cell table:style-name="ce38" office:value-type="float" office:value="3589" calcext:value-type="float">
            <text:p>3,589</text:p>
          </table:table-cell>
          <table:table-cell table:style-name="ce38" office:value-type="float" office:value="3387" calcext:value-type="float">
            <text:p>3,387</text:p>
          </table:table-cell>
          <table:table-cell table:style-name="ce38" office:value-type="float" office:value="3021" calcext:value-type="float">
            <text:p>3,021</text:p>
          </table:table-cell>
          <table:table-cell table:style-name="ce48" office:value-type="float" office:value="2707" calcext:value-type="float">
            <text:p>2,707</text:p>
          </table:table-cell>
          <table:table-cell table:style-name="ce38" office:value-type="float" office:value="7949" calcext:value-type="float">
            <text:p>7,949</text:p>
          </table:table-cell>
          <table:table-cell table:style-name="ce38" office:value-type="float" office:value="2232" calcext:value-type="float">
            <text:p>2,232</text:p>
          </table:table-cell>
          <table:table-cell table:style-name="ce38" office:value-type="float" office:value="1947" calcext:value-type="float">
            <text:p>1,947</text:p>
          </table:table-cell>
          <table:table-cell table:style-name="ce38" office:value-type="float" office:value="1677" calcext:value-type="float">
            <text:p>1,677</text:p>
          </table:table-cell>
          <table:table-cell table:style-name="ce38" office:value-type="float" office:value="1180" calcext:value-type="float">
            <text:p>1,180</text:p>
          </table:table-cell>
          <table:table-cell table:style-name="ce48" office:value-type="float" office:value="913" calcext:value-type="float">
            <text:p>913</text:p>
          </table:table-cell>
          <table:table-cell table:style-name="ce38" office:value-type="float" office:value="2221" calcext:value-type="float">
            <text:p>2,221</text:p>
          </table:table-cell>
          <table:table-cell table:style-name="ce38" office:value-type="float" office:value="803" calcext:value-type="float">
            <text:p>803</text:p>
          </table:table-cell>
          <table:table-cell table:style-name="ce38" office:value-type="float" office:value="574" calcext:value-type="float">
            <text:p>574</text:p>
          </table:table-cell>
          <table:table-cell table:style-name="ce38" office:value-type="float" office:value="398" calcext:value-type="float">
            <text:p>398</text:p>
          </table:table-cell>
          <table:table-cell table:style-name="ce38" office:value-type="float" office:value="260" calcext:value-type="float">
            <text:p>260</text:p>
          </table:table-cell>
          <table:table-cell table:style-name="ce48" office:value-type="float" office:value="186" calcext:value-type="float">
            <text:p>186</text:p>
          </table:table-cell>
          <table:table-cell table:style-name="ce38" office:value-type="float" office:value="381" calcext:value-type="float">
            <text:p>38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0039" calcext:value-type="float">
            <text:p>1,400,039</text:p>
          </table:table-cell>
          <table:table-cell table:style-name="ce34" office:value-type="float" office:value="68444" calcext:value-type="float">
            <text:p>68,444</text:p>
          </table:table-cell>
          <table:table-cell table:style-name="ce39" office:value-type="float" office:value="11565" calcext:value-type="float">
            <text:p>11,565</text:p>
          </table:table-cell>
          <table:table-cell table:style-name="ce39" office:value-type="float" office:value="14011" calcext:value-type="float">
            <text:p>14,011</text:p>
          </table:table-cell>
          <table:table-cell table:style-name="ce39" office:value-type="float" office:value="14532" calcext:value-type="float">
            <text:p>14,532</text:p>
          </table:table-cell>
          <table:table-cell table:style-name="ce39" office:value-type="float" office:value="15001" calcext:value-type="float">
            <text:p>15,001</text:p>
          </table:table-cell>
          <table:table-cell table:style-name="ce39" office:value-type="float" office:value="13335" calcext:value-type="float">
            <text:p>13,335</text:p>
          </table:table-cell>
          <table:table-cell table:style-name="ce39" office:value-type="float" office:value="55644" calcext:value-type="float">
            <text:p>55,644</text:p>
          </table:table-cell>
          <table:table-cell table:style-name="ce39" office:value-type="float" office:value="14200" calcext:value-type="float">
            <text:p>14,200</text:p>
          </table:table-cell>
          <table:table-cell table:style-name="ce39" office:value-type="float" office:value="11630" calcext:value-type="float">
            <text:p>11,630</text:p>
          </table:table-cell>
          <table:table-cell table:style-name="ce39" office:value-type="float" office:value="9495" calcext:value-type="float">
            <text:p>9,495</text:p>
          </table:table-cell>
          <table:table-cell table:style-name="ce39" office:value-type="float" office:value="10194" calcext:value-type="float">
            <text:p>10,194</text:p>
          </table:table-cell>
          <table:table-cell table:style-name="ce49" office:value-type="float" office:value="10125" calcext:value-type="float">
            <text:p>10,125</text:p>
          </table:table-cell>
          <table:table-cell table:style-name="ce39" office:value-type="float" office:value="53143" calcext:value-type="float">
            <text:p>53,143</text:p>
          </table:table-cell>
          <table:table-cell table:style-name="ce39" office:value-type="float" office:value="10871" calcext:value-type="float">
            <text:p>10,871</text:p>
          </table:table-cell>
          <table:table-cell table:style-name="ce39" office:value-type="float" office:value="10680" calcext:value-type="float">
            <text:p>10,680</text:p>
          </table:table-cell>
          <table:table-cell table:style-name="ce39" office:value-type="float" office:value="10451" calcext:value-type="float">
            <text:p>10,451</text:p>
          </table:table-cell>
          <table:table-cell table:style-name="ce39" office:value-type="float" office:value="10450" calcext:value-type="float">
            <text:p>10,450</text:p>
          </table:table-cell>
          <table:table-cell table:style-name="ce49" office:value-type="float" office:value="10691" calcext:value-type="float">
            <text:p>10,691</text:p>
          </table:table-cell>
          <table:table-cell table:style-name="ce39" office:value-type="float" office:value="61955" calcext:value-type="float">
            <text:p>61,955</text:p>
          </table:table-cell>
          <table:table-cell table:style-name="ce39" office:value-type="float" office:value="11527" calcext:value-type="float">
            <text:p>11,527</text:p>
          </table:table-cell>
          <table:table-cell table:style-name="ce39" office:value-type="float" office:value="11475" calcext:value-type="float">
            <text:p>11,475</text:p>
          </table:table-cell>
          <table:table-cell table:style-name="ce39" office:value-type="float" office:value="13743" calcext:value-type="float">
            <text:p>13,743</text:p>
          </table:table-cell>
          <table:table-cell table:style-name="ce39" office:value-type="float" office:value="13170" calcext:value-type="float">
            <text:p>13,170</text:p>
          </table:table-cell>
          <table:table-cell table:style-name="ce49" office:value-type="float" office:value="12040" calcext:value-type="float">
            <text:p>12,040</text:p>
          </table:table-cell>
          <table:table-cell table:style-name="ce39" office:value-type="float" office:value="72121" calcext:value-type="float">
            <text:p>72,121</text:p>
          </table:table-cell>
          <table:table-cell table:style-name="ce39" office:value-type="float" office:value="14084" calcext:value-type="float">
            <text:p>14,084</text:p>
          </table:table-cell>
          <table:table-cell table:style-name="ce39" office:value-type="float" office:value="14348" calcext:value-type="float">
            <text:p>14,348</text:p>
          </table:table-cell>
          <table:table-cell table:style-name="ce39" office:value-type="float" office:value="14766" calcext:value-type="float">
            <text:p>14,766</text:p>
          </table:table-cell>
          <table:table-cell table:style-name="ce39" office:value-type="float" office:value="14388" calcext:value-type="float">
            <text:p>14,388</text:p>
          </table:table-cell>
          <table:table-cell table:style-name="ce49" office:value-type="float" office:value="14535" calcext:value-type="float">
            <text:p>14,535</text:p>
          </table:table-cell>
          <table:table-cell table:style-name="ce39" office:value-type="float" office:value="77189" calcext:value-type="float">
            <text:p>77,189</text:p>
          </table:table-cell>
          <table:table-cell table:style-name="ce39" office:value-type="float" office:value="14477" calcext:value-type="float">
            <text:p>14,477</text:p>
          </table:table-cell>
          <table:table-cell table:style-name="ce39" office:value-type="float" office:value="14258" calcext:value-type="float">
            <text:p>14,258</text:p>
          </table:table-cell>
          <table:table-cell table:style-name="ce39" office:value-type="float" office:value="15437" calcext:value-type="float">
            <text:p>15,437</text:p>
          </table:table-cell>
          <table:table-cell table:style-name="ce39" office:value-type="float" office:value="15429" calcext:value-type="float">
            <text:p>15,429</text:p>
          </table:table-cell>
          <table:table-cell table:style-name="ce49" office:value-type="float" office:value="17588" calcext:value-type="float">
            <text:p>17,588</text:p>
          </table:table-cell>
          <table:table-cell table:style-name="ce39" office:value-type="float" office:value="97778" calcext:value-type="float">
            <text:p>97,778</text:p>
          </table:table-cell>
          <table:table-cell table:style-name="ce39" office:value-type="float" office:value="16501" calcext:value-type="float">
            <text:p>16,501</text:p>
          </table:table-cell>
          <table:table-cell table:style-name="ce39" office:value-type="float" office:value="17018" calcext:value-type="float">
            <text:p>17,018</text:p>
          </table:table-cell>
          <table:table-cell table:style-name="ce39" office:value-type="float" office:value="19625" calcext:value-type="float">
            <text:p>19,625</text:p>
          </table:table-cell>
          <table:table-cell table:style-name="ce39" office:value-type="float" office:value="21867" calcext:value-type="float">
            <text:p>21,867</text:p>
          </table:table-cell>
          <table:table-cell table:style-name="ce49" office:value-type="float" office:value="22767" calcext:value-type="float">
            <text:p>22,767</text:p>
          </table:table-cell>
          <table:table-cell table:style-name="ce39" office:value-type="float" office:value="126870" calcext:value-type="float">
            <text:p>126,870</text:p>
          </table:table-cell>
          <table:table-cell table:style-name="ce39" office:value-type="float" office:value="24704" calcext:value-type="float">
            <text:p>24,704</text:p>
          </table:table-cell>
          <table:table-cell table:style-name="ce39" office:value-type="float" office:value="26044" calcext:value-type="float">
            <text:p>26,044</text:p>
          </table:table-cell>
          <table:table-cell table:style-name="ce39" office:value-type="float" office:value="25386" calcext:value-type="float">
            <text:p>25,386</text:p>
          </table:table-cell>
          <table:table-cell table:style-name="ce39" office:value-type="float" office:value="25757" calcext:value-type="float">
            <text:p>25,757</text:p>
          </table:table-cell>
          <table:table-cell table:style-name="ce49" office:value-type="float" office:value="24979" calcext:value-type="float">
            <text:p>24,979</text:p>
          </table:table-cell>
          <table:table-cell table:style-name="ce39" office:value-type="float" office:value="113284" calcext:value-type="float">
            <text:p>113,284</text:p>
          </table:table-cell>
          <table:table-cell table:style-name="ce39" office:value-type="float" office:value="22656" calcext:value-type="float">
            <text:p>22,656</text:p>
          </table:table-cell>
          <table:table-cell table:style-name="ce39" office:value-type="float" office:value="25943" calcext:value-type="float">
            <text:p>25,943</text:p>
          </table:table-cell>
          <table:table-cell table:style-name="ce39" office:value-type="float" office:value="22181" calcext:value-type="float">
            <text:p>22,181</text:p>
          </table:table-cell>
          <table:table-cell table:style-name="ce39" office:value-type="float" office:value="21564" calcext:value-type="float">
            <text:p>21,564</text:p>
          </table:table-cell>
          <table:table-cell table:style-name="ce49" office:value-type="float" office:value="20940" calcext:value-type="float">
            <text:p>20,940</text:p>
          </table:table-cell>
          <table:table-cell table:style-name="ce39" office:value-type="float" office:value="108811" calcext:value-type="float">
            <text:p>108,811</text:p>
          </table:table-cell>
          <table:table-cell table:style-name="ce39" office:value-type="float" office:value="20921" calcext:value-type="float">
            <text:p>20,921</text:p>
          </table:table-cell>
          <table:table-cell table:style-name="ce39" office:value-type="float" office:value="21464" calcext:value-type="float">
            <text:p>21,464</text:p>
          </table:table-cell>
          <table:table-cell table:style-name="ce39" office:value-type="float" office:value="22159" calcext:value-type="float">
            <text:p>22,159</text:p>
          </table:table-cell>
          <table:table-cell table:style-name="ce39" office:value-type="float" office:value="22296" calcext:value-type="float">
            <text:p>22,296</text:p>
          </table:table-cell>
          <table:table-cell table:style-name="ce49" office:value-type="float" office:value="21971" calcext:value-type="float">
            <text:p>21,971</text:p>
          </table:table-cell>
          <table:table-cell table:style-name="ce39" office:value-type="float" office:value="107437" calcext:value-type="float">
            <text:p>107,437</text:p>
          </table:table-cell>
          <table:table-cell table:style-name="ce39" office:value-type="float" office:value="21095" calcext:value-type="float">
            <text:p>21,095</text:p>
          </table:table-cell>
          <table:table-cell table:style-name="ce39" office:value-type="float" office:value="20904" calcext:value-type="float">
            <text:p>20,904</text:p>
          </table:table-cell>
          <table:table-cell table:style-name="ce39" office:value-type="float" office:value="21359" calcext:value-type="float">
            <text:p>21,359</text:p>
          </table:table-cell>
          <table:table-cell table:style-name="ce39" office:value-type="float" office:value="22056" calcext:value-type="float">
            <text:p>22,056</text:p>
          </table:table-cell>
          <table:table-cell table:style-name="ce49" office:value-type="float" office:value="22023" calcext:value-type="float">
            <text:p>22,023</text:p>
          </table:table-cell>
          <table:table-cell table:style-name="ce39" office:value-type="float" office:value="108336" calcext:value-type="float">
            <text:p>108,336</text:p>
          </table:table-cell>
          <table:table-cell table:style-name="ce39" office:value-type="float" office:value="21779" calcext:value-type="float">
            <text:p>21,779</text:p>
          </table:table-cell>
          <table:table-cell table:style-name="ce39" office:value-type="float" office:value="21473" calcext:value-type="float">
            <text:p>21,473</text:p>
          </table:table-cell>
          <table:table-cell table:style-name="ce39" office:value-type="float" office:value="21186" calcext:value-type="float">
            <text:p>21,186</text:p>
          </table:table-cell>
          <table:table-cell table:style-name="ce39" office:value-type="float" office:value="21723" calcext:value-type="float">
            <text:p>21,723</text:p>
          </table:table-cell>
          <table:table-cell table:style-name="ce49" office:value-type="float" office:value="22175" calcext:value-type="float">
            <text:p>22,175</text:p>
          </table:table-cell>
          <table:table-cell table:style-name="ce39" office:value-type="float" office:value="103620" calcext:value-type="float">
            <text:p>103,620</text:p>
          </table:table-cell>
          <table:table-cell table:style-name="ce39" office:value-type="float" office:value="20402" calcext:value-type="float">
            <text:p>20,402</text:p>
          </table:table-cell>
          <table:table-cell table:style-name="ce39" office:value-type="float" office:value="21660" calcext:value-type="float">
            <text:p>21,660</text:p>
          </table:table-cell>
          <table:table-cell table:style-name="ce39" office:value-type="float" office:value="21072" calcext:value-type="float">
            <text:p>21,072</text:p>
          </table:table-cell>
          <table:table-cell table:style-name="ce39" office:value-type="float" office:value="20432" calcext:value-type="float">
            <text:p>20,432</text:p>
          </table:table-cell>
          <table:table-cell table:style-name="ce49" office:value-type="float" office:value="20054" calcext:value-type="float">
            <text:p>20,054</text:p>
          </table:table-cell>
          <table:table-cell table:style-name="ce39" office:value-type="float" office:value="90197" calcext:value-type="float">
            <text:p>90,197</text:p>
          </table:table-cell>
          <table:table-cell table:style-name="ce39" office:value-type="float" office:value="19854" calcext:value-type="float">
            <text:p>19,854</text:p>
          </table:table-cell>
          <table:table-cell table:style-name="ce39" office:value-type="float" office:value="19945" calcext:value-type="float">
            <text:p>19,945</text:p>
          </table:table-cell>
          <table:table-cell table:style-name="ce39" office:value-type="float" office:value="18099" calcext:value-type="float">
            <text:p>18,099</text:p>
          </table:table-cell>
          <table:table-cell table:style-name="ce39" office:value-type="float" office:value="17259" calcext:value-type="float">
            <text:p>17,259</text:p>
          </table:table-cell>
          <table:table-cell table:style-name="ce49" office:value-type="float" office:value="15040" calcext:value-type="float">
            <text:p>15,040</text:p>
          </table:table-cell>
          <table:table-cell table:style-name="ce39" office:value-type="float" office:value="51911" calcext:value-type="float">
            <text:p>51,911</text:p>
          </table:table-cell>
          <table:table-cell table:style-name="ce39" office:value-type="float" office:value="13364" calcext:value-type="float">
            <text:p>13,364</text:p>
          </table:table-cell>
          <table:table-cell table:style-name="ce39" office:value-type="float" office:value="11026" calcext:value-type="float">
            <text:p>11,026</text:p>
          </table:table-cell>
          <table:table-cell table:style-name="ce39" office:value-type="float" office:value="8191" calcext:value-type="float">
            <text:p>8,191</text:p>
          </table:table-cell>
          <table:table-cell table:style-name="ce39" office:value-type="float" office:value="9518" calcext:value-type="float">
            <text:p>9,518</text:p>
          </table:table-cell>
          <table:table-cell table:style-name="ce49" office:value-type="float" office:value="9812" calcext:value-type="float">
            <text:p>9,812</text:p>
          </table:table-cell>
          <table:table-cell table:style-name="ce39" office:value-type="float" office:value="43568" calcext:value-type="float">
            <text:p>43,568</text:p>
          </table:table-cell>
          <table:table-cell table:style-name="ce39" office:value-type="float" office:value="9321" calcext:value-type="float">
            <text:p>9,321</text:p>
          </table:table-cell>
          <table:table-cell table:style-name="ce39" office:value-type="float" office:value="9131" calcext:value-type="float">
            <text:p>9,131</text:p>
          </table:table-cell>
          <table:table-cell table:style-name="ce39" office:value-type="float" office:value="8953" calcext:value-type="float">
            <text:p>8,953</text:p>
          </table:table-cell>
          <table:table-cell table:style-name="ce39" office:value-type="float" office:value="8444" calcext:value-type="float">
            <text:p>8,444</text:p>
          </table:table-cell>
          <table:table-cell table:style-name="ce49" office:value-type="float" office:value="7719" calcext:value-type="float">
            <text:p>7,719</text:p>
          </table:table-cell>
          <table:table-cell table:style-name="ce39" office:value-type="float" office:value="29926" calcext:value-type="float">
            <text:p>29,926</text:p>
          </table:table-cell>
          <table:table-cell table:style-name="ce39" office:value-type="float" office:value="7060" calcext:value-type="float">
            <text:p>7,060</text:p>
          </table:table-cell>
          <table:table-cell table:style-name="ce39" office:value-type="float" office:value="6474" calcext:value-type="float">
            <text:p>6,474</text:p>
          </table:table-cell>
          <table:table-cell table:style-name="ce39" office:value-type="float" office:value="6066" calcext:value-type="float">
            <text:p>6,066</text:p>
          </table:table-cell>
          <table:table-cell table:style-name="ce39" office:value-type="float" office:value="5422" calcext:value-type="float">
            <text:p>5,422</text:p>
          </table:table-cell>
          <table:table-cell table:style-name="ce49" office:value-type="float" office:value="4904" calcext:value-type="float">
            <text:p>4,904</text:p>
          </table:table-cell>
          <table:table-cell table:style-name="ce39" office:value-type="float" office:value="18486" calcext:value-type="float">
            <text:p>18,486</text:p>
          </table:table-cell>
          <table:table-cell table:style-name="ce39" office:value-type="float" office:value="4442" calcext:value-type="float">
            <text:p>4,442</text:p>
          </table:table-cell>
          <table:table-cell table:style-name="ce39" office:value-type="float" office:value="4237" calcext:value-type="float">
            <text:p>4,237</text:p>
          </table:table-cell>
          <table:table-cell table:style-name="ce39" office:value-type="float" office:value="3619" calcext:value-type="float">
            <text:p>3,619</text:p>
          </table:table-cell>
          <table:table-cell table:style-name="ce39" office:value-type="float" office:value="3269" calcext:value-type="float">
            <text:p>3,269</text:p>
          </table:table-cell>
          <table:table-cell table:style-name="ce49" office:value-type="float" office:value="2919" calcext:value-type="float">
            <text:p>2,919</text:p>
          </table:table-cell>
          <table:table-cell table:style-name="ce39" office:value-type="float" office:value="8619" calcext:value-type="float">
            <text:p>8,619</text:p>
          </table:table-cell>
          <table:table-cell table:style-name="ce39" office:value-type="float" office:value="2449" calcext:value-type="float">
            <text:p>2,449</text:p>
          </table:table-cell>
          <table:table-cell table:style-name="ce39" office:value-type="float" office:value="2122" calcext:value-type="float">
            <text:p>2,122</text:p>
          </table:table-cell>
          <table:table-cell table:style-name="ce39" office:value-type="float" office:value="1695" calcext:value-type="float">
            <text:p>1,695</text:p>
          </table:table-cell>
          <table:table-cell table:style-name="ce39" office:value-type="float" office:value="1315" calcext:value-type="float">
            <text:p>1,315</text:p>
          </table:table-cell>
          <table:table-cell table:style-name="ce49" office:value-type="float" office:value="1038" calcext:value-type="float">
            <text:p>1,038</text:p>
          </table:table-cell>
          <table:table-cell table:style-name="ce39" office:value-type="float" office:value="2307" calcext:value-type="float">
            <text:p>2,307</text:p>
          </table:table-cell>
          <table:table-cell table:style-name="ce39" office:value-type="float" office:value="777" calcext:value-type="float">
            <text:p>777</text:p>
          </table:table-cell>
          <table:table-cell table:style-name="ce39" office:value-type="float" office:value="627" calcext:value-type="float">
            <text:p>627</text:p>
          </table:table-cell>
          <table:table-cell table:style-name="ce39" office:value-type="float" office:value="451" calcext:value-type="float">
            <text:p>451</text:p>
          </table:table-cell>
          <table:table-cell table:style-name="ce39" office:value-type="float" office:value="282" calcext:value-type="float">
            <text:p>282</text:p>
          </table:table-cell>
          <table:table-cell table:style-name="ce49" office:value-type="float" office:value="170" calcext:value-type="float">
            <text:p>170</text:p>
          </table:table-cell>
          <table:table-cell table:style-name="ce39" office:value-type="float" office:value="393" calcext:value-type="float">
            <text:p>39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196349" calcext:value-type="float">
            <text:p>2,196,349</text:p>
          </table:table-cell>
          <table:table-cell table:style-name="ce26" office:value-type="float" office:value="114298" calcext:value-type="float">
            <text:p>114,298</text:p>
          </table:table-cell>
          <table:table-cell table:style-name="ce26" office:value-type="float" office:value="22286" calcext:value-type="float">
            <text:p>22,286</text:p>
          </table:table-cell>
          <table:table-cell table:style-name="ce26" office:value-type="float" office:value="24622" calcext:value-type="float">
            <text:p>24,622</text:p>
          </table:table-cell>
          <table:table-cell table:style-name="ce26" office:value-type="float" office:value="24241" calcext:value-type="float">
            <text:p>24,241</text:p>
          </table:table-cell>
          <table:table-cell table:style-name="ce26" office:value-type="float" office:value="22768" calcext:value-type="float">
            <text:p>22,768</text:p>
          </table:table-cell>
          <table:table-cell table:style-name="ce26" office:value-type="float" office:value="20381" calcext:value-type="float">
            <text:p>20,381</text:p>
          </table:table-cell>
          <table:table-cell table:style-name="ce26" office:value-type="float" office:value="106857" calcext:value-type="float">
            <text:p>106,857</text:p>
          </table:table-cell>
          <table:table-cell table:style-name="ce26" office:value-type="float" office:value="24542" calcext:value-type="float">
            <text:p>24,542</text:p>
          </table:table-cell>
          <table:table-cell table:style-name="ce26" office:value-type="float" office:value="22665" calcext:value-type="float">
            <text:p>22,665</text:p>
          </table:table-cell>
          <table:table-cell table:style-name="ce26" office:value-type="float" office:value="18193" calcext:value-type="float">
            <text:p>18,193</text:p>
          </table:table-cell>
          <table:table-cell table:style-name="ce26" office:value-type="float" office:value="20317" calcext:value-type="float">
            <text:p>20,317</text:p>
          </table:table-cell>
          <table:table-cell table:style-name="ce47" office:value-type="float" office:value="21140" calcext:value-type="float">
            <text:p>21,140</text:p>
          </table:table-cell>
          <table:table-cell table:style-name="ce26" office:value-type="float" office:value="111437" calcext:value-type="float">
            <text:p>111,437</text:p>
          </table:table-cell>
          <table:table-cell table:style-name="ce26" office:value-type="float" office:value="21982" calcext:value-type="float">
            <text:p>21,982</text:p>
          </table:table-cell>
          <table:table-cell table:style-name="ce26" office:value-type="float" office:value="21550" calcext:value-type="float">
            <text:p>21,550</text:p>
          </table:table-cell>
          <table:table-cell table:style-name="ce26" office:value-type="float" office:value="21820" calcext:value-type="float">
            <text:p>21,820</text:p>
          </table:table-cell>
          <table:table-cell table:style-name="ce26" office:value-type="float" office:value="22647" calcext:value-type="float">
            <text:p>22,647</text:p>
          </table:table-cell>
          <table:table-cell table:style-name="ce47" office:value-type="float" office:value="23438" calcext:value-type="float">
            <text:p>23,438</text:p>
          </table:table-cell>
          <table:table-cell table:style-name="ce26" office:value-type="float" office:value="138227" calcext:value-type="float">
            <text:p>138,227</text:p>
          </table:table-cell>
          <table:table-cell table:style-name="ce26" office:value-type="float" office:value="25401" calcext:value-type="float">
            <text:p>25,401</text:p>
          </table:table-cell>
          <table:table-cell table:style-name="ce26" office:value-type="float" office:value="26174" calcext:value-type="float">
            <text:p>26,174</text:p>
          </table:table-cell>
          <table:table-cell table:style-name="ce26" office:value-type="float" office:value="30850" calcext:value-type="float">
            <text:p>30,850</text:p>
          </table:table-cell>
          <table:table-cell table:style-name="ce26" office:value-type="float" office:value="28809" calcext:value-type="float">
            <text:p>28,809</text:p>
          </table:table-cell>
          <table:table-cell table:style-name="ce47" office:value-type="float" office:value="26993" calcext:value-type="float">
            <text:p>26,993</text:p>
          </table:table-cell>
          <table:table-cell table:style-name="ce26" office:value-type="float" office:value="157809" calcext:value-type="float">
            <text:p>157,809</text:p>
          </table:table-cell>
          <table:table-cell table:style-name="ce26" office:value-type="float" office:value="31200" calcext:value-type="float">
            <text:p>31,200</text:p>
          </table:table-cell>
          <table:table-cell table:style-name="ce26" office:value-type="float" office:value="31445" calcext:value-type="float">
            <text:p>31,445</text:p>
          </table:table-cell>
          <table:table-cell table:style-name="ce26" office:value-type="float" office:value="31820" calcext:value-type="float">
            <text:p>31,820</text:p>
          </table:table-cell>
          <table:table-cell table:style-name="ce26" office:value-type="float" office:value="31892" calcext:value-type="float">
            <text:p>31,892</text:p>
          </table:table-cell>
          <table:table-cell table:style-name="ce47" office:value-type="float" office:value="31452" calcext:value-type="float">
            <text:p>31,452</text:p>
          </table:table-cell>
          <table:table-cell table:style-name="ce26" office:value-type="float" office:value="159439" calcext:value-type="float">
            <text:p>159,439</text:p>
          </table:table-cell>
          <table:table-cell table:style-name="ce26" office:value-type="float" office:value="31293" calcext:value-type="float">
            <text:p>31,293</text:p>
          </table:table-cell>
          <table:table-cell table:style-name="ce26" office:value-type="float" office:value="30821" calcext:value-type="float">
            <text:p>30,821</text:p>
          </table:table-cell>
          <table:table-cell table:style-name="ce26" office:value-type="float" office:value="32578" calcext:value-type="float">
            <text:p>32,578</text:p>
          </table:table-cell>
          <table:table-cell table:style-name="ce26" office:value-type="float" office:value="31242" calcext:value-type="float">
            <text:p>31,242</text:p>
          </table:table-cell>
          <table:table-cell table:style-name="ce47" office:value-type="float" office:value="33505" calcext:value-type="float">
            <text:p>33,505</text:p>
          </table:table-cell>
          <table:table-cell table:style-name="ce26" office:value-type="float" office:value="167246" calcext:value-type="float">
            <text:p>167,246</text:p>
          </table:table-cell>
          <table:table-cell table:style-name="ce26" office:value-type="float" office:value="30602" calcext:value-type="float">
            <text:p>30,602</text:p>
          </table:table-cell>
          <table:table-cell table:style-name="ce26" office:value-type="float" office:value="29459" calcext:value-type="float">
            <text:p>29,459</text:p>
          </table:table-cell>
          <table:table-cell table:style-name="ce26" office:value-type="float" office:value="33205" calcext:value-type="float">
            <text:p>33,205</text:p>
          </table:table-cell>
          <table:table-cell table:style-name="ce26" office:value-type="float" office:value="36257" calcext:value-type="float">
            <text:p>36,257</text:p>
          </table:table-cell>
          <table:table-cell table:style-name="ce47" office:value-type="float" office:value="37723" calcext:value-type="float">
            <text:p>37,723</text:p>
          </table:table-cell>
          <table:table-cell table:style-name="ce26" office:value-type="float" office:value="202889" calcext:value-type="float">
            <text:p>202,889</text:p>
          </table:table-cell>
          <table:table-cell table:style-name="ce26" office:value-type="float" office:value="39991" calcext:value-type="float">
            <text:p>39,991</text:p>
          </table:table-cell>
          <table:table-cell table:style-name="ce26" office:value-type="float" office:value="41535" calcext:value-type="float">
            <text:p>41,535</text:p>
          </table:table-cell>
          <table:table-cell table:style-name="ce26" office:value-type="float" office:value="40886" calcext:value-type="float">
            <text:p>40,886</text:p>
          </table:table-cell>
          <table:table-cell table:style-name="ce26" office:value-type="float" office:value="40859" calcext:value-type="float">
            <text:p>40,859</text:p>
          </table:table-cell>
          <table:table-cell table:style-name="ce47" office:value-type="float" office:value="39618" calcext:value-type="float">
            <text:p>39,618</text:p>
          </table:table-cell>
          <table:table-cell table:style-name="ce26" office:value-type="float" office:value="180424" calcext:value-type="float">
            <text:p>180,424</text:p>
          </table:table-cell>
          <table:table-cell table:style-name="ce26" office:value-type="float" office:value="37533" calcext:value-type="float">
            <text:p>37,533</text:p>
          </table:table-cell>
          <table:table-cell table:style-name="ce26" office:value-type="float" office:value="40198" calcext:value-type="float">
            <text:p>40,198</text:p>
          </table:table-cell>
          <table:table-cell table:style-name="ce26" office:value-type="float" office:value="35146" calcext:value-type="float">
            <text:p>35,146</text:p>
          </table:table-cell>
          <table:table-cell table:style-name="ce26" office:value-type="float" office:value="33989" calcext:value-type="float">
            <text:p>33,989</text:p>
          </table:table-cell>
          <table:table-cell table:style-name="ce47" office:value-type="float" office:value="33558" calcext:value-type="float">
            <text:p>33,558</text:p>
          </table:table-cell>
          <table:table-cell table:style-name="ce26" office:value-type="float" office:value="170384" calcext:value-type="float">
            <text:p>170,384</text:p>
          </table:table-cell>
          <table:table-cell table:style-name="ce26" office:value-type="float" office:value="33425" calcext:value-type="float">
            <text:p>33,425</text:p>
          </table:table-cell>
          <table:table-cell table:style-name="ce26" office:value-type="float" office:value="33983" calcext:value-type="float">
            <text:p>33,983</text:p>
          </table:table-cell>
          <table:table-cell table:style-name="ce26" office:value-type="float" office:value="34650" calcext:value-type="float">
            <text:p>34,650</text:p>
          </table:table-cell>
          <table:table-cell table:style-name="ce26" office:value-type="float" office:value="34614" calcext:value-type="float">
            <text:p>34,614</text:p>
          </table:table-cell>
          <table:table-cell table:style-name="ce47" office:value-type="float" office:value="33712" calcext:value-type="float">
            <text:p>33,712</text:p>
          </table:table-cell>
          <table:table-cell table:style-name="ce26" office:value-type="float" office:value="165633" calcext:value-type="float">
            <text:p>165,633</text:p>
          </table:table-cell>
          <table:table-cell table:style-name="ce26" office:value-type="float" office:value="32840" calcext:value-type="float">
            <text:p>32,840</text:p>
          </table:table-cell>
          <table:table-cell table:style-name="ce26" office:value-type="float" office:value="32578" calcext:value-type="float">
            <text:p>32,578</text:p>
          </table:table-cell>
          <table:table-cell table:style-name="ce26" office:value-type="float" office:value="33114" calcext:value-type="float">
            <text:p>33,114</text:p>
          </table:table-cell>
          <table:table-cell table:style-name="ce26" office:value-type="float" office:value="33713" calcext:value-type="float">
            <text:p>33,713</text:p>
          </table:table-cell>
          <table:table-cell table:style-name="ce47" office:value-type="float" office:value="33388" calcext:value-type="float">
            <text:p>33,388</text:p>
          </table:table-cell>
          <table:table-cell table:style-name="ce26" office:value-type="float" office:value="153284" calcext:value-type="float">
            <text:p>153,284</text:p>
          </table:table-cell>
          <table:table-cell table:style-name="ce26" office:value-type="float" office:value="32771" calcext:value-type="float">
            <text:p>32,771</text:p>
          </table:table-cell>
          <table:table-cell table:style-name="ce26" office:value-type="float" office:value="31230" calcext:value-type="float">
            <text:p>31,230</text:p>
          </table:table-cell>
          <table:table-cell table:style-name="ce26" office:value-type="float" office:value="29853" calcext:value-type="float">
            <text:p>29,853</text:p>
          </table:table-cell>
          <table:table-cell table:style-name="ce26" office:value-type="float" office:value="29892" calcext:value-type="float">
            <text:p>29,892</text:p>
          </table:table-cell>
          <table:table-cell table:style-name="ce47" office:value-type="float" office:value="29538" calcext:value-type="float">
            <text:p>29,538</text:p>
          </table:table-cell>
          <table:table-cell table:style-name="ce26" office:value-type="float" office:value="127691" calcext:value-type="float">
            <text:p>127,691</text:p>
          </table:table-cell>
          <table:table-cell table:style-name="ce26" office:value-type="float" office:value="26337" calcext:value-type="float">
            <text:p>26,337</text:p>
          </table:table-cell>
          <table:table-cell table:style-name="ce26" office:value-type="float" office:value="27438" calcext:value-type="float">
            <text:p>27,438</text:p>
          </table:table-cell>
          <table:table-cell table:style-name="ce26" office:value-type="float" office:value="25787" calcext:value-type="float">
            <text:p>25,787</text:p>
          </table:table-cell>
          <table:table-cell table:style-name="ce26" office:value-type="float" office:value="25037" calcext:value-type="float">
            <text:p>25,037</text:p>
          </table:table-cell>
          <table:table-cell table:style-name="ce47" office:value-type="float" office:value="23092" calcext:value-type="float">
            <text:p>23,092</text:p>
          </table:table-cell>
          <table:table-cell table:style-name="ce26" office:value-type="float" office:value="96871" calcext:value-type="float">
            <text:p>96,871</text:p>
          </table:table-cell>
          <table:table-cell table:style-name="ce26" office:value-type="float" office:value="22904" calcext:value-type="float">
            <text:p>22,904</text:p>
          </table:table-cell>
          <table:table-cell table:style-name="ce26" office:value-type="float" office:value="22848" calcext:value-type="float">
            <text:p>22,848</text:p>
          </table:table-cell>
          <table:table-cell table:style-name="ce26" office:value-type="float" office:value="18862" calcext:value-type="float">
            <text:p>18,862</text:p>
          </table:table-cell>
          <table:table-cell table:style-name="ce26" office:value-type="float" office:value="17060" calcext:value-type="float">
            <text:p>17,060</text:p>
          </table:table-cell>
          <table:table-cell table:style-name="ce47" office:value-type="float" office:value="15197" calcext:value-type="float">
            <text:p>15,197</text:p>
          </table:table-cell>
          <table:table-cell table:style-name="ce26" office:value-type="float" office:value="50464" calcext:value-type="float">
            <text:p>50,464</text:p>
          </table:table-cell>
          <table:table-cell table:style-name="ce26" office:value-type="float" office:value="12663" calcext:value-type="float">
            <text:p>12,663</text:p>
          </table:table-cell>
          <table:table-cell table:style-name="ce26" office:value-type="float" office:value="10743" calcext:value-type="float">
            <text:p>10,743</text:p>
          </table:table-cell>
          <table:table-cell table:style-name="ce26" office:value-type="float" office:value="8120" calcext:value-type="float">
            <text:p>8,120</text:p>
          </table:table-cell>
          <table:table-cell table:style-name="ce26" office:value-type="float" office:value="9458" calcext:value-type="float">
            <text:p>9,458</text:p>
          </table:table-cell>
          <table:table-cell table:style-name="ce47" office:value-type="float" office:value="9480" calcext:value-type="float">
            <text:p>9,480</text:p>
          </table:table-cell>
          <table:table-cell table:style-name="ce26" office:value-type="float" office:value="39664" calcext:value-type="float">
            <text:p>39,664</text:p>
          </table:table-cell>
          <table:table-cell table:style-name="ce26" office:value-type="float" office:value="8969" calcext:value-type="float">
            <text:p>8,969</text:p>
          </table:table-cell>
          <table:table-cell table:style-name="ce26" office:value-type="float" office:value="8488" calcext:value-type="float">
            <text:p>8,488</text:p>
          </table:table-cell>
          <table:table-cell table:style-name="ce26" office:value-type="float" office:value="8187" calcext:value-type="float">
            <text:p>8,187</text:p>
          </table:table-cell>
          <table:table-cell table:style-name="ce26" office:value-type="float" office:value="7406" calcext:value-type="float">
            <text:p>7,406</text:p>
          </table:table-cell>
          <table:table-cell table:style-name="ce47" office:value-type="float" office:value="6614" calcext:value-type="float">
            <text:p>6,614</text:p>
          </table:table-cell>
          <table:table-cell table:style-name="ce26" office:value-type="float" office:value="25478" calcext:value-type="float">
            <text:p>25,478</text:p>
          </table:table-cell>
          <table:table-cell table:style-name="ce26" office:value-type="float" office:value="6340" calcext:value-type="float">
            <text:p>6,340</text:p>
          </table:table-cell>
          <table:table-cell table:style-name="ce26" office:value-type="float" office:value="5452" calcext:value-type="float">
            <text:p>5,452</text:p>
          </table:table-cell>
          <table:table-cell table:style-name="ce26" office:value-type="float" office:value="4982" calcext:value-type="float">
            <text:p>4,982</text:p>
          </table:table-cell>
          <table:table-cell table:style-name="ce26" office:value-type="float" office:value="4521" calcext:value-type="float">
            <text:p>4,521</text:p>
          </table:table-cell>
          <table:table-cell table:style-name="ce47" office:value-type="float" office:value="4183" calcext:value-type="float">
            <text:p>4,183</text:p>
          </table:table-cell>
          <table:table-cell table:style-name="ce26" office:value-type="float" office:value="18563" calcext:value-type="float">
            <text:p>18,563</text:p>
          </table:table-cell>
          <table:table-cell table:style-name="ce26" office:value-type="float" office:value="4070" calcext:value-type="float">
            <text:p>4,070</text:p>
          </table:table-cell>
          <table:table-cell table:style-name="ce26" office:value-type="float" office:value="3996" calcext:value-type="float">
            <text:p>3,996</text:p>
          </table:table-cell>
          <table:table-cell table:style-name="ce26" office:value-type="float" office:value="3885" calcext:value-type="float">
            <text:p>3,885</text:p>
          </table:table-cell>
          <table:table-cell table:style-name="ce26" office:value-type="float" office:value="3526" calcext:value-type="float">
            <text:p>3,526</text:p>
          </table:table-cell>
          <table:table-cell table:style-name="ce47" office:value-type="float" office:value="3086" calcext:value-type="float">
            <text:p>3,086</text:p>
          </table:table-cell>
          <table:table-cell table:style-name="ce26" office:value-type="float" office:value="7791" calcext:value-type="float">
            <text:p>7,791</text:p>
          </table:table-cell>
          <table:table-cell table:style-name="ce26" office:value-type="float" office:value="2427" calcext:value-type="float">
            <text:p>2,427</text:p>
          </table:table-cell>
          <table:table-cell table:style-name="ce26" office:value-type="float" office:value="1919" calcext:value-type="float">
            <text:p>1,919</text:p>
          </table:table-cell>
          <table:table-cell table:style-name="ce26" office:value-type="float" office:value="1578" calcext:value-type="float">
            <text:p>1,578</text:p>
          </table:table-cell>
          <table:table-cell table:style-name="ce26" office:value-type="float" office:value="1055" calcext:value-type="float">
            <text:p>1,055</text:p>
          </table:table-cell>
          <table:table-cell table:style-name="ce47" office:value-type="float" office:value="812" calcext:value-type="float">
            <text:p>812</text:p>
          </table:table-cell>
          <table:table-cell table:style-name="ce26" office:value-type="float" office:value="1638" calcext:value-type="float">
            <text:p>1,638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188" calcext:value-type="float">
            <text:p>188</text:p>
          </table:table-cell>
          <table:table-cell table:style-name="ce47" office:value-type="float" office:value="127" calcext:value-type="float">
            <text:p>127</text:p>
          </table:table-cell>
          <table:table-cell table:style-name="ce26" office:value-type="float" office:value="262" calcext:value-type="float">
            <text:p>262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093216" calcext:value-type="float">
            <text:p>1,093,216</text:p>
          </table:table-cell>
          <table:table-cell table:style-name="ce26" office:value-type="float" office:value="59335" calcext:value-type="float">
            <text:p>59,335</text:p>
          </table:table-cell>
          <table:table-cell table:style-name="ce26" office:value-type="float" office:value="11520" calcext:value-type="float">
            <text:p>11,520</text:p>
          </table:table-cell>
          <table:table-cell table:style-name="ce26" office:value-type="float" office:value="12737" calcext:value-type="float">
            <text:p>12,737</text:p>
          </table:table-cell>
          <table:table-cell table:style-name="ce26" office:value-type="float" office:value="12610" calcext:value-type="float">
            <text:p>12,610</text:p>
          </table:table-cell>
          <table:table-cell table:style-name="ce26" office:value-type="float" office:value="11848" calcext:value-type="float">
            <text:p>11,848</text:p>
          </table:table-cell>
          <table:table-cell table:style-name="ce26" office:value-type="float" office:value="10620" calcext:value-type="float">
            <text:p>10,620</text:p>
          </table:table-cell>
          <table:table-cell table:style-name="ce26" office:value-type="float" office:value="55404" calcext:value-type="float">
            <text:p>55,404</text:p>
          </table:table-cell>
          <table:table-cell table:style-name="ce26" office:value-type="float" office:value="12690" calcext:value-type="float">
            <text:p>12,690</text:p>
          </table:table-cell>
          <table:table-cell table:style-name="ce26" office:value-type="float" office:value="11690" calcext:value-type="float">
            <text:p>11,690</text:p>
          </table:table-cell>
          <table:table-cell table:style-name="ce26" office:value-type="float" office:value="9388" calcext:value-type="float">
            <text:p>9,388</text:p>
          </table:table-cell>
          <table:table-cell table:style-name="ce26" office:value-type="float" office:value="10616" calcext:value-type="float">
            <text:p>10,616</text:p>
          </table:table-cell>
          <table:table-cell table:style-name="ce47" office:value-type="float" office:value="11020" calcext:value-type="float">
            <text:p>11,020</text:p>
          </table:table-cell>
          <table:table-cell table:style-name="ce26" office:value-type="float" office:value="58596" calcext:value-type="float">
            <text:p>58,596</text:p>
          </table:table-cell>
          <table:table-cell table:style-name="ce26" office:value-type="float" office:value="11512" calcext:value-type="float">
            <text:p>11,512</text:p>
          </table:table-cell>
          <table:table-cell table:style-name="ce26" office:value-type="float" office:value="11367" calcext:value-type="float">
            <text:p>11,367</text:p>
          </table:table-cell>
          <table:table-cell table:style-name="ce26" office:value-type="float" office:value="11461" calcext:value-type="float">
            <text:p>11,461</text:p>
          </table:table-cell>
          <table:table-cell table:style-name="ce26" office:value-type="float" office:value="11909" calcext:value-type="float">
            <text:p>11,909</text:p>
          </table:table-cell>
          <table:table-cell table:style-name="ce47" office:value-type="float" office:value="12347" calcext:value-type="float">
            <text:p>12,347</text:p>
          </table:table-cell>
          <table:table-cell table:style-name="ce26" office:value-type="float" office:value="72187" calcext:value-type="float">
            <text:p>72,187</text:p>
          </table:table-cell>
          <table:table-cell table:style-name="ce26" office:value-type="float" office:value="13159" calcext:value-type="float">
            <text:p>13,159</text:p>
          </table:table-cell>
          <table:table-cell table:style-name="ce26" office:value-type="float" office:value="13758" calcext:value-type="float">
            <text:p>13,758</text:p>
          </table:table-cell>
          <table:table-cell table:style-name="ce26" office:value-type="float" office:value="16161" calcext:value-type="float">
            <text:p>16,161</text:p>
          </table:table-cell>
          <table:table-cell table:style-name="ce26" office:value-type="float" office:value="14941" calcext:value-type="float">
            <text:p>14,941</text:p>
          </table:table-cell>
          <table:table-cell table:style-name="ce47" office:value-type="float" office:value="14168" calcext:value-type="float">
            <text:p>14,168</text:p>
          </table:table-cell>
          <table:table-cell table:style-name="ce26" office:value-type="float" office:value="81931" calcext:value-type="float">
            <text:p>81,931</text:p>
          </table:table-cell>
          <table:table-cell table:style-name="ce26" office:value-type="float" office:value="16138" calcext:value-type="float">
            <text:p>16,138</text:p>
          </table:table-cell>
          <table:table-cell table:style-name="ce26" office:value-type="float" office:value="16381" calcext:value-type="float">
            <text:p>16,381</text:p>
          </table:table-cell>
          <table:table-cell table:style-name="ce26" office:value-type="float" office:value="16448" calcext:value-type="float">
            <text:p>16,448</text:p>
          </table:table-cell>
          <table:table-cell table:style-name="ce26" office:value-type="float" office:value="16645" calcext:value-type="float">
            <text:p>16,645</text:p>
          </table:table-cell>
          <table:table-cell table:style-name="ce47" office:value-type="float" office:value="16319" calcext:value-type="float">
            <text:p>16,319</text:p>
          </table:table-cell>
          <table:table-cell table:style-name="ce26" office:value-type="float" office:value="82140" calcext:value-type="float">
            <text:p>82,140</text:p>
          </table:table-cell>
          <table:table-cell table:style-name="ce26" office:value-type="float" office:value="16232" calcext:value-type="float">
            <text:p>16,232</text:p>
          </table:table-cell>
          <table:table-cell table:style-name="ce26" office:value-type="float" office:value="16013" calcext:value-type="float">
            <text:p>16,013</text:p>
          </table:table-cell>
          <table:table-cell table:style-name="ce26" office:value-type="float" office:value="16716" calcext:value-type="float">
            <text:p>16,716</text:p>
          </table:table-cell>
          <table:table-cell table:style-name="ce26" office:value-type="float" office:value="16122" calcext:value-type="float">
            <text:p>16,122</text:p>
          </table:table-cell>
          <table:table-cell table:style-name="ce47" office:value-type="float" office:value="17057" calcext:value-type="float">
            <text:p>17,057</text:p>
          </table:table-cell>
          <table:table-cell table:style-name="ce26" office:value-type="float" office:value="83540" calcext:value-type="float">
            <text:p>83,540</text:p>
          </table:table-cell>
          <table:table-cell table:style-name="ce26" office:value-type="float" office:value="15552" calcext:value-type="float">
            <text:p>15,552</text:p>
          </table:table-cell>
          <table:table-cell table:style-name="ce26" office:value-type="float" office:value="14867" calcext:value-type="float">
            <text:p>14,867</text:p>
          </table:table-cell>
          <table:table-cell table:style-name="ce26" office:value-type="float" office:value="16497" calcext:value-type="float">
            <text:p>16,497</text:p>
          </table:table-cell>
          <table:table-cell table:style-name="ce26" office:value-type="float" office:value="17876" calcext:value-type="float">
            <text:p>17,876</text:p>
          </table:table-cell>
          <table:table-cell table:style-name="ce47" office:value-type="float" office:value="18748" calcext:value-type="float">
            <text:p>18,748</text:p>
          </table:table-cell>
          <table:table-cell table:style-name="ce26" office:value-type="float" office:value="99614" calcext:value-type="float">
            <text:p>99,614</text:p>
          </table:table-cell>
          <table:table-cell table:style-name="ce26" office:value-type="float" office:value="19580" calcext:value-type="float">
            <text:p>19,580</text:p>
          </table:table-cell>
          <table:table-cell table:style-name="ce26" office:value-type="float" office:value="20503" calcext:value-type="float">
            <text:p>20,503</text:p>
          </table:table-cell>
          <table:table-cell table:style-name="ce26" office:value-type="float" office:value="20023" calcext:value-type="float">
            <text:p>20,023</text:p>
          </table:table-cell>
          <table:table-cell table:style-name="ce26" office:value-type="float" office:value="19951" calcext:value-type="float">
            <text:p>19,951</text:p>
          </table:table-cell>
          <table:table-cell table:style-name="ce47" office:value-type="float" office:value="19557" calcext:value-type="float">
            <text:p>19,557</text:p>
          </table:table-cell>
          <table:table-cell table:style-name="ce26" office:value-type="float" office:value="88851" calcext:value-type="float">
            <text:p>88,851</text:p>
          </table:table-cell>
          <table:table-cell table:style-name="ce26" office:value-type="float" office:value="18439" calcext:value-type="float">
            <text:p>18,439</text:p>
          </table:table-cell>
          <table:table-cell table:style-name="ce26" office:value-type="float" office:value="20030" calcext:value-type="float">
            <text:p>20,030</text:p>
          </table:table-cell>
          <table:table-cell table:style-name="ce26" office:value-type="float" office:value="17331" calcext:value-type="float">
            <text:p>17,331</text:p>
          </table:table-cell>
          <table:table-cell table:style-name="ce26" office:value-type="float" office:value="16579" calcext:value-type="float">
            <text:p>16,579</text:p>
          </table:table-cell>
          <table:table-cell table:style-name="ce47" office:value-type="float" office:value="16472" calcext:value-type="float">
            <text:p>16,472</text:p>
          </table:table-cell>
          <table:table-cell table:style-name="ce26" office:value-type="float" office:value="83481" calcext:value-type="float">
            <text:p>83,481</text:p>
          </table:table-cell>
          <table:table-cell table:style-name="ce26" office:value-type="float" office:value="16274" calcext:value-type="float">
            <text:p>16,274</text:p>
          </table:table-cell>
          <table:table-cell table:style-name="ce26" office:value-type="float" office:value="16697" calcext:value-type="float">
            <text:p>16,697</text:p>
          </table:table-cell>
          <table:table-cell table:style-name="ce26" office:value-type="float" office:value="16925" calcext:value-type="float">
            <text:p>16,925</text:p>
          </table:table-cell>
          <table:table-cell table:style-name="ce26" office:value-type="float" office:value="17020" calcext:value-type="float">
            <text:p>17,020</text:p>
          </table:table-cell>
          <table:table-cell table:style-name="ce47" office:value-type="float" office:value="16565" calcext:value-type="float">
            <text:p>16,565</text:p>
          </table:table-cell>
          <table:table-cell table:style-name="ce26" office:value-type="float" office:value="80833" calcext:value-type="float">
            <text:p>80,833</text:p>
          </table:table-cell>
          <table:table-cell table:style-name="ce26" office:value-type="float" office:value="16067" calcext:value-type="float">
            <text:p>16,067</text:p>
          </table:table-cell>
          <table:table-cell table:style-name="ce26" office:value-type="float" office:value="15888" calcext:value-type="float">
            <text:p>15,888</text:p>
          </table:table-cell>
          <table:table-cell table:style-name="ce26" office:value-type="float" office:value="16179" calcext:value-type="float">
            <text:p>16,179</text:p>
          </table:table-cell>
          <table:table-cell table:style-name="ce26" office:value-type="float" office:value="16503" calcext:value-type="float">
            <text:p>16,503</text:p>
          </table:table-cell>
          <table:table-cell table:style-name="ce47" office:value-type="float" office:value="16196" calcext:value-type="float">
            <text:p>16,196</text:p>
          </table:table-cell>
          <table:table-cell table:style-name="ce26" office:value-type="float" office:value="74461" calcext:value-type="float">
            <text:p>74,461</text:p>
          </table:table-cell>
          <table:table-cell table:style-name="ce26" office:value-type="float" office:value="16061" calcext:value-type="float">
            <text:p>16,061</text:p>
          </table:table-cell>
          <table:table-cell table:style-name="ce26" office:value-type="float" office:value="15039" calcext:value-type="float">
            <text:p>15,039</text:p>
          </table:table-cell>
          <table:table-cell table:style-name="ce26" office:value-type="float" office:value="14641" calcext:value-type="float">
            <text:p>14,641</text:p>
          </table:table-cell>
          <table:table-cell table:style-name="ce26" office:value-type="float" office:value="14490" calcext:value-type="float">
            <text:p>14,490</text:p>
          </table:table-cell>
          <table:table-cell table:style-name="ce47" office:value-type="float" office:value="14230" calcext:value-type="float">
            <text:p>14,230</text:p>
          </table:table-cell>
          <table:table-cell table:style-name="ce26" office:value-type="float" office:value="60782" calcext:value-type="float">
            <text:p>60,782</text:p>
          </table:table-cell>
          <table:table-cell table:style-name="ce26" office:value-type="float" office:value="12725" calcext:value-type="float">
            <text:p>12,725</text:p>
          </table:table-cell>
          <table:table-cell table:style-name="ce26" office:value-type="float" office:value="13011" calcext:value-type="float">
            <text:p>13,011</text:p>
          </table:table-cell>
          <table:table-cell table:style-name="ce26" office:value-type="float" office:value="12437" calcext:value-type="float">
            <text:p>12,437</text:p>
          </table:table-cell>
          <table:table-cell table:style-name="ce26" office:value-type="float" office:value="11868" calcext:value-type="float">
            <text:p>11,868</text:p>
          </table:table-cell>
          <table:table-cell table:style-name="ce47" office:value-type="float" office:value="10741" calcext:value-type="float">
            <text:p>10,741</text:p>
          </table:table-cell>
          <table:table-cell table:style-name="ce26" office:value-type="float" office:value="45245" calcext:value-type="float">
            <text:p>45,245</text:p>
          </table:table-cell>
          <table:table-cell table:style-name="ce26" office:value-type="float" office:value="10893" calcext:value-type="float">
            <text:p>10,893</text:p>
          </table:table-cell>
          <table:table-cell table:style-name="ce26" office:value-type="float" office:value="10634" calcext:value-type="float">
            <text:p>10,634</text:p>
          </table:table-cell>
          <table:table-cell table:style-name="ce26" office:value-type="float" office:value="8768" calcext:value-type="float">
            <text:p>8,768</text:p>
          </table:table-cell>
          <table:table-cell table:style-name="ce26" office:value-type="float" office:value="7935" calcext:value-type="float">
            <text:p>7,935</text:p>
          </table:table-cell>
          <table:table-cell table:style-name="ce47" office:value-type="float" office:value="7015" calcext:value-type="float">
            <text:p>7,015</text:p>
          </table:table-cell>
          <table:table-cell table:style-name="ce26" office:value-type="float" office:value="23003" calcext:value-type="float">
            <text:p>23,003</text:p>
          </table:table-cell>
          <table:table-cell table:style-name="ce26" office:value-type="float" office:value="5865" calcext:value-type="float">
            <text:p>5,865</text:p>
          </table:table-cell>
          <table:table-cell table:style-name="ce26" office:value-type="float" office:value="4965" calcext:value-type="float">
            <text:p>4,965</text:p>
          </table:table-cell>
          <table:table-cell table:style-name="ce26" office:value-type="float" office:value="3661" calcext:value-type="float">
            <text:p>3,661</text:p>
          </table:table-cell>
          <table:table-cell table:style-name="ce26" office:value-type="float" office:value="4246" calcext:value-type="float">
            <text:p>4,246</text:p>
          </table:table-cell>
          <table:table-cell table:style-name="ce47" office:value-type="float" office:value="4266" calcext:value-type="float">
            <text:p>4,266</text:p>
          </table:table-cell>
          <table:table-cell table:style-name="ce26" office:value-type="float" office:value="17021" calcext:value-type="float">
            <text:p>17,021</text:p>
          </table:table-cell>
          <table:table-cell table:style-name="ce26" office:value-type="float" office:value="3895" calcext:value-type="float">
            <text:p>3,895</text:p>
          </table:table-cell>
          <table:table-cell table:style-name="ce26" office:value-type="float" office:value="3736" calcext:value-type="float">
            <text:p>3,736</text:p>
          </table:table-cell>
          <table:table-cell table:style-name="ce26" office:value-type="float" office:value="3586" calcext:value-type="float">
            <text:p>3,586</text:p>
          </table:table-cell>
          <table:table-cell table:style-name="ce26" office:value-type="float" office:value="3109" calcext:value-type="float">
            <text:p>3,109</text:p>
          </table:table-cell>
          <table:table-cell table:style-name="ce47" office:value-type="float" office:value="2695" calcext:value-type="float">
            <text:p>2,695</text:p>
          </table:table-cell>
          <table:table-cell table:style-name="ce26" office:value-type="float" office:value="10883" calcext:value-type="float">
            <text:p>10,883</text:p>
          </table:table-cell>
          <table:table-cell table:style-name="ce26" office:value-type="float" office:value="2616" calcext:value-type="float">
            <text:p>2,616</text:p>
          </table:table-cell>
          <table:table-cell table:style-name="ce26" office:value-type="float" office:value="2276" calcext:value-type="float">
            <text:p>2,276</text:p>
          </table:table-cell>
          <table:table-cell table:style-name="ce26" office:value-type="float" office:value="2065" calcext:value-type="float">
            <text:p>2,065</text:p>
          </table:table-cell>
          <table:table-cell table:style-name="ce26" office:value-type="float" office:value="1924" calcext:value-type="float">
            <text:p>1,924</text:p>
          </table:table-cell>
          <table:table-cell table:style-name="ce47" office:value-type="float" office:value="2002" calcext:value-type="float">
            <text:p>2,002</text:p>
          </table:table-cell>
          <table:table-cell table:style-name="ce26" office:value-type="float" office:value="10534" calcext:value-type="float">
            <text:p>10,534</text:p>
          </table:table-cell>
          <table:table-cell table:style-name="ce26" office:value-type="float" office:value="2037" calcext:value-type="float">
            <text:p>2,037</text:p>
          </table:table-cell>
          <table:table-cell table:style-name="ce26" office:value-type="float" office:value="2241" calcext:value-type="float">
            <text:p>2,241</text:p>
          </table:table-cell>
          <table:table-cell table:style-name="ce26" office:value-type="float" office:value="2288" calcext:value-type="float">
            <text:p>2,288</text:p>
          </table:table-cell>
          <table:table-cell table:style-name="ce26" office:value-type="float" office:value="2117" calcext:value-type="float">
            <text:p>2,117</text:p>
          </table:table-cell>
          <table:table-cell table:style-name="ce47" office:value-type="float" office:value="1851" calcext:value-type="float">
            <text:p>1,851</text:p>
          </table:table-cell>
          <table:table-cell table:style-name="ce26" office:value-type="float" office:value="4457" calcext:value-type="float">
            <text:p>4,457</text:p>
          </table:table-cell>
          <table:table-cell table:style-name="ce26" office:value-type="float" office:value="1463" calcext:value-type="float">
            <text:p>1,463</text:p>
          </table:table-cell>
          <table:table-cell table:style-name="ce26" office:value-type="float" office:value="1096" calcext:value-type="float">
            <text:p>1,096</text:p>
          </table:table-cell>
          <table:table-cell table:style-name="ce26" office:value-type="float" office:value="935" calcext:value-type="float">
            <text:p>935</text:p>
          </table:table-cell>
          <table:table-cell table:style-name="ce26" office:value-type="float" office:value="562" calcext:value-type="float">
            <text:p>562</text:p>
          </table:table-cell>
          <table:table-cell table:style-name="ce47" office:value-type="float" office:value="401" calcext:value-type="float">
            <text:p>401</text:p>
          </table:table-cell>
          <table:table-cell table:style-name="ce26" office:value-type="float" office:value="776" calcext:value-type="float">
            <text:p>776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86" calcext:value-type="float">
            <text:p>86</text:p>
          </table:table-cell>
          <table:table-cell table:style-name="ce47" office:value-type="float" office:value="44" calcext:value-type="float">
            <text:p>44</text:p>
          </table:table-cell>
          <table:table-cell table:style-name="ce26" office:value-type="float" office:value="142" calcext:value-type="float">
            <text:p>14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03133" calcext:value-type="float">
            <text:p>1,103,133</text:p>
          </table:table-cell>
          <table:table-cell table:style-name="ce34" office:value-type="float" office:value="54963" calcext:value-type="float">
            <text:p>54,963</text:p>
          </table:table-cell>
          <table:table-cell table:style-name="ce27" office:value-type="float" office:value="10766" calcext:value-type="float">
            <text:p>10,766</text:p>
          </table:table-cell>
          <table:table-cell table:style-name="ce27" office:value-type="float" office:value="11885" calcext:value-type="float">
            <text:p>11,885</text:p>
          </table:table-cell>
          <table:table-cell table:style-name="ce27" office:value-type="float" office:value="11631" calcext:value-type="float">
            <text:p>11,631</text:p>
          </table:table-cell>
          <table:table-cell table:style-name="ce27" office:value-type="float" office:value="10920" calcext:value-type="float">
            <text:p>10,920</text:p>
          </table:table-cell>
          <table:table-cell table:style-name="ce27" office:value-type="float" office:value="9761" calcext:value-type="float">
            <text:p>9,761</text:p>
          </table:table-cell>
          <table:table-cell table:style-name="ce27" office:value-type="float" office:value="51453" calcext:value-type="float">
            <text:p>51,453</text:p>
          </table:table-cell>
          <table:table-cell table:style-name="ce27" office:value-type="float" office:value="11852" calcext:value-type="float">
            <text:p>11,852</text:p>
          </table:table-cell>
          <table:table-cell table:style-name="ce27" office:value-type="float" office:value="10975" calcext:value-type="float">
            <text:p>10,975</text:p>
          </table:table-cell>
          <table:table-cell table:style-name="ce27" office:value-type="float" office:value="8805" calcext:value-type="float">
            <text:p>8,805</text:p>
          </table:table-cell>
          <table:table-cell table:style-name="ce27" office:value-type="float" office:value="9701" calcext:value-type="float">
            <text:p>9,701</text:p>
          </table:table-cell>
          <table:table-cell table:style-name="ce34" office:value-type="float" office:value="10120" calcext:value-type="float">
            <text:p>10,120</text:p>
          </table:table-cell>
          <table:table-cell table:style-name="ce27" office:value-type="float" office:value="52841" calcext:value-type="float">
            <text:p>52,841</text:p>
          </table:table-cell>
          <table:table-cell table:style-name="ce27" office:value-type="float" office:value="10470" calcext:value-type="float">
            <text:p>10,470</text:p>
          </table:table-cell>
          <table:table-cell table:style-name="ce27" office:value-type="float" office:value="10183" calcext:value-type="float">
            <text:p>10,183</text:p>
          </table:table-cell>
          <table:table-cell table:style-name="ce27" office:value-type="float" office:value="10359" calcext:value-type="float">
            <text:p>10,359</text:p>
          </table:table-cell>
          <table:table-cell table:style-name="ce27" office:value-type="float" office:value="10738" calcext:value-type="float">
            <text:p>10,738</text:p>
          </table:table-cell>
          <table:table-cell table:style-name="ce34" office:value-type="float" office:value="11091" calcext:value-type="float">
            <text:p>11,091</text:p>
          </table:table-cell>
          <table:table-cell table:style-name="ce27" office:value-type="float" office:value="66040" calcext:value-type="float">
            <text:p>66,040</text:p>
          </table:table-cell>
          <table:table-cell table:style-name="ce27" office:value-type="float" office:value="12242" calcext:value-type="float">
            <text:p>12,242</text:p>
          </table:table-cell>
          <table:table-cell table:style-name="ce27" office:value-type="float" office:value="12416" calcext:value-type="float">
            <text:p>12,416</text:p>
          </table:table-cell>
          <table:table-cell table:style-name="ce27" office:value-type="float" office:value="14689" calcext:value-type="float">
            <text:p>14,689</text:p>
          </table:table-cell>
          <table:table-cell table:style-name="ce27" office:value-type="float" office:value="13868" calcext:value-type="float">
            <text:p>13,868</text:p>
          </table:table-cell>
          <table:table-cell table:style-name="ce34" office:value-type="float" office:value="12825" calcext:value-type="float">
            <text:p>12,825</text:p>
          </table:table-cell>
          <table:table-cell table:style-name="ce27" office:value-type="float" office:value="75878" calcext:value-type="float">
            <text:p>75,878</text:p>
          </table:table-cell>
          <table:table-cell table:style-name="ce27" office:value-type="float" office:value="15062" calcext:value-type="float">
            <text:p>15,062</text:p>
          </table:table-cell>
          <table:table-cell table:style-name="ce27" office:value-type="float" office:value="15064" calcext:value-type="float">
            <text:p>15,064</text:p>
          </table:table-cell>
          <table:table-cell table:style-name="ce27" office:value-type="float" office:value="15372" calcext:value-type="float">
            <text:p>15,372</text:p>
          </table:table-cell>
          <table:table-cell table:style-name="ce27" office:value-type="float" office:value="15247" calcext:value-type="float">
            <text:p>15,247</text:p>
          </table:table-cell>
          <table:table-cell table:style-name="ce34" office:value-type="float" office:value="15133" calcext:value-type="float">
            <text:p>15,133</text:p>
          </table:table-cell>
          <table:table-cell table:style-name="ce27" office:value-type="float" office:value="77299" calcext:value-type="float">
            <text:p>77,299</text:p>
          </table:table-cell>
          <table:table-cell table:style-name="ce27" office:value-type="float" office:value="15061" calcext:value-type="float">
            <text:p>15,061</text:p>
          </table:table-cell>
          <table:table-cell table:style-name="ce27" office:value-type="float" office:value="14808" calcext:value-type="float">
            <text:p>14,808</text:p>
          </table:table-cell>
          <table:table-cell table:style-name="ce27" office:value-type="float" office:value="15862" calcext:value-type="float">
            <text:p>15,862</text:p>
          </table:table-cell>
          <table:table-cell table:style-name="ce27" office:value-type="float" office:value="15120" calcext:value-type="float">
            <text:p>15,120</text:p>
          </table:table-cell>
          <table:table-cell table:style-name="ce34" office:value-type="float" office:value="16448" calcext:value-type="float">
            <text:p>16,448</text:p>
          </table:table-cell>
          <table:table-cell table:style-name="ce27" office:value-type="float" office:value="83706" calcext:value-type="float">
            <text:p>83,706</text:p>
          </table:table-cell>
          <table:table-cell table:style-name="ce27" office:value-type="float" office:value="15050" calcext:value-type="float">
            <text:p>15,050</text:p>
          </table:table-cell>
          <table:table-cell table:style-name="ce27" office:value-type="float" office:value="14592" calcext:value-type="float">
            <text:p>14,592</text:p>
          </table:table-cell>
          <table:table-cell table:style-name="ce27" office:value-type="float" office:value="16708" calcext:value-type="float">
            <text:p>16,708</text:p>
          </table:table-cell>
          <table:table-cell table:style-name="ce27" office:value-type="float" office:value="18381" calcext:value-type="float">
            <text:p>18,381</text:p>
          </table:table-cell>
          <table:table-cell table:style-name="ce34" office:value-type="float" office:value="18975" calcext:value-type="float">
            <text:p>18,975</text:p>
          </table:table-cell>
          <table:table-cell table:style-name="ce27" office:value-type="float" office:value="103275" calcext:value-type="float">
            <text:p>103,275</text:p>
          </table:table-cell>
          <table:table-cell table:style-name="ce27" office:value-type="float" office:value="20411" calcext:value-type="float">
            <text:p>20,411</text:p>
          </table:table-cell>
          <table:table-cell table:style-name="ce27" office:value-type="float" office:value="21032" calcext:value-type="float">
            <text:p>21,032</text:p>
          </table:table-cell>
          <table:table-cell table:style-name="ce27" office:value-type="float" office:value="20863" calcext:value-type="float">
            <text:p>20,863</text:p>
          </table:table-cell>
          <table:table-cell table:style-name="ce27" office:value-type="float" office:value="20908" calcext:value-type="float">
            <text:p>20,908</text:p>
          </table:table-cell>
          <table:table-cell table:style-name="ce34" office:value-type="float" office:value="20061" calcext:value-type="float">
            <text:p>20,061</text:p>
          </table:table-cell>
          <table:table-cell table:style-name="ce27" office:value-type="float" office:value="91573" calcext:value-type="float">
            <text:p>91,573</text:p>
          </table:table-cell>
          <table:table-cell table:style-name="ce27" office:value-type="float" office:value="19094" calcext:value-type="float">
            <text:p>19,094</text:p>
          </table:table-cell>
          <table:table-cell table:style-name="ce27" office:value-type="float" office:value="20168" calcext:value-type="float">
            <text:p>20,168</text:p>
          </table:table-cell>
          <table:table-cell table:style-name="ce27" office:value-type="float" office:value="17815" calcext:value-type="float">
            <text:p>17,815</text:p>
          </table:table-cell>
          <table:table-cell table:style-name="ce27" office:value-type="float" office:value="17410" calcext:value-type="float">
            <text:p>17,410</text:p>
          </table:table-cell>
          <table:table-cell table:style-name="ce34" office:value-type="float" office:value="17086" calcext:value-type="float">
            <text:p>17,086</text:p>
          </table:table-cell>
          <table:table-cell table:style-name="ce27" office:value-type="float" office:value="86903" calcext:value-type="float">
            <text:p>86,903</text:p>
          </table:table-cell>
          <table:table-cell table:style-name="ce27" office:value-type="float" office:value="17151" calcext:value-type="float">
            <text:p>17,151</text:p>
          </table:table-cell>
          <table:table-cell table:style-name="ce27" office:value-type="float" office:value="17286" calcext:value-type="float">
            <text:p>17,286</text:p>
          </table:table-cell>
          <table:table-cell table:style-name="ce27" office:value-type="float" office:value="17725" calcext:value-type="float">
            <text:p>17,725</text:p>
          </table:table-cell>
          <table:table-cell table:style-name="ce27" office:value-type="float" office:value="17594" calcext:value-type="float">
            <text:p>17,594</text:p>
          </table:table-cell>
          <table:table-cell table:style-name="ce34" office:value-type="float" office:value="17147" calcext:value-type="float">
            <text:p>17,147</text:p>
          </table:table-cell>
          <table:table-cell table:style-name="ce27" office:value-type="float" office:value="84800" calcext:value-type="float">
            <text:p>84,800</text:p>
          </table:table-cell>
          <table:table-cell table:style-name="ce27" office:value-type="float" office:value="16773" calcext:value-type="float">
            <text:p>16,773</text:p>
          </table:table-cell>
          <table:table-cell table:style-name="ce27" office:value-type="float" office:value="16690" calcext:value-type="float">
            <text:p>16,690</text:p>
          </table:table-cell>
          <table:table-cell table:style-name="ce27" office:value-type="float" office:value="16935" calcext:value-type="float">
            <text:p>16,935</text:p>
          </table:table-cell>
          <table:table-cell table:style-name="ce27" office:value-type="float" office:value="17210" calcext:value-type="float">
            <text:p>17,210</text:p>
          </table:table-cell>
          <table:table-cell table:style-name="ce34" office:value-type="float" office:value="17192" calcext:value-type="float">
            <text:p>17,192</text:p>
          </table:table-cell>
          <table:table-cell table:style-name="ce27" office:value-type="float" office:value="78823" calcext:value-type="float">
            <text:p>78,823</text:p>
          </table:table-cell>
          <table:table-cell table:style-name="ce27" office:value-type="float" office:value="16710" calcext:value-type="float">
            <text:p>16,710</text:p>
          </table:table-cell>
          <table:table-cell table:style-name="ce27" office:value-type="float" office:value="16191" calcext:value-type="float">
            <text:p>16,191</text:p>
          </table:table-cell>
          <table:table-cell table:style-name="ce27" office:value-type="float" office:value="15212" calcext:value-type="float">
            <text:p>15,212</text:p>
          </table:table-cell>
          <table:table-cell table:style-name="ce27" office:value-type="float" office:value="15402" calcext:value-type="float">
            <text:p>15,402</text:p>
          </table:table-cell>
          <table:table-cell table:style-name="ce34" office:value-type="float" office:value="15308" calcext:value-type="float">
            <text:p>15,308</text:p>
          </table:table-cell>
          <table:table-cell table:style-name="ce27" office:value-type="float" office:value="66909" calcext:value-type="float">
            <text:p>66,909</text:p>
          </table:table-cell>
          <table:table-cell table:style-name="ce27" office:value-type="float" office:value="13612" calcext:value-type="float">
            <text:p>13,612</text:p>
          </table:table-cell>
          <table:table-cell table:style-name="ce27" office:value-type="float" office:value="14427" calcext:value-type="float">
            <text:p>14,427</text:p>
          </table:table-cell>
          <table:table-cell table:style-name="ce27" office:value-type="float" office:value="13350" calcext:value-type="float">
            <text:p>13,350</text:p>
          </table:table-cell>
          <table:table-cell table:style-name="ce27" office:value-type="float" office:value="13169" calcext:value-type="float">
            <text:p>13,169</text:p>
          </table:table-cell>
          <table:table-cell table:style-name="ce34" office:value-type="float" office:value="12351" calcext:value-type="float">
            <text:p>12,351</text:p>
          </table:table-cell>
          <table:table-cell table:style-name="ce27" office:value-type="float" office:value="51626" calcext:value-type="float">
            <text:p>51,626</text:p>
          </table:table-cell>
          <table:table-cell table:style-name="ce27" office:value-type="float" office:value="12011" calcext:value-type="float">
            <text:p>12,011</text:p>
          </table:table-cell>
          <table:table-cell table:style-name="ce27" office:value-type="float" office:value="12214" calcext:value-type="float">
            <text:p>12,214</text:p>
          </table:table-cell>
          <table:table-cell table:style-name="ce27" office:value-type="float" office:value="10094" calcext:value-type="float">
            <text:p>10,094</text:p>
          </table:table-cell>
          <table:table-cell table:style-name="ce27" office:value-type="float" office:value="9125" calcext:value-type="float">
            <text:p>9,125</text:p>
          </table:table-cell>
          <table:table-cell table:style-name="ce34" office:value-type="float" office:value="8182" calcext:value-type="float">
            <text:p>8,182</text:p>
          </table:table-cell>
          <table:table-cell table:style-name="ce27" office:value-type="float" office:value="27461" calcext:value-type="float">
            <text:p>27,461</text:p>
          </table:table-cell>
          <table:table-cell table:style-name="ce27" office:value-type="float" office:value="6798" calcext:value-type="float">
            <text:p>6,798</text:p>
          </table:table-cell>
          <table:table-cell table:style-name="ce27" office:value-type="float" office:value="5778" calcext:value-type="float">
            <text:p>5,778</text:p>
          </table:table-cell>
          <table:table-cell table:style-name="ce27" office:value-type="float" office:value="4459" calcext:value-type="float">
            <text:p>4,459</text:p>
          </table:table-cell>
          <table:table-cell table:style-name="ce27" office:value-type="float" office:value="5212" calcext:value-type="float">
            <text:p>5,212</text:p>
          </table:table-cell>
          <table:table-cell table:style-name="ce34" office:value-type="float" office:value="5214" calcext:value-type="float">
            <text:p>5,214</text:p>
          </table:table-cell>
          <table:table-cell table:style-name="ce27" office:value-type="float" office:value="22643" calcext:value-type="float">
            <text:p>22,643</text:p>
          </table:table-cell>
          <table:table-cell table:style-name="ce27" office:value-type="float" office:value="5074" calcext:value-type="float">
            <text:p>5,074</text:p>
          </table:table-cell>
          <table:table-cell table:style-name="ce27" office:value-type="float" office:value="4752" calcext:value-type="float">
            <text:p>4,752</text:p>
          </table:table-cell>
          <table:table-cell table:style-name="ce27" office:value-type="float" office:value="4601" calcext:value-type="float">
            <text:p>4,601</text:p>
          </table:table-cell>
          <table:table-cell table:style-name="ce27" office:value-type="float" office:value="4297" calcext:value-type="float">
            <text:p>4,297</text:p>
          </table:table-cell>
          <table:table-cell table:style-name="ce34" office:value-type="float" office:value="3919" calcext:value-type="float">
            <text:p>3,919</text:p>
          </table:table-cell>
          <table:table-cell table:style-name="ce27" office:value-type="float" office:value="14595" calcext:value-type="float">
            <text:p>14,595</text:p>
          </table:table-cell>
          <table:table-cell table:style-name="ce27" office:value-type="float" office:value="3724" calcext:value-type="float">
            <text:p>3,724</text:p>
          </table:table-cell>
          <table:table-cell table:style-name="ce27" office:value-type="float" office:value="3176" calcext:value-type="float">
            <text:p>3,176</text:p>
          </table:table-cell>
          <table:table-cell table:style-name="ce27" office:value-type="float" office:value="2917" calcext:value-type="float">
            <text:p>2,917</text:p>
          </table:table-cell>
          <table:table-cell table:style-name="ce27" office:value-type="float" office:value="2597" calcext:value-type="float">
            <text:p>2,597</text:p>
          </table:table-cell>
          <table:table-cell table:style-name="ce34" office:value-type="float" office:value="2181" calcext:value-type="float">
            <text:p>2,181</text:p>
          </table:table-cell>
          <table:table-cell table:style-name="ce27" office:value-type="float" office:value="8029" calcext:value-type="float">
            <text:p>8,029</text:p>
          </table:table-cell>
          <table:table-cell table:style-name="ce27" office:value-type="float" office:value="2033" calcext:value-type="float">
            <text:p>2,033</text:p>
          </table:table-cell>
          <table:table-cell table:style-name="ce27" office:value-type="float" office:value="1755" calcext:value-type="float">
            <text:p>1,755</text:p>
          </table:table-cell>
          <table:table-cell table:style-name="ce27" office:value-type="float" office:value="1597" calcext:value-type="float">
            <text:p>1,597</text:p>
          </table:table-cell>
          <table:table-cell table:style-name="ce27" office:value-type="float" office:value="1409" calcext:value-type="float">
            <text:p>1,409</text:p>
          </table:table-cell>
          <table:table-cell table:style-name="ce34" office:value-type="float" office:value="1235" calcext:value-type="float">
            <text:p>1,235</text:p>
          </table:table-cell>
          <table:table-cell table:style-name="ce27" office:value-type="float" office:value="3334" calcext:value-type="float">
            <text:p>3,334</text:p>
          </table:table-cell>
          <table:table-cell table:style-name="ce27" office:value-type="float" office:value="964" calcext:value-type="float">
            <text:p>964</text:p>
          </table:table-cell>
          <table:table-cell table:style-name="ce27" office:value-type="float" office:value="823" calcext:value-type="float">
            <text:p>823</text:p>
          </table:table-cell>
          <table:table-cell table:style-name="ce27" office:value-type="float" office:value="643" calcext:value-type="float">
            <text:p>643</text:p>
          </table:table-cell>
          <table:table-cell table:style-name="ce27" office:value-type="float" office:value="493" calcext:value-type="float">
            <text:p>493</text:p>
          </table:table-cell>
          <table:table-cell table:style-name="ce34" office:value-type="float" office:value="411" calcext:value-type="float">
            <text:p>411</text:p>
          </table:table-cell>
          <table:table-cell table:style-name="ce27" office:value-type="float" office:value="862" calcext:value-type="float">
            <text:p>862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102" calcext:value-type="float">
            <text:p>102</text:p>
          </table:table-cell>
          <table:table-cell table:style-name="ce34" office:value-type="float" office:value="83" calcext:value-type="float">
            <text:p>83</text:p>
          </table:table-cell>
          <table:table-cell table:style-name="ce27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92164" calcext:value-type="float">
            <text:p>2,792,164</text:p>
          </table:table-cell>
          <table:table-cell table:style-name="ce26" office:value-type="float" office:value="137642" calcext:value-type="float">
            <text:p>137,642</text:p>
          </table:table-cell>
          <table:table-cell table:style-name="ce26" office:value-type="float" office:value="23439" calcext:value-type="float">
            <text:p>23,439</text:p>
          </table:table-cell>
          <table:table-cell table:style-name="ce26" office:value-type="float" office:value="27475" calcext:value-type="float">
            <text:p>27,475</text:p>
          </table:table-cell>
          <table:table-cell table:style-name="ce26" office:value-type="float" office:value="29212" calcext:value-type="float">
            <text:p>29,212</text:p>
          </table:table-cell>
          <table:table-cell table:style-name="ce26" office:value-type="float" office:value="30192" calcext:value-type="float">
            <text:p>30,192</text:p>
          </table:table-cell>
          <table:table-cell table:style-name="ce26" office:value-type="float" office:value="27324" calcext:value-type="float">
            <text:p>27,324</text:p>
          </table:table-cell>
          <table:table-cell table:style-name="ce26" office:value-type="float" office:value="133099" calcext:value-type="float">
            <text:p>133,099</text:p>
          </table:table-cell>
          <table:table-cell table:style-name="ce26" office:value-type="float" office:value="32156" calcext:value-type="float">
            <text:p>32,156</text:p>
          </table:table-cell>
          <table:table-cell table:style-name="ce26" office:value-type="float" office:value="27911" calcext:value-type="float">
            <text:p>27,911</text:p>
          </table:table-cell>
          <table:table-cell table:style-name="ce26" office:value-type="float" office:value="22757" calcext:value-type="float">
            <text:p>22,757</text:p>
          </table:table-cell>
          <table:table-cell table:style-name="ce26" office:value-type="float" office:value="24684" calcext:value-type="float">
            <text:p>24,684</text:p>
          </table:table-cell>
          <table:table-cell table:style-name="ce47" office:value-type="float" office:value="25591" calcext:value-type="float">
            <text:p>25,591</text:p>
          </table:table-cell>
          <table:table-cell table:style-name="ce26" office:value-type="float" office:value="137060" calcext:value-type="float">
            <text:p>137,060</text:p>
          </table:table-cell>
          <table:table-cell table:style-name="ce26" office:value-type="float" office:value="27175" calcext:value-type="float">
            <text:p>27,175</text:p>
          </table:table-cell>
          <table:table-cell table:style-name="ce26" office:value-type="float" office:value="26634" calcext:value-type="float">
            <text:p>26,634</text:p>
          </table:table-cell>
          <table:table-cell table:style-name="ce26" office:value-type="float" office:value="26769" calcext:value-type="float">
            <text:p>26,769</text:p>
          </table:table-cell>
          <table:table-cell table:style-name="ce26" office:value-type="float" office:value="27985" calcext:value-type="float">
            <text:p>27,985</text:p>
          </table:table-cell>
          <table:table-cell table:style-name="ce47" office:value-type="float" office:value="28497" calcext:value-type="float">
            <text:p>28,497</text:p>
          </table:table-cell>
          <table:table-cell table:style-name="ce26" office:value-type="float" office:value="172784" calcext:value-type="float">
            <text:p>172,784</text:p>
          </table:table-cell>
          <table:table-cell table:style-name="ce26" office:value-type="float" office:value="31331" calcext:value-type="float">
            <text:p>31,331</text:p>
          </table:table-cell>
          <table:table-cell table:style-name="ce26" office:value-type="float" office:value="32235" calcext:value-type="float">
            <text:p>32,235</text:p>
          </table:table-cell>
          <table:table-cell table:style-name="ce26" office:value-type="float" office:value="38374" calcext:value-type="float">
            <text:p>38,374</text:p>
          </table:table-cell>
          <table:table-cell table:style-name="ce26" office:value-type="float" office:value="36721" calcext:value-type="float">
            <text:p>36,721</text:p>
          </table:table-cell>
          <table:table-cell table:style-name="ce47" office:value-type="float" office:value="34123" calcext:value-type="float">
            <text:p>34,123</text:p>
          </table:table-cell>
          <table:table-cell table:style-name="ce26" office:value-type="float" office:value="202679" calcext:value-type="float">
            <text:p>202,679</text:p>
          </table:table-cell>
          <table:table-cell table:style-name="ce26" office:value-type="float" office:value="39994" calcext:value-type="float">
            <text:p>39,994</text:p>
          </table:table-cell>
          <table:table-cell table:style-name="ce26" office:value-type="float" office:value="41095" calcext:value-type="float">
            <text:p>41,095</text:p>
          </table:table-cell>
          <table:table-cell table:style-name="ce26" office:value-type="float" office:value="40730" calcext:value-type="float">
            <text:p>40,730</text:p>
          </table:table-cell>
          <table:table-cell table:style-name="ce26" office:value-type="float" office:value="40433" calcext:value-type="float">
            <text:p>40,433</text:p>
          </table:table-cell>
          <table:table-cell table:style-name="ce47" office:value-type="float" office:value="40427" calcext:value-type="float">
            <text:p>40,427</text:p>
          </table:table-cell>
          <table:table-cell table:style-name="ce26" office:value-type="float" office:value="202290" calcext:value-type="float">
            <text:p>202,290</text:p>
          </table:table-cell>
          <table:table-cell table:style-name="ce26" office:value-type="float" office:value="40138" calcext:value-type="float">
            <text:p>40,138</text:p>
          </table:table-cell>
          <table:table-cell table:style-name="ce26" office:value-type="float" office:value="39606" calcext:value-type="float">
            <text:p>39,606</text:p>
          </table:table-cell>
          <table:table-cell table:style-name="ce26" office:value-type="float" office:value="41117" calcext:value-type="float">
            <text:p>41,117</text:p>
          </table:table-cell>
          <table:table-cell table:style-name="ce26" office:value-type="float" office:value="39600" calcext:value-type="float">
            <text:p>39,600</text:p>
          </table:table-cell>
          <table:table-cell table:style-name="ce47" office:value-type="float" office:value="41829" calcext:value-type="float">
            <text:p>41,829</text:p>
          </table:table-cell>
          <table:table-cell table:style-name="ce26" office:value-type="float" office:value="209625" calcext:value-type="float">
            <text:p>209,625</text:p>
          </table:table-cell>
          <table:table-cell table:style-name="ce26" office:value-type="float" office:value="38638" calcext:value-type="float">
            <text:p>38,638</text:p>
          </table:table-cell>
          <table:table-cell table:style-name="ce26" office:value-type="float" office:value="37670" calcext:value-type="float">
            <text:p>37,670</text:p>
          </table:table-cell>
          <table:table-cell table:style-name="ce26" office:value-type="float" office:value="41927" calcext:value-type="float">
            <text:p>41,927</text:p>
          </table:table-cell>
          <table:table-cell table:style-name="ce26" office:value-type="float" office:value="45373" calcext:value-type="float">
            <text:p>45,373</text:p>
          </table:table-cell>
          <table:table-cell table:style-name="ce47" office:value-type="float" office:value="46017" calcext:value-type="float">
            <text:p>46,017</text:p>
          </table:table-cell>
          <table:table-cell table:style-name="ce26" office:value-type="float" office:value="250060" calcext:value-type="float">
            <text:p>250,060</text:p>
          </table:table-cell>
          <table:table-cell table:style-name="ce26" office:value-type="float" office:value="49082" calcext:value-type="float">
            <text:p>49,082</text:p>
          </table:table-cell>
          <table:table-cell table:style-name="ce26" office:value-type="float" office:value="50480" calcext:value-type="float">
            <text:p>50,480</text:p>
          </table:table-cell>
          <table:table-cell table:style-name="ce26" office:value-type="float" office:value="50060" calcext:value-type="float">
            <text:p>50,060</text:p>
          </table:table-cell>
          <table:table-cell table:style-name="ce26" office:value-type="float" office:value="50905" calcext:value-type="float">
            <text:p>50,905</text:p>
          </table:table-cell>
          <table:table-cell table:style-name="ce47" office:value-type="float" office:value="49533" calcext:value-type="float">
            <text:p>49,533</text:p>
          </table:table-cell>
          <table:table-cell table:style-name="ce26" office:value-type="float" office:value="221787" calcext:value-type="float">
            <text:p>221,787</text:p>
          </table:table-cell>
          <table:table-cell table:style-name="ce26" office:value-type="float" office:value="46484" calcext:value-type="float">
            <text:p>46,484</text:p>
          </table:table-cell>
          <table:table-cell table:style-name="ce26" office:value-type="float" office:value="49197" calcext:value-type="float">
            <text:p>49,197</text:p>
          </table:table-cell>
          <table:table-cell table:style-name="ce26" office:value-type="float" office:value="43775" calcext:value-type="float">
            <text:p>43,775</text:p>
          </table:table-cell>
          <table:table-cell table:style-name="ce26" office:value-type="float" office:value="41039" calcext:value-type="float">
            <text:p>41,039</text:p>
          </table:table-cell>
          <table:table-cell table:style-name="ce47" office:value-type="float" office:value="41292" calcext:value-type="float">
            <text:p>41,292</text:p>
          </table:table-cell>
          <table:table-cell table:style-name="ce26" office:value-type="float" office:value="213225" calcext:value-type="float">
            <text:p>213,225</text:p>
          </table:table-cell>
          <table:table-cell table:style-name="ce26" office:value-type="float" office:value="41389" calcext:value-type="float">
            <text:p>41,389</text:p>
          </table:table-cell>
          <table:table-cell table:style-name="ce26" office:value-type="float" office:value="41946" calcext:value-type="float">
            <text:p>41,946</text:p>
          </table:table-cell>
          <table:table-cell table:style-name="ce26" office:value-type="float" office:value="43219" calcext:value-type="float">
            <text:p>43,219</text:p>
          </table:table-cell>
          <table:table-cell table:style-name="ce26" office:value-type="float" office:value="43431" calcext:value-type="float">
            <text:p>43,431</text:p>
          </table:table-cell>
          <table:table-cell table:style-name="ce47" office:value-type="float" office:value="43240" calcext:value-type="float">
            <text:p>43,240</text:p>
          </table:table-cell>
          <table:table-cell table:style-name="ce26" office:value-type="float" office:value="213425" calcext:value-type="float">
            <text:p>213,425</text:p>
          </table:table-cell>
          <table:table-cell table:style-name="ce26" office:value-type="float" office:value="42590" calcext:value-type="float">
            <text:p>42,590</text:p>
          </table:table-cell>
          <table:table-cell table:style-name="ce26" office:value-type="float" office:value="42235" calcext:value-type="float">
            <text:p>42,235</text:p>
          </table:table-cell>
          <table:table-cell table:style-name="ce26" office:value-type="float" office:value="42265" calcext:value-type="float">
            <text:p>42,265</text:p>
          </table:table-cell>
          <table:table-cell table:style-name="ce26" office:value-type="float" office:value="43216" calcext:value-type="float">
            <text:p>43,216</text:p>
          </table:table-cell>
          <table:table-cell table:style-name="ce47" office:value-type="float" office:value="43119" calcext:value-type="float">
            <text:p>43,119</text:p>
          </table:table-cell>
          <table:table-cell table:style-name="ce26" office:value-type="float" office:value="202209" calcext:value-type="float">
            <text:p>202,209</text:p>
          </table:table-cell>
          <table:table-cell table:style-name="ce26" office:value-type="float" office:value="42748" calcext:value-type="float">
            <text:p>42,748</text:p>
          </table:table-cell>
          <table:table-cell table:style-name="ce26" office:value-type="float" office:value="41169" calcext:value-type="float">
            <text:p>41,169</text:p>
          </table:table-cell>
          <table:table-cell table:style-name="ce26" office:value-type="float" office:value="39855" calcext:value-type="float">
            <text:p>39,855</text:p>
          </table:table-cell>
          <table:table-cell table:style-name="ce26" office:value-type="float" office:value="39317" calcext:value-type="float">
            <text:p>39,317</text:p>
          </table:table-cell>
          <table:table-cell table:style-name="ce47" office:value-type="float" office:value="39120" calcext:value-type="float">
            <text:p>39,120</text:p>
          </table:table-cell>
          <table:table-cell table:style-name="ce26" office:value-type="float" office:value="170494" calcext:value-type="float">
            <text:p>170,494</text:p>
          </table:table-cell>
          <table:table-cell table:style-name="ce26" office:value-type="float" office:value="34482" calcext:value-type="float">
            <text:p>34,482</text:p>
          </table:table-cell>
          <table:table-cell table:style-name="ce26" office:value-type="float" office:value="36028" calcext:value-type="float">
            <text:p>36,028</text:p>
          </table:table-cell>
          <table:table-cell table:style-name="ce26" office:value-type="float" office:value="34640" calcext:value-type="float">
            <text:p>34,640</text:p>
          </table:table-cell>
          <table:table-cell table:style-name="ce26" office:value-type="float" office:value="33703" calcext:value-type="float">
            <text:p>33,703</text:p>
          </table:table-cell>
          <table:table-cell table:style-name="ce47" office:value-type="float" office:value="31641" calcext:value-type="float">
            <text:p>31,641</text:p>
          </table:table-cell>
          <table:table-cell table:style-name="ce26" office:value-type="float" office:value="129683" calcext:value-type="float">
            <text:p>129,683</text:p>
          </table:table-cell>
          <table:table-cell table:style-name="ce26" office:value-type="float" office:value="30174" calcext:value-type="float">
            <text:p>30,174</text:p>
          </table:table-cell>
          <table:table-cell table:style-name="ce26" office:value-type="float" office:value="29674" calcext:value-type="float">
            <text:p>29,674</text:p>
          </table:table-cell>
          <table:table-cell table:style-name="ce26" office:value-type="float" office:value="26392" calcext:value-type="float">
            <text:p>26,392</text:p>
          </table:table-cell>
          <table:table-cell table:style-name="ce26" office:value-type="float" office:value="23130" calcext:value-type="float">
            <text:p>23,130</text:p>
          </table:table-cell>
          <table:table-cell table:style-name="ce47" office:value-type="float" office:value="20313" calcext:value-type="float">
            <text:p>20,313</text:p>
          </table:table-cell>
          <table:table-cell table:style-name="ce26" office:value-type="float" office:value="69215" calcext:value-type="float">
            <text:p>69,215</text:p>
          </table:table-cell>
          <table:table-cell table:style-name="ce26" office:value-type="float" office:value="17280" calcext:value-type="float">
            <text:p>17,280</text:p>
          </table:table-cell>
          <table:table-cell table:style-name="ce26" office:value-type="float" office:value="14635" calcext:value-type="float">
            <text:p>14,635</text:p>
          </table:table-cell>
          <table:table-cell table:style-name="ce26" office:value-type="float" office:value="11412" calcext:value-type="float">
            <text:p>11,412</text:p>
          </table:table-cell>
          <table:table-cell table:style-name="ce26" office:value-type="float" office:value="13024" calcext:value-type="float">
            <text:p>13,024</text:p>
          </table:table-cell>
          <table:table-cell table:style-name="ce47" office:value-type="float" office:value="12864" calcext:value-type="float">
            <text:p>12,864</text:p>
          </table:table-cell>
          <table:table-cell table:style-name="ce26" office:value-type="float" office:value="57168" calcext:value-type="float">
            <text:p>57,168</text:p>
          </table:table-cell>
          <table:table-cell table:style-name="ce26" office:value-type="float" office:value="12678" calcext:value-type="float">
            <text:p>12,678</text:p>
          </table:table-cell>
          <table:table-cell table:style-name="ce26" office:value-type="float" office:value="12088" calcext:value-type="float">
            <text:p>12,088</text:p>
          </table:table-cell>
          <table:table-cell table:style-name="ce26" office:value-type="float" office:value="11623" calcext:value-type="float">
            <text:p>11,623</text:p>
          </table:table-cell>
          <table:table-cell table:style-name="ce26" office:value-type="float" office:value="11071" calcext:value-type="float">
            <text:p>11,071</text:p>
          </table:table-cell>
          <table:table-cell table:style-name="ce47" office:value-type="float" office:value="9708" calcext:value-type="float">
            <text:p>9,708</text:p>
          </table:table-cell>
          <table:table-cell table:style-name="ce26" office:value-type="float" office:value="36685" calcext:value-type="float">
            <text:p>36,685</text:p>
          </table:table-cell>
          <table:table-cell table:style-name="ce26" office:value-type="float" office:value="8811" calcext:value-type="float">
            <text:p>8,811</text:p>
          </table:table-cell>
          <table:table-cell table:style-name="ce26" office:value-type="float" office:value="8199" calcext:value-type="float">
            <text:p>8,199</text:p>
          </table:table-cell>
          <table:table-cell table:style-name="ce26" office:value-type="float" office:value="7192" calcext:value-type="float">
            <text:p>7,192</text:p>
          </table:table-cell>
          <table:table-cell table:style-name="ce26" office:value-type="float" office:value="6541" calcext:value-type="float">
            <text:p>6,541</text:p>
          </table:table-cell>
          <table:table-cell table:style-name="ce47" office:value-type="float" office:value="5942" calcext:value-type="float">
            <text:p>5,942</text:p>
          </table:table-cell>
          <table:table-cell table:style-name="ce26" office:value-type="float" office:value="22220" calcext:value-type="float">
            <text:p>22,220</text:p>
          </table:table-cell>
          <table:table-cell table:style-name="ce26" office:value-type="float" office:value="5429" calcext:value-type="float">
            <text:p>5,429</text:p>
          </table:table-cell>
          <table:table-cell table:style-name="ce26" office:value-type="float" office:value="5033" calcext:value-type="float">
            <text:p>5,033</text:p>
          </table:table-cell>
          <table:table-cell table:style-name="ce26" office:value-type="float" office:value="4474" calcext:value-type="float">
            <text:p>4,474</text:p>
          </table:table-cell>
          <table:table-cell table:style-name="ce26" office:value-type="float" office:value="3939" calcext:value-type="float">
            <text:p>3,939</text:p>
          </table:table-cell>
          <table:table-cell table:style-name="ce47" office:value-type="float" office:value="3345" calcext:value-type="float">
            <text:p>3,345</text:p>
          </table:table-cell>
          <table:table-cell table:style-name="ce26" office:value-type="float" office:value="8726" calcext:value-type="float">
            <text:p>8,726</text:p>
          </table:table-cell>
          <table:table-cell table:style-name="ce26" office:value-type="float" office:value="2693" calcext:value-type="float">
            <text:p>2,693</text:p>
          </table:table-cell>
          <table:table-cell table:style-name="ce26" office:value-type="float" office:value="2264" calcext:value-type="float">
            <text:p>2,264</text:p>
          </table:table-cell>
          <table:table-cell table:style-name="ce26" office:value-type="float" office:value="1671" calcext:value-type="float">
            <text:p>1,671</text:p>
          </table:table-cell>
          <table:table-cell table:style-name="ce26" office:value-type="float" office:value="1217" calcext:value-type="float">
            <text:p>1,217</text:p>
          </table:table-cell>
          <table:table-cell table:style-name="ce47" office:value-type="float" office:value="881" calcext:value-type="float">
            <text:p>881</text:p>
          </table:table-cell>
          <table:table-cell table:style-name="ce26" office:value-type="float" office:value="1832" calcext:value-type="float">
            <text:p>1,832</text:p>
          </table:table-cell>
          <table:table-cell table:style-name="ce26" office:value-type="float" office:value="673" calcext:value-type="float">
            <text:p>673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176" calcext:value-type="float">
            <text:p>176</text:p>
          </table:table-cell>
          <table:table-cell table:style-name="ce47" office:value-type="float" office:value="136" calcext:value-type="float">
            <text:p>136</text:p>
          </table:table-cell>
          <table:table-cell table:style-name="ce26" office:value-type="float" office:value="256" calcext:value-type="float">
            <text:p>25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5913" calcext:value-type="float">
            <text:p>1,375,913</text:p>
          </table:table-cell>
          <table:table-cell table:style-name="ce26" office:value-type="float" office:value="71522" calcext:value-type="float">
            <text:p>71,522</text:p>
          </table:table-cell>
          <table:table-cell table:style-name="ce26" office:value-type="float" office:value="12246" calcext:value-type="float">
            <text:p>12,246</text:p>
          </table:table-cell>
          <table:table-cell table:style-name="ce26" office:value-type="float" office:value="14285" calcext:value-type="float">
            <text:p>14,285</text:p>
          </table:table-cell>
          <table:table-cell table:style-name="ce26" office:value-type="float" office:value="15277" calcext:value-type="float">
            <text:p>15,277</text:p>
          </table:table-cell>
          <table:table-cell table:style-name="ce26" office:value-type="float" office:value="15619" calcext:value-type="float">
            <text:p>15,619</text:p>
          </table:table-cell>
          <table:table-cell table:style-name="ce26" office:value-type="float" office:value="14095" calcext:value-type="float">
            <text:p>14,095</text:p>
          </table:table-cell>
          <table:table-cell table:style-name="ce26" office:value-type="float" office:value="69169" calcext:value-type="float">
            <text:p>69,169</text:p>
          </table:table-cell>
          <table:table-cell table:style-name="ce26" office:value-type="float" office:value="16627" calcext:value-type="float">
            <text:p>16,627</text:p>
          </table:table-cell>
          <table:table-cell table:style-name="ce26" office:value-type="float" office:value="14357" calcext:value-type="float">
            <text:p>14,357</text:p>
          </table:table-cell>
          <table:table-cell table:style-name="ce26" office:value-type="float" office:value="11926" calcext:value-type="float">
            <text:p>11,926</text:p>
          </table:table-cell>
          <table:table-cell table:style-name="ce26" office:value-type="float" office:value="12918" calcext:value-type="float">
            <text:p>12,918</text:p>
          </table:table-cell>
          <table:table-cell table:style-name="ce47" office:value-type="float" office:value="13341" calcext:value-type="float">
            <text:p>13,341</text:p>
          </table:table-cell>
          <table:table-cell table:style-name="ce26" office:value-type="float" office:value="71176" calcext:value-type="float">
            <text:p>71,176</text:p>
          </table:table-cell>
          <table:table-cell table:style-name="ce26" office:value-type="float" office:value="13974" calcext:value-type="float">
            <text:p>13,974</text:p>
          </table:table-cell>
          <table:table-cell table:style-name="ce26" office:value-type="float" office:value="14006" calcext:value-type="float">
            <text:p>14,006</text:p>
          </table:table-cell>
          <table:table-cell table:style-name="ce26" office:value-type="float" office:value="13861" calcext:value-type="float">
            <text:p>13,861</text:p>
          </table:table-cell>
          <table:table-cell table:style-name="ce26" office:value-type="float" office:value="14489" calcext:value-type="float">
            <text:p>14,489</text:p>
          </table:table-cell>
          <table:table-cell table:style-name="ce47" office:value-type="float" office:value="14846" calcext:value-type="float">
            <text:p>14,846</text:p>
          </table:table-cell>
          <table:table-cell table:style-name="ce26" office:value-type="float" office:value="89608" calcext:value-type="float">
            <text:p>89,608</text:p>
          </table:table-cell>
          <table:table-cell table:style-name="ce26" office:value-type="float" office:value="16299" calcext:value-type="float">
            <text:p>16,299</text:p>
          </table:table-cell>
          <table:table-cell table:style-name="ce26" office:value-type="float" office:value="16662" calcext:value-type="float">
            <text:p>16,662</text:p>
          </table:table-cell>
          <table:table-cell table:style-name="ce26" office:value-type="float" office:value="19775" calcext:value-type="float">
            <text:p>19,775</text:p>
          </table:table-cell>
          <table:table-cell table:style-name="ce26" office:value-type="float" office:value="19156" calcext:value-type="float">
            <text:p>19,156</text:p>
          </table:table-cell>
          <table:table-cell table:style-name="ce47" office:value-type="float" office:value="17716" calcext:value-type="float">
            <text:p>17,716</text:p>
          </table:table-cell>
          <table:table-cell table:style-name="ce26" office:value-type="float" office:value="105080" calcext:value-type="float">
            <text:p>105,080</text:p>
          </table:table-cell>
          <table:table-cell table:style-name="ce26" office:value-type="float" office:value="21005" calcext:value-type="float">
            <text:p>21,005</text:p>
          </table:table-cell>
          <table:table-cell table:style-name="ce26" office:value-type="float" office:value="21201" calcext:value-type="float">
            <text:p>21,201</text:p>
          </table:table-cell>
          <table:table-cell table:style-name="ce26" office:value-type="float" office:value="21110" calcext:value-type="float">
            <text:p>21,110</text:p>
          </table:table-cell>
          <table:table-cell table:style-name="ce26" office:value-type="float" office:value="20940" calcext:value-type="float">
            <text:p>20,940</text:p>
          </table:table-cell>
          <table:table-cell table:style-name="ce47" office:value-type="float" office:value="20824" calcext:value-type="float">
            <text:p>20,824</text:p>
          </table:table-cell>
          <table:table-cell table:style-name="ce26" office:value-type="float" office:value="104104" calcext:value-type="float">
            <text:p>104,104</text:p>
          </table:table-cell>
          <table:table-cell table:style-name="ce26" office:value-type="float" office:value="20727" calcext:value-type="float">
            <text:p>20,727</text:p>
          </table:table-cell>
          <table:table-cell table:style-name="ce26" office:value-type="float" office:value="20477" calcext:value-type="float">
            <text:p>20,477</text:p>
          </table:table-cell>
          <table:table-cell table:style-name="ce26" office:value-type="float" office:value="21068" calcext:value-type="float">
            <text:p>21,068</text:p>
          </table:table-cell>
          <table:table-cell table:style-name="ce26" office:value-type="float" office:value="20254" calcext:value-type="float">
            <text:p>20,254</text:p>
          </table:table-cell>
          <table:table-cell table:style-name="ce47" office:value-type="float" office:value="21578" calcext:value-type="float">
            <text:p>21,578</text:p>
          </table:table-cell>
          <table:table-cell table:style-name="ce26" office:value-type="float" office:value="104488" calcext:value-type="float">
            <text:p>104,488</text:p>
          </table:table-cell>
          <table:table-cell table:style-name="ce26" office:value-type="float" office:value="19533" calcext:value-type="float">
            <text:p>19,533</text:p>
          </table:table-cell>
          <table:table-cell table:style-name="ce26" office:value-type="float" office:value="19044" calcext:value-type="float">
            <text:p>19,044</text:p>
          </table:table-cell>
          <table:table-cell table:style-name="ce26" office:value-type="float" office:value="20857" calcext:value-type="float">
            <text:p>20,857</text:p>
          </table:table-cell>
          <table:table-cell table:style-name="ce26" office:value-type="float" office:value="22374" calcext:value-type="float">
            <text:p>22,374</text:p>
          </table:table-cell>
          <table:table-cell table:style-name="ce47" office:value-type="float" office:value="22680" calcext:value-type="float">
            <text:p>22,680</text:p>
          </table:table-cell>
          <table:table-cell table:style-name="ce26" office:value-type="float" office:value="122524" calcext:value-type="float">
            <text:p>122,524</text:p>
          </table:table-cell>
          <table:table-cell table:style-name="ce26" office:value-type="float" office:value="24028" calcext:value-type="float">
            <text:p>24,028</text:p>
          </table:table-cell>
          <table:table-cell table:style-name="ce26" office:value-type="float" office:value="24843" calcext:value-type="float">
            <text:p>24,843</text:p>
          </table:table-cell>
          <table:table-cell table:style-name="ce26" office:value-type="float" office:value="24406" calcext:value-type="float">
            <text:p>24,406</text:p>
          </table:table-cell>
          <table:table-cell table:style-name="ce26" office:value-type="float" office:value="24981" calcext:value-type="float">
            <text:p>24,981</text:p>
          </table:table-cell>
          <table:table-cell table:style-name="ce47" office:value-type="float" office:value="24266" calcext:value-type="float">
            <text:p>24,266</text:p>
          </table:table-cell>
          <table:table-cell table:style-name="ce26" office:value-type="float" office:value="106823" calcext:value-type="float">
            <text:p>106,823</text:p>
          </table:table-cell>
          <table:table-cell table:style-name="ce26" office:value-type="float" office:value="22630" calcext:value-type="float">
            <text:p>22,630</text:p>
          </table:table-cell>
          <table:table-cell table:style-name="ce26" office:value-type="float" office:value="23677" calcext:value-type="float">
            <text:p>23,677</text:p>
          </table:table-cell>
          <table:table-cell table:style-name="ce26" office:value-type="float" office:value="21061" calcext:value-type="float">
            <text:p>21,061</text:p>
          </table:table-cell>
          <table:table-cell table:style-name="ce26" office:value-type="float" office:value="19692" calcext:value-type="float">
            <text:p>19,692</text:p>
          </table:table-cell>
          <table:table-cell table:style-name="ce47" office:value-type="float" office:value="19763" calcext:value-type="float">
            <text:p>19,763</text:p>
          </table:table-cell>
          <table:table-cell table:style-name="ce26" office:value-type="float" office:value="101468" calcext:value-type="float">
            <text:p>101,468</text:p>
          </table:table-cell>
          <table:table-cell table:style-name="ce26" office:value-type="float" office:value="19518" calcext:value-type="float">
            <text:p>19,518</text:p>
          </table:table-cell>
          <table:table-cell table:style-name="ce26" office:value-type="float" office:value="19966" calcext:value-type="float">
            <text:p>19,966</text:p>
          </table:table-cell>
          <table:table-cell table:style-name="ce26" office:value-type="float" office:value="20604" calcext:value-type="float">
            <text:p>20,604</text:p>
          </table:table-cell>
          <table:table-cell table:style-name="ce26" office:value-type="float" office:value="20624" calcext:value-type="float">
            <text:p>20,624</text:p>
          </table:table-cell>
          <table:table-cell table:style-name="ce47" office:value-type="float" office:value="20756" calcext:value-type="float">
            <text:p>20,756</text:p>
          </table:table-cell>
          <table:table-cell table:style-name="ce26" office:value-type="float" office:value="101694" calcext:value-type="float">
            <text:p>101,694</text:p>
          </table:table-cell>
          <table:table-cell table:style-name="ce26" office:value-type="float" office:value="20311" calcext:value-type="float">
            <text:p>20,311</text:p>
          </table:table-cell>
          <table:table-cell table:style-name="ce26" office:value-type="float" office:value="20085" calcext:value-type="float">
            <text:p>20,085</text:p>
          </table:table-cell>
          <table:table-cell table:style-name="ce26" office:value-type="float" office:value="20293" calcext:value-type="float">
            <text:p>20,293</text:p>
          </table:table-cell>
          <table:table-cell table:style-name="ce26" office:value-type="float" office:value="20461" calcext:value-type="float">
            <text:p>20,461</text:p>
          </table:table-cell>
          <table:table-cell table:style-name="ce47" office:value-type="float" office:value="20544" calcext:value-type="float">
            <text:p>20,544</text:p>
          </table:table-cell>
          <table:table-cell table:style-name="ce26" office:value-type="float" office:value="96866" calcext:value-type="float">
            <text:p>96,866</text:p>
          </table:table-cell>
          <table:table-cell table:style-name="ce26" office:value-type="float" office:value="20538" calcext:value-type="float">
            <text:p>20,538</text:p>
          </table:table-cell>
          <table:table-cell table:style-name="ce26" office:value-type="float" office:value="19692" calcext:value-type="float">
            <text:p>19,692</text:p>
          </table:table-cell>
          <table:table-cell table:style-name="ce26" office:value-type="float" office:value="19251" calcext:value-type="float">
            <text:p>19,251</text:p>
          </table:table-cell>
          <table:table-cell table:style-name="ce26" office:value-type="float" office:value="18711" calcext:value-type="float">
            <text:p>18,711</text:p>
          </table:table-cell>
          <table:table-cell table:style-name="ce47" office:value-type="float" office:value="18674" calcext:value-type="float">
            <text:p>18,674</text:p>
          </table:table-cell>
          <table:table-cell table:style-name="ce26" office:value-type="float" office:value="81441" calcext:value-type="float">
            <text:p>81,441</text:p>
          </table:table-cell>
          <table:table-cell table:style-name="ce26" office:value-type="float" office:value="16485" calcext:value-type="float">
            <text:p>16,485</text:p>
          </table:table-cell>
          <table:table-cell table:style-name="ce26" office:value-type="float" office:value="17251" calcext:value-type="float">
            <text:p>17,251</text:p>
          </table:table-cell>
          <table:table-cell table:style-name="ce26" office:value-type="float" office:value="16595" calcext:value-type="float">
            <text:p>16,595</text:p>
          </table:table-cell>
          <table:table-cell table:style-name="ce26" office:value-type="float" office:value="16044" calcext:value-type="float">
            <text:p>16,044</text:p>
          </table:table-cell>
          <table:table-cell table:style-name="ce47" office:value-type="float" office:value="15066" calcext:value-type="float">
            <text:p>15,066</text:p>
          </table:table-cell>
          <table:table-cell table:style-name="ce26" office:value-type="float" office:value="61643" calcext:value-type="float">
            <text:p>61,643</text:p>
          </table:table-cell>
          <table:table-cell table:style-name="ce26" office:value-type="float" office:value="14445" calcext:value-type="float">
            <text:p>14,445</text:p>
          </table:table-cell>
          <table:table-cell table:style-name="ce26" office:value-type="float" office:value="13938" calcext:value-type="float">
            <text:p>13,938</text:p>
          </table:table-cell>
          <table:table-cell table:style-name="ce26" office:value-type="float" office:value="12581" calcext:value-type="float">
            <text:p>12,581</text:p>
          </table:table-cell>
          <table:table-cell table:style-name="ce26" office:value-type="float" office:value="11026" calcext:value-type="float">
            <text:p>11,026</text:p>
          </table:table-cell>
          <table:table-cell table:style-name="ce47" office:value-type="float" office:value="9653" calcext:value-type="float">
            <text:p>9,653</text:p>
          </table:table-cell>
          <table:table-cell table:style-name="ce26" office:value-type="float" office:value="31905" calcext:value-type="float">
            <text:p>31,905</text:p>
          </table:table-cell>
          <table:table-cell table:style-name="ce26" office:value-type="float" office:value="8222" calcext:value-type="float">
            <text:p>8,222</text:p>
          </table:table-cell>
          <table:table-cell table:style-name="ce26" office:value-type="float" office:value="6702" calcext:value-type="float">
            <text:p>6,702</text:p>
          </table:table-cell>
          <table:table-cell table:style-name="ce26" office:value-type="float" office:value="5226" calcext:value-type="float">
            <text:p>5,226</text:p>
          </table:table-cell>
          <table:table-cell table:style-name="ce26" office:value-type="float" office:value="5933" calcext:value-type="float">
            <text:p>5,933</text:p>
          </table:table-cell>
          <table:table-cell table:style-name="ce47" office:value-type="float" office:value="5822" calcext:value-type="float">
            <text:p>5,822</text:p>
          </table:table-cell>
          <table:table-cell table:style-name="ce26" office:value-type="float" office:value="25216" calcext:value-type="float">
            <text:p>25,216</text:p>
          </table:table-cell>
          <table:table-cell table:style-name="ce26" office:value-type="float" office:value="5721" calcext:value-type="float">
            <text:p>5,721</text:p>
          </table:table-cell>
          <table:table-cell table:style-name="ce26" office:value-type="float" office:value="5357" calcext:value-type="float">
            <text:p>5,357</text:p>
          </table:table-cell>
          <table:table-cell table:style-name="ce26" office:value-type="float" office:value="5101" calcext:value-type="float">
            <text:p>5,101</text:p>
          </table:table-cell>
          <table:table-cell table:style-name="ce26" office:value-type="float" office:value="4859" calcext:value-type="float">
            <text:p>4,859</text:p>
          </table:table-cell>
          <table:table-cell table:style-name="ce47" office:value-type="float" office:value="4178" calcext:value-type="float">
            <text:p>4,178</text:p>
          </table:table-cell>
          <table:table-cell table:style-name="ce26" office:value-type="float" office:value="15506" calcext:value-type="float">
            <text:p>15,506</text:p>
          </table:table-cell>
          <table:table-cell table:style-name="ce26" office:value-type="float" office:value="3753" calcext:value-type="float">
            <text:p>3,753</text:p>
          </table:table-cell>
          <table:table-cell table:style-name="ce26" office:value-type="float" office:value="3532" calcext:value-type="float">
            <text:p>3,532</text:p>
          </table:table-cell>
          <table:table-cell table:style-name="ce26" office:value-type="float" office:value="2925" calcext:value-type="float">
            <text:p>2,925</text:p>
          </table:table-cell>
          <table:table-cell table:style-name="ce26" office:value-type="float" office:value="2775" calcext:value-type="float">
            <text:p>2,775</text:p>
          </table:table-cell>
          <table:table-cell table:style-name="ce47" office:value-type="float" office:value="2521" calcext:value-type="float">
            <text:p>2,521</text:p>
          </table:table-cell>
          <table:table-cell table:style-name="ce26" office:value-type="float" office:value="10453" calcext:value-type="float">
            <text:p>10,453</text:p>
          </table:table-cell>
          <table:table-cell table:style-name="ce26" office:value-type="float" office:value="2407" calcext:value-type="float">
            <text:p>2,407</text:p>
          </table:table-cell>
          <table:table-cell table:style-name="ce26" office:value-type="float" office:value="2291" calcext:value-type="float">
            <text:p>2,291</text:p>
          </table:table-cell>
          <table:table-cell table:style-name="ce26" office:value-type="float" office:value="2195" calcext:value-type="float">
            <text:p>2,195</text:p>
          </table:table-cell>
          <table:table-cell table:style-name="ce26" office:value-type="float" office:value="1901" calcext:value-type="float">
            <text:p>1,901</text:p>
          </table:table-cell>
          <table:table-cell table:style-name="ce47" office:value-type="float" office:value="1659" calcext:value-type="float">
            <text:p>1,659</text:p>
          </table:table-cell>
          <table:table-cell table:style-name="ce26" office:value-type="float" office:value="4322" calcext:value-type="float">
            <text:p>4,322</text:p>
          </table:table-cell>
          <table:table-cell table:style-name="ce26" office:value-type="float" office:value="1343" calcext:value-type="float">
            <text:p>1,343</text:p>
          </table:table-cell>
          <table:table-cell table:style-name="ce26" office:value-type="float" office:value="1131" calcext:value-type="float">
            <text:p>1,131</text:p>
          </table:table-cell>
          <table:table-cell table:style-name="ce26" office:value-type="float" office:value="823" calcext:value-type="float">
            <text:p>823</text:p>
          </table:table-cell>
          <table:table-cell table:style-name="ce26" office:value-type="float" office:value="614" calcext:value-type="float">
            <text:p>614</text:p>
          </table:table-cell>
          <table:table-cell table:style-name="ce47" office:value-type="float" office:value="411" calcext:value-type="float">
            <text:p>411</text:p>
          </table:table-cell>
          <table:table-cell table:style-name="ce26" office:value-type="float" office:value="802" calcext:value-type="float">
            <text:p>802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73" calcext:value-type="float">
            <text:p>73</text:p>
          </table:table-cell>
          <table:table-cell table:style-name="ce47" office:value-type="float" office:value="60" calcext:value-type="float">
            <text:p>60</text:p>
          </table:table-cell>
          <table:table-cell table:style-name="ce26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16251" calcext:value-type="float">
            <text:p>1,416,251</text:p>
          </table:table-cell>
          <table:table-cell table:style-name="ce34" office:value-type="float" office:value="66120" calcext:value-type="float">
            <text:p>66,120</text:p>
          </table:table-cell>
          <table:table-cell table:style-name="ce27" office:value-type="float" office:value="11193" calcext:value-type="float">
            <text:p>11,193</text:p>
          </table:table-cell>
          <table:table-cell table:style-name="ce27" office:value-type="float" office:value="13190" calcext:value-type="float">
            <text:p>13,190</text:p>
          </table:table-cell>
          <table:table-cell table:style-name="ce27" office:value-type="float" office:value="13935" calcext:value-type="float">
            <text:p>13,935</text:p>
          </table:table-cell>
          <table:table-cell table:style-name="ce27" office:value-type="float" office:value="14573" calcext:value-type="float">
            <text:p>14,573</text:p>
          </table:table-cell>
          <table:table-cell table:style-name="ce27" office:value-type="float" office:value="13229" calcext:value-type="float">
            <text:p>13,229</text:p>
          </table:table-cell>
          <table:table-cell table:style-name="ce27" office:value-type="float" office:value="63930" calcext:value-type="float">
            <text:p>63,930</text:p>
          </table:table-cell>
          <table:table-cell table:style-name="ce27" office:value-type="float" office:value="15529" calcext:value-type="float">
            <text:p>15,529</text:p>
          </table:table-cell>
          <table:table-cell table:style-name="ce27" office:value-type="float" office:value="13554" calcext:value-type="float">
            <text:p>13,554</text:p>
          </table:table-cell>
          <table:table-cell table:style-name="ce27" office:value-type="float" office:value="10831" calcext:value-type="float">
            <text:p>10,831</text:p>
          </table:table-cell>
          <table:table-cell table:style-name="ce27" office:value-type="float" office:value="11766" calcext:value-type="float">
            <text:p>11,766</text:p>
          </table:table-cell>
          <table:table-cell table:style-name="ce34" office:value-type="float" office:value="12250" calcext:value-type="float">
            <text:p>12,250</text:p>
          </table:table-cell>
          <table:table-cell table:style-name="ce27" office:value-type="float" office:value="65884" calcext:value-type="float">
            <text:p>65,884</text:p>
          </table:table-cell>
          <table:table-cell table:style-name="ce27" office:value-type="float" office:value="13201" calcext:value-type="float">
            <text:p>13,201</text:p>
          </table:table-cell>
          <table:table-cell table:style-name="ce27" office:value-type="float" office:value="12628" calcext:value-type="float">
            <text:p>12,628</text:p>
          </table:table-cell>
          <table:table-cell table:style-name="ce27" office:value-type="float" office:value="12908" calcext:value-type="float">
            <text:p>12,908</text:p>
          </table:table-cell>
          <table:table-cell table:style-name="ce27" office:value-type="float" office:value="13496" calcext:value-type="float">
            <text:p>13,496</text:p>
          </table:table-cell>
          <table:table-cell table:style-name="ce34" office:value-type="float" office:value="13651" calcext:value-type="float">
            <text:p>13,651</text:p>
          </table:table-cell>
          <table:table-cell table:style-name="ce27" office:value-type="float" office:value="83176" calcext:value-type="float">
            <text:p>83,176</text:p>
          </table:table-cell>
          <table:table-cell table:style-name="ce27" office:value-type="float" office:value="15032" calcext:value-type="float">
            <text:p>15,032</text:p>
          </table:table-cell>
          <table:table-cell table:style-name="ce27" office:value-type="float" office:value="15573" calcext:value-type="float">
            <text:p>15,573</text:p>
          </table:table-cell>
          <table:table-cell table:style-name="ce27" office:value-type="float" office:value="18599" calcext:value-type="float">
            <text:p>18,599</text:p>
          </table:table-cell>
          <table:table-cell table:style-name="ce27" office:value-type="float" office:value="17565" calcext:value-type="float">
            <text:p>17,565</text:p>
          </table:table-cell>
          <table:table-cell table:style-name="ce34" office:value-type="float" office:value="16407" calcext:value-type="float">
            <text:p>16,407</text:p>
          </table:table-cell>
          <table:table-cell table:style-name="ce27" office:value-type="float" office:value="97599" calcext:value-type="float">
            <text:p>97,599</text:p>
          </table:table-cell>
          <table:table-cell table:style-name="ce27" office:value-type="float" office:value="18989" calcext:value-type="float">
            <text:p>18,989</text:p>
          </table:table-cell>
          <table:table-cell table:style-name="ce27" office:value-type="float" office:value="19894" calcext:value-type="float">
            <text:p>19,894</text:p>
          </table:table-cell>
          <table:table-cell table:style-name="ce27" office:value-type="float" office:value="19620" calcext:value-type="float">
            <text:p>19,620</text:p>
          </table:table-cell>
          <table:table-cell table:style-name="ce27" office:value-type="float" office:value="19493" calcext:value-type="float">
            <text:p>19,493</text:p>
          </table:table-cell>
          <table:table-cell table:style-name="ce34" office:value-type="float" office:value="19603" calcext:value-type="float">
            <text:p>19,603</text:p>
          </table:table-cell>
          <table:table-cell table:style-name="ce27" office:value-type="float" office:value="98186" calcext:value-type="float">
            <text:p>98,186</text:p>
          </table:table-cell>
          <table:table-cell table:style-name="ce27" office:value-type="float" office:value="19411" calcext:value-type="float">
            <text:p>19,411</text:p>
          </table:table-cell>
          <table:table-cell table:style-name="ce27" office:value-type="float" office:value="19129" calcext:value-type="float">
            <text:p>19,129</text:p>
          </table:table-cell>
          <table:table-cell table:style-name="ce27" office:value-type="float" office:value="20049" calcext:value-type="float">
            <text:p>20,049</text:p>
          </table:table-cell>
          <table:table-cell table:style-name="ce27" office:value-type="float" office:value="19346" calcext:value-type="float">
            <text:p>19,346</text:p>
          </table:table-cell>
          <table:table-cell table:style-name="ce34" office:value-type="float" office:value="20251" calcext:value-type="float">
            <text:p>20,251</text:p>
          </table:table-cell>
          <table:table-cell table:style-name="ce27" office:value-type="float" office:value="105137" calcext:value-type="float">
            <text:p>105,137</text:p>
          </table:table-cell>
          <table:table-cell table:style-name="ce27" office:value-type="float" office:value="19105" calcext:value-type="float">
            <text:p>19,105</text:p>
          </table:table-cell>
          <table:table-cell table:style-name="ce27" office:value-type="float" office:value="18626" calcext:value-type="float">
            <text:p>18,626</text:p>
          </table:table-cell>
          <table:table-cell table:style-name="ce27" office:value-type="float" office:value="21070" calcext:value-type="float">
            <text:p>21,070</text:p>
          </table:table-cell>
          <table:table-cell table:style-name="ce27" office:value-type="float" office:value="22999" calcext:value-type="float">
            <text:p>22,999</text:p>
          </table:table-cell>
          <table:table-cell table:style-name="ce34" office:value-type="float" office:value="23337" calcext:value-type="float">
            <text:p>23,337</text:p>
          </table:table-cell>
          <table:table-cell table:style-name="ce27" office:value-type="float" office:value="127536" calcext:value-type="float">
            <text:p>127,536</text:p>
          </table:table-cell>
          <table:table-cell table:style-name="ce27" office:value-type="float" office:value="25054" calcext:value-type="float">
            <text:p>25,054</text:p>
          </table:table-cell>
          <table:table-cell table:style-name="ce27" office:value-type="float" office:value="25637" calcext:value-type="float">
            <text:p>25,637</text:p>
          </table:table-cell>
          <table:table-cell table:style-name="ce27" office:value-type="float" office:value="25654" calcext:value-type="float">
            <text:p>25,654</text:p>
          </table:table-cell>
          <table:table-cell table:style-name="ce27" office:value-type="float" office:value="25924" calcext:value-type="float">
            <text:p>25,924</text:p>
          </table:table-cell>
          <table:table-cell table:style-name="ce34" office:value-type="float" office:value="25267" calcext:value-type="float">
            <text:p>25,267</text:p>
          </table:table-cell>
          <table:table-cell table:style-name="ce27" office:value-type="float" office:value="114964" calcext:value-type="float">
            <text:p>114,964</text:p>
          </table:table-cell>
          <table:table-cell table:style-name="ce27" office:value-type="float" office:value="23854" calcext:value-type="float">
            <text:p>23,854</text:p>
          </table:table-cell>
          <table:table-cell table:style-name="ce27" office:value-type="float" office:value="25520" calcext:value-type="float">
            <text:p>25,520</text:p>
          </table:table-cell>
          <table:table-cell table:style-name="ce27" office:value-type="float" office:value="22714" calcext:value-type="float">
            <text:p>22,714</text:p>
          </table:table-cell>
          <table:table-cell table:style-name="ce27" office:value-type="float" office:value="21347" calcext:value-type="float">
            <text:p>21,347</text:p>
          </table:table-cell>
          <table:table-cell table:style-name="ce34" office:value-type="float" office:value="21529" calcext:value-type="float">
            <text:p>21,529</text:p>
          </table:table-cell>
          <table:table-cell table:style-name="ce27" office:value-type="float" office:value="111757" calcext:value-type="float">
            <text:p>111,757</text:p>
          </table:table-cell>
          <table:table-cell table:style-name="ce27" office:value-type="float" office:value="21871" calcext:value-type="float">
            <text:p>21,871</text:p>
          </table:table-cell>
          <table:table-cell table:style-name="ce27" office:value-type="float" office:value="21980" calcext:value-type="float">
            <text:p>21,980</text:p>
          </table:table-cell>
          <table:table-cell table:style-name="ce27" office:value-type="float" office:value="22615" calcext:value-type="float">
            <text:p>22,615</text:p>
          </table:table-cell>
          <table:table-cell table:style-name="ce27" office:value-type="float" office:value="22807" calcext:value-type="float">
            <text:p>22,807</text:p>
          </table:table-cell>
          <table:table-cell table:style-name="ce34" office:value-type="float" office:value="22484" calcext:value-type="float">
            <text:p>22,484</text:p>
          </table:table-cell>
          <table:table-cell table:style-name="ce27" office:value-type="float" office:value="111731" calcext:value-type="float">
            <text:p>111,731</text:p>
          </table:table-cell>
          <table:table-cell table:style-name="ce27" office:value-type="float" office:value="22279" calcext:value-type="float">
            <text:p>22,279</text:p>
          </table:table-cell>
          <table:table-cell table:style-name="ce27" office:value-type="float" office:value="22150" calcext:value-type="float">
            <text:p>22,150</text:p>
          </table:table-cell>
          <table:table-cell table:style-name="ce27" office:value-type="float" office:value="21972" calcext:value-type="float">
            <text:p>21,972</text:p>
          </table:table-cell>
          <table:table-cell table:style-name="ce27" office:value-type="float" office:value="22755" calcext:value-type="float">
            <text:p>22,755</text:p>
          </table:table-cell>
          <table:table-cell table:style-name="ce34" office:value-type="float" office:value="22575" calcext:value-type="float">
            <text:p>22,575</text:p>
          </table:table-cell>
          <table:table-cell table:style-name="ce27" office:value-type="float" office:value="105343" calcext:value-type="float">
            <text:p>105,343</text:p>
          </table:table-cell>
          <table:table-cell table:style-name="ce27" office:value-type="float" office:value="22210" calcext:value-type="float">
            <text:p>22,210</text:p>
          </table:table-cell>
          <table:table-cell table:style-name="ce27" office:value-type="float" office:value="21477" calcext:value-type="float">
            <text:p>21,477</text:p>
          </table:table-cell>
          <table:table-cell table:style-name="ce27" office:value-type="float" office:value="20604" calcext:value-type="float">
            <text:p>20,604</text:p>
          </table:table-cell>
          <table:table-cell table:style-name="ce27" office:value-type="float" office:value="20606" calcext:value-type="float">
            <text:p>20,606</text:p>
          </table:table-cell>
          <table:table-cell table:style-name="ce34" office:value-type="float" office:value="20446" calcext:value-type="float">
            <text:p>20,446</text:p>
          </table:table-cell>
          <table:table-cell table:style-name="ce27" office:value-type="float" office:value="89053" calcext:value-type="float">
            <text:p>89,053</text:p>
          </table:table-cell>
          <table:table-cell table:style-name="ce27" office:value-type="float" office:value="17997" calcext:value-type="float">
            <text:p>17,997</text:p>
          </table:table-cell>
          <table:table-cell table:style-name="ce27" office:value-type="float" office:value="18777" calcext:value-type="float">
            <text:p>18,777</text:p>
          </table:table-cell>
          <table:table-cell table:style-name="ce27" office:value-type="float" office:value="18045" calcext:value-type="float">
            <text:p>18,045</text:p>
          </table:table-cell>
          <table:table-cell table:style-name="ce27" office:value-type="float" office:value="17659" calcext:value-type="float">
            <text:p>17,659</text:p>
          </table:table-cell>
          <table:table-cell table:style-name="ce34" office:value-type="float" office:value="16575" calcext:value-type="float">
            <text:p>16,575</text:p>
          </table:table-cell>
          <table:table-cell table:style-name="ce27" office:value-type="float" office:value="68040" calcext:value-type="float">
            <text:p>68,040</text:p>
          </table:table-cell>
          <table:table-cell table:style-name="ce27" office:value-type="float" office:value="15729" calcext:value-type="float">
            <text:p>15,729</text:p>
          </table:table-cell>
          <table:table-cell table:style-name="ce27" office:value-type="float" office:value="15736" calcext:value-type="float">
            <text:p>15,736</text:p>
          </table:table-cell>
          <table:table-cell table:style-name="ce27" office:value-type="float" office:value="13811" calcext:value-type="float">
            <text:p>13,811</text:p>
          </table:table-cell>
          <table:table-cell table:style-name="ce27" office:value-type="float" office:value="12104" calcext:value-type="float">
            <text:p>12,104</text:p>
          </table:table-cell>
          <table:table-cell table:style-name="ce34" office:value-type="float" office:value="10660" calcext:value-type="float">
            <text:p>10,660</text:p>
          </table:table-cell>
          <table:table-cell table:style-name="ce27" office:value-type="float" office:value="37310" calcext:value-type="float">
            <text:p>37,310</text:p>
          </table:table-cell>
          <table:table-cell table:style-name="ce27" office:value-type="float" office:value="9058" calcext:value-type="float">
            <text:p>9,058</text:p>
          </table:table-cell>
          <table:table-cell table:style-name="ce27" office:value-type="float" office:value="7933" calcext:value-type="float">
            <text:p>7,933</text:p>
          </table:table-cell>
          <table:table-cell table:style-name="ce27" office:value-type="float" office:value="6186" calcext:value-type="float">
            <text:p>6,186</text:p>
          </table:table-cell>
          <table:table-cell table:style-name="ce27" office:value-type="float" office:value="7091" calcext:value-type="float">
            <text:p>7,091</text:p>
          </table:table-cell>
          <table:table-cell table:style-name="ce34" office:value-type="float" office:value="7042" calcext:value-type="float">
            <text:p>7,042</text:p>
          </table:table-cell>
          <table:table-cell table:style-name="ce27" office:value-type="float" office:value="31952" calcext:value-type="float">
            <text:p>31,952</text:p>
          </table:table-cell>
          <table:table-cell table:style-name="ce27" office:value-type="float" office:value="6957" calcext:value-type="float">
            <text:p>6,957</text:p>
          </table:table-cell>
          <table:table-cell table:style-name="ce27" office:value-type="float" office:value="6731" calcext:value-type="float">
            <text:p>6,731</text:p>
          </table:table-cell>
          <table:table-cell table:style-name="ce27" office:value-type="float" office:value="6522" calcext:value-type="float">
            <text:p>6,522</text:p>
          </table:table-cell>
          <table:table-cell table:style-name="ce27" office:value-type="float" office:value="6212" calcext:value-type="float">
            <text:p>6,212</text:p>
          </table:table-cell>
          <table:table-cell table:style-name="ce34" office:value-type="float" office:value="5530" calcext:value-type="float">
            <text:p>5,530</text:p>
          </table:table-cell>
          <table:table-cell table:style-name="ce27" office:value-type="float" office:value="21179" calcext:value-type="float">
            <text:p>21,179</text:p>
          </table:table-cell>
          <table:table-cell table:style-name="ce27" office:value-type="float" office:value="5058" calcext:value-type="float">
            <text:p>5,058</text:p>
          </table:table-cell>
          <table:table-cell table:style-name="ce27" office:value-type="float" office:value="4667" calcext:value-type="float">
            <text:p>4,667</text:p>
          </table:table-cell>
          <table:table-cell table:style-name="ce27" office:value-type="float" office:value="4267" calcext:value-type="float">
            <text:p>4,267</text:p>
          </table:table-cell>
          <table:table-cell table:style-name="ce27" office:value-type="float" office:value="3766" calcext:value-type="float">
            <text:p>3,766</text:p>
          </table:table-cell>
          <table:table-cell table:style-name="ce34" office:value-type="float" office:value="3421" calcext:value-type="float">
            <text:p>3,421</text:p>
          </table:table-cell>
          <table:table-cell table:style-name="ce27" office:value-type="float" office:value="11767" calcext:value-type="float">
            <text:p>11,767</text:p>
          </table:table-cell>
          <table:table-cell table:style-name="ce27" office:value-type="float" office:value="3022" calcext:value-type="float">
            <text:p>3,022</text:p>
          </table:table-cell>
          <table:table-cell table:style-name="ce27" office:value-type="float" office:value="2742" calcext:value-type="float">
            <text:p>2,742</text:p>
          </table:table-cell>
          <table:table-cell table:style-name="ce27" office:value-type="float" office:value="2279" calcext:value-type="float">
            <text:p>2,279</text:p>
          </table:table-cell>
          <table:table-cell table:style-name="ce27" office:value-type="float" office:value="2038" calcext:value-type="float">
            <text:p>2,038</text:p>
          </table:table-cell>
          <table:table-cell table:style-name="ce34" office:value-type="float" office:value="1686" calcext:value-type="float">
            <text:p>1,686</text:p>
          </table:table-cell>
          <table:table-cell table:style-name="ce27" office:value-type="float" office:value="4404" calcext:value-type="float">
            <text:p>4,404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1133" calcext:value-type="float">
            <text:p>1,133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603" calcext:value-type="float">
            <text:p>603</text:p>
          </table:table-cell>
          <table:table-cell table:style-name="ce34" office:value-type="float" office:value="470" calcext:value-type="float">
            <text:p>470</text:p>
          </table:table-cell>
          <table:table-cell table:style-name="ce27" office:value-type="float" office:value="1030" calcext:value-type="float">
            <text:p>1,030</text:p>
          </table:table-cell>
          <table:table-cell table:style-name="ce27" office:value-type="float" office:value="369" calcext:value-type="float">
            <text:p>369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03" calcext:value-type="float">
            <text:p>103</text:p>
          </table:table-cell>
          <table:table-cell table:style-name="ce34" office:value-type="float" office:value="76" calcext:value-type="float">
            <text:p>76</text:p>
          </table:table-cell>
          <table:table-cell table:style-name="ce27" office:value-type="float" office:value="153" calcext:value-type="float">
            <text:p>15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5882" calcext:value-type="float">
            <text:p>1,885,882</text:p>
          </table:table-cell>
          <table:table-cell table:style-name="ce26" office:value-type="float" office:value="76159" calcext:value-type="float">
            <text:p>76,159</text:p>
          </table:table-cell>
          <table:table-cell table:style-name="ce26" office:value-type="float" office:value="12975" calcext:value-type="float">
            <text:p>12,975</text:p>
          </table:table-cell>
          <table:table-cell table:style-name="ce26" office:value-type="float" office:value="14766" calcext:value-type="float">
            <text:p>14,766</text:p>
          </table:table-cell>
          <table:table-cell table:style-name="ce26" office:value-type="float" office:value="16359" calcext:value-type="float">
            <text:p>16,359</text:p>
          </table:table-cell>
          <table:table-cell table:style-name="ce26" office:value-type="float" office:value="16774" calcext:value-type="float">
            <text:p>16,774</text:p>
          </table:table-cell>
          <table:table-cell table:style-name="ce26" office:value-type="float" office:value="15285" calcext:value-type="float">
            <text:p>15,285</text:p>
          </table:table-cell>
          <table:table-cell table:style-name="ce26" office:value-type="float" office:value="76681" calcext:value-type="float">
            <text:p>76,681</text:p>
          </table:table-cell>
          <table:table-cell table:style-name="ce26" office:value-type="float" office:value="18471" calcext:value-type="float">
            <text:p>18,471</text:p>
          </table:table-cell>
          <table:table-cell table:style-name="ce26" office:value-type="float" office:value="15848" calcext:value-type="float">
            <text:p>15,848</text:p>
          </table:table-cell>
          <table:table-cell table:style-name="ce26" office:value-type="float" office:value="12763" calcext:value-type="float">
            <text:p>12,763</text:p>
          </table:table-cell>
          <table:table-cell table:style-name="ce26" office:value-type="float" office:value="14542" calcext:value-type="float">
            <text:p>14,542</text:p>
          </table:table-cell>
          <table:table-cell table:style-name="ce47" office:value-type="float" office:value="15057" calcext:value-type="float">
            <text:p>15,057</text:p>
          </table:table-cell>
          <table:table-cell table:style-name="ce26" office:value-type="float" office:value="80466" calcext:value-type="float">
            <text:p>80,466</text:p>
          </table:table-cell>
          <table:table-cell table:style-name="ce26" office:value-type="float" office:value="15832" calcext:value-type="float">
            <text:p>15,832</text:p>
          </table:table-cell>
          <table:table-cell table:style-name="ce26" office:value-type="float" office:value="15619" calcext:value-type="float">
            <text:p>15,619</text:p>
          </table:table-cell>
          <table:table-cell table:style-name="ce26" office:value-type="float" office:value="15880" calcext:value-type="float">
            <text:p>15,880</text:p>
          </table:table-cell>
          <table:table-cell table:style-name="ce26" office:value-type="float" office:value="16269" calcext:value-type="float">
            <text:p>16,269</text:p>
          </table:table-cell>
          <table:table-cell table:style-name="ce47" office:value-type="float" office:value="16866" calcext:value-type="float">
            <text:p>16,866</text:p>
          </table:table-cell>
          <table:table-cell table:style-name="ce26" office:value-type="float" office:value="102261" calcext:value-type="float">
            <text:p>102,261</text:p>
          </table:table-cell>
          <table:table-cell table:style-name="ce26" office:value-type="float" office:value="18216" calcext:value-type="float">
            <text:p>18,216</text:p>
          </table:table-cell>
          <table:table-cell table:style-name="ce26" office:value-type="float" office:value="18943" calcext:value-type="float">
            <text:p>18,943</text:p>
          </table:table-cell>
          <table:table-cell table:style-name="ce26" office:value-type="float" office:value="22920" calcext:value-type="float">
            <text:p>22,920</text:p>
          </table:table-cell>
          <table:table-cell table:style-name="ce26" office:value-type="float" office:value="21986" calcext:value-type="float">
            <text:p>21,986</text:p>
          </table:table-cell>
          <table:table-cell table:style-name="ce47" office:value-type="float" office:value="20196" calcext:value-type="float">
            <text:p>20,196</text:p>
          </table:table-cell>
          <table:table-cell table:style-name="ce26" office:value-type="float" office:value="124450" calcext:value-type="float">
            <text:p>124,450</text:p>
          </table:table-cell>
          <table:table-cell table:style-name="ce26" office:value-type="float" office:value="24181" calcext:value-type="float">
            <text:p>24,181</text:p>
          </table:table-cell>
          <table:table-cell table:style-name="ce26" office:value-type="float" office:value="24459" calcext:value-type="float">
            <text:p>24,459</text:p>
          </table:table-cell>
          <table:table-cell table:style-name="ce26" office:value-type="float" office:value="25175" calcext:value-type="float">
            <text:p>25,175</text:p>
          </table:table-cell>
          <table:table-cell table:style-name="ce26" office:value-type="float" office:value="25140" calcext:value-type="float">
            <text:p>25,140</text:p>
          </table:table-cell>
          <table:table-cell table:style-name="ce47" office:value-type="float" office:value="25495" calcext:value-type="float">
            <text:p>25,495</text:p>
          </table:table-cell>
          <table:table-cell table:style-name="ce26" office:value-type="float" office:value="129028" calcext:value-type="float">
            <text:p>129,028</text:p>
          </table:table-cell>
          <table:table-cell table:style-name="ce26" office:value-type="float" office:value="24914" calcext:value-type="float">
            <text:p>24,914</text:p>
          </table:table-cell>
          <table:table-cell table:style-name="ce26" office:value-type="float" office:value="24986" calcext:value-type="float">
            <text:p>24,986</text:p>
          </table:table-cell>
          <table:table-cell table:style-name="ce26" office:value-type="float" office:value="26298" calcext:value-type="float">
            <text:p>26,298</text:p>
          </table:table-cell>
          <table:table-cell table:style-name="ce26" office:value-type="float" office:value="25201" calcext:value-type="float">
            <text:p>25,201</text:p>
          </table:table-cell>
          <table:table-cell table:style-name="ce47" office:value-type="float" office:value="27629" calcext:value-type="float">
            <text:p>27,629</text:p>
          </table:table-cell>
          <table:table-cell table:style-name="ce26" office:value-type="float" office:value="136419" calcext:value-type="float">
            <text:p>136,419</text:p>
          </table:table-cell>
          <table:table-cell table:style-name="ce26" office:value-type="float" office:value="25072" calcext:value-type="float">
            <text:p>25,072</text:p>
          </table:table-cell>
          <table:table-cell table:style-name="ce26" office:value-type="float" office:value="24364" calcext:value-type="float">
            <text:p>24,364</text:p>
          </table:table-cell>
          <table:table-cell table:style-name="ce26" office:value-type="float" office:value="27075" calcext:value-type="float">
            <text:p>27,075</text:p>
          </table:table-cell>
          <table:table-cell table:style-name="ce26" office:value-type="float" office:value="29558" calcext:value-type="float">
            <text:p>29,558</text:p>
          </table:table-cell>
          <table:table-cell table:style-name="ce47" office:value-type="float" office:value="30350" calcext:value-type="float">
            <text:p>30,350</text:p>
          </table:table-cell>
          <table:table-cell table:style-name="ce26" office:value-type="float" office:value="164370" calcext:value-type="float">
            <text:p>164,370</text:p>
          </table:table-cell>
          <table:table-cell table:style-name="ce26" office:value-type="float" office:value="32239" calcext:value-type="float">
            <text:p>32,239</text:p>
          </table:table-cell>
          <table:table-cell table:style-name="ce26" office:value-type="float" office:value="33035" calcext:value-type="float">
            <text:p>33,035</text:p>
          </table:table-cell>
          <table:table-cell table:style-name="ce26" office:value-type="float" office:value="32924" calcext:value-type="float">
            <text:p>32,924</text:p>
          </table:table-cell>
          <table:table-cell table:style-name="ce26" office:value-type="float" office:value="33491" calcext:value-type="float">
            <text:p>33,491</text:p>
          </table:table-cell>
          <table:table-cell table:style-name="ce47" office:value-type="float" office:value="32681" calcext:value-type="float">
            <text:p>32,681</text:p>
          </table:table-cell>
          <table:table-cell table:style-name="ce26" office:value-type="float" office:value="147731" calcext:value-type="float">
            <text:p>147,731</text:p>
          </table:table-cell>
          <table:table-cell table:style-name="ce26" office:value-type="float" office:value="30774" calcext:value-type="float">
            <text:p>30,774</text:p>
          </table:table-cell>
          <table:table-cell table:style-name="ce26" office:value-type="float" office:value="33408" calcext:value-type="float">
            <text:p>33,408</text:p>
          </table:table-cell>
          <table:table-cell table:style-name="ce26" office:value-type="float" office:value="28777" calcext:value-type="float">
            <text:p>28,777</text:p>
          </table:table-cell>
          <table:table-cell table:style-name="ce26" office:value-type="float" office:value="27792" calcext:value-type="float">
            <text:p>27,792</text:p>
          </table:table-cell>
          <table:table-cell table:style-name="ce47" office:value-type="float" office:value="26980" calcext:value-type="float">
            <text:p>26,980</text:p>
          </table:table-cell>
          <table:table-cell table:style-name="ce26" office:value-type="float" office:value="141593" calcext:value-type="float">
            <text:p>141,593</text:p>
          </table:table-cell>
          <table:table-cell table:style-name="ce26" office:value-type="float" office:value="27048" calcext:value-type="float">
            <text:p>27,048</text:p>
          </table:table-cell>
          <table:table-cell table:style-name="ce26" office:value-type="float" office:value="27483" calcext:value-type="float">
            <text:p>27,483</text:p>
          </table:table-cell>
          <table:table-cell table:style-name="ce26" office:value-type="float" office:value="28707" calcext:value-type="float">
            <text:p>28,707</text:p>
          </table:table-cell>
          <table:table-cell table:style-name="ce26" office:value-type="float" office:value="29127" calcext:value-type="float">
            <text:p>29,127</text:p>
          </table:table-cell>
          <table:table-cell table:style-name="ce47" office:value-type="float" office:value="29228" calcext:value-type="float">
            <text:p>29,228</text:p>
          </table:table-cell>
          <table:table-cell table:style-name="ce26" office:value-type="float" office:value="149861" calcext:value-type="float">
            <text:p>149,861</text:p>
          </table:table-cell>
          <table:table-cell table:style-name="ce26" office:value-type="float" office:value="28806" calcext:value-type="float">
            <text:p>28,806</text:p>
          </table:table-cell>
          <table:table-cell table:style-name="ce26" office:value-type="float" office:value="29723" calcext:value-type="float">
            <text:p>29,723</text:p>
          </table:table-cell>
          <table:table-cell table:style-name="ce26" office:value-type="float" office:value="29764" calcext:value-type="float">
            <text:p>29,764</text:p>
          </table:table-cell>
          <table:table-cell table:style-name="ce26" office:value-type="float" office:value="30595" calcext:value-type="float">
            <text:p>30,595</text:p>
          </table:table-cell>
          <table:table-cell table:style-name="ce47" office:value-type="float" office:value="30973" calcext:value-type="float">
            <text:p>30,973</text:p>
          </table:table-cell>
          <table:table-cell table:style-name="ce26" office:value-type="float" office:value="152071" calcext:value-type="float">
            <text:p>152,071</text:p>
          </table:table-cell>
          <table:table-cell table:style-name="ce26" office:value-type="float" office:value="31302" calcext:value-type="float">
            <text:p>31,302</text:p>
          </table:table-cell>
          <table:table-cell table:style-name="ce26" office:value-type="float" office:value="31153" calcext:value-type="float">
            <text:p>31,153</text:p>
          </table:table-cell>
          <table:table-cell table:style-name="ce26" office:value-type="float" office:value="30310" calcext:value-type="float">
            <text:p>30,310</text:p>
          </table:table-cell>
          <table:table-cell table:style-name="ce26" office:value-type="float" office:value="29823" calcext:value-type="float">
            <text:p>29,823</text:p>
          </table:table-cell>
          <table:table-cell table:style-name="ce47" office:value-type="float" office:value="29483" calcext:value-type="float">
            <text:p>29,483</text:p>
          </table:table-cell>
          <table:table-cell table:style-name="ce26" office:value-type="float" office:value="130275" calcext:value-type="float">
            <text:p>130,275</text:p>
          </table:table-cell>
          <table:table-cell table:style-name="ce26" office:value-type="float" office:value="26905" calcext:value-type="float">
            <text:p>26,905</text:p>
          </table:table-cell>
          <table:table-cell table:style-name="ce26" office:value-type="float" office:value="27849" calcext:value-type="float">
            <text:p>27,849</text:p>
          </table:table-cell>
          <table:table-cell table:style-name="ce26" office:value-type="float" office:value="26478" calcext:value-type="float">
            <text:p>26,478</text:p>
          </table:table-cell>
          <table:table-cell table:style-name="ce26" office:value-type="float" office:value="25267" calcext:value-type="float">
            <text:p>25,267</text:p>
          </table:table-cell>
          <table:table-cell table:style-name="ce47" office:value-type="float" office:value="23776" calcext:value-type="float">
            <text:p>23,776</text:p>
          </table:table-cell>
          <table:table-cell table:style-name="ce26" office:value-type="float" office:value="100040" calcext:value-type="float">
            <text:p>100,040</text:p>
          </table:table-cell>
          <table:table-cell table:style-name="ce26" office:value-type="float" office:value="22840" calcext:value-type="float">
            <text:p>22,840</text:p>
          </table:table-cell>
          <table:table-cell table:style-name="ce26" office:value-type="float" office:value="22867" calcext:value-type="float">
            <text:p>22,867</text:p>
          </table:table-cell>
          <table:table-cell table:style-name="ce26" office:value-type="float" office:value="20164" calcext:value-type="float">
            <text:p>20,164</text:p>
          </table:table-cell>
          <table:table-cell table:style-name="ce26" office:value-type="float" office:value="18257" calcext:value-type="float">
            <text:p>18,257</text:p>
          </table:table-cell>
          <table:table-cell table:style-name="ce47" office:value-type="float" office:value="15912" calcext:value-type="float">
            <text:p>15,912</text:p>
          </table:table-cell>
          <table:table-cell table:style-name="ce26" office:value-type="float" office:value="56164" calcext:value-type="float">
            <text:p>56,164</text:p>
          </table:table-cell>
          <table:table-cell table:style-name="ce26" office:value-type="float" office:value="14519" calcext:value-type="float">
            <text:p>14,519</text:p>
          </table:table-cell>
          <table:table-cell table:style-name="ce26" office:value-type="float" office:value="10802" calcext:value-type="float">
            <text:p>10,802</text:p>
          </table:table-cell>
          <table:table-cell table:style-name="ce26" office:value-type="float" office:value="8857" calcext:value-type="float">
            <text:p>8,857</text:p>
          </table:table-cell>
          <table:table-cell table:style-name="ce26" office:value-type="float" office:value="10721" calcext:value-type="float">
            <text:p>10,721</text:p>
          </table:table-cell>
          <table:table-cell table:style-name="ce47" office:value-type="float" office:value="11265" calcext:value-type="float">
            <text:p>11,265</text:p>
          </table:table-cell>
          <table:table-cell table:style-name="ce26" office:value-type="float" office:value="49917" calcext:value-type="float">
            <text:p>49,917</text:p>
          </table:table-cell>
          <table:table-cell table:style-name="ce26" office:value-type="float" office:value="10349" calcext:value-type="float">
            <text:p>10,349</text:p>
          </table:table-cell>
          <table:table-cell table:style-name="ce26" office:value-type="float" office:value="10493" calcext:value-type="float">
            <text:p>10,493</text:p>
          </table:table-cell>
          <table:table-cell table:style-name="ce26" office:value-type="float" office:value="10260" calcext:value-type="float">
            <text:p>10,260</text:p>
          </table:table-cell>
          <table:table-cell table:style-name="ce26" office:value-type="float" office:value="9775" calcext:value-type="float">
            <text:p>9,775</text:p>
          </table:table-cell>
          <table:table-cell table:style-name="ce47" office:value-type="float" office:value="9040" calcext:value-type="float">
            <text:p>9,040</text:p>
          </table:table-cell>
          <table:table-cell table:style-name="ce26" office:value-type="float" office:value="36857" calcext:value-type="float">
            <text:p>36,857</text:p>
          </table:table-cell>
          <table:table-cell table:style-name="ce26" office:value-type="float" office:value="8362" calcext:value-type="float">
            <text:p>8,362</text:p>
          </table:table-cell>
          <table:table-cell table:style-name="ce26" office:value-type="float" office:value="7848" calcext:value-type="float">
            <text:p>7,848</text:p>
          </table:table-cell>
          <table:table-cell table:style-name="ce26" office:value-type="float" office:value="7530" calcext:value-type="float">
            <text:p>7,530</text:p>
          </table:table-cell>
          <table:table-cell table:style-name="ce26" office:value-type="float" office:value="7054" calcext:value-type="float">
            <text:p>7,054</text:p>
          </table:table-cell>
          <table:table-cell table:style-name="ce47" office:value-type="float" office:value="6063" calcext:value-type="float">
            <text:p>6,063</text:p>
          </table:table-cell>
          <table:table-cell table:style-name="ce26" office:value-type="float" office:value="21781" calcext:value-type="float">
            <text:p>21,781</text:p>
          </table:table-cell>
          <table:table-cell table:style-name="ce26" office:value-type="float" office:value="5208" calcext:value-type="float">
            <text:p>5,208</text:p>
          </table:table-cell>
          <table:table-cell table:style-name="ce26" office:value-type="float" office:value="5125" calcext:value-type="float">
            <text:p>5,125</text:p>
          </table:table-cell>
          <table:table-cell table:style-name="ce26" office:value-type="float" office:value="4569" calcext:value-type="float">
            <text:p>4,569</text:p>
          </table:table-cell>
          <table:table-cell table:style-name="ce26" office:value-type="float" office:value="3707" calcext:value-type="float">
            <text:p>3,707</text:p>
          </table:table-cell>
          <table:table-cell table:style-name="ce47" office:value-type="float" office:value="3172" calcext:value-type="float">
            <text:p>3,172</text:p>
          </table:table-cell>
          <table:table-cell table:style-name="ce26" office:value-type="float" office:value="7950" calcext:value-type="float">
            <text:p>7,950</text:p>
          </table:table-cell>
          <table:table-cell table:style-name="ce26" office:value-type="float" office:value="2479" calcext:value-type="float">
            <text:p>2,479</text:p>
          </table:table-cell>
          <table:table-cell table:style-name="ce26" office:value-type="float" office:value="2045" calcext:value-type="float">
            <text:p>2,045</text:p>
          </table:table-cell>
          <table:table-cell table:style-name="ce26" office:value-type="float" office:value="1552" calcext:value-type="float">
            <text:p>1,552</text:p>
          </table:table-cell>
          <table:table-cell table:style-name="ce26" office:value-type="float" office:value="1094" calcext:value-type="float">
            <text:p>1,094</text:p>
          </table:table-cell>
          <table:table-cell table:style-name="ce47" office:value-type="float" office:value="780" calcext:value-type="float">
            <text:p>780</text:p>
          </table:table-cell>
          <table:table-cell table:style-name="ce26" office:value-type="float" office:value="1593" calcext:value-type="float">
            <text:p>1,593</text:p>
          </table:table-cell>
          <table:table-cell table:style-name="ce26" office:value-type="float" office:value="579" calcext:value-type="float">
            <text:p>579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55" calcext:value-type="float">
            <text:p>155</text:p>
          </table:table-cell>
          <table:table-cell table:style-name="ce47" office:value-type="float" office:value="112" calcext:value-type="float">
            <text:p>112</text:p>
          </table:table-cell>
          <table:table-cell table:style-name="ce26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41658" calcext:value-type="float">
            <text:p>941,658</text:p>
          </table:table-cell>
          <table:table-cell table:style-name="ce26" office:value-type="float" office:value="39415" calcext:value-type="float">
            <text:p>39,415</text:p>
          </table:table-cell>
          <table:table-cell table:style-name="ce38" office:value-type="float" office:value="6698" calcext:value-type="float">
            <text:p>6,698</text:p>
          </table:table-cell>
          <table:table-cell table:style-name="ce38" office:value-type="float" office:value="7697" calcext:value-type="float">
            <text:p>7,697</text:p>
          </table:table-cell>
          <table:table-cell table:style-name="ce38" office:value-type="float" office:value="8461" calcext:value-type="float">
            <text:p>8,461</text:p>
          </table:table-cell>
          <table:table-cell table:style-name="ce38" office:value-type="float" office:value="8673" calcext:value-type="float">
            <text:p>8,673</text:p>
          </table:table-cell>
          <table:table-cell table:style-name="ce38" office:value-type="float" office:value="7886" calcext:value-type="float">
            <text:p>7,886</text:p>
          </table:table-cell>
          <table:table-cell table:style-name="ce38" office:value-type="float" office:value="39700" calcext:value-type="float">
            <text:p>39,700</text:p>
          </table:table-cell>
          <table:table-cell table:style-name="ce38" office:value-type="float" office:value="9419" calcext:value-type="float">
            <text:p>9,419</text:p>
          </table:table-cell>
          <table:table-cell table:style-name="ce38" office:value-type="float" office:value="8363" calcext:value-type="float">
            <text:p>8,363</text:p>
          </table:table-cell>
          <table:table-cell table:style-name="ce38" office:value-type="float" office:value="6687" calcext:value-type="float">
            <text:p>6,687</text:p>
          </table:table-cell>
          <table:table-cell table:style-name="ce38" office:value-type="float" office:value="7560" calcext:value-type="float">
            <text:p>7,560</text:p>
          </table:table-cell>
          <table:table-cell table:style-name="ce48" office:value-type="float" office:value="7671" calcext:value-type="float">
            <text:p>7,671</text:p>
          </table:table-cell>
          <table:table-cell table:style-name="ce38" office:value-type="float" office:value="42077" calcext:value-type="float">
            <text:p>42,077</text:p>
          </table:table-cell>
          <table:table-cell table:style-name="ce38" office:value-type="float" office:value="8331" calcext:value-type="float">
            <text:p>8,331</text:p>
          </table:table-cell>
          <table:table-cell table:style-name="ce38" office:value-type="float" office:value="8124" calcext:value-type="float">
            <text:p>8,124</text:p>
          </table:table-cell>
          <table:table-cell table:style-name="ce38" office:value-type="float" office:value="8278" calcext:value-type="float">
            <text:p>8,278</text:p>
          </table:table-cell>
          <table:table-cell table:style-name="ce38" office:value-type="float" office:value="8484" calcext:value-type="float">
            <text:p>8,484</text:p>
          </table:table-cell>
          <table:table-cell table:style-name="ce48" office:value-type="float" office:value="8860" calcext:value-type="float">
            <text:p>8,860</text:p>
          </table:table-cell>
          <table:table-cell table:style-name="ce38" office:value-type="float" office:value="53352" calcext:value-type="float">
            <text:p>53,352</text:p>
          </table:table-cell>
          <table:table-cell table:style-name="ce38" office:value-type="float" office:value="9540" calcext:value-type="float">
            <text:p>9,540</text:p>
          </table:table-cell>
          <table:table-cell table:style-name="ce38" office:value-type="float" office:value="9735" calcext:value-type="float">
            <text:p>9,735</text:p>
          </table:table-cell>
          <table:table-cell table:style-name="ce38" office:value-type="float" office:value="11983" calcext:value-type="float">
            <text:p>11,983</text:p>
          </table:table-cell>
          <table:table-cell table:style-name="ce38" office:value-type="float" office:value="11502" calcext:value-type="float">
            <text:p>11,502</text:p>
          </table:table-cell>
          <table:table-cell table:style-name="ce48" office:value-type="float" office:value="10592" calcext:value-type="float">
            <text:p>10,592</text:p>
          </table:table-cell>
          <table:table-cell table:style-name="ce38" office:value-type="float" office:value="64502" calcext:value-type="float">
            <text:p>64,502</text:p>
          </table:table-cell>
          <table:table-cell table:style-name="ce38" office:value-type="float" office:value="12704" calcext:value-type="float">
            <text:p>12,704</text:p>
          </table:table-cell>
          <table:table-cell table:style-name="ce38" office:value-type="float" office:value="12660" calcext:value-type="float">
            <text:p>12,660</text:p>
          </table:table-cell>
          <table:table-cell table:style-name="ce38" office:value-type="float" office:value="13181" calcext:value-type="float">
            <text:p>13,181</text:p>
          </table:table-cell>
          <table:table-cell table:style-name="ce38" office:value-type="float" office:value="12975" calcext:value-type="float">
            <text:p>12,975</text:p>
          </table:table-cell>
          <table:table-cell table:style-name="ce48" office:value-type="float" office:value="12982" calcext:value-type="float">
            <text:p>12,982</text:p>
          </table:table-cell>
          <table:table-cell table:style-name="ce38" office:value-type="float" office:value="66930" calcext:value-type="float">
            <text:p>66,930</text:p>
          </table:table-cell>
          <table:table-cell table:style-name="ce38" office:value-type="float" office:value="12890" calcext:value-type="float">
            <text:p>12,890</text:p>
          </table:table-cell>
          <table:table-cell table:style-name="ce38" office:value-type="float" office:value="13002" calcext:value-type="float">
            <text:p>13,002</text:p>
          </table:table-cell>
          <table:table-cell table:style-name="ce38" office:value-type="float" office:value="13589" calcext:value-type="float">
            <text:p>13,589</text:p>
          </table:table-cell>
          <table:table-cell table:style-name="ce38" office:value-type="float" office:value="13059" calcext:value-type="float">
            <text:p>13,059</text:p>
          </table:table-cell>
          <table:table-cell table:style-name="ce48" office:value-type="float" office:value="14390" calcext:value-type="float">
            <text:p>14,390</text:p>
          </table:table-cell>
          <table:table-cell table:style-name="ce38" office:value-type="float" office:value="69322" calcext:value-type="float">
            <text:p>69,322</text:p>
          </table:table-cell>
          <table:table-cell table:style-name="ce38" office:value-type="float" office:value="13046" calcext:value-type="float">
            <text:p>13,046</text:p>
          </table:table-cell>
          <table:table-cell table:style-name="ce38" office:value-type="float" office:value="12456" calcext:value-type="float">
            <text:p>12,456</text:p>
          </table:table-cell>
          <table:table-cell table:style-name="ce38" office:value-type="float" office:value="13670" calcext:value-type="float">
            <text:p>13,670</text:p>
          </table:table-cell>
          <table:table-cell table:style-name="ce38" office:value-type="float" office:value="14910" calcext:value-type="float">
            <text:p>14,910</text:p>
          </table:table-cell>
          <table:table-cell table:style-name="ce48" office:value-type="float" office:value="15240" calcext:value-type="float">
            <text:p>15,240</text:p>
          </table:table-cell>
          <table:table-cell table:style-name="ce38" office:value-type="float" office:value="82378" calcext:value-type="float">
            <text:p>82,378</text:p>
          </table:table-cell>
          <table:table-cell table:style-name="ce38" office:value-type="float" office:value="16083" calcext:value-type="float">
            <text:p>16,083</text:p>
          </table:table-cell>
          <table:table-cell table:style-name="ce38" office:value-type="float" office:value="16480" calcext:value-type="float">
            <text:p>16,480</text:p>
          </table:table-cell>
          <table:table-cell table:style-name="ce38" office:value-type="float" office:value="16468" calcext:value-type="float">
            <text:p>16,468</text:p>
          </table:table-cell>
          <table:table-cell table:style-name="ce38" office:value-type="float" office:value="16782" calcext:value-type="float">
            <text:p>16,782</text:p>
          </table:table-cell>
          <table:table-cell table:style-name="ce48" office:value-type="float" office:value="16565" calcext:value-type="float">
            <text:p>16,565</text:p>
          </table:table-cell>
          <table:table-cell table:style-name="ce38" office:value-type="float" office:value="73372" calcext:value-type="float">
            <text:p>73,372</text:p>
          </table:table-cell>
          <table:table-cell table:style-name="ce38" office:value-type="float" office:value="15461" calcext:value-type="float">
            <text:p>15,461</text:p>
          </table:table-cell>
          <table:table-cell table:style-name="ce38" office:value-type="float" office:value="16699" calcext:value-type="float">
            <text:p>16,699</text:p>
          </table:table-cell>
          <table:table-cell table:style-name="ce38" office:value-type="float" office:value="14207" calcext:value-type="float">
            <text:p>14,207</text:p>
          </table:table-cell>
          <table:table-cell table:style-name="ce38" office:value-type="float" office:value="13655" calcext:value-type="float">
            <text:p>13,655</text:p>
          </table:table-cell>
          <table:table-cell table:style-name="ce48" office:value-type="float" office:value="13350" calcext:value-type="float">
            <text:p>13,350</text:p>
          </table:table-cell>
          <table:table-cell table:style-name="ce38" office:value-type="float" office:value="69568" calcext:value-type="float">
            <text:p>69,568</text:p>
          </table:table-cell>
          <table:table-cell table:style-name="ce38" office:value-type="float" office:value="13070" calcext:value-type="float">
            <text:p>13,070</text:p>
          </table:table-cell>
          <table:table-cell table:style-name="ce38" office:value-type="float" office:value="13601" calcext:value-type="float">
            <text:p>13,601</text:p>
          </table:table-cell>
          <table:table-cell table:style-name="ce38" office:value-type="float" office:value="14025" calcext:value-type="float">
            <text:p>14,025</text:p>
          </table:table-cell>
          <table:table-cell table:style-name="ce38" office:value-type="float" office:value="14344" calcext:value-type="float">
            <text:p>14,344</text:p>
          </table:table-cell>
          <table:table-cell table:style-name="ce48" office:value-type="float" office:value="14528" calcext:value-type="float">
            <text:p>14,528</text:p>
          </table:table-cell>
          <table:table-cell table:style-name="ce38" office:value-type="float" office:value="74222" calcext:value-type="float">
            <text:p>74,222</text:p>
          </table:table-cell>
          <table:table-cell table:style-name="ce38" office:value-type="float" office:value="14166" calcext:value-type="float">
            <text:p>14,166</text:p>
          </table:table-cell>
          <table:table-cell table:style-name="ce38" office:value-type="float" office:value="14751" calcext:value-type="float">
            <text:p>14,751</text:p>
          </table:table-cell>
          <table:table-cell table:style-name="ce38" office:value-type="float" office:value="14767" calcext:value-type="float">
            <text:p>14,767</text:p>
          </table:table-cell>
          <table:table-cell table:style-name="ce38" office:value-type="float" office:value="15160" calcext:value-type="float">
            <text:p>15,160</text:p>
          </table:table-cell>
          <table:table-cell table:style-name="ce48" office:value-type="float" office:value="15378" calcext:value-type="float">
            <text:p>15,378</text:p>
          </table:table-cell>
          <table:table-cell table:style-name="ce38" office:value-type="float" office:value="75822" calcext:value-type="float">
            <text:p>75,822</text:p>
          </table:table-cell>
          <table:table-cell table:style-name="ce38" office:value-type="float" office:value="15578" calcext:value-type="float">
            <text:p>15,578</text:p>
          </table:table-cell>
          <table:table-cell table:style-name="ce38" office:value-type="float" office:value="15603" calcext:value-type="float">
            <text:p>15,603</text:p>
          </table:table-cell>
          <table:table-cell table:style-name="ce38" office:value-type="float" office:value="15007" calcext:value-type="float">
            <text:p>15,007</text:p>
          </table:table-cell>
          <table:table-cell table:style-name="ce38" office:value-type="float" office:value="14942" calcext:value-type="float">
            <text:p>14,942</text:p>
          </table:table-cell>
          <table:table-cell table:style-name="ce48" office:value-type="float" office:value="14692" calcext:value-type="float">
            <text:p>14,692</text:p>
          </table:table-cell>
          <table:table-cell table:style-name="ce38" office:value-type="float" office:value="64998" calcext:value-type="float">
            <text:p>64,998</text:p>
          </table:table-cell>
          <table:table-cell table:style-name="ce38" office:value-type="float" office:value="13530" calcext:value-type="float">
            <text:p>13,530</text:p>
          </table:table-cell>
          <table:table-cell table:style-name="ce38" office:value-type="float" office:value="13947" calcext:value-type="float">
            <text:p>13,947</text:p>
          </table:table-cell>
          <table:table-cell table:style-name="ce38" office:value-type="float" office:value="13235" calcext:value-type="float">
            <text:p>13,235</text:p>
          </table:table-cell>
          <table:table-cell table:style-name="ce38" office:value-type="float" office:value="12502" calcext:value-type="float">
            <text:p>12,502</text:p>
          </table:table-cell>
          <table:table-cell table:style-name="ce48" office:value-type="float" office:value="11784" calcext:value-type="float">
            <text:p>11,784</text:p>
          </table:table-cell>
          <table:table-cell table:style-name="ce38" office:value-type="float" office:value="49058" calcext:value-type="float">
            <text:p>49,058</text:p>
          </table:table-cell>
          <table:table-cell table:style-name="ce38" office:value-type="float" office:value="11387" calcext:value-type="float">
            <text:p>11,387</text:p>
          </table:table-cell>
          <table:table-cell table:style-name="ce38" office:value-type="float" office:value="11130" calcext:value-type="float">
            <text:p>11,130</text:p>
          </table:table-cell>
          <table:table-cell table:style-name="ce38" office:value-type="float" office:value="10005" calcext:value-type="float">
            <text:p>10,005</text:p>
          </table:table-cell>
          <table:table-cell table:style-name="ce38" office:value-type="float" office:value="8880" calcext:value-type="float">
            <text:p>8,880</text:p>
          </table:table-cell>
          <table:table-cell table:style-name="ce48" office:value-type="float" office:value="7656" calcext:value-type="float">
            <text:p>7,656</text:p>
          </table:table-cell>
          <table:table-cell table:style-name="ce38" office:value-type="float" office:value="26232" calcext:value-type="float">
            <text:p>26,232</text:p>
          </table:table-cell>
          <table:table-cell table:style-name="ce38" office:value-type="float" office:value="6893" calcext:value-type="float">
            <text:p>6,893</text:p>
          </table:table-cell>
          <table:table-cell table:style-name="ce38" office:value-type="float" office:value="5103" calcext:value-type="float">
            <text:p>5,103</text:p>
          </table:table-cell>
          <table:table-cell table:style-name="ce38" office:value-type="float" office:value="4125" calcext:value-type="float">
            <text:p>4,125</text:p>
          </table:table-cell>
          <table:table-cell table:style-name="ce38" office:value-type="float" office:value="4884" calcext:value-type="float">
            <text:p>4,884</text:p>
          </table:table-cell>
          <table:table-cell table:style-name="ce48" office:value-type="float" office:value="5227" calcext:value-type="float">
            <text:p>5,227</text:p>
          </table:table-cell>
          <table:table-cell table:style-name="ce38" office:value-type="float" office:value="22111" calcext:value-type="float">
            <text:p>22,111</text:p>
          </table:table-cell>
          <table:table-cell table:number-columns-repeated="2" table:style-name="ce38" office:value-type="float" office:value="4703" calcext:value-type="float">
            <text:p>4,703</text:p>
          </table:table-cell>
          <table:table-cell table:style-name="ce38" office:value-type="float" office:value="4546" calcext:value-type="float">
            <text:p>4,546</text:p>
          </table:table-cell>
          <table:table-cell table:style-name="ce38" office:value-type="float" office:value="4222" calcext:value-type="float">
            <text:p>4,222</text:p>
          </table:table-cell>
          <table:table-cell table:style-name="ce48" office:value-type="float" office:value="3937" calcext:value-type="float">
            <text:p>3,937</text:p>
          </table:table-cell>
          <table:table-cell table:style-name="ce38" office:value-type="float" office:value="15437" calcext:value-type="float">
            <text:p>15,437</text:p>
          </table:table-cell>
          <table:table-cell table:style-name="ce38" office:value-type="float" office:value="3547" calcext:value-type="float">
            <text:p>3,547</text:p>
          </table:table-cell>
          <table:table-cell table:style-name="ce38" office:value-type="float" office:value="3367" calcext:value-type="float">
            <text:p>3,367</text:p>
          </table:table-cell>
          <table:table-cell table:style-name="ce38" office:value-type="float" office:value="3137" calcext:value-type="float">
            <text:p>3,137</text:p>
          </table:table-cell>
          <table:table-cell table:style-name="ce38" office:value-type="float" office:value="2922" calcext:value-type="float">
            <text:p>2,922</text:p>
          </table:table-cell>
          <table:table-cell table:style-name="ce48" office:value-type="float" office:value="2464" calcext:value-type="float">
            <text:p>2,464</text:p>
          </table:table-cell>
          <table:table-cell table:style-name="ce38" office:value-type="float" office:value="9235" calcext:value-type="float">
            <text:p>9,235</text:p>
          </table:table-cell>
          <table:table-cell table:style-name="ce38" office:value-type="float" office:value="2214" calcext:value-type="float">
            <text:p>2,214</text:p>
          </table:table-cell>
          <table:table-cell table:style-name="ce38" office:value-type="float" office:value="2147" calcext:value-type="float">
            <text:p>2,147</text:p>
          </table:table-cell>
          <table:table-cell table:style-name="ce38" office:value-type="float" office:value="1878" calcext:value-type="float">
            <text:p>1,878</text:p>
          </table:table-cell>
          <table:table-cell table:style-name="ce38" office:value-type="float" office:value="1651" calcext:value-type="float">
            <text:p>1,651</text:p>
          </table:table-cell>
          <table:table-cell table:style-name="ce48" office:value-type="float" office:value="1345" calcext:value-type="float">
            <text:p>1,345</text:p>
          </table:table-cell>
          <table:table-cell table:style-name="ce38" office:value-type="float" office:value="3284" calcext:value-type="float">
            <text:p>3,284</text:p>
          </table:table-cell>
          <table:table-cell table:style-name="ce38" office:value-type="float" office:value="1078" calcext:value-type="float">
            <text:p>1,078</text:p>
          </table:table-cell>
          <table:table-cell table:style-name="ce38" office:value-type="float" office:value="863" calcext:value-type="float">
            <text:p>863</text:p>
          </table:table-cell>
          <table:table-cell table:style-name="ce38" office:value-type="float" office:value="629" calcext:value-type="float">
            <text:p>629</text:p>
          </table:table-cell>
          <table:table-cell table:style-name="ce38" office:value-type="float" office:value="419" calcext:value-type="float">
            <text:p>419</text:p>
          </table:table-cell>
          <table:table-cell table:style-name="ce48" office:value-type="float" office:value="295" calcext:value-type="float">
            <text:p>295</text:p>
          </table:table-cell>
          <table:table-cell table:style-name="ce38" office:value-type="float" office:value="560" calcext:value-type="float">
            <text:p>560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59" calcext:value-type="float">
            <text:p>59</text:p>
          </table:table-cell>
          <table:table-cell table:style-name="ce48" office:value-type="float" office:value="40" calcext:value-type="float">
            <text:p>40</text:p>
          </table:table-cell>
          <table:table-cell table:style-name="ce38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4224" calcext:value-type="float">
            <text:p>944,224</text:p>
          </table:table-cell>
          <table:table-cell table:style-name="ce34" office:value-type="float" office:value="36744" calcext:value-type="float">
            <text:p>36,744</text:p>
          </table:table-cell>
          <table:table-cell table:style-name="ce39" office:value-type="float" office:value="6277" calcext:value-type="float">
            <text:p>6,277</text:p>
          </table:table-cell>
          <table:table-cell table:style-name="ce39" office:value-type="float" office:value="7069" calcext:value-type="float">
            <text:p>7,069</text:p>
          </table:table-cell>
          <table:table-cell table:style-name="ce39" office:value-type="float" office:value="7898" calcext:value-type="float">
            <text:p>7,898</text:p>
          </table:table-cell>
          <table:table-cell table:style-name="ce39" office:value-type="float" office:value="8101" calcext:value-type="float">
            <text:p>8,101</text:p>
          </table:table-cell>
          <table:table-cell table:style-name="ce39" office:value-type="float" office:value="7399" calcext:value-type="float">
            <text:p>7,399</text:p>
          </table:table-cell>
          <table:table-cell table:style-name="ce39" office:value-type="float" office:value="36981" calcext:value-type="float">
            <text:p>36,981</text:p>
          </table:table-cell>
          <table:table-cell table:style-name="ce39" office:value-type="float" office:value="9052" calcext:value-type="float">
            <text:p>9,052</text:p>
          </table:table-cell>
          <table:table-cell table:style-name="ce39" office:value-type="float" office:value="7485" calcext:value-type="float">
            <text:p>7,485</text:p>
          </table:table-cell>
          <table:table-cell table:style-name="ce39" office:value-type="float" office:value="6076" calcext:value-type="float">
            <text:p>6,076</text:p>
          </table:table-cell>
          <table:table-cell table:style-name="ce39" office:value-type="float" office:value="6982" calcext:value-type="float">
            <text:p>6,982</text:p>
          </table:table-cell>
          <table:table-cell table:style-name="ce49" office:value-type="float" office:value="7386" calcext:value-type="float">
            <text:p>7,386</text:p>
          </table:table-cell>
          <table:table-cell table:style-name="ce39" office:value-type="float" office:value="38389" calcext:value-type="float">
            <text:p>38,389</text:p>
          </table:table-cell>
          <table:table-cell table:style-name="ce39" office:value-type="float" office:value="7501" calcext:value-type="float">
            <text:p>7,501</text:p>
          </table:table-cell>
          <table:table-cell table:style-name="ce39" office:value-type="float" office:value="7495" calcext:value-type="float">
            <text:p>7,495</text:p>
          </table:table-cell>
          <table:table-cell table:style-name="ce39" office:value-type="float" office:value="7602" calcext:value-type="float">
            <text:p>7,602</text:p>
          </table:table-cell>
          <table:table-cell table:style-name="ce39" office:value-type="float" office:value="7785" calcext:value-type="float">
            <text:p>7,785</text:p>
          </table:table-cell>
          <table:table-cell table:style-name="ce49" office:value-type="float" office:value="8006" calcext:value-type="float">
            <text:p>8,006</text:p>
          </table:table-cell>
          <table:table-cell table:style-name="ce39" office:value-type="float" office:value="48909" calcext:value-type="float">
            <text:p>48,909</text:p>
          </table:table-cell>
          <table:table-cell table:style-name="ce39" office:value-type="float" office:value="8676" calcext:value-type="float">
            <text:p>8,676</text:p>
          </table:table-cell>
          <table:table-cell table:style-name="ce39" office:value-type="float" office:value="9208" calcext:value-type="float">
            <text:p>9,208</text:p>
          </table:table-cell>
          <table:table-cell table:style-name="ce39" office:value-type="float" office:value="10937" calcext:value-type="float">
            <text:p>10,937</text:p>
          </table:table-cell>
          <table:table-cell table:style-name="ce39" office:value-type="float" office:value="10484" calcext:value-type="float">
            <text:p>10,484</text:p>
          </table:table-cell>
          <table:table-cell table:style-name="ce49" office:value-type="float" office:value="9604" calcext:value-type="float">
            <text:p>9,604</text:p>
          </table:table-cell>
          <table:table-cell table:style-name="ce39" office:value-type="float" office:value="59948" calcext:value-type="float">
            <text:p>59,948</text:p>
          </table:table-cell>
          <table:table-cell table:style-name="ce39" office:value-type="float" office:value="11477" calcext:value-type="float">
            <text:p>11,477</text:p>
          </table:table-cell>
          <table:table-cell table:style-name="ce39" office:value-type="float" office:value="11799" calcext:value-type="float">
            <text:p>11,799</text:p>
          </table:table-cell>
          <table:table-cell table:style-name="ce39" office:value-type="float" office:value="11994" calcext:value-type="float">
            <text:p>11,994</text:p>
          </table:table-cell>
          <table:table-cell table:style-name="ce39" office:value-type="float" office:value="12165" calcext:value-type="float">
            <text:p>12,165</text:p>
          </table:table-cell>
          <table:table-cell table:style-name="ce49" office:value-type="float" office:value="12513" calcext:value-type="float">
            <text:p>12,513</text:p>
          </table:table-cell>
          <table:table-cell table:style-name="ce39" office:value-type="float" office:value="62098" calcext:value-type="float">
            <text:p>62,098</text:p>
          </table:table-cell>
          <table:table-cell table:style-name="ce39" office:value-type="float" office:value="12024" calcext:value-type="float">
            <text:p>12,024</text:p>
          </table:table-cell>
          <table:table-cell table:style-name="ce39" office:value-type="float" office:value="11984" calcext:value-type="float">
            <text:p>11,984</text:p>
          </table:table-cell>
          <table:table-cell table:style-name="ce39" office:value-type="float" office:value="12709" calcext:value-type="float">
            <text:p>12,709</text:p>
          </table:table-cell>
          <table:table-cell table:style-name="ce39" office:value-type="float" office:value="12142" calcext:value-type="float">
            <text:p>12,142</text:p>
          </table:table-cell>
          <table:table-cell table:style-name="ce49" office:value-type="float" office:value="13239" calcext:value-type="float">
            <text:p>13,239</text:p>
          </table:table-cell>
          <table:table-cell table:style-name="ce39" office:value-type="float" office:value="67097" calcext:value-type="float">
            <text:p>67,097</text:p>
          </table:table-cell>
          <table:table-cell table:style-name="ce39" office:value-type="float" office:value="12026" calcext:value-type="float">
            <text:p>12,026</text:p>
          </table:table-cell>
          <table:table-cell table:style-name="ce39" office:value-type="float" office:value="11908" calcext:value-type="float">
            <text:p>11,908</text:p>
          </table:table-cell>
          <table:table-cell table:style-name="ce39" office:value-type="float" office:value="13405" calcext:value-type="float">
            <text:p>13,405</text:p>
          </table:table-cell>
          <table:table-cell table:style-name="ce39" office:value-type="float" office:value="14648" calcext:value-type="float">
            <text:p>14,648</text:p>
          </table:table-cell>
          <table:table-cell table:style-name="ce49" office:value-type="float" office:value="15110" calcext:value-type="float">
            <text:p>15,110</text:p>
          </table:table-cell>
          <table:table-cell table:style-name="ce39" office:value-type="float" office:value="81992" calcext:value-type="float">
            <text:p>81,992</text:p>
          </table:table-cell>
          <table:table-cell table:style-name="ce39" office:value-type="float" office:value="16156" calcext:value-type="float">
            <text:p>16,156</text:p>
          </table:table-cell>
          <table:table-cell table:style-name="ce39" office:value-type="float" office:value="16555" calcext:value-type="float">
            <text:p>16,555</text:p>
          </table:table-cell>
          <table:table-cell table:style-name="ce39" office:value-type="float" office:value="16456" calcext:value-type="float">
            <text:p>16,456</text:p>
          </table:table-cell>
          <table:table-cell table:style-name="ce39" office:value-type="float" office:value="16709" calcext:value-type="float">
            <text:p>16,709</text:p>
          </table:table-cell>
          <table:table-cell table:style-name="ce49" office:value-type="float" office:value="16116" calcext:value-type="float">
            <text:p>16,116</text:p>
          </table:table-cell>
          <table:table-cell table:style-name="ce39" office:value-type="float" office:value="74359" calcext:value-type="float">
            <text:p>74,359</text:p>
          </table:table-cell>
          <table:table-cell table:style-name="ce39" office:value-type="float" office:value="15313" calcext:value-type="float">
            <text:p>15,313</text:p>
          </table:table-cell>
          <table:table-cell table:style-name="ce39" office:value-type="float" office:value="16709" calcext:value-type="float">
            <text:p>16,709</text:p>
          </table:table-cell>
          <table:table-cell table:style-name="ce39" office:value-type="float" office:value="14570" calcext:value-type="float">
            <text:p>14,570</text:p>
          </table:table-cell>
          <table:table-cell table:style-name="ce39" office:value-type="float" office:value="14137" calcext:value-type="float">
            <text:p>14,137</text:p>
          </table:table-cell>
          <table:table-cell table:style-name="ce49" office:value-type="float" office:value="13630" calcext:value-type="float">
            <text:p>13,630</text:p>
          </table:table-cell>
          <table:table-cell table:style-name="ce39" office:value-type="float" office:value="72025" calcext:value-type="float">
            <text:p>72,025</text:p>
          </table:table-cell>
          <table:table-cell table:style-name="ce39" office:value-type="float" office:value="13978" calcext:value-type="float">
            <text:p>13,978</text:p>
          </table:table-cell>
          <table:table-cell table:style-name="ce39" office:value-type="float" office:value="13882" calcext:value-type="float">
            <text:p>13,882</text:p>
          </table:table-cell>
          <table:table-cell table:style-name="ce39" office:value-type="float" office:value="14682" calcext:value-type="float">
            <text:p>14,682</text:p>
          </table:table-cell>
          <table:table-cell table:style-name="ce39" office:value-type="float" office:value="14783" calcext:value-type="float">
            <text:p>14,783</text:p>
          </table:table-cell>
          <table:table-cell table:style-name="ce49" office:value-type="float" office:value="14700" calcext:value-type="float">
            <text:p>14,700</text:p>
          </table:table-cell>
          <table:table-cell table:style-name="ce39" office:value-type="float" office:value="75639" calcext:value-type="float">
            <text:p>75,639</text:p>
          </table:table-cell>
          <table:table-cell table:style-name="ce39" office:value-type="float" office:value="14640" calcext:value-type="float">
            <text:p>14,640</text:p>
          </table:table-cell>
          <table:table-cell table:style-name="ce39" office:value-type="float" office:value="14972" calcext:value-type="float">
            <text:p>14,972</text:p>
          </table:table-cell>
          <table:table-cell table:style-name="ce39" office:value-type="float" office:value="14997" calcext:value-type="float">
            <text:p>14,997</text:p>
          </table:table-cell>
          <table:table-cell table:style-name="ce39" office:value-type="float" office:value="15435" calcext:value-type="float">
            <text:p>15,435</text:p>
          </table:table-cell>
          <table:table-cell table:style-name="ce49" office:value-type="float" office:value="15595" calcext:value-type="float">
            <text:p>15,595</text:p>
          </table:table-cell>
          <table:table-cell table:style-name="ce39" office:value-type="float" office:value="76249" calcext:value-type="float">
            <text:p>76,249</text:p>
          </table:table-cell>
          <table:table-cell table:style-name="ce39" office:value-type="float" office:value="15724" calcext:value-type="float">
            <text:p>15,724</text:p>
          </table:table-cell>
          <table:table-cell table:style-name="ce39" office:value-type="float" office:value="15550" calcext:value-type="float">
            <text:p>15,550</text:p>
          </table:table-cell>
          <table:table-cell table:style-name="ce39" office:value-type="float" office:value="15303" calcext:value-type="float">
            <text:p>15,303</text:p>
          </table:table-cell>
          <table:table-cell table:style-name="ce39" office:value-type="float" office:value="14881" calcext:value-type="float">
            <text:p>14,881</text:p>
          </table:table-cell>
          <table:table-cell table:style-name="ce49" office:value-type="float" office:value="14791" calcext:value-type="float">
            <text:p>14,791</text:p>
          </table:table-cell>
          <table:table-cell table:style-name="ce39" office:value-type="float" office:value="65277" calcext:value-type="float">
            <text:p>65,277</text:p>
          </table:table-cell>
          <table:table-cell table:style-name="ce39" office:value-type="float" office:value="13375" calcext:value-type="float">
            <text:p>13,375</text:p>
          </table:table-cell>
          <table:table-cell table:style-name="ce39" office:value-type="float" office:value="13902" calcext:value-type="float">
            <text:p>13,902</text:p>
          </table:table-cell>
          <table:table-cell table:style-name="ce39" office:value-type="float" office:value="13243" calcext:value-type="float">
            <text:p>13,243</text:p>
          </table:table-cell>
          <table:table-cell table:style-name="ce39" office:value-type="float" office:value="12765" calcext:value-type="float">
            <text:p>12,765</text:p>
          </table:table-cell>
          <table:table-cell table:style-name="ce49" office:value-type="float" office:value="11992" calcext:value-type="float">
            <text:p>11,992</text:p>
          </table:table-cell>
          <table:table-cell table:style-name="ce39" office:value-type="float" office:value="50982" calcext:value-type="float">
            <text:p>50,982</text:p>
          </table:table-cell>
          <table:table-cell table:style-name="ce39" office:value-type="float" office:value="11453" calcext:value-type="float">
            <text:p>11,453</text:p>
          </table:table-cell>
          <table:table-cell table:style-name="ce39" office:value-type="float" office:value="11737" calcext:value-type="float">
            <text:p>11,737</text:p>
          </table:table-cell>
          <table:table-cell table:style-name="ce39" office:value-type="float" office:value="10159" calcext:value-type="float">
            <text:p>10,159</text:p>
          </table:table-cell>
          <table:table-cell table:style-name="ce39" office:value-type="float" office:value="9377" calcext:value-type="float">
            <text:p>9,377</text:p>
          </table:table-cell>
          <table:table-cell table:style-name="ce49" office:value-type="float" office:value="8256" calcext:value-type="float">
            <text:p>8,256</text:p>
          </table:table-cell>
          <table:table-cell table:style-name="ce39" office:value-type="float" office:value="29932" calcext:value-type="float">
            <text:p>29,932</text:p>
          </table:table-cell>
          <table:table-cell table:style-name="ce39" office:value-type="float" office:value="7626" calcext:value-type="float">
            <text:p>7,626</text:p>
          </table:table-cell>
          <table:table-cell table:style-name="ce39" office:value-type="float" office:value="5699" calcext:value-type="float">
            <text:p>5,699</text:p>
          </table:table-cell>
          <table:table-cell table:style-name="ce39" office:value-type="float" office:value="4732" calcext:value-type="float">
            <text:p>4,732</text:p>
          </table:table-cell>
          <table:table-cell table:style-name="ce39" office:value-type="float" office:value="5837" calcext:value-type="float">
            <text:p>5,837</text:p>
          </table:table-cell>
          <table:table-cell table:style-name="ce49" office:value-type="float" office:value="6038" calcext:value-type="float">
            <text:p>6,038</text:p>
          </table:table-cell>
          <table:table-cell table:style-name="ce39" office:value-type="float" office:value="27806" calcext:value-type="float">
            <text:p>27,806</text:p>
          </table:table-cell>
          <table:table-cell table:style-name="ce39" office:value-type="float" office:value="5646" calcext:value-type="float">
            <text:p>5,646</text:p>
          </table:table-cell>
          <table:table-cell table:style-name="ce39" office:value-type="float" office:value="5790" calcext:value-type="float">
            <text:p>5,790</text:p>
          </table:table-cell>
          <table:table-cell table:style-name="ce39" office:value-type="float" office:value="5714" calcext:value-type="float">
            <text:p>5,714</text:p>
          </table:table-cell>
          <table:table-cell table:style-name="ce39" office:value-type="float" office:value="5553" calcext:value-type="float">
            <text:p>5,553</text:p>
          </table:table-cell>
          <table:table-cell table:style-name="ce49" office:value-type="float" office:value="5103" calcext:value-type="float">
            <text:p>5,103</text:p>
          </table:table-cell>
          <table:table-cell table:style-name="ce39" office:value-type="float" office:value="21420" calcext:value-type="float">
            <text:p>21,420</text:p>
          </table:table-cell>
          <table:table-cell table:style-name="ce39" office:value-type="float" office:value="4815" calcext:value-type="float">
            <text:p>4,815</text:p>
          </table:table-cell>
          <table:table-cell table:style-name="ce39" office:value-type="float" office:value="4481" calcext:value-type="float">
            <text:p>4,481</text:p>
          </table:table-cell>
          <table:table-cell table:style-name="ce39" office:value-type="float" office:value="4393" calcext:value-type="float">
            <text:p>4,393</text:p>
          </table:table-cell>
          <table:table-cell table:style-name="ce39" office:value-type="float" office:value="4132" calcext:value-type="float">
            <text:p>4,132</text:p>
          </table:table-cell>
          <table:table-cell table:style-name="ce49" office:value-type="float" office:value="3599" calcext:value-type="float">
            <text:p>3,599</text:p>
          </table:table-cell>
          <table:table-cell table:style-name="ce39" office:value-type="float" office:value="12546" calcext:value-type="float">
            <text:p>12,546</text:p>
          </table:table-cell>
          <table:table-cell table:style-name="ce39" office:value-type="float" office:value="2994" calcext:value-type="float">
            <text:p>2,994</text:p>
          </table:table-cell>
          <table:table-cell table:style-name="ce39" office:value-type="float" office:value="2978" calcext:value-type="float">
            <text:p>2,978</text:p>
          </table:table-cell>
          <table:table-cell table:style-name="ce39" office:value-type="float" office:value="2691" calcext:value-type="float">
            <text:p>2,691</text:p>
          </table:table-cell>
          <table:table-cell table:style-name="ce39" office:value-type="float" office:value="2056" calcext:value-type="float">
            <text:p>2,056</text:p>
          </table:table-cell>
          <table:table-cell table:style-name="ce49" office:value-type="float" office:value="1827" calcext:value-type="float">
            <text:p>1,827</text:p>
          </table:table-cell>
          <table:table-cell table:style-name="ce39" office:value-type="float" office:value="4666" calcext:value-type="float">
            <text:p>4,666</text:p>
          </table:table-cell>
          <table:table-cell table:style-name="ce39" office:value-type="float" office:value="1401" calcext:value-type="float">
            <text:p>1,401</text:p>
          </table:table-cell>
          <table:table-cell table:style-name="ce39" office:value-type="float" office:value="1182" calcext:value-type="float">
            <text:p>1,182</text:p>
          </table:table-cell>
          <table:table-cell table:style-name="ce39" office:value-type="float" office:value="923" calcext:value-type="float">
            <text:p>923</text:p>
          </table:table-cell>
          <table:table-cell table:style-name="ce39" office:value-type="float" office:value="675" calcext:value-type="float">
            <text:p>675</text:p>
          </table:table-cell>
          <table:table-cell table:style-name="ce49" office:value-type="float" office:value="485" calcext:value-type="float">
            <text:p>485</text:p>
          </table:table-cell>
          <table:table-cell table:style-name="ce39" office:value-type="float" office:value="1033" calcext:value-type="float">
            <text:p>1,033</text:p>
          </table:table-cell>
          <table:table-cell table:style-name="ce39" office:value-type="float" office:value="378" calcext:value-type="float">
            <text:p>378</text:p>
          </table:table-cell>
          <table:table-cell table:style-name="ce39" office:value-type="float" office:value="292" calcext:value-type="float">
            <text:p>292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96" calcext:value-type="float">
            <text:p>96</text:p>
          </table:table-cell>
          <table:table-cell table:style-name="ce49" office:value-type="float" office:value="72" calcext:value-type="float">
            <text:p>72</text:p>
          </table:table-cell>
          <table:table-cell table:style-name="ce39" office:value-type="float" office:value="132" calcext:value-type="float">
            <text:p>13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5935" calcext:value-type="float">
            <text:p>2,775,935</text:p>
          </table:table-cell>
          <table:table-cell table:style-name="ce26" office:value-type="float" office:value="108589" calcext:value-type="float">
            <text:p>108,589</text:p>
          </table:table-cell>
          <table:table-cell table:style-name="ce26" office:value-type="float" office:value="19404" calcext:value-type="float">
            <text:p>19,404</text:p>
          </table:table-cell>
          <table:table-cell table:style-name="ce26" office:value-type="float" office:value="21809" calcext:value-type="float">
            <text:p>21,809</text:p>
          </table:table-cell>
          <table:table-cell table:style-name="ce26" office:value-type="float" office:value="22859" calcext:value-type="float">
            <text:p>22,859</text:p>
          </table:table-cell>
          <table:table-cell table:style-name="ce26" office:value-type="float" office:value="23116" calcext:value-type="float">
            <text:p>23,116</text:p>
          </table:table-cell>
          <table:table-cell table:style-name="ce26" office:value-type="float" office:value="21401" calcext:value-type="float">
            <text:p>21,401</text:p>
          </table:table-cell>
          <table:table-cell table:style-name="ce26" office:value-type="float" office:value="109326" calcext:value-type="float">
            <text:p>109,326</text:p>
          </table:table-cell>
          <table:table-cell table:style-name="ce26" office:value-type="float" office:value="25631" calcext:value-type="float">
            <text:p>25,631</text:p>
          </table:table-cell>
          <table:table-cell table:style-name="ce26" office:value-type="float" office:value="22729" calcext:value-type="float">
            <text:p>22,729</text:p>
          </table:table-cell>
          <table:table-cell table:style-name="ce26" office:value-type="float" office:value="18221" calcext:value-type="float">
            <text:p>18,221</text:p>
          </table:table-cell>
          <table:table-cell table:style-name="ce26" office:value-type="float" office:value="20900" calcext:value-type="float">
            <text:p>20,900</text:p>
          </table:table-cell>
          <table:table-cell table:style-name="ce50" office:value-type="float" office:value="21845" calcext:value-type="float">
            <text:p>21,845</text:p>
          </table:table-cell>
          <table:table-cell table:style-name="ce26" office:value-type="float" office:value="118096" calcext:value-type="float">
            <text:p>118,096</text:p>
          </table:table-cell>
          <table:table-cell table:style-name="ce26" office:value-type="float" office:value="22784" calcext:value-type="float">
            <text:p>22,784</text:p>
          </table:table-cell>
          <table:table-cell table:style-name="ce26" office:value-type="float" office:value="22867" calcext:value-type="float">
            <text:p>22,867</text:p>
          </table:table-cell>
          <table:table-cell table:style-name="ce26" office:value-type="float" office:value="23321" calcext:value-type="float">
            <text:p>23,321</text:p>
          </table:table-cell>
          <table:table-cell table:style-name="ce26" office:value-type="float" office:value="23806" calcext:value-type="float">
            <text:p>23,806</text:p>
          </table:table-cell>
          <table:table-cell table:style-name="ce26" office:value-type="float" office:value="25318" calcext:value-type="float">
            <text:p>25,318</text:p>
          </table:table-cell>
          <table:table-cell table:style-name="ce26" office:value-type="float" office:value="153994" calcext:value-type="float">
            <text:p>153,994</text:p>
          </table:table-cell>
          <table:table-cell table:style-name="ce26" office:value-type="float" office:value="27681" calcext:value-type="float">
            <text:p>27,681</text:p>
          </table:table-cell>
          <table:table-cell table:style-name="ce26" office:value-type="float" office:value="28167" calcext:value-type="float">
            <text:p>28,167</text:p>
          </table:table-cell>
          <table:table-cell table:style-name="ce26" office:value-type="float" office:value="34778" calcext:value-type="float">
            <text:p>34,778</text:p>
          </table:table-cell>
          <table:table-cell table:style-name="ce26" office:value-type="float" office:value="33051" calcext:value-type="float">
            <text:p>33,051</text:p>
          </table:table-cell>
          <table:table-cell table:style-name="ce47" office:value-type="float" office:value="30317" calcext:value-type="float">
            <text:p>30,317</text:p>
          </table:table-cell>
          <table:table-cell table:style-name="ce26" office:value-type="float" office:value="185182" calcext:value-type="float">
            <text:p>185,182</text:p>
          </table:table-cell>
          <table:table-cell table:style-name="ce26" office:value-type="float" office:value="35866" calcext:value-type="float">
            <text:p>35,866</text:p>
          </table:table-cell>
          <table:table-cell table:style-name="ce26" office:value-type="float" office:value="36950" calcext:value-type="float">
            <text:p>36,950</text:p>
          </table:table-cell>
          <table:table-cell table:style-name="ce26" office:value-type="float" office:value="37239" calcext:value-type="float">
            <text:p>37,239</text:p>
          </table:table-cell>
          <table:table-cell table:style-name="ce26" office:value-type="float" office:value="37545" calcext:value-type="float">
            <text:p>37,545</text:p>
          </table:table-cell>
          <table:table-cell table:style-name="ce26" office:value-type="float" office:value="37582" calcext:value-type="float">
            <text:p>37,582</text:p>
          </table:table-cell>
          <table:table-cell table:style-name="ce26" office:value-type="float" office:value="187537" calcext:value-type="float">
            <text:p>187,537</text:p>
          </table:table-cell>
          <table:table-cell table:style-name="ce26" office:value-type="float" office:value="36623" calcext:value-type="float">
            <text:p>36,623</text:p>
          </table:table-cell>
          <table:table-cell table:style-name="ce26" office:value-type="float" office:value="36835" calcext:value-type="float">
            <text:p>36,835</text:p>
          </table:table-cell>
          <table:table-cell table:style-name="ce26" office:value-type="float" office:value="38212" calcext:value-type="float">
            <text:p>38,212</text:p>
          </table:table-cell>
          <table:table-cell table:style-name="ce26" office:value-type="float" office:value="36165" calcext:value-type="float">
            <text:p>36,165</text:p>
          </table:table-cell>
          <table:table-cell table:style-name="ce47" office:value-type="float" office:value="39702" calcext:value-type="float">
            <text:p>39,702</text:p>
          </table:table-cell>
          <table:table-cell table:style-name="ce26" office:value-type="float" office:value="193387" calcext:value-type="float">
            <text:p>193,387</text:p>
          </table:table-cell>
          <table:table-cell table:style-name="ce26" office:value-type="float" office:value="35570" calcext:value-type="float">
            <text:p>35,570</text:p>
          </table:table-cell>
          <table:table-cell table:style-name="ce26" office:value-type="float" office:value="34443" calcext:value-type="float">
            <text:p>34,443</text:p>
          </table:table-cell>
          <table:table-cell table:style-name="ce26" office:value-type="float" office:value="38010" calcext:value-type="float">
            <text:p>38,010</text:p>
          </table:table-cell>
          <table:table-cell table:style-name="ce26" office:value-type="float" office:value="42261" calcext:value-type="float">
            <text:p>42,261</text:p>
          </table:table-cell>
          <table:table-cell table:style-name="ce26" office:value-type="float" office:value="43103" calcext:value-type="float">
            <text:p>43,103</text:p>
          </table:table-cell>
          <table:table-cell table:style-name="ce26" office:value-type="float" office:value="239273" calcext:value-type="float">
            <text:p>239,273</text:p>
          </table:table-cell>
          <table:table-cell table:style-name="ce26" office:value-type="float" office:value="46127" calcext:value-type="float">
            <text:p>46,127</text:p>
          </table:table-cell>
          <table:table-cell table:style-name="ce26" office:value-type="float" office:value="47389" calcext:value-type="float">
            <text:p>47,389</text:p>
          </table:table-cell>
          <table:table-cell table:style-name="ce26" office:value-type="float" office:value="47850" calcext:value-type="float">
            <text:p>47,850</text:p>
          </table:table-cell>
          <table:table-cell table:style-name="ce26" office:value-type="float" office:value="49348" calcext:value-type="float">
            <text:p>49,348</text:p>
          </table:table-cell>
          <table:table-cell table:style-name="ce47" office:value-type="float" office:value="48559" calcext:value-type="float">
            <text:p>48,559</text:p>
          </table:table-cell>
          <table:table-cell table:style-name="ce26" office:value-type="float" office:value="229184" calcext:value-type="float">
            <text:p>229,184</text:p>
          </table:table-cell>
          <table:table-cell table:style-name="ce26" office:value-type="float" office:value="46405" calcext:value-type="float">
            <text:p>46,405</text:p>
          </table:table-cell>
          <table:table-cell table:style-name="ce26" office:value-type="float" office:value="50971" calcext:value-type="float">
            <text:p>50,971</text:p>
          </table:table-cell>
          <table:table-cell table:style-name="ce26" office:value-type="float" office:value="44926" calcext:value-type="float">
            <text:p>44,926</text:p>
          </table:table-cell>
          <table:table-cell table:style-name="ce26" office:value-type="float" office:value="43704" calcext:value-type="float">
            <text:p>43,704</text:p>
          </table:table-cell>
          <table:table-cell table:style-name="ce26" office:value-type="float" office:value="43178" calcext:value-type="float">
            <text:p>43,178</text:p>
          </table:table-cell>
          <table:table-cell table:style-name="ce26" office:value-type="float" office:value="220119" calcext:value-type="float">
            <text:p>220,119</text:p>
          </table:table-cell>
          <table:table-cell table:style-name="ce26" office:value-type="float" office:value="42689" calcext:value-type="float">
            <text:p>42,689</text:p>
          </table:table-cell>
          <table:table-cell table:style-name="ce26" office:value-type="float" office:value="43578" calcext:value-type="float">
            <text:p>43,578</text:p>
          </table:table-cell>
          <table:table-cell table:style-name="ce26" office:value-type="float" office:value="44945" calcext:value-type="float">
            <text:p>44,945</text:p>
          </table:table-cell>
          <table:table-cell table:style-name="ce26" office:value-type="float" office:value="44285" calcext:value-type="float">
            <text:p>44,285</text:p>
          </table:table-cell>
          <table:table-cell table:style-name="ce47" office:value-type="float" office:value="44622" calcext:value-type="float">
            <text:p>44,622</text:p>
          </table:table-cell>
          <table:table-cell table:style-name="ce26" office:value-type="float" office:value="217778" calcext:value-type="float">
            <text:p>217,778</text:p>
          </table:table-cell>
          <table:table-cell table:style-name="ce26" office:value-type="float" office:value="42996" calcext:value-type="float">
            <text:p>42,996</text:p>
          </table:table-cell>
          <table:table-cell table:style-name="ce26" office:value-type="float" office:value="43843" calcext:value-type="float">
            <text:p>43,843</text:p>
          </table:table-cell>
          <table:table-cell table:style-name="ce26" office:value-type="float" office:value="43182" calcext:value-type="float">
            <text:p>43,182</text:p>
          </table:table-cell>
          <table:table-cell table:style-name="ce26" office:value-type="float" office:value="43788" calcext:value-type="float">
            <text:p>43,788</text:p>
          </table:table-cell>
          <table:table-cell table:style-name="ce26" office:value-type="float" office:value="43969" calcext:value-type="float">
            <text:p>43,969</text:p>
          </table:table-cell>
          <table:table-cell table:style-name="ce26" office:value-type="float" office:value="215756" calcext:value-type="float">
            <text:p>215,756</text:p>
          </table:table-cell>
          <table:table-cell table:style-name="ce26" office:value-type="float" office:value="44740" calcext:value-type="float">
            <text:p>44,740</text:p>
          </table:table-cell>
          <table:table-cell table:style-name="ce26" office:value-type="float" office:value="43467" calcext:value-type="float">
            <text:p>43,467</text:p>
          </table:table-cell>
          <table:table-cell table:style-name="ce26" office:value-type="float" office:value="42568" calcext:value-type="float">
            <text:p>42,568</text:p>
          </table:table-cell>
          <table:table-cell table:style-name="ce26" office:value-type="float" office:value="42417" calcext:value-type="float">
            <text:p>42,417</text:p>
          </table:table-cell>
          <table:table-cell table:style-name="ce47" office:value-type="float" office:value="42564" calcext:value-type="float">
            <text:p>42,564</text:p>
          </table:table-cell>
          <table:table-cell table:style-name="ce26" office:value-type="float" office:value="197201" calcext:value-type="float">
            <text:p>197,201</text:p>
          </table:table-cell>
          <table:table-cell table:style-name="ce26" office:value-type="float" office:value="39457" calcext:value-type="float">
            <text:p>39,457</text:p>
          </table:table-cell>
          <table:table-cell table:style-name="ce26" office:value-type="float" office:value="40773" calcext:value-type="float">
            <text:p>40,773</text:p>
          </table:table-cell>
          <table:table-cell table:style-name="ce26" office:value-type="float" office:value="40662" calcext:value-type="float">
            <text:p>40,662</text:p>
          </table:table-cell>
          <table:table-cell table:style-name="ce26" office:value-type="float" office:value="38840" calcext:value-type="float">
            <text:p>38,840</text:p>
          </table:table-cell>
          <table:table-cell table:style-name="ce26" office:value-type="float" office:value="37469" calcext:value-type="float">
            <text:p>37,469</text:p>
          </table:table-cell>
          <table:table-cell table:style-name="ce26" office:value-type="float" office:value="160841" calcext:value-type="float">
            <text:p>160,841</text:p>
          </table:table-cell>
          <table:table-cell table:style-name="ce26" office:value-type="float" office:value="36167" calcext:value-type="float">
            <text:p>36,167</text:p>
          </table:table-cell>
          <table:table-cell table:style-name="ce26" office:value-type="float" office:value="37059" calcext:value-type="float">
            <text:p>37,059</text:p>
          </table:table-cell>
          <table:table-cell table:style-name="ce26" office:value-type="float" office:value="32789" calcext:value-type="float">
            <text:p>32,789</text:p>
          </table:table-cell>
          <table:table-cell table:style-name="ce26" office:value-type="float" office:value="29176" calcext:value-type="float">
            <text:p>29,176</text:p>
          </table:table-cell>
          <table:table-cell table:style-name="ce47" office:value-type="float" office:value="25650" calcext:value-type="float">
            <text:p>25,650</text:p>
          </table:table-cell>
          <table:table-cell table:style-name="ce26" office:value-type="float" office:value="87769" calcext:value-type="float">
            <text:p>87,769</text:p>
          </table:table-cell>
          <table:table-cell table:style-name="ce26" office:value-type="float" office:value="22526" calcext:value-type="float">
            <text:p>22,526</text:p>
          </table:table-cell>
          <table:table-cell table:style-name="ce26" office:value-type="float" office:value="17613" calcext:value-type="float">
            <text:p>17,613</text:p>
          </table:table-cell>
          <table:table-cell table:style-name="ce26" office:value-type="float" office:value="14211" calcext:value-type="float">
            <text:p>14,211</text:p>
          </table:table-cell>
          <table:table-cell table:style-name="ce26" office:value-type="float" office:value="16792" calcext:value-type="float">
            <text:p>16,792</text:p>
          </table:table-cell>
          <table:table-cell table:style-name="ce26" office:value-type="float" office:value="16627" calcext:value-type="float">
            <text:p>16,627</text:p>
          </table:table-cell>
          <table:table-cell table:style-name="ce26" office:value-type="float" office:value="70438" calcext:value-type="float">
            <text:p>70,438</text:p>
          </table:table-cell>
          <table:table-cell table:style-name="ce26" office:value-type="float" office:value="15598" calcext:value-type="float">
            <text:p>15,598</text:p>
          </table:table-cell>
          <table:table-cell table:style-name="ce26" office:value-type="float" office:value="15111" calcext:value-type="float">
            <text:p>15,111</text:p>
          </table:table-cell>
          <table:table-cell table:style-name="ce26" office:value-type="float" office:value="14412" calcext:value-type="float">
            <text:p>14,412</text:p>
          </table:table-cell>
          <table:table-cell table:style-name="ce26" office:value-type="float" office:value="13393" calcext:value-type="float">
            <text:p>13,393</text:p>
          </table:table-cell>
          <table:table-cell table:style-name="ce47" office:value-type="float" office:value="11924" calcext:value-type="float">
            <text:p>11,924</text:p>
          </table:table-cell>
          <table:table-cell table:style-name="ce26" office:value-type="float" office:value="44002" calcext:value-type="float">
            <text:p>44,002</text:p>
          </table:table-cell>
          <table:table-cell table:style-name="ce26" office:value-type="float" office:value="10863" calcext:value-type="float">
            <text:p>10,863</text:p>
          </table:table-cell>
          <table:table-cell table:style-name="ce26" office:value-type="float" office:value="9485" calcext:value-type="float">
            <text:p>9,485</text:p>
          </table:table-cell>
          <table:table-cell table:style-name="ce26" office:value-type="float" office:value="8779" calcext:value-type="float">
            <text:p>8,779</text:p>
          </table:table-cell>
          <table:table-cell table:style-name="ce26" office:value-type="float" office:value="7987" calcext:value-type="float">
            <text:p>7,987</text:p>
          </table:table-cell>
          <table:table-cell table:style-name="ce26" office:value-type="float" office:value="6888" calcext:value-type="float">
            <text:p>6,888</text:p>
          </table:table-cell>
          <table:table-cell table:style-name="ce26" office:value-type="float" office:value="25396" calcext:value-type="float">
            <text:p>25,396</text:p>
          </table:table-cell>
          <table:table-cell table:style-name="ce26" office:value-type="float" office:value="6219" calcext:value-type="float">
            <text:p>6,219</text:p>
          </table:table-cell>
          <table:table-cell table:style-name="ce26" office:value-type="float" office:value="5760" calcext:value-type="float">
            <text:p>5,760</text:p>
          </table:table-cell>
          <table:table-cell table:style-name="ce26" office:value-type="float" office:value="5229" calcext:value-type="float">
            <text:p>5,229</text:p>
          </table:table-cell>
          <table:table-cell table:style-name="ce26" office:value-type="float" office:value="4443" calcext:value-type="float">
            <text:p>4,443</text:p>
          </table:table-cell>
          <table:table-cell table:style-name="ce47" office:value-type="float" office:value="3745" calcext:value-type="float">
            <text:p>3,745</text:p>
          </table:table-cell>
          <table:table-cell table:style-name="ce26" office:value-type="float" office:value="9859" calcext:value-type="float">
            <text:p>9,859</text:p>
          </table:table-cell>
          <table:table-cell table:style-name="ce26" office:value-type="float" office:value="3132" calcext:value-type="float">
            <text:p>3,132</text:p>
          </table:table-cell>
          <table:table-cell table:style-name="ce26" office:value-type="float" office:value="2423" calcext:value-type="float">
            <text:p>2,423</text:p>
          </table:table-cell>
          <table:table-cell table:style-name="ce26" office:value-type="float" office:value="1956" calcext:value-type="float">
            <text:p>1,956</text:p>
          </table:table-cell>
          <table:table-cell table:style-name="ce26" office:value-type="float" office:value="1380" calcext:value-type="float">
            <text:p>1,380</text:p>
          </table:table-cell>
          <table:table-cell table:style-name="ce26" office:value-type="float" office:value="968" calcext:value-type="float">
            <text:p>968</text:p>
          </table:table-cell>
          <table:table-cell table:style-name="ce26" office:value-type="float" office:value="1982" calcext:value-type="float">
            <text:p>1,982</text:p>
          </table:table-cell>
          <table:table-cell table:style-name="ce26" office:value-type="float" office:value="743" calcext:value-type="float">
            <text:p>743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362" calcext:value-type="float">
            <text:p>362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226" calcext:value-type="float">
            <text:p>22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4442" calcext:value-type="float">
            <text:p>1,374,442</text:p>
          </table:table-cell>
          <table:table-cell table:style-name="ce26" office:value-type="float" office:value="56313" calcext:value-type="float">
            <text:p>56,313</text:p>
          </table:table-cell>
          <table:table-cell table:style-name="ce26" office:value-type="float" office:value="10140" calcext:value-type="float">
            <text:p>10,140</text:p>
          </table:table-cell>
          <table:table-cell table:style-name="ce26" office:value-type="float" office:value="11223" calcext:value-type="float">
            <text:p>11,223</text:p>
          </table:table-cell>
          <table:table-cell table:style-name="ce26" office:value-type="float" office:value="11946" calcext:value-type="float">
            <text:p>11,946</text:p>
          </table:table-cell>
          <table:table-cell table:style-name="ce26" office:value-type="float" office:value="11982" calcext:value-type="float">
            <text:p>11,982</text:p>
          </table:table-cell>
          <table:table-cell table:style-name="ce26" office:value-type="float" office:value="11022" calcext:value-type="float">
            <text:p>11,022</text:p>
          </table:table-cell>
          <table:table-cell table:style-name="ce26" office:value-type="float" office:value="56496" calcext:value-type="float">
            <text:p>56,496</text:p>
          </table:table-cell>
          <table:table-cell table:style-name="ce26" office:value-type="float" office:value="13222" calcext:value-type="float">
            <text:p>13,222</text:p>
          </table:table-cell>
          <table:table-cell table:style-name="ce26" office:value-type="float" office:value="11811" calcext:value-type="float">
            <text:p>11,811</text:p>
          </table:table-cell>
          <table:table-cell table:style-name="ce26" office:value-type="float" office:value="9390" calcext:value-type="float">
            <text:p>9,390</text:p>
          </table:table-cell>
          <table:table-cell table:style-name="ce26" office:value-type="float" office:value="10815" calcext:value-type="float">
            <text:p>10,815</text:p>
          </table:table-cell>
          <table:table-cell table:style-name="ce47" office:value-type="float" office:value="11258" calcext:value-type="float">
            <text:p>11,258</text:p>
          </table:table-cell>
          <table:table-cell table:style-name="ce26" office:value-type="float" office:value="61586" calcext:value-type="float">
            <text:p>61,586</text:p>
          </table:table-cell>
          <table:table-cell table:style-name="ce26" office:value-type="float" office:value="12043" calcext:value-type="float">
            <text:p>12,043</text:p>
          </table:table-cell>
          <table:table-cell table:style-name="ce26" office:value-type="float" office:value="11827" calcext:value-type="float">
            <text:p>11,827</text:p>
          </table:table-cell>
          <table:table-cell table:style-name="ce26" office:value-type="float" office:value="12163" calcext:value-type="float">
            <text:p>12,163</text:p>
          </table:table-cell>
          <table:table-cell table:style-name="ce26" office:value-type="float" office:value="12468" calcext:value-type="float">
            <text:p>12,468</text:p>
          </table:table-cell>
          <table:table-cell table:style-name="ce26" office:value-type="float" office:value="13085" calcext:value-type="float">
            <text:p>13,085</text:p>
          </table:table-cell>
          <table:table-cell table:style-name="ce26" office:value-type="float" office:value="79897" calcext:value-type="float">
            <text:p>79,897</text:p>
          </table:table-cell>
          <table:table-cell table:style-name="ce26" office:value-type="float" office:value="14429" calcext:value-type="float">
            <text:p>14,429</text:p>
          </table:table-cell>
          <table:table-cell table:style-name="ce26" office:value-type="float" office:value="14579" calcext:value-type="float">
            <text:p>14,579</text:p>
          </table:table-cell>
          <table:table-cell table:style-name="ce26" office:value-type="float" office:value="18226" calcext:value-type="float">
            <text:p>18,226</text:p>
          </table:table-cell>
          <table:table-cell table:style-name="ce26" office:value-type="float" office:value="17058" calcext:value-type="float">
            <text:p>17,058</text:p>
          </table:table-cell>
          <table:table-cell table:style-name="ce48" office:value-type="float" office:value="15605" calcext:value-type="float">
            <text:p>15,605</text:p>
          </table:table-cell>
          <table:table-cell table:style-name="ce38" office:value-type="float" office:value="95993" calcext:value-type="float">
            <text:p>95,993</text:p>
          </table:table-cell>
          <table:table-cell table:style-name="ce26" office:value-type="float" office:value="18567" calcext:value-type="float">
            <text:p>18,567</text:p>
          </table:table-cell>
          <table:table-cell table:style-name="ce26" office:value-type="float" office:value="19099" calcext:value-type="float">
            <text:p>19,099</text:p>
          </table:table-cell>
          <table:table-cell table:style-name="ce26" office:value-type="float" office:value="19292" calcext:value-type="float">
            <text:p>19,292</text:p>
          </table:table-cell>
          <table:table-cell table:style-name="ce26" office:value-type="float" office:value="19503" calcext:value-type="float">
            <text:p>19,503</text:p>
          </table:table-cell>
          <table:table-cell table:style-name="ce26" office:value-type="float" office:value="19532" calcext:value-type="float">
            <text:p>19,532</text:p>
          </table:table-cell>
          <table:table-cell table:style-name="ce26" office:value-type="float" office:value="97336" calcext:value-type="float">
            <text:p>97,336</text:p>
          </table:table-cell>
          <table:table-cell table:style-name="ce26" office:value-type="float" office:value="19106" calcext:value-type="float">
            <text:p>19,106</text:p>
          </table:table-cell>
          <table:table-cell table:style-name="ce26" office:value-type="float" office:value="19164" calcext:value-type="float">
            <text:p>19,164</text:p>
          </table:table-cell>
          <table:table-cell table:style-name="ce26" office:value-type="float" office:value="19974" calcext:value-type="float">
            <text:p>19,974</text:p>
          </table:table-cell>
          <table:table-cell table:style-name="ce26" office:value-type="float" office:value="18641" calcext:value-type="float">
            <text:p>18,641</text:p>
          </table:table-cell>
          <table:table-cell table:style-name="ce48" office:value-type="float" office:value="20451" calcext:value-type="float">
            <text:p>20,451</text:p>
          </table:table-cell>
          <table:table-cell table:style-name="ce26" office:value-type="float" office:value="98259" calcext:value-type="float">
            <text:p>98,259</text:p>
          </table:table-cell>
          <table:table-cell table:style-name="ce26" office:value-type="float" office:value="18336" calcext:value-type="float">
            <text:p>18,336</text:p>
          </table:table-cell>
          <table:table-cell table:style-name="ce26" office:value-type="float" office:value="17649" calcext:value-type="float">
            <text:p>17,649</text:p>
          </table:table-cell>
          <table:table-cell table:style-name="ce26" office:value-type="float" office:value="19457" calcext:value-type="float">
            <text:p>19,457</text:p>
          </table:table-cell>
          <table:table-cell table:style-name="ce26" office:value-type="float" office:value="21177" calcext:value-type="float">
            <text:p>21,177</text:p>
          </table:table-cell>
          <table:table-cell table:style-name="ce26" office:value-type="float" office:value="21640" calcext:value-type="float">
            <text:p>21,640</text:p>
          </table:table-cell>
          <table:table-cell table:style-name="ce26" office:value-type="float" office:value="118300" calcext:value-type="float">
            <text:p>118,300</text:p>
          </table:table-cell>
          <table:table-cell table:style-name="ce26" office:value-type="float" office:value="22892" calcext:value-type="float">
            <text:p>22,892</text:p>
          </table:table-cell>
          <table:table-cell table:style-name="ce26" office:value-type="float" office:value="23469" calcext:value-type="float">
            <text:p>23,469</text:p>
          </table:table-cell>
          <table:table-cell table:style-name="ce26" office:value-type="float" office:value="23656" calcext:value-type="float">
            <text:p>23,656</text:p>
          </table:table-cell>
          <table:table-cell table:style-name="ce26" office:value-type="float" office:value="24478" calcext:value-type="float">
            <text:p>24,478</text:p>
          </table:table-cell>
          <table:table-cell table:style-name="ce48" office:value-type="float" office:value="23805" calcext:value-type="float">
            <text:p>23,805</text:p>
          </table:table-cell>
          <table:table-cell table:style-name="ce38" office:value-type="float" office:value="112618" calcext:value-type="float">
            <text:p>112,618</text:p>
          </table:table-cell>
          <table:table-cell table:style-name="ce26" office:value-type="float" office:value="22750" calcext:value-type="float">
            <text:p>22,750</text:p>
          </table:table-cell>
          <table:table-cell table:style-name="ce26" office:value-type="float" office:value="25183" calcext:value-type="float">
            <text:p>25,183</text:p>
          </table:table-cell>
          <table:table-cell table:style-name="ce26" office:value-type="float" office:value="22201" calcext:value-type="float">
            <text:p>22,201</text:p>
          </table:table-cell>
          <table:table-cell table:style-name="ce26" office:value-type="float" office:value="21335" calcext:value-type="float">
            <text:p>21,335</text:p>
          </table:table-cell>
          <table:table-cell table:style-name="ce26" office:value-type="float" office:value="21149" calcext:value-type="float">
            <text:p>21,149</text:p>
          </table:table-cell>
          <table:table-cell table:style-name="ce26" office:value-type="float" office:value="108575" calcext:value-type="float">
            <text:p>108,575</text:p>
          </table:table-cell>
          <table:table-cell table:style-name="ce26" office:value-type="float" office:value="20855" calcext:value-type="float">
            <text:p>20,855</text:p>
          </table:table-cell>
          <table:table-cell table:style-name="ce26" office:value-type="float" office:value="21485" calcext:value-type="float">
            <text:p>21,485</text:p>
          </table:table-cell>
          <table:table-cell table:style-name="ce26" office:value-type="float" office:value="22256" calcext:value-type="float">
            <text:p>22,256</text:p>
          </table:table-cell>
          <table:table-cell table:style-name="ce26" office:value-type="float" office:value="21835" calcext:value-type="float">
            <text:p>21,835</text:p>
          </table:table-cell>
          <table:table-cell table:style-name="ce48" office:value-type="float" office:value="22144" calcext:value-type="float">
            <text:p>22,144</text:p>
          </table:table-cell>
          <table:table-cell table:style-name="ce26" office:value-type="float" office:value="107542" calcext:value-type="float">
            <text:p>107,542</text:p>
          </table:table-cell>
          <table:table-cell table:style-name="ce26" office:value-type="float" office:value="21452" calcext:value-type="float">
            <text:p>21,452</text:p>
          </table:table-cell>
          <table:table-cell table:style-name="ce26" office:value-type="float" office:value="21707" calcext:value-type="float">
            <text:p>21,707</text:p>
          </table:table-cell>
          <table:table-cell table:style-name="ce26" office:value-type="float" office:value="21344" calcext:value-type="float">
            <text:p>21,344</text:p>
          </table:table-cell>
          <table:table-cell table:style-name="ce26" office:value-type="float" office:value="21578" calcext:value-type="float">
            <text:p>21,578</text:p>
          </table:table-cell>
          <table:table-cell table:style-name="ce26" office:value-type="float" office:value="21461" calcext:value-type="float">
            <text:p>21,461</text:p>
          </table:table-cell>
          <table:table-cell table:style-name="ce26" office:value-type="float" office:value="104259" calcext:value-type="float">
            <text:p>104,259</text:p>
          </table:table-cell>
          <table:table-cell table:style-name="ce26" office:value-type="float" office:value="21727" calcext:value-type="float">
            <text:p>21,727</text:p>
          </table:table-cell>
          <table:table-cell table:style-name="ce26" office:value-type="float" office:value="21118" calcext:value-type="float">
            <text:p>21,118</text:p>
          </table:table-cell>
          <table:table-cell table:style-name="ce26" office:value-type="float" office:value="20514" calcext:value-type="float">
            <text:p>20,514</text:p>
          </table:table-cell>
          <table:table-cell table:style-name="ce26" office:value-type="float" office:value="20488" calcext:value-type="float">
            <text:p>20,488</text:p>
          </table:table-cell>
          <table:table-cell table:style-name="ce48" office:value-type="float" office:value="20412" calcext:value-type="float">
            <text:p>20,412</text:p>
          </table:table-cell>
          <table:table-cell table:style-name="ce38" office:value-type="float" office:value="93291" calcext:value-type="float">
            <text:p>93,291</text:p>
          </table:table-cell>
          <table:table-cell table:style-name="ce26" office:value-type="float" office:value="18718" calcext:value-type="float">
            <text:p>18,718</text:p>
          </table:table-cell>
          <table:table-cell table:style-name="ce26" office:value-type="float" office:value="19405" calcext:value-type="float">
            <text:p>19,405</text:p>
          </table:table-cell>
          <table:table-cell table:style-name="ce26" office:value-type="float" office:value="19110" calcext:value-type="float">
            <text:p>19,110</text:p>
          </table:table-cell>
          <table:table-cell table:style-name="ce26" office:value-type="float" office:value="18355" calcext:value-type="float">
            <text:p>18,355</text:p>
          </table:table-cell>
          <table:table-cell table:style-name="ce26" office:value-type="float" office:value="17703" calcext:value-type="float">
            <text:p>17,703</text:p>
          </table:table-cell>
          <table:table-cell table:style-name="ce26" office:value-type="float" office:value="75247" calcext:value-type="float">
            <text:p>75,247</text:p>
          </table:table-cell>
          <table:table-cell table:style-name="ce26" office:value-type="float" office:value="16867" calcext:value-type="float">
            <text:p>16,867</text:p>
          </table:table-cell>
          <table:table-cell table:style-name="ce26" office:value-type="float" office:value="17391" calcext:value-type="float">
            <text:p>17,391</text:p>
          </table:table-cell>
          <table:table-cell table:style-name="ce26" office:value-type="float" office:value="15427" calcext:value-type="float">
            <text:p>15,427</text:p>
          </table:table-cell>
          <table:table-cell table:style-name="ce26" office:value-type="float" office:value="13576" calcext:value-type="float">
            <text:p>13,576</text:p>
          </table:table-cell>
          <table:table-cell table:style-name="ce48" office:value-type="float" office:value="11986" calcext:value-type="float">
            <text:p>11,986</text:p>
          </table:table-cell>
          <table:table-cell table:style-name="ce38" office:value-type="float" office:value="40816" calcext:value-type="float">
            <text:p>40,816</text:p>
          </table:table-cell>
          <table:table-cell table:style-name="ce26" office:value-type="float" office:value="10646" calcext:value-type="float">
            <text:p>10,646</text:p>
          </table:table-cell>
          <table:table-cell table:style-name="ce26" office:value-type="float" office:value="8204" calcext:value-type="float">
            <text:p>8,204</text:p>
          </table:table-cell>
          <table:table-cell table:style-name="ce26" office:value-type="float" office:value="6565" calcext:value-type="float">
            <text:p>6,565</text:p>
          </table:table-cell>
          <table:table-cell table:style-name="ce26" office:value-type="float" office:value="7723" calcext:value-type="float">
            <text:p>7,723</text:p>
          </table:table-cell>
          <table:table-cell table:style-name="ce26" office:value-type="float" office:value="7678" calcext:value-type="float">
            <text:p>7,678</text:p>
          </table:table-cell>
          <table:table-cell table:style-name="ce26" office:value-type="float" office:value="31081" calcext:value-type="float">
            <text:p>31,081</text:p>
          </table:table-cell>
          <table:table-cell table:style-name="ce26" office:value-type="float" office:value="7050" calcext:value-type="float">
            <text:p>7,050</text:p>
          </table:table-cell>
          <table:table-cell table:style-name="ce26" office:value-type="float" office:value="6900" calcext:value-type="float">
            <text:p>6,900</text:p>
          </table:table-cell>
          <table:table-cell table:style-name="ce26" office:value-type="float" office:value="6317" calcext:value-type="float">
            <text:p>6,317</text:p>
          </table:table-cell>
          <table:table-cell table:style-name="ce26" office:value-type="float" office:value="5799" calcext:value-type="float">
            <text:p>5,799</text:p>
          </table:table-cell>
          <table:table-cell table:style-name="ce48" office:value-type="float" office:value="5015" calcext:value-type="float">
            <text:p>5,015</text:p>
          </table:table-cell>
          <table:table-cell table:style-name="ce38" office:value-type="float" office:value="18654" calcext:value-type="float">
            <text:p>18,654</text:p>
          </table:table-cell>
          <table:table-cell table:style-name="ce26" office:value-type="float" office:value="4530" calcext:value-type="float">
            <text:p>4,530</text:p>
          </table:table-cell>
          <table:table-cell table:style-name="ce26" office:value-type="float" office:value="4062" calcext:value-type="float">
            <text:p>4,062</text:p>
          </table:table-cell>
          <table:table-cell table:style-name="ce26" office:value-type="float" office:value="3616" calcext:value-type="float">
            <text:p>3,616</text:p>
          </table:table-cell>
          <table:table-cell table:style-name="ce26" office:value-type="float" office:value="3436" calcext:value-type="float">
            <text:p>3,436</text:p>
          </table:table-cell>
          <table:table-cell table:style-name="ce26" office:value-type="float" office:value="3010" calcext:value-type="float">
            <text:p>3,010</text:p>
          </table:table-cell>
          <table:table-cell table:style-name="ce26" office:value-type="float" office:value="12189" calcext:value-type="float">
            <text:p>12,189</text:p>
          </table:table-cell>
          <table:table-cell table:style-name="ce26" office:value-type="float" office:value="2833" calcext:value-type="float">
            <text:p>2,833</text:p>
          </table:table-cell>
          <table:table-cell table:style-name="ce26" office:value-type="float" office:value="2694" calcext:value-type="float">
            <text:p>2,694</text:p>
          </table:table-cell>
          <table:table-cell table:style-name="ce26" office:value-type="float" office:value="2562" calcext:value-type="float">
            <text:p>2,562</text:p>
          </table:table-cell>
          <table:table-cell table:style-name="ce26" office:value-type="float" office:value="2261" calcext:value-type="float">
            <text:p>2,261</text:p>
          </table:table-cell>
          <table:table-cell table:style-name="ce48" office:value-type="float" office:value="1839" calcext:value-type="float">
            <text:p>1,839</text:p>
          </table:table-cell>
          <table:table-cell table:style-name="ce38" office:value-type="float" office:value="4997" calcext:value-type="float">
            <text:p>4,997</text:p>
          </table:table-cell>
          <table:table-cell table:style-name="ce26" office:value-type="float" office:value="1680" calcext:value-type="float">
            <text:p>1,680</text:p>
          </table:table-cell>
          <table:table-cell table:style-name="ce26" office:value-type="float" office:value="1179" calcext:value-type="float">
            <text:p>1,179</text:p>
          </table:table-cell>
          <table:table-cell table:style-name="ce26" office:value-type="float" office:value="1024" calcext:value-type="float">
            <text:p>1,024</text:p>
          </table:table-cell>
          <table:table-cell table:style-name="ce26" office:value-type="float" office:value="676" calcext:value-type="float">
            <text:p>676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886" calcext:value-type="float">
            <text:p>886</text:p>
          </table:table-cell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1493" calcext:value-type="float">
            <text:p>1,401,493</text:p>
          </table:table-cell>
          <table:table-cell table:style-name="ce34" office:value-type="float" office:value="52276" calcext:value-type="float">
            <text:p>52,276</text:p>
          </table:table-cell>
          <table:table-cell table:style-name="ce34" office:value-type="float" office:value="9264" calcext:value-type="float">
            <text:p>9,264</text:p>
          </table:table-cell>
          <table:table-cell table:style-name="ce34" office:value-type="float" office:value="10586" calcext:value-type="float">
            <text:p>10,586</text:p>
          </table:table-cell>
          <table:table-cell table:style-name="ce34" office:value-type="float" office:value="10913" calcext:value-type="float">
            <text:p>10,913</text:p>
          </table:table-cell>
          <table:table-cell table:style-name="ce34" office:value-type="float" office:value="11134" calcext:value-type="float">
            <text:p>11,134</text:p>
          </table:table-cell>
          <table:table-cell table:style-name="ce34" office:value-type="float" office:value="10379" calcext:value-type="float">
            <text:p>10,379</text:p>
          </table:table-cell>
          <table:table-cell table:style-name="ce34" office:value-type="float" office:value="52830" calcext:value-type="float">
            <text:p>52,830</text:p>
          </table:table-cell>
          <table:table-cell table:style-name="ce34" office:value-type="float" office:value="12409" calcext:value-type="float">
            <text:p>12,409</text:p>
          </table:table-cell>
          <table:table-cell table:style-name="ce34" office:value-type="float" office:value="10918" calcext:value-type="float">
            <text:p>10,918</text:p>
          </table:table-cell>
          <table:table-cell table:style-name="ce34" office:value-type="float" office:value="8831" calcext:value-type="float">
            <text:p>8,831</text:p>
          </table:table-cell>
          <table:table-cell table:style-name="ce34" office:value-type="float" office:value="10085" calcext:value-type="float">
            <text:p>10,085</text:p>
          </table:table-cell>
          <table:table-cell table:style-name="ce34" office:value-type="float" office:value="10587" calcext:value-type="float">
            <text:p>10,587</text:p>
          </table:table-cell>
          <table:table-cell table:style-name="ce34" office:value-type="float" office:value="56510" calcext:value-type="float">
            <text:p>56,510</text:p>
          </table:table-cell>
          <table:table-cell table:style-name="ce34" office:value-type="float" office:value="10741" calcext:value-type="float">
            <text:p>10,741</text:p>
          </table:table-cell>
          <table:table-cell table:style-name="ce34" office:value-type="float" office:value="11040" calcext:value-type="float">
            <text:p>11,040</text:p>
          </table:table-cell>
          <table:table-cell table:style-name="ce34" office:value-type="float" office:value="11158" calcext:value-type="float">
            <text:p>11,158</text:p>
          </table:table-cell>
          <table:table-cell table:style-name="ce34" office:value-type="float" office:value="11338" calcext:value-type="float">
            <text:p>11,338</text:p>
          </table:table-cell>
          <table:table-cell table:style-name="ce34" office:value-type="float" office:value="12233" calcext:value-type="float">
            <text:p>12,233</text:p>
          </table:table-cell>
          <table:table-cell table:style-name="ce34" office:value-type="float" office:value="74097" calcext:value-type="float">
            <text:p>74,097</text:p>
          </table:table-cell>
          <table:table-cell table:style-name="ce34" office:value-type="float" office:value="13252" calcext:value-type="float">
            <text:p>13,252</text:p>
          </table:table-cell>
          <table:table-cell table:style-name="ce34" office:value-type="float" office:value="13588" calcext:value-type="float">
            <text:p>13,588</text:p>
          </table:table-cell>
          <table:table-cell table:style-name="ce34" office:value-type="float" office:value="16552" calcext:value-type="float">
            <text:p>16,552</text:p>
          </table:table-cell>
          <table:table-cell table:style-name="ce34" office:value-type="float" office:value="15993" calcext:value-type="float">
            <text:p>15,993</text:p>
          </table:table-cell>
          <table:table-cell table:style-name="ce49" office:value-type="float" office:value="14712" calcext:value-type="float">
            <text:p>14,712</text:p>
          </table:table-cell>
          <table:table-cell table:style-name="ce39" office:value-type="float" office:value="89189" calcext:value-type="float">
            <text:p>89,189</text:p>
          </table:table-cell>
          <table:table-cell table:style-name="ce34" office:value-type="float" office:value="17299" calcext:value-type="float">
            <text:p>17,299</text:p>
          </table:table-cell>
          <table:table-cell table:style-name="ce34" office:value-type="float" office:value="17851" calcext:value-type="float">
            <text:p>17,851</text:p>
          </table:table-cell>
          <table:table-cell table:style-name="ce34" office:value-type="float" office:value="17947" calcext:value-type="float">
            <text:p>17,947</text:p>
          </table:table-cell>
          <table:table-cell table:style-name="ce34" office:value-type="float" office:value="18042" calcext:value-type="float">
            <text:p>18,042</text:p>
          </table:table-cell>
          <table:table-cell table:style-name="ce34" office:value-type="float" office:value="18050" calcext:value-type="float">
            <text:p>18,050</text:p>
          </table:table-cell>
          <table:table-cell table:style-name="ce34" office:value-type="float" office:value="90201" calcext:value-type="float">
            <text:p>90,201</text:p>
          </table:table-cell>
          <table:table-cell table:style-name="ce34" office:value-type="float" office:value="17517" calcext:value-type="float">
            <text:p>17,517</text:p>
          </table:table-cell>
          <table:table-cell table:style-name="ce34" office:value-type="float" office:value="17671" calcext:value-type="float">
            <text:p>17,671</text:p>
          </table:table-cell>
          <table:table-cell table:style-name="ce34" office:value-type="float" office:value="18238" calcext:value-type="float">
            <text:p>18,238</text:p>
          </table:table-cell>
          <table:table-cell table:style-name="ce34" office:value-type="float" office:value="17524" calcext:value-type="float">
            <text:p>17,524</text:p>
          </table:table-cell>
          <table:table-cell table:style-name="ce49" office:value-type="float" office:value="19251" calcext:value-type="float">
            <text:p>19,251</text:p>
          </table:table-cell>
          <table:table-cell table:style-name="ce34" office:value-type="float" office:value="95128" calcext:value-type="float">
            <text:p>95,128</text:p>
          </table:table-cell>
          <table:table-cell table:style-name="ce34" office:value-type="float" office:value="17234" calcext:value-type="float">
            <text:p>17,234</text:p>
          </table:table-cell>
          <table:table-cell table:style-name="ce34" office:value-type="float" office:value="16794" calcext:value-type="float">
            <text:p>16,794</text:p>
          </table:table-cell>
          <table:table-cell table:style-name="ce34" office:value-type="float" office:value="18553" calcext:value-type="float">
            <text:p>18,553</text:p>
          </table:table-cell>
          <table:table-cell table:style-name="ce34" office:value-type="float" office:value="21084" calcext:value-type="float">
            <text:p>21,084</text:p>
          </table:table-cell>
          <table:table-cell table:style-name="ce34" office:value-type="float" office:value="21463" calcext:value-type="float">
            <text:p>21,463</text:p>
          </table:table-cell>
          <table:table-cell table:style-name="ce34" office:value-type="float" office:value="120973" calcext:value-type="float">
            <text:p>120,973</text:p>
          </table:table-cell>
          <table:table-cell table:style-name="ce34" office:value-type="float" office:value="23235" calcext:value-type="float">
            <text:p>23,235</text:p>
          </table:table-cell>
          <table:table-cell table:style-name="ce34" office:value-type="float" office:value="23920" calcext:value-type="float">
            <text:p>23,920</text:p>
          </table:table-cell>
          <table:table-cell table:style-name="ce34" office:value-type="float" office:value="24194" calcext:value-type="float">
            <text:p>24,194</text:p>
          </table:table-cell>
          <table:table-cell table:style-name="ce34" office:value-type="float" office:value="24870" calcext:value-type="float">
            <text:p>24,870</text:p>
          </table:table-cell>
          <table:table-cell table:style-name="ce49" office:value-type="float" office:value="24754" calcext:value-type="float">
            <text:p>24,754</text:p>
          </table:table-cell>
          <table:table-cell table:style-name="ce39" office:value-type="float" office:value="116566" calcext:value-type="float">
            <text:p>116,566</text:p>
          </table:table-cell>
          <table:table-cell table:style-name="ce34" office:value-type="float" office:value="23655" calcext:value-type="float">
            <text:p>23,655</text:p>
          </table:table-cell>
          <table:table-cell table:style-name="ce34" office:value-type="float" office:value="25788" calcext:value-type="float">
            <text:p>25,788</text:p>
          </table:table-cell>
          <table:table-cell table:style-name="ce34" office:value-type="float" office:value="22725" calcext:value-type="float">
            <text:p>22,725</text:p>
          </table:table-cell>
          <table:table-cell table:style-name="ce34" office:value-type="float" office:value="22369" calcext:value-type="float">
            <text:p>22,369</text:p>
          </table:table-cell>
          <table:table-cell table:style-name="ce34" office:value-type="float" office:value="22029" calcext:value-type="float">
            <text:p>22,029</text:p>
          </table:table-cell>
          <table:table-cell table:style-name="ce34" office:value-type="float" office:value="111544" calcext:value-type="float">
            <text:p>111,544</text:p>
          </table:table-cell>
          <table:table-cell table:style-name="ce34" office:value-type="float" office:value="21834" calcext:value-type="float">
            <text:p>21,834</text:p>
          </table:table-cell>
          <table:table-cell table:style-name="ce34" office:value-type="float" office:value="22093" calcext:value-type="float">
            <text:p>22,093</text:p>
          </table:table-cell>
          <table:table-cell table:style-name="ce34" office:value-type="float" office:value="22689" calcext:value-type="float">
            <text:p>22,689</text:p>
          </table:table-cell>
          <table:table-cell table:style-name="ce34" office:value-type="float" office:value="22450" calcext:value-type="float">
            <text:p>22,450</text:p>
          </table:table-cell>
          <table:table-cell table:style-name="ce49" office:value-type="float" office:value="22478" calcext:value-type="float">
            <text:p>22,478</text:p>
          </table:table-cell>
          <table:table-cell table:style-name="ce34" office:value-type="float" office:value="110236" calcext:value-type="float">
            <text:p>110,236</text:p>
          </table:table-cell>
          <table:table-cell table:style-name="ce34" office:value-type="float" office:value="21544" calcext:value-type="float">
            <text:p>21,544</text:p>
          </table:table-cell>
          <table:table-cell table:style-name="ce34" office:value-type="float" office:value="22136" calcext:value-type="float">
            <text:p>22,136</text:p>
          </table:table-cell>
          <table:table-cell table:style-name="ce34" office:value-type="float" office:value="21838" calcext:value-type="float">
            <text:p>21,838</text:p>
          </table:table-cell>
          <table:table-cell table:style-name="ce34" office:value-type="float" office:value="22210" calcext:value-type="float">
            <text:p>22,210</text:p>
          </table:table-cell>
          <table:table-cell table:style-name="ce34" office:value-type="float" office:value="22508" calcext:value-type="float">
            <text:p>22,508</text:p>
          </table:table-cell>
          <table:table-cell table:style-name="ce34" office:value-type="float" office:value="111497" calcext:value-type="float">
            <text:p>111,497</text:p>
          </table:table-cell>
          <table:table-cell table:style-name="ce34" office:value-type="float" office:value="23013" calcext:value-type="float">
            <text:p>23,013</text:p>
          </table:table-cell>
          <table:table-cell table:style-name="ce34" office:value-type="float" office:value="22349" calcext:value-type="float">
            <text:p>22,349</text:p>
          </table:table-cell>
          <table:table-cell table:style-name="ce34" office:value-type="float" office:value="22054" calcext:value-type="float">
            <text:p>22,054</text:p>
          </table:table-cell>
          <table:table-cell table:style-name="ce34" office:value-type="float" office:value="21929" calcext:value-type="float">
            <text:p>21,929</text:p>
          </table:table-cell>
          <table:table-cell table:style-name="ce49" office:value-type="float" office:value="22152" calcext:value-type="float">
            <text:p>22,152</text:p>
          </table:table-cell>
          <table:table-cell table:style-name="ce39" office:value-type="float" office:value="103910" calcext:value-type="float">
            <text:p>103,910</text:p>
          </table:table-cell>
          <table:table-cell table:style-name="ce34" office:value-type="float" office:value="20739" calcext:value-type="float">
            <text:p>20,739</text:p>
          </table:table-cell>
          <table:table-cell table:style-name="ce34" office:value-type="float" office:value="21368" calcext:value-type="float">
            <text:p>21,368</text:p>
          </table:table-cell>
          <table:table-cell table:style-name="ce34" office:value-type="float" office:value="21552" calcext:value-type="float">
            <text:p>21,552</text:p>
          </table:table-cell>
          <table:table-cell table:style-name="ce34" office:value-type="float" office:value="20485" calcext:value-type="float">
            <text:p>20,485</text:p>
          </table:table-cell>
          <table:table-cell table:style-name="ce34" office:value-type="float" office:value="19766" calcext:value-type="float">
            <text:p>19,766</text:p>
          </table:table-cell>
          <table:table-cell table:style-name="ce34" office:value-type="float" office:value="85594" calcext:value-type="float">
            <text:p>85,594</text:p>
          </table:table-cell>
          <table:table-cell table:style-name="ce34" office:value-type="float" office:value="19300" calcext:value-type="float">
            <text:p>19,300</text:p>
          </table:table-cell>
          <table:table-cell table:style-name="ce34" office:value-type="float" office:value="19668" calcext:value-type="float">
            <text:p>19,668</text:p>
          </table:table-cell>
          <table:table-cell table:style-name="ce34" office:value-type="float" office:value="17362" calcext:value-type="float">
            <text:p>17,362</text:p>
          </table:table-cell>
          <table:table-cell table:style-name="ce34" office:value-type="float" office:value="15600" calcext:value-type="float">
            <text:p>15,600</text:p>
          </table:table-cell>
          <table:table-cell table:style-name="ce49" office:value-type="float" office:value="13664" calcext:value-type="float">
            <text:p>13,664</text:p>
          </table:table-cell>
          <table:table-cell table:style-name="ce39" office:value-type="float" office:value="46953" calcext:value-type="float">
            <text:p>46,953</text:p>
          </table:table-cell>
          <table:table-cell table:style-name="ce34" office:value-type="float" office:value="11880" calcext:value-type="float">
            <text:p>11,880</text:p>
          </table:table-cell>
          <table:table-cell table:style-name="ce34" office:value-type="float" office:value="9409" calcext:value-type="float">
            <text:p>9,409</text:p>
          </table:table-cell>
          <table:table-cell table:style-name="ce34" office:value-type="float" office:value="7646" calcext:value-type="float">
            <text:p>7,646</text:p>
          </table:table-cell>
          <table:table-cell table:style-name="ce34" office:value-type="float" office:value="9069" calcext:value-type="float">
            <text:p>9,069</text:p>
          </table:table-cell>
          <table:table-cell table:style-name="ce34" office:value-type="float" office:value="8949" calcext:value-type="float">
            <text:p>8,949</text:p>
          </table:table-cell>
          <table:table-cell table:style-name="ce34" office:value-type="float" office:value="39357" calcext:value-type="float">
            <text:p>39,357</text:p>
          </table:table-cell>
          <table:table-cell table:style-name="ce34" office:value-type="float" office:value="8548" calcext:value-type="float">
            <text:p>8,548</text:p>
          </table:table-cell>
          <table:table-cell table:style-name="ce34" office:value-type="float" office:value="8211" calcext:value-type="float">
            <text:p>8,211</text:p>
          </table:table-cell>
          <table:table-cell table:style-name="ce34" office:value-type="float" office:value="8095" calcext:value-type="float">
            <text:p>8,095</text:p>
          </table:table-cell>
          <table:table-cell table:style-name="ce34" office:value-type="float" office:value="7594" calcext:value-type="float">
            <text:p>7,594</text:p>
          </table:table-cell>
          <table:table-cell table:style-name="ce49" office:value-type="float" office:value="6909" calcext:value-type="float">
            <text:p>6,909</text:p>
          </table:table-cell>
          <table:table-cell table:style-name="ce39" office:value-type="float" office:value="25348" calcext:value-type="float">
            <text:p>25,348</text:p>
          </table:table-cell>
          <table:table-cell table:style-name="ce34" office:value-type="float" office:value="6333" calcext:value-type="float">
            <text:p>6,333</text:p>
          </table:table-cell>
          <table:table-cell table:style-name="ce34" office:value-type="float" office:value="5423" calcext:value-type="float">
            <text:p>5,423</text:p>
          </table:table-cell>
          <table:table-cell table:style-name="ce34" office:value-type="float" office:value="5163" calcext:value-type="float">
            <text:p>5,163</text:p>
          </table:table-cell>
          <table:table-cell table:style-name="ce34" office:value-type="float" office:value="4551" calcext:value-type="float">
            <text:p>4,551</text:p>
          </table:table-cell>
          <table:table-cell table:style-name="ce34" office:value-type="float" office:value="3878" calcext:value-type="float">
            <text:p>3,878</text:p>
          </table:table-cell>
          <table:table-cell table:style-name="ce34" office:value-type="float" office:value="13207" calcext:value-type="float">
            <text:p>13,207</text:p>
          </table:table-cell>
          <table:table-cell table:style-name="ce34" office:value-type="float" office:value="3386" calcext:value-type="float">
            <text:p>3,386</text:p>
          </table:table-cell>
          <table:table-cell table:style-name="ce34" office:value-type="float" office:value="3066" calcext:value-type="float">
            <text:p>3,066</text:p>
          </table:table-cell>
          <table:table-cell table:style-name="ce34" office:value-type="float" office:value="2667" calcext:value-type="float">
            <text:p>2,667</text:p>
          </table:table-cell>
          <table:table-cell table:style-name="ce34" office:value-type="float" office:value="2182" calcext:value-type="float">
            <text:p>2,182</text:p>
          </table:table-cell>
          <table:table-cell table:style-name="ce49" office:value-type="float" office:value="1906" calcext:value-type="float">
            <text:p>1,906</text:p>
          </table:table-cell>
          <table:table-cell table:style-name="ce39" office:value-type="float" office:value="4862" calcext:value-type="float">
            <text:p>4,862</text:p>
          </table:table-cell>
          <table:table-cell table:style-name="ce34" office:value-type="float" office:value="1452" calcext:value-type="float">
            <text:p>1,452</text:p>
          </table:table-cell>
          <table:table-cell table:style-name="ce34" office:value-type="float" office:value="1244" calcext:value-type="float">
            <text:p>1,244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1096" calcext:value-type="float">
            <text:p>1,096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77" calcext:value-type="float">
            <text:p>77</text:p>
          </table:table-cell>
          <table:table-cell table:style-name="ce27" office:value-type="float" office:value="119" calcext:value-type="float">
            <text:p>1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104495" calcext:value-type="float">
            <text:p>7,104,495</text:p>
          </table:table-cell>
          <table:table-cell table:style-name="ce26" office:value-type="float" office:value="275823" calcext:value-type="float">
            <text:p>275,823</text:p>
          </table:table-cell>
          <table:table-cell table:style-name="ce26" office:value-type="float" office:value="50229" calcext:value-type="float">
            <text:p>50,229</text:p>
          </table:table-cell>
          <table:table-cell table:style-name="ce26" office:value-type="float" office:value="56543" calcext:value-type="float">
            <text:p>56,543</text:p>
          </table:table-cell>
          <table:table-cell table:style-name="ce26" office:value-type="float" office:value="57811" calcext:value-type="float">
            <text:p>57,811</text:p>
          </table:table-cell>
          <table:table-cell table:style-name="ce26" office:value-type="float" office:value="57973" calcext:value-type="float">
            <text:p>57,973</text:p>
          </table:table-cell>
          <table:table-cell table:style-name="ce26" office:value-type="float" office:value="53267" calcext:value-type="float">
            <text:p>53,267</text:p>
          </table:table-cell>
          <table:table-cell table:style-name="ce26" office:value-type="float" office:value="290643" calcext:value-type="float">
            <text:p>290,643</text:p>
          </table:table-cell>
          <table:table-cell table:style-name="ce26" office:value-type="float" office:value="64881" calcext:value-type="float">
            <text:p>64,881</text:p>
          </table:table-cell>
          <table:table-cell table:style-name="ce26" office:value-type="float" office:value="59530" calcext:value-type="float">
            <text:p>59,530</text:p>
          </table:table-cell>
          <table:table-cell table:style-name="ce26" office:value-type="float" office:value="50685" calcext:value-type="float">
            <text:p>50,685</text:p>
          </table:table-cell>
          <table:table-cell table:style-name="ce26" office:value-type="float" office:value="56739" calcext:value-type="float">
            <text:p>56,739</text:p>
          </table:table-cell>
          <table:table-cell table:style-name="ce47" office:value-type="float" office:value="58808" calcext:value-type="float">
            <text:p>58,808</text:p>
          </table:table-cell>
          <table:table-cell table:style-name="ce26" office:value-type="float" office:value="327063" calcext:value-type="float">
            <text:p>327,063</text:p>
          </table:table-cell>
          <table:table-cell table:style-name="ce26" office:value-type="float" office:value="61680" calcext:value-type="float">
            <text:p>61,680</text:p>
          </table:table-cell>
          <table:table-cell table:style-name="ce26" office:value-type="float" office:value="62814" calcext:value-type="float">
            <text:p>62,814</text:p>
          </table:table-cell>
          <table:table-cell table:style-name="ce26" office:value-type="float" office:value="63997" calcext:value-type="float">
            <text:p>63,997</text:p>
          </table:table-cell>
          <table:table-cell table:style-name="ce26" office:value-type="float" office:value="67898" calcext:value-type="float">
            <text:p>67,898</text:p>
          </table:table-cell>
          <table:table-cell table:style-name="ce47" office:value-type="float" office:value="70674" calcext:value-type="float">
            <text:p>70,674</text:p>
          </table:table-cell>
          <table:table-cell table:style-name="ce26" office:value-type="float" office:value="423041" calcext:value-type="float">
            <text:p>423,041</text:p>
          </table:table-cell>
          <table:table-cell table:style-name="ce26" office:value-type="float" office:value="76613" calcext:value-type="float">
            <text:p>76,613</text:p>
          </table:table-cell>
          <table:table-cell table:style-name="ce26" office:value-type="float" office:value="79370" calcext:value-type="float">
            <text:p>79,370</text:p>
          </table:table-cell>
          <table:table-cell table:style-name="ce26" office:value-type="float" office:value="92570" calcext:value-type="float">
            <text:p>92,570</text:p>
          </table:table-cell>
          <table:table-cell table:style-name="ce26" office:value-type="float" office:value="89575" calcext:value-type="float">
            <text:p>89,575</text:p>
          </table:table-cell>
          <table:table-cell table:style-name="ce47" office:value-type="float" office:value="84913" calcext:value-type="float">
            <text:p>84,913</text:p>
          </table:table-cell>
          <table:table-cell table:style-name="ce26" office:value-type="float" office:value="502473" calcext:value-type="float">
            <text:p>502,473</text:p>
          </table:table-cell>
          <table:table-cell table:style-name="ce26" office:value-type="float" office:value="98696" calcext:value-type="float">
            <text:p>98,696</text:p>
          </table:table-cell>
          <table:table-cell table:style-name="ce26" office:value-type="float" office:value="101677" calcext:value-type="float">
            <text:p>101,677</text:p>
          </table:table-cell>
          <table:table-cell table:style-name="ce26" office:value-type="float" office:value="101125" calcext:value-type="float">
            <text:p>101,125</text:p>
          </table:table-cell>
          <table:table-cell table:style-name="ce26" office:value-type="float" office:value="100756" calcext:value-type="float">
            <text:p>100,756</text:p>
          </table:table-cell>
          <table:table-cell table:style-name="ce47" office:value-type="float" office:value="100219" calcext:value-type="float">
            <text:p>100,219</text:p>
          </table:table-cell>
          <table:table-cell table:style-name="ce26" office:value-type="float" office:value="487955" calcext:value-type="float">
            <text:p>487,955</text:p>
          </table:table-cell>
          <table:table-cell table:style-name="ce26" office:value-type="float" office:value="99107" calcext:value-type="float">
            <text:p>99,107</text:p>
          </table:table-cell>
          <table:table-cell table:style-name="ce26" office:value-type="float" office:value="96743" calcext:value-type="float">
            <text:p>96,743</text:p>
          </table:table-cell>
          <table:table-cell table:style-name="ce26" office:value-type="float" office:value="98978" calcext:value-type="float">
            <text:p>98,978</text:p>
          </table:table-cell>
          <table:table-cell table:style-name="ce26" office:value-type="float" office:value="94018" calcext:value-type="float">
            <text:p>94,018</text:p>
          </table:table-cell>
          <table:table-cell table:style-name="ce47" office:value-type="float" office:value="99109" calcext:value-type="float">
            <text:p>99,109</text:p>
          </table:table-cell>
          <table:table-cell table:style-name="ce26" office:value-type="float" office:value="486187" calcext:value-type="float">
            <text:p>486,187</text:p>
          </table:table-cell>
          <table:table-cell table:style-name="ce26" office:value-type="float" office:value="91136" calcext:value-type="float">
            <text:p>91,136</text:p>
          </table:table-cell>
          <table:table-cell table:style-name="ce26" office:value-type="float" office:value="88225" calcext:value-type="float">
            <text:p>88,225</text:p>
          </table:table-cell>
          <table:table-cell table:style-name="ce26" office:value-type="float" office:value="95949" calcext:value-type="float">
            <text:p>95,949</text:p>
          </table:table-cell>
          <table:table-cell table:style-name="ce26" office:value-type="float" office:value="103390" calcext:value-type="float">
            <text:p>103,390</text:p>
          </table:table-cell>
          <table:table-cell table:style-name="ce47" office:value-type="float" office:value="107487" calcext:value-type="float">
            <text:p>107,487</text:p>
          </table:table-cell>
          <table:table-cell table:style-name="ce26" office:value-type="float" office:value="578140" calcext:value-type="float">
            <text:p>578,140</text:p>
          </table:table-cell>
          <table:table-cell table:style-name="ce26" office:value-type="float" office:value="112758" calcext:value-type="float">
            <text:p>112,758</text:p>
          </table:table-cell>
          <table:table-cell table:style-name="ce26" office:value-type="float" office:value="116234" calcext:value-type="float">
            <text:p>116,234</text:p>
          </table:table-cell>
          <table:table-cell table:style-name="ce26" office:value-type="float" office:value="115960" calcext:value-type="float">
            <text:p>115,960</text:p>
          </table:table-cell>
          <table:table-cell table:style-name="ce26" office:value-type="float" office:value="117357" calcext:value-type="float">
            <text:p>117,357</text:p>
          </table:table-cell>
          <table:table-cell table:style-name="ce47" office:value-type="float" office:value="115831" calcext:value-type="float">
            <text:p>115,831</text:p>
          </table:table-cell>
          <table:table-cell table:style-name="ce26" office:value-type="float" office:value="538978" calcext:value-type="float">
            <text:p>538,978</text:p>
          </table:table-cell>
          <table:table-cell table:style-name="ce26" office:value-type="float" office:value="110950" calcext:value-type="float">
            <text:p>110,950</text:p>
          </table:table-cell>
          <table:table-cell table:style-name="ce26" office:value-type="float" office:value="118454" calcext:value-type="float">
            <text:p>118,454</text:p>
          </table:table-cell>
          <table:table-cell table:style-name="ce26" office:value-type="float" office:value="105492" calcext:value-type="float">
            <text:p>105,492</text:p>
          </table:table-cell>
          <table:table-cell table:style-name="ce26" office:value-type="float" office:value="102419" calcext:value-type="float">
            <text:p>102,419</text:p>
          </table:table-cell>
          <table:table-cell table:style-name="ce47" office:value-type="float" office:value="101663" calcext:value-type="float">
            <text:p>101,663</text:p>
          </table:table-cell>
          <table:table-cell table:style-name="ce26" office:value-type="float" office:value="533328" calcext:value-type="float">
            <text:p>533,328</text:p>
          </table:table-cell>
          <table:table-cell table:style-name="ce26" office:value-type="float" office:value="102217" calcext:value-type="float">
            <text:p>102,217</text:p>
          </table:table-cell>
          <table:table-cell table:style-name="ce26" office:value-type="float" office:value="104711" calcext:value-type="float">
            <text:p>104,711</text:p>
          </table:table-cell>
          <table:table-cell table:style-name="ce26" office:value-type="float" office:value="108004" calcext:value-type="float">
            <text:p>108,004</text:p>
          </table:table-cell>
          <table:table-cell table:style-name="ce26" office:value-type="float" office:value="109343" calcext:value-type="float">
            <text:p>109,343</text:p>
          </table:table-cell>
          <table:table-cell table:style-name="ce47" office:value-type="float" office:value="109053" calcext:value-type="float">
            <text:p>109,053</text:p>
          </table:table-cell>
          <table:table-cell table:style-name="ce26" office:value-type="float" office:value="550713" calcext:value-type="float">
            <text:p>550,713</text:p>
          </table:table-cell>
          <table:table-cell table:style-name="ce26" office:value-type="float" office:value="106922" calcext:value-type="float">
            <text:p>106,922</text:p>
          </table:table-cell>
          <table:table-cell table:style-name="ce26" office:value-type="float" office:value="109033" calcext:value-type="float">
            <text:p>109,033</text:p>
          </table:table-cell>
          <table:table-cell table:style-name="ce26" office:value-type="float" office:value="109522" calcext:value-type="float">
            <text:p>109,522</text:p>
          </table:table-cell>
          <table:table-cell table:style-name="ce26" office:value-type="float" office:value="112292" calcext:value-type="float">
            <text:p>112,292</text:p>
          </table:table-cell>
          <table:table-cell table:style-name="ce47" office:value-type="float" office:value="112944" calcext:value-type="float">
            <text:p>112,944</text:p>
          </table:table-cell>
          <table:table-cell table:style-name="ce26" office:value-type="float" office:value="547227" calcext:value-type="float">
            <text:p>547,227</text:p>
          </table:table-cell>
          <table:table-cell table:style-name="ce26" office:value-type="float" office:value="113828" calcext:value-type="float">
            <text:p>113,828</text:p>
          </table:table-cell>
          <table:table-cell table:style-name="ce26" office:value-type="float" office:value="111520" calcext:value-type="float">
            <text:p>111,520</text:p>
          </table:table-cell>
          <table:table-cell table:style-name="ce26" office:value-type="float" office:value="107247" calcext:value-type="float">
            <text:p>107,247</text:p>
          </table:table-cell>
          <table:table-cell table:style-name="ce26" office:value-type="float" office:value="108053" calcext:value-type="float">
            <text:p>108,053</text:p>
          </table:table-cell>
          <table:table-cell table:style-name="ce47" office:value-type="float" office:value="106579" calcext:value-type="float">
            <text:p>106,579</text:p>
          </table:table-cell>
          <table:table-cell table:style-name="ce26" office:value-type="float" office:value="467515" calcext:value-type="float">
            <text:p>467,515</text:p>
          </table:table-cell>
          <table:table-cell table:style-name="ce26" office:value-type="float" office:value="94473" calcext:value-type="float">
            <text:p>94,473</text:p>
          </table:table-cell>
          <table:table-cell table:style-name="ce26" office:value-type="float" office:value="99139" calcext:value-type="float">
            <text:p>99,139</text:p>
          </table:table-cell>
          <table:table-cell table:style-name="ce26" office:value-type="float" office:value="95002" calcext:value-type="float">
            <text:p>95,002</text:p>
          </table:table-cell>
          <table:table-cell table:style-name="ce26" office:value-type="float" office:value="92372" calcext:value-type="float">
            <text:p>92,372</text:p>
          </table:table-cell>
          <table:table-cell table:style-name="ce47" office:value-type="float" office:value="86529" calcext:value-type="float">
            <text:p>86,529</text:p>
          </table:table-cell>
          <table:table-cell table:style-name="ce26" office:value-type="float" office:value="368607" calcext:value-type="float">
            <text:p>368,607</text:p>
          </table:table-cell>
          <table:table-cell table:style-name="ce26" office:value-type="float" office:value="83577" calcext:value-type="float">
            <text:p>83,577</text:p>
          </table:table-cell>
          <table:table-cell table:style-name="ce26" office:value-type="float" office:value="84732" calcext:value-type="float">
            <text:p>84,732</text:p>
          </table:table-cell>
          <table:table-cell table:style-name="ce26" office:value-type="float" office:value="73021" calcext:value-type="float">
            <text:p>73,021</text:p>
          </table:table-cell>
          <table:table-cell table:style-name="ce26" office:value-type="float" office:value="67074" calcext:value-type="float">
            <text:p>67,074</text:p>
          </table:table-cell>
          <table:table-cell table:style-name="ce47" office:value-type="float" office:value="60203" calcext:value-type="float">
            <text:p>60,203</text:p>
          </table:table-cell>
          <table:table-cell table:style-name="ce26" office:value-type="float" office:value="222730" calcext:value-type="float">
            <text:p>222,730</text:p>
          </table:table-cell>
          <table:table-cell table:style-name="ce26" office:value-type="float" office:value="53826" calcext:value-type="float">
            <text:p>53,826</text:p>
          </table:table-cell>
          <table:table-cell table:style-name="ce26" office:value-type="float" office:value="45062" calcext:value-type="float">
            <text:p>45,062</text:p>
          </table:table-cell>
          <table:table-cell table:style-name="ce26" office:value-type="float" office:value="35513" calcext:value-type="float">
            <text:p>35,513</text:p>
          </table:table-cell>
          <table:table-cell table:style-name="ce26" office:value-type="float" office:value="43482" calcext:value-type="float">
            <text:p>43,482</text:p>
          </table:table-cell>
          <table:table-cell table:style-name="ce47" office:value-type="float" office:value="44847" calcext:value-type="float">
            <text:p>44,847</text:p>
          </table:table-cell>
          <table:table-cell table:style-name="ce26" office:value-type="float" office:value="215873" calcext:value-type="float">
            <text:p>215,873</text:p>
          </table:table-cell>
          <table:table-cell table:style-name="ce26" office:value-type="float" office:value="44891" calcext:value-type="float">
            <text:p>44,891</text:p>
          </table:table-cell>
          <table:table-cell table:style-name="ce26" office:value-type="float" office:value="44430" calcext:value-type="float">
            <text:p>44,430</text:p>
          </table:table-cell>
          <table:table-cell table:style-name="ce26" office:value-type="float" office:value="44650" calcext:value-type="float">
            <text:p>44,650</text:p>
          </table:table-cell>
          <table:table-cell table:style-name="ce26" office:value-type="float" office:value="43128" calcext:value-type="float">
            <text:p>43,128</text:p>
          </table:table-cell>
          <table:table-cell table:style-name="ce47" office:value-type="float" office:value="38774" calcext:value-type="float">
            <text:p>38,774</text:p>
          </table:table-cell>
          <table:table-cell table:style-name="ce26" office:value-type="float" office:value="155537" calcext:value-type="float">
            <text:p>155,537</text:p>
          </table:table-cell>
          <table:table-cell table:style-name="ce26" office:value-type="float" office:value="36542" calcext:value-type="float">
            <text:p>36,542</text:p>
          </table:table-cell>
          <table:table-cell table:style-name="ce26" office:value-type="float" office:value="33505" calcext:value-type="float">
            <text:p>33,505</text:p>
          </table:table-cell>
          <table:table-cell table:style-name="ce26" office:value-type="float" office:value="31047" calcext:value-type="float">
            <text:p>31,047</text:p>
          </table:table-cell>
          <table:table-cell table:style-name="ce26" office:value-type="float" office:value="28714" calcext:value-type="float">
            <text:p>28,714</text:p>
          </table:table-cell>
          <table:table-cell table:style-name="ce47" office:value-type="float" office:value="25729" calcext:value-type="float">
            <text:p>25,729</text:p>
          </table:table-cell>
          <table:table-cell table:style-name="ce26" office:value-type="float" office:value="90654" calcext:value-type="float">
            <text:p>90,654</text:p>
          </table:table-cell>
          <table:table-cell table:style-name="ce26" office:value-type="float" office:value="22807" calcext:value-type="float">
            <text:p>22,807</text:p>
          </table:table-cell>
          <table:table-cell table:style-name="ce26" office:value-type="float" office:value="21002" calcext:value-type="float">
            <text:p>21,002</text:p>
          </table:table-cell>
          <table:table-cell table:style-name="ce26" office:value-type="float" office:value="18352" calcext:value-type="float">
            <text:p>18,352</text:p>
          </table:table-cell>
          <table:table-cell table:style-name="ce26" office:value-type="float" office:value="15711" calcext:value-type="float">
            <text:p>15,711</text:p>
          </table:table-cell>
          <table:table-cell table:style-name="ce47" office:value-type="float" office:value="12782" calcext:value-type="float">
            <text:p>12,782</text:p>
          </table:table-cell>
          <table:table-cell table:style-name="ce26" office:value-type="float" office:value="33941" calcext:value-type="float">
            <text:p>33,941</text:p>
          </table:table-cell>
          <table:table-cell table:style-name="ce26" office:value-type="float" office:value="10473" calcext:value-type="float">
            <text:p>10,473</text:p>
          </table:table-cell>
          <table:table-cell table:style-name="ce26" office:value-type="float" office:value="8828" calcext:value-type="float">
            <text:p>8,828</text:p>
          </table:table-cell>
          <table:table-cell table:style-name="ce26" office:value-type="float" office:value="6565" calcext:value-type="float">
            <text:p>6,565</text:p>
          </table:table-cell>
          <table:table-cell table:style-name="ce26" office:value-type="float" office:value="4509" calcext:value-type="float">
            <text:p>4,509</text:p>
          </table:table-cell>
          <table:table-cell table:style-name="ce47" office:value-type="float" office:value="3566" calcext:value-type="float">
            <text:p>3,566</text:p>
          </table:table-cell>
          <table:table-cell table:style-name="ce26" office:value-type="float" office:value="7101" calcext:value-type="float">
            <text:p>7,101</text:p>
          </table:table-cell>
          <table:table-cell table:style-name="ce26" office:value-type="float" office:value="2672" calcext:value-type="float">
            <text:p>2,672</text:p>
          </table:table-cell>
          <table:table-cell table:style-name="ce26" office:value-type="float" office:value="1881" calcext:value-type="float">
            <text:p>1,881</text:p>
          </table:table-cell>
          <table:table-cell table:style-name="ce26" office:value-type="float" office:value="1213" calcext:value-type="float">
            <text:p>1,213</text:p>
          </table:table-cell>
          <table:table-cell table:style-name="ce26" office:value-type="float" office:value="834" calcext:value-type="float">
            <text:p>834</text:p>
          </table:table-cell>
          <table:table-cell table:style-name="ce47" office:value-type="float" office:value="501" calcext:value-type="float">
            <text:p>501</text:p>
          </table:table-cell>
          <table:table-cell table:style-name="ce26" office:value-type="float" office:value="966" calcext:value-type="float">
            <text:p>96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21684" calcext:value-type="float">
            <text:p>3,621,684</text:p>
          </table:table-cell>
          <table:table-cell table:style-name="ce26" office:value-type="float" office:value="143150" calcext:value-type="float">
            <text:p>143,150</text:p>
          </table:table-cell>
          <table:table-cell table:style-name="ce26" office:value-type="float" office:value="26047" calcext:value-type="float">
            <text:p>26,047</text:p>
          </table:table-cell>
          <table:table-cell table:style-name="ce26" office:value-type="float" office:value="29263" calcext:value-type="float">
            <text:p>29,263</text:p>
          </table:table-cell>
          <table:table-cell table:style-name="ce26" office:value-type="float" office:value="30070" calcext:value-type="float">
            <text:p>30,070</text:p>
          </table:table-cell>
          <table:table-cell table:style-name="ce26" office:value-type="float" office:value="30011" calcext:value-type="float">
            <text:p>30,011</text:p>
          </table:table-cell>
          <table:table-cell table:style-name="ce26" office:value-type="float" office:value="27759" calcext:value-type="float">
            <text:p>27,759</text:p>
          </table:table-cell>
          <table:table-cell table:style-name="ce26" office:value-type="float" office:value="151699" calcext:value-type="float">
            <text:p>151,699</text:p>
          </table:table-cell>
          <table:table-cell table:style-name="ce26" office:value-type="float" office:value="33715" calcext:value-type="float">
            <text:p>33,715</text:p>
          </table:table-cell>
          <table:table-cell table:style-name="ce26" office:value-type="float" office:value="30970" calcext:value-type="float">
            <text:p>30,970</text:p>
          </table:table-cell>
          <table:table-cell table:style-name="ce26" office:value-type="float" office:value="26382" calcext:value-type="float">
            <text:p>26,382</text:p>
          </table:table-cell>
          <table:table-cell table:style-name="ce26" office:value-type="float" office:value="29661" calcext:value-type="float">
            <text:p>29,661</text:p>
          </table:table-cell>
          <table:table-cell table:style-name="ce47" office:value-type="float" office:value="30971" calcext:value-type="float">
            <text:p>30,971</text:p>
          </table:table-cell>
          <table:table-cell table:style-name="ce26" office:value-type="float" office:value="171588" calcext:value-type="float">
            <text:p>171,588</text:p>
          </table:table-cell>
          <table:table-cell table:style-name="ce26" office:value-type="float" office:value="32319" calcext:value-type="float">
            <text:p>32,319</text:p>
          </table:table-cell>
          <table:table-cell table:style-name="ce26" office:value-type="float" office:value="32908" calcext:value-type="float">
            <text:p>32,908</text:p>
          </table:table-cell>
          <table:table-cell table:style-name="ce26" office:value-type="float" office:value="33463" calcext:value-type="float">
            <text:p>33,463</text:p>
          </table:table-cell>
          <table:table-cell table:style-name="ce26" office:value-type="float" office:value="35554" calcext:value-type="float">
            <text:p>35,554</text:p>
          </table:table-cell>
          <table:table-cell table:style-name="ce47" office:value-type="float" office:value="37344" calcext:value-type="float">
            <text:p>37,344</text:p>
          </table:table-cell>
          <table:table-cell table:style-name="ce26" office:value-type="float" office:value="221570" calcext:value-type="float">
            <text:p>221,570</text:p>
          </table:table-cell>
          <table:table-cell table:style-name="ce26" office:value-type="float" office:value="40224" calcext:value-type="float">
            <text:p>40,224</text:p>
          </table:table-cell>
          <table:table-cell table:style-name="ce26" office:value-type="float" office:value="41432" calcext:value-type="float">
            <text:p>41,432</text:p>
          </table:table-cell>
          <table:table-cell table:style-name="ce26" office:value-type="float" office:value="48499" calcext:value-type="float">
            <text:p>48,499</text:p>
          </table:table-cell>
          <table:table-cell table:style-name="ce26" office:value-type="float" office:value="47084" calcext:value-type="float">
            <text:p>47,084</text:p>
          </table:table-cell>
          <table:table-cell table:style-name="ce47" office:value-type="float" office:value="44331" calcext:value-type="float">
            <text:p>44,331</text:p>
          </table:table-cell>
          <table:table-cell table:style-name="ce26" office:value-type="float" office:value="261454" calcext:value-type="float">
            <text:p>261,454</text:p>
          </table:table-cell>
          <table:table-cell table:style-name="ce26" office:value-type="float" office:value="51476" calcext:value-type="float">
            <text:p>51,476</text:p>
          </table:table-cell>
          <table:table-cell table:style-name="ce26" office:value-type="float" office:value="53002" calcext:value-type="float">
            <text:p>53,002</text:p>
          </table:table-cell>
          <table:table-cell table:style-name="ce26" office:value-type="float" office:value="52618" calcext:value-type="float">
            <text:p>52,618</text:p>
          </table:table-cell>
          <table:table-cell table:style-name="ce26" office:value-type="float" office:value="52172" calcext:value-type="float">
            <text:p>52,172</text:p>
          </table:table-cell>
          <table:table-cell table:style-name="ce47" office:value-type="float" office:value="52186" calcext:value-type="float">
            <text:p>52,186</text:p>
          </table:table-cell>
          <table:table-cell table:style-name="ce26" office:value-type="float" office:value="257229" calcext:value-type="float">
            <text:p>257,229</text:p>
          </table:table-cell>
          <table:table-cell table:style-name="ce26" office:value-type="float" office:value="51893" calcext:value-type="float">
            <text:p>51,893</text:p>
          </table:table-cell>
          <table:table-cell table:style-name="ce26" office:value-type="float" office:value="51025" calcext:value-type="float">
            <text:p>51,025</text:p>
          </table:table-cell>
          <table:table-cell table:style-name="ce26" office:value-type="float" office:value="52529" calcext:value-type="float">
            <text:p>52,529</text:p>
          </table:table-cell>
          <table:table-cell table:style-name="ce26" office:value-type="float" office:value="49463" calcext:value-type="float">
            <text:p>49,463</text:p>
          </table:table-cell>
          <table:table-cell table:style-name="ce47" office:value-type="float" office:value="52319" calcext:value-type="float">
            <text:p>52,319</text:p>
          </table:table-cell>
          <table:table-cell table:style-name="ce26" office:value-type="float" office:value="253387" calcext:value-type="float">
            <text:p>253,387</text:p>
          </table:table-cell>
          <table:table-cell table:style-name="ce26" office:value-type="float" office:value="48306" calcext:value-type="float">
            <text:p>48,306</text:p>
          </table:table-cell>
          <table:table-cell table:style-name="ce26" office:value-type="float" office:value="46129" calcext:value-type="float">
            <text:p>46,129</text:p>
          </table:table-cell>
          <table:table-cell table:style-name="ce26" office:value-type="float" office:value="49998" calcext:value-type="float">
            <text:p>49,998</text:p>
          </table:table-cell>
          <table:table-cell table:style-name="ce26" office:value-type="float" office:value="53495" calcext:value-type="float">
            <text:p>53,495</text:p>
          </table:table-cell>
          <table:table-cell table:style-name="ce47" office:value-type="float" office:value="55459" calcext:value-type="float">
            <text:p>55,459</text:p>
          </table:table-cell>
          <table:table-cell table:style-name="ce26" office:value-type="float" office:value="294245" calcext:value-type="float">
            <text:p>294,245</text:p>
          </table:table-cell>
          <table:table-cell table:style-name="ce26" office:value-type="float" office:value="57696" calcext:value-type="float">
            <text:p>57,696</text:p>
          </table:table-cell>
          <table:table-cell table:style-name="ce26" office:value-type="float" office:value="59129" calcext:value-type="float">
            <text:p>59,129</text:p>
          </table:table-cell>
          <table:table-cell table:style-name="ce26" office:value-type="float" office:value="58920" calcext:value-type="float">
            <text:p>58,920</text:p>
          </table:table-cell>
          <table:table-cell table:style-name="ce26" office:value-type="float" office:value="59746" calcext:value-type="float">
            <text:p>59,746</text:p>
          </table:table-cell>
          <table:table-cell table:style-name="ce47" office:value-type="float" office:value="58754" calcext:value-type="float">
            <text:p>58,754</text:p>
          </table:table-cell>
          <table:table-cell table:style-name="ce26" office:value-type="float" office:value="274101" calcext:value-type="float">
            <text:p>274,101</text:p>
          </table:table-cell>
          <table:table-cell table:style-name="ce26" office:value-type="float" office:value="56263" calcext:value-type="float">
            <text:p>56,263</text:p>
          </table:table-cell>
          <table:table-cell table:style-name="ce26" office:value-type="float" office:value="60075" calcext:value-type="float">
            <text:p>60,075</text:p>
          </table:table-cell>
          <table:table-cell table:style-name="ce26" office:value-type="float" office:value="53906" calcext:value-type="float">
            <text:p>53,906</text:p>
          </table:table-cell>
          <table:table-cell table:style-name="ce26" office:value-type="float" office:value="52035" calcext:value-type="float">
            <text:p>52,035</text:p>
          </table:table-cell>
          <table:table-cell table:style-name="ce47" office:value-type="float" office:value="51822" calcext:value-type="float">
            <text:p>51,822</text:p>
          </table:table-cell>
          <table:table-cell table:style-name="ce26" office:value-type="float" office:value="276222" calcext:value-type="float">
            <text:p>276,222</text:p>
          </table:table-cell>
          <table:table-cell table:style-name="ce26" office:value-type="float" office:value="52295" calcext:value-type="float">
            <text:p>52,295</text:p>
          </table:table-cell>
          <table:table-cell table:style-name="ce26" office:value-type="float" office:value="53766" calcext:value-type="float">
            <text:p>53,766</text:p>
          </table:table-cell>
          <table:table-cell table:style-name="ce26" office:value-type="float" office:value="55966" calcext:value-type="float">
            <text:p>55,966</text:p>
          </table:table-cell>
          <table:table-cell table:style-name="ce26" office:value-type="float" office:value="57053" calcext:value-type="float">
            <text:p>57,053</text:p>
          </table:table-cell>
          <table:table-cell table:style-name="ce47" office:value-type="float" office:value="57142" calcext:value-type="float">
            <text:p>57,142</text:p>
          </table:table-cell>
          <table:table-cell table:style-name="ce26" office:value-type="float" office:value="289314" calcext:value-type="float">
            <text:p>289,314</text:p>
          </table:table-cell>
          <table:table-cell table:style-name="ce26" office:value-type="float" office:value="56142" calcext:value-type="float">
            <text:p>56,142</text:p>
          </table:table-cell>
          <table:table-cell table:style-name="ce26" office:value-type="float" office:value="57626" calcext:value-type="float">
            <text:p>57,626</text:p>
          </table:table-cell>
          <table:table-cell table:style-name="ce26" office:value-type="float" office:value="57445" calcext:value-type="float">
            <text:p>57,445</text:p>
          </table:table-cell>
          <table:table-cell table:style-name="ce26" office:value-type="float" office:value="59075" calcext:value-type="float">
            <text:p>59,075</text:p>
          </table:table-cell>
          <table:table-cell table:style-name="ce47" office:value-type="float" office:value="59026" calcext:value-type="float">
            <text:p>59,026</text:p>
          </table:table-cell>
          <table:table-cell table:style-name="ce26" office:value-type="float" office:value="283893" calcext:value-type="float">
            <text:p>283,893</text:p>
          </table:table-cell>
          <table:table-cell table:style-name="ce26" office:value-type="float" office:value="59311" calcext:value-type="float">
            <text:p>59,311</text:p>
          </table:table-cell>
          <table:table-cell table:style-name="ce26" office:value-type="float" office:value="58168" calcext:value-type="float">
            <text:p>58,168</text:p>
          </table:table-cell>
          <table:table-cell table:style-name="ce26" office:value-type="float" office:value="55735" calcext:value-type="float">
            <text:p>55,735</text:p>
          </table:table-cell>
          <table:table-cell table:style-name="ce26" office:value-type="float" office:value="55703" calcext:value-type="float">
            <text:p>55,703</text:p>
          </table:table-cell>
          <table:table-cell table:style-name="ce47" office:value-type="float" office:value="54976" calcext:value-type="float">
            <text:p>54,976</text:p>
          </table:table-cell>
          <table:table-cell table:style-name="ce26" office:value-type="float" office:value="237463" calcext:value-type="float">
            <text:p>237,463</text:p>
          </table:table-cell>
          <table:table-cell table:style-name="ce26" office:value-type="float" office:value="48289" calcext:value-type="float">
            <text:p>48,289</text:p>
          </table:table-cell>
          <table:table-cell table:style-name="ce26" office:value-type="float" office:value="50624" calcext:value-type="float">
            <text:p>50,624</text:p>
          </table:table-cell>
          <table:table-cell table:style-name="ce26" office:value-type="float" office:value="48313" calcext:value-type="float">
            <text:p>48,313</text:p>
          </table:table-cell>
          <table:table-cell table:style-name="ce26" office:value-type="float" office:value="46654" calcext:value-type="float">
            <text:p>46,654</text:p>
          </table:table-cell>
          <table:table-cell table:style-name="ce47" office:value-type="float" office:value="43583" calcext:value-type="float">
            <text:p>43,583</text:p>
          </table:table-cell>
          <table:table-cell table:style-name="ce26" office:value-type="float" office:value="181796" calcext:value-type="float">
            <text:p>181,796</text:p>
          </table:table-cell>
          <table:table-cell table:style-name="ce26" office:value-type="float" office:value="41670" calcext:value-type="float">
            <text:p>41,670</text:p>
          </table:table-cell>
          <table:table-cell table:style-name="ce26" office:value-type="float" office:value="41912" calcext:value-type="float">
            <text:p>41,912</text:p>
          </table:table-cell>
          <table:table-cell table:style-name="ce26" office:value-type="float" office:value="36340" calcext:value-type="float">
            <text:p>36,340</text:p>
          </table:table-cell>
          <table:table-cell table:style-name="ce26" office:value-type="float" office:value="32756" calcext:value-type="float">
            <text:p>32,756</text:p>
          </table:table-cell>
          <table:table-cell table:style-name="ce47" office:value-type="float" office:value="29118" calcext:value-type="float">
            <text:p>29,118</text:p>
          </table:table-cell>
          <table:table-cell table:style-name="ce26" office:value-type="float" office:value="105390" calcext:value-type="float">
            <text:p>105,390</text:p>
          </table:table-cell>
          <table:table-cell table:style-name="ce26" office:value-type="float" office:value="26063" calcext:value-type="float">
            <text:p>26,063</text:p>
          </table:table-cell>
          <table:table-cell table:style-name="ce26" office:value-type="float" office:value="21407" calcext:value-type="float">
            <text:p>21,407</text:p>
          </table:table-cell>
          <table:table-cell table:style-name="ce26" office:value-type="float" office:value="16635" calcext:value-type="float">
            <text:p>16,635</text:p>
          </table:table-cell>
          <table:table-cell table:style-name="ce26" office:value-type="float" office:value="20307" calcext:value-type="float">
            <text:p>20,307</text:p>
          </table:table-cell>
          <table:table-cell table:style-name="ce47" office:value-type="float" office:value="20978" calcext:value-type="float">
            <text:p>20,978</text:p>
          </table:table-cell>
          <table:table-cell table:style-name="ce26" office:value-type="float" office:value="98057" calcext:value-type="float">
            <text:p>98,057</text:p>
          </table:table-cell>
          <table:table-cell table:style-name="ce26" office:value-type="float" office:value="20626" calcext:value-type="float">
            <text:p>20,626</text:p>
          </table:table-cell>
          <table:table-cell table:style-name="ce26" office:value-type="float" office:value="20395" calcext:value-type="float">
            <text:p>20,395</text:p>
          </table:table-cell>
          <table:table-cell table:style-name="ce26" office:value-type="float" office:value="20379" calcext:value-type="float">
            <text:p>20,379</text:p>
          </table:table-cell>
          <table:table-cell table:style-name="ce26" office:value-type="float" office:value="19339" calcext:value-type="float">
            <text:p>19,339</text:p>
          </table:table-cell>
          <table:table-cell table:style-name="ce47" office:value-type="float" office:value="17318" calcext:value-type="float">
            <text:p>17,318</text:p>
          </table:table-cell>
          <table:table-cell table:style-name="ce26" office:value-type="float" office:value="66428" calcext:value-type="float">
            <text:p>66,428</text:p>
          </table:table-cell>
          <table:table-cell table:style-name="ce26" office:value-type="float" office:value="15986" calcext:value-type="float">
            <text:p>15,986</text:p>
          </table:table-cell>
          <table:table-cell table:style-name="ce26" office:value-type="float" office:value="14514" calcext:value-type="float">
            <text:p>14,514</text:p>
          </table:table-cell>
          <table:table-cell table:style-name="ce26" office:value-type="float" office:value="13256" calcext:value-type="float">
            <text:p>13,256</text:p>
          </table:table-cell>
          <table:table-cell table:style-name="ce26" office:value-type="float" office:value="12043" calcext:value-type="float">
            <text:p>12,043</text:p>
          </table:table-cell>
          <table:table-cell table:style-name="ce47" office:value-type="float" office:value="10629" calcext:value-type="float">
            <text:p>10,629</text:p>
          </table:table-cell>
          <table:table-cell table:style-name="ce26" office:value-type="float" office:value="37925" calcext:value-type="float">
            <text:p>37,925</text:p>
          </table:table-cell>
          <table:table-cell table:style-name="ce26" office:value-type="float" office:value="9497" calcext:value-type="float">
            <text:p>9,497</text:p>
          </table:table-cell>
          <table:table-cell table:style-name="ce26" office:value-type="float" office:value="8858" calcext:value-type="float">
            <text:p>8,858</text:p>
          </table:table-cell>
          <table:table-cell table:style-name="ce26" office:value-type="float" office:value="7786" calcext:value-type="float">
            <text:p>7,786</text:p>
          </table:table-cell>
          <table:table-cell table:style-name="ce26" office:value-type="float" office:value="6461" calcext:value-type="float">
            <text:p>6,461</text:p>
          </table:table-cell>
          <table:table-cell table:style-name="ce47" office:value-type="float" office:value="5323" calcext:value-type="float">
            <text:p>5,323</text:p>
          </table:table-cell>
          <table:table-cell table:style-name="ce26" office:value-type="float" office:value="13787" calcext:value-type="float">
            <text:p>13,787</text:p>
          </table:table-cell>
          <table:table-cell table:style-name="ce26" office:value-type="float" office:value="4377" calcext:value-type="float">
            <text:p>4,377</text:p>
          </table:table-cell>
          <table:table-cell table:style-name="ce26" office:value-type="float" office:value="3609" calcext:value-type="float">
            <text:p>3,609</text:p>
          </table:table-cell>
          <table:table-cell table:style-name="ce26" office:value-type="float" office:value="2665" calcext:value-type="float">
            <text:p>2,665</text:p>
          </table:table-cell>
          <table:table-cell table:style-name="ce26" office:value-type="float" office:value="1789" calcext:value-type="float">
            <text:p>1,789</text:p>
          </table:table-cell>
          <table:table-cell table:style-name="ce47" office:value-type="float" office:value="1347" calcext:value-type="float">
            <text:p>1,347</text:p>
          </table:table-cell>
          <table:table-cell table:style-name="ce26" office:value-type="float" office:value="2593" calcext:value-type="float">
            <text:p>2,593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721" calcext:value-type="float">
            <text:p>721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277" calcext:value-type="float">
            <text:p>277</text:p>
          </table:table-cell>
          <table:table-cell table:style-name="ce47" office:value-type="float" office:value="182" calcext:value-type="float">
            <text:p>182</text:p>
          </table:table-cell>
          <table:table-cell table:style-name="ce26" office:value-type="float" office:value="393" calcext:value-type="float">
            <text:p>39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2811" calcext:value-type="float">
            <text:p>3,482,811</text:p>
          </table:table-cell>
          <table:table-cell table:style-name="ce34" office:value-type="float" office:value="132673" calcext:value-type="float">
            <text:p>132,673</text:p>
          </table:table-cell>
          <table:table-cell table:style-name="ce27" office:value-type="float" office:value="24182" calcext:value-type="float">
            <text:p>24,182</text:p>
          </table:table-cell>
          <table:table-cell table:style-name="ce27" office:value-type="float" office:value="27280" calcext:value-type="float">
            <text:p>27,280</text:p>
          </table:table-cell>
          <table:table-cell table:style-name="ce27" office:value-type="float" office:value="27741" calcext:value-type="float">
            <text:p>27,741</text:p>
          </table:table-cell>
          <table:table-cell table:style-name="ce27" office:value-type="float" office:value="27962" calcext:value-type="float">
            <text:p>27,962</text:p>
          </table:table-cell>
          <table:table-cell table:style-name="ce27" office:value-type="float" office:value="25508" calcext:value-type="float">
            <text:p>25,508</text:p>
          </table:table-cell>
          <table:table-cell table:style-name="ce27" office:value-type="float" office:value="138944" calcext:value-type="float">
            <text:p>138,944</text:p>
          </table:table-cell>
          <table:table-cell table:style-name="ce27" office:value-type="float" office:value="31166" calcext:value-type="float">
            <text:p>31,166</text:p>
          </table:table-cell>
          <table:table-cell table:style-name="ce27" office:value-type="float" office:value="28560" calcext:value-type="float">
            <text:p>28,560</text:p>
          </table:table-cell>
          <table:table-cell table:style-name="ce27" office:value-type="float" office:value="24303" calcext:value-type="float">
            <text:p>24,303</text:p>
          </table:table-cell>
          <table:table-cell table:style-name="ce27" office:value-type="float" office:value="27078" calcext:value-type="float">
            <text:p>27,078</text:p>
          </table:table-cell>
          <table:table-cell table:style-name="ce34" office:value-type="float" office:value="27837" calcext:value-type="float">
            <text:p>27,837</text:p>
          </table:table-cell>
          <table:table-cell table:style-name="ce27" office:value-type="float" office:value="155475" calcext:value-type="float">
            <text:p>155,475</text:p>
          </table:table-cell>
          <table:table-cell table:style-name="ce27" office:value-type="float" office:value="29361" calcext:value-type="float">
            <text:p>29,361</text:p>
          </table:table-cell>
          <table:table-cell table:style-name="ce27" office:value-type="float" office:value="29906" calcext:value-type="float">
            <text:p>29,906</text:p>
          </table:table-cell>
          <table:table-cell table:style-name="ce27" office:value-type="float" office:value="30534" calcext:value-type="float">
            <text:p>30,534</text:p>
          </table:table-cell>
          <table:table-cell table:style-name="ce27" office:value-type="float" office:value="32344" calcext:value-type="float">
            <text:p>32,344</text:p>
          </table:table-cell>
          <table:table-cell table:style-name="ce34" office:value-type="float" office:value="33330" calcext:value-type="float">
            <text:p>33,330</text:p>
          </table:table-cell>
          <table:table-cell table:style-name="ce27" office:value-type="float" office:value="201471" calcext:value-type="float">
            <text:p>201,471</text:p>
          </table:table-cell>
          <table:table-cell table:style-name="ce27" office:value-type="float" office:value="36389" calcext:value-type="float">
            <text:p>36,389</text:p>
          </table:table-cell>
          <table:table-cell table:style-name="ce27" office:value-type="float" office:value="37938" calcext:value-type="float">
            <text:p>37,938</text:p>
          </table:table-cell>
          <table:table-cell table:style-name="ce27" office:value-type="float" office:value="44071" calcext:value-type="float">
            <text:p>44,071</text:p>
          </table:table-cell>
          <table:table-cell table:style-name="ce27" office:value-type="float" office:value="42491" calcext:value-type="float">
            <text:p>42,491</text:p>
          </table:table-cell>
          <table:table-cell table:style-name="ce34" office:value-type="float" office:value="40582" calcext:value-type="float">
            <text:p>40,582</text:p>
          </table:table-cell>
          <table:table-cell table:style-name="ce27" office:value-type="float" office:value="241019" calcext:value-type="float">
            <text:p>241,019</text:p>
          </table:table-cell>
          <table:table-cell table:style-name="ce27" office:value-type="float" office:value="47220" calcext:value-type="float">
            <text:p>47,220</text:p>
          </table:table-cell>
          <table:table-cell table:style-name="ce27" office:value-type="float" office:value="48675" calcext:value-type="float">
            <text:p>48,675</text:p>
          </table:table-cell>
          <table:table-cell table:style-name="ce27" office:value-type="float" office:value="48507" calcext:value-type="float">
            <text:p>48,507</text:p>
          </table:table-cell>
          <table:table-cell table:style-name="ce27" office:value-type="float" office:value="48584" calcext:value-type="float">
            <text:p>48,584</text:p>
          </table:table-cell>
          <table:table-cell table:style-name="ce34" office:value-type="float" office:value="48033" calcext:value-type="float">
            <text:p>48,033</text:p>
          </table:table-cell>
          <table:table-cell table:style-name="ce27" office:value-type="float" office:value="230726" calcext:value-type="float">
            <text:p>230,726</text:p>
          </table:table-cell>
          <table:table-cell table:style-name="ce27" office:value-type="float" office:value="47214" calcext:value-type="float">
            <text:p>47,214</text:p>
          </table:table-cell>
          <table:table-cell table:style-name="ce27" office:value-type="float" office:value="45718" calcext:value-type="float">
            <text:p>45,718</text:p>
          </table:table-cell>
          <table:table-cell table:style-name="ce27" office:value-type="float" office:value="46449" calcext:value-type="float">
            <text:p>46,449</text:p>
          </table:table-cell>
          <table:table-cell table:style-name="ce27" office:value-type="float" office:value="44555" calcext:value-type="float">
            <text:p>44,555</text:p>
          </table:table-cell>
          <table:table-cell table:style-name="ce34" office:value-type="float" office:value="46790" calcext:value-type="float">
            <text:p>46,790</text:p>
          </table:table-cell>
          <table:table-cell table:style-name="ce27" office:value-type="float" office:value="232800" calcext:value-type="float">
            <text:p>232,800</text:p>
          </table:table-cell>
          <table:table-cell table:style-name="ce27" office:value-type="float" office:value="42830" calcext:value-type="float">
            <text:p>42,830</text:p>
          </table:table-cell>
          <table:table-cell table:style-name="ce27" office:value-type="float" office:value="42096" calcext:value-type="float">
            <text:p>42,096</text:p>
          </table:table-cell>
          <table:table-cell table:style-name="ce27" office:value-type="float" office:value="45951" calcext:value-type="float">
            <text:p>45,951</text:p>
          </table:table-cell>
          <table:table-cell table:style-name="ce27" office:value-type="float" office:value="49895" calcext:value-type="float">
            <text:p>49,895</text:p>
          </table:table-cell>
          <table:table-cell table:style-name="ce34" office:value-type="float" office:value="52028" calcext:value-type="float">
            <text:p>52,028</text:p>
          </table:table-cell>
          <table:table-cell table:style-name="ce27" office:value-type="float" office:value="283895" calcext:value-type="float">
            <text:p>283,895</text:p>
          </table:table-cell>
          <table:table-cell table:style-name="ce27" office:value-type="float" office:value="55062" calcext:value-type="float">
            <text:p>55,062</text:p>
          </table:table-cell>
          <table:table-cell table:style-name="ce27" office:value-type="float" office:value="57105" calcext:value-type="float">
            <text:p>57,105</text:p>
          </table:table-cell>
          <table:table-cell table:style-name="ce27" office:value-type="float" office:value="57040" calcext:value-type="float">
            <text:p>57,040</text:p>
          </table:table-cell>
          <table:table-cell table:style-name="ce27" office:value-type="float" office:value="57611" calcext:value-type="float">
            <text:p>57,611</text:p>
          </table:table-cell>
          <table:table-cell table:style-name="ce34" office:value-type="float" office:value="57077" calcext:value-type="float">
            <text:p>57,077</text:p>
          </table:table-cell>
          <table:table-cell table:style-name="ce27" office:value-type="float" office:value="264877" calcext:value-type="float">
            <text:p>264,877</text:p>
          </table:table-cell>
          <table:table-cell table:style-name="ce27" office:value-type="float" office:value="54687" calcext:value-type="float">
            <text:p>54,687</text:p>
          </table:table-cell>
          <table:table-cell table:style-name="ce27" office:value-type="float" office:value="58379" calcext:value-type="float">
            <text:p>58,379</text:p>
          </table:table-cell>
          <table:table-cell table:style-name="ce27" office:value-type="float" office:value="51586" calcext:value-type="float">
            <text:p>51,586</text:p>
          </table:table-cell>
          <table:table-cell table:style-name="ce27" office:value-type="float" office:value="50384" calcext:value-type="float">
            <text:p>50,384</text:p>
          </table:table-cell>
          <table:table-cell table:style-name="ce34" office:value-type="float" office:value="49841" calcext:value-type="float">
            <text:p>49,841</text:p>
          </table:table-cell>
          <table:table-cell table:style-name="ce27" office:value-type="float" office:value="257106" calcext:value-type="float">
            <text:p>257,106</text:p>
          </table:table-cell>
          <table:table-cell table:style-name="ce27" office:value-type="float" office:value="49922" calcext:value-type="float">
            <text:p>49,922</text:p>
          </table:table-cell>
          <table:table-cell table:style-name="ce27" office:value-type="float" office:value="50945" calcext:value-type="float">
            <text:p>50,945</text:p>
          </table:table-cell>
          <table:table-cell table:style-name="ce27" office:value-type="float" office:value="52038" calcext:value-type="float">
            <text:p>52,038</text:p>
          </table:table-cell>
          <table:table-cell table:style-name="ce27" office:value-type="float" office:value="52290" calcext:value-type="float">
            <text:p>52,290</text:p>
          </table:table-cell>
          <table:table-cell table:style-name="ce34" office:value-type="float" office:value="51911" calcext:value-type="float">
            <text:p>51,911</text:p>
          </table:table-cell>
          <table:table-cell table:style-name="ce27" office:value-type="float" office:value="261399" calcext:value-type="float">
            <text:p>261,399</text:p>
          </table:table-cell>
          <table:table-cell table:style-name="ce27" office:value-type="float" office:value="50780" calcext:value-type="float">
            <text:p>50,780</text:p>
          </table:table-cell>
          <table:table-cell table:style-name="ce27" office:value-type="float" office:value="51407" calcext:value-type="float">
            <text:p>51,407</text:p>
          </table:table-cell>
          <table:table-cell table:style-name="ce27" office:value-type="float" office:value="52077" calcext:value-type="float">
            <text:p>52,077</text:p>
          </table:table-cell>
          <table:table-cell table:style-name="ce27" office:value-type="float" office:value="53217" calcext:value-type="float">
            <text:p>53,217</text:p>
          </table:table-cell>
          <table:table-cell table:style-name="ce34" office:value-type="float" office:value="53918" calcext:value-type="float">
            <text:p>53,918</text:p>
          </table:table-cell>
          <table:table-cell table:style-name="ce27" office:value-type="float" office:value="263334" calcext:value-type="float">
            <text:p>263,334</text:p>
          </table:table-cell>
          <table:table-cell table:style-name="ce27" office:value-type="float" office:value="54517" calcext:value-type="float">
            <text:p>54,517</text:p>
          </table:table-cell>
          <table:table-cell table:style-name="ce27" office:value-type="float" office:value="53352" calcext:value-type="float">
            <text:p>53,352</text:p>
          </table:table-cell>
          <table:table-cell table:style-name="ce27" office:value-type="float" office:value="51512" calcext:value-type="float">
            <text:p>51,512</text:p>
          </table:table-cell>
          <table:table-cell table:style-name="ce27" office:value-type="float" office:value="52350" calcext:value-type="float">
            <text:p>52,350</text:p>
          </table:table-cell>
          <table:table-cell table:style-name="ce34" office:value-type="float" office:value="51603" calcext:value-type="float">
            <text:p>51,603</text:p>
          </table:table-cell>
          <table:table-cell table:style-name="ce27" office:value-type="float" office:value="230052" calcext:value-type="float">
            <text:p>230,052</text:p>
          </table:table-cell>
          <table:table-cell table:style-name="ce27" office:value-type="float" office:value="46184" calcext:value-type="float">
            <text:p>46,184</text:p>
          </table:table-cell>
          <table:table-cell table:style-name="ce27" office:value-type="float" office:value="48515" calcext:value-type="float">
            <text:p>48,515</text:p>
          </table:table-cell>
          <table:table-cell table:style-name="ce27" office:value-type="float" office:value="46689" calcext:value-type="float">
            <text:p>46,689</text:p>
          </table:table-cell>
          <table:table-cell table:style-name="ce27" office:value-type="float" office:value="45718" calcext:value-type="float">
            <text:p>45,718</text:p>
          </table:table-cell>
          <table:table-cell table:style-name="ce34" office:value-type="float" office:value="42946" calcext:value-type="float">
            <text:p>42,946</text:p>
          </table:table-cell>
          <table:table-cell table:style-name="ce27" office:value-type="float" office:value="186811" calcext:value-type="float">
            <text:p>186,811</text:p>
          </table:table-cell>
          <table:table-cell table:style-name="ce27" office:value-type="float" office:value="41907" calcext:value-type="float">
            <text:p>41,907</text:p>
          </table:table-cell>
          <table:table-cell table:style-name="ce27" office:value-type="float" office:value="42820" calcext:value-type="float">
            <text:p>42,820</text:p>
          </table:table-cell>
          <table:table-cell table:style-name="ce27" office:value-type="float" office:value="36681" calcext:value-type="float">
            <text:p>36,681</text:p>
          </table:table-cell>
          <table:table-cell table:style-name="ce27" office:value-type="float" office:value="34318" calcext:value-type="float">
            <text:p>34,318</text:p>
          </table:table-cell>
          <table:table-cell table:style-name="ce34" office:value-type="float" office:value="31085" calcext:value-type="float">
            <text:p>31,085</text:p>
          </table:table-cell>
          <table:table-cell table:style-name="ce27" office:value-type="float" office:value="117340" calcext:value-type="float">
            <text:p>117,340</text:p>
          </table:table-cell>
          <table:table-cell table:style-name="ce27" office:value-type="float" office:value="27763" calcext:value-type="float">
            <text:p>27,763</text:p>
          </table:table-cell>
          <table:table-cell table:style-name="ce27" office:value-type="float" office:value="23655" calcext:value-type="float">
            <text:p>23,655</text:p>
          </table:table-cell>
          <table:table-cell table:style-name="ce27" office:value-type="float" office:value="18878" calcext:value-type="float">
            <text:p>18,878</text:p>
          </table:table-cell>
          <table:table-cell table:style-name="ce27" office:value-type="float" office:value="23175" calcext:value-type="float">
            <text:p>23,175</text:p>
          </table:table-cell>
          <table:table-cell table:style-name="ce34" office:value-type="float" office:value="23869" calcext:value-type="float">
            <text:p>23,869</text:p>
          </table:table-cell>
          <table:table-cell table:style-name="ce27" office:value-type="float" office:value="117816" calcext:value-type="float">
            <text:p>117,816</text:p>
          </table:table-cell>
          <table:table-cell table:style-name="ce27" office:value-type="float" office:value="24265" calcext:value-type="float">
            <text:p>24,265</text:p>
          </table:table-cell>
          <table:table-cell table:style-name="ce27" office:value-type="float" office:value="24035" calcext:value-type="float">
            <text:p>24,035</text:p>
          </table:table-cell>
          <table:table-cell table:style-name="ce27" office:value-type="float" office:value="24271" calcext:value-type="float">
            <text:p>24,271</text:p>
          </table:table-cell>
          <table:table-cell table:style-name="ce27" office:value-type="float" office:value="23789" calcext:value-type="float">
            <text:p>23,789</text:p>
          </table:table-cell>
          <table:table-cell table:style-name="ce34" office:value-type="float" office:value="21456" calcext:value-type="float">
            <text:p>21,456</text:p>
          </table:table-cell>
          <table:table-cell table:style-name="ce27" office:value-type="float" office:value="89109" calcext:value-type="float">
            <text:p>89,109</text:p>
          </table:table-cell>
          <table:table-cell table:style-name="ce27" office:value-type="float" office:value="20556" calcext:value-type="float">
            <text:p>20,556</text:p>
          </table:table-cell>
          <table:table-cell table:style-name="ce27" office:value-type="float" office:value="18991" calcext:value-type="float">
            <text:p>18,991</text:p>
          </table:table-cell>
          <table:table-cell table:style-name="ce27" office:value-type="float" office:value="17791" calcext:value-type="float">
            <text:p>17,791</text:p>
          </table:table-cell>
          <table:table-cell table:style-name="ce27" office:value-type="float" office:value="16671" calcext:value-type="float">
            <text:p>16,671</text:p>
          </table:table-cell>
          <table:table-cell table:style-name="ce34" office:value-type="float" office:value="15100" calcext:value-type="float">
            <text:p>15,100</text:p>
          </table:table-cell>
          <table:table-cell table:style-name="ce27" office:value-type="float" office:value="52729" calcext:value-type="float">
            <text:p>52,729</text:p>
          </table:table-cell>
          <table:table-cell table:style-name="ce27" office:value-type="float" office:value="13310" calcext:value-type="float">
            <text:p>13,310</text:p>
          </table:table-cell>
          <table:table-cell table:style-name="ce27" office:value-type="float" office:value="12144" calcext:value-type="float">
            <text:p>12,144</text:p>
          </table:table-cell>
          <table:table-cell table:style-name="ce27" office:value-type="float" office:value="10566" calcext:value-type="float">
            <text:p>10,566</text:p>
          </table:table-cell>
          <table:table-cell table:style-name="ce27" office:value-type="float" office:value="9250" calcext:value-type="float">
            <text:p>9,250</text:p>
          </table:table-cell>
          <table:table-cell table:style-name="ce34" office:value-type="float" office:value="7459" calcext:value-type="float">
            <text:p>7,459</text:p>
          </table:table-cell>
          <table:table-cell table:style-name="ce27" office:value-type="float" office:value="20154" calcext:value-type="float">
            <text:p>20,154</text:p>
          </table:table-cell>
          <table:table-cell table:style-name="ce27" office:value-type="float" office:value="6096" calcext:value-type="float">
            <text:p>6,096</text:p>
          </table:table-cell>
          <table:table-cell table:style-name="ce27" office:value-type="float" office:value="5219" calcext:value-type="float">
            <text:p>5,219</text:p>
          </table:table-cell>
          <table:table-cell table:style-name="ce27" office:value-type="float" office:value="3900" calcext:value-type="float">
            <text:p>3,900</text:p>
          </table:table-cell>
          <table:table-cell table:style-name="ce27" office:value-type="float" office:value="2720" calcext:value-type="float">
            <text:p>2,720</text:p>
          </table:table-cell>
          <table:table-cell table:style-name="ce34" office:value-type="float" office:value="2219" calcext:value-type="float">
            <text:p>2,219</text:p>
          </table:table-cell>
          <table:table-cell table:style-name="ce27" office:value-type="float" office:value="4508" calcext:value-type="float">
            <text:p>4,508</text:p>
          </table:table-cell>
          <table:table-cell table:style-name="ce27" office:value-type="float" office:value="1682" calcext:value-type="float">
            <text:p>1,682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790" calcext:value-type="float">
            <text:p>790</text:p>
          </table:table-cell>
          <table:table-cell table:style-name="ce27" office:value-type="float" office:value="557" calcext:value-type="float">
            <text:p>557</text:p>
          </table:table-cell>
          <table:table-cell table:style-name="ce34" office:value-type="float" office:value="319" calcext:value-type="float">
            <text:p>319</text:p>
          </table:table-cell>
          <table:table-cell table:style-name="ce27" office:value-type="float" office:value="573" calcext:value-type="float">
            <text:p>57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068" calcext:value-type="float">
            <text:p>456,068</text:p>
          </table:table-cell>
          <table:table-cell table:style-name="ce28" office:value-type="float" office:value="17064" calcext:value-type="float">
            <text:p>17,064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3493" calcext:value-type="float">
            <text:p>3,493</text:p>
          </table:table-cell>
          <table:table-cell table:style-name="ce28" office:value-type="float" office:value="3535" calcext:value-type="float">
            <text:p>3,535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3383" calcext:value-type="float">
            <text:p>3,383</text:p>
          </table:table-cell>
          <table:table-cell table:style-name="ce28" office:value-type="float" office:value="18114" calcext:value-type="float">
            <text:p>18,114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3694" calcext:value-type="float">
            <text:p>3,694</text:p>
          </table:table-cell>
          <table:table-cell table:style-name="ce28" office:value-type="float" office:value="3224" calcext:value-type="float">
            <text:p>3,224</text:p>
          </table:table-cell>
          <table:table-cell table:style-name="ce28" office:value-type="float" office:value="3567" calcext:value-type="float">
            <text:p>3,567</text:p>
          </table:table-cell>
          <table:table-cell table:style-name="ce36" office:value-type="float" office:value="3637" calcext:value-type="float">
            <text:p>3,637</text:p>
          </table:table-cell>
          <table:table-cell table:style-name="ce28" office:value-type="float" office:value="20190" calcext:value-type="float">
            <text:p>20,190</text:p>
          </table:table-cell>
          <table:table-cell table:style-name="ce28" office:value-type="float" office:value="3713" calcext:value-type="float">
            <text:p>3,713</text:p>
          </table:table-cell>
          <table:table-cell table:style-name="ce28" office:value-type="float" office:value="3834" calcext:value-type="float">
            <text:p>3,834</text:p>
          </table:table-cell>
          <table:table-cell table:style-name="ce28" office:value-type="float" office:value="4006" calcext:value-type="float">
            <text:p>4,006</text:p>
          </table:table-cell>
          <table:table-cell table:style-name="ce28" office:value-type="float" office:value="4221" calcext:value-type="float">
            <text:p>4,221</text:p>
          </table:table-cell>
          <table:table-cell table:style-name="ce36" office:value-type="float" office:value="4416" calcext:value-type="float">
            <text:p>4,416</text:p>
          </table:table-cell>
          <table:table-cell table:style-name="ce28" office:value-type="float" office:value="26475" calcext:value-type="float">
            <text:p>26,475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4864" calcext:value-type="float">
            <text:p>4,864</text:p>
          </table:table-cell>
          <table:table-cell table:style-name="ce28" office:value-type="float" office:value="5701" calcext:value-type="float">
            <text:p>5,701</text:p>
          </table:table-cell>
          <table:table-cell table:style-name="ce28" office:value-type="float" office:value="5733" calcext:value-type="float">
            <text:p>5,733</text:p>
          </table:table-cell>
          <table:table-cell table:style-name="ce36" office:value-type="float" office:value="5455" calcext:value-type="float">
            <text:p>5,455</text:p>
          </table:table-cell>
          <table:table-cell table:style-name="ce28" office:value-type="float" office:value="33703" calcext:value-type="float">
            <text:p>33,703</text:p>
          </table:table-cell>
          <table:table-cell table:style-name="ce28" office:value-type="float" office:value="6548" calcext:value-type="float">
            <text:p>6,548</text:p>
          </table:table-cell>
          <table:table-cell table:style-name="ce28" office:value-type="float" office:value="6687" calcext:value-type="float">
            <text:p>6,687</text:p>
          </table:table-cell>
          <table:table-cell table:style-name="ce28" office:value-type="float" office:value="6859" calcext:value-type="float">
            <text:p>6,859</text:p>
          </table:table-cell>
          <table:table-cell table:style-name="ce28" office:value-type="float" office:value="6745" calcext:value-type="float">
            <text:p>6,745</text:p>
          </table:table-cell>
          <table:table-cell table:style-name="ce36" office:value-type="float" office:value="6864" calcext:value-type="float">
            <text:p>6,864</text:p>
          </table:table-cell>
          <table:table-cell table:style-name="ce28" office:value-type="float" office:value="32863" calcext:value-type="float">
            <text:p>32,863</text:p>
          </table:table-cell>
          <table:table-cell table:style-name="ce28" office:value-type="float" office:value="6773" calcext:value-type="float">
            <text:p>6,773</text:p>
          </table:table-cell>
          <table:table-cell table:style-name="ce28" office:value-type="float" office:value="6587" calcext:value-type="float">
            <text:p>6,587</text:p>
          </table:table-cell>
          <table:table-cell table:style-name="ce28" office:value-type="float" office:value="6652" calcext:value-type="float">
            <text:p>6,652</text:p>
          </table:table-cell>
          <table:table-cell table:style-name="ce28" office:value-type="float" office:value="6290" calcext:value-type="float">
            <text:p>6,290</text:p>
          </table:table-cell>
          <table:table-cell table:style-name="ce36" office:value-type="float" office:value="6561" calcext:value-type="float">
            <text:p>6,561</text:p>
          </table:table-cell>
          <table:table-cell table:style-name="ce28" office:value-type="float" office:value="30521" calcext:value-type="float">
            <text:p>30,521</text:p>
          </table:table-cell>
          <table:table-cell table:style-name="ce28" office:value-type="float" office:value="5963" calcext:value-type="float">
            <text:p>5,963</text:p>
          </table:table-cell>
          <table:table-cell table:style-name="ce28" office:value-type="float" office:value="5488" calcext:value-type="float">
            <text:p>5,488</text:p>
          </table:table-cell>
          <table:table-cell table:style-name="ce28" office:value-type="float" office:value="6019" calcext:value-type="float">
            <text:p>6,019</text:p>
          </table:table-cell>
          <table:table-cell table:style-name="ce28" office:value-type="float" office:value="6336" calcext:value-type="float">
            <text:p>6,336</text:p>
          </table:table-cell>
          <table:table-cell table:style-name="ce36" office:value-type="float" office:value="6715" calcext:value-type="float">
            <text:p>6,715</text:p>
          </table:table-cell>
          <table:table-cell table:style-name="ce28" office:value-type="float" office:value="34909" calcext:value-type="float">
            <text:p>34,909</text:p>
          </table:table-cell>
          <table:table-cell table:style-name="ce28" office:value-type="float" office:value="6843" calcext:value-type="float">
            <text:p>6,843</text:p>
          </table:table-cell>
          <table:table-cell table:style-name="ce28" office:value-type="float" office:value="7091" calcext:value-type="float">
            <text:p>7,091</text:p>
          </table:table-cell>
          <table:table-cell table:style-name="ce28" office:value-type="float" office:value="7003" calcext:value-type="float">
            <text:p>7,003</text:p>
          </table:table-cell>
          <table:table-cell table:style-name="ce28" office:value-type="float" office:value="7069" calcext:value-type="float">
            <text:p>7,069</text:p>
          </table:table-cell>
          <table:table-cell table:style-name="ce36" office:value-type="float" office:value="6903" calcext:value-type="float">
            <text:p>6,903</text:p>
          </table:table-cell>
          <table:table-cell table:style-name="ce28" office:value-type="float" office:value="33517" calcext:value-type="float">
            <text:p>33,517</text:p>
          </table:table-cell>
          <table:table-cell table:style-name="ce28" office:value-type="float" office:value="6657" calcext:value-type="float">
            <text:p>6,657</text:p>
          </table:table-cell>
          <table:table-cell table:style-name="ce28" office:value-type="float" office:value="7216" calcext:value-type="float">
            <text:p>7,216</text:p>
          </table:table-cell>
          <table:table-cell table:style-name="ce28" office:value-type="float" office:value="6482" calcext:value-type="float">
            <text:p>6,482</text:p>
          </table:table-cell>
          <table:table-cell table:style-name="ce28" office:value-type="float" office:value="6632" calcext:value-type="float">
            <text:p>6,632</text:p>
          </table:table-cell>
          <table:table-cell table:style-name="ce36" office:value-type="float" office:value="6530" calcext:value-type="float">
            <text:p>6,530</text:p>
          </table:table-cell>
          <table:table-cell table:style-name="ce28" office:value-type="float" office:value="34822" calcext:value-type="float">
            <text:p>34,822</text:p>
          </table:table-cell>
          <table:table-cell table:style-name="ce28" office:value-type="float" office:value="6555" calcext:value-type="float">
            <text:p>6,555</text:p>
          </table:table-cell>
          <table:table-cell table:style-name="ce28" office:value-type="float" office:value="6561" calcext:value-type="float">
            <text:p>6,561</text:p>
          </table:table-cell>
          <table:table-cell table:style-name="ce28" office:value-type="float" office:value="7230" calcext:value-type="float">
            <text:p>7,230</text:p>
          </table:table-cell>
          <table:table-cell table:style-name="ce28" office:value-type="float" office:value="7276" calcext:value-type="float">
            <text:p>7,276</text:p>
          </table:table-cell>
          <table:table-cell table:style-name="ce36" office:value-type="float" office:value="7200" calcext:value-type="float">
            <text:p>7,200</text:p>
          </table:table-cell>
          <table:table-cell table:style-name="ce28" office:value-type="float" office:value="36406" calcext:value-type="float">
            <text:p>36,406</text:p>
          </table:table-cell>
          <table:table-cell table:style-name="ce28" office:value-type="float" office:value="7187" calcext:value-type="float">
            <text:p>7,187</text:p>
          </table:table-cell>
          <table:table-cell table:style-name="ce28" office:value-type="float" office:value="7202" calcext:value-type="float">
            <text:p>7,202</text:p>
          </table:table-cell>
          <table:table-cell table:style-name="ce28" office:value-type="float" office:value="6960" calcext:value-type="float">
            <text:p>6,960</text:p>
          </table:table-cell>
          <table:table-cell table:style-name="ce28" office:value-type="float" office:value="7598" calcext:value-type="float">
            <text:p>7,598</text:p>
          </table:table-cell>
          <table:table-cell table:style-name="ce36" office:value-type="float" office:value="7459" calcext:value-type="float">
            <text:p>7,459</text:p>
          </table:table-cell>
          <table:table-cell table:style-name="ce28" office:value-type="float" office:value="35998" calcext:value-type="float">
            <text:p>35,998</text:p>
          </table:table-cell>
          <table:table-cell table:style-name="ce28" office:value-type="float" office:value="7430" calcext:value-type="float">
            <text:p>7,430</text:p>
          </table:table-cell>
          <table:table-cell table:style-name="ce28" office:value-type="float" office:value="7339" calcext:value-type="float">
            <text:p>7,339</text:p>
          </table:table-cell>
          <table:table-cell table:style-name="ce28" office:value-type="float" office:value="7107" calcext:value-type="float">
            <text:p>7,107</text:p>
          </table:table-cell>
          <table:table-cell table:style-name="ce28" office:value-type="float" office:value="7151" calcext:value-type="float">
            <text:p>7,151</text:p>
          </table:table-cell>
          <table:table-cell table:style-name="ce36" office:value-type="float" office:value="6971" calcext:value-type="float">
            <text:p>6,971</text:p>
          </table:table-cell>
          <table:table-cell table:style-name="ce28" office:value-type="float" office:value="30697" calcext:value-type="float">
            <text:p>30,697</text:p>
          </table:table-cell>
          <table:table-cell table:style-name="ce28" office:value-type="float" office:value="6184" calcext:value-type="float">
            <text:p>6,184</text:p>
          </table:table-cell>
          <table:table-cell table:style-name="ce28" office:value-type="float" office:value="6573" calcext:value-type="float">
            <text:p>6,573</text:p>
          </table:table-cell>
          <table:table-cell table:style-name="ce28" office:value-type="float" office:value="6253" calcext:value-type="float">
            <text:p>6,253</text:p>
          </table:table-cell>
          <table:table-cell table:style-name="ce28" office:value-type="float" office:value="5995" calcext:value-type="float">
            <text:p>5,995</text:p>
          </table:table-cell>
          <table:table-cell table:style-name="ce36" office:value-type="float" office:value="5692" calcext:value-type="float">
            <text:p>5,692</text:p>
          </table:table-cell>
          <table:table-cell table:style-name="ce28" office:value-type="float" office:value="23026" calcext:value-type="float">
            <text:p>23,026</text:p>
          </table:table-cell>
          <table:table-cell table:style-name="ce28" office:value-type="float" office:value="5285" calcext:value-type="float">
            <text:p>5,285</text:p>
          </table:table-cell>
          <table:table-cell table:style-name="ce28" office:value-type="float" office:value="5428" calcext:value-type="float">
            <text:p>5,428</text:p>
          </table:table-cell>
          <table:table-cell table:style-name="ce28" office:value-type="float" office:value="4608" calcext:value-type="float">
            <text:p>4,608</text:p>
          </table:table-cell>
          <table:table-cell table:style-name="ce28" office:value-type="float" office:value="4078" calcext:value-type="float">
            <text:p>4,078</text:p>
          </table:table-cell>
          <table:table-cell table:style-name="ce36" office:value-type="float" office:value="3627" calcext:value-type="float">
            <text:p>3,627</text:p>
          </table:table-cell>
          <table:table-cell table:style-name="ce28" office:value-type="float" office:value="13981" calcext:value-type="float">
            <text:p>13,981</text:p>
          </table:table-cell>
          <table:table-cell table:style-name="ce28" office:value-type="float" office:value="3118" calcext:value-type="float">
            <text:p>3,118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2184" calcext:value-type="float">
            <text:p>2,184</text:p>
          </table:table-cell>
          <table:table-cell table:style-name="ce28" office:value-type="float" office:value="2835" calcext:value-type="float">
            <text:p>2,835</text:p>
          </table:table-cell>
          <table:table-cell table:style-name="ce36" office:value-type="float" office:value="2997" calcext:value-type="float">
            <text:p>2,997</text:p>
          </table:table-cell>
          <table:table-cell table:style-name="ce28" office:value-type="float" office:value="14840" calcext:value-type="float">
            <text:p>14,840</text:p>
          </table:table-cell>
          <table:table-cell table:style-name="ce28" office:value-type="float" office:value="3170" calcext:value-type="float">
            <text:p>3,170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3012" calcext:value-type="float">
            <text:p>3,012</text:p>
          </table:table-cell>
          <table:table-cell table:style-name="ce36" office:value-type="float" office:value="2618" calcext:value-type="float">
            <text:p>2,618</text:p>
          </table:table-cell>
          <table:table-cell table:style-name="ce28" office:value-type="float" office:value="10343" calcext:value-type="float">
            <text:p>10,343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2250" calcext:value-type="float">
            <text:p>2,250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1898" calcext:value-type="float">
            <text:p>1,898</text:p>
          </table:table-cell>
          <table:table-cell table:style-name="ce36" office:value-type="float" office:value="1664" calcext:value-type="float">
            <text:p>1,664</text:p>
          </table:table-cell>
          <table:table-cell table:style-name="ce28" office:value-type="float" office:value="5861" calcext:value-type="float">
            <text:p>5,861</text:p>
          </table:table-cell>
          <table:table-cell table:style-name="ce28" office:value-type="float" office:value="1436" calcext:value-type="float">
            <text:p>1,436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242" calcext:value-type="float">
            <text:p>1,242</text:p>
          </table:table-cell>
          <table:table-cell table:style-name="ce28" office:value-type="float" office:value="958" calcext:value-type="float">
            <text:p>958</text:p>
          </table:table-cell>
          <table:table-cell table:style-name="ce36" office:value-type="float" office:value="835" calcext:value-type="float">
            <text:p>835</text:p>
          </table:table-cell>
          <table:table-cell table:style-name="ce28" office:value-type="float" office:value="2206" calcext:value-type="float">
            <text:p>2,206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277" calcext:value-type="float">
            <text:p>277</text:p>
          </table:table-cell>
          <table:table-cell table:style-name="ce36" office:value-type="float" office:value="234" calcext:value-type="float">
            <text:p>234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0664" calcext:value-type="float">
            <text:p>230,664</text:p>
          </table:table-cell>
          <table:table-cell table:style-name="ce28" office:value-type="float" office:value="8906" calcext:value-type="float">
            <text:p>8,906</text:p>
          </table:table-cell>
          <table:table-cell table:style-name="ce40" office:value-type="float" office:value="1607" calcext:value-type="float">
            <text:p>1,607</text:p>
          </table:table-cell>
          <table:table-cell table:style-name="ce40" office:value-type="float" office:value="1822" calcext:value-type="float">
            <text:p>1,822</text:p>
          </table:table-cell>
          <table:table-cell table:style-name="ce40" office:value-type="float" office:value="1844" calcext:value-type="float">
            <text:p>1,844</text:p>
          </table:table-cell>
          <table:table-cell table:style-name="ce40" office:value-type="float" office:value="1845" calcext:value-type="float">
            <text:p>1,845</text:p>
          </table:table-cell>
          <table:table-cell table:style-name="ce40" office:value-type="float" office:value="1788" calcext:value-type="float">
            <text:p>1,788</text:p>
          </table:table-cell>
          <table:table-cell table:style-name="ce40" office:value-type="float" office:value="9440" calcext:value-type="float">
            <text:p>9,440</text:p>
          </table:table-cell>
          <table:table-cell table:style-name="ce40" office:value-type="float" office:value="2120" calcext:value-type="float">
            <text:p>2,120</text:p>
          </table:table-cell>
          <table:table-cell table:style-name="ce40" office:value-type="float" office:value="1919" calcext:value-type="float">
            <text:p>1,919</text:p>
          </table:table-cell>
          <table:table-cell table:style-name="ce40" office:value-type="float" office:value="1654" calcext:value-type="float">
            <text:p>1,654</text:p>
          </table:table-cell>
          <table:table-cell table:style-name="ce40" office:value-type="float" office:value="1831" calcext:value-type="float">
            <text:p>1,831</text:p>
          </table:table-cell>
          <table:table-cell table:style-name="ce51" office:value-type="float" office:value="1916" calcext:value-type="float">
            <text:p>1,916</text:p>
          </table:table-cell>
          <table:table-cell table:style-name="ce40" office:value-type="float" office:value="10457" calcext:value-type="float">
            <text:p>10,457</text:p>
          </table:table-cell>
          <table:table-cell table:style-name="ce40" office:value-type="float" office:value="1899" calcext:value-type="float">
            <text:p>1,899</text:p>
          </table:table-cell>
          <table:table-cell table:style-name="ce40" office:value-type="float" office:value="1992" calcext:value-type="float">
            <text:p>1,992</text:p>
          </table:table-cell>
          <table:table-cell table:style-name="ce40" office:value-type="float" office:value="2080" calcext:value-type="float">
            <text:p>2,080</text:p>
          </table:table-cell>
          <table:table-cell table:style-name="ce40" office:value-type="float" office:value="2146" calcext:value-type="float">
            <text:p>2,146</text:p>
          </table:table-cell>
          <table:table-cell table:style-name="ce51" office:value-type="float" office:value="2340" calcext:value-type="float">
            <text:p>2,340</text:p>
          </table:table-cell>
          <table:table-cell table:style-name="ce40" office:value-type="float" office:value="13797" calcext:value-type="float">
            <text:p>13,797</text:p>
          </table:table-cell>
          <table:table-cell table:style-name="ce40" office:value-type="float" office:value="2496" calcext:value-type="float">
            <text:p>2,496</text:p>
          </table:table-cell>
          <table:table-cell table:style-name="ce40" office:value-type="float" office:value="2472" calcext:value-type="float">
            <text:p>2,472</text:p>
          </table:table-cell>
          <table:table-cell table:style-name="ce40" office:value-type="float" office:value="3011" calcext:value-type="float">
            <text:p>3,011</text:p>
          </table:table-cell>
          <table:table-cell table:style-name="ce40" office:value-type="float" office:value="2999" calcext:value-type="float">
            <text:p>2,999</text:p>
          </table:table-cell>
          <table:table-cell table:style-name="ce51" office:value-type="float" office:value="2819" calcext:value-type="float">
            <text:p>2,819</text:p>
          </table:table-cell>
          <table:table-cell table:style-name="ce40" office:value-type="float" office:value="17532" calcext:value-type="float">
            <text:p>17,532</text:p>
          </table:table-cell>
          <table:table-cell table:style-name="ce40" office:value-type="float" office:value="3413" calcext:value-type="float">
            <text:p>3,413</text:p>
          </table:table-cell>
          <table:table-cell table:style-name="ce40" office:value-type="float" office:value="3556" calcext:value-type="float">
            <text:p>3,556</text:p>
          </table:table-cell>
          <table:table-cell table:style-name="ce40" office:value-type="float" office:value="3575" calcext:value-type="float">
            <text:p>3,575</text:p>
          </table:table-cell>
          <table:table-cell table:style-name="ce40" office:value-type="float" office:value="3464" calcext:value-type="float">
            <text:p>3,464</text:p>
          </table:table-cell>
          <table:table-cell table:style-name="ce51" office:value-type="float" office:value="3524" calcext:value-type="float">
            <text:p>3,524</text:p>
          </table:table-cell>
          <table:table-cell table:style-name="ce40" office:value-type="float" office:value="17355" calcext:value-type="float">
            <text:p>17,355</text:p>
          </table:table-cell>
          <table:table-cell table:style-name="ce40" office:value-type="float" office:value="3506" calcext:value-type="float">
            <text:p>3,506</text:p>
          </table:table-cell>
          <table:table-cell table:style-name="ce40" office:value-type="float" office:value="3466" calcext:value-type="float">
            <text:p>3,466</text:p>
          </table:table-cell>
          <table:table-cell table:style-name="ce40" office:value-type="float" office:value="3584" calcext:value-type="float">
            <text:p>3,584</text:p>
          </table:table-cell>
          <table:table-cell table:style-name="ce40" office:value-type="float" office:value="3312" calcext:value-type="float">
            <text:p>3,312</text:p>
          </table:table-cell>
          <table:table-cell table:style-name="ce51" office:value-type="float" office:value="3487" calcext:value-type="float">
            <text:p>3,487</text:p>
          </table:table-cell>
          <table:table-cell table:style-name="ce40" office:value-type="float" office:value="15855" calcext:value-type="float">
            <text:p>15,855</text:p>
          </table:table-cell>
          <table:table-cell table:style-name="ce40" office:value-type="float" office:value="3183" calcext:value-type="float">
            <text:p>3,183</text:p>
          </table:table-cell>
          <table:table-cell table:style-name="ce40" office:value-type="float" office:value="2911" calcext:value-type="float">
            <text:p>2,911</text:p>
          </table:table-cell>
          <table:table-cell table:style-name="ce40" office:value-type="float" office:value="3131" calcext:value-type="float">
            <text:p>3,131</text:p>
          </table:table-cell>
          <table:table-cell table:style-name="ce40" office:value-type="float" office:value="3198" calcext:value-type="float">
            <text:p>3,198</text:p>
          </table:table-cell>
          <table:table-cell table:style-name="ce51" office:value-type="float" office:value="3432" calcext:value-type="float">
            <text:p>3,432</text:p>
          </table:table-cell>
          <table:table-cell table:style-name="ce40" office:value-type="float" office:value="17712" calcext:value-type="float">
            <text:p>17,712</text:p>
          </table:table-cell>
          <table:table-cell table:style-name="ce40" office:value-type="float" office:value="3562" calcext:value-type="float">
            <text:p>3,562</text:p>
          </table:table-cell>
          <table:table-cell table:style-name="ce40" office:value-type="float" office:value="3535" calcext:value-type="float">
            <text:p>3,535</text:p>
          </table:table-cell>
          <table:table-cell table:style-name="ce40" office:value-type="float" office:value="3607" calcext:value-type="float">
            <text:p>3,607</text:p>
          </table:table-cell>
          <table:table-cell table:style-name="ce40" office:value-type="float" office:value="3587" calcext:value-type="float">
            <text:p>3,587</text:p>
          </table:table-cell>
          <table:table-cell table:style-name="ce51" office:value-type="float" office:value="3421" calcext:value-type="float">
            <text:p>3,421</text:p>
          </table:table-cell>
          <table:table-cell table:style-name="ce40" office:value-type="float" office:value="16842" calcext:value-type="float">
            <text:p>16,842</text:p>
          </table:table-cell>
          <table:table-cell table:style-name="ce40" office:value-type="float" office:value="3413" calcext:value-type="float">
            <text:p>3,413</text:p>
          </table:table-cell>
          <table:table-cell table:style-name="ce40" office:value-type="float" office:value="3653" calcext:value-type="float">
            <text:p>3,653</text:p>
          </table:table-cell>
          <table:table-cell table:style-name="ce40" office:value-type="float" office:value="3148" calcext:value-type="float">
            <text:p>3,148</text:p>
          </table:table-cell>
          <table:table-cell table:style-name="ce40" office:value-type="float" office:value="3343" calcext:value-type="float">
            <text:p>3,343</text:p>
          </table:table-cell>
          <table:table-cell table:style-name="ce51" office:value-type="float" office:value="3285" calcext:value-type="float">
            <text:p>3,285</text:p>
          </table:table-cell>
          <table:table-cell table:style-name="ce40" office:value-type="float" office:value="17708" calcext:value-type="float">
            <text:p>17,708</text:p>
          </table:table-cell>
          <table:table-cell table:style-name="ce40" office:value-type="float" office:value="3280" calcext:value-type="float">
            <text:p>3,280</text:p>
          </table:table-cell>
          <table:table-cell table:style-name="ce40" office:value-type="float" office:value="3309" calcext:value-type="float">
            <text:p>3,309</text:p>
          </table:table-cell>
          <table:table-cell table:style-name="ce40" office:value-type="float" office:value="3686" calcext:value-type="float">
            <text:p>3,686</text:p>
          </table:table-cell>
          <table:table-cell table:style-name="ce40" office:value-type="float" office:value="3750" calcext:value-type="float">
            <text:p>3,750</text:p>
          </table:table-cell>
          <table:table-cell table:style-name="ce51" office:value-type="float" office:value="3683" calcext:value-type="float">
            <text:p>3,683</text:p>
          </table:table-cell>
          <table:table-cell table:style-name="ce40" office:value-type="float" office:value="18716" calcext:value-type="float">
            <text:p>18,716</text:p>
          </table:table-cell>
          <table:table-cell table:style-name="ce40" office:value-type="float" office:value="3700" calcext:value-type="float">
            <text:p>3,700</text:p>
          </table:table-cell>
          <table:table-cell table:style-name="ce40" office:value-type="float" office:value="3767" calcext:value-type="float">
            <text:p>3,767</text:p>
          </table:table-cell>
          <table:table-cell table:style-name="ce40" office:value-type="float" office:value="3517" calcext:value-type="float">
            <text:p>3,517</text:p>
          </table:table-cell>
          <table:table-cell table:style-name="ce40" office:value-type="float" office:value="3919" calcext:value-type="float">
            <text:p>3,919</text:p>
          </table:table-cell>
          <table:table-cell table:style-name="ce51" office:value-type="float" office:value="3813" calcext:value-type="float">
            <text:p>3,813</text:p>
          </table:table-cell>
          <table:table-cell table:style-name="ce40" office:value-type="float" office:value="18157" calcext:value-type="float">
            <text:p>18,157</text:p>
          </table:table-cell>
          <table:table-cell table:style-name="ce40" office:value-type="float" office:value="3769" calcext:value-type="float">
            <text:p>3,769</text:p>
          </table:table-cell>
          <table:table-cell table:style-name="ce40" office:value-type="float" office:value="3730" calcext:value-type="float">
            <text:p>3,730</text:p>
          </table:table-cell>
          <table:table-cell table:style-name="ce40" office:value-type="float" office:value="3579" calcext:value-type="float">
            <text:p>3,579</text:p>
          </table:table-cell>
          <table:table-cell table:style-name="ce40" office:value-type="float" office:value="3604" calcext:value-type="float">
            <text:p>3,604</text:p>
          </table:table-cell>
          <table:table-cell table:style-name="ce51" office:value-type="float" office:value="3475" calcext:value-type="float">
            <text:p>3,475</text:p>
          </table:table-cell>
          <table:table-cell table:style-name="ce40" office:value-type="float" office:value="15370" calcext:value-type="float">
            <text:p>15,370</text:p>
          </table:table-cell>
          <table:table-cell table:style-name="ce40" office:value-type="float" office:value="3041" calcext:value-type="float">
            <text:p>3,041</text:p>
          </table:table-cell>
          <table:table-cell table:style-name="ce40" office:value-type="float" office:value="3373" calcext:value-type="float">
            <text:p>3,373</text:p>
          </table:table-cell>
          <table:table-cell table:style-name="ce40" office:value-type="float" office:value="3143" calcext:value-type="float">
            <text:p>3,143</text:p>
          </table:table-cell>
          <table:table-cell table:style-name="ce40" office:value-type="float" office:value="3011" calcext:value-type="float">
            <text:p>3,011</text:p>
          </table:table-cell>
          <table:table-cell table:style-name="ce51" office:value-type="float" office:value="2802" calcext:value-type="float">
            <text:p>2,802</text:p>
          </table:table-cell>
          <table:table-cell table:style-name="ce40" office:value-type="float" office:value="11274" calcext:value-type="float">
            <text:p>11,274</text:p>
          </table:table-cell>
          <table:table-cell table:style-name="ce40" office:value-type="float" office:value="2612" calcext:value-type="float">
            <text:p>2,612</text:p>
          </table:table-cell>
          <table:table-cell table:style-name="ce40" office:value-type="float" office:value="2642" calcext:value-type="float">
            <text:p>2,642</text:p>
          </table:table-cell>
          <table:table-cell table:style-name="ce40" office:value-type="float" office:value="2307" calcext:value-type="float">
            <text:p>2,307</text:p>
          </table:table-cell>
          <table:table-cell table:style-name="ce40" office:value-type="float" office:value="1983" calcext:value-type="float">
            <text:p>1,983</text:p>
          </table:table-cell>
          <table:table-cell table:style-name="ce51" office:value-type="float" office:value="1730" calcext:value-type="float">
            <text:p>1,730</text:p>
          </table:table-cell>
          <table:table-cell table:style-name="ce40" office:value-type="float" office:value="6689" calcext:value-type="float">
            <text:p>6,689</text:p>
          </table:table-cell>
          <table:table-cell table:style-name="ce40" office:value-type="float" office:value="1486" calcext:value-type="float">
            <text:p>1,486</text:p>
          </table:table-cell>
          <table:table-cell table:style-name="ce40" office:value-type="float" office:value="1410" calcext:value-type="float">
            <text:p>1,410</text:p>
          </table:table-cell>
          <table:table-cell table:style-name="ce40" office:value-type="float" office:value="1040" calcext:value-type="float">
            <text:p>1,040</text:p>
          </table:table-cell>
          <table:table-cell table:style-name="ce40" office:value-type="float" office:value="1309" calcext:value-type="float">
            <text:p>1,309</text:p>
          </table:table-cell>
          <table:table-cell table:style-name="ce51" office:value-type="float" office:value="1444" calcext:value-type="float">
            <text:p>1,444</text:p>
          </table:table-cell>
          <table:table-cell table:style-name="ce40" office:value-type="float" office:value="6768" calcext:value-type="float">
            <text:p>6,768</text:p>
          </table:table-cell>
          <table:table-cell table:style-name="ce40" office:value-type="float" office:value="1476" calcext:value-type="float">
            <text:p>1,476</text:p>
          </table:table-cell>
          <table:table-cell table:style-name="ce40" office:value-type="float" office:value="1291" calcext:value-type="float">
            <text:p>1,291</text:p>
          </table:table-cell>
          <table:table-cell table:style-name="ce40" office:value-type="float" office:value="1422" calcext:value-type="float">
            <text:p>1,422</text:p>
          </table:table-cell>
          <table:table-cell table:style-name="ce40" office:value-type="float" office:value="1388" calcext:value-type="float">
            <text:p>1,388</text:p>
          </table:table-cell>
          <table:table-cell table:style-name="ce51" office:value-type="float" office:value="1191" calcext:value-type="float">
            <text:p>1,191</text:p>
          </table:table-cell>
          <table:table-cell table:style-name="ce40" office:value-type="float" office:value="4508" calcext:value-type="float">
            <text:p>4,508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971" calcext:value-type="float">
            <text:p>971</text:p>
          </table:table-cell>
          <table:table-cell table:style-name="ce40" office:value-type="float" office:value="883" calcext:value-type="float">
            <text:p>883</text:p>
          </table:table-cell>
          <table:table-cell table:style-name="ce40" office:value-type="float" office:value="822" calcext:value-type="float">
            <text:p>822</text:p>
          </table:table-cell>
          <table:table-cell table:style-name="ce51" office:value-type="float" office:value="720" calcext:value-type="float">
            <text:p>720</text:p>
          </table:table-cell>
          <table:table-cell table:style-name="ce40" office:value-type="float" office:value="2488" calcext:value-type="float">
            <text:p>2,488</text:p>
          </table:table-cell>
          <table:table-cell table:style-name="ce40" office:value-type="float" office:value="590" calcext:value-type="float">
            <text:p>590</text:p>
          </table:table-cell>
          <table:table-cell table:style-name="ce40" office:value-type="float" office:value="581" calcext:value-type="float">
            <text:p>581</text:p>
          </table:table-cell>
          <table:table-cell table:style-name="ce40" office:value-type="float" office:value="562" calcext:value-type="float">
            <text:p>562</text:p>
          </table:table-cell>
          <table:table-cell table:style-name="ce40" office:value-type="float" office:value="404" calcext:value-type="float">
            <text:p>404</text:p>
          </table:table-cell>
          <table:table-cell table:style-name="ce51" office:value-type="float" office:value="351" calcext:value-type="float">
            <text:p>351</text:p>
          </table:table-cell>
          <table:table-cell table:style-name="ce40" office:value-type="float" office:value="911" calcext:value-type="float">
            <text:p>911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231" calcext:value-type="float">
            <text:p>231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16" calcext:value-type="float">
            <text:p>116</text:p>
          </table:table-cell>
          <table:table-cell table:style-name="ce51" office:value-type="float" office:value="81" calcext:value-type="float">
            <text:p>81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6" calcext:value-type="float">
            <text:p>16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404" calcext:value-type="float">
            <text:p>225,404</text:p>
          </table:table-cell>
          <table:table-cell table:style-name="ce35" office:value-type="float" office:value="8158" calcext:value-type="float">
            <text:p>8,158</text:p>
          </table:table-cell>
          <table:table-cell table:style-name="ce41" office:value-type="float" office:value="1503" calcext:value-type="float">
            <text:p>1,503</text:p>
          </table:table-cell>
          <table:table-cell table:style-name="ce41" office:value-type="float" office:value="1671" calcext:value-type="float">
            <text:p>1,671</text:p>
          </table:table-cell>
          <table:table-cell table:style-name="ce41" office:value-type="float" office:value="1691" calcext:value-type="float">
            <text:p>1,691</text:p>
          </table:table-cell>
          <table:table-cell table:style-name="ce41" office:value-type="float" office:value="1698" calcext:value-type="float">
            <text:p>1,698</text:p>
          </table:table-cell>
          <table:table-cell table:style-name="ce41" office:value-type="float" office:value="1595" calcext:value-type="float">
            <text:p>1,595</text:p>
          </table:table-cell>
          <table:table-cell table:style-name="ce41" office:value-type="float" office:value="8674" calcext:value-type="float">
            <text:p>8,674</text:p>
          </table:table-cell>
          <table:table-cell table:style-name="ce41" office:value-type="float" office:value="1872" calcext:value-type="float">
            <text:p>1,872</text:p>
          </table:table-cell>
          <table:table-cell table:style-name="ce41" office:value-type="float" office:value="1775" calcext:value-type="float">
            <text:p>1,775</text:p>
          </table:table-cell>
          <table:table-cell table:style-name="ce41" office:value-type="float" office:value="1570" calcext:value-type="float">
            <text:p>1,570</text:p>
          </table:table-cell>
          <table:table-cell table:style-name="ce41" office:value-type="float" office:value="1736" calcext:value-type="float">
            <text:p>1,736</text:p>
          </table:table-cell>
          <table:table-cell table:style-name="ce52" office:value-type="float" office:value="1721" calcext:value-type="float">
            <text:p>1,721</text:p>
          </table:table-cell>
          <table:table-cell table:style-name="ce41" office:value-type="float" office:value="9733" calcext:value-type="float">
            <text:p>9,733</text:p>
          </table:table-cell>
          <table:table-cell table:style-name="ce41" office:value-type="float" office:value="1814" calcext:value-type="float">
            <text:p>1,814</text:p>
          </table:table-cell>
          <table:table-cell table:style-name="ce41" office:value-type="float" office:value="1842" calcext:value-type="float">
            <text:p>1,842</text:p>
          </table:table-cell>
          <table:table-cell table:style-name="ce41" office:value-type="float" office:value="1926" calcext:value-type="float">
            <text:p>1,926</text:p>
          </table:table-cell>
          <table:table-cell table:style-name="ce41" office:value-type="float" office:value="2075" calcext:value-type="float">
            <text:p>2,075</text:p>
          </table:table-cell>
          <table:table-cell table:style-name="ce52" office:value-type="float" office:value="2076" calcext:value-type="float">
            <text:p>2,076</text:p>
          </table:table-cell>
          <table:table-cell table:style-name="ce41" office:value-type="float" office:value="12678" calcext:value-type="float">
            <text:p>12,678</text:p>
          </table:table-cell>
          <table:table-cell table:style-name="ce41" office:value-type="float" office:value="2226" calcext:value-type="float">
            <text:p>2,226</text:p>
          </table:table-cell>
          <table:table-cell table:style-name="ce41" office:value-type="float" office:value="2392" calcext:value-type="float">
            <text:p>2,392</text:p>
          </table:table-cell>
          <table:table-cell table:style-name="ce41" office:value-type="float" office:value="2690" calcext:value-type="float">
            <text:p>2,690</text:p>
          </table:table-cell>
          <table:table-cell table:style-name="ce41" office:value-type="float" office:value="2734" calcext:value-type="float">
            <text:p>2,734</text:p>
          </table:table-cell>
          <table:table-cell table:style-name="ce52" office:value-type="float" office:value="2636" calcext:value-type="float">
            <text:p>2,636</text:p>
          </table:table-cell>
          <table:table-cell table:style-name="ce41" office:value-type="float" office:value="16171" calcext:value-type="float">
            <text:p>16,171</text:p>
          </table:table-cell>
          <table:table-cell table:style-name="ce41" office:value-type="float" office:value="3135" calcext:value-type="float">
            <text:p>3,135</text:p>
          </table:table-cell>
          <table:table-cell table:style-name="ce41" office:value-type="float" office:value="3131" calcext:value-type="float">
            <text:p>3,131</text:p>
          </table:table-cell>
          <table:table-cell table:style-name="ce41" office:value-type="float" office:value="3284" calcext:value-type="float">
            <text:p>3,284</text:p>
          </table:table-cell>
          <table:table-cell table:style-name="ce41" office:value-type="float" office:value="3281" calcext:value-type="float">
            <text:p>3,281</text:p>
          </table:table-cell>
          <table:table-cell table:style-name="ce52" office:value-type="float" office:value="3340" calcext:value-type="float">
            <text:p>3,340</text:p>
          </table:table-cell>
          <table:table-cell table:style-name="ce41" office:value-type="float" office:value="15508" calcext:value-type="float">
            <text:p>15,508</text:p>
          </table:table-cell>
          <table:table-cell table:style-name="ce41" office:value-type="float" office:value="3267" calcext:value-type="float">
            <text:p>3,267</text:p>
          </table:table-cell>
          <table:table-cell table:style-name="ce41" office:value-type="float" office:value="3121" calcext:value-type="float">
            <text:p>3,121</text:p>
          </table:table-cell>
          <table:table-cell table:style-name="ce41" office:value-type="float" office:value="3068" calcext:value-type="float">
            <text:p>3,068</text:p>
          </table:table-cell>
          <table:table-cell table:style-name="ce41" office:value-type="float" office:value="2978" calcext:value-type="float">
            <text:p>2,978</text:p>
          </table:table-cell>
          <table:table-cell table:style-name="ce52" office:value-type="float" office:value="3074" calcext:value-type="float">
            <text:p>3,074</text:p>
          </table:table-cell>
          <table:table-cell table:style-name="ce41" office:value-type="float" office:value="14666" calcext:value-type="float">
            <text:p>14,666</text:p>
          </table:table-cell>
          <table:table-cell table:style-name="ce41" office:value-type="float" office:value="2780" calcext:value-type="float">
            <text:p>2,780</text:p>
          </table:table-cell>
          <table:table-cell table:style-name="ce41" office:value-type="float" office:value="2577" calcext:value-type="float">
            <text:p>2,577</text:p>
          </table:table-cell>
          <table:table-cell table:style-name="ce41" office:value-type="float" office:value="2888" calcext:value-type="float">
            <text:p>2,888</text:p>
          </table:table-cell>
          <table:table-cell table:style-name="ce41" office:value-type="float" office:value="3138" calcext:value-type="float">
            <text:p>3,138</text:p>
          </table:table-cell>
          <table:table-cell table:style-name="ce52" office:value-type="float" office:value="3283" calcext:value-type="float">
            <text:p>3,283</text:p>
          </table:table-cell>
          <table:table-cell table:style-name="ce41" office:value-type="float" office:value="17197" calcext:value-type="float">
            <text:p>17,197</text:p>
          </table:table-cell>
          <table:table-cell table:style-name="ce41" office:value-type="float" office:value="3281" calcext:value-type="float">
            <text:p>3,281</text:p>
          </table:table-cell>
          <table:table-cell table:style-name="ce41" office:value-type="float" office:value="3556" calcext:value-type="float">
            <text:p>3,556</text:p>
          </table:table-cell>
          <table:table-cell table:style-name="ce41" office:value-type="float" office:value="3396" calcext:value-type="float">
            <text:p>3,396</text:p>
          </table:table-cell>
          <table:table-cell table:style-name="ce41" office:value-type="float" office:value="3482" calcext:value-type="float">
            <text:p>3,482</text:p>
          </table:table-cell>
          <table:table-cell table:style-name="ce52" office:value-type="float" office:value="3482" calcext:value-type="float">
            <text:p>3,482</text:p>
          </table:table-cell>
          <table:table-cell table:style-name="ce41" office:value-type="float" office:value="16675" calcext:value-type="float">
            <text:p>16,675</text:p>
          </table:table-cell>
          <table:table-cell table:style-name="ce41" office:value-type="float" office:value="3244" calcext:value-type="float">
            <text:p>3,244</text:p>
          </table:table-cell>
          <table:table-cell table:style-name="ce41" office:value-type="float" office:value="3563" calcext:value-type="float">
            <text:p>3,563</text:p>
          </table:table-cell>
          <table:table-cell table:style-name="ce41" office:value-type="float" office:value="3334" calcext:value-type="float">
            <text:p>3,334</text:p>
          </table:table-cell>
          <table:table-cell table:style-name="ce41" office:value-type="float" office:value="3289" calcext:value-type="float">
            <text:p>3,289</text:p>
          </table:table-cell>
          <table:table-cell table:style-name="ce52" office:value-type="float" office:value="3245" calcext:value-type="float">
            <text:p>3,245</text:p>
          </table:table-cell>
          <table:table-cell table:style-name="ce41" office:value-type="float" office:value="17114" calcext:value-type="float">
            <text:p>17,114</text:p>
          </table:table-cell>
          <table:table-cell table:style-name="ce41" office:value-type="float" office:value="3275" calcext:value-type="float">
            <text:p>3,275</text:p>
          </table:table-cell>
          <table:table-cell table:style-name="ce41" office:value-type="float" office:value="3252" calcext:value-type="float">
            <text:p>3,252</text:p>
          </table:table-cell>
          <table:table-cell table:style-name="ce41" office:value-type="float" office:value="3544" calcext:value-type="float">
            <text:p>3,544</text:p>
          </table:table-cell>
          <table:table-cell table:style-name="ce41" office:value-type="float" office:value="3526" calcext:value-type="float">
            <text:p>3,526</text:p>
          </table:table-cell>
          <table:table-cell table:style-name="ce52" office:value-type="float" office:value="3517" calcext:value-type="float">
            <text:p>3,517</text:p>
          </table:table-cell>
          <table:table-cell table:style-name="ce41" office:value-type="float" office:value="17690" calcext:value-type="float">
            <text:p>17,690</text:p>
          </table:table-cell>
          <table:table-cell table:style-name="ce41" office:value-type="float" office:value="3487" calcext:value-type="float">
            <text:p>3,487</text:p>
          </table:table-cell>
          <table:table-cell table:style-name="ce41" office:value-type="float" office:value="3435" calcext:value-type="float">
            <text:p>3,435</text:p>
          </table:table-cell>
          <table:table-cell table:style-name="ce41" office:value-type="float" office:value="3443" calcext:value-type="float">
            <text:p>3,443</text:p>
          </table:table-cell>
          <table:table-cell table:style-name="ce41" office:value-type="float" office:value="3679" calcext:value-type="float">
            <text:p>3,679</text:p>
          </table:table-cell>
          <table:table-cell table:style-name="ce52" office:value-type="float" office:value="3646" calcext:value-type="float">
            <text:p>3,646</text:p>
          </table:table-cell>
          <table:table-cell table:style-name="ce41" office:value-type="float" office:value="17841" calcext:value-type="float">
            <text:p>17,841</text:p>
          </table:table-cell>
          <table:table-cell table:style-name="ce41" office:value-type="float" office:value="3661" calcext:value-type="float">
            <text:p>3,661</text:p>
          </table:table-cell>
          <table:table-cell table:style-name="ce41" office:value-type="float" office:value="3609" calcext:value-type="float">
            <text:p>3,609</text:p>
          </table:table-cell>
          <table:table-cell table:style-name="ce41" office:value-type="float" office:value="3528" calcext:value-type="float">
            <text:p>3,528</text:p>
          </table:table-cell>
          <table:table-cell table:style-name="ce41" office:value-type="float" office:value="3547" calcext:value-type="float">
            <text:p>3,547</text:p>
          </table:table-cell>
          <table:table-cell table:style-name="ce52" office:value-type="float" office:value="3496" calcext:value-type="float">
            <text:p>3,496</text:p>
          </table:table-cell>
          <table:table-cell table:style-name="ce41" office:value-type="float" office:value="15327" calcext:value-type="float">
            <text:p>15,327</text:p>
          </table:table-cell>
          <table:table-cell table:style-name="ce41" office:value-type="float" office:value="3143" calcext:value-type="float">
            <text:p>3,143</text:p>
          </table:table-cell>
          <table:table-cell table:style-name="ce41" office:value-type="float" office:value="3200" calcext:value-type="float">
            <text:p>3,200</text:p>
          </table:table-cell>
          <table:table-cell table:style-name="ce41" office:value-type="float" office:value="3110" calcext:value-type="float">
            <text:p>3,110</text:p>
          </table:table-cell>
          <table:table-cell table:style-name="ce41" office:value-type="float" office:value="2984" calcext:value-type="float">
            <text:p>2,984</text:p>
          </table:table-cell>
          <table:table-cell table:style-name="ce52" office:value-type="float" office:value="2890" calcext:value-type="float">
            <text:p>2,890</text:p>
          </table:table-cell>
          <table:table-cell table:style-name="ce41" office:value-type="float" office:value="11752" calcext:value-type="float">
            <text:p>11,752</text:p>
          </table:table-cell>
          <table:table-cell table:style-name="ce41" office:value-type="float" office:value="2673" calcext:value-type="float">
            <text:p>2,673</text:p>
          </table:table-cell>
          <table:table-cell table:style-name="ce41" office:value-type="float" office:value="2786" calcext:value-type="float">
            <text:p>2,786</text:p>
          </table:table-cell>
          <table:table-cell table:style-name="ce41" office:value-type="float" office:value="2301" calcext:value-type="float">
            <text:p>2,301</text:p>
          </table:table-cell>
          <table:table-cell table:style-name="ce41" office:value-type="float" office:value="2095" calcext:value-type="float">
            <text:p>2,095</text:p>
          </table:table-cell>
          <table:table-cell table:style-name="ce52" office:value-type="float" office:value="1897" calcext:value-type="float">
            <text:p>1,897</text:p>
          </table:table-cell>
          <table:table-cell table:style-name="ce41" office:value-type="float" office:value="7292" calcext:value-type="float">
            <text:p>7,292</text:p>
          </table:table-cell>
          <table:table-cell table:style-name="ce41" office:value-type="float" office:value="1632" calcext:value-type="float">
            <text:p>1,632</text:p>
          </table:table-cell>
          <table:table-cell table:style-name="ce41" office:value-type="float" office:value="1437" calcext:value-type="float">
            <text:p>1,437</text:p>
          </table:table-cell>
          <table:table-cell table:style-name="ce41" office:value-type="float" office:value="1144" calcext:value-type="float">
            <text:p>1,144</text:p>
          </table:table-cell>
          <table:table-cell table:style-name="ce41" office:value-type="float" office:value="1526" calcext:value-type="float">
            <text:p>1,526</text:p>
          </table:table-cell>
          <table:table-cell table:style-name="ce52" office:value-type="float" office:value="1553" calcext:value-type="float">
            <text:p>1,553</text:p>
          </table:table-cell>
          <table:table-cell table:style-name="ce41" office:value-type="float" office:value="8072" calcext:value-type="float">
            <text:p>8,072</text:p>
          </table:table-cell>
          <table:table-cell table:style-name="ce41" office:value-type="float" office:value="1694" calcext:value-type="float">
            <text:p>1,694</text:p>
          </table:table-cell>
          <table:table-cell table:style-name="ce41" office:value-type="float" office:value="1648" calcext:value-type="float">
            <text:p>1,648</text:p>
          </table:table-cell>
          <table:table-cell table:style-name="ce41" office:value-type="float" office:value="1679" calcext:value-type="float">
            <text:p>1,679</text:p>
          </table:table-cell>
          <table:table-cell table:style-name="ce41" office:value-type="float" office:value="1624" calcext:value-type="float">
            <text:p>1,624</text:p>
          </table:table-cell>
          <table:table-cell table:style-name="ce52" office:value-type="float" office:value="1427" calcext:value-type="float">
            <text:p>1,427</text:p>
          </table:table-cell>
          <table:table-cell table:style-name="ce41" office:value-type="float" office:value="5835" calcext:value-type="float">
            <text:p>5,835</text:p>
          </table:table-cell>
          <table:table-cell table:style-name="ce41" office:value-type="float" office:value="1393" calcext:value-type="float">
            <text:p>1,393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1076" calcext:value-type="float">
            <text:p>1,076</text:p>
          </table:table-cell>
          <table:table-cell table:style-name="ce52" office:value-type="float" office:value="944" calcext:value-type="float">
            <text:p>944</text:p>
          </table:table-cell>
          <table:table-cell table:style-name="ce41" office:value-type="float" office:value="3373" calcext:value-type="float">
            <text:p>3,373</text:p>
          </table:table-cell>
          <table:table-cell table:style-name="ce41" office:value-type="float" office:value="846" calcext:value-type="float">
            <text:p>846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680" calcext:value-type="float">
            <text:p>680</text:p>
          </table:table-cell>
          <table:table-cell table:style-name="ce41" office:value-type="float" office:value="554" calcext:value-type="float">
            <text:p>554</text:p>
          </table:table-cell>
          <table:table-cell table:style-name="ce52" office:value-type="float" office:value="484" calcext:value-type="float">
            <text:p>484</text:p>
          </table:table-cell>
          <table:table-cell table:style-name="ce41" office:value-type="float" office:value="1295" calcext:value-type="float">
            <text:p>1,295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161" calcext:value-type="float">
            <text:p>161</text:p>
          </table:table-cell>
          <table:table-cell table:style-name="ce52" office:value-type="float" office:value="153" calcext:value-type="float">
            <text:p>153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66" calcext:value-type="float">
            <text:p>66</text:p>
          </table:table-cell>
          <table:table-cell table:number-columns-repeated="2" table:style-name="ce41" office:value-type="float" office:value="49" calcext:value-type="float">
            <text:p>49</text:p>
          </table:table-cell>
          <table:table-cell table:style-name="ce52" office:value-type="float" office:value="23" calcext:value-type="float">
            <text:p>23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2877" calcext:value-type="float">
            <text:p>552,877</text:p>
          </table:table-cell>
          <table:table-cell table:style-name="ce28" office:value-type="float" office:value="28832" calcext:value-type="float">
            <text:p>28,832</text:p>
          </table:table-cell>
          <table:table-cell table:style-name="ce28" office:value-type="float" office:value="4636" calcext:value-type="float">
            <text:p>4,636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5976" calcext:value-type="float">
            <text:p>5,976</text:p>
          </table:table-cell>
          <table:table-cell table:style-name="ce28" office:value-type="float" office:value="6360" calcext:value-type="float">
            <text:p>6,360</text:p>
          </table:table-cell>
          <table:table-cell table:style-name="ce28" office:value-type="float" office:value="6085" calcext:value-type="float">
            <text:p>6,085</text:p>
          </table:table-cell>
          <table:table-cell table:style-name="ce28" office:value-type="float" office:value="31647" calcext:value-type="float">
            <text:p>31,647</text:p>
          </table:table-cell>
          <table:table-cell table:style-name="ce28" office:value-type="float" office:value="7262" calcext:value-type="float">
            <text:p>7,262</text:p>
          </table:table-cell>
          <table:table-cell table:style-name="ce28" office:value-type="float" office:value="6796" calcext:value-type="float">
            <text:p>6,796</text:p>
          </table:table-cell>
          <table:table-cell table:style-name="ce28" office:value-type="float" office:value="5423" calcext:value-type="float">
            <text:p>5,423</text:p>
          </table:table-cell>
          <table:table-cell table:style-name="ce28" office:value-type="float" office:value="6065" calcext:value-type="float">
            <text:p>6,065</text:p>
          </table:table-cell>
          <table:table-cell table:style-name="ce36" office:value-type="float" office:value="6101" calcext:value-type="float">
            <text:p>6,101</text:p>
          </table:table-cell>
          <table:table-cell table:style-name="ce28" office:value-type="float" office:value="30583" calcext:value-type="float">
            <text:p>30,583</text:p>
          </table:table-cell>
          <table:table-cell table:style-name="ce28" office:value-type="float" office:value="6405" calcext:value-type="float">
            <text:p>6,405</text:p>
          </table:table-cell>
          <table:table-cell table:style-name="ce28" office:value-type="float" office:value="5952" calcext:value-type="float">
            <text:p>5,952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6046" calcext:value-type="float">
            <text:p>6,046</text:p>
          </table:table-cell>
          <table:table-cell table:style-name="ce36" office:value-type="float" office:value="6176" calcext:value-type="float">
            <text:p>6,176</text:p>
          </table:table-cell>
          <table:table-cell table:style-name="ce28" office:value-type="float" office:value="34641" calcext:value-type="float">
            <text:p>34,641</text:p>
          </table:table-cell>
          <table:table-cell table:style-name="ce28" office:value-type="float" office:value="6558" calcext:value-type="float">
            <text:p>6,558</text:p>
          </table:table-cell>
          <table:table-cell table:style-name="ce28" office:value-type="float" office:value="6695" calcext:value-type="float">
            <text:p>6,695</text:p>
          </table:table-cell>
          <table:table-cell table:style-name="ce28" office:value-type="float" office:value="7654" calcext:value-type="float">
            <text:p>7,654</text:p>
          </table:table-cell>
          <table:table-cell table:style-name="ce28" office:value-type="float" office:value="7066" calcext:value-type="float">
            <text:p>7,066</text:p>
          </table:table-cell>
          <table:table-cell table:style-name="ce36" office:value-type="float" office:value="6668" calcext:value-type="float">
            <text:p>6,668</text:p>
          </table:table-cell>
          <table:table-cell table:style-name="ce28" office:value-type="float" office:value="38673" calcext:value-type="float">
            <text:p>38,673</text:p>
          </table:table-cell>
          <table:table-cell table:style-name="ce28" office:value-type="float" office:value="7718" calcext:value-type="float">
            <text:p>7,718</text:p>
          </table:table-cell>
          <table:table-cell table:style-name="ce28" office:value-type="float" office:value="7875" calcext:value-type="float">
            <text:p>7,875</text:p>
          </table:table-cell>
          <table:table-cell table:style-name="ce28" office:value-type="float" office:value="7640" calcext:value-type="float">
            <text:p>7,640</text:p>
          </table:table-cell>
          <table:table-cell table:style-name="ce28" office:value-type="float" office:value="7851" calcext:value-type="float">
            <text:p>7,851</text:p>
          </table:table-cell>
          <table:table-cell table:style-name="ce36" office:value-type="float" office:value="7589" calcext:value-type="float">
            <text:p>7,589</text:p>
          </table:table-cell>
          <table:table-cell table:style-name="ce28" office:value-type="float" office:value="36310" calcext:value-type="float">
            <text:p>36,310</text:p>
          </table:table-cell>
          <table:table-cell table:style-name="ce28" office:value-type="float" office:value="7386" calcext:value-type="float">
            <text:p>7,386</text:p>
          </table:table-cell>
          <table:table-cell table:style-name="ce28" office:value-type="float" office:value="7320" calcext:value-type="float">
            <text:p>7,320</text:p>
          </table:table-cell>
          <table:table-cell table:style-name="ce28" office:value-type="float" office:value="7447" calcext:value-type="float">
            <text:p>7,447</text:p>
          </table:table-cell>
          <table:table-cell table:style-name="ce28" office:value-type="float" office:value="6883" calcext:value-type="float">
            <text:p>6,883</text:p>
          </table:table-cell>
          <table:table-cell table:style-name="ce36" office:value-type="float" office:value="7274" calcext:value-type="float">
            <text:p>7,274</text:p>
          </table:table-cell>
          <table:table-cell table:style-name="ce28" office:value-type="float" office:value="37330" calcext:value-type="float">
            <text:p>37,330</text:p>
          </table:table-cell>
          <table:table-cell table:style-name="ce28" office:value-type="float" office:value="6571" calcext:value-type="float">
            <text:p>6,571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7281" calcext:value-type="float">
            <text:p>7,281</text:p>
          </table:table-cell>
          <table:table-cell table:style-name="ce28" office:value-type="float" office:value="8142" calcext:value-type="float">
            <text:p>8,142</text:p>
          </table:table-cell>
          <table:table-cell table:style-name="ce36" office:value-type="float" office:value="8750" calcext:value-type="float">
            <text:p>8,750</text:p>
          </table:table-cell>
          <table:table-cell table:style-name="ce28" office:value-type="float" office:value="50362" calcext:value-type="float">
            <text:p>50,362</text:p>
          </table:table-cell>
          <table:table-cell table:style-name="ce28" office:value-type="float" office:value="9520" calcext:value-type="float">
            <text:p>9,520</text:p>
          </table:table-cell>
          <table:table-cell table:style-name="ce28" office:value-type="float" office:value="10005" calcext:value-type="float">
            <text:p>10,005</text:p>
          </table:table-cell>
          <table:table-cell table:style-name="ce28" office:value-type="float" office:value="10148" calcext:value-type="float">
            <text:p>10,148</text:p>
          </table:table-cell>
          <table:table-cell table:style-name="ce28" office:value-type="float" office:value="10382" calcext:value-type="float">
            <text:p>10,382</text:p>
          </table:table-cell>
          <table:table-cell table:style-name="ce36" office:value-type="float" office:value="10307" calcext:value-type="float">
            <text:p>10,307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28" office:value-type="float" office:value="9997" calcext:value-type="float">
            <text:p>9,997</text:p>
          </table:table-cell>
          <table:table-cell table:style-name="ce28" office:value-type="float" office:value="10773" calcext:value-type="float">
            <text:p>10,773</text:p>
          </table:table-cell>
          <table:table-cell table:style-name="ce28" office:value-type="float" office:value="9286" calcext:value-type="float">
            <text:p>9,286</text:p>
          </table:table-cell>
          <table:table-cell table:style-name="ce28" office:value-type="float" office:value="9063" calcext:value-type="float">
            <text:p>9,063</text:p>
          </table:table-cell>
          <table:table-cell table:style-name="ce36" office:value-type="float" office:value="9209" calcext:value-type="float">
            <text:p>9,209</text:p>
          </table:table-cell>
          <table:table-cell table:style-name="ce28" office:value-type="float" office:value="43751" calcext:value-type="float">
            <text:p>43,751</text:p>
          </table:table-cell>
          <table:table-cell table:style-name="ce28" office:value-type="float" office:value="8797" calcext:value-type="float">
            <text:p>8,797</text:p>
          </table:table-cell>
          <table:table-cell table:style-name="ce28" office:value-type="float" office:value="8801" calcext:value-type="float">
            <text:p>8,801</text:p>
          </table:table-cell>
          <table:table-cell table:style-name="ce28" office:value-type="float" office:value="8875" calcext:value-type="float">
            <text:p>8,875</text:p>
          </table:table-cell>
          <table:table-cell table:style-name="ce28" office:value-type="float" office:value="8796" calcext:value-type="float">
            <text:p>8,796</text:p>
          </table:table-cell>
          <table:table-cell table:style-name="ce36" office:value-type="float" office:value="8482" calcext:value-type="float">
            <text:p>8,482</text:p>
          </table:table-cell>
          <table:table-cell table:style-name="ce28" office:value-type="float" office:value="39954" calcext:value-type="float">
            <text:p>39,954</text:p>
          </table:table-cell>
          <table:table-cell table:style-name="ce28" office:value-type="float" office:value="7963" calcext:value-type="float">
            <text:p>7,963</text:p>
          </table:table-cell>
          <table:table-cell table:style-name="ce28" office:value-type="float" office:value="7877" calcext:value-type="float">
            <text:p>7,877</text:p>
          </table:table-cell>
          <table:table-cell table:style-name="ce28" office:value-type="float" office:value="8153" calcext:value-type="float">
            <text:p>8,153</text:p>
          </table:table-cell>
          <table:table-cell table:style-name="ce28" office:value-type="float" office:value="7928" calcext:value-type="float">
            <text:p>7,928</text:p>
          </table:table-cell>
          <table:table-cell table:style-name="ce36" office:value-type="float" office:value="8033" calcext:value-type="float">
            <text:p>8,033</text:p>
          </table:table-cell>
          <table:table-cell table:style-name="ce28" office:value-type="float" office:value="36592" calcext:value-type="float">
            <text:p>36,592</text:p>
          </table:table-cell>
          <table:table-cell table:style-name="ce28" office:value-type="float" office:value="7872" calcext:value-type="float">
            <text:p>7,872</text:p>
          </table:table-cell>
          <table:table-cell table:style-name="ce28" office:value-type="float" office:value="7590" calcext:value-type="float">
            <text:p>7,590</text:p>
          </table:table-cell>
          <table:table-cell table:style-name="ce28" office:value-type="float" office:value="7308" calcext:value-type="float">
            <text:p>7,308</text:p>
          </table:table-cell>
          <table:table-cell table:style-name="ce28" office:value-type="float" office:value="6860" calcext:value-type="float">
            <text:p>6,860</text:p>
          </table:table-cell>
          <table:table-cell table:style-name="ce36" office:value-type="float" office:value="6962" calcext:value-type="float">
            <text:p>6,962</text:p>
          </table:table-cell>
          <table:table-cell table:style-name="ce28" office:value-type="float" office:value="29082" calcext:value-type="float">
            <text:p>29,082</text:p>
          </table:table-cell>
          <table:table-cell table:style-name="ce28" office:value-type="float" office:value="5927" calcext:value-type="float">
            <text:p>5,927</text:p>
          </table:table-cell>
          <table:table-cell table:style-name="ce28" office:value-type="float" office:value="6346" calcext:value-type="float">
            <text:p>6,346</text:p>
          </table:table-cell>
          <table:table-cell table:style-name="ce28" office:value-type="float" office:value="5874" calcext:value-type="float">
            <text:p>5,874</text:p>
          </table:table-cell>
          <table:table-cell table:style-name="ce28" office:value-type="float" office:value="5653" calcext:value-type="float">
            <text:p>5,653</text:p>
          </table:table-cell>
          <table:table-cell table:style-name="ce36" office:value-type="float" office:value="5282" calcext:value-type="float">
            <text:p>5,282</text:p>
          </table:table-cell>
          <table:table-cell table:style-name="ce28" office:value-type="float" office:value="21800" calcext:value-type="float">
            <text:p>21,800</text:p>
          </table:table-cell>
          <table:table-cell table:style-name="ce28" office:value-type="float" office:value="4890" calcext:value-type="float">
            <text:p>4,890</text:p>
          </table:table-cell>
          <table:table-cell table:style-name="ce28" office:value-type="float" office:value="5099" calcext:value-type="float">
            <text:p>5,099</text:p>
          </table:table-cell>
          <table:table-cell table:style-name="ce28" office:value-type="float" office:value="4326" calcext:value-type="float">
            <text:p>4,326</text:p>
          </table:table-cell>
          <table:table-cell table:style-name="ce28" office:value-type="float" office:value="3922" calcext:value-type="float">
            <text:p>3,922</text:p>
          </table:table-cell>
          <table:table-cell table:style-name="ce36" office:value-type="float" office:value="3563" calcext:value-type="float">
            <text:p>3,563</text:p>
          </table:table-cell>
          <table:table-cell table:style-name="ce28" office:value-type="float" office:value="13326" calcext:value-type="float">
            <text:p>13,326</text:p>
          </table:table-cell>
          <table:table-cell table:style-name="ce28" office:value-type="float" office:value="2988" calcext:value-type="float">
            <text:p>2,988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2149" calcext:value-type="float">
            <text:p>2,149</text:p>
          </table:table-cell>
          <table:table-cell table:style-name="ce28" office:value-type="float" office:value="2688" calcext:value-type="float">
            <text:p>2,688</text:p>
          </table:table-cell>
          <table:table-cell table:style-name="ce36" office:value-type="float" office:value="2784" calcext:value-type="float">
            <text:p>2,784</text:p>
          </table:table-cell>
          <table:table-cell table:style-name="ce28" office:value-type="float" office:value="13616" calcext:value-type="float">
            <text:p>13,616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2765" calcext:value-type="float">
            <text:p>2,765</text:p>
          </table:table-cell>
          <table:table-cell table:style-name="ce28" office:value-type="float" office:value="2667" calcext:value-type="float">
            <text:p>2,667</text:p>
          </table:table-cell>
          <table:table-cell table:style-name="ce36" office:value-type="float" office:value="2471" calcext:value-type="float">
            <text:p>2,471</text:p>
          </table:table-cell>
          <table:table-cell table:style-name="ce28" office:value-type="float" office:value="9532" calcext:value-type="float">
            <text:p>9,532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2119" calcext:value-type="float">
            <text:p>2,119</text:p>
          </table:table-cell>
          <table:table-cell table:style-name="ce28" office:value-type="float" office:value="1906" calcext:value-type="float">
            <text:p>1,906</text:p>
          </table:table-cell>
          <table:table-cell table:style-name="ce28" office:value-type="float" office:value="1706" calcext:value-type="float">
            <text:p>1,706</text:p>
          </table:table-cell>
          <table:table-cell table:style-name="ce36" office:value-type="float" office:value="1542" calcext:value-type="float">
            <text:p>1,542</text:p>
          </table:table-cell>
          <table:table-cell table:style-name="ce28" office:value-type="float" office:value="5709" calcext:value-type="float">
            <text:p>5,709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1004" calcext:value-type="float">
            <text:p>1,004</text:p>
          </table:table-cell>
          <table:table-cell table:style-name="ce36" office:value-type="float" office:value="864" calcext:value-type="float">
            <text:p>864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325" calcext:value-type="float">
            <text:p>325</text:p>
          </table:table-cell>
          <table:table-cell table:style-name="ce36" office:value-type="float" office:value="247" calcext:value-type="float">
            <text:p>247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2458" calcext:value-type="float">
            <text:p>282,458</text:p>
          </table:table-cell>
          <table:table-cell table:style-name="ce28" office:value-type="float" office:value="14964" calcext:value-type="float">
            <text:p>14,964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993" calcext:value-type="float">
            <text:p>2,993</text:p>
          </table:table-cell>
          <table:table-cell table:style-name="ce28" office:value-type="float" office:value="3200" calcext:value-type="float">
            <text:p>3,200</text:p>
          </table:table-cell>
          <table:table-cell table:style-name="ce28" office:value-type="float" office:value="3239" calcext:value-type="float">
            <text:p>3,239</text:p>
          </table:table-cell>
          <table:table-cell table:style-name="ce28" office:value-type="float" office:value="3088" calcext:value-type="float">
            <text:p>3,088</text:p>
          </table:table-cell>
          <table:table-cell table:style-name="ce28" office:value-type="float" office:value="16464" calcext:value-type="float">
            <text:p>16,464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2833" calcext:value-type="float">
            <text:p>2,833</text:p>
          </table:table-cell>
          <table:table-cell table:style-name="ce28" office:value-type="float" office:value="3212" calcext:value-type="float">
            <text:p>3,212</text:p>
          </table:table-cell>
          <table:table-cell table:style-name="ce36" office:value-type="float" office:value="3220" calcext:value-type="float">
            <text:p>3,220</text:p>
          </table:table-cell>
          <table:table-cell table:style-name="ce28" office:value-type="float" office:value="15970" calcext:value-type="float">
            <text:p>15,970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132" calcext:value-type="float">
            <text:p>3,132</text:p>
          </table:table-cell>
          <table:table-cell table:style-name="ce28" office:value-type="float" office:value="3167" calcext:value-type="float">
            <text:p>3,167</text:p>
          </table:table-cell>
          <table:table-cell table:style-name="ce28" office:value-type="float" office:value="3159" calcext:value-type="float">
            <text:p>3,159</text:p>
          </table:table-cell>
          <table:table-cell table:style-name="ce36" office:value-type="float" office:value="3195" calcext:value-type="float">
            <text:p>3,195</text:p>
          </table:table-cell>
          <table:table-cell table:style-name="ce28" office:value-type="float" office:value="18214" calcext:value-type="float">
            <text:p>18,214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4018" calcext:value-type="float">
            <text:p>4,018</text:p>
          </table:table-cell>
          <table:table-cell table:style-name="ce28" office:value-type="float" office:value="3683" calcext:value-type="float">
            <text:p>3,683</text:p>
          </table:table-cell>
          <table:table-cell table:style-name="ce36" office:value-type="float" office:value="3509" calcext:value-type="float">
            <text:p>3,509</text:p>
          </table:table-cell>
          <table:table-cell table:style-name="ce28" office:value-type="float" office:value="20162" calcext:value-type="float">
            <text:p>20,162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4006" calcext:value-type="float">
            <text:p>4,006</text:p>
          </table:table-cell>
          <table:table-cell table:style-name="ce28" office:value-type="float" office:value="3991" calcext:value-type="float">
            <text:p>3,991</text:p>
          </table:table-cell>
          <table:table-cell table:style-name="ce36" office:value-type="float" office:value="3989" calcext:value-type="float">
            <text:p>3,989</text:p>
          </table:table-cell>
          <table:table-cell table:style-name="ce28" office:value-type="float" office:value="19188" calcext:value-type="float">
            <text:p>19,188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3642" calcext:value-type="float">
            <text:p>3,642</text:p>
          </table:table-cell>
          <table:table-cell table:style-name="ce36" office:value-type="float" office:value="3803" calcext:value-type="float">
            <text:p>3,803</text:p>
          </table:table-cell>
          <table:table-cell table:style-name="ce28" office:value-type="float" office:value="19031" calcext:value-type="float">
            <text:p>19,031</text:p>
          </table:table-cell>
          <table:table-cell table:style-name="ce28" office:value-type="float" office:value="3432" calcext:value-type="float">
            <text:p>3,432</text:p>
          </table:table-cell>
          <table:table-cell table:style-name="ce28" office:value-type="float" office:value="3407" calcext:value-type="float">
            <text:p>3,407</text:p>
          </table:table-cell>
          <table:table-cell table:style-name="ce28" office:value-type="float" office:value="3785" calcext:value-type="float">
            <text:p>3,785</text:p>
          </table:table-cell>
          <table:table-cell table:style-name="ce28" office:value-type="float" office:value="4037" calcext:value-type="float">
            <text:p>4,037</text:p>
          </table:table-cell>
          <table:table-cell table:style-name="ce36" office:value-type="float" office:value="4370" calcext:value-type="float">
            <text:p>4,370</text:p>
          </table:table-cell>
          <table:table-cell table:style-name="ce28" office:value-type="float" office:value="24778" calcext:value-type="float">
            <text:p>24,778</text:p>
          </table:table-cell>
          <table:table-cell table:style-name="ce28" office:value-type="float" office:value="4699" calcext:value-type="float">
            <text:p>4,699</text:p>
          </table:table-cell>
          <table:table-cell table:style-name="ce28" office:value-type="float" office:value="4904" calcext:value-type="float">
            <text:p>4,904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5116" calcext:value-type="float">
            <text:p>5,116</text:p>
          </table:table-cell>
          <table:table-cell table:style-name="ce36" office:value-type="float" office:value="5030" calcext:value-type="float">
            <text:p>5,030</text:p>
          </table:table-cell>
          <table:table-cell table:style-name="ce28" office:value-type="float" office:value="24147" calcext:value-type="float">
            <text:p>24,147</text:p>
          </table:table-cell>
          <table:table-cell table:style-name="ce28" office:value-type="float" office:value="4820" calcext:value-type="float">
            <text:p>4,820</text:p>
          </table:table-cell>
          <table:table-cell table:style-name="ce28" office:value-type="float" office:value="5331" calcext:value-type="float">
            <text:p>5,331</text:p>
          </table:table-cell>
          <table:table-cell table:style-name="ce28" office:value-type="float" office:value="4721" calcext:value-type="float">
            <text:p>4,721</text:p>
          </table:table-cell>
          <table:table-cell table:style-name="ce28" office:value-type="float" office:value="4557" calcext:value-type="float">
            <text:p>4,557</text:p>
          </table:table-cell>
          <table:table-cell table:style-name="ce36" office:value-type="float" office:value="4718" calcext:value-type="float">
            <text:p>4,718</text:p>
          </table:table-cell>
          <table:table-cell table:style-name="ce28" office:value-type="float" office:value="22564" calcext:value-type="float">
            <text:p>22,564</text:p>
          </table:table-cell>
          <table:table-cell table:style-name="ce28" office:value-type="float" office:value="4494" calcext:value-type="float">
            <text:p>4,494</text:p>
          </table:table-cell>
          <table:table-cell table:style-name="ce28" office:value-type="float" office:value="4529" calcext:value-type="float">
            <text:p>4,529</text:p>
          </table:table-cell>
          <table:table-cell table:style-name="ce28" office:value-type="float" office:value="4578" calcext:value-type="float">
            <text:p>4,578</text:p>
          </table:table-cell>
          <table:table-cell table:style-name="ce28" office:value-type="float" office:value="4583" calcext:value-type="float">
            <text:p>4,583</text:p>
          </table:table-cell>
          <table:table-cell table:style-name="ce36" office:value-type="float" office:value="4380" calcext:value-type="float">
            <text:p>4,380</text:p>
          </table:table-cell>
          <table:table-cell table:style-name="ce28" office:value-type="float" office:value="20829" calcext:value-type="float">
            <text:p>20,829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4269" calcext:value-type="float">
            <text:p>4,269</text:p>
          </table:table-cell>
          <table:table-cell table:style-name="ce28" office:value-type="float" office:value="4153" calcext:value-type="float">
            <text:p>4,153</text:p>
          </table:table-cell>
          <table:table-cell table:style-name="ce36" office:value-type="float" office:value="4181" calcext:value-type="float">
            <text:p>4,181</text:p>
          </table:table-cell>
          <table:table-cell table:style-name="ce28" office:value-type="float" office:value="19267" calcext:value-type="float">
            <text:p>19,267</text:p>
          </table:table-cell>
          <table:table-cell table:style-name="ce28" office:value-type="float" office:value="4069" calcext:value-type="float">
            <text:p>4,069</text:p>
          </table:table-cell>
          <table:table-cell table:style-name="ce28" office:value-type="float" office:value="4006" calcext:value-type="float">
            <text:p>4,006</text:p>
          </table:table-cell>
          <table:table-cell table:style-name="ce28" office:value-type="float" office:value="3881" calcext:value-type="float">
            <text:p>3,881</text:p>
          </table:table-cell>
          <table:table-cell table:style-name="ce28" office:value-type="float" office:value="3575" calcext:value-type="float">
            <text:p>3,575</text:p>
          </table:table-cell>
          <table:table-cell table:style-name="ce36" office:value-type="float" office:value="3736" calcext:value-type="float">
            <text:p>3,736</text:p>
          </table:table-cell>
          <table:table-cell table:style-name="ce28" office:value-type="float" office:value="14914" calcext:value-type="float">
            <text:p>14,914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3232" calcext:value-type="float">
            <text:p>3,232</text:p>
          </table:table-cell>
          <table:table-cell table:style-name="ce28" office:value-type="float" office:value="3028" calcext:value-type="float">
            <text:p>3,028</text:p>
          </table:table-cell>
          <table:table-cell table:style-name="ce28" office:value-type="float" office:value="2873" calcext:value-type="float">
            <text:p>2,873</text:p>
          </table:table-cell>
          <table:table-cell table:style-name="ce36" office:value-type="float" office:value="2691" calcext:value-type="float">
            <text:p>2,691</text:p>
          </table:table-cell>
          <table:table-cell table:style-name="ce28" office:value-type="float" office:value="10841" calcext:value-type="float">
            <text:p>10,841</text:p>
          </table:table-cell>
          <table:table-cell table:style-name="ce28" office:value-type="float" office:value="2439" calcext:value-type="float">
            <text:p>2,439</text:p>
          </table:table-cell>
          <table:table-cell table:style-name="ce28" office:value-type="float" office:value="2514" calcext:value-type="float">
            <text:p>2,514</text:p>
          </table:table-cell>
          <table:table-cell table:style-name="ce28" office:value-type="float" office:value="2148" calcext:value-type="float">
            <text:p>2,148</text:p>
          </table:table-cell>
          <table:table-cell table:style-name="ce28" office:value-type="float" office:value="1983" calcext:value-type="float">
            <text:p>1,983</text:p>
          </table:table-cell>
          <table:table-cell table:style-name="ce36" office:value-type="float" office:value="1757" calcext:value-type="float">
            <text:p>1,757</text:p>
          </table:table-cell>
          <table:table-cell table:style-name="ce28" office:value-type="float" office:value="6449" calcext:value-type="float">
            <text:p>6,449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8" office:value-type="float" office:value="1285" calcext:value-type="float">
            <text:p>1,285</text:p>
          </table:table-cell>
          <table:table-cell table:style-name="ce36" office:value-type="float" office:value="1343" calcext:value-type="float">
            <text:p>1,343</text:p>
          </table:table-cell>
          <table:table-cell table:style-name="ce28" office:value-type="float" office:value="6451" calcext:value-type="float">
            <text:p>6,451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242" calcext:value-type="float">
            <text:p>1,242</text:p>
          </table:table-cell>
          <table:table-cell table:style-name="ce36" office:value-type="float" office:value="1186" calcext:value-type="float">
            <text:p>1,186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1041" calcext:value-type="float">
            <text:p>1,041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771" calcext:value-type="float">
            <text:p>771</text:p>
          </table:table-cell>
          <table:table-cell table:style-name="ce36" office:value-type="float" office:value="699" calcext:value-type="float">
            <text:p>699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460" calcext:value-type="float">
            <text:p>460</text:p>
          </table:table-cell>
          <table:table-cell table:style-name="ce36" office:value-type="float" office:value="391" calcext:value-type="float">
            <text:p>391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0419" calcext:value-type="float">
            <text:p>270,419</text:p>
          </table:table-cell>
          <table:table-cell table:style-name="ce35" office:value-type="float" office:value="13868" calcext:value-type="float">
            <text:p>13,868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2776" calcext:value-type="float">
            <text:p>2,776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2997" calcext:value-type="float">
            <text:p>2,997</text:p>
          </table:table-cell>
          <table:table-cell table:style-name="ce29" office:value-type="float" office:value="15183" calcext:value-type="float">
            <text:p>15,183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3286" calcext:value-type="float">
            <text:p>3,286</text:p>
          </table:table-cell>
          <table:table-cell table:style-name="ce29" office:value-type="float" office:value="2590" calcext:value-type="float">
            <text:p>2,590</text:p>
          </table:table-cell>
          <table:table-cell table:style-name="ce29" office:value-type="float" office:value="2853" calcext:value-type="float">
            <text:p>2,853</text:p>
          </table:table-cell>
          <table:table-cell table:style-name="ce35" office:value-type="float" office:value="2881" calcext:value-type="float">
            <text:p>2,881</text:p>
          </table:table-cell>
          <table:table-cell table:style-name="ce29" office:value-type="float" office:value="14613" calcext:value-type="float">
            <text:p>14,613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887" calcext:value-type="float">
            <text:p>2,887</text:p>
          </table:table-cell>
          <table:table-cell table:style-name="ce35" office:value-type="float" office:value="2981" calcext:value-type="float">
            <text:p>2,981</text:p>
          </table:table-cell>
          <table:table-cell table:style-name="ce29" office:value-type="float" office:value="16427" calcext:value-type="float">
            <text:p>16,427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383" calcext:value-type="float">
            <text:p>3,383</text:p>
          </table:table-cell>
          <table:table-cell table:style-name="ce35" office:value-type="float" office:value="3159" calcext:value-type="float">
            <text:p>3,159</text:p>
          </table:table-cell>
          <table:table-cell table:style-name="ce29" office:value-type="float" office:value="18511" calcext:value-type="float">
            <text:p>18,511</text:p>
          </table:table-cell>
          <table:table-cell table:style-name="ce29" office:value-type="float" office:value="3645" calcext:value-type="float">
            <text:p>3,645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860" calcext:value-type="float">
            <text:p>3,860</text:p>
          </table:table-cell>
          <table:table-cell table:style-name="ce35" office:value-type="float" office:value="3600" calcext:value-type="float">
            <text:p>3,600</text:p>
          </table:table-cell>
          <table:table-cell table:style-name="ce29" office:value-type="float" office:value="17122" calcext:value-type="float">
            <text:p>17,122</text:p>
          </table:table-cell>
          <table:table-cell table:style-name="ce29" office:value-type="float" office:value="3469" calcext:value-type="float">
            <text:p>3,469</text:p>
          </table:table-cell>
          <table:table-cell table:style-name="ce29" office:value-type="float" office:value="3453" calcext:value-type="float">
            <text:p>3,453</text:p>
          </table:table-cell>
          <table:table-cell table:style-name="ce29" office:value-type="float" office:value="3488" calcext:value-type="float">
            <text:p>3,488</text:p>
          </table:table-cell>
          <table:table-cell table:style-name="ce29" office:value-type="float" office:value="3241" calcext:value-type="float">
            <text:p>3,241</text:p>
          </table:table-cell>
          <table:table-cell table:style-name="ce35" office:value-type="float" office:value="3471" calcext:value-type="float">
            <text:p>3,471</text:p>
          </table:table-cell>
          <table:table-cell table:style-name="ce29" office:value-type="float" office:value="18299" calcext:value-type="float">
            <text:p>18,299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4105" calcext:value-type="float">
            <text:p>4,105</text:p>
          </table:table-cell>
          <table:table-cell table:style-name="ce35" office:value-type="float" office:value="4380" calcext:value-type="float">
            <text:p>4,380</text:p>
          </table:table-cell>
          <table:table-cell table:style-name="ce29" office:value-type="float" office:value="25584" calcext:value-type="float">
            <text:p>25,584</text:p>
          </table:table-cell>
          <table:table-cell table:style-name="ce29" office:value-type="float" office:value="4821" calcext:value-type="float">
            <text:p>4,821</text:p>
          </table:table-cell>
          <table:table-cell table:style-name="ce29" office:value-type="float" office:value="5101" calcext:value-type="float">
            <text:p>5,101</text:p>
          </table:table-cell>
          <table:table-cell table:style-name="ce29" office:value-type="float" office:value="5119" calcext:value-type="float">
            <text:p>5,119</text:p>
          </table:table-cell>
          <table:table-cell table:style-name="ce29" office:value-type="float" office:value="5266" calcext:value-type="float">
            <text:p>5,266</text:p>
          </table:table-cell>
          <table:table-cell table:style-name="ce35" office:value-type="float" office:value="5277" calcext:value-type="float">
            <text:p>5,277</text:p>
          </table:table-cell>
          <table:table-cell table:style-name="ce29" office:value-type="float" office:value="24181" calcext:value-type="float">
            <text:p>24,181</text:p>
          </table:table-cell>
          <table:table-cell table:style-name="ce29" office:value-type="float" office:value="5177" calcext:value-type="float">
            <text:p>5,177</text:p>
          </table:table-cell>
          <table:table-cell table:style-name="ce29" office:value-type="float" office:value="5442" calcext:value-type="float">
            <text:p>5,442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4506" calcext:value-type="float">
            <text:p>4,506</text:p>
          </table:table-cell>
          <table:table-cell table:style-name="ce35" office:value-type="float" office:value="4491" calcext:value-type="float">
            <text:p>4,491</text:p>
          </table:table-cell>
          <table:table-cell table:style-name="ce29" office:value-type="float" office:value="21187" calcext:value-type="float">
            <text:p>21,187</text:p>
          </table:table-cell>
          <table:table-cell table:style-name="ce29" office:value-type="float" office:value="4303" calcext:value-type="float">
            <text:p>4,303</text:p>
          </table:table-cell>
          <table:table-cell table:style-name="ce29" office:value-type="float" office:value="4272" calcext:value-type="float">
            <text:p>4,272</text:p>
          </table:table-cell>
          <table:table-cell table:style-name="ce29" office:value-type="float" office:value="4297" calcext:value-type="float">
            <text:p>4,297</text:p>
          </table:table-cell>
          <table:table-cell table:style-name="ce29" office:value-type="float" office:value="4213" calcext:value-type="float">
            <text:p>4,213</text:p>
          </table:table-cell>
          <table:table-cell table:style-name="ce35" office:value-type="float" office:value="4102" calcext:value-type="float">
            <text:p>4,102</text:p>
          </table:table-cell>
          <table:table-cell table:style-name="ce29" office:value-type="float" office:value="19125" calcext:value-type="float">
            <text:p>19,125</text:p>
          </table:table-cell>
          <table:table-cell table:style-name="ce29" office:value-type="float" office:value="3841" calcext:value-type="float">
            <text:p>3,841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884" calcext:value-type="float">
            <text:p>3,884</text:p>
          </table:table-cell>
          <table:table-cell table:style-name="ce29" office:value-type="float" office:value="3775" calcext:value-type="float">
            <text:p>3,775</text:p>
          </table:table-cell>
          <table:table-cell table:style-name="ce35" office:value-type="float" office:value="3852" calcext:value-type="float">
            <text:p>3,852</text:p>
          </table:table-cell>
          <table:table-cell table:style-name="ce29" office:value-type="float" office:value="17325" calcext:value-type="float">
            <text:p>17,325</text:p>
          </table:table-cell>
          <table:table-cell table:style-name="ce29" office:value-type="float" office:value="3803" calcext:value-type="float">
            <text:p>3,803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285" calcext:value-type="float">
            <text:p>3,285</text:p>
          </table:table-cell>
          <table:table-cell table:style-name="ce35" office:value-type="float" office:value="3226" calcext:value-type="float">
            <text:p>3,226</text:p>
          </table:table-cell>
          <table:table-cell table:style-name="ce29" office:value-type="float" office:value="14168" calcext:value-type="float">
            <text:p>14,168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3114" calcext:value-type="float">
            <text:p>3,114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2780" calcext:value-type="float">
            <text:p>2,780</text:p>
          </table:table-cell>
          <table:table-cell table:style-name="ce35" office:value-type="float" office:value="2591" calcext:value-type="float">
            <text:p>2,591</text:p>
          </table:table-cell>
          <table:table-cell table:style-name="ce29" office:value-type="float" office:value="10959" calcext:value-type="float">
            <text:p>10,959</text:p>
          </table:table-cell>
          <table:table-cell table:style-name="ce29" office:value-type="float" office:value="2451" calcext:value-type="float">
            <text:p>2,451</text:p>
          </table:table-cell>
          <table:table-cell table:style-name="ce29" office:value-type="float" office:value="2585" calcext:value-type="float">
            <text:p>2,585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1939" calcext:value-type="float">
            <text:p>1,939</text:p>
          </table:table-cell>
          <table:table-cell table:style-name="ce35" office:value-type="float" office:value="1806" calcext:value-type="float">
            <text:p>1,806</text:p>
          </table:table-cell>
          <table:table-cell table:style-name="ce29" office:value-type="float" office:value="6877" calcext:value-type="float">
            <text:p>6,877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383" calcext:value-type="float">
            <text:p>1,383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1403" calcext:value-type="float">
            <text:p>1,403</text:p>
          </table:table-cell>
          <table:table-cell table:style-name="ce35" office:value-type="float" office:value="1441" calcext:value-type="float">
            <text:p>1,441</text:p>
          </table:table-cell>
          <table:table-cell table:style-name="ce29" office:value-type="float" office:value="7165" calcext:value-type="float">
            <text:p>7,165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425" calcext:value-type="float">
            <text:p>1,425</text:p>
          </table:table-cell>
          <table:table-cell table:style-name="ce35" office:value-type="float" office:value="1285" calcext:value-type="float">
            <text:p>1,285</text:p>
          </table:table-cell>
          <table:table-cell table:style-name="ce29" office:value-type="float" office:value="5204" calcext:value-type="float">
            <text:p>5,204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935" calcext:value-type="float">
            <text:p>935</text:p>
          </table:table-cell>
          <table:table-cell table:style-name="ce35" office:value-type="float" office:value="843" calcext:value-type="float">
            <text:p>843</text:p>
          </table:table-cell>
          <table:table-cell table:style-name="ce29" office:value-type="float" office:value="3030" calcext:value-type="float">
            <text:p>3,030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544" calcext:value-type="float">
            <text:p>544</text:p>
          </table:table-cell>
          <table:table-cell table:style-name="ce35" office:value-type="float" office:value="473" calcext:value-type="float">
            <text:p>473</text:p>
          </table:table-cell>
          <table:table-cell table:style-name="ce29" office:value-type="float" office:value="1268" calcext:value-type="float">
            <text:p>1,268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193" calcext:value-type="float">
            <text:p>193</text:p>
          </table:table-cell>
          <table:table-cell table:style-name="ce35" office:value-type="float" office:value="142" calcext:value-type="float">
            <text:p>142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0" calcext:value-type="float">
            <text:p>40</text:p>
          </table:table-cell>
          <table:table-cell table:style-name="ce35" office:value-type="float" office:value="29" calcext:value-type="float">
            <text:p>29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2161" calcext:value-type="float">
            <text:p>552,161</text:p>
          </table:table-cell>
          <table:table-cell table:style-name="ce28" office:value-type="float" office:value="22107" calcext:value-type="float">
            <text:p>22,107</text:p>
          </table:table-cell>
          <table:table-cell table:style-name="ce28" office:value-type="float" office:value="3498" calcext:value-type="float">
            <text:p>3,498</text:p>
          </table:table-cell>
          <table:table-cell table:style-name="ce28" office:value-type="float" office:value="4295" calcext:value-type="float">
            <text:p>4,295</text:p>
          </table:table-cell>
          <table:table-cell table:style-name="ce28" office:value-type="float" office:value="4867" calcext:value-type="float">
            <text:p>4,867</text:p>
          </table:table-cell>
          <table:table-cell table:style-name="ce28" office:value-type="float" office:value="5080" calcext:value-type="float">
            <text:p>5,080</text:p>
          </table:table-cell>
          <table:table-cell table:style-name="ce28" office:value-type="float" office:value="4367" calcext:value-type="float">
            <text:p>4,367</text:p>
          </table:table-cell>
          <table:table-cell table:style-name="ce28" office:value-type="float" office:value="23498" calcext:value-type="float">
            <text:p>23,498</text:p>
          </table:table-cell>
          <table:table-cell table:style-name="ce28" office:value-type="float" office:value="5312" calcext:value-type="float">
            <text:p>5,312</text:p>
          </table:table-cell>
          <table:table-cell table:style-name="ce28" office:value-type="float" office:value="4918" calcext:value-type="float">
            <text:p>4,918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4543" calcext:value-type="float">
            <text:p>4,543</text:p>
          </table:table-cell>
          <table:table-cell table:style-name="ce36" office:value-type="float" office:value="4703" calcext:value-type="float">
            <text:p>4,703</text:p>
          </table:table-cell>
          <table:table-cell table:style-name="ce28" office:value-type="float" office:value="25538" calcext:value-type="float">
            <text:p>25,538</text:p>
          </table:table-cell>
          <table:table-cell table:style-name="ce28" office:value-type="float" office:value="4961" calcext:value-type="float">
            <text:p>4,961</text:p>
          </table:table-cell>
          <table:table-cell table:style-name="ce28" office:value-type="float" office:value="5004" calcext:value-type="float">
            <text:p>5,004</text:p>
          </table:table-cell>
          <table:table-cell table:style-name="ce28" office:value-type="float" office:value="4903" calcext:value-type="float">
            <text:p>4,903</text:p>
          </table:table-cell>
          <table:table-cell table:style-name="ce28" office:value-type="float" office:value="5290" calcext:value-type="float">
            <text:p>5,290</text:p>
          </table:table-cell>
          <table:table-cell table:style-name="ce36" office:value-type="float" office:value="5380" calcext:value-type="float">
            <text:p>5,380</text:p>
          </table:table-cell>
          <table:table-cell table:style-name="ce28" office:value-type="float" office:value="32500" calcext:value-type="float">
            <text:p>32,500</text:p>
          </table:table-cell>
          <table:table-cell table:style-name="ce28" office:value-type="float" office:value="6117" calcext:value-type="float">
            <text:p>6,117</text:p>
          </table:table-cell>
          <table:table-cell table:style-name="ce28" office:value-type="float" office:value="6230" calcext:value-type="float">
            <text:p>6,230</text:p>
          </table:table-cell>
          <table:table-cell table:style-name="ce28" office:value-type="float" office:value="6988" calcext:value-type="float">
            <text:p>6,988</text:p>
          </table:table-cell>
          <table:table-cell table:style-name="ce28" office:value-type="float" office:value="6835" calcext:value-type="float">
            <text:p>6,835</text:p>
          </table:table-cell>
          <table:table-cell table:style-name="ce36" office:value-type="float" office:value="6330" calcext:value-type="float">
            <text:p>6,330</text:p>
          </table:table-cell>
          <table:table-cell table:style-name="ce28" office:value-type="float" office:value="38917" calcext:value-type="float">
            <text:p>38,917</text:p>
          </table:table-cell>
          <table:table-cell table:style-name="ce28" office:value-type="float" office:value="7420" calcext:value-type="float">
            <text:p>7,420</text:p>
          </table:table-cell>
          <table:table-cell table:style-name="ce28" office:value-type="float" office:value="7875" calcext:value-type="float">
            <text:p>7,875</text:p>
          </table:table-cell>
          <table:table-cell table:style-name="ce28" office:value-type="float" office:value="7761" calcext:value-type="float">
            <text:p>7,761</text:p>
          </table:table-cell>
          <table:table-cell table:style-name="ce28" office:value-type="float" office:value="7916" calcext:value-type="float">
            <text:p>7,916</text:p>
          </table:table-cell>
          <table:table-cell table:style-name="ce36" office:value-type="float" office:value="7945" calcext:value-type="float">
            <text:p>7,945</text:p>
          </table:table-cell>
          <table:table-cell table:style-name="ce28" office:value-type="float" office:value="39061" calcext:value-type="float">
            <text:p>39,061</text:p>
          </table:table-cell>
          <table:table-cell table:style-name="ce28" office:value-type="float" office:value="7933" calcext:value-type="float">
            <text:p>7,933</text:p>
          </table:table-cell>
          <table:table-cell table:style-name="ce28" office:value-type="float" office:value="7701" calcext:value-type="float">
            <text:p>7,701</text:p>
          </table:table-cell>
          <table:table-cell table:style-name="ce28" office:value-type="float" office:value="7923" calcext:value-type="float">
            <text:p>7,923</text:p>
          </table:table-cell>
          <table:table-cell table:style-name="ce28" office:value-type="float" office:value="7684" calcext:value-type="float">
            <text:p>7,684</text:p>
          </table:table-cell>
          <table:table-cell table:style-name="ce36" office:value-type="float" office:value="7820" calcext:value-type="float">
            <text:p>7,820</text:p>
          </table:table-cell>
          <table:table-cell table:style-name="ce28" office:value-type="float" office:value="39044" calcext:value-type="float">
            <text:p>39,044</text:p>
          </table:table-cell>
          <table:table-cell table:style-name="ce28" office:value-type="float" office:value="7461" calcext:value-type="float">
            <text:p>7,461</text:p>
          </table:table-cell>
          <table:table-cell table:style-name="ce28" office:value-type="float" office:value="6911" calcext:value-type="float">
            <text:p>6,911</text:p>
          </table:table-cell>
          <table:table-cell table:style-name="ce28" office:value-type="float" office:value="7663" calcext:value-type="float">
            <text:p>7,663</text:p>
          </table:table-cell>
          <table:table-cell table:style-name="ce28" office:value-type="float" office:value="8242" calcext:value-type="float">
            <text:p>8,242</text:p>
          </table:table-cell>
          <table:table-cell table:style-name="ce36" office:value-type="float" office:value="8767" calcext:value-type="float">
            <text:p>8,767</text:p>
          </table:table-cell>
          <table:table-cell table:style-name="ce28" office:value-type="float" office:value="45783" calcext:value-type="float">
            <text:p>45,783</text:p>
          </table:table-cell>
          <table:table-cell table:style-name="ce28" office:value-type="float" office:value="9265" calcext:value-type="float">
            <text:p>9,265</text:p>
          </table:table-cell>
          <table:table-cell table:style-name="ce28" office:value-type="float" office:value="9329" calcext:value-type="float">
            <text:p>9,329</text:p>
          </table:table-cell>
          <table:table-cell table:style-name="ce28" office:value-type="float" office:value="9104" calcext:value-type="float">
            <text:p>9,104</text:p>
          </table:table-cell>
          <table:table-cell table:style-name="ce28" office:value-type="float" office:value="9163" calcext:value-type="float">
            <text:p>9,163</text:p>
          </table:table-cell>
          <table:table-cell table:style-name="ce36" office:value-type="float" office:value="8922" calcext:value-type="float">
            <text:p>8,922</text:p>
          </table:table-cell>
          <table:table-cell table:style-name="ce28" office:value-type="float" office:value="40101" calcext:value-type="float">
            <text:p>40,101</text:p>
          </table:table-cell>
          <table:table-cell table:style-name="ce28" office:value-type="float" office:value="8379" calcext:value-type="float">
            <text:p>8,379</text:p>
          </table:table-cell>
          <table:table-cell table:style-name="ce28" office:value-type="float" office:value="8679" calcext:value-type="float">
            <text:p>8,679</text:p>
          </table:table-cell>
          <table:table-cell table:style-name="ce28" office:value-type="float" office:value="7870" calcext:value-type="float">
            <text:p>7,870</text:p>
          </table:table-cell>
          <table:table-cell table:style-name="ce28" office:value-type="float" office:value="7490" calcext:value-type="float">
            <text:p>7,490</text:p>
          </table:table-cell>
          <table:table-cell table:style-name="ce36" office:value-type="float" office:value="7683" calcext:value-type="float">
            <text:p>7,683</text:p>
          </table:table-cell>
          <table:table-cell table:style-name="ce28" office:value-type="float" office:value="40273" calcext:value-type="float">
            <text:p>40,273</text:p>
          </table:table-cell>
          <table:table-cell table:style-name="ce28" office:value-type="float" office:value="7725" calcext:value-type="float">
            <text:p>7,725</text:p>
          </table:table-cell>
          <table:table-cell table:style-name="ce28" office:value-type="float" office:value="7932" calcext:value-type="float">
            <text:p>7,932</text:p>
          </table:table-cell>
          <table:table-cell table:style-name="ce28" office:value-type="float" office:value="8168" calcext:value-type="float">
            <text:p>8,168</text:p>
          </table:table-cell>
          <table:table-cell table:style-name="ce28" office:value-type="float" office:value="8246" calcext:value-type="float">
            <text:p>8,246</text:p>
          </table:table-cell>
          <table:table-cell table:style-name="ce36" office:value-type="float" office:value="8202" calcext:value-type="float">
            <text:p>8,202</text:p>
          </table:table-cell>
          <table:table-cell table:style-name="ce28" office:value-type="float" office:value="41196" calcext:value-type="float">
            <text:p>41,196</text:p>
          </table:table-cell>
          <table:table-cell table:style-name="ce28" office:value-type="float" office:value="7886" calcext:value-type="float">
            <text:p>7,886</text:p>
          </table:table-cell>
          <table:table-cell table:style-name="ce28" office:value-type="float" office:value="8030" calcext:value-type="float">
            <text:p>8,030</text:p>
          </table:table-cell>
          <table:table-cell table:style-name="ce28" office:value-type="float" office:value="8061" calcext:value-type="float">
            <text:p>8,061</text:p>
          </table:table-cell>
          <table:table-cell table:style-name="ce28" office:value-type="float" office:value="8578" calcext:value-type="float">
            <text:p>8,578</text:p>
          </table:table-cell>
          <table:table-cell table:style-name="ce36" office:value-type="float" office:value="8641" calcext:value-type="float">
            <text:p>8,641</text:p>
          </table:table-cell>
          <table:table-cell table:style-name="ce28" office:value-type="float" office:value="42438" calcext:value-type="float">
            <text:p>42,438</text:p>
          </table:table-cell>
          <table:table-cell table:style-name="ce28" office:value-type="float" office:value="8746" calcext:value-type="float">
            <text:p>8,746</text:p>
          </table:table-cell>
          <table:table-cell table:style-name="ce28" office:value-type="float" office:value="8629" calcext:value-type="float">
            <text:p>8,629</text:p>
          </table:table-cell>
          <table:table-cell table:style-name="ce28" office:value-type="float" office:value="8390" calcext:value-type="float">
            <text:p>8,390</text:p>
          </table:table-cell>
          <table:table-cell table:style-name="ce28" office:value-type="float" office:value="8498" calcext:value-type="float">
            <text:p>8,498</text:p>
          </table:table-cell>
          <table:table-cell table:style-name="ce36" office:value-type="float" office:value="8175" calcext:value-type="float">
            <text:p>8,175</text:p>
          </table:table-cell>
          <table:table-cell table:style-name="ce28" office:value-type="float" office:value="35675" calcext:value-type="float">
            <text:p>35,675</text:p>
          </table:table-cell>
          <table:table-cell table:style-name="ce28" office:value-type="float" office:value="7250" calcext:value-type="float">
            <text:p>7,250</text:p>
          </table:table-cell>
          <table:table-cell table:style-name="ce28" office:value-type="float" office:value="7703" calcext:value-type="float">
            <text:p>7,703</text:p>
          </table:table-cell>
          <table:table-cell table:style-name="ce28" office:value-type="float" office:value="7039" calcext:value-type="float">
            <text:p>7,039</text:p>
          </table:table-cell>
          <table:table-cell table:style-name="ce28" office:value-type="float" office:value="7214" calcext:value-type="float">
            <text:p>7,214</text:p>
          </table:table-cell>
          <table:table-cell table:style-name="ce36" office:value-type="float" office:value="6469" calcext:value-type="float">
            <text:p>6,469</text:p>
          </table:table-cell>
          <table:table-cell table:style-name="ce28" office:value-type="float" office:value="27483" calcext:value-type="float">
            <text:p>27,483</text:p>
          </table:table-cell>
          <table:table-cell table:style-name="ce28" office:value-type="float" office:value="6438" calcext:value-type="float">
            <text:p>6,438</text:p>
          </table:table-cell>
          <table:table-cell table:style-name="ce28" office:value-type="float" office:value="6112" calcext:value-type="float">
            <text:p>6,112</text:p>
          </table:table-cell>
          <table:table-cell table:style-name="ce28" office:value-type="float" office:value="5558" calcext:value-type="float">
            <text:p>5,558</text:p>
          </table:table-cell>
          <table:table-cell table:style-name="ce28" office:value-type="float" office:value="4865" calcext:value-type="float">
            <text:p>4,865</text:p>
          </table:table-cell>
          <table:table-cell table:style-name="ce36" office:value-type="float" office:value="4510" calcext:value-type="float">
            <text:p>4,510</text:p>
          </table:table-cell>
          <table:table-cell table:style-name="ce28" office:value-type="float" office:value="17247" calcext:value-type="float">
            <text:p>17,247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3434" calcext:value-type="float">
            <text:p>3,434</text:p>
          </table:table-cell>
          <table:table-cell table:style-name="ce36" office:value-type="float" office:value="3422" calcext:value-type="float">
            <text:p>3,422</text:p>
          </table:table-cell>
          <table:table-cell table:style-name="ce28" office:value-type="float" office:value="17164" calcext:value-type="float">
            <text:p>17,164</text:p>
          </table:table-cell>
          <table:table-cell table:style-name="ce28" office:value-type="float" office:value="3526" calcext:value-type="float">
            <text:p>3,526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3600" calcext:value-type="float">
            <text:p>3,600</text:p>
          </table:table-cell>
          <table:table-cell table:style-name="ce28" office:value-type="float" office:value="3518" calcext:value-type="float">
            <text:p>3,518</text:p>
          </table:table-cell>
          <table:table-cell table:style-name="ce36" office:value-type="float" office:value="3007" calcext:value-type="float">
            <text:p>3,007</text:p>
          </table:table-cell>
          <table:table-cell table:style-name="ce28" office:value-type="float" office:value="12791" calcext:value-type="float">
            <text:p>12,791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400" calcext:value-type="float">
            <text:p>2,400</text:p>
          </table:table-cell>
          <table:table-cell table:style-name="ce36" office:value-type="float" office:value="2126" calcext:value-type="float">
            <text:p>2,126</text:p>
          </table:table-cell>
          <table:table-cell table:style-name="ce28" office:value-type="float" office:value="7728" calcext:value-type="float">
            <text:p>7,728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403" calcext:value-type="float">
            <text:p>1,403</text:p>
          </table:table-cell>
          <table:table-cell table:style-name="ce36" office:value-type="float" office:value="1132" calcext:value-type="float">
            <text:p>1,132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401" calcext:value-type="float">
            <text:p>401</text:p>
          </table:table-cell>
          <table:table-cell table:style-name="ce36" office:value-type="float" office:value="314" calcext:value-type="float">
            <text:p>314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4981" calcext:value-type="float">
            <text:p>284,981</text:p>
          </table:table-cell>
          <table:table-cell table:style-name="ce28" office:value-type="float" office:value="11417" calcext:value-type="float">
            <text:p>11,417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2516" calcext:value-type="float">
            <text:p>2,516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280" calcext:value-type="float">
            <text:p>2,280</text:p>
          </table:table-cell>
          <table:table-cell table:style-name="ce28" office:value-type="float" office:value="12223" calcext:value-type="float">
            <text:p>12,223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2092" calcext:value-type="float">
            <text:p>2,092</text:p>
          </table:table-cell>
          <table:table-cell table:style-name="ce28" office:value-type="float" office:value="2383" calcext:value-type="float">
            <text:p>2,383</text:p>
          </table:table-cell>
          <table:table-cell table:style-name="ce36" office:value-type="float" office:value="2465" calcext:value-type="float">
            <text:p>2,465</text:p>
          </table:table-cell>
          <table:table-cell table:style-name="ce28" office:value-type="float" office:value="13545" calcext:value-type="float">
            <text:p>13,545</text:p>
          </table:table-cell>
          <table:table-cell table:style-name="ce28" office:value-type="float" office:value="2581" calcext:value-type="float">
            <text:p>2,581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823" calcext:value-type="float">
            <text:p>2,823</text:p>
          </table:table-cell>
          <table:table-cell table:style-name="ce36" office:value-type="float" office:value="2923" calcext:value-type="float">
            <text:p>2,923</text:p>
          </table:table-cell>
          <table:table-cell table:style-name="ce28" office:value-type="float" office:value="17160" calcext:value-type="float">
            <text:p>17,160</text:p>
          </table:table-cell>
          <table:table-cell table:style-name="ce28" office:value-type="float" office:value="3331" calcext:value-type="float">
            <text:p>3,331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3630" calcext:value-type="float">
            <text:p>3,630</text:p>
          </table:table-cell>
          <table:table-cell table:style-name="ce28" office:value-type="float" office:value="3591" calcext:value-type="float">
            <text:p>3,591</text:p>
          </table:table-cell>
          <table:table-cell table:style-name="ce36" office:value-type="float" office:value="3326" calcext:value-type="float">
            <text:p>3,326</text:p>
          </table:table-cell>
          <table:table-cell table:style-name="ce28" office:value-type="float" office:value="20366" calcext:value-type="float">
            <text:p>20,366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3985" calcext:value-type="float">
            <text:p>3,985</text:p>
          </table:table-cell>
          <table:table-cell table:style-name="ce28" office:value-type="float" office:value="4091" calcext:value-type="float">
            <text:p>4,091</text:p>
          </table:table-cell>
          <table:table-cell table:style-name="ce28" office:value-type="float" office:value="4137" calcext:value-type="float">
            <text:p>4,137</text:p>
          </table:table-cell>
          <table:table-cell table:style-name="ce36" office:value-type="float" office:value="4205" calcext:value-type="float">
            <text:p>4,205</text:p>
          </table:table-cell>
          <table:table-cell table:style-name="ce28" office:value-type="float" office:value="20720" calcext:value-type="float">
            <text:p>20,720</text:p>
          </table:table-cell>
          <table:table-cell table:style-name="ce28" office:value-type="float" office:value="4133" calcext:value-type="float">
            <text:p>4,133</text:p>
          </table:table-cell>
          <table:table-cell table:style-name="ce28" office:value-type="float" office:value="4132" calcext:value-type="float">
            <text:p>4,132</text:p>
          </table:table-cell>
          <table:table-cell table:style-name="ce28" office:value-type="float" office:value="4182" calcext:value-type="float">
            <text:p>4,182</text:p>
          </table:table-cell>
          <table:table-cell table:style-name="ce28" office:value-type="float" office:value="4095" calcext:value-type="float">
            <text:p>4,095</text:p>
          </table:table-cell>
          <table:table-cell table:style-name="ce36" office:value-type="float" office:value="4178" calcext:value-type="float">
            <text:p>4,178</text:p>
          </table:table-cell>
          <table:table-cell table:style-name="ce28" office:value-type="float" office:value="20448" calcext:value-type="float">
            <text:p>20,448</text:p>
          </table:table-cell>
          <table:table-cell table:style-name="ce28" office:value-type="float" office:value="3981" calcext:value-type="float">
            <text:p>3,981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4329" calcext:value-type="float">
            <text:p>4,329</text:p>
          </table:table-cell>
          <table:table-cell table:style-name="ce36" office:value-type="float" office:value="4556" calcext:value-type="float">
            <text:p>4,556</text:p>
          </table:table-cell>
          <table:table-cell table:style-name="ce28" office:value-type="float" office:value="23483" calcext:value-type="float">
            <text:p>23,483</text:p>
          </table:table-cell>
          <table:table-cell table:style-name="ce28" office:value-type="float" office:value="4755" calcext:value-type="float">
            <text:p>4,755</text:p>
          </table:table-cell>
          <table:table-cell table:style-name="ce28" office:value-type="float" office:value="4853" calcext:value-type="float">
            <text:p>4,853</text:p>
          </table:table-cell>
          <table:table-cell table:style-name="ce28" office:value-type="float" office:value="4671" calcext:value-type="float">
            <text:p>4,671</text:p>
          </table:table-cell>
          <table:table-cell table:style-name="ce28" office:value-type="float" office:value="4654" calcext:value-type="float">
            <text:p>4,654</text:p>
          </table:table-cell>
          <table:table-cell table:style-name="ce36" office:value-type="float" office:value="4550" calcext:value-type="float">
            <text:p>4,550</text:p>
          </table:table-cell>
          <table:table-cell table:style-name="ce28" office:value-type="float" office:value="20785" calcext:value-type="float">
            <text:p>20,785</text:p>
          </table:table-cell>
          <table:table-cell table:style-name="ce28" office:value-type="float" office:value="4333" calcext:value-type="float">
            <text:p>4,333</text:p>
          </table:table-cell>
          <table:table-cell table:style-name="ce28" office:value-type="float" office:value="4423" calcext:value-type="float">
            <text:p>4,423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3936" calcext:value-type="float">
            <text:p>3,936</text:p>
          </table:table-cell>
          <table:table-cell table:style-name="ce36" office:value-type="float" office:value="4051" calcext:value-type="float">
            <text:p>4,051</text:p>
          </table:table-cell>
          <table:table-cell table:style-name="ce28" office:value-type="float" office:value="21266" calcext:value-type="float">
            <text:p>21,266</text:p>
          </table:table-cell>
          <table:table-cell table:style-name="ce28" office:value-type="float" office:value="4028" calcext:value-type="float">
            <text:p>4,028</text:p>
          </table:table-cell>
          <table:table-cell table:style-name="ce28" office:value-type="float" office:value="4188" calcext:value-type="float">
            <text:p>4,188</text:p>
          </table:table-cell>
          <table:table-cell table:style-name="ce28" office:value-type="float" office:value="4316" calcext:value-type="float">
            <text:p>4,316</text:p>
          </table:table-cell>
          <table:table-cell table:style-name="ce28" office:value-type="float" office:value="4379" calcext:value-type="float">
            <text:p>4,379</text:p>
          </table:table-cell>
          <table:table-cell table:style-name="ce36" office:value-type="float" office:value="4355" calcext:value-type="float">
            <text:p>4,355</text:p>
          </table:table-cell>
          <table:table-cell table:style-name="ce28" office:value-type="float" office:value="21809" calcext:value-type="float">
            <text:p>21,809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4555" calcext:value-type="float">
            <text:p>4,555</text:p>
          </table:table-cell>
          <table:table-cell table:style-name="ce36" office:value-type="float" office:value="4519" calcext:value-type="float">
            <text:p>4,519</text:p>
          </table:table-cell>
          <table:table-cell table:style-name="ce28" office:value-type="float" office:value="22317" calcext:value-type="float">
            <text:p>22,317</text:p>
          </table:table-cell>
          <table:table-cell table:style-name="ce28" office:value-type="float" office:value="4618" calcext:value-type="float">
            <text:p>4,618</text:p>
          </table:table-cell>
          <table:table-cell table:style-name="ce28" office:value-type="float" office:value="4477" calcext:value-type="float">
            <text:p>4,477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4457" calcext:value-type="float">
            <text:p>4,457</text:p>
          </table:table-cell>
          <table:table-cell table:style-name="ce36" office:value-type="float" office:value="4315" calcext:value-type="float">
            <text:p>4,315</text:p>
          </table:table-cell>
          <table:table-cell table:style-name="ce28" office:value-type="float" office:value="18610" calcext:value-type="float">
            <text:p>18,610</text:p>
          </table:table-cell>
          <table:table-cell table:style-name="ce28" office:value-type="float" office:value="3752" calcext:value-type="float">
            <text:p>3,752</text:p>
          </table:table-cell>
          <table:table-cell table:style-name="ce28" office:value-type="float" office:value="4067" calcext:value-type="float">
            <text:p>4,067</text:p>
          </table:table-cell>
          <table:table-cell table:style-name="ce28" office:value-type="float" office:value="3677" calcext:value-type="float">
            <text:p>3,677</text:p>
          </table:table-cell>
          <table:table-cell table:style-name="ce28" office:value-type="float" office:value="3726" calcext:value-type="float">
            <text:p>3,726</text:p>
          </table:table-cell>
          <table:table-cell table:style-name="ce36" office:value-type="float" office:value="3388" calcext:value-type="float">
            <text:p>3,388</text:p>
          </table:table-cell>
          <table:table-cell table:style-name="ce28" office:value-type="float" office:value="13642" calcext:value-type="float">
            <text:p>13,642</text:p>
          </table:table-cell>
          <table:table-cell table:style-name="ce28" office:value-type="float" office:value="3213" calcext:value-type="float">
            <text:p>3,213</text:p>
          </table:table-cell>
          <table:table-cell table:style-name="ce28" office:value-type="float" office:value="3008" calcext:value-type="float">
            <text:p>3,008</text:p>
          </table:table-cell>
          <table:table-cell table:style-name="ce28" office:value-type="float" office:value="2818" calcext:value-type="float">
            <text:p>2,818</text:p>
          </table:table-cell>
          <table:table-cell table:style-name="ce28" office:value-type="float" office:value="2421" calcext:value-type="float">
            <text:p>2,421</text:p>
          </table:table-cell>
          <table:table-cell table:style-name="ce36" office:value-type="float" office:value="2182" calcext:value-type="float">
            <text:p>2,182</text:p>
          </table:table-cell>
          <table:table-cell table:style-name="ce28" office:value-type="float" office:value="8404" calcext:value-type="float">
            <text:p>8,404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8" office:value-type="float" office:value="1369" calcext:value-type="float">
            <text:p>1,369</text:p>
          </table:table-cell>
          <table:table-cell table:style-name="ce28" office:value-type="float" office:value="1693" calcext:value-type="float">
            <text:p>1,693</text:p>
          </table:table-cell>
          <table:table-cell table:style-name="ce36" office:value-type="float" office:value="1632" calcext:value-type="float">
            <text:p>1,632</text:p>
          </table:table-cell>
          <table:table-cell table:style-name="ce28" office:value-type="float" office:value="8206" calcext:value-type="float">
            <text:p>8,206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721" calcext:value-type="float">
            <text:p>1,721</text:p>
          </table:table-cell>
          <table:table-cell table:number-columns-repeated="2" table:style-name="ce28" office:value-type="float" office:value="1705" calcext:value-type="float">
            <text:p>1,705</text:p>
          </table:table-cell>
          <table:table-cell table:style-name="ce36" office:value-type="float" office:value="1388" calcext:value-type="float">
            <text:p>1,388</text:p>
          </table:table-cell>
          <table:table-cell table:style-name="ce28" office:value-type="float" office:value="5822" calcext:value-type="float">
            <text:p>5,822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065" calcext:value-type="float">
            <text:p>1,065</text:p>
          </table:table-cell>
          <table:table-cell table:style-name="ce36" office:value-type="float" office:value="884" calcext:value-type="float">
            <text:p>884</text:p>
          </table:table-cell>
          <table:table-cell table:style-name="ce28" office:value-type="float" office:value="3362" calcext:value-type="float">
            <text:p>3,362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594" calcext:value-type="float">
            <text:p>594</text:p>
          </table:table-cell>
          <table:table-cell table:style-name="ce36" office:value-type="float" office:value="482" calcext:value-type="float">
            <text:p>482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13" calcext:value-type="float">
            <text:p>113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7180" calcext:value-type="float">
            <text:p>267,180</text:p>
          </table:table-cell>
          <table:table-cell table:style-name="ce35" office:value-type="float" office:value="10690" calcext:value-type="float">
            <text:p>10,690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485" calcext:value-type="float">
            <text:p>2,485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11275" calcext:value-type="float">
            <text:p>11,275</text:p>
          </table:table-cell>
          <table:table-cell table:style-name="ce29" office:value-type="float" office:value="2615" calcext:value-type="float">
            <text:p>2,615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2160" calcext:value-type="float">
            <text:p>2,160</text:p>
          </table:table-cell>
          <table:table-cell table:style-name="ce35" office:value-type="float" office:value="2238" calcext:value-type="float">
            <text:p>2,238</text:p>
          </table:table-cell>
          <table:table-cell table:style-name="ce29" office:value-type="float" office:value="11993" calcext:value-type="float">
            <text:p>11,993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387" calcext:value-type="float">
            <text:p>2,387</text:p>
          </table:table-cell>
          <table:table-cell table:style-name="ce29" office:value-type="float" office:value="2302" calcext:value-type="float">
            <text:p>2,302</text:p>
          </table:table-cell>
          <table:table-cell table:style-name="ce29" office:value-type="float" office:value="2467" calcext:value-type="float">
            <text:p>2,467</text:p>
          </table:table-cell>
          <table:table-cell table:style-name="ce35" office:value-type="float" office:value="2457" calcext:value-type="float">
            <text:p>2,457</text:p>
          </table:table-cell>
          <table:table-cell table:style-name="ce29" office:value-type="float" office:value="15340" calcext:value-type="float">
            <text:p>15,340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3244" calcext:value-type="float">
            <text:p>3,244</text:p>
          </table:table-cell>
          <table:table-cell table:style-name="ce35" office:value-type="float" office:value="3004" calcext:value-type="float">
            <text:p>3,004</text:p>
          </table:table-cell>
          <table:table-cell table:style-name="ce29" office:value-type="float" office:value="18551" calcext:value-type="float">
            <text:p>18,551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3670" calcext:value-type="float">
            <text:p>3,670</text:p>
          </table:table-cell>
          <table:table-cell table:style-name="ce29" office:value-type="float" office:value="3779" calcext:value-type="float">
            <text:p>3,779</text:p>
          </table:table-cell>
          <table:table-cell table:style-name="ce35" office:value-type="float" office:value="3740" calcext:value-type="float">
            <text:p>3,740</text:p>
          </table:table-cell>
          <table:table-cell table:style-name="ce29" office:value-type="float" office:value="18341" calcext:value-type="float">
            <text:p>18,341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3569" calcext:value-type="float">
            <text:p>3,569</text:p>
          </table:table-cell>
          <table:table-cell table:style-name="ce29" office:value-type="float" office:value="3741" calcext:value-type="float">
            <text:p>3,741</text:p>
          </table:table-cell>
          <table:table-cell table:style-name="ce29" office:value-type="float" office:value="3589" calcext:value-type="float">
            <text:p>3,589</text:p>
          </table:table-cell>
          <table:table-cell table:style-name="ce35" office:value-type="float" office:value="3642" calcext:value-type="float">
            <text:p>3,642</text:p>
          </table:table-cell>
          <table:table-cell table:style-name="ce29" office:value-type="float" office:value="18596" calcext:value-type="float">
            <text:p>18,596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3913" calcext:value-type="float">
            <text:p>3,913</text:p>
          </table:table-cell>
          <table:table-cell table:style-name="ce35" office:value-type="float" office:value="4211" calcext:value-type="float">
            <text:p>4,211</text:p>
          </table:table-cell>
          <table:table-cell table:style-name="ce29" office:value-type="float" office:value="22300" calcext:value-type="float">
            <text:p>22,300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4476" calcext:value-type="float">
            <text:p>4,476</text:p>
          </table:table-cell>
          <table:table-cell table:style-name="ce29" office:value-type="float" office:value="4433" calcext:value-type="float">
            <text:p>4,433</text:p>
          </table:table-cell>
          <table:table-cell table:style-name="ce29" office:value-type="float" office:value="4509" calcext:value-type="float">
            <text:p>4,509</text:p>
          </table:table-cell>
          <table:table-cell table:style-name="ce35" office:value-type="float" office:value="4372" calcext:value-type="float">
            <text:p>4,372</text:p>
          </table:table-cell>
          <table:table-cell table:style-name="ce29" office:value-type="float" office:value="19316" calcext:value-type="float">
            <text:p>19,316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4256" calcext:value-type="float">
            <text:p>4,256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3554" calcext:value-type="float">
            <text:p>3,554</text:p>
          </table:table-cell>
          <table:table-cell table:style-name="ce35" office:value-type="float" office:value="3632" calcext:value-type="float">
            <text:p>3,632</text:p>
          </table:table-cell>
          <table:table-cell table:style-name="ce29" office:value-type="float" office:value="19007" calcext:value-type="float">
            <text:p>19,007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852" calcext:value-type="float">
            <text:p>3,852</text:p>
          </table:table-cell>
          <table:table-cell table:style-name="ce29" office:value-type="float" office:value="3867" calcext:value-type="float">
            <text:p>3,867</text:p>
          </table:table-cell>
          <table:table-cell table:style-name="ce35" office:value-type="float" office:value="3847" calcext:value-type="float">
            <text:p>3,847</text:p>
          </table:table-cell>
          <table:table-cell table:style-name="ce29" office:value-type="float" office:value="19387" calcext:value-type="float">
            <text:p>19,387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4023" calcext:value-type="float">
            <text:p>4,023</text:p>
          </table:table-cell>
          <table:table-cell table:style-name="ce35" office:value-type="float" office:value="4122" calcext:value-type="float">
            <text:p>4,122</text:p>
          </table:table-cell>
          <table:table-cell table:style-name="ce29" office:value-type="float" office:value="20121" calcext:value-type="float">
            <text:p>20,121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4152" calcext:value-type="float">
            <text:p>4,152</text:p>
          </table:table-cell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4041" calcext:value-type="float">
            <text:p>4,041</text:p>
          </table:table-cell>
          <table:table-cell table:style-name="ce35" office:value-type="float" office:value="3860" calcext:value-type="float">
            <text:p>3,860</text:p>
          </table:table-cell>
          <table:table-cell table:style-name="ce29" office:value-type="float" office:value="17065" calcext:value-type="float">
            <text:p>17,065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3488" calcext:value-type="float">
            <text:p>3,488</text:p>
          </table:table-cell>
          <table:table-cell table:style-name="ce35" office:value-type="float" office:value="3081" calcext:value-type="float">
            <text:p>3,081</text:p>
          </table:table-cell>
          <table:table-cell table:style-name="ce29" office:value-type="float" office:value="13841" calcext:value-type="float">
            <text:p>13,841</text:p>
          </table:table-cell>
          <table:table-cell table:style-name="ce29" office:value-type="float" office:value="3225" calcext:value-type="float">
            <text:p>3,225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444" calcext:value-type="float">
            <text:p>2,444</text:p>
          </table:table-cell>
          <table:table-cell table:style-name="ce35" office:value-type="float" office:value="2328" calcext:value-type="float">
            <text:p>2,328</text:p>
          </table:table-cell>
          <table:table-cell table:style-name="ce29" office:value-type="float" office:value="8843" calcext:value-type="float">
            <text:p>8,843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741" calcext:value-type="float">
            <text:p>1,741</text:p>
          </table:table-cell>
          <table:table-cell table:style-name="ce35" office:value-type="float" office:value="1790" calcext:value-type="float">
            <text:p>1,790</text:p>
          </table:table-cell>
          <table:table-cell table:style-name="ce29" office:value-type="float" office:value="8958" calcext:value-type="float">
            <text:p>8,958</text:p>
          </table:table-cell>
          <table:table-cell table:style-name="ce29" office:value-type="float" office:value="1839" calcext:value-type="float">
            <text:p>1,839</text:p>
          </table:table-cell>
          <table:table-cell table:style-name="ce29" office:value-type="float" office:value="1792" calcext:value-type="float">
            <text:p>1,792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1813" calcext:value-type="float">
            <text:p>1,813</text:p>
          </table:table-cell>
          <table:table-cell table:style-name="ce35" office:value-type="float" office:value="1619" calcext:value-type="float">
            <text:p>1,619</text:p>
          </table:table-cell>
          <table:table-cell table:style-name="ce29" office:value-type="float" office:value="6969" calcext:value-type="float">
            <text:p>6,969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335" calcext:value-type="float">
            <text:p>1,335</text:p>
          </table:table-cell>
          <table:table-cell table:style-name="ce35" office:value-type="float" office:value="1242" calcext:value-type="float">
            <text:p>1,242</text:p>
          </table:table-cell>
          <table:table-cell table:style-name="ce29" office:value-type="float" office:value="4366" calcext:value-type="float">
            <text:p>4,366</text:p>
          </table:table-cell>
          <table:table-cell table:style-name="ce29" office:value-type="float" office:value="1121" calcext:value-type="float">
            <text:p>1,121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809" calcext:value-type="float">
            <text:p>809</text:p>
          </table:table-cell>
          <table:table-cell table:style-name="ce35" office:value-type="float" office:value="650" calcext:value-type="float">
            <text:p>650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267" calcext:value-type="float">
            <text:p>267</text:p>
          </table:table-cell>
          <table:table-cell table:style-name="ce35" office:value-type="float" office:value="201" calcext:value-type="float">
            <text:p>201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47" calcext:value-type="float">
            <text:p>47</text:p>
          </table:table-cell>
          <table:table-cell table:style-name="ce35" office:value-type="float" office:value="32" calcext:value-type="float">
            <text:p>32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80528" calcext:value-type="float">
            <text:p>1,280,528</text:p>
          </table:table-cell>
          <table:table-cell table:style-name="ce28" office:value-type="float" office:value="55903" calcext:value-type="float">
            <text:p>55,903</text:p>
          </table:table-cell>
          <table:table-cell table:style-name="ce28" office:value-type="float" office:value="11596" calcext:value-type="float">
            <text:p>11,596</text:p>
          </table:table-cell>
          <table:table-cell table:style-name="ce28" office:value-type="float" office:value="12275" calcext:value-type="float">
            <text:p>12,275</text:p>
          </table:table-cell>
          <table:table-cell table:style-name="ce28" office:value-type="float" office:value="11673" calcext:value-type="float">
            <text:p>11,673</text:p>
          </table:table-cell>
          <table:table-cell table:style-name="ce28" office:value-type="float" office:value="10780" calcext:value-type="float">
            <text:p>10,780</text:p>
          </table:table-cell>
          <table:table-cell table:style-name="ce28" office:value-type="float" office:value="9579" calcext:value-type="float">
            <text:p>9,579</text:p>
          </table:table-cell>
          <table:table-cell table:style-name="ce28" office:value-type="float" office:value="53041" calcext:value-type="float">
            <text:p>53,041</text:p>
          </table:table-cell>
          <table:table-cell table:style-name="ce28" office:value-type="float" office:value="11939" calcext:value-type="float">
            <text:p>11,939</text:p>
          </table:table-cell>
          <table:table-cell table:style-name="ce28" office:value-type="float" office:value="10796" calcext:value-type="float">
            <text:p>10,796</text:p>
          </table:table-cell>
          <table:table-cell table:style-name="ce28" office:value-type="float" office:value="8998" calcext:value-type="float">
            <text:p>8,998</text:p>
          </table:table-cell>
          <table:table-cell table:style-name="ce28" office:value-type="float" office:value="10375" calcext:value-type="float">
            <text:p>10,375</text:p>
          </table:table-cell>
          <table:table-cell table:style-name="ce36" office:value-type="float" office:value="10933" calcext:value-type="float">
            <text:p>10,933</text:p>
          </table:table-cell>
          <table:table-cell table:style-name="ce28" office:value-type="float" office:value="60310" calcext:value-type="float">
            <text:p>60,310</text:p>
          </table:table-cell>
          <table:table-cell table:style-name="ce28" office:value-type="float" office:value="11085" calcext:value-type="float">
            <text:p>11,085</text:p>
          </table:table-cell>
          <table:table-cell table:style-name="ce28" office:value-type="float" office:value="11507" calcext:value-type="float">
            <text:p>11,507</text:p>
          </table:table-cell>
          <table:table-cell table:style-name="ce28" office:value-type="float" office:value="11698" calcext:value-type="float">
            <text:p>11,698</text:p>
          </table:table-cell>
          <table:table-cell table:style-name="ce28" office:value-type="float" office:value="12729" calcext:value-type="float">
            <text:p>12,729</text:p>
          </table:table-cell>
          <table:table-cell table:style-name="ce36" office:value-type="float" office:value="13291" calcext:value-type="float">
            <text:p>13,291</text:p>
          </table:table-cell>
          <table:table-cell table:style-name="ce28" office:value-type="float" office:value="78491" calcext:value-type="float">
            <text:p>78,491</text:p>
          </table:table-cell>
          <table:table-cell table:style-name="ce28" office:value-type="float" office:value="14298" calcext:value-type="float">
            <text:p>14,298</text:p>
          </table:table-cell>
          <table:table-cell table:style-name="ce28" office:value-type="float" office:value="14683" calcext:value-type="float">
            <text:p>14,683</text:p>
          </table:table-cell>
          <table:table-cell table:style-name="ce28" office:value-type="float" office:value="17319" calcext:value-type="float">
            <text:p>17,319</text:p>
          </table:table-cell>
          <table:table-cell table:style-name="ce28" office:value-type="float" office:value="16485" calcext:value-type="float">
            <text:p>16,485</text:p>
          </table:table-cell>
          <table:table-cell table:style-name="ce36" office:value-type="float" office:value="15706" calcext:value-type="float">
            <text:p>15,706</text:p>
          </table:table-cell>
          <table:table-cell table:style-name="ce28" office:value-type="float" office:value="91053" calcext:value-type="float">
            <text:p>91,053</text:p>
          </table:table-cell>
          <table:table-cell table:style-name="ce28" office:value-type="float" office:value="17983" calcext:value-type="float">
            <text:p>17,983</text:p>
          </table:table-cell>
          <table:table-cell table:style-name="ce28" office:value-type="float" office:value="18527" calcext:value-type="float">
            <text:p>18,527</text:p>
          </table:table-cell>
          <table:table-cell table:style-name="ce28" office:value-type="float" office:value="18174" calcext:value-type="float">
            <text:p>18,174</text:p>
          </table:table-cell>
          <table:table-cell table:style-name="ce28" office:value-type="float" office:value="18046" calcext:value-type="float">
            <text:p>18,046</text:p>
          </table:table-cell>
          <table:table-cell table:style-name="ce36" office:value-type="float" office:value="18323" calcext:value-type="float">
            <text:p>18,323</text:p>
          </table:table-cell>
          <table:table-cell table:style-name="ce28" office:value-type="float" office:value="93045" calcext:value-type="float">
            <text:p>93,045</text:p>
          </table:table-cell>
          <table:table-cell table:style-name="ce28" office:value-type="float" office:value="18576" calcext:value-type="float">
            <text:p>18,576</text:p>
          </table:table-cell>
          <table:table-cell table:style-name="ce28" office:value-type="float" office:value="18051" calcext:value-type="float">
            <text:p>18,051</text:p>
          </table:table-cell>
          <table:table-cell table:style-name="ce28" office:value-type="float" office:value="18906" calcext:value-type="float">
            <text:p>18,906</text:p>
          </table:table-cell>
          <table:table-cell table:style-name="ce28" office:value-type="float" office:value="18289" calcext:value-type="float">
            <text:p>18,289</text:p>
          </table:table-cell>
          <table:table-cell table:style-name="ce36" office:value-type="float" office:value="19223" calcext:value-type="float">
            <text:p>19,223</text:p>
          </table:table-cell>
          <table:table-cell table:style-name="ce28" office:value-type="float" office:value="96111" calcext:value-type="float">
            <text:p>96,111</text:p>
          </table:table-cell>
          <table:table-cell table:style-name="ce28" office:value-type="float" office:value="17871" calcext:value-type="float">
            <text:p>17,871</text:p>
          </table:table-cell>
          <table:table-cell table:style-name="ce28" office:value-type="float" office:value="17657" calcext:value-type="float">
            <text:p>17,657</text:p>
          </table:table-cell>
          <table:table-cell table:style-name="ce28" office:value-type="float" office:value="19159" calcext:value-type="float">
            <text:p>19,159</text:p>
          </table:table-cell>
          <table:table-cell table:style-name="ce28" office:value-type="float" office:value="20643" calcext:value-type="float">
            <text:p>20,643</text:p>
          </table:table-cell>
          <table:table-cell table:style-name="ce36" office:value-type="float" office:value="20781" calcext:value-type="float">
            <text:p>20,781</text:p>
          </table:table-cell>
          <table:table-cell table:style-name="ce28" office:value-type="float" office:value="108467" calcext:value-type="float">
            <text:p>108,467</text:p>
          </table:table-cell>
          <table:table-cell table:style-name="ce28" office:value-type="float" office:value="21534" calcext:value-type="float">
            <text:p>21,534</text:p>
          </table:table-cell>
          <table:table-cell table:style-name="ce28" office:value-type="float" office:value="22154" calcext:value-type="float">
            <text:p>22,154</text:p>
          </table:table-cell>
          <table:table-cell table:style-name="ce28" office:value-type="float" office:value="21573" calcext:value-type="float">
            <text:p>21,573</text:p>
          </table:table-cell>
          <table:table-cell table:style-name="ce28" office:value-type="float" office:value="21856" calcext:value-type="float">
            <text:p>21,856</text:p>
          </table:table-cell>
          <table:table-cell table:style-name="ce36" office:value-type="float" office:value="21350" calcext:value-type="float">
            <text:p>21,350</text:p>
          </table:table-cell>
          <table:table-cell table:style-name="ce28" office:value-type="float" office:value="95117" calcext:value-type="float">
            <text:p>95,117</text:p>
          </table:table-cell>
          <table:table-cell table:style-name="ce28" office:value-type="float" office:value="20158" calcext:value-type="float">
            <text:p>20,158</text:p>
          </table:table-cell>
          <table:table-cell table:style-name="ce28" office:value-type="float" office:value="20784" calcext:value-type="float">
            <text:p>20,784</text:p>
          </table:table-cell>
          <table:table-cell table:style-name="ce28" office:value-type="float" office:value="18845" calcext:value-type="float">
            <text:p>18,845</text:p>
          </table:table-cell>
          <table:table-cell table:style-name="ce28" office:value-type="float" office:value="17929" calcext:value-type="float">
            <text:p>17,929</text:p>
          </table:table-cell>
          <table:table-cell table:style-name="ce36" office:value-type="float" office:value="17401" calcext:value-type="float">
            <text:p>17,401</text:p>
          </table:table-cell>
          <table:table-cell table:style-name="ce28" office:value-type="float" office:value="88593" calcext:value-type="float">
            <text:p>88,593</text:p>
          </table:table-cell>
          <table:table-cell table:style-name="ce28" office:value-type="float" office:value="17333" calcext:value-type="float">
            <text:p>17,333</text:p>
          </table:table-cell>
          <table:table-cell table:style-name="ce28" office:value-type="float" office:value="17448" calcext:value-type="float">
            <text:p>17,448</text:p>
          </table:table-cell>
          <table:table-cell table:style-name="ce28" office:value-type="float" office:value="17779" calcext:value-type="float">
            <text:p>17,779</text:p>
          </table:table-cell>
          <table:table-cell table:style-name="ce28" office:value-type="float" office:value="17958" calcext:value-type="float">
            <text:p>17,958</text:p>
          </table:table-cell>
          <table:table-cell table:style-name="ce36" office:value-type="float" office:value="18075" calcext:value-type="float">
            <text:p>18,075</text:p>
          </table:table-cell>
          <table:table-cell table:style-name="ce28" office:value-type="float" office:value="93288" calcext:value-type="float">
            <text:p>93,288</text:p>
          </table:table-cell>
          <table:table-cell table:style-name="ce28" office:value-type="float" office:value="17930" calcext:value-type="float">
            <text:p>17,930</text:p>
          </table:table-cell>
          <table:table-cell table:style-name="ce28" office:value-type="float" office:value="18309" calcext:value-type="float">
            <text:p>18,309</text:p>
          </table:table-cell>
          <table:table-cell table:style-name="ce28" office:value-type="float" office:value="18465" calcext:value-type="float">
            <text:p>18,465</text:p>
          </table:table-cell>
          <table:table-cell table:style-name="ce28" office:value-type="float" office:value="19343" calcext:value-type="float">
            <text:p>19,343</text:p>
          </table:table-cell>
          <table:table-cell table:style-name="ce36" office:value-type="float" office:value="19241" calcext:value-type="float">
            <text:p>19,241</text:p>
          </table:table-cell>
          <table:table-cell table:style-name="ce28" office:value-type="float" office:value="94564" calcext:value-type="float">
            <text:p>94,564</text:p>
          </table:table-cell>
          <table:table-cell table:style-name="ce28" office:value-type="float" office:value="19564" calcext:value-type="float">
            <text:p>19,564</text:p>
          </table:table-cell>
          <table:table-cell table:style-name="ce28" office:value-type="float" office:value="19108" calcext:value-type="float">
            <text:p>19,108</text:p>
          </table:table-cell>
          <table:table-cell table:style-name="ce28" office:value-type="float" office:value="18638" calcext:value-type="float">
            <text:p>18,638</text:p>
          </table:table-cell>
          <table:table-cell table:style-name="ce28" office:value-type="float" office:value="18534" calcext:value-type="float">
            <text:p>18,534</text:p>
          </table:table-cell>
          <table:table-cell table:style-name="ce36" office:value-type="float" office:value="18720" calcext:value-type="float">
            <text:p>18,720</text:p>
          </table:table-cell>
          <table:table-cell table:style-name="ce28" office:value-type="float" office:value="81103" calcext:value-type="float">
            <text:p>81,103</text:p>
          </table:table-cell>
          <table:table-cell table:style-name="ce28" office:value-type="float" office:value="16181" calcext:value-type="float">
            <text:p>16,181</text:p>
          </table:table-cell>
          <table:table-cell table:style-name="ce28" office:value-type="float" office:value="17493" calcext:value-type="float">
            <text:p>17,493</text:p>
          </table:table-cell>
          <table:table-cell table:style-name="ce28" office:value-type="float" office:value="16523" calcext:value-type="float">
            <text:p>16,523</text:p>
          </table:table-cell>
          <table:table-cell table:style-name="ce28" office:value-type="float" office:value="16046" calcext:value-type="float">
            <text:p>16,046</text:p>
          </table:table-cell>
          <table:table-cell table:style-name="ce36" office:value-type="float" office:value="14860" calcext:value-type="float">
            <text:p>14,860</text:p>
          </table:table-cell>
          <table:table-cell table:style-name="ce28" office:value-type="float" office:value="64641" calcext:value-type="float">
            <text:p>64,641</text:p>
          </table:table-cell>
          <table:table-cell table:style-name="ce28" office:value-type="float" office:value="14685" calcext:value-type="float">
            <text:p>14,685</text:p>
          </table:table-cell>
          <table:table-cell table:style-name="ce28" office:value-type="float" office:value="14687" calcext:value-type="float">
            <text:p>14,687</text:p>
          </table:table-cell>
          <table:table-cell table:style-name="ce28" office:value-type="float" office:value="12908" calcext:value-type="float">
            <text:p>12,908</text:p>
          </table:table-cell>
          <table:table-cell table:style-name="ce28" office:value-type="float" office:value="11881" calcext:value-type="float">
            <text:p>11,881</text:p>
          </table:table-cell>
          <table:table-cell table:style-name="ce36" office:value-type="float" office:value="10480" calcext:value-type="float">
            <text:p>10,480</text:p>
          </table:table-cell>
          <table:table-cell table:style-name="ce28" office:value-type="float" office:value="38520" calcext:value-type="float">
            <text:p>38,520</text:p>
          </table:table-cell>
          <table:table-cell table:style-name="ce28" office:value-type="float" office:value="9589" calcext:value-type="float">
            <text:p>9,589</text:p>
          </table:table-cell>
          <table:table-cell table:style-name="ce28" office:value-type="float" office:value="7755" calcext:value-type="float">
            <text:p>7,755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7339" calcext:value-type="float">
            <text:p>7,339</text:p>
          </table:table-cell>
          <table:table-cell table:style-name="ce36" office:value-type="float" office:value="7802" calcext:value-type="float">
            <text:p>7,802</text:p>
          </table:table-cell>
          <table:table-cell table:style-name="ce28" office:value-type="float" office:value="37411" calcext:value-type="float">
            <text:p>37,411</text:p>
          </table:table-cell>
          <table:table-cell table:style-name="ce28" office:value-type="float" office:value="7711" calcext:value-type="float">
            <text:p>7,711</text:p>
          </table:table-cell>
          <table:table-cell table:style-name="ce28" office:value-type="float" office:value="7615" calcext:value-type="float">
            <text:p>7,615</text:p>
          </table:table-cell>
          <table:table-cell table:style-name="ce28" office:value-type="float" office:value="7654" calcext:value-type="float">
            <text:p>7,654</text:p>
          </table:table-cell>
          <table:table-cell table:style-name="ce28" office:value-type="float" office:value="7592" calcext:value-type="float">
            <text:p>7,592</text:p>
          </table:table-cell>
          <table:table-cell table:style-name="ce36" office:value-type="float" office:value="6839" calcext:value-type="float">
            <text:p>6,839</text:p>
          </table:table-cell>
          <table:table-cell table:style-name="ce28" office:value-type="float" office:value="27907" calcext:value-type="float">
            <text:p>27,907</text:p>
          </table:table-cell>
          <table:table-cell table:style-name="ce28" office:value-type="float" office:value="6348" calcext:value-type="float">
            <text:p>6,348</text:p>
          </table:table-cell>
          <table:table-cell table:style-name="ce28" office:value-type="float" office:value="6099" calcext:value-type="float">
            <text:p>6,099</text:p>
          </table:table-cell>
          <table:table-cell table:style-name="ce28" office:value-type="float" office:value="5535" calcext:value-type="float">
            <text:p>5,535</text:p>
          </table:table-cell>
          <table:table-cell table:style-name="ce28" office:value-type="float" office:value="5171" calcext:value-type="float">
            <text:p>5,171</text:p>
          </table:table-cell>
          <table:table-cell table:style-name="ce36" office:value-type="float" office:value="4754" calcext:value-type="float">
            <text:p>4,754</text:p>
          </table:table-cell>
          <table:table-cell table:style-name="ce28" office:value-type="float" office:value="15925" calcext:value-type="float">
            <text:p>15,925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3790" calcext:value-type="float">
            <text:p>3,790</text:p>
          </table:table-cell>
          <table:table-cell table:style-name="ce28" office:value-type="float" office:value="3166" calcext:value-type="float">
            <text:p>3,166</text:p>
          </table:table-cell>
          <table:table-cell table:style-name="ce28" office:value-type="float" office:value="2667" calcext:value-type="float">
            <text:p>2,667</text:p>
          </table:table-cell>
          <table:table-cell table:style-name="ce36" office:value-type="float" office:value="2107" calcext:value-type="float">
            <text:p>2,107</text:p>
          </table:table-cell>
          <table:table-cell table:style-name="ce28" office:value-type="float" office:value="5747" calcext:value-type="float">
            <text:p>5,747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746" calcext:value-type="float">
            <text:p>746</text:p>
          </table:table-cell>
          <table:table-cell table:style-name="ce36" office:value-type="float" office:value="610" calcext:value-type="float">
            <text:p>610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37" calcext:value-type="float">
            <text:p>137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2498" calcext:value-type="float">
            <text:p>652,498</text:p>
          </table:table-cell>
          <table:table-cell table:style-name="ce28" office:value-type="float" office:value="29065" calcext:value-type="float">
            <text:p>29,065</text:p>
          </table:table-cell>
          <table:table-cell table:style-name="ce40" office:value-type="float" office:value="5962" calcext:value-type="float">
            <text:p>5,962</text:p>
          </table:table-cell>
          <table:table-cell table:style-name="ce40" office:value-type="float" office:value="6380" calcext:value-type="float">
            <text:p>6,380</text:p>
          </table:table-cell>
          <table:table-cell table:style-name="ce40" office:value-type="float" office:value="6090" calcext:value-type="float">
            <text:p>6,090</text:p>
          </table:table-cell>
          <table:table-cell table:style-name="ce40" office:value-type="float" office:value="5681" calcext:value-type="float">
            <text:p>5,681</text:p>
          </table:table-cell>
          <table:table-cell table:style-name="ce40" office:value-type="float" office:value="4952" calcext:value-type="float">
            <text:p>4,952</text:p>
          </table:table-cell>
          <table:table-cell table:style-name="ce40" office:value-type="float" office:value="27559" calcext:value-type="float">
            <text:p>27,559</text:p>
          </table:table-cell>
          <table:table-cell table:style-name="ce40" office:value-type="float" office:value="6247" calcext:value-type="float">
            <text:p>6,247</text:p>
          </table:table-cell>
          <table:table-cell table:style-name="ce40" office:value-type="float" office:value="5563" calcext:value-type="float">
            <text:p>5,563</text:p>
          </table:table-cell>
          <table:table-cell table:style-name="ce40" office:value-type="float" office:value="4672" calcext:value-type="float">
            <text:p>4,672</text:p>
          </table:table-cell>
          <table:table-cell table:style-name="ce40" office:value-type="float" office:value="5424" calcext:value-type="float">
            <text:p>5,424</text:p>
          </table:table-cell>
          <table:table-cell table:style-name="ce51" office:value-type="float" office:value="5653" calcext:value-type="float">
            <text:p>5,653</text:p>
          </table:table-cell>
          <table:table-cell table:style-name="ce40" office:value-type="float" office:value="31871" calcext:value-type="float">
            <text:p>31,871</text:p>
          </table:table-cell>
          <table:table-cell table:style-name="ce40" office:value-type="float" office:value="5870" calcext:value-type="float">
            <text:p>5,870</text:p>
          </table:table-cell>
          <table:table-cell table:style-name="ce40" office:value-type="float" office:value="6165" calcext:value-type="float">
            <text:p>6,165</text:p>
          </table:table-cell>
          <table:table-cell table:style-name="ce40" office:value-type="float" office:value="6139" calcext:value-type="float">
            <text:p>6,139</text:p>
          </table:table-cell>
          <table:table-cell table:style-name="ce40" office:value-type="float" office:value="6684" calcext:value-type="float">
            <text:p>6,684</text:p>
          </table:table-cell>
          <table:table-cell table:style-name="ce51" office:value-type="float" office:value="7013" calcext:value-type="float">
            <text:p>7,013</text:p>
          </table:table-cell>
          <table:table-cell table:style-name="ce40" office:value-type="float" office:value="41149" calcext:value-type="float">
            <text:p>41,149</text:p>
          </table:table-cell>
          <table:table-cell table:style-name="ce40" office:value-type="float" office:value="7556" calcext:value-type="float">
            <text:p>7,556</text:p>
          </table:table-cell>
          <table:table-cell table:style-name="ce40" office:value-type="float" office:value="7678" calcext:value-type="float">
            <text:p>7,678</text:p>
          </table:table-cell>
          <table:table-cell table:style-name="ce40" office:value-type="float" office:value="9098" calcext:value-type="float">
            <text:p>9,098</text:p>
          </table:table-cell>
          <table:table-cell table:style-name="ce40" office:value-type="float" office:value="8688" calcext:value-type="float">
            <text:p>8,688</text:p>
          </table:table-cell>
          <table:table-cell table:style-name="ce51" office:value-type="float" office:value="8129" calcext:value-type="float">
            <text:p>8,129</text:p>
          </table:table-cell>
          <table:table-cell table:style-name="ce40" office:value-type="float" office:value="47338" calcext:value-type="float">
            <text:p>47,338</text:p>
          </table:table-cell>
          <table:table-cell table:style-name="ce40" office:value-type="float" office:value="9277" calcext:value-type="float">
            <text:p>9,277</text:p>
          </table:table-cell>
          <table:table-cell table:style-name="ce40" office:value-type="float" office:value="9742" calcext:value-type="float">
            <text:p>9,742</text:p>
          </table:table-cell>
          <table:table-cell table:style-name="ce40" office:value-type="float" office:value="9538" calcext:value-type="float">
            <text:p>9,538</text:p>
          </table:table-cell>
          <table:table-cell table:style-name="ce40" office:value-type="float" office:value="9315" calcext:value-type="float">
            <text:p>9,315</text:p>
          </table:table-cell>
          <table:table-cell table:style-name="ce51" office:value-type="float" office:value="9466" calcext:value-type="float">
            <text:p>9,466</text:p>
          </table:table-cell>
          <table:table-cell table:style-name="ce40" office:value-type="float" office:value="48756" calcext:value-type="float">
            <text:p>48,756</text:p>
          </table:table-cell>
          <table:table-cell table:style-name="ce40" office:value-type="float" office:value="9706" calcext:value-type="float">
            <text:p>9,706</text:p>
          </table:table-cell>
          <table:table-cell table:style-name="ce40" office:value-type="float" office:value="9535" calcext:value-type="float">
            <text:p>9,535</text:p>
          </table:table-cell>
          <table:table-cell table:style-name="ce40" office:value-type="float" office:value="9925" calcext:value-type="float">
            <text:p>9,925</text:p>
          </table:table-cell>
          <table:table-cell table:style-name="ce40" office:value-type="float" office:value="9548" calcext:value-type="float">
            <text:p>9,548</text:p>
          </table:table-cell>
          <table:table-cell table:style-name="ce51" office:value-type="float" office:value="10042" calcext:value-type="float">
            <text:p>10,042</text:p>
          </table:table-cell>
          <table:table-cell table:style-name="ce40" office:value-type="float" office:value="49734" calcext:value-type="float">
            <text:p>49,734</text:p>
          </table:table-cell>
          <table:table-cell table:style-name="ce40" office:value-type="float" office:value="9387" calcext:value-type="float">
            <text:p>9,387</text:p>
          </table:table-cell>
          <table:table-cell table:style-name="ce40" office:value-type="float" office:value="9144" calcext:value-type="float">
            <text:p>9,144</text:p>
          </table:table-cell>
          <table:table-cell table:style-name="ce40" office:value-type="float" office:value="9906" calcext:value-type="float">
            <text:p>9,906</text:p>
          </table:table-cell>
          <table:table-cell table:style-name="ce40" office:value-type="float" office:value="10722" calcext:value-type="float">
            <text:p>10,722</text:p>
          </table:table-cell>
          <table:table-cell table:style-name="ce51" office:value-type="float" office:value="10575" calcext:value-type="float">
            <text:p>10,575</text:p>
          </table:table-cell>
          <table:table-cell table:style-name="ce40" office:value-type="float" office:value="55563" calcext:value-type="float">
            <text:p>55,563</text:p>
          </table:table-cell>
          <table:table-cell table:style-name="ce40" office:value-type="float" office:value="10900" calcext:value-type="float">
            <text:p>10,900</text:p>
          </table:table-cell>
          <table:table-cell table:style-name="ce40" office:value-type="float" office:value="11394" calcext:value-type="float">
            <text:p>11,394</text:p>
          </table:table-cell>
          <table:table-cell table:style-name="ce40" office:value-type="float" office:value="10982" calcext:value-type="float">
            <text:p>10,982</text:p>
          </table:table-cell>
          <table:table-cell table:style-name="ce40" office:value-type="float" office:value="11280" calcext:value-type="float">
            <text:p>11,280</text:p>
          </table:table-cell>
          <table:table-cell table:style-name="ce51" office:value-type="float" office:value="11007" calcext:value-type="float">
            <text:p>11,007</text:p>
          </table:table-cell>
          <table:table-cell table:style-name="ce40" office:value-type="float" office:value="48940" calcext:value-type="float">
            <text:p>48,940</text:p>
          </table:table-cell>
          <table:table-cell table:style-name="ce40" office:value-type="float" office:value="10343" calcext:value-type="float">
            <text:p>10,343</text:p>
          </table:table-cell>
          <table:table-cell table:style-name="ce40" office:value-type="float" office:value="10605" calcext:value-type="float">
            <text:p>10,605</text:p>
          </table:table-cell>
          <table:table-cell table:style-name="ce40" office:value-type="float" office:value="9860" calcext:value-type="float">
            <text:p>9,860</text:p>
          </table:table-cell>
          <table:table-cell table:style-name="ce40" office:value-type="float" office:value="9161" calcext:value-type="float">
            <text:p>9,161</text:p>
          </table:table-cell>
          <table:table-cell table:style-name="ce51" office:value-type="float" office:value="8971" calcext:value-type="float">
            <text:p>8,971</text:p>
          </table:table-cell>
          <table:table-cell table:style-name="ce40" office:value-type="float" office:value="45946" calcext:value-type="float">
            <text:p>45,946</text:p>
          </table:table-cell>
          <table:table-cell table:style-name="ce40" office:value-type="float" office:value="8906" calcext:value-type="float">
            <text:p>8,906</text:p>
          </table:table-cell>
          <table:table-cell table:style-name="ce40" office:value-type="float" office:value="8993" calcext:value-type="float">
            <text:p>8,993</text:p>
          </table:table-cell>
          <table:table-cell table:style-name="ce40" office:value-type="float" office:value="9201" calcext:value-type="float">
            <text:p>9,201</text:p>
          </table:table-cell>
          <table:table-cell table:style-name="ce40" office:value-type="float" office:value="9392" calcext:value-type="float">
            <text:p>9,392</text:p>
          </table:table-cell>
          <table:table-cell table:style-name="ce51" office:value-type="float" office:value="9454" calcext:value-type="float">
            <text:p>9,454</text:p>
          </table:table-cell>
          <table:table-cell table:style-name="ce40" office:value-type="float" office:value="48381" calcext:value-type="float">
            <text:p>48,381</text:p>
          </table:table-cell>
          <table:table-cell table:style-name="ce40" office:value-type="float" office:value="9229" calcext:value-type="float">
            <text:p>9,229</text:p>
          </table:table-cell>
          <table:table-cell table:style-name="ce40" office:value-type="float" office:value="9514" calcext:value-type="float">
            <text:p>9,514</text:p>
          </table:table-cell>
          <table:table-cell table:style-name="ce40" office:value-type="float" office:value="9658" calcext:value-type="float">
            <text:p>9,658</text:p>
          </table:table-cell>
          <table:table-cell table:style-name="ce40" office:value-type="float" office:value="10055" calcext:value-type="float">
            <text:p>10,055</text:p>
          </table:table-cell>
          <table:table-cell table:style-name="ce51" office:value-type="float" office:value="9925" calcext:value-type="float">
            <text:p>9,925</text:p>
          </table:table-cell>
          <table:table-cell table:style-name="ce40" office:value-type="float" office:value="48848" calcext:value-type="float">
            <text:p>48,848</text:p>
          </table:table-cell>
          <table:table-cell table:style-name="ce40" office:value-type="float" office:value="10128" calcext:value-type="float">
            <text:p>10,128</text:p>
          </table:table-cell>
          <table:table-cell table:style-name="ce40" office:value-type="float" office:value="9970" calcext:value-type="float">
            <text:p>9,970</text:p>
          </table:table-cell>
          <table:table-cell table:style-name="ce40" office:value-type="float" office:value="9615" calcext:value-type="float">
            <text:p>9,615</text:p>
          </table:table-cell>
          <table:table-cell table:style-name="ce40" office:value-type="float" office:value="9415" calcext:value-type="float">
            <text:p>9,415</text:p>
          </table:table-cell>
          <table:table-cell table:style-name="ce51" office:value-type="float" office:value="9720" calcext:value-type="float">
            <text:p>9,720</text:p>
          </table:table-cell>
          <table:table-cell table:style-name="ce40" office:value-type="float" office:value="41226" calcext:value-type="float">
            <text:p>41,226</text:p>
          </table:table-cell>
          <table:table-cell table:style-name="ce40" office:value-type="float" office:value="8269" calcext:value-type="float">
            <text:p>8,269</text:p>
          </table:table-cell>
          <table:table-cell table:style-name="ce40" office:value-type="float" office:value="8976" calcext:value-type="float">
            <text:p>8,976</text:p>
          </table:table-cell>
          <table:table-cell table:style-name="ce40" office:value-type="float" office:value="8427" calcext:value-type="float">
            <text:p>8,427</text:p>
          </table:table-cell>
          <table:table-cell table:style-name="ce40" office:value-type="float" office:value="8051" calcext:value-type="float">
            <text:p>8,051</text:p>
          </table:table-cell>
          <table:table-cell table:style-name="ce51" office:value-type="float" office:value="7503" calcext:value-type="float">
            <text:p>7,503</text:p>
          </table:table-cell>
          <table:table-cell table:style-name="ce40" office:value-type="float" office:value="32080" calcext:value-type="float">
            <text:p>32,080</text:p>
          </table:table-cell>
          <table:table-cell table:style-name="ce40" office:value-type="float" office:value="7321" calcext:value-type="float">
            <text:p>7,321</text:p>
          </table:table-cell>
          <table:table-cell table:style-name="ce40" office:value-type="float" office:value="7383" calcext:value-type="float">
            <text:p>7,383</text:p>
          </table:table-cell>
          <table:table-cell table:style-name="ce40" office:value-type="float" office:value="6450" calcext:value-type="float">
            <text:p>6,450</text:p>
          </table:table-cell>
          <table:table-cell table:style-name="ce40" office:value-type="float" office:value="5797" calcext:value-type="float">
            <text:p>5,797</text:p>
          </table:table-cell>
          <table:table-cell table:style-name="ce51" office:value-type="float" office:value="5129" calcext:value-type="float">
            <text:p>5,129</text:p>
          </table:table-cell>
          <table:table-cell table:style-name="ce40" office:value-type="float" office:value="18579" calcext:value-type="float">
            <text:p>18,579</text:p>
          </table:table-cell>
          <table:table-cell table:style-name="ce40" office:value-type="float" office:value="4771" calcext:value-type="float">
            <text:p>4,771</text:p>
          </table:table-cell>
          <table:table-cell table:style-name="ce40" office:value-type="float" office:value="3689" calcext:value-type="float">
            <text:p>3,689</text:p>
          </table:table-cell>
          <table:table-cell table:style-name="ce40" office:value-type="float" office:value="2890" calcext:value-type="float">
            <text:p>2,890</text:p>
          </table:table-cell>
          <table:table-cell table:style-name="ce40" office:value-type="float" office:value="3500" calcext:value-type="float">
            <text:p>3,500</text:p>
          </table:table-cell>
          <table:table-cell table:style-name="ce51" office:value-type="float" office:value="3729" calcext:value-type="float">
            <text:p>3,729</text:p>
          </table:table-cell>
          <table:table-cell table:style-name="ce40" office:value-type="float" office:value="17233" calcext:value-type="float">
            <text:p>17,233</text:p>
          </table:table-cell>
          <table:table-cell table:style-name="ce40" office:value-type="float" office:value="3578" calcext:value-type="float">
            <text:p>3,578</text:p>
          </table:table-cell>
          <table:table-cell table:style-name="ce40" office:value-type="float" office:value="3584" calcext:value-type="float">
            <text:p>3,584</text:p>
          </table:table-cell>
          <table:table-cell table:style-name="ce40" office:value-type="float" office:value="3609" calcext:value-type="float">
            <text:p>3,609</text:p>
          </table:table-cell>
          <table:table-cell table:style-name="ce40" office:value-type="float" office:value="3407" calcext:value-type="float">
            <text:p>3,407</text:p>
          </table:table-cell>
          <table:table-cell table:style-name="ce51" office:value-type="float" office:value="3055" calcext:value-type="float">
            <text:p>3,055</text:p>
          </table:table-cell>
          <table:table-cell table:style-name="ce40" office:value-type="float" office:value="11741" calcext:value-type="float">
            <text:p>11,741</text:p>
          </table:table-cell>
          <table:table-cell table:style-name="ce40" office:value-type="float" office:value="2765" calcext:value-type="float">
            <text:p>2,765</text:p>
          </table:table-cell>
          <table:table-cell table:style-name="ce40" office:value-type="float" office:value="2638" calcext:value-type="float">
            <text:p>2,638</text:p>
          </table:table-cell>
          <table:table-cell table:style-name="ce40" office:value-type="float" office:value="2320" calcext:value-type="float">
            <text:p>2,320</text:p>
          </table:table-cell>
          <table:table-cell table:style-name="ce40" office:value-type="float" office:value="2107" calcext:value-type="float">
            <text:p>2,107</text:p>
          </table:table-cell>
          <table:table-cell table:style-name="ce51" office:value-type="float" office:value="1911" calcext:value-type="float">
            <text:p>1,911</text:p>
          </table:table-cell>
          <table:table-cell table:style-name="ce40" office:value-type="float" office:value="6177" calcext:value-type="float">
            <text:p>6,177</text:p>
          </table:table-cell>
          <table:table-cell table:style-name="ce40" office:value-type="float" office:value="1681" calcext:value-type="float">
            <text:p>1,681</text:p>
          </table:table-cell>
          <table:table-cell table:style-name="ce40" office:value-type="float" office:value="1500" calcext:value-type="float">
            <text:p>1,500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991" calcext:value-type="float">
            <text:p>991</text:p>
          </table:table-cell>
          <table:table-cell table:style-name="ce51" office:value-type="float" office:value="785" calcext:value-type="float">
            <text:p>785</text:p>
          </table:table-cell>
          <table:table-cell table:style-name="ce40" office:value-type="float" office:value="1923" calcext:value-type="float">
            <text:p>1,923</text:p>
          </table:table-cell>
          <table:table-cell table:style-name="ce40" office:value-type="float" office:value="623" calcext:value-type="float">
            <text:p>623</text:p>
          </table:table-cell>
          <table:table-cell table:style-name="ce40" office:value-type="float" office:value="493" calcext:value-type="float">
            <text:p>493</text:p>
          </table:table-cell>
          <table:table-cell table:style-name="ce40" office:value-type="float" office:value="383" calcext:value-type="float">
            <text:p>383</text:p>
          </table:table-cell>
          <table:table-cell table:style-name="ce40" office:value-type="float" office:value="242" calcext:value-type="float">
            <text:p>242</text:p>
          </table:table-cell>
          <table:table-cell table:style-name="ce51" office:value-type="float" office:value="182" calcext:value-type="float">
            <text:p>182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36" calcext:value-type="float">
            <text:p>36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8030" calcext:value-type="float">
            <text:p>628,030</text:p>
          </table:table-cell>
          <table:table-cell table:style-name="ce35" office:value-type="float" office:value="26838" calcext:value-type="float">
            <text:p>26,838</text:p>
          </table:table-cell>
          <table:table-cell table:style-name="ce41" office:value-type="float" office:value="5634" calcext:value-type="float">
            <text:p>5,634</text:p>
          </table:table-cell>
          <table:table-cell table:style-name="ce41" office:value-type="float" office:value="5895" calcext:value-type="float">
            <text:p>5,895</text:p>
          </table:table-cell>
          <table:table-cell table:style-name="ce41" office:value-type="float" office:value="5583" calcext:value-type="float">
            <text:p>5,583</text:p>
          </table:table-cell>
          <table:table-cell table:style-name="ce41" office:value-type="float" office:value="5099" calcext:value-type="float">
            <text:p>5,099</text:p>
          </table:table-cell>
          <table:table-cell table:style-name="ce41" office:value-type="float" office:value="4627" calcext:value-type="float">
            <text:p>4,627</text:p>
          </table:table-cell>
          <table:table-cell table:style-name="ce41" office:value-type="float" office:value="25482" calcext:value-type="float">
            <text:p>25,482</text:p>
          </table:table-cell>
          <table:table-cell table:style-name="ce41" office:value-type="float" office:value="5692" calcext:value-type="float">
            <text:p>5,692</text:p>
          </table:table-cell>
          <table:table-cell table:style-name="ce41" office:value-type="float" office:value="5233" calcext:value-type="float">
            <text:p>5,233</text:p>
          </table:table-cell>
          <table:table-cell table:style-name="ce41" office:value-type="float" office:value="4326" calcext:value-type="float">
            <text:p>4,326</text:p>
          </table:table-cell>
          <table:table-cell table:style-name="ce41" office:value-type="float" office:value="4951" calcext:value-type="float">
            <text:p>4,951</text:p>
          </table:table-cell>
          <table:table-cell table:style-name="ce52" office:value-type="float" office:value="5280" calcext:value-type="float">
            <text:p>5,280</text:p>
          </table:table-cell>
          <table:table-cell table:style-name="ce41" office:value-type="float" office:value="28439" calcext:value-type="float">
            <text:p>28,439</text:p>
          </table:table-cell>
          <table:table-cell table:style-name="ce41" office:value-type="float" office:value="5215" calcext:value-type="float">
            <text:p>5,215</text:p>
          </table:table-cell>
          <table:table-cell table:style-name="ce41" office:value-type="float" office:value="5342" calcext:value-type="float">
            <text:p>5,342</text:p>
          </table:table-cell>
          <table:table-cell table:style-name="ce41" office:value-type="float" office:value="5559" calcext:value-type="float">
            <text:p>5,559</text:p>
          </table:table-cell>
          <table:table-cell table:style-name="ce41" office:value-type="float" office:value="6045" calcext:value-type="float">
            <text:p>6,045</text:p>
          </table:table-cell>
          <table:table-cell table:style-name="ce52" office:value-type="float" office:value="6278" calcext:value-type="float">
            <text:p>6,278</text:p>
          </table:table-cell>
          <table:table-cell table:style-name="ce41" office:value-type="float" office:value="37342" calcext:value-type="float">
            <text:p>37,342</text:p>
          </table:table-cell>
          <table:table-cell table:style-name="ce41" office:value-type="float" office:value="6742" calcext:value-type="float">
            <text:p>6,742</text:p>
          </table:table-cell>
          <table:table-cell table:style-name="ce41" office:value-type="float" office:value="7005" calcext:value-type="float">
            <text:p>7,005</text:p>
          </table:table-cell>
          <table:table-cell table:style-name="ce41" office:value-type="float" office:value="8221" calcext:value-type="float">
            <text:p>8,221</text:p>
          </table:table-cell>
          <table:table-cell table:style-name="ce41" office:value-type="float" office:value="7797" calcext:value-type="float">
            <text:p>7,797</text:p>
          </table:table-cell>
          <table:table-cell table:style-name="ce52" office:value-type="float" office:value="7577" calcext:value-type="float">
            <text:p>7,577</text:p>
          </table:table-cell>
          <table:table-cell table:style-name="ce41" office:value-type="float" office:value="43715" calcext:value-type="float">
            <text:p>43,715</text:p>
          </table:table-cell>
          <table:table-cell table:style-name="ce41" office:value-type="float" office:value="8706" calcext:value-type="float">
            <text:p>8,706</text:p>
          </table:table-cell>
          <table:table-cell table:style-name="ce41" office:value-type="float" office:value="8785" calcext:value-type="float">
            <text:p>8,785</text:p>
          </table:table-cell>
          <table:table-cell table:style-name="ce41" office:value-type="float" office:value="8636" calcext:value-type="float">
            <text:p>8,636</text:p>
          </table:table-cell>
          <table:table-cell table:style-name="ce41" office:value-type="float" office:value="8731" calcext:value-type="float">
            <text:p>8,731</text:p>
          </table:table-cell>
          <table:table-cell table:style-name="ce52" office:value-type="float" office:value="8857" calcext:value-type="float">
            <text:p>8,857</text:p>
          </table:table-cell>
          <table:table-cell table:style-name="ce41" office:value-type="float" office:value="44289" calcext:value-type="float">
            <text:p>44,289</text:p>
          </table:table-cell>
          <table:table-cell table:style-name="ce41" office:value-type="float" office:value="8870" calcext:value-type="float">
            <text:p>8,870</text:p>
          </table:table-cell>
          <table:table-cell table:style-name="ce41" office:value-type="float" office:value="8516" calcext:value-type="float">
            <text:p>8,516</text:p>
          </table:table-cell>
          <table:table-cell table:style-name="ce41" office:value-type="float" office:value="8981" calcext:value-type="float">
            <text:p>8,981</text:p>
          </table:table-cell>
          <table:table-cell table:style-name="ce41" office:value-type="float" office:value="8741" calcext:value-type="float">
            <text:p>8,741</text:p>
          </table:table-cell>
          <table:table-cell table:style-name="ce52" office:value-type="float" office:value="9181" calcext:value-type="float">
            <text:p>9,181</text:p>
          </table:table-cell>
          <table:table-cell table:style-name="ce41" office:value-type="float" office:value="46377" calcext:value-type="float">
            <text:p>46,377</text:p>
          </table:table-cell>
          <table:table-cell table:style-name="ce41" office:value-type="float" office:value="8484" calcext:value-type="float">
            <text:p>8,484</text:p>
          </table:table-cell>
          <table:table-cell table:style-name="ce41" office:value-type="float" office:value="8513" calcext:value-type="float">
            <text:p>8,513</text:p>
          </table:table-cell>
          <table:table-cell table:style-name="ce41" office:value-type="float" office:value="9253" calcext:value-type="float">
            <text:p>9,253</text:p>
          </table:table-cell>
          <table:table-cell table:style-name="ce41" office:value-type="float" office:value="9921" calcext:value-type="float">
            <text:p>9,921</text:p>
          </table:table-cell>
          <table:table-cell table:style-name="ce52" office:value-type="float" office:value="10206" calcext:value-type="float">
            <text:p>10,206</text:p>
          </table:table-cell>
          <table:table-cell table:style-name="ce41" office:value-type="float" office:value="52904" calcext:value-type="float">
            <text:p>52,904</text:p>
          </table:table-cell>
          <table:table-cell table:style-name="ce41" office:value-type="float" office:value="10634" calcext:value-type="float">
            <text:p>10,634</text:p>
          </table:table-cell>
          <table:table-cell table:style-name="ce41" office:value-type="float" office:value="10760" calcext:value-type="float">
            <text:p>10,760</text:p>
          </table:table-cell>
          <table:table-cell table:style-name="ce41" office:value-type="float" office:value="10591" calcext:value-type="float">
            <text:p>10,591</text:p>
          </table:table-cell>
          <table:table-cell table:style-name="ce41" office:value-type="float" office:value="10576" calcext:value-type="float">
            <text:p>10,576</text:p>
          </table:table-cell>
          <table:table-cell table:style-name="ce52" office:value-type="float" office:value="10343" calcext:value-type="float">
            <text:p>10,343</text:p>
          </table:table-cell>
          <table:table-cell table:style-name="ce41" office:value-type="float" office:value="46177" calcext:value-type="float">
            <text:p>46,177</text:p>
          </table:table-cell>
          <table:table-cell table:style-name="ce41" office:value-type="float" office:value="9815" calcext:value-type="float">
            <text:p>9,815</text:p>
          </table:table-cell>
          <table:table-cell table:style-name="ce41" office:value-type="float" office:value="10179" calcext:value-type="float">
            <text:p>10,179</text:p>
          </table:table-cell>
          <table:table-cell table:style-name="ce41" office:value-type="float" office:value="8985" calcext:value-type="float">
            <text:p>8,985</text:p>
          </table:table-cell>
          <table:table-cell table:style-name="ce41" office:value-type="float" office:value="8768" calcext:value-type="float">
            <text:p>8,768</text:p>
          </table:table-cell>
          <table:table-cell table:style-name="ce52" office:value-type="float" office:value="8430" calcext:value-type="float">
            <text:p>8,430</text:p>
          </table:table-cell>
          <table:table-cell table:style-name="ce41" office:value-type="float" office:value="42647" calcext:value-type="float">
            <text:p>42,647</text:p>
          </table:table-cell>
          <table:table-cell table:style-name="ce41" office:value-type="float" office:value="8427" calcext:value-type="float">
            <text:p>8,427</text:p>
          </table:table-cell>
          <table:table-cell table:style-name="ce41" office:value-type="float" office:value="8455" calcext:value-type="float">
            <text:p>8,455</text:p>
          </table:table-cell>
          <table:table-cell table:style-name="ce41" office:value-type="float" office:value="8578" calcext:value-type="float">
            <text:p>8,578</text:p>
          </table:table-cell>
          <table:table-cell table:style-name="ce41" office:value-type="float" office:value="8566" calcext:value-type="float">
            <text:p>8,566</text:p>
          </table:table-cell>
          <table:table-cell table:style-name="ce52" office:value-type="float" office:value="8621" calcext:value-type="float">
            <text:p>8,621</text:p>
          </table:table-cell>
          <table:table-cell table:style-name="ce41" office:value-type="float" office:value="44907" calcext:value-type="float">
            <text:p>44,907</text:p>
          </table:table-cell>
          <table:table-cell table:style-name="ce41" office:value-type="float" office:value="8701" calcext:value-type="float">
            <text:p>8,701</text:p>
          </table:table-cell>
          <table:table-cell table:style-name="ce41" office:value-type="float" office:value="8795" calcext:value-type="float">
            <text:p>8,795</text:p>
          </table:table-cell>
          <table:table-cell table:style-name="ce41" office:value-type="float" office:value="8807" calcext:value-type="float">
            <text:p>8,807</text:p>
          </table:table-cell>
          <table:table-cell table:style-name="ce41" office:value-type="float" office:value="9288" calcext:value-type="float">
            <text:p>9,288</text:p>
          </table:table-cell>
          <table:table-cell table:style-name="ce52" office:value-type="float" office:value="9316" calcext:value-type="float">
            <text:p>9,316</text:p>
          </table:table-cell>
          <table:table-cell table:style-name="ce41" office:value-type="float" office:value="45716" calcext:value-type="float">
            <text:p>45,716</text:p>
          </table:table-cell>
          <table:table-cell table:style-name="ce41" office:value-type="float" office:value="9436" calcext:value-type="float">
            <text:p>9,436</text:p>
          </table:table-cell>
          <table:table-cell table:style-name="ce41" office:value-type="float" office:value="9138" calcext:value-type="float">
            <text:p>9,138</text:p>
          </table:table-cell>
          <table:table-cell table:style-name="ce41" office:value-type="float" office:value="9023" calcext:value-type="float">
            <text:p>9,023</text:p>
          </table:table-cell>
          <table:table-cell table:style-name="ce41" office:value-type="float" office:value="9119" calcext:value-type="float">
            <text:p>9,119</text:p>
          </table:table-cell>
          <table:table-cell table:style-name="ce52" office:value-type="float" office:value="9000" calcext:value-type="float">
            <text:p>9,000</text:p>
          </table:table-cell>
          <table:table-cell table:style-name="ce41" office:value-type="float" office:value="39877" calcext:value-type="float">
            <text:p>39,877</text:p>
          </table:table-cell>
          <table:table-cell table:style-name="ce41" office:value-type="float" office:value="7912" calcext:value-type="float">
            <text:p>7,912</text:p>
          </table:table-cell>
          <table:table-cell table:style-name="ce41" office:value-type="float" office:value="8517" calcext:value-type="float">
            <text:p>8,517</text:p>
          </table:table-cell>
          <table:table-cell table:style-name="ce41" office:value-type="float" office:value="8096" calcext:value-type="float">
            <text:p>8,096</text:p>
          </table:table-cell>
          <table:table-cell table:style-name="ce41" office:value-type="float" office:value="7995" calcext:value-type="float">
            <text:p>7,995</text:p>
          </table:table-cell>
          <table:table-cell table:style-name="ce52" office:value-type="float" office:value="7357" calcext:value-type="float">
            <text:p>7,357</text:p>
          </table:table-cell>
          <table:table-cell table:style-name="ce41" office:value-type="float" office:value="32561" calcext:value-type="float">
            <text:p>32,561</text:p>
          </table:table-cell>
          <table:table-cell table:style-name="ce41" office:value-type="float" office:value="7364" calcext:value-type="float">
            <text:p>7,364</text:p>
          </table:table-cell>
          <table:table-cell table:style-name="ce41" office:value-type="float" office:value="7304" calcext:value-type="float">
            <text:p>7,304</text:p>
          </table:table-cell>
          <table:table-cell table:style-name="ce41" office:value-type="float" office:value="6458" calcext:value-type="float">
            <text:p>6,458</text:p>
          </table:table-cell>
          <table:table-cell table:style-name="ce41" office:value-type="float" office:value="6084" calcext:value-type="float">
            <text:p>6,084</text:p>
          </table:table-cell>
          <table:table-cell table:style-name="ce52" office:value-type="float" office:value="5351" calcext:value-type="float">
            <text:p>5,351</text:p>
          </table:table-cell>
          <table:table-cell table:style-name="ce41" office:value-type="float" office:value="19941" calcext:value-type="float">
            <text:p>19,941</text:p>
          </table:table-cell>
          <table:table-cell table:style-name="ce41" office:value-type="float" office:value="4818" calcext:value-type="float">
            <text:p>4,818</text:p>
          </table:table-cell>
          <table:table-cell table:style-name="ce41" office:value-type="float" office:value="4066" calcext:value-type="float">
            <text:p>4,066</text:p>
          </table:table-cell>
          <table:table-cell table:style-name="ce41" office:value-type="float" office:value="3145" calcext:value-type="float">
            <text:p>3,145</text:p>
          </table:table-cell>
          <table:table-cell table:style-name="ce41" office:value-type="float" office:value="3839" calcext:value-type="float">
            <text:p>3,839</text:p>
          </table:table-cell>
          <table:table-cell table:style-name="ce52" office:value-type="float" office:value="4073" calcext:value-type="float">
            <text:p>4,073</text:p>
          </table:table-cell>
          <table:table-cell table:style-name="ce41" office:value-type="float" office:value="20178" calcext:value-type="float">
            <text:p>20,178</text:p>
          </table:table-cell>
          <table:table-cell table:style-name="ce41" office:value-type="float" office:value="4133" calcext:value-type="float">
            <text:p>4,133</text:p>
          </table:table-cell>
          <table:table-cell table:style-name="ce41" office:value-type="float" office:value="4031" calcext:value-type="float">
            <text:p>4,031</text:p>
          </table:table-cell>
          <table:table-cell table:style-name="ce41" office:value-type="float" office:value="4045" calcext:value-type="float">
            <text:p>4,045</text:p>
          </table:table-cell>
          <table:table-cell table:style-name="ce41" office:value-type="float" office:value="4185" calcext:value-type="float">
            <text:p>4,185</text:p>
          </table:table-cell>
          <table:table-cell table:style-name="ce52" office:value-type="float" office:value="3784" calcext:value-type="float">
            <text:p>3,784</text:p>
          </table:table-cell>
          <table:table-cell table:style-name="ce41" office:value-type="float" office:value="16166" calcext:value-type="float">
            <text:p>16,166</text:p>
          </table:table-cell>
          <table:table-cell table:style-name="ce41" office:value-type="float" office:value="3583" calcext:value-type="float">
            <text:p>3,583</text:p>
          </table:table-cell>
          <table:table-cell table:style-name="ce41" office:value-type="float" office:value="3461" calcext:value-type="float">
            <text:p>3,461</text:p>
          </table:table-cell>
          <table:table-cell table:style-name="ce41" office:value-type="float" office:value="3215" calcext:value-type="float">
            <text:p>3,215</text:p>
          </table:table-cell>
          <table:table-cell table:style-name="ce41" office:value-type="float" office:value="3064" calcext:value-type="float">
            <text:p>3,064</text:p>
          </table:table-cell>
          <table:table-cell table:style-name="ce52" office:value-type="float" office:value="2843" calcext:value-type="float">
            <text:p>2,843</text:p>
          </table:table-cell>
          <table:table-cell table:style-name="ce41" office:value-type="float" office:value="9748" calcext:value-type="float">
            <text:p>9,748</text:p>
          </table:table-cell>
          <table:table-cell table:style-name="ce41" office:value-type="float" office:value="2514" calcext:value-type="float">
            <text:p>2,514</text:p>
          </table:table-cell>
          <table:table-cell table:style-name="ce41" office:value-type="float" office:value="2290" calcext:value-type="float">
            <text:p>2,290</text:p>
          </table:table-cell>
          <table:table-cell table:style-name="ce41" office:value-type="float" office:value="1946" calcext:value-type="float">
            <text:p>1,946</text:p>
          </table:table-cell>
          <table:table-cell table:style-name="ce41" office:value-type="float" office:value="1676" calcext:value-type="float">
            <text:p>1,676</text:p>
          </table:table-cell>
          <table:table-cell table:style-name="ce52" office:value-type="float" office:value="1322" calcext:value-type="float">
            <text:p>1,322</text:p>
          </table:table-cell>
          <table:table-cell table:style-name="ce41" office:value-type="float" office:value="3824" calcext:value-type="float">
            <text:p>3,824</text:p>
          </table:table-cell>
          <table:table-cell table:style-name="ce41" office:value-type="float" office:value="1139" calcext:value-type="float">
            <text:p>1,139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745" calcext:value-type="float">
            <text:p>745</text:p>
          </table:table-cell>
          <table:table-cell table:style-name="ce41" office:value-type="float" office:value="504" calcext:value-type="float">
            <text:p>504</text:p>
          </table:table-cell>
          <table:table-cell table:style-name="ce52" office:value-type="float" office:value="428" calcext:value-type="float">
            <text:p>428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101" calcext:value-type="float">
            <text:p>101</text:p>
          </table:table-cell>
          <table:table-cell table:style-name="ce52" office:value-type="float" office:value="55" calcext:value-type="float">
            <text:p>55</text:p>
          </table:table-cell>
          <table:table-cell table:style-name="ce41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0103" calcext:value-type="float">
            <text:p>500,103</text:p>
          </table:table-cell>
          <table:table-cell table:style-name="ce28" office:value-type="float" office:value="15887" calcext:value-type="float">
            <text:p>15,887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3385" calcext:value-type="float">
            <text:p>3,385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3215" calcext:value-type="float">
            <text:p>3,215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17792" calcext:value-type="float">
            <text:p>17,792</text:p>
          </table:table-cell>
          <table:table-cell table:style-name="ce28" office:value-type="float" office:value="3768" calcext:value-type="float">
            <text:p>3,768</text:p>
          </table:table-cell>
          <table:table-cell table:style-name="ce28" office:value-type="float" office:value="3628" calcext:value-type="float">
            <text:p>3,628</text:p>
          </table:table-cell>
          <table:table-cell table:style-name="ce28" office:value-type="float" office:value="3289" calcext:value-type="float">
            <text:p>3,289</text:p>
          </table:table-cell>
          <table:table-cell table:style-name="ce28" office:value-type="float" office:value="3469" calcext:value-type="float">
            <text:p>3,469</text:p>
          </table:table-cell>
          <table:table-cell table:style-name="ce36" office:value-type="float" office:value="3638" calcext:value-type="float">
            <text:p>3,638</text:p>
          </table:table-cell>
          <table:table-cell table:style-name="ce28" office:value-type="float" office:value="21654" calcext:value-type="float">
            <text:p>21,654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4176" calcext:value-type="float">
            <text:p>4,176</text:p>
          </table:table-cell>
          <table:table-cell table:style-name="ce28" office:value-type="float" office:value="4201" calcext:value-type="float">
            <text:p>4,201</text:p>
          </table:table-cell>
          <table:table-cell table:style-name="ce28" office:value-type="float" office:value="4593" calcext:value-type="float">
            <text:p>4,593</text:p>
          </table:table-cell>
          <table:table-cell table:style-name="ce36" office:value-type="float" office:value="4757" calcext:value-type="float">
            <text:p>4,757</text:p>
          </table:table-cell>
          <table:table-cell table:style-name="ce28" office:value-type="float" office:value="29643" calcext:value-type="float">
            <text:p>29,643</text:p>
          </table:table-cell>
          <table:table-cell table:style-name="ce28" office:value-type="float" office:value="5334" calcext:value-type="float">
            <text:p>5,334</text:p>
          </table:table-cell>
          <table:table-cell table:style-name="ce28" office:value-type="float" office:value="5656" calcext:value-type="float">
            <text:p>5,656</text:p>
          </table:table-cell>
          <table:table-cell table:style-name="ce28" office:value-type="float" office:value="6318" calcext:value-type="float">
            <text:p>6,318</text:p>
          </table:table-cell>
          <table:table-cell table:style-name="ce28" office:value-type="float" office:value="6306" calcext:value-type="float">
            <text:p>6,306</text:p>
          </table:table-cell>
          <table:table-cell table:style-name="ce36" office:value-type="float" office:value="6029" calcext:value-type="float">
            <text:p>6,029</text:p>
          </table:table-cell>
          <table:table-cell table:style-name="ce28" office:value-type="float" office:value="36191" calcext:value-type="float">
            <text:p>36,191</text:p>
          </table:table-cell>
          <table:table-cell table:style-name="ce28" office:value-type="float" office:value="6989" calcext:value-type="float">
            <text:p>6,989</text:p>
          </table:table-cell>
          <table:table-cell table:style-name="ce28" office:value-type="float" office:value="7125" calcext:value-type="float">
            <text:p>7,125</text:p>
          </table:table-cell>
          <table:table-cell table:style-name="ce28" office:value-type="float" office:value="7236" calcext:value-type="float">
            <text:p>7,236</text:p>
          </table:table-cell>
          <table:table-cell table:style-name="ce28" office:value-type="float" office:value="7467" calcext:value-type="float">
            <text:p>7,467</text:p>
          </table:table-cell>
          <table:table-cell table:style-name="ce36" office:value-type="float" office:value="7374" calcext:value-type="float">
            <text:p>7,374</text:p>
          </table:table-cell>
          <table:table-cell table:style-name="ce28" office:value-type="float" office:value="35220" calcext:value-type="float">
            <text:p>35,220</text:p>
          </table:table-cell>
          <table:table-cell table:style-name="ce28" office:value-type="float" office:value="7267" calcext:value-type="float">
            <text:p>7,267</text:p>
          </table:table-cell>
          <table:table-cell table:style-name="ce28" office:value-type="float" office:value="7059" calcext:value-type="float">
            <text:p>7,059</text:p>
          </table:table-cell>
          <table:table-cell table:style-name="ce28" office:value-type="float" office:value="7047" calcext:value-type="float">
            <text:p>7,047</text:p>
          </table:table-cell>
          <table:table-cell table:style-name="ce28" office:value-type="float" office:value="6738" calcext:value-type="float">
            <text:p>6,738</text:p>
          </table:table-cell>
          <table:table-cell table:style-name="ce36" office:value-type="float" office:value="7109" calcext:value-type="float">
            <text:p>7,109</text:p>
          </table:table-cell>
          <table:table-cell table:style-name="ce28" office:value-type="float" office:value="33525" calcext:value-type="float">
            <text:p>33,525</text:p>
          </table:table-cell>
          <table:table-cell table:style-name="ce28" office:value-type="float" office:value="6580" calcext:value-type="float">
            <text:p>6,580</text:p>
          </table:table-cell>
          <table:table-cell table:style-name="ce28" office:value-type="float" office:value="6097" calcext:value-type="float">
            <text:p>6,097</text:p>
          </table:table-cell>
          <table:table-cell table:style-name="ce28" office:value-type="float" office:value="6630" calcext:value-type="float">
            <text:p>6,630</text:p>
          </table:table-cell>
          <table:table-cell table:style-name="ce28" office:value-type="float" office:value="6952" calcext:value-type="float">
            <text:p>6,952</text:p>
          </table:table-cell>
          <table:table-cell table:style-name="ce36" office:value-type="float" office:value="7266" calcext:value-type="float">
            <text:p>7,266</text:p>
          </table:table-cell>
          <table:table-cell table:style-name="ce28" office:value-type="float" office:value="37753" calcext:value-type="float">
            <text:p>37,753</text:p>
          </table:table-cell>
          <table:table-cell table:style-name="ce28" office:value-type="float" office:value="7496" calcext:value-type="float">
            <text:p>7,496</text:p>
          </table:table-cell>
          <table:table-cell table:style-name="ce28" office:value-type="float" office:value="7607" calcext:value-type="float">
            <text:p>7,607</text:p>
          </table:table-cell>
          <table:table-cell table:style-name="ce28" office:value-type="float" office:value="7609" calcext:value-type="float">
            <text:p>7,609</text:p>
          </table:table-cell>
          <table:table-cell table:style-name="ce28" office:value-type="float" office:value="7678" calcext:value-type="float">
            <text:p>7,678</text:p>
          </table:table-cell>
          <table:table-cell table:style-name="ce36" office:value-type="float" office:value="7363" calcext:value-type="float">
            <text:p>7,363</text:p>
          </table:table-cell>
          <table:table-cell table:style-name="ce28" office:value-type="float" office:value="34466" calcext:value-type="float">
            <text:p>34,466</text:p>
          </table:table-cell>
          <table:table-cell table:style-name="ce28" office:value-type="float" office:value="7063" calcext:value-type="float">
            <text:p>7,063</text:p>
          </table:table-cell>
          <table:table-cell table:style-name="ce28" office:value-type="float" office:value="7575" calcext:value-type="float">
            <text:p>7,575</text:p>
          </table:table-cell>
          <table:table-cell table:style-name="ce28" office:value-type="float" office:value="6832" calcext:value-type="float">
            <text:p>6,832</text:p>
          </table:table-cell>
          <table:table-cell table:style-name="ce28" office:value-type="float" office:value="6514" calcext:value-type="float">
            <text:p>6,514</text:p>
          </table:table-cell>
          <table:table-cell table:style-name="ce36" office:value-type="float" office:value="6482" calcext:value-type="float">
            <text:p>6,482</text:p>
          </table:table-cell>
          <table:table-cell table:style-name="ce28" office:value-type="float" office:value="36989" calcext:value-type="float">
            <text:p>36,989</text:p>
          </table:table-cell>
          <table:table-cell table:style-name="ce28" office:value-type="float" office:value="6831" calcext:value-type="float">
            <text:p>6,831</text:p>
          </table:table-cell>
          <table:table-cell table:style-name="ce28" office:value-type="float" office:value="7097" calcext:value-type="float">
            <text:p>7,097</text:p>
          </table:table-cell>
          <table:table-cell table:style-name="ce28" office:value-type="float" office:value="7463" calcext:value-type="float">
            <text:p>7,463</text:p>
          </table:table-cell>
          <table:table-cell table:style-name="ce28" office:value-type="float" office:value="7642" calcext:value-type="float">
            <text:p>7,642</text:p>
          </table:table-cell>
          <table:table-cell table:style-name="ce36" office:value-type="float" office:value="7956" calcext:value-type="float">
            <text:p>7,956</text:p>
          </table:table-cell>
          <table:table-cell table:style-name="ce28" office:value-type="float" office:value="40271" calcext:value-type="float">
            <text:p>40,271</text:p>
          </table:table-cell>
          <table:table-cell table:style-name="ce28" office:value-type="float" office:value="7506" calcext:value-type="float">
            <text:p>7,506</text:p>
          </table:table-cell>
          <table:table-cell table:style-name="ce28" office:value-type="float" office:value="8033" calcext:value-type="float">
            <text:p>8,033</text:p>
          </table:table-cell>
          <table:table-cell table:style-name="ce28" office:value-type="float" office:value="7961" calcext:value-type="float">
            <text:p>7,961</text:p>
          </table:table-cell>
          <table:table-cell table:style-name="ce28" office:value-type="float" office:value="8373" calcext:value-type="float">
            <text:p>8,373</text:p>
          </table:table-cell>
          <table:table-cell table:style-name="ce36" office:value-type="float" office:value="8398" calcext:value-type="float">
            <text:p>8,398</text:p>
          </table:table-cell>
          <table:table-cell table:style-name="ce28" office:value-type="float" office:value="41703" calcext:value-type="float">
            <text:p>41,703</text:p>
          </table:table-cell>
          <table:table-cell table:style-name="ce28" office:value-type="float" office:value="8658" calcext:value-type="float">
            <text:p>8,658</text:p>
          </table:table-cell>
          <table:table-cell table:style-name="ce28" office:value-type="float" office:value="8381" calcext:value-type="float">
            <text:p>8,381</text:p>
          </table:table-cell>
          <table:table-cell table:style-name="ce28" office:value-type="float" office:value="8276" calcext:value-type="float">
            <text:p>8,276</text:p>
          </table:table-cell>
          <table:table-cell table:style-name="ce28" office:value-type="float" office:value="8310" calcext:value-type="float">
            <text:p>8,310</text:p>
          </table:table-cell>
          <table:table-cell table:style-name="ce36" office:value-type="float" office:value="8078" calcext:value-type="float">
            <text:p>8,078</text:p>
          </table:table-cell>
          <table:table-cell table:style-name="ce28" office:value-type="float" office:value="35487" calcext:value-type="float">
            <text:p>35,487</text:p>
          </table:table-cell>
          <table:table-cell table:style-name="ce28" office:value-type="float" office:value="7243" calcext:value-type="float">
            <text:p>7,243</text:p>
          </table:table-cell>
          <table:table-cell table:style-name="ce28" office:value-type="float" office:value="7441" calcext:value-type="float">
            <text:p>7,441</text:p>
          </table:table-cell>
          <table:table-cell table:style-name="ce28" office:value-type="float" office:value="7256" calcext:value-type="float">
            <text:p>7,256</text:p>
          </table:table-cell>
          <table:table-cell table:style-name="ce28" office:value-type="float" office:value="7077" calcext:value-type="float">
            <text:p>7,077</text:p>
          </table:table-cell>
          <table:table-cell table:style-name="ce36" office:value-type="float" office:value="6470" calcext:value-type="float">
            <text:p>6,470</text:p>
          </table:table-cell>
          <table:table-cell table:style-name="ce28" office:value-type="float" office:value="27940" calcext:value-type="float">
            <text:p>27,940</text:p>
          </table:table-cell>
          <table:table-cell table:style-name="ce28" office:value-type="float" office:value="6373" calcext:value-type="float">
            <text:p>6,373</text:p>
          </table:table-cell>
          <table:table-cell table:style-name="ce28" office:value-type="float" office:value="6332" calcext:value-type="float">
            <text:p>6,332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106" calcext:value-type="float">
            <text:p>5,106</text:p>
          </table:table-cell>
          <table:table-cell table:style-name="ce36" office:value-type="float" office:value="4589" calcext:value-type="float">
            <text:p>4,589</text:p>
          </table:table-cell>
          <table:table-cell table:style-name="ce28" office:value-type="float" office:value="16613" calcext:value-type="float">
            <text:p>16,613</text:p>
          </table:table-cell>
          <table:table-cell table:style-name="ce28" office:value-type="float" office:value="3987" calcext:value-type="float">
            <text:p>3,987</text:p>
          </table:table-cell>
          <table:table-cell table:style-name="ce28" office:value-type="float" office:value="3343" calcext:value-type="float">
            <text:p>3,343</text:p>
          </table:table-cell>
          <table:table-cell table:style-name="ce28" office:value-type="float" office:value="2856" calcext:value-type="float">
            <text:p>2,856</text:p>
          </table:table-cell>
          <table:table-cell table:style-name="ce28" office:value-type="float" office:value="3265" calcext:value-type="float">
            <text:p>3,265</text:p>
          </table:table-cell>
          <table:table-cell table:style-name="ce36" office:value-type="float" office:value="3162" calcext:value-type="float">
            <text:p>3,162</text:p>
          </table:table-cell>
          <table:table-cell table:style-name="ce28" office:value-type="float" office:value="16661" calcext:value-type="float">
            <text:p>16,661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3402" calcext:value-type="float">
            <text:p>3,402</text:p>
          </table:table-cell>
          <table:table-cell table:style-name="ce28" office:value-type="float" office:value="3463" calcext:value-type="float">
            <text:p>3,463</text:p>
          </table:table-cell>
          <table:table-cell table:style-name="ce28" office:value-type="float" office:value="3384" calcext:value-type="float">
            <text:p>3,384</text:p>
          </table:table-cell>
          <table:table-cell table:style-name="ce36" office:value-type="float" office:value="2923" calcext:value-type="float">
            <text:p>2,923</text:p>
          </table:table-cell>
          <table:table-cell table:style-name="ce28" office:value-type="float" office:value="11990" calcext:value-type="float">
            <text:p>11,990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137" calcext:value-type="float">
            <text:p>2,137</text:p>
          </table:table-cell>
          <table:table-cell table:style-name="ce36" office:value-type="float" office:value="1997" calcext:value-type="float">
            <text:p>1,997</text:p>
          </table:table-cell>
          <table:table-cell table:style-name="ce28" office:value-type="float" office:value="7156" calcext:value-type="float">
            <text:p>7,156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196" calcext:value-type="float">
            <text:p>1,196</text:p>
          </table:table-cell>
          <table:table-cell table:style-name="ce36" office:value-type="float" office:value="1015" calcext:value-type="float">
            <text:p>1,015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341" calcext:value-type="float">
            <text:p>341</text:p>
          </table:table-cell>
          <table:table-cell table:style-name="ce36" office:value-type="float" office:value="256" calcext:value-type="float">
            <text:p>256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6247" calcext:value-type="float">
            <text:p>256,247</text:p>
          </table:table-cell>
          <table:table-cell table:style-name="ce28" office:value-type="float" office:value="8286" calcext:value-type="float">
            <text:p>8,286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773" calcext:value-type="float">
            <text:p>1,773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9264" calcext:value-type="float">
            <text:p>9,264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815" calcext:value-type="float">
            <text:p>1,815</text:p>
          </table:table-cell>
          <table:table-cell table:style-name="ce36" office:value-type="float" office:value="1885" calcext:value-type="float">
            <text:p>1,885</text:p>
          </table:table-cell>
          <table:table-cell table:style-name="ce28" office:value-type="float" office:value="11248" calcext:value-type="float">
            <text:p>11,248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2172" calcext:value-type="float">
            <text:p>2,172</text:p>
          </table:table-cell>
          <table:table-cell table:style-name="ce28" office:value-type="float" office:value="2173" calcext:value-type="float">
            <text:p>2,173</text:p>
          </table:table-cell>
          <table:table-cell table:style-name="ce28" office:value-type="float" office:value="2384" calcext:value-type="float">
            <text:p>2,384</text:p>
          </table:table-cell>
          <table:table-cell table:style-name="ce36" office:value-type="float" office:value="2484" calcext:value-type="float">
            <text:p>2,484</text:p>
          </table:table-cell>
          <table:table-cell table:style-name="ce28" office:value-type="float" office:value="15462" calcext:value-type="float">
            <text:p>15,462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3035" calcext:value-type="float">
            <text:p>3,035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3344" calcext:value-type="float">
            <text:p>3,344</text:p>
          </table:table-cell>
          <table:table-cell table:style-name="ce36" office:value-type="float" office:value="3136" calcext:value-type="float">
            <text:p>3,136</text:p>
          </table:table-cell>
          <table:table-cell table:style-name="ce28" office:value-type="float" office:value="18623" calcext:value-type="float">
            <text:p>18,623</text:p>
          </table:table-cell>
          <table:table-cell table:style-name="ce28" office:value-type="float" office:value="3578" calcext:value-type="float">
            <text:p>3,578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3743" calcext:value-type="float">
            <text:p>3,743</text:p>
          </table:table-cell>
          <table:table-cell table:style-name="ce28" office:value-type="float" office:value="3867" calcext:value-type="float">
            <text:p>3,867</text:p>
          </table:table-cell>
          <table:table-cell table:style-name="ce36" office:value-type="float" office:value="3818" calcext:value-type="float">
            <text:p>3,818</text:p>
          </table:table-cell>
          <table:table-cell table:style-name="ce28" office:value-type="float" office:value="18839" calcext:value-type="float">
            <text:p>18,839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3792" calcext:value-type="float">
            <text:p>3,792</text:p>
          </table:table-cell>
          <table:table-cell table:style-name="ce28" office:value-type="float" office:value="3766" calcext:value-type="float">
            <text:p>3,766</text:p>
          </table:table-cell>
          <table:table-cell table:style-name="ce28" office:value-type="float" office:value="3594" calcext:value-type="float">
            <text:p>3,594</text:p>
          </table:table-cell>
          <table:table-cell table:style-name="ce36" office:value-type="float" office:value="3875" calcext:value-type="float">
            <text:p>3,875</text:p>
          </table:table-cell>
          <table:table-cell table:style-name="ce28" office:value-type="float" office:value="18011" calcext:value-type="float">
            <text:p>18,011</text:p>
          </table:table-cell>
          <table:table-cell table:style-name="ce28" office:value-type="float" office:value="3577" calcext:value-type="float">
            <text:p>3,577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542" calcext:value-type="float">
            <text:p>3,542</text:p>
          </table:table-cell>
          <table:table-cell table:style-name="ce28" office:value-type="float" office:value="3716" calcext:value-type="float">
            <text:p>3,716</text:p>
          </table:table-cell>
          <table:table-cell table:style-name="ce36" office:value-type="float" office:value="3904" calcext:value-type="float">
            <text:p>3,904</text:p>
          </table:table-cell>
          <table:table-cell table:style-name="ce28" office:value-type="float" office:value="19718" calcext:value-type="float">
            <text:p>19,718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3935" calcext:value-type="float">
            <text:p>3,935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3996" calcext:value-type="float">
            <text:p>3,996</text:p>
          </table:table-cell>
          <table:table-cell table:style-name="ce36" office:value-type="float" office:value="3838" calcext:value-type="float">
            <text:p>3,838</text:p>
          </table:table-cell>
          <table:table-cell table:style-name="ce28" office:value-type="float" office:value="17632" calcext:value-type="float">
            <text:p>17,632</text:p>
          </table:table-cell>
          <table:table-cell table:style-name="ce28" office:value-type="float" office:value="3635" calcext:value-type="float">
            <text:p>3,635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3294" calcext:value-type="float">
            <text:p>3,294</text:p>
          </table:table-cell>
          <table:table-cell table:style-name="ce36" office:value-type="float" office:value="3234" calcext:value-type="float">
            <text:p>3,234</text:p>
          </table:table-cell>
          <table:table-cell table:style-name="ce28" office:value-type="float" office:value="19194" calcext:value-type="float">
            <text:p>19,194</text:p>
          </table:table-cell>
          <table:table-cell table:style-name="ce28" office:value-type="float" office:value="3498" calcext:value-type="float">
            <text:p>3,498</text:p>
          </table:table-cell>
          <table:table-cell table:style-name="ce28" office:value-type="float" office:value="3690" calcext:value-type="float">
            <text:p>3,690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3955" calcext:value-type="float">
            <text:p>3,955</text:p>
          </table:table-cell>
          <table:table-cell table:style-name="ce36" office:value-type="float" office:value="4207" calcext:value-type="float">
            <text:p>4,207</text:p>
          </table:table-cell>
          <table:table-cell table:style-name="ce28" office:value-type="float" office:value="21027" calcext:value-type="float">
            <text:p>21,027</text:p>
          </table:table-cell>
          <table:table-cell table:style-name="ce28" office:value-type="float" office:value="3912" calcext:value-type="float">
            <text:p>3,912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4355" calcext:value-type="float">
            <text:p>4,355</text:p>
          </table:table-cell>
          <table:table-cell table:style-name="ce36" office:value-type="float" office:value="4389" calcext:value-type="float">
            <text:p>4,389</text:p>
          </table:table-cell>
          <table:table-cell table:style-name="ce28" office:value-type="float" office:value="21574" calcext:value-type="float">
            <text:p>21,574</text:p>
          </table:table-cell>
          <table:table-cell table:style-name="ce28" office:value-type="float" office:value="4432" calcext:value-type="float">
            <text:p>4,432</text:p>
          </table:table-cell>
          <table:table-cell table:style-name="ce28" office:value-type="float" office:value="4324" calcext:value-type="float">
            <text:p>4,324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4353" calcext:value-type="float">
            <text:p>4,353</text:p>
          </table:table-cell>
          <table:table-cell table:style-name="ce36" office:value-type="float" office:value="4178" calcext:value-type="float">
            <text:p>4,178</text:p>
          </table:table-cell>
          <table:table-cell table:style-name="ce28" office:value-type="float" office:value="18261" calcext:value-type="float">
            <text:p>18,261</text:p>
          </table:table-cell>
          <table:table-cell table:style-name="ce28" office:value-type="float" office:value="3716" calcext:value-type="float">
            <text:p>3,716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3714" calcext:value-type="float">
            <text:p>3,714</text:p>
          </table:table-cell>
          <table:table-cell table:style-name="ce28" office:value-type="float" office:value="3674" calcext:value-type="float">
            <text:p>3,674</text:p>
          </table:table-cell>
          <table:table-cell table:style-name="ce36" office:value-type="float" office:value="3347" calcext:value-type="float">
            <text:p>3,347</text:p>
          </table:table-cell>
          <table:table-cell table:style-name="ce28" office:value-type="float" office:value="14094" calcext:value-type="float">
            <text:p>14,094</text:p>
          </table:table-cell>
          <table:table-cell table:style-name="ce28" office:value-type="float" office:value="3251" calcext:value-type="float">
            <text:p>3,251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530" calcext:value-type="float">
            <text:p>2,530</text:p>
          </table:table-cell>
          <table:table-cell table:style-name="ce36" office:value-type="float" office:value="2293" calcext:value-type="float">
            <text:p>2,293</text:p>
          </table:table-cell>
          <table:table-cell table:style-name="ce28" office:value-type="float" office:value="7952" calcext:value-type="float">
            <text:p>7,952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568" calcext:value-type="float">
            <text:p>1,568</text:p>
          </table:table-cell>
          <table:table-cell table:style-name="ce36" office:value-type="float" office:value="1531" calcext:value-type="float">
            <text:p>1,531</text:p>
          </table:table-cell>
          <table:table-cell table:style-name="ce28" office:value-type="float" office:value="7631" calcext:value-type="float">
            <text:p>7,631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1553" calcext:value-type="float">
            <text:p>1,553</text:p>
          </table:table-cell>
          <table:table-cell table:style-name="ce36" office:value-type="float" office:value="1386" calcext:value-type="float">
            <text:p>1,386</text:p>
          </table:table-cell>
          <table:table-cell table:style-name="ce28" office:value-type="float" office:value="5211" calcext:value-type="float">
            <text:p>5,211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1084" calcext:value-type="float">
            <text:p>1,084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944" calcext:value-type="float">
            <text:p>944</text:p>
          </table:table-cell>
          <table:table-cell table:style-name="ce36" office:value-type="float" office:value="841" calcext:value-type="float">
            <text:p>841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476" calcext:value-type="float">
            <text:p>476</text:p>
          </table:table-cell>
          <table:table-cell table:style-name="ce36" office:value-type="float" office:value="407" calcext:value-type="float">
            <text:p>407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37" calcext:value-type="float">
            <text:p>137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3856" calcext:value-type="float">
            <text:p>243,856</text:p>
          </table:table-cell>
          <table:table-cell table:style-name="ce35" office:value-type="float" office:value="7601" calcext:value-type="float">
            <text:p>7,601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8528" calcext:value-type="float">
            <text:p>8,528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654" calcext:value-type="float">
            <text:p>1,654</text:p>
          </table:table-cell>
          <table:table-cell table:style-name="ce35" office:value-type="float" office:value="1753" calcext:value-type="float">
            <text:p>1,753</text:p>
          </table:table-cell>
          <table:table-cell table:style-name="ce29" office:value-type="float" office:value="10406" calcext:value-type="float">
            <text:p>10,406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2004" calcext:value-type="float">
            <text:p>2,004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2209" calcext:value-type="float">
            <text:p>2,209</text:p>
          </table:table-cell>
          <table:table-cell table:style-name="ce35" office:value-type="float" office:value="2273" calcext:value-type="float">
            <text:p>2,273</text:p>
          </table:table-cell>
          <table:table-cell table:style-name="ce29" office:value-type="float" office:value="14181" calcext:value-type="float">
            <text:p>14,181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2621" calcext:value-type="float">
            <text:p>2,621</text:p>
          </table:table-cell>
          <table:table-cell table:style-name="ce29" office:value-type="float" office:value="3097" calcext:value-type="float">
            <text:p>3,097</text:p>
          </table:table-cell>
          <table:table-cell table:style-name="ce29" office:value-type="float" office:value="2962" calcext:value-type="float">
            <text:p>2,962</text:p>
          </table:table-cell>
          <table:table-cell table:style-name="ce35" office:value-type="float" office:value="2893" calcext:value-type="float">
            <text:p>2,893</text:p>
          </table:table-cell>
          <table:table-cell table:style-name="ce29" office:value-type="float" office:value="17568" calcext:value-type="float">
            <text:p>17,568</text:p>
          </table:table-cell>
          <table:table-cell table:style-name="ce29" office:value-type="float" office:value="3411" calcext:value-type="float">
            <text:p>3,411</text:p>
          </table:table-cell>
          <table:table-cell table:style-name="ce29" office:value-type="float" office:value="3508" calcext:value-type="float">
            <text:p>3,508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3600" calcext:value-type="float">
            <text:p>3,600</text:p>
          </table:table-cell>
          <table:table-cell table:style-name="ce35" office:value-type="float" office:value="3556" calcext:value-type="float">
            <text:p>3,556</text:p>
          </table:table-cell>
          <table:table-cell table:style-name="ce29" office:value-type="float" office:value="16381" calcext:value-type="float">
            <text:p>16,381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3144" calcext:value-type="float">
            <text:p>3,144</text:p>
          </table:table-cell>
          <table:table-cell table:style-name="ce35" office:value-type="float" office:value="3234" calcext:value-type="float">
            <text:p>3,234</text:p>
          </table:table-cell>
          <table:table-cell table:style-name="ce29" office:value-type="float" office:value="15514" calcext:value-type="float">
            <text:p>15,514</text:p>
          </table:table-cell>
          <table:table-cell table:style-name="ce29" office:value-type="float" office:value="3003" calcext:value-type="float">
            <text:p>3,003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3236" calcext:value-type="float">
            <text:p>3,236</text:p>
          </table:table-cell>
          <table:table-cell table:style-name="ce35" office:value-type="float" office:value="3362" calcext:value-type="float">
            <text:p>3,362</text:p>
          </table:table-cell>
          <table:table-cell table:style-name="ce29" office:value-type="float" office:value="18035" calcext:value-type="float">
            <text:p>18,035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682" calcext:value-type="float">
            <text:p>3,682</text:p>
          </table:table-cell>
          <table:table-cell table:style-name="ce35" office:value-type="float" office:value="3525" calcext:value-type="float">
            <text:p>3,525</text:p>
          </table:table-cell>
          <table:table-cell table:style-name="ce29" office:value-type="float" office:value="16834" calcext:value-type="float">
            <text:p>16,834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3220" calcext:value-type="float">
            <text:p>3,220</text:p>
          </table:table-cell>
          <table:table-cell table:style-name="ce35" office:value-type="float" office:value="3248" calcext:value-type="float">
            <text:p>3,248</text:p>
          </table:table-cell>
          <table:table-cell table:style-name="ce29" office:value-type="float" office:value="17795" calcext:value-type="float">
            <text:p>17,795</text:p>
          </table:table-cell>
          <table:table-cell table:style-name="ce29" office:value-type="float" office:value="3333" calcext:value-type="float">
            <text:p>3,333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3687" calcext:value-type="float">
            <text:p>3,687</text:p>
          </table:table-cell>
          <table:table-cell table:style-name="ce35" office:value-type="float" office:value="3749" calcext:value-type="float">
            <text:p>3,749</text:p>
          </table:table-cell>
          <table:table-cell table:style-name="ce29" office:value-type="float" office:value="19244" calcext:value-type="float">
            <text:p>19,244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3831" calcext:value-type="float">
            <text:p>3,831</text:p>
          </table:table-cell>
          <table:table-cell table:style-name="ce29" office:value-type="float" office:value="3792" calcext:value-type="float">
            <text:p>3,792</text:p>
          </table:table-cell>
          <table:table-cell table:style-name="ce29" office:value-type="float" office:value="4018" calcext:value-type="float">
            <text:p>4,018</text:p>
          </table:table-cell>
          <table:table-cell table:style-name="ce35" office:value-type="float" office:value="4009" calcext:value-type="float">
            <text:p>4,009</text:p>
          </table:table-cell>
          <table:table-cell table:style-name="ce29" office:value-type="float" office:value="20129" calcext:value-type="float">
            <text:p>20,129</text:p>
          </table:table-cell>
          <table:table-cell table:style-name="ce29" office:value-type="float" office:value="4226" calcext:value-type="float">
            <text:p>4,226</text:p>
          </table:table-cell>
          <table:table-cell table:style-name="ce29" office:value-type="float" office:value="4057" calcext:value-type="float">
            <text:p>4,057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3957" calcext:value-type="float">
            <text:p>3,957</text:p>
          </table:table-cell>
          <table:table-cell table:style-name="ce35" office:value-type="float" office:value="3900" calcext:value-type="float">
            <text:p>3,900</text:p>
          </table:table-cell>
          <table:table-cell table:style-name="ce29" office:value-type="float" office:value="17226" calcext:value-type="float">
            <text:p>17,226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3631" calcext:value-type="float">
            <text:p>3,631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403" calcext:value-type="float">
            <text:p>3,403</text:p>
          </table:table-cell>
          <table:table-cell table:style-name="ce35" office:value-type="float" office:value="3123" calcext:value-type="float">
            <text:p>3,123</text:p>
          </table:table-cell>
          <table:table-cell table:style-name="ce29" office:value-type="float" office:value="13846" calcext:value-type="float">
            <text:p>13,846</text:p>
          </table:table-cell>
          <table:table-cell table:style-name="ce29" office:value-type="float" office:value="3122" calcext:value-type="float">
            <text:p>3,122</text:p>
          </table:table-cell>
          <table:table-cell table:style-name="ce29" office:value-type="float" office:value="3149" calcext:value-type="float">
            <text:p>3,149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2576" calcext:value-type="float">
            <text:p>2,576</text:p>
          </table:table-cell>
          <table:table-cell table:style-name="ce35" office:value-type="float" office:value="2296" calcext:value-type="float">
            <text:p>2,296</text:p>
          </table:table-cell>
          <table:table-cell table:style-name="ce29" office:value-type="float" office:value="8661" calcext:value-type="float">
            <text:p>8,661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697" calcext:value-type="float">
            <text:p>1,697</text:p>
          </table:table-cell>
          <table:table-cell table:style-name="ce35" office:value-type="float" office:value="1631" calcext:value-type="float">
            <text:p>1,631</text:p>
          </table:table-cell>
          <table:table-cell table:style-name="ce29" office:value-type="float" office:value="9030" calcext:value-type="float">
            <text:p>9,030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1831" calcext:value-type="float">
            <text:p>1,831</text:p>
          </table:table-cell>
          <table:table-cell table:style-name="ce35" office:value-type="float" office:value="1537" calcext:value-type="float">
            <text:p>1,537</text:p>
          </table:table-cell>
          <table:table-cell table:style-name="ce29" office:value-type="float" office:value="6779" calcext:value-type="float">
            <text:p>6,779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411" calcext:value-type="float">
            <text:p>1,411</text:p>
          </table:table-cell>
          <table:table-cell table:style-name="ce29" office:value-type="float" office:value="1193" calcext:value-type="float">
            <text:p>1,193</text:p>
          </table:table-cell>
          <table:table-cell table:style-name="ce35" office:value-type="float" office:value="1156" calcext:value-type="float">
            <text:p>1,156</text:p>
          </table:table-cell>
          <table:table-cell table:style-name="ce29" office:value-type="float" office:value="4187" calcext:value-type="float">
            <text:p>4,187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720" calcext:value-type="float">
            <text:p>720</text:p>
          </table:table-cell>
          <table:table-cell table:style-name="ce35" office:value-type="float" office:value="608" calcext:value-type="float">
            <text:p>608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04" calcext:value-type="float">
            <text:p>204</text:p>
          </table:table-cell>
          <table:table-cell table:style-name="ce35" office:value-type="float" office:value="174" calcext:value-type="float">
            <text:p>174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2" calcext:value-type="float">
            <text:p>42</text:p>
          </table:table-cell>
          <table:table-cell table:style-name="ce35" office:value-type="float" office:value="20" calcext:value-type="float">
            <text:p>20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9098" calcext:value-type="float">
            <text:p>689,098</text:p>
          </table:table-cell>
          <table:table-cell table:style-name="ce28" office:value-type="float" office:value="23418" calcext:value-type="float">
            <text:p>23,418</text:p>
          </table:table-cell>
          <table:table-cell table:style-name="ce28" office:value-type="float" office:value="4282" calcext:value-type="float">
            <text:p>4,282</text:p>
          </table:table-cell>
          <table:table-cell table:style-name="ce28" office:value-type="float" office:value="4811" calcext:value-type="float">
            <text:p>4,811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5016" calcext:value-type="float">
            <text:p>5,016</text:p>
          </table:table-cell>
          <table:table-cell table:style-name="ce28" office:value-type="float" office:value="4518" calcext:value-type="float">
            <text:p>4,518</text:p>
          </table:table-cell>
          <table:table-cell table:style-name="ce28" office:value-type="float" office:value="25820" calcext:value-type="float">
            <text:p>25,820</text:p>
          </table:table-cell>
          <table:table-cell table:style-name="ce28" office:value-type="float" office:value="5597" calcext:value-type="float">
            <text:p>5,597</text:p>
          </table:table-cell>
          <table:table-cell table:style-name="ce28" office:value-type="float" office:value="5162" calcext:value-type="float">
            <text:p>5,162</text:p>
          </table:table-cell>
          <table:table-cell table:style-name="ce28" office:value-type="float" office:value="4506" calcext:value-type="float">
            <text:p>4,506</text:p>
          </table:table-cell>
          <table:table-cell table:style-name="ce28" office:value-type="float" office:value="5128" calcext:value-type="float">
            <text:p>5,128</text:p>
          </table:table-cell>
          <table:table-cell table:style-name="ce36" office:value-type="float" office:value="5427" calcext:value-type="float">
            <text:p>5,427</text:p>
          </table:table-cell>
          <table:table-cell table:style-name="ce28" office:value-type="float" office:value="31544" calcext:value-type="float">
            <text:p>31,544</text:p>
          </table:table-cell>
          <table:table-cell table:style-name="ce28" office:value-type="float" office:value="5730" calcext:value-type="float">
            <text:p>5,730</text:p>
          </table:table-cell>
          <table:table-cell table:style-name="ce28" office:value-type="float" office:value="5893" calcext:value-type="float">
            <text:p>5,893</text:p>
          </table:table-cell>
          <table:table-cell table:style-name="ce28" office:value-type="float" office:value="6274" calcext:value-type="float">
            <text:p>6,274</text:p>
          </table:table-cell>
          <table:table-cell table:style-name="ce28" office:value-type="float" office:value="6593" calcext:value-type="float">
            <text:p>6,593</text:p>
          </table:table-cell>
          <table:table-cell table:style-name="ce36" office:value-type="float" office:value="7054" calcext:value-type="float">
            <text:p>7,054</text:p>
          </table:table-cell>
          <table:table-cell table:style-name="ce28" office:value-type="float" office:value="41323" calcext:value-type="float">
            <text:p>41,323</text:p>
          </table:table-cell>
          <table:table-cell table:style-name="ce28" office:value-type="float" office:value="7435" calcext:value-type="float">
            <text:p>7,435</text:p>
          </table:table-cell>
          <table:table-cell table:style-name="ce28" office:value-type="float" office:value="7756" calcext:value-type="float">
            <text:p>7,756</text:p>
          </table:table-cell>
          <table:table-cell table:style-name="ce28" office:value-type="float" office:value="9102" calcext:value-type="float">
            <text:p>9,102</text:p>
          </table:table-cell>
          <table:table-cell table:style-name="ce28" office:value-type="float" office:value="8812" calcext:value-type="float">
            <text:p>8,812</text:p>
          </table:table-cell>
          <table:table-cell table:style-name="ce36" office:value-type="float" office:value="8218" calcext:value-type="float">
            <text:p>8,218</text:p>
          </table:table-cell>
          <table:table-cell table:style-name="ce28" office:value-type="float" office:value="46534" calcext:value-type="float">
            <text:p>46,534</text:p>
          </table:table-cell>
          <table:table-cell table:style-name="ce28" office:value-type="float" office:value="9407" calcext:value-type="float">
            <text:p>9,407</text:p>
          </table:table-cell>
          <table:table-cell table:style-name="ce28" office:value-type="float" office:value="9481" calcext:value-type="float">
            <text:p>9,481</text:p>
          </table:table-cell>
          <table:table-cell table:style-name="ce28" office:value-type="float" office:value="9421" calcext:value-type="float">
            <text:p>9,421</text:p>
          </table:table-cell>
          <table:table-cell table:style-name="ce28" office:value-type="float" office:value="9299" calcext:value-type="float">
            <text:p>9,299</text:p>
          </table:table-cell>
          <table:table-cell table:style-name="ce36" office:value-type="float" office:value="8926" calcext:value-type="float">
            <text:p>8,926</text:p>
          </table:table-cell>
          <table:table-cell table:style-name="ce28" office:value-type="float" office:value="43543" calcext:value-type="float">
            <text:p>43,543</text:p>
          </table:table-cell>
          <table:table-cell table:style-name="ce28" office:value-type="float" office:value="8834" calcext:value-type="float">
            <text:p>8,834</text:p>
          </table:table-cell>
          <table:table-cell table:style-name="ce28" office:value-type="float" office:value="8488" calcext:value-type="float">
            <text:p>8,488</text:p>
          </table:table-cell>
          <table:table-cell table:style-name="ce28" office:value-type="float" office:value="8769" calcext:value-type="float">
            <text:p>8,769</text:p>
          </table:table-cell>
          <table:table-cell table:style-name="ce28" office:value-type="float" office:value="8450" calcext:value-type="float">
            <text:p>8,450</text:p>
          </table:table-cell>
          <table:table-cell table:style-name="ce36" office:value-type="float" office:value="9002" calcext:value-type="float">
            <text:p>9,002</text:p>
          </table:table-cell>
          <table:table-cell table:style-name="ce28" office:value-type="float" office:value="46125" calcext:value-type="float">
            <text:p>46,125</text:p>
          </table:table-cell>
          <table:table-cell table:style-name="ce28" office:value-type="float" office:value="8481" calcext:value-type="float">
            <text:p>8,481</text:p>
          </table:table-cell>
          <table:table-cell table:style-name="ce28" office:value-type="float" office:value="8430" calcext:value-type="float">
            <text:p>8,430</text:p>
          </table:table-cell>
          <table:table-cell table:style-name="ce28" office:value-type="float" office:value="9178" calcext:value-type="float">
            <text:p>9,178</text:p>
          </table:table-cell>
          <table:table-cell table:style-name="ce28" office:value-type="float" office:value="9760" calcext:value-type="float">
            <text:p>9,760</text:p>
          </table:table-cell>
          <table:table-cell table:style-name="ce36" office:value-type="float" office:value="10276" calcext:value-type="float">
            <text:p>10,276</text:p>
          </table:table-cell>
          <table:table-cell table:style-name="ce28" office:value-type="float" office:value="55268" calcext:value-type="float">
            <text:p>55,268</text:p>
          </table:table-cell>
          <table:table-cell table:style-name="ce28" office:value-type="float" office:value="10743" calcext:value-type="float">
            <text:p>10,743</text:p>
          </table:table-cell>
          <table:table-cell table:style-name="ce28" office:value-type="float" office:value="10886" calcext:value-type="float">
            <text:p>10,886</text:p>
          </table:table-cell>
          <table:table-cell table:style-name="ce28" office:value-type="float" office:value="11077" calcext:value-type="float">
            <text:p>11,077</text:p>
          </table:table-cell>
          <table:table-cell table:style-name="ce28" office:value-type="float" office:value="11298" calcext:value-type="float">
            <text:p>11,298</text:p>
          </table:table-cell>
          <table:table-cell table:style-name="ce36" office:value-type="float" office:value="11264" calcext:value-type="float">
            <text:p>11,264</text:p>
          </table:table-cell>
          <table:table-cell table:style-name="ce28" office:value-type="float" office:value="52417" calcext:value-type="float">
            <text:p>52,417</text:p>
          </table:table-cell>
          <table:table-cell table:style-name="ce28" office:value-type="float" office:value="10943" calcext:value-type="float">
            <text:p>10,943</text:p>
          </table:table-cell>
          <table:table-cell table:style-name="ce28" office:value-type="float" office:value="11537" calcext:value-type="float">
            <text:p>11,537</text:p>
          </table:table-cell>
          <table:table-cell table:style-name="ce28" office:value-type="float" office:value="10409" calcext:value-type="float">
            <text:p>10,409</text:p>
          </table:table-cell>
          <table:table-cell table:style-name="ce28" office:value-type="float" office:value="9827" calcext:value-type="float">
            <text:p>9,827</text:p>
          </table:table-cell>
          <table:table-cell table:style-name="ce36" office:value-type="float" office:value="9701" calcext:value-type="float">
            <text:p>9,701</text:p>
          </table:table-cell>
          <table:table-cell table:style-name="ce28" office:value-type="float" office:value="50700" calcext:value-type="float">
            <text:p>50,700</text:p>
          </table:table-cell>
          <table:table-cell table:style-name="ce28" office:value-type="float" office:value="9702" calcext:value-type="float">
            <text:p>9,702</text:p>
          </table:table-cell>
          <table:table-cell table:style-name="ce28" office:value-type="float" office:value="9908" calcext:value-type="float">
            <text:p>9,908</text:p>
          </table:table-cell>
          <table:table-cell table:style-name="ce28" office:value-type="float" office:value="10163" calcext:value-type="float">
            <text:p>10,163</text:p>
          </table:table-cell>
          <table:table-cell table:style-name="ce28" office:value-type="float" office:value="10459" calcext:value-type="float">
            <text:p>10,459</text:p>
          </table:table-cell>
          <table:table-cell table:style-name="ce36" office:value-type="float" office:value="10468" calcext:value-type="float">
            <text:p>10,468</text:p>
          </table:table-cell>
          <table:table-cell table:style-name="ce28" office:value-type="float" office:value="53207" calcext:value-type="float">
            <text:p>53,207</text:p>
          </table:table-cell>
          <table:table-cell table:style-name="ce28" office:value-type="float" office:value="10107" calcext:value-type="float">
            <text:p>10,107</text:p>
          </table:table-cell>
          <table:table-cell table:style-name="ce28" office:value-type="float" office:value="10855" calcext:value-type="float">
            <text:p>10,855</text:p>
          </table:table-cell>
          <table:table-cell table:style-name="ce28" office:value-type="float" office:value="10658" calcext:value-type="float">
            <text:p>10,658</text:p>
          </table:table-cell>
          <table:table-cell table:style-name="ce28" office:value-type="float" office:value="10635" calcext:value-type="float">
            <text:p>10,635</text:p>
          </table:table-cell>
          <table:table-cell table:style-name="ce36" office:value-type="float" office:value="10952" calcext:value-type="float">
            <text:p>10,952</text:p>
          </table:table-cell>
          <table:table-cell table:style-name="ce28" office:value-type="float" office:value="52379" calcext:value-type="float">
            <text:p>52,379</text:p>
          </table:table-cell>
          <table:table-cell table:style-name="ce28" office:value-type="float" office:value="11137" calcext:value-type="float">
            <text:p>11,137</text:p>
          </table:table-cell>
          <table:table-cell table:style-name="ce28" office:value-type="float" office:value="10732" calcext:value-type="float">
            <text:p>10,732</text:p>
          </table:table-cell>
          <table:table-cell table:style-name="ce28" office:value-type="float" office:value="9904" calcext:value-type="float">
            <text:p>9,904</text:p>
          </table:table-cell>
          <table:table-cell table:style-name="ce28" office:value-type="float" office:value="10438" calcext:value-type="float">
            <text:p>10,438</text:p>
          </table:table-cell>
          <table:table-cell table:style-name="ce36" office:value-type="float" office:value="10168" calcext:value-type="float">
            <text:p>10,168</text:p>
          </table:table-cell>
          <table:table-cell table:style-name="ce28" office:value-type="float" office:value="44908" calcext:value-type="float">
            <text:p>44,908</text:p>
          </table:table-cell>
          <table:table-cell table:style-name="ce28" office:value-type="float" office:value="8830" calcext:value-type="float">
            <text:p>8,830</text:p>
          </table:table-cell>
          <table:table-cell table:style-name="ce28" office:value-type="float" office:value="9584" calcext:value-type="float">
            <text:p>9,584</text:p>
          </table:table-cell>
          <table:table-cell table:style-name="ce28" office:value-type="float" office:value="9221" calcext:value-type="float">
            <text:p>9,221</text:p>
          </table:table-cell>
          <table:table-cell table:style-name="ce28" office:value-type="float" office:value="8936" calcext:value-type="float">
            <text:p>8,936</text:p>
          </table:table-cell>
          <table:table-cell table:style-name="ce36" office:value-type="float" office:value="8337" calcext:value-type="float">
            <text:p>8,337</text:p>
          </table:table-cell>
          <table:table-cell table:style-name="ce28" office:value-type="float" office:value="37456" calcext:value-type="float">
            <text:p>37,456</text:p>
          </table:table-cell>
          <table:table-cell table:style-name="ce28" office:value-type="float" office:value="8327" calcext:value-type="float">
            <text:p>8,327</text:p>
          </table:table-cell>
          <table:table-cell table:style-name="ce28" office:value-type="float" office:value="8777" calcext:value-type="float">
            <text:p>8,777</text:p>
          </table:table-cell>
          <table:table-cell table:style-name="ce28" office:value-type="float" office:value="7087" calcext:value-type="float">
            <text:p>7,087</text:p>
          </table:table-cell>
          <table:table-cell table:style-name="ce28" office:value-type="float" office:value="6930" calcext:value-type="float">
            <text:p>6,930</text:p>
          </table:table-cell>
          <table:table-cell table:style-name="ce36" office:value-type="float" office:value="6335" calcext:value-type="float">
            <text:p>6,335</text:p>
          </table:table-cell>
          <table:table-cell table:style-name="ce28" office:value-type="float" office:value="25336" calcext:value-type="float">
            <text:p>25,336</text:p>
          </table:table-cell>
          <table:table-cell table:style-name="ce28" office:value-type="float" office:value="5771" calcext:value-type="float">
            <text:p>5,771</text:p>
          </table:table-cell>
          <table:table-cell table:style-name="ce28" office:value-type="float" office:value="5324" calcext:value-type="float">
            <text:p>5,324</text:p>
          </table:table-cell>
          <table:table-cell table:style-name="ce28" office:value-type="float" office:value="4023" calcext:value-type="float">
            <text:p>4,023</text:p>
          </table:table-cell>
          <table:table-cell table:style-name="ce28" office:value-type="float" office:value="4958" calcext:value-type="float">
            <text:p>4,958</text:p>
          </table:table-cell>
          <table:table-cell table:style-name="ce36" office:value-type="float" office:value="5260" calcext:value-type="float">
            <text:p>5,260</text:p>
          </table:table-cell>
          <table:table-cell table:style-name="ce28" office:value-type="float" office:value="25460" calcext:value-type="float">
            <text:p>25,460</text:p>
          </table:table-cell>
          <table:table-cell table:style-name="ce28" office:value-type="float" office:value="5144" calcext:value-type="float">
            <text:p>5,144</text:p>
          </table:table-cell>
          <table:table-cell table:style-name="ce28" office:value-type="float" office:value="5109" calcext:value-type="float">
            <text:p>5,109</text:p>
          </table:table-cell>
          <table:table-cell table:style-name="ce28" office:value-type="float" office:value="5329" calcext:value-type="float">
            <text:p>5,329</text:p>
          </table:table-cell>
          <table:table-cell table:style-name="ce28" office:value-type="float" office:value="5181" calcext:value-type="float">
            <text:p>5,181</text:p>
          </table:table-cell>
          <table:table-cell table:style-name="ce36" office:value-type="float" office:value="4697" calcext:value-type="float">
            <text:p>4,697</text:p>
          </table:table-cell>
          <table:table-cell table:style-name="ce28" office:value-type="float" office:value="18691" calcext:value-type="float">
            <text:p>18,691</text:p>
          </table:table-cell>
          <table:table-cell table:style-name="ce28" office:value-type="float" office:value="4371" calcext:value-type="float">
            <text:p>4,371</text:p>
          </table:table-cell>
          <table:table-cell table:style-name="ce28" office:value-type="float" office:value="3942" calcext:value-type="float">
            <text:p>3,942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3483" calcext:value-type="float">
            <text:p>3,483</text:p>
          </table:table-cell>
          <table:table-cell table:style-name="ce36" office:value-type="float" office:value="3100" calcext:value-type="float">
            <text:p>3,100</text:p>
          </table:table-cell>
          <table:table-cell table:style-name="ce28" office:value-type="float" office:value="10530" calcext:value-type="float">
            <text:p>10,530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8" office:value-type="float" office:value="2107" calcext:value-type="float">
            <text:p>2,107</text:p>
          </table:table-cell>
          <table:table-cell table:style-name="ce28" office:value-type="float" office:value="1776" calcext:value-type="float">
            <text:p>1,776</text:p>
          </table:table-cell>
          <table:table-cell table:style-name="ce36" office:value-type="float" office:value="1470" calcext:value-type="float">
            <text:p>1,470</text:p>
          </table:table-cell>
          <table:table-cell table:style-name="ce28" office:value-type="float" office:value="3663" calcext:value-type="float">
            <text:p>3,663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489" calcext:value-type="float">
            <text:p>489</text:p>
          </table:table-cell>
          <table:table-cell table:style-name="ce36" office:value-type="float" office:value="354" calcext:value-type="float">
            <text:p>354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7359" calcext:value-type="float">
            <text:p>357,359</text:p>
          </table:table-cell>
          <table:table-cell table:style-name="ce28" office:value-type="float" office:value="12015" calcext:value-type="float">
            <text:p>12,015</text:p>
          </table:table-cell>
          <table:table-cell table:style-name="ce28" office:value-type="float" office:value="2183" calcext:value-type="float">
            <text:p>2,183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496" calcext:value-type="float">
            <text:p>2,496</text:p>
          </table:table-cell>
          <table:table-cell table:style-name="ce28" office:value-type="float" office:value="2541" calcext:value-type="float">
            <text:p>2,541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13509" calcext:value-type="float">
            <text:p>13,509</text:p>
          </table:table-cell>
          <table:table-cell table:style-name="ce28" office:value-type="float" office:value="2905" calcext:value-type="float">
            <text:p>2,905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2711" calcext:value-type="float">
            <text:p>2,711</text:p>
          </table:table-cell>
          <table:table-cell table:style-name="ce36" office:value-type="float" office:value="2868" calcext:value-type="float">
            <text:p>2,868</text:p>
          </table:table-cell>
          <table:table-cell table:style-name="ce28" office:value-type="float" office:value="16607" calcext:value-type="float">
            <text:p>16,607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3268" calcext:value-type="float">
            <text:p>3,268</text:p>
          </table:table-cell>
          <table:table-cell table:style-name="ce28" office:value-type="float" office:value="3463" calcext:value-type="float">
            <text:p>3,463</text:p>
          </table:table-cell>
          <table:table-cell table:style-name="ce36" office:value-type="float" office:value="3730" calcext:value-type="float">
            <text:p>3,730</text:p>
          </table:table-cell>
          <table:table-cell table:style-name="ce28" office:value-type="float" office:value="21706" calcext:value-type="float">
            <text:p>21,706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4839" calcext:value-type="float">
            <text:p>4,839</text:p>
          </table:table-cell>
          <table:table-cell table:style-name="ce28" office:value-type="float" office:value="4674" calcext:value-type="float">
            <text:p>4,674</text:p>
          </table:table-cell>
          <table:table-cell table:style-name="ce36" office:value-type="float" office:value="4285" calcext:value-type="float">
            <text:p>4,285</text:p>
          </table:table-cell>
          <table:table-cell table:style-name="ce28" office:value-type="float" office:value="24388" calcext:value-type="float">
            <text:p>24,388</text:p>
          </table:table-cell>
          <table:table-cell table:style-name="ce28" office:value-type="float" office:value="4974" calcext:value-type="float">
            <text:p>4,974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4884" calcext:value-type="float">
            <text:p>4,884</text:p>
          </table:table-cell>
          <table:table-cell table:style-name="ce28" office:value-type="float" office:value="4895" calcext:value-type="float">
            <text:p>4,895</text:p>
          </table:table-cell>
          <table:table-cell table:style-name="ce36" office:value-type="float" office:value="4624" calcext:value-type="float">
            <text:p>4,624</text:p>
          </table:table-cell>
          <table:table-cell table:style-name="ce28" office:value-type="float" office:value="23110" calcext:value-type="float">
            <text:p>23,110</text:p>
          </table:table-cell>
          <table:table-cell table:style-name="ce28" office:value-type="float" office:value="4633" calcext:value-type="float">
            <text:p>4,633</text:p>
          </table:table-cell>
          <table:table-cell table:style-name="ce28" office:value-type="float" office:value="4407" calcext:value-type="float">
            <text:p>4,407</text:p>
          </table:table-cell>
          <table:table-cell table:style-name="ce28" office:value-type="float" office:value="4858" calcext:value-type="float">
            <text:p>4,858</text:p>
          </table:table-cell>
          <table:table-cell table:style-name="ce28" office:value-type="float" office:value="4500" calcext:value-type="float">
            <text:p>4,500</text:p>
          </table:table-cell>
          <table:table-cell table:style-name="ce36" office:value-type="float" office:value="4712" calcext:value-type="float">
            <text:p>4,712</text:p>
          </table:table-cell>
          <table:table-cell table:style-name="ce28" office:value-type="float" office:value="24239" calcext:value-type="float">
            <text:p>24,239</text:p>
          </table:table-cell>
          <table:table-cell table:style-name="ce28" office:value-type="float" office:value="4515" calcext:value-type="float">
            <text:p>4,515</text:p>
          </table:table-cell>
          <table:table-cell table:style-name="ce28" office:value-type="float" office:value="4493" calcext:value-type="float">
            <text:p>4,493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5095" calcext:value-type="float">
            <text:p>5,095</text:p>
          </table:table-cell>
          <table:table-cell table:style-name="ce36" office:value-type="float" office:value="5345" calcext:value-type="float">
            <text:p>5,345</text:p>
          </table:table-cell>
          <table:table-cell table:style-name="ce28" office:value-type="float" office:value="28386" calcext:value-type="float">
            <text:p>28,386</text:p>
          </table:table-cell>
          <table:table-cell table:style-name="ce28" office:value-type="float" office:value="5563" calcext:value-type="float">
            <text:p>5,563</text:p>
          </table:table-cell>
          <table:table-cell table:style-name="ce28" office:value-type="float" office:value="5604" calcext:value-type="float">
            <text:p>5,604</text:p>
          </table:table-cell>
          <table:table-cell table:style-name="ce28" office:value-type="float" office:value="5627" calcext:value-type="float">
            <text:p>5,627</text:p>
          </table:table-cell>
          <table:table-cell table:style-name="ce28" office:value-type="float" office:value="5845" calcext:value-type="float">
            <text:p>5,845</text:p>
          </table:table-cell>
          <table:table-cell table:style-name="ce36" office:value-type="float" office:value="5747" calcext:value-type="float">
            <text:p>5,747</text:p>
          </table:table-cell>
          <table:table-cell table:style-name="ce28" office:value-type="float" office:value="27413" calcext:value-type="float">
            <text:p>27,413</text:p>
          </table:table-cell>
          <table:table-cell table:style-name="ce28" office:value-type="float" office:value="5679" calcext:value-type="float">
            <text:p>5,679</text:p>
          </table:table-cell>
          <table:table-cell table:style-name="ce28" office:value-type="float" office:value="5978" calcext:value-type="float">
            <text:p>5,978</text:p>
          </table:table-cell>
          <table:table-cell table:style-name="ce28" office:value-type="float" office:value="5553" calcext:value-type="float">
            <text:p>5,553</text:p>
          </table:table-cell>
          <table:table-cell table:style-name="ce28" office:value-type="float" office:value="5173" calcext:value-type="float">
            <text:p>5,173</text:p>
          </table:table-cell>
          <table:table-cell table:style-name="ce36" office:value-type="float" office:value="5030" calcext:value-type="float">
            <text:p>5,030</text:p>
          </table:table-cell>
          <table:table-cell table:style-name="ce28" office:value-type="float" office:value="27744" calcext:value-type="float">
            <text:p>27,744</text:p>
          </table:table-cell>
          <table:table-cell table:style-name="ce28" office:value-type="float" office:value="5169" calcext:value-type="float">
            <text:p>5,169</text:p>
          </table:table-cell>
          <table:table-cell table:style-name="ce28" office:value-type="float" office:value="5324" calcext:value-type="float">
            <text:p>5,324</text:p>
          </table:table-cell>
          <table:table-cell table:style-name="ce28" office:value-type="float" office:value="5573" calcext:value-type="float">
            <text:p>5,573</text:p>
          </table:table-cell>
          <table:table-cell table:style-name="ce28" office:value-type="float" office:value="5825" calcext:value-type="float">
            <text:p>5,825</text:p>
          </table:table-cell>
          <table:table-cell table:style-name="ce36" office:value-type="float" office:value="5853" calcext:value-type="float">
            <text:p>5,853</text:p>
          </table:table-cell>
          <table:table-cell table:style-name="ce28" office:value-type="float" office:value="29952" calcext:value-type="float">
            <text:p>29,952</text:p>
          </table:table-cell>
          <table:table-cell table:style-name="ce28" office:value-type="float" office:value="5739" calcext:value-type="float">
            <text:p>5,739</text:p>
          </table:table-cell>
          <table:table-cell table:style-name="ce28" office:value-type="float" office:value="6124" calcext:value-type="float">
            <text:p>6,124</text:p>
          </table:table-cell>
          <table:table-cell table:style-name="ce28" office:value-type="float" office:value="5956" calcext:value-type="float">
            <text:p>5,956</text:p>
          </table:table-cell>
          <table:table-cell table:style-name="ce28" office:value-type="float" office:value="6003" calcext:value-type="float">
            <text:p>6,003</text:p>
          </table:table-cell>
          <table:table-cell table:style-name="ce36" office:value-type="float" office:value="6130" calcext:value-type="float">
            <text:p>6,130</text:p>
          </table:table-cell>
          <table:table-cell table:style-name="ce28" office:value-type="float" office:value="28917" calcext:value-type="float">
            <text:p>28,917</text:p>
          </table:table-cell>
          <table:table-cell table:style-name="ce28" office:value-type="float" office:value="6230" calcext:value-type="float">
            <text:p>6,230</text:p>
          </table:table-cell>
          <table:table-cell table:style-name="ce28" office:value-type="float" office:value="5949" calcext:value-type="float">
            <text:p>5,949</text:p>
          </table:table-cell>
          <table:table-cell table:style-name="ce28" office:value-type="float" office:value="5423" calcext:value-type="float">
            <text:p>5,423</text:p>
          </table:table-cell>
          <table:table-cell table:style-name="ce28" office:value-type="float" office:value="5754" calcext:value-type="float">
            <text:p>5,754</text:p>
          </table:table-cell>
          <table:table-cell table:style-name="ce36" office:value-type="float" office:value="5561" calcext:value-type="float">
            <text:p>5,561</text:p>
          </table:table-cell>
          <table:table-cell table:style-name="ce28" office:value-type="float" office:value="23804" calcext:value-type="float">
            <text:p>23,804</text:p>
          </table:table-cell>
          <table:table-cell table:style-name="ce28" office:value-type="float" office:value="4718" calcext:value-type="float">
            <text:p>4,718</text:p>
          </table:table-cell>
          <table:table-cell table:style-name="ce28" office:value-type="float" office:value="5154" calcext:value-type="float">
            <text:p>5,154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4651" calcext:value-type="float">
            <text:p>4,651</text:p>
          </table:table-cell>
          <table:table-cell table:style-name="ce36" office:value-type="float" office:value="4367" calcext:value-type="float">
            <text:p>4,367</text:p>
          </table:table-cell>
          <table:table-cell table:style-name="ce28" office:value-type="float" office:value="19218" calcext:value-type="float">
            <text:p>19,218</text:p>
          </table:table-cell>
          <table:table-cell table:style-name="ce28" office:value-type="float" office:value="4370" calcext:value-type="float">
            <text:p>4,370</text:p>
          </table:table-cell>
          <table:table-cell table:style-name="ce28" office:value-type="float" office:value="4504" calcext:value-type="float">
            <text:p>4,504</text:p>
          </table:table-cell>
          <table:table-cell table:style-name="ce28" office:value-type="float" office:value="3630" calcext:value-type="float">
            <text:p>3,630</text:p>
          </table:table-cell>
          <table:table-cell table:style-name="ce28" office:value-type="float" office:value="3566" calcext:value-type="float">
            <text:p>3,566</text:p>
          </table:table-cell>
          <table:table-cell table:style-name="ce36" office:value-type="float" office:value="3148" calcext:value-type="float">
            <text:p>3,148</text:p>
          </table:table-cell>
          <table:table-cell table:style-name="ce28" office:value-type="float" office:value="11930" calcext:value-type="float">
            <text:p>11,930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2302" calcext:value-type="float">
            <text:p>2,302</text:p>
          </table:table-cell>
          <table:table-cell table:style-name="ce36" office:value-type="float" office:value="2412" calcext:value-type="float">
            <text:p>2,412</text:p>
          </table:table-cell>
          <table:table-cell table:style-name="ce28" office:value-type="float" office:value="11441" calcext:value-type="float">
            <text:p>11,441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2344" calcext:value-type="float">
            <text:p>2,344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283" calcext:value-type="float">
            <text:p>2,283</text:p>
          </table:table-cell>
          <table:table-cell table:style-name="ce36" office:value-type="float" office:value="2026" calcext:value-type="float">
            <text:p>2,026</text:p>
          </table:table-cell>
          <table:table-cell table:style-name="ce28" office:value-type="float" office:value="7728" calcext:value-type="float">
            <text:p>7,728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422" calcext:value-type="float">
            <text:p>1,422</text:p>
          </table:table-cell>
          <table:table-cell table:style-name="ce36" office:value-type="float" office:value="1211" calcext:value-type="float">
            <text:p>1,211</text:p>
          </table:table-cell>
          <table:table-cell table:style-name="ce28" office:value-type="float" office:value="3858" calcext:value-type="float">
            <text:p>3,858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635" calcext:value-type="float">
            <text:p>635</text:p>
          </table:table-cell>
          <table:table-cell table:style-name="ce36" office:value-type="float" office:value="518" calcext:value-type="float">
            <text:p>518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1739" calcext:value-type="float">
            <text:p>331,739</text:p>
          </table:table-cell>
          <table:table-cell table:style-name="ce35" office:value-type="float" office:value="11403" calcext:value-type="float">
            <text:p>11,403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2295" calcext:value-type="float">
            <text:p>2,295</text:p>
          </table:table-cell>
          <table:table-cell table:style-name="ce29" office:value-type="float" office:value="2475" calcext:value-type="float">
            <text:p>2,475</text:p>
          </table:table-cell>
          <table:table-cell table:style-name="ce29" office:value-type="float" office:value="2153" calcext:value-type="float">
            <text:p>2,153</text:p>
          </table:table-cell>
          <table:table-cell table:style-name="ce29" office:value-type="float" office:value="12311" calcext:value-type="float">
            <text:p>12,311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2510" calcext:value-type="float">
            <text:p>2,510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417" calcext:value-type="float">
            <text:p>2,417</text:p>
          </table:table-cell>
          <table:table-cell table:style-name="ce35" office:value-type="float" office:value="2559" calcext:value-type="float">
            <text:p>2,559</text:p>
          </table:table-cell>
          <table:table-cell table:style-name="ce29" office:value-type="float" office:value="14937" calcext:value-type="float">
            <text:p>14,937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3130" calcext:value-type="float">
            <text:p>3,130</text:p>
          </table:table-cell>
          <table:table-cell table:style-name="ce35" office:value-type="float" office:value="3324" calcext:value-type="float">
            <text:p>3,324</text:p>
          </table:table-cell>
          <table:table-cell table:style-name="ce29" office:value-type="float" office:value="19617" calcext:value-type="float">
            <text:p>19,617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4138" calcext:value-type="float">
            <text:p>4,138</text:p>
          </table:table-cell>
          <table:table-cell table:style-name="ce35" office:value-type="float" office:value="3933" calcext:value-type="float">
            <text:p>3,933</text:p>
          </table:table-cell>
          <table:table-cell table:style-name="ce29" office:value-type="float" office:value="22146" calcext:value-type="float">
            <text:p>22,146</text:p>
          </table:table-cell>
          <table:table-cell table:style-name="ce29" office:value-type="float" office:value="4433" calcext:value-type="float">
            <text:p>4,433</text:p>
          </table:table-cell>
          <table:table-cell table:style-name="ce29" office:value-type="float" office:value="4470" calcext:value-type="float">
            <text:p>4,470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404" calcext:value-type="float">
            <text:p>4,404</text:p>
          </table:table-cell>
          <table:table-cell table:style-name="ce35" office:value-type="float" office:value="4302" calcext:value-type="float">
            <text:p>4,302</text:p>
          </table:table-cell>
          <table:table-cell table:style-name="ce29" office:value-type="float" office:value="20433" calcext:value-type="float">
            <text:p>20,433</text:p>
          </table:table-cell>
          <table:table-cell table:style-name="ce29" office:value-type="float" office:value="4201" calcext:value-type="float">
            <text:p>4,201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3911" calcext:value-type="float">
            <text:p>3,911</text:p>
          </table:table-cell>
          <table:table-cell table:style-name="ce29" office:value-type="float" office:value="3950" calcext:value-type="float">
            <text:p>3,950</text:p>
          </table:table-cell>
          <table:table-cell table:style-name="ce35" office:value-type="float" office:value="4290" calcext:value-type="float">
            <text:p>4,290</text:p>
          </table:table-cell>
          <table:table-cell table:style-name="ce29" office:value-type="float" office:value="21886" calcext:value-type="float">
            <text:p>21,886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3937" calcext:value-type="float">
            <text:p>3,937</text:p>
          </table:table-cell>
          <table:table-cell table:style-name="ce29" office:value-type="float" office:value="4387" calcext:value-type="float">
            <text:p>4,387</text:p>
          </table:table-cell>
          <table:table-cell table:style-name="ce29" office:value-type="float" office:value="4665" calcext:value-type="float">
            <text:p>4,665</text:p>
          </table:table-cell>
          <table:table-cell table:style-name="ce35" office:value-type="float" office:value="4931" calcext:value-type="float">
            <text:p>4,931</text:p>
          </table:table-cell>
          <table:table-cell table:style-name="ce29" office:value-type="float" office:value="26882" calcext:value-type="float">
            <text:p>26,882</text:p>
          </table:table-cell>
          <table:table-cell table:style-name="ce29" office:value-type="float" office:value="5180" calcext:value-type="float">
            <text:p>5,180</text:p>
          </table:table-cell>
          <table:table-cell table:style-name="ce29" office:value-type="float" office:value="5282" calcext:value-type="float">
            <text:p>5,282</text:p>
          </table:table-cell>
          <table:table-cell table:style-name="ce29" office:value-type="float" office:value="5450" calcext:value-type="float">
            <text:p>5,450</text:p>
          </table:table-cell>
          <table:table-cell table:style-name="ce29" office:value-type="float" office:value="5453" calcext:value-type="float">
            <text:p>5,453</text:p>
          </table:table-cell>
          <table:table-cell table:style-name="ce35" office:value-type="float" office:value="5517" calcext:value-type="float">
            <text:p>5,517</text:p>
          </table:table-cell>
          <table:table-cell table:style-name="ce29" office:value-type="float" office:value="25004" calcext:value-type="float">
            <text:p>25,004</text:p>
          </table:table-cell>
          <table:table-cell table:style-name="ce29" office:value-type="float" office:value="5264" calcext:value-type="float">
            <text:p>5,264</text:p>
          </table:table-cell>
          <table:table-cell table:style-name="ce29" office:value-type="float" office:value="5559" calcext:value-type="float">
            <text:p>5,559</text:p>
          </table:table-cell>
          <table:table-cell table:style-name="ce29" office:value-type="float" office:value="4856" calcext:value-type="float">
            <text:p>4,856</text:p>
          </table:table-cell>
          <table:table-cell table:style-name="ce29" office:value-type="float" office:value="4654" calcext:value-type="float">
            <text:p>4,654</text:p>
          </table:table-cell>
          <table:table-cell table:style-name="ce35" office:value-type="float" office:value="4671" calcext:value-type="float">
            <text:p>4,671</text:p>
          </table:table-cell>
          <table:table-cell table:style-name="ce29" office:value-type="float" office:value="22956" calcext:value-type="float">
            <text:p>22,956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4634" calcext:value-type="float">
            <text:p>4,634</text:p>
          </table:table-cell>
          <table:table-cell table:style-name="ce35" office:value-type="float" office:value="4615" calcext:value-type="float">
            <text:p>4,615</text:p>
          </table:table-cell>
          <table:table-cell table:style-name="ce29" office:value-type="float" office:value="23255" calcext:value-type="float">
            <text:p>23,255</text:p>
          </table:table-cell>
          <table:table-cell table:style-name="ce29" office:value-type="float" office:value="4368" calcext:value-type="float">
            <text:p>4,368</text:p>
          </table:table-cell>
          <table:table-cell table:style-name="ce29" office:value-type="float" office:value="4731" calcext:value-type="float">
            <text:p>4,731</text:p>
          </table:table-cell>
          <table:table-cell table:style-name="ce29" office:value-type="float" office:value="4702" calcext:value-type="float">
            <text:p>4,702</text:p>
          </table:table-cell>
          <table:table-cell table:style-name="ce29" office:value-type="float" office:value="4632" calcext:value-type="float">
            <text:p>4,632</text:p>
          </table:table-cell>
          <table:table-cell table:style-name="ce35" office:value-type="float" office:value="4822" calcext:value-type="float">
            <text:p>4,822</text:p>
          </table:table-cell>
          <table:table-cell table:style-name="ce29" office:value-type="float" office:value="23462" calcext:value-type="float">
            <text:p>23,462</text:p>
          </table:table-cell>
          <table:table-cell table:style-name="ce29" office:value-type="float" office:value="4907" calcext:value-type="float">
            <text:p>4,907</text:p>
          </table:table-cell>
          <table:table-cell table:style-name="ce29" office:value-type="float" office:value="4783" calcext:value-type="float">
            <text:p>4,783</text:p>
          </table:table-cell>
          <table:table-cell table:style-name="ce29" office:value-type="float" office:value="4481" calcext:value-type="float">
            <text:p>4,481</text:p>
          </table:table-cell>
          <table:table-cell table:style-name="ce29" office:value-type="float" office:value="4684" calcext:value-type="float">
            <text:p>4,684</text:p>
          </table:table-cell>
          <table:table-cell table:style-name="ce35" office:value-type="float" office:value="4607" calcext:value-type="float">
            <text:p>4,607</text:p>
          </table:table-cell>
          <table:table-cell table:style-name="ce29" office:value-type="float" office:value="21104" calcext:value-type="float">
            <text:p>21,104</text:p>
          </table:table-cell>
          <table:table-cell table:style-name="ce29" office:value-type="float" office:value="4112" calcext:value-type="float">
            <text:p>4,112</text:p>
          </table:table-cell>
          <table:table-cell table:style-name="ce29" office:value-type="float" office:value="4430" calcext:value-type="float">
            <text:p>4,430</text:p>
          </table:table-cell>
          <table:table-cell table:style-name="ce29" office:value-type="float" office:value="4307" calcext:value-type="float">
            <text:p>4,307</text:p>
          </table:table-cell>
          <table:table-cell table:style-name="ce29" office:value-type="float" office:value="4285" calcext:value-type="float">
            <text:p>4,285</text:p>
          </table:table-cell>
          <table:table-cell table:style-name="ce35" office:value-type="float" office:value="3970" calcext:value-type="float">
            <text:p>3,970</text:p>
          </table:table-cell>
          <table:table-cell table:style-name="ce29" office:value-type="float" office:value="18238" calcext:value-type="float">
            <text:p>18,238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4273" calcext:value-type="float">
            <text:p>4,273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3364" calcext:value-type="float">
            <text:p>3,364</text:p>
          </table:table-cell>
          <table:table-cell table:style-name="ce35" office:value-type="float" office:value="3187" calcext:value-type="float">
            <text:p>3,187</text:p>
          </table:table-cell>
          <table:table-cell table:style-name="ce29" office:value-type="float" office:value="13406" calcext:value-type="float">
            <text:p>13,406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2838" calcext:value-type="float">
            <text:p>2,838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656" calcext:value-type="float">
            <text:p>2,656</text:p>
          </table:table-cell>
          <table:table-cell table:style-name="ce35" office:value-type="float" office:value="2848" calcext:value-type="float">
            <text:p>2,848</text:p>
          </table:table-cell>
          <table:table-cell table:style-name="ce29" office:value-type="float" office:value="14019" calcext:value-type="float">
            <text:p>14,019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2898" calcext:value-type="float">
            <text:p>2,898</text:p>
          </table:table-cell>
          <table:table-cell table:style-name="ce35" office:value-type="float" office:value="2671" calcext:value-type="float">
            <text:p>2,671</text:p>
          </table:table-cell>
          <table:table-cell table:style-name="ce29" office:value-type="float" office:value="10963" calcext:value-type="float">
            <text:p>10,963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061" calcext:value-type="float">
            <text:p>2,061</text:p>
          </table:table-cell>
          <table:table-cell table:style-name="ce35" office:value-type="float" office:value="1889" calcext:value-type="float">
            <text:p>1,889</text:p>
          </table:table-cell>
          <table:table-cell table:style-name="ce29" office:value-type="float" office:value="6672" calcext:value-type="float">
            <text:p>6,672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141" calcext:value-type="float">
            <text:p>1,141</text:p>
          </table:table-cell>
          <table:table-cell table:style-name="ce35" office:value-type="float" office:value="952" calcext:value-type="float">
            <text:p>952</text:p>
          </table:table-cell>
          <table:table-cell table:style-name="ce29" office:value-type="float" office:value="2459" calcext:value-type="float">
            <text:p>2,459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337" calcext:value-type="float">
            <text:p>337</text:p>
          </table:table-cell>
          <table:table-cell table:style-name="ce35" office:value-type="float" office:value="248" calcext:value-type="float">
            <text:p>248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10018" calcext:value-type="float">
            <text:p>510,018</text:p>
          </table:table-cell>
          <table:table-cell table:style-name="ce28" office:value-type="float" office:value="14055" calcext:value-type="float">
            <text:p>14,055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2987" calcext:value-type="float">
            <text:p>2,987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15525" calcext:value-type="float">
            <text:p>15,525</text:p>
          </table:table-cell>
          <table:table-cell table:style-name="ce28" office:value-type="float" office:value="3418" calcext:value-type="float">
            <text:p>3,418</text:p>
          </table:table-cell>
          <table:table-cell table:style-name="ce28" office:value-type="float" office:value="2997" calcext:value-type="float">
            <text:p>2,997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3125" calcext:value-type="float">
            <text:p>3,125</text:p>
          </table:table-cell>
          <table:table-cell table:style-name="ce36" office:value-type="float" office:value="3258" calcext:value-type="float">
            <text:p>3,258</text:p>
          </table:table-cell>
          <table:table-cell table:style-name="ce28" office:value-type="float" office:value="19938" calcext:value-type="float">
            <text:p>19,938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947" calcext:value-type="float">
            <text:p>3,947</text:p>
          </table:table-cell>
          <table:table-cell table:style-name="ce28" office:value-type="float" office:value="4141" calcext:value-type="float">
            <text:p>4,141</text:p>
          </table:table-cell>
          <table:table-cell table:style-name="ce36" office:value-type="float" office:value="4754" calcext:value-type="float">
            <text:p>4,754</text:p>
          </table:table-cell>
          <table:table-cell table:style-name="ce28" office:value-type="float" office:value="29607" calcext:value-type="float">
            <text:p>29,607</text:p>
          </table:table-cell>
          <table:table-cell table:style-name="ce28" office:value-type="float" office:value="5203" calcext:value-type="float">
            <text:p>5,203</text:p>
          </table:table-cell>
          <table:table-cell table:style-name="ce28" office:value-type="float" office:value="5561" calcext:value-type="float">
            <text:p>5,561</text:p>
          </table:table-cell>
          <table:table-cell table:style-name="ce28" office:value-type="float" office:value="6632" calcext:value-type="float">
            <text:p>6,632</text:p>
          </table:table-cell>
          <table:table-cell table:style-name="ce28" office:value-type="float" office:value="6129" calcext:value-type="float">
            <text:p>6,129</text:p>
          </table:table-cell>
          <table:table-cell table:style-name="ce36" office:value-type="float" office:value="6082" calcext:value-type="float">
            <text:p>6,082</text:p>
          </table:table-cell>
          <table:table-cell table:style-name="ce28" office:value-type="float" office:value="35361" calcext:value-type="float">
            <text:p>35,361</text:p>
          </table:table-cell>
          <table:table-cell table:style-name="ce28" office:value-type="float" office:value="6992" calcext:value-type="float">
            <text:p>6,992</text:p>
          </table:table-cell>
          <table:table-cell table:style-name="ce28" office:value-type="float" office:value="7158" calcext:value-type="float">
            <text:p>7,158</text:p>
          </table:table-cell>
          <table:table-cell table:style-name="ce28" office:value-type="float" office:value="7081" calcext:value-type="float">
            <text:p>7,081</text:p>
          </table:table-cell>
          <table:table-cell table:style-name="ce28" office:value-type="float" office:value="7104" calcext:value-type="float">
            <text:p>7,104</text:p>
          </table:table-cell>
          <table:table-cell table:style-name="ce36" office:value-type="float" office:value="7026" calcext:value-type="float">
            <text:p>7,026</text:p>
          </table:table-cell>
          <table:table-cell table:style-name="ce28" office:value-type="float" office:value="33787" calcext:value-type="float">
            <text:p>33,787</text:p>
          </table:table-cell>
          <table:table-cell table:style-name="ce28" office:value-type="float" office:value="6852" calcext:value-type="float">
            <text:p>6,852</text:p>
          </table:table-cell>
          <table:table-cell table:style-name="ce28" office:value-type="float" office:value="6785" calcext:value-type="float">
            <text:p>6,785</text:p>
          </table:table-cell>
          <table:table-cell table:style-name="ce28" office:value-type="float" office:value="6926" calcext:value-type="float">
            <text:p>6,926</text:p>
          </table:table-cell>
          <table:table-cell table:style-name="ce28" office:value-type="float" office:value="6476" calcext:value-type="float">
            <text:p>6,476</text:p>
          </table:table-cell>
          <table:table-cell table:style-name="ce36" office:value-type="float" office:value="6748" calcext:value-type="float">
            <text:p>6,748</text:p>
          </table:table-cell>
          <table:table-cell table:style-name="ce28" office:value-type="float" office:value="33011" calcext:value-type="float">
            <text:p>33,011</text:p>
          </table:table-cell>
          <table:table-cell table:style-name="ce28" office:value-type="float" office:value="6346" calcext:value-type="float">
            <text:p>6,346</text:p>
          </table:table-cell>
          <table:table-cell table:style-name="ce28" office:value-type="float" office:value="6045" calcext:value-type="float">
            <text:p>6,045</text:p>
          </table:table-cell>
          <table:table-cell table:style-name="ce28" office:value-type="float" office:value="6460" calcext:value-type="float">
            <text:p>6,460</text:p>
          </table:table-cell>
          <table:table-cell table:style-name="ce28" office:value-type="float" office:value="6987" calcext:value-type="float">
            <text:p>6,987</text:p>
          </table:table-cell>
          <table:table-cell table:style-name="ce36" office:value-type="float" office:value="7173" calcext:value-type="float">
            <text:p>7,173</text:p>
          </table:table-cell>
          <table:table-cell table:style-name="ce28" office:value-type="float" office:value="37974" calcext:value-type="float">
            <text:p>37,974</text:p>
          </table:table-cell>
          <table:table-cell table:style-name="ce28" office:value-type="float" office:value="7391" calcext:value-type="float">
            <text:p>7,391</text:p>
          </table:table-cell>
          <table:table-cell table:style-name="ce28" office:value-type="float" office:value="7557" calcext:value-type="float">
            <text:p>7,557</text:p>
          </table:table-cell>
          <table:table-cell table:style-name="ce28" office:value-type="float" office:value="7797" calcext:value-type="float">
            <text:p>7,797</text:p>
          </table:table-cell>
          <table:table-cell table:style-name="ce28" office:value-type="float" office:value="7477" calcext:value-type="float">
            <text:p>7,477</text:p>
          </table:table-cell>
          <table:table-cell table:style-name="ce36" office:value-type="float" office:value="7752" calcext:value-type="float">
            <text:p>7,752</text:p>
          </table:table-cell>
          <table:table-cell table:style-name="ce28" office:value-type="float" office:value="36387" calcext:value-type="float">
            <text:p>36,387</text:p>
          </table:table-cell>
          <table:table-cell table:style-name="ce28" office:value-type="float" office:value="7460" calcext:value-type="float">
            <text:p>7,460</text:p>
          </table:table-cell>
          <table:table-cell table:style-name="ce28" office:value-type="float" office:value="7861" calcext:value-type="float">
            <text:p>7,861</text:p>
          </table:table-cell>
          <table:table-cell table:style-name="ce28" office:value-type="float" office:value="7105" calcext:value-type="float">
            <text:p>7,105</text:p>
          </table:table-cell>
          <table:table-cell table:style-name="ce28" office:value-type="float" office:value="6900" calcext:value-type="float">
            <text:p>6,900</text:p>
          </table:table-cell>
          <table:table-cell table:style-name="ce36" office:value-type="float" office:value="7061" calcext:value-type="float">
            <text:p>7,061</text:p>
          </table:table-cell>
          <table:table-cell table:style-name="ce28" office:value-type="float" office:value="38606" calcext:value-type="float">
            <text:p>38,606</text:p>
          </table:table-cell>
          <table:table-cell table:style-name="ce28" office:value-type="float" office:value="7285" calcext:value-type="float">
            <text:p>7,285</text:p>
          </table:table-cell>
          <table:table-cell table:style-name="ce28" office:value-type="float" office:value="7449" calcext:value-type="float">
            <text:p>7,449</text:p>
          </table:table-cell>
          <table:table-cell table:style-name="ce28" office:value-type="float" office:value="7866" calcext:value-type="float">
            <text:p>7,866</text:p>
          </table:table-cell>
          <table:table-cell table:style-name="ce28" office:value-type="float" office:value="7910" calcext:value-type="float">
            <text:p>7,910</text:p>
          </table:table-cell>
          <table:table-cell table:style-name="ce36" office:value-type="float" office:value="8096" calcext:value-type="float">
            <text:p>8,096</text:p>
          </table:table-cell>
          <table:table-cell table:style-name="ce28" office:value-type="float" office:value="42187" calcext:value-type="float">
            <text:p>42,187</text:p>
          </table:table-cell>
          <table:table-cell table:style-name="ce28" office:value-type="float" office:value="8097" calcext:value-type="float">
            <text:p>8,097</text:p>
          </table:table-cell>
          <table:table-cell table:style-name="ce28" office:value-type="float" office:value="8264" calcext:value-type="float">
            <text:p>8,264</text:p>
          </table:table-cell>
          <table:table-cell table:style-name="ce28" office:value-type="float" office:value="8608" calcext:value-type="float">
            <text:p>8,608</text:p>
          </table:table-cell>
          <table:table-cell table:style-name="ce28" office:value-type="float" office:value="8448" calcext:value-type="float">
            <text:p>8,448</text:p>
          </table:table-cell>
          <table:table-cell table:style-name="ce36" office:value-type="float" office:value="8770" calcext:value-type="float">
            <text:p>8,770</text:p>
          </table:table-cell>
          <table:table-cell table:style-name="ce28" office:value-type="float" office:value="42963" calcext:value-type="float">
            <text:p>42,963</text:p>
          </table:table-cell>
          <table:table-cell table:style-name="ce28" office:value-type="float" office:value="8891" calcext:value-type="float">
            <text:p>8,891</text:p>
          </table:table-cell>
          <table:table-cell table:style-name="ce28" office:value-type="float" office:value="8823" calcext:value-type="float">
            <text:p>8,823</text:p>
          </table:table-cell>
          <table:table-cell table:style-name="ce28" office:value-type="float" office:value="8530" calcext:value-type="float">
            <text:p>8,530</text:p>
          </table:table-cell>
          <table:table-cell table:style-name="ce28" office:value-type="float" office:value="8452" calcext:value-type="float">
            <text:p>8,452</text:p>
          </table:table-cell>
          <table:table-cell table:style-name="ce36" office:value-type="float" office:value="8267" calcext:value-type="float">
            <text:p>8,267</text:p>
          </table:table-cell>
          <table:table-cell table:style-name="ce28" office:value-type="float" office:value="35725" calcext:value-type="float">
            <text:p>35,725</text:p>
          </table:table-cell>
          <table:table-cell table:style-name="ce28" office:value-type="float" office:value="7083" calcext:value-type="float">
            <text:p>7,083</text:p>
          </table:table-cell>
          <table:table-cell table:style-name="ce28" office:value-type="float" office:value="7586" calcext:value-type="float">
            <text:p>7,586</text:p>
          </table:table-cell>
          <table:table-cell table:style-name="ce28" office:value-type="float" office:value="7178" calcext:value-type="float">
            <text:p>7,178</text:p>
          </table:table-cell>
          <table:table-cell table:style-name="ce28" office:value-type="float" office:value="7097" calcext:value-type="float">
            <text:p>7,097</text:p>
          </table:table-cell>
          <table:table-cell table:style-name="ce36" office:value-type="float" office:value="6781" calcext:value-type="float">
            <text:p>6,781</text:p>
          </table:table-cell>
          <table:table-cell table:style-name="ce28" office:value-type="float" office:value="29279" calcext:value-type="float">
            <text:p>29,279</text:p>
          </table:table-cell>
          <table:table-cell table:style-name="ce28" office:value-type="float" office:value="6406" calcext:value-type="float">
            <text:p>6,406</text:p>
          </table:table-cell>
          <table:table-cell table:style-name="ce28" office:value-type="float" office:value="6677" calcext:value-type="float">
            <text:p>6,677</text:p>
          </table:table-cell>
          <table:table-cell table:style-name="ce28" office:value-type="float" office:value="5800" calcext:value-type="float">
            <text:p>5,800</text:p>
          </table:table-cell>
          <table:table-cell table:style-name="ce28" office:value-type="float" office:value="5358" calcext:value-type="float">
            <text:p>5,358</text:p>
          </table:table-cell>
          <table:table-cell table:style-name="ce36" office:value-type="float" office:value="5038" calcext:value-type="float">
            <text:p>5,038</text:p>
          </table:table-cell>
          <table:table-cell table:style-name="ce28" office:value-type="float" office:value="18374" calcext:value-type="float">
            <text:p>18,374</text:p>
          </table:table-cell>
          <table:table-cell table:style-name="ce28" office:value-type="float" office:value="4409" calcext:value-type="float">
            <text:p>4,409</text:p>
          </table:table-cell>
          <table:table-cell table:style-name="ce28" office:value-type="float" office:value="3358" calcext:value-type="float">
            <text:p>3,358</text:p>
          </table:table-cell>
          <table:table-cell table:style-name="ce28" office:value-type="float" office:value="2971" calcext:value-type="float">
            <text:p>2,971</text:p>
          </table:table-cell>
          <table:table-cell table:style-name="ce28" office:value-type="float" office:value="3761" calcext:value-type="float">
            <text:p>3,761</text:p>
          </table:table-cell>
          <table:table-cell table:style-name="ce36" office:value-type="float" office:value="3875" calcext:value-type="float">
            <text:p>3,875</text:p>
          </table:table-cell>
          <table:table-cell table:style-name="ce28" office:value-type="float" office:value="19441" calcext:value-type="float">
            <text:p>19,441</text:p>
          </table:table-cell>
          <table:table-cell table:style-name="ce28" office:value-type="float" office:value="3858" calcext:value-type="float">
            <text:p>3,858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4007" calcext:value-type="float">
            <text:p>4,007</text:p>
          </table:table-cell>
          <table:table-cell table:style-name="ce36" office:value-type="float" office:value="3675" calcext:value-type="float">
            <text:p>3,675</text:p>
          </table:table-cell>
          <table:table-cell table:style-name="ce28" office:value-type="float" office:value="15064" calcext:value-type="float">
            <text:p>15,064</text:p>
          </table:table-cell>
          <table:table-cell table:style-name="ce28" office:value-type="float" office:value="3390" calcext:value-type="float">
            <text:p>3,390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2892" calcext:value-type="float">
            <text:p>2,892</text:p>
          </table:table-cell>
          <table:table-cell table:style-name="ce36" office:value-type="float" office:value="2578" calcext:value-type="float">
            <text:p>2,578</text:p>
          </table:table-cell>
          <table:table-cell table:style-name="ce28" office:value-type="float" office:value="8929" calcext:value-type="float">
            <text:p>8,929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2138" calcext:value-type="float">
            <text:p>2,138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540" calcext:value-type="float">
            <text:p>1,540</text:p>
          </table:table-cell>
          <table:table-cell table:style-name="ce36" office:value-type="float" office:value="1209" calcext:value-type="float">
            <text:p>1,209</text:p>
          </table:table-cell>
          <table:table-cell table:style-name="ce28" office:value-type="float" office:value="3082" calcext:value-type="float">
            <text:p>3,082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388" calcext:value-type="float">
            <text:p>388</text:p>
          </table:table-cell>
          <table:table-cell table:style-name="ce36" office:value-type="float" office:value="313" calcext:value-type="float">
            <text:p>313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5137" calcext:value-type="float">
            <text:p>265,137</text:p>
          </table:table-cell>
          <table:table-cell table:style-name="ce28" office:value-type="float" office:value="7289" calcext:value-type="float">
            <text:p>7,289</text:p>
          </table:table-cell>
          <table:table-cell table:style-name="ce40" office:value-type="float" office:value="1316" calcext:value-type="float">
            <text:p>1,316</text:p>
          </table:table-cell>
          <table:table-cell table:style-name="ce40" office:value-type="float" office:value="1505" calcext:value-type="float">
            <text:p>1,505</text:p>
          </table:table-cell>
          <table:table-cell table:style-name="ce40" office:value-type="float" office:value="1568" calcext:value-type="float">
            <text:p>1,568</text:p>
          </table:table-cell>
          <table:table-cell table:style-name="ce40" office:value-type="float" office:value="1516" calcext:value-type="float">
            <text:p>1,516</text:p>
          </table:table-cell>
          <table:table-cell table:style-name="ce40" office:value-type="float" office:value="1384" calcext:value-type="float">
            <text:p>1,384</text:p>
          </table:table-cell>
          <table:table-cell table:style-name="ce40" office:value-type="float" office:value="8143" calcext:value-type="float">
            <text:p>8,143</text:p>
          </table:table-cell>
          <table:table-cell table:style-name="ce40" office:value-type="float" office:value="1793" calcext:value-type="float">
            <text:p>1,793</text:p>
          </table:table-cell>
          <table:table-cell table:style-name="ce40" office:value-type="float" office:value="1550" calcext:value-type="float">
            <text:p>1,550</text:p>
          </table:table-cell>
          <table:table-cell table:style-name="ce40" office:value-type="float" office:value="1396" calcext:value-type="float">
            <text:p>1,396</text:p>
          </table:table-cell>
          <table:table-cell table:style-name="ce40" office:value-type="float" office:value="1687" calcext:value-type="float">
            <text:p>1,687</text:p>
          </table:table-cell>
          <table:table-cell table:style-name="ce51" office:value-type="float" office:value="1717" calcext:value-type="float">
            <text:p>1,717</text:p>
          </table:table-cell>
          <table:table-cell table:style-name="ce40" office:value-type="float" office:value="10443" calcext:value-type="float">
            <text:p>10,443</text:p>
          </table:table-cell>
          <table:table-cell table:style-name="ce40" office:value-type="float" office:value="1824" calcext:value-type="float">
            <text:p>1,824</text:p>
          </table:table-cell>
          <table:table-cell table:style-name="ce40" office:value-type="float" office:value="1892" calcext:value-type="float">
            <text:p>1,892</text:p>
          </table:table-cell>
          <table:table-cell table:style-name="ce40" office:value-type="float" office:value="2050" calcext:value-type="float">
            <text:p>2,050</text:p>
          </table:table-cell>
          <table:table-cell table:style-name="ce40" office:value-type="float" office:value="2181" calcext:value-type="float">
            <text:p>2,181</text:p>
          </table:table-cell>
          <table:table-cell table:style-name="ce51" office:value-type="float" office:value="2496" calcext:value-type="float">
            <text:p>2,496</text:p>
          </table:table-cell>
          <table:table-cell table:style-name="ce40" office:value-type="float" office:value="15588" calcext:value-type="float">
            <text:p>15,588</text:p>
          </table:table-cell>
          <table:table-cell table:style-name="ce40" office:value-type="float" office:value="2713" calcext:value-type="float">
            <text:p>2,713</text:p>
          </table:table-cell>
          <table:table-cell table:style-name="ce40" office:value-type="float" office:value="2948" calcext:value-type="float">
            <text:p>2,948</text:p>
          </table:table-cell>
          <table:table-cell table:style-name="ce40" office:value-type="float" office:value="3518" calcext:value-type="float">
            <text:p>3,518</text:p>
          </table:table-cell>
          <table:table-cell table:style-name="ce40" office:value-type="float" office:value="3227" calcext:value-type="float">
            <text:p>3,227</text:p>
          </table:table-cell>
          <table:table-cell table:style-name="ce51" office:value-type="float" office:value="3182" calcext:value-type="float">
            <text:p>3,182</text:p>
          </table:table-cell>
          <table:table-cell table:style-name="ce40" office:value-type="float" office:value="18458" calcext:value-type="float">
            <text:p>18,458</text:p>
          </table:table-cell>
          <table:table-cell table:style-name="ce40" office:value-type="float" office:value="3652" calcext:value-type="float">
            <text:p>3,652</text:p>
          </table:table-cell>
          <table:table-cell table:style-name="ce40" office:value-type="float" office:value="3753" calcext:value-type="float">
            <text:p>3,753</text:p>
          </table:table-cell>
          <table:table-cell table:style-name="ce40" office:value-type="float" office:value="3664" calcext:value-type="float">
            <text:p>3,664</text:p>
          </table:table-cell>
          <table:table-cell table:style-name="ce40" office:value-type="float" office:value="3677" calcext:value-type="float">
            <text:p>3,677</text:p>
          </table:table-cell>
          <table:table-cell table:style-name="ce51" office:value-type="float" office:value="3712" calcext:value-type="float">
            <text:p>3,712</text:p>
          </table:table-cell>
          <table:table-cell table:style-name="ce40" office:value-type="float" office:value="17943" calcext:value-type="float">
            <text:p>17,943</text:p>
          </table:table-cell>
          <table:table-cell table:style-name="ce40" office:value-type="float" office:value="3543" calcext:value-type="float">
            <text:p>3,543</text:p>
          </table:table-cell>
          <table:table-cell table:style-name="ce40" office:value-type="float" office:value="3585" calcext:value-type="float">
            <text:p>3,585</text:p>
          </table:table-cell>
          <table:table-cell table:style-name="ce40" office:value-type="float" office:value="3675" calcext:value-type="float">
            <text:p>3,675</text:p>
          </table:table-cell>
          <table:table-cell table:style-name="ce40" office:value-type="float" office:value="3483" calcext:value-type="float">
            <text:p>3,483</text:p>
          </table:table-cell>
          <table:table-cell table:style-name="ce51" office:value-type="float" office:value="3657" calcext:value-type="float">
            <text:p>3,657</text:p>
          </table:table-cell>
          <table:table-cell table:style-name="ce40" office:value-type="float" office:value="17794" calcext:value-type="float">
            <text:p>17,794</text:p>
          </table:table-cell>
          <table:table-cell table:style-name="ce40" office:value-type="float" office:value="3395" calcext:value-type="float">
            <text:p>3,395</text:p>
          </table:table-cell>
          <table:table-cell table:style-name="ce40" office:value-type="float" office:value="3276" calcext:value-type="float">
            <text:p>3,276</text:p>
          </table:table-cell>
          <table:table-cell table:style-name="ce40" office:value-type="float" office:value="3518" calcext:value-type="float">
            <text:p>3,518</text:p>
          </table:table-cell>
          <table:table-cell table:style-name="ce40" office:value-type="float" office:value="3751" calcext:value-type="float">
            <text:p>3,751</text:p>
          </table:table-cell>
          <table:table-cell table:style-name="ce51" office:value-type="float" office:value="3854" calcext:value-type="float">
            <text:p>3,854</text:p>
          </table:table-cell>
          <table:table-cell table:style-name="ce40" office:value-type="float" office:value="19837" calcext:value-type="float">
            <text:p>19,837</text:p>
          </table:table-cell>
          <table:table-cell table:style-name="ce40" office:value-type="float" office:value="3961" calcext:value-type="float">
            <text:p>3,961</text:p>
          </table:table-cell>
          <table:table-cell table:style-name="ce40" office:value-type="float" office:value="3879" calcext:value-type="float">
            <text:p>3,879</text:p>
          </table:table-cell>
          <table:table-cell table:style-name="ce40" office:value-type="float" office:value="4010" calcext:value-type="float">
            <text:p>4,010</text:p>
          </table:table-cell>
          <table:table-cell table:style-name="ce40" office:value-type="float" office:value="3908" calcext:value-type="float">
            <text:p>3,908</text:p>
          </table:table-cell>
          <table:table-cell table:style-name="ce51" office:value-type="float" office:value="4079" calcext:value-type="float">
            <text:p>4,079</text:p>
          </table:table-cell>
          <table:table-cell table:style-name="ce40" office:value-type="float" office:value="18825" calcext:value-type="float">
            <text:p>18,825</text:p>
          </table:table-cell>
          <table:table-cell table:style-name="ce40" office:value-type="float" office:value="3820" calcext:value-type="float">
            <text:p>3,820</text:p>
          </table:table-cell>
          <table:table-cell table:style-name="ce40" office:value-type="float" office:value="4045" calcext:value-type="float">
            <text:p>4,045</text:p>
          </table:table-cell>
          <table:table-cell table:style-name="ce40" office:value-type="float" office:value="3730" calcext:value-type="float">
            <text:p>3,730</text:p>
          </table:table-cell>
          <table:table-cell table:style-name="ce40" office:value-type="float" office:value="3587" calcext:value-type="float">
            <text:p>3,587</text:p>
          </table:table-cell>
          <table:table-cell table:style-name="ce51" office:value-type="float" office:value="3643" calcext:value-type="float">
            <text:p>3,643</text:p>
          </table:table-cell>
          <table:table-cell table:style-name="ce40" office:value-type="float" office:value="20861" calcext:value-type="float">
            <text:p>20,861</text:p>
          </table:table-cell>
          <table:table-cell table:style-name="ce40" office:value-type="float" office:value="3901" calcext:value-type="float">
            <text:p>3,901</text:p>
          </table:table-cell>
          <table:table-cell table:style-name="ce40" office:value-type="float" office:value="3939" calcext:value-type="float">
            <text:p>3,939</text:p>
          </table:table-cell>
          <table:table-cell table:style-name="ce40" office:value-type="float" office:value="4261" calcext:value-type="float">
            <text:p>4,261</text:p>
          </table:table-cell>
          <table:table-cell table:style-name="ce40" office:value-type="float" office:value="4303" calcext:value-type="float">
            <text:p>4,303</text:p>
          </table:table-cell>
          <table:table-cell table:style-name="ce51" office:value-type="float" office:value="4457" calcext:value-type="float">
            <text:p>4,457</text:p>
          </table:table-cell>
          <table:table-cell table:style-name="ce40" office:value-type="float" office:value="23483" calcext:value-type="float">
            <text:p>23,483</text:p>
          </table:table-cell>
          <table:table-cell table:style-name="ce40" office:value-type="float" office:value="4438" calcext:value-type="float">
            <text:p>4,438</text:p>
          </table:table-cell>
          <table:table-cell table:style-name="ce40" office:value-type="float" office:value="4613" calcext:value-type="float">
            <text:p>4,613</text:p>
          </table:table-cell>
          <table:table-cell table:style-name="ce40" office:value-type="float" office:value="4776" calcext:value-type="float">
            <text:p>4,776</text:p>
          </table:table-cell>
          <table:table-cell table:style-name="ce40" office:value-type="float" office:value="4820" calcext:value-type="float">
            <text:p>4,820</text:p>
          </table:table-cell>
          <table:table-cell table:style-name="ce51" office:value-type="float" office:value="4836" calcext:value-type="float">
            <text:p>4,836</text:p>
          </table:table-cell>
          <table:table-cell table:style-name="ce40" office:value-type="float" office:value="23734" calcext:value-type="float">
            <text:p>23,734</text:p>
          </table:table-cell>
          <table:table-cell table:style-name="ce40" office:value-type="float" office:value="4994" calcext:value-type="float">
            <text:p>4,994</text:p>
          </table:table-cell>
          <table:table-cell table:style-name="ce40" office:value-type="float" office:value="4895" calcext:value-type="float">
            <text:p>4,895</text:p>
          </table:table-cell>
          <table:table-cell table:style-name="ce40" office:value-type="float" office:value="4746" calcext:value-type="float">
            <text:p>4,746</text:p>
          </table:table-cell>
          <table:table-cell table:style-name="ce40" office:value-type="float" office:value="4627" calcext:value-type="float">
            <text:p>4,627</text:p>
          </table:table-cell>
          <table:table-cell table:style-name="ce51" office:value-type="float" office:value="4472" calcext:value-type="float">
            <text:p>4,472</text:p>
          </table:table-cell>
          <table:table-cell table:style-name="ce40" office:value-type="float" office:value="19213" calcext:value-type="float">
            <text:p>19,213</text:p>
          </table:table-cell>
          <table:table-cell table:style-name="ce40" office:value-type="float" office:value="3934" calcext:value-type="float">
            <text:p>3,934</text:p>
          </table:table-cell>
          <table:table-cell table:style-name="ce40" office:value-type="float" office:value="4122" calcext:value-type="float">
            <text:p>4,122</text:p>
          </table:table-cell>
          <table:table-cell table:style-name="ce40" office:value-type="float" office:value="3812" calcext:value-type="float">
            <text:p>3,812</text:p>
          </table:table-cell>
          <table:table-cell table:style-name="ce40" office:value-type="float" office:value="3801" calcext:value-type="float">
            <text:p>3,801</text:p>
          </table:table-cell>
          <table:table-cell table:style-name="ce51" office:value-type="float" office:value="3544" calcext:value-type="float">
            <text:p>3,544</text:p>
          </table:table-cell>
          <table:table-cell table:style-name="ce40" office:value-type="float" office:value="15007" calcext:value-type="float">
            <text:p>15,007</text:p>
          </table:table-cell>
          <table:table-cell table:style-name="ce40" office:value-type="float" office:value="3341" calcext:value-type="float">
            <text:p>3,341</text:p>
          </table:table-cell>
          <table:table-cell table:style-name="ce40" office:value-type="float" office:value="3493" calcext:value-type="float">
            <text:p>3,493</text:p>
          </table:table-cell>
          <table:table-cell table:style-name="ce40" office:value-type="float" office:value="2987" calcext:value-type="float">
            <text:p>2,987</text:p>
          </table:table-cell>
          <table:table-cell table:style-name="ce40" office:value-type="float" office:value="2685" calcext:value-type="float">
            <text:p>2,685</text:p>
          </table:table-cell>
          <table:table-cell table:style-name="ce51" office:value-type="float" office:value="2501" calcext:value-type="float">
            <text:p>2,501</text:p>
          </table:table-cell>
          <table:table-cell table:style-name="ce40" office:value-type="float" office:value="8669" calcext:value-type="float">
            <text:p>8,669</text:p>
          </table:table-cell>
          <table:table-cell table:style-name="ce40" office:value-type="float" office:value="2119" calcext:value-type="float">
            <text:p>2,119</text:p>
          </table:table-cell>
          <table:table-cell table:style-name="ce40" office:value-type="float" office:value="1628" calcext:value-type="float">
            <text:p>1,628</text:p>
          </table:table-cell>
          <table:table-cell table:style-name="ce40" office:value-type="float" office:value="1393" calcext:value-type="float">
            <text:p>1,393</text:p>
          </table:table-cell>
          <table:table-cell table:style-name="ce40" office:value-type="float" office:value="1751" calcext:value-type="float">
            <text:p>1,751</text:p>
          </table:table-cell>
          <table:table-cell table:style-name="ce51" office:value-type="float" office:value="1778" calcext:value-type="float">
            <text:p>1,778</text:p>
          </table:table-cell>
          <table:table-cell table:style-name="ce40" office:value-type="float" office:value="8689" calcext:value-type="float">
            <text:p>8,689</text:p>
          </table:table-cell>
          <table:table-cell table:style-name="ce40" office:value-type="float" office:value="1753" calcext:value-type="float">
            <text:p>1,753</text:p>
          </table:table-cell>
          <table:table-cell table:style-name="ce40" office:value-type="float" office:value="1779" calcext:value-type="float">
            <text:p>1,779</text:p>
          </table:table-cell>
          <table:table-cell table:style-name="ce40" office:value-type="float" office:value="1796" calcext:value-type="float">
            <text:p>1,796</text:p>
          </table:table-cell>
          <table:table-cell table:style-name="ce40" office:value-type="float" office:value="1759" calcext:value-type="float">
            <text:p>1,759</text:p>
          </table:table-cell>
          <table:table-cell table:style-name="ce51" office:value-type="float" office:value="1602" calcext:value-type="float">
            <text:p>1,602</text:p>
          </table:table-cell>
          <table:table-cell table:style-name="ce40" office:value-type="float" office:value="6321" calcext:value-type="float">
            <text:p>6,321</text:p>
          </table:table-cell>
          <table:table-cell table:style-name="ce40" office:value-type="float" office:value="1471" calcext:value-type="float">
            <text:p>1,471</text:p>
          </table:table-cell>
          <table:table-cell table:style-name="ce40" office:value-type="float" office:value="1343" calcext:value-type="float">
            <text:p>1,343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1199" calcext:value-type="float">
            <text:p>1,199</text:p>
          </table:table-cell>
          <table:table-cell table:style-name="ce51" office:value-type="float" office:value="1012" calcext:value-type="float">
            <text:p>1,012</text:p>
          </table:table-cell>
          <table:table-cell table:style-name="ce40" office:value-type="float" office:value="3501" calcext:value-type="float">
            <text:p>3,501</text:p>
          </table:table-cell>
          <table:table-cell table:style-name="ce40" office:value-type="float" office:value="893" calcext:value-type="float">
            <text:p>893</text:p>
          </table:table-cell>
          <table:table-cell table:style-name="ce40" office:value-type="float" office:value="860" calcext:value-type="float">
            <text:p>860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576" calcext:value-type="float">
            <text:p>576</text:p>
          </table:table-cell>
          <table:table-cell table:style-name="ce51" office:value-type="float" office:value="460" calcext:value-type="float">
            <text:p>460</text:p>
          </table:table-cell>
          <table:table-cell table:style-name="ce40" office:value-type="float" office:value="1119" calcext:value-type="float">
            <text:p>1,119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155" calcext:value-type="float">
            <text:p>155</text:p>
          </table:table-cell>
          <table:table-cell table:style-name="ce51" office:value-type="float" office:value="105" calcext:value-type="float">
            <text:p>105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4881" calcext:value-type="float">
            <text:p>244,881</text:p>
          </table:table-cell>
          <table:table-cell table:style-name="ce35" office:value-type="float" office:value="6766" calcext:value-type="float">
            <text:p>6,766</text:p>
          </table:table-cell>
          <table:table-cell table:style-name="ce41" office:value-type="float" office:value="1296" calcext:value-type="float">
            <text:p>1,296</text:p>
          </table:table-cell>
          <table:table-cell table:style-name="ce41" office:value-type="float" office:value="1366" calcext:value-type="float">
            <text:p>1,366</text:p>
          </table:table-cell>
          <table:table-cell table:style-name="ce41" office:value-type="float" office:value="1419" calcext:value-type="float">
            <text:p>1,419</text:p>
          </table:table-cell>
          <table:table-cell table:style-name="ce41" office:value-type="float" office:value="1423" calcext:value-type="float">
            <text:p>1,423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7382" calcext:value-type="float">
            <text:p>7,382</text:p>
          </table:table-cell>
          <table:table-cell table:style-name="ce41" office:value-type="float" office:value="1625" calcext:value-type="float">
            <text:p>1,625</text:p>
          </table:table-cell>
          <table:table-cell table:style-name="ce41" office:value-type="float" office:value="1447" calcext:value-type="float">
            <text:p>1,447</text:p>
          </table:table-cell>
          <table:table-cell table:style-name="ce41" office:value-type="float" office:value="1331" calcext:value-type="float">
            <text:p>1,331</text:p>
          </table:table-cell>
          <table:table-cell table:style-name="ce41" office:value-type="float" office:value="1438" calcext:value-type="float">
            <text:p>1,438</text:p>
          </table:table-cell>
          <table:table-cell table:style-name="ce52" office:value-type="float" office:value="1541" calcext:value-type="float">
            <text:p>1,541</text:p>
          </table:table-cell>
          <table:table-cell table:style-name="ce41" office:value-type="float" office:value="9495" calcext:value-type="float">
            <text:p>9,495</text:p>
          </table:table-cell>
          <table:table-cell table:style-name="ce41" office:value-type="float" office:value="1675" calcext:value-type="float">
            <text:p>1,675</text:p>
          </table:table-cell>
          <table:table-cell table:style-name="ce41" office:value-type="float" office:value="1705" calcext:value-type="float">
            <text:p>1,705</text:p>
          </table:table-cell>
          <table:table-cell table:style-name="ce41" office:value-type="float" office:value="1897" calcext:value-type="float">
            <text:p>1,897</text:p>
          </table:table-cell>
          <table:table-cell table:style-name="ce41" office:value-type="float" office:value="1960" calcext:value-type="float">
            <text:p>1,960</text:p>
          </table:table-cell>
          <table:table-cell table:style-name="ce52" office:value-type="float" office:value="2258" calcext:value-type="float">
            <text:p>2,258</text:p>
          </table:table-cell>
          <table:table-cell table:style-name="ce41" office:value-type="float" office:value="14019" calcext:value-type="float">
            <text:p>14,019</text:p>
          </table:table-cell>
          <table:table-cell table:style-name="ce41" office:value-type="float" office:value="2490" calcext:value-type="float">
            <text:p>2,490</text:p>
          </table:table-cell>
          <table:table-cell table:style-name="ce41" office:value-type="float" office:value="2613" calcext:value-type="float">
            <text:p>2,613</text:p>
          </table:table-cell>
          <table:table-cell table:style-name="ce41" office:value-type="float" office:value="3114" calcext:value-type="float">
            <text:p>3,114</text:p>
          </table:table-cell>
          <table:table-cell table:style-name="ce41" office:value-type="float" office:value="2902" calcext:value-type="float">
            <text:p>2,902</text:p>
          </table:table-cell>
          <table:table-cell table:style-name="ce52" office:value-type="float" office:value="2900" calcext:value-type="float">
            <text:p>2,900</text:p>
          </table:table-cell>
          <table:table-cell table:style-name="ce41" office:value-type="float" office:value="16903" calcext:value-type="float">
            <text:p>16,903</text:p>
          </table:table-cell>
          <table:table-cell table:style-name="ce41" office:value-type="float" office:value="3340" calcext:value-type="float">
            <text:p>3,340</text:p>
          </table:table-cell>
          <table:table-cell table:style-name="ce41" office:value-type="float" office:value="3405" calcext:value-type="float">
            <text:p>3,405</text:p>
          </table:table-cell>
          <table:table-cell table:style-name="ce41" office:value-type="float" office:value="3417" calcext:value-type="float">
            <text:p>3,417</text:p>
          </table:table-cell>
          <table:table-cell table:style-name="ce41" office:value-type="float" office:value="3427" calcext:value-type="float">
            <text:p>3,427</text:p>
          </table:table-cell>
          <table:table-cell table:style-name="ce52" office:value-type="float" office:value="3314" calcext:value-type="float">
            <text:p>3,314</text:p>
          </table:table-cell>
          <table:table-cell table:style-name="ce41" office:value-type="float" office:value="15844" calcext:value-type="float">
            <text:p>15,844</text:p>
          </table:table-cell>
          <table:table-cell table:style-name="ce41" office:value-type="float" office:value="3309" calcext:value-type="float">
            <text:p>3,309</text:p>
          </table:table-cell>
          <table:table-cell table:style-name="ce41" office:value-type="float" office:value="3200" calcext:value-type="float">
            <text:p>3,200</text:p>
          </table:table-cell>
          <table:table-cell table:style-name="ce41" office:value-type="float" office:value="3251" calcext:value-type="float">
            <text:p>3,251</text:p>
          </table:table-cell>
          <table:table-cell table:style-name="ce41" office:value-type="float" office:value="2993" calcext:value-type="float">
            <text:p>2,993</text:p>
          </table:table-cell>
          <table:table-cell table:style-name="ce52" office:value-type="float" office:value="3091" calcext:value-type="float">
            <text:p>3,091</text:p>
          </table:table-cell>
          <table:table-cell table:style-name="ce41" office:value-type="float" office:value="15217" calcext:value-type="float">
            <text:p>15,217</text:p>
          </table:table-cell>
          <table:table-cell table:style-name="ce41" office:value-type="float" office:value="2951" calcext:value-type="float">
            <text:p>2,951</text:p>
          </table:table-cell>
          <table:table-cell table:style-name="ce41" office:value-type="float" office:value="2769" calcext:value-type="float">
            <text:p>2,769</text:p>
          </table:table-cell>
          <table:table-cell table:style-name="ce41" office:value-type="float" office:value="2942" calcext:value-type="float">
            <text:p>2,942</text:p>
          </table:table-cell>
          <table:table-cell table:style-name="ce41" office:value-type="float" office:value="3236" calcext:value-type="float">
            <text:p>3,236</text:p>
          </table:table-cell>
          <table:table-cell table:style-name="ce52" office:value-type="float" office:value="3319" calcext:value-type="float">
            <text:p>3,319</text:p>
          </table:table-cell>
          <table:table-cell table:style-name="ce41" office:value-type="float" office:value="18137" calcext:value-type="float">
            <text:p>18,137</text:p>
          </table:table-cell>
          <table:table-cell table:style-name="ce41" office:value-type="float" office:value="3430" calcext:value-type="float">
            <text:p>3,430</text:p>
          </table:table-cell>
          <table:table-cell table:style-name="ce41" office:value-type="float" office:value="3678" calcext:value-type="float">
            <text:p>3,678</text:p>
          </table:table-cell>
          <table:table-cell table:style-name="ce41" office:value-type="float" office:value="3787" calcext:value-type="float">
            <text:p>3,787</text:p>
          </table:table-cell>
          <table:table-cell table:style-name="ce41" office:value-type="float" office:value="3569" calcext:value-type="float">
            <text:p>3,569</text:p>
          </table:table-cell>
          <table:table-cell table:style-name="ce52" office:value-type="float" office:value="3673" calcext:value-type="float">
            <text:p>3,673</text:p>
          </table:table-cell>
          <table:table-cell table:style-name="ce41" office:value-type="float" office:value="17562" calcext:value-type="float">
            <text:p>17,562</text:p>
          </table:table-cell>
          <table:table-cell table:style-name="ce41" office:value-type="float" office:value="3640" calcext:value-type="float">
            <text:p>3,640</text:p>
          </table:table-cell>
          <table:table-cell table:style-name="ce41" office:value-type="float" office:value="3816" calcext:value-type="float">
            <text:p>3,816</text:p>
          </table:table-cell>
          <table:table-cell table:style-name="ce41" office:value-type="float" office:value="3375" calcext:value-type="float">
            <text:p>3,375</text:p>
          </table:table-cell>
          <table:table-cell table:style-name="ce41" office:value-type="float" office:value="3313" calcext:value-type="float">
            <text:p>3,313</text:p>
          </table:table-cell>
          <table:table-cell table:style-name="ce52" office:value-type="float" office:value="3418" calcext:value-type="float">
            <text:p>3,418</text:p>
          </table:table-cell>
          <table:table-cell table:style-name="ce41" office:value-type="float" office:value="17745" calcext:value-type="float">
            <text:p>17,745</text:p>
          </table:table-cell>
          <table:table-cell table:style-name="ce41" office:value-type="float" office:value="3384" calcext:value-type="float">
            <text:p>3,384</text:p>
          </table:table-cell>
          <table:table-cell table:style-name="ce41" office:value-type="float" office:value="3510" calcext:value-type="float">
            <text:p>3,510</text:p>
          </table:table-cell>
          <table:table-cell table:style-name="ce41" office:value-type="float" office:value="3605" calcext:value-type="float">
            <text:p>3,605</text:p>
          </table:table-cell>
          <table:table-cell table:style-name="ce41" office:value-type="float" office:value="3607" calcext:value-type="float">
            <text:p>3,607</text:p>
          </table:table-cell>
          <table:table-cell table:style-name="ce52" office:value-type="float" office:value="3639" calcext:value-type="float">
            <text:p>3,639</text:p>
          </table:table-cell>
          <table:table-cell table:style-name="ce41" office:value-type="float" office:value="18704" calcext:value-type="float">
            <text:p>18,704</text:p>
          </table:table-cell>
          <table:table-cell table:style-name="ce41" office:value-type="float" office:value="3659" calcext:value-type="float">
            <text:p>3,659</text:p>
          </table:table-cell>
          <table:table-cell table:style-name="ce41" office:value-type="float" office:value="3651" calcext:value-type="float">
            <text:p>3,651</text:p>
          </table:table-cell>
          <table:table-cell table:style-name="ce41" office:value-type="float" office:value="3832" calcext:value-type="float">
            <text:p>3,832</text:p>
          </table:table-cell>
          <table:table-cell table:style-name="ce41" office:value-type="float" office:value="3628" calcext:value-type="float">
            <text:p>3,628</text:p>
          </table:table-cell>
          <table:table-cell table:style-name="ce52" office:value-type="float" office:value="3934" calcext:value-type="float">
            <text:p>3,934</text:p>
          </table:table-cell>
          <table:table-cell table:style-name="ce41" office:value-type="float" office:value="19229" calcext:value-type="float">
            <text:p>19,229</text:p>
          </table:table-cell>
          <table:table-cell table:style-name="ce41" office:value-type="float" office:value="3897" calcext:value-type="float">
            <text:p>3,897</text:p>
          </table:table-cell>
          <table:table-cell table:style-name="ce41" office:value-type="float" office:value="3928" calcext:value-type="float">
            <text:p>3,928</text:p>
          </table:table-cell>
          <table:table-cell table:style-name="ce41" office:value-type="float" office:value="3784" calcext:value-type="float">
            <text:p>3,784</text:p>
          </table:table-cell>
          <table:table-cell table:style-name="ce41" office:value-type="float" office:value="3825" calcext:value-type="float">
            <text:p>3,825</text:p>
          </table:table-cell>
          <table:table-cell table:style-name="ce52" office:value-type="float" office:value="3795" calcext:value-type="float">
            <text:p>3,795</text:p>
          </table:table-cell>
          <table:table-cell table:style-name="ce41" office:value-type="float" office:value="16512" calcext:value-type="float">
            <text:p>16,512</text:p>
          </table:table-cell>
          <table:table-cell table:style-name="ce41" office:value-type="float" office:value="3149" calcext:value-type="float">
            <text:p>3,149</text:p>
          </table:table-cell>
          <table:table-cell table:style-name="ce41" office:value-type="float" office:value="3464" calcext:value-type="float">
            <text:p>3,464</text:p>
          </table:table-cell>
          <table:table-cell table:style-name="ce41" office:value-type="float" office:value="3366" calcext:value-type="float">
            <text:p>3,366</text:p>
          </table:table-cell>
          <table:table-cell table:style-name="ce41" office:value-type="float" office:value="3296" calcext:value-type="float">
            <text:p>3,296</text:p>
          </table:table-cell>
          <table:table-cell table:style-name="ce52" office:value-type="float" office:value="3237" calcext:value-type="float">
            <text:p>3,237</text:p>
          </table:table-cell>
          <table:table-cell table:style-name="ce41" office:value-type="float" office:value="14272" calcext:value-type="float">
            <text:p>14,272</text:p>
          </table:table-cell>
          <table:table-cell table:style-name="ce41" office:value-type="float" office:value="3065" calcext:value-type="float">
            <text:p>3,065</text:p>
          </table:table-cell>
          <table:table-cell table:style-name="ce41" office:value-type="float" office:value="3184" calcext:value-type="float">
            <text:p>3,184</text:p>
          </table:table-cell>
          <table:table-cell table:style-name="ce41" office:value-type="float" office:value="2813" calcext:value-type="float">
            <text:p>2,813</text:p>
          </table:table-cell>
          <table:table-cell table:style-name="ce41" office:value-type="float" office:value="2673" calcext:value-type="float">
            <text:p>2,673</text:p>
          </table:table-cell>
          <table:table-cell table:style-name="ce52" office:value-type="float" office:value="2537" calcext:value-type="float">
            <text:p>2,537</text:p>
          </table:table-cell>
          <table:table-cell table:style-name="ce41" office:value-type="float" office:value="9705" calcext:value-type="float">
            <text:p>9,705</text:p>
          </table:table-cell>
          <table:table-cell table:style-name="ce41" office:value-type="float" office:value="2290" calcext:value-type="float">
            <text:p>2,290</text:p>
          </table:table-cell>
          <table:table-cell table:style-name="ce41" office:value-type="float" office:value="1730" calcext:value-type="float">
            <text:p>1,730</text:p>
          </table:table-cell>
          <table:table-cell table:style-name="ce41" office:value-type="float" office:value="1578" calcext:value-type="float">
            <text:p>1,578</text:p>
          </table:table-cell>
          <table:table-cell table:style-name="ce41" office:value-type="float" office:value="2010" calcext:value-type="float">
            <text:p>2,010</text:p>
          </table:table-cell>
          <table:table-cell table:style-name="ce52" office:value-type="float" office:value="2097" calcext:value-type="float">
            <text:p>2,097</text:p>
          </table:table-cell>
          <table:table-cell table:style-name="ce41" office:value-type="float" office:value="10752" calcext:value-type="float">
            <text:p>10,752</text:p>
          </table:table-cell>
          <table:table-cell table:style-name="ce41" office:value-type="float" office:value="2105" calcext:value-type="float">
            <text:p>2,105</text:p>
          </table:table-cell>
          <table:table-cell table:style-name="ce41" office:value-type="float" office:value="2112" calcext:value-type="float">
            <text:p>2,112</text:p>
          </table:table-cell>
          <table:table-cell table:style-name="ce41" office:value-type="float" office:value="2214" calcext:value-type="float">
            <text:p>2,214</text:p>
          </table:table-cell>
          <table:table-cell table:style-name="ce41" office:value-type="float" office:value="2248" calcext:value-type="float">
            <text:p>2,248</text:p>
          </table:table-cell>
          <table:table-cell table:style-name="ce52" office:value-type="float" office:value="2073" calcext:value-type="float">
            <text:p>2,073</text:p>
          </table:table-cell>
          <table:table-cell table:style-name="ce41" office:value-type="float" office:value="8743" calcext:value-type="float">
            <text:p>8,743</text:p>
          </table:table-cell>
          <table:table-cell table:style-name="ce41" office:value-type="float" office:value="1919" calcext:value-type="float">
            <text:p>1,919</text:p>
          </table:table-cell>
          <table:table-cell table:style-name="ce41" office:value-type="float" office:value="1863" calcext:value-type="float">
            <text:p>1,863</text:p>
          </table:table-cell>
          <table:table-cell table:style-name="ce41" office:value-type="float" office:value="1702" calcext:value-type="float">
            <text:p>1,702</text:p>
          </table:table-cell>
          <table:table-cell table:style-name="ce41" office:value-type="float" office:value="1693" calcext:value-type="float">
            <text:p>1,693</text:p>
          </table:table-cell>
          <table:table-cell table:style-name="ce52" office:value-type="float" office:value="1566" calcext:value-type="float">
            <text:p>1,566</text:p>
          </table:table-cell>
          <table:table-cell table:style-name="ce41" office:value-type="float" office:value="5428" calcext:value-type="float">
            <text:p>5,428</text:p>
          </table:table-cell>
          <table:table-cell table:style-name="ce41" office:value-type="float" office:value="1340" calcext:value-type="float">
            <text:p>1,340</text:p>
          </table:table-cell>
          <table:table-cell table:style-name="ce41" office:value-type="float" office:value="1278" calcext:value-type="float">
            <text:p>1,278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964" calcext:value-type="float">
            <text:p>964</text:p>
          </table:table-cell>
          <table:table-cell table:style-name="ce52" office:value-type="float" office:value="749" calcext:value-type="float">
            <text:p>749</text:p>
          </table:table-cell>
          <table:table-cell table:style-name="ce41" office:value-type="float" office:value="1963" calcext:value-type="float">
            <text:p>1,963</text:p>
          </table:table-cell>
          <table:table-cell table:style-name="ce41" office:value-type="float" office:value="643" calcext:value-type="float">
            <text:p>643</text:p>
          </table:table-cell>
          <table:table-cell table:style-name="ce41" office:value-type="float" office:value="508" calcext:value-type="float">
            <text:p>508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233" calcext:value-type="float">
            <text:p>233</text:p>
          </table:table-cell>
          <table:table-cell table:style-name="ce52" office:value-type="float" office:value="208" calcext:value-type="float">
            <text:p>208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53" calcext:value-type="float">
            <text:p>53</text:p>
          </table:table-cell>
          <table:table-cell table:style-name="ce52" office:value-type="float" office:value="23" calcext:value-type="float">
            <text:p>23</text:p>
          </table:table-cell>
          <table:table-cell table:style-name="ce41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8654" calcext:value-type="float">
            <text:p>828,654</text:p>
          </table:table-cell>
          <table:table-cell table:style-name="ce28" office:value-type="float" office:value="26565" calcext:value-type="float">
            <text:p>26,565</text:p>
          </table:table-cell>
          <table:table-cell table:style-name="ce28" office:value-type="float" office:value="4752" calcext:value-type="float">
            <text:p>4,752</text:p>
          </table:table-cell>
          <table:table-cell table:style-name="ce28" office:value-type="float" office:value="5380" calcext:value-type="float">
            <text:p>5,380</text:p>
          </table:table-cell>
          <table:table-cell table:style-name="ce28" office:value-type="float" office:value="5532" calcext:value-type="float">
            <text:p>5,532</text:p>
          </table:table-cell>
          <table:table-cell table:style-name="ce28" office:value-type="float" office:value="5635" calcext:value-type="float">
            <text:p>5,635</text:p>
          </table:table-cell>
          <table:table-cell table:style-name="ce28" office:value-type="float" office:value="5266" calcext:value-type="float">
            <text:p>5,266</text:p>
          </table:table-cell>
          <table:table-cell table:style-name="ce28" office:value-type="float" office:value="28839" calcext:value-type="float">
            <text:p>28,839</text:p>
          </table:table-cell>
          <table:table-cell table:style-name="ce28" office:value-type="float" office:value="6372" calcext:value-type="float">
            <text:p>6,372</text:p>
          </table:table-cell>
          <table:table-cell table:style-name="ce28" office:value-type="float" office:value="5808" calcext:value-type="float">
            <text:p>5,808</text:p>
          </table:table-cell>
          <table:table-cell table:style-name="ce28" office:value-type="float" office:value="5059" calcext:value-type="float">
            <text:p>5,059</text:p>
          </table:table-cell>
          <table:table-cell table:style-name="ce28" office:value-type="float" office:value="5639" calcext:value-type="float">
            <text:p>5,639</text:p>
          </table:table-cell>
          <table:table-cell table:style-name="ce36" office:value-type="float" office:value="5961" calcext:value-type="float">
            <text:p>5,961</text:p>
          </table:table-cell>
          <table:table-cell table:style-name="ce28" office:value-type="float" office:value="34712" calcext:value-type="float">
            <text:p>34,712</text:p>
          </table:table-cell>
          <table:table-cell table:style-name="ce28" office:value-type="float" office:value="6240" calcext:value-type="float">
            <text:p>6,240</text:p>
          </table:table-cell>
          <table:table-cell table:style-name="ce28" office:value-type="float" office:value="6647" calcext:value-type="float">
            <text:p>6,647</text:p>
          </table:table-cell>
          <table:table-cell table:style-name="ce28" office:value-type="float" office:value="6905" calcext:value-type="float">
            <text:p>6,905</text:p>
          </table:table-cell>
          <table:table-cell table:style-name="ce28" office:value-type="float" office:value="7367" calcext:value-type="float">
            <text:p>7,367</text:p>
          </table:table-cell>
          <table:table-cell table:style-name="ce36" office:value-type="float" office:value="7553" calcext:value-type="float">
            <text:p>7,553</text:p>
          </table:table-cell>
          <table:table-cell table:style-name="ce28" office:value-type="float" office:value="46935" calcext:value-type="float">
            <text:p>46,935</text:p>
          </table:table-cell>
          <table:table-cell table:style-name="ce28" office:value-type="float" office:value="8246" calcext:value-type="float">
            <text:p>8,246</text:p>
          </table:table-cell>
          <table:table-cell table:style-name="ce28" office:value-type="float" office:value="8649" calcext:value-type="float">
            <text:p>8,649</text:p>
          </table:table-cell>
          <table:table-cell table:style-name="ce28" office:value-type="float" office:value="10254" calcext:value-type="float">
            <text:p>10,254</text:p>
          </table:table-cell>
          <table:table-cell table:style-name="ce28" office:value-type="float" office:value="10059" calcext:value-type="float">
            <text:p>10,059</text:p>
          </table:table-cell>
          <table:table-cell table:style-name="ce36" office:value-type="float" office:value="9727" calcext:value-type="float">
            <text:p>9,727</text:p>
          </table:table-cell>
          <table:table-cell table:style-name="ce28" office:value-type="float" office:value="60383" calcext:value-type="float">
            <text:p>60,383</text:p>
          </table:table-cell>
          <table:table-cell table:style-name="ce28" office:value-type="float" office:value="11577" calcext:value-type="float">
            <text:p>11,577</text:p>
          </table:table-cell>
          <table:table-cell table:style-name="ce28" office:value-type="float" office:value="12273" calcext:value-type="float">
            <text:p>12,273</text:p>
          </table:table-cell>
          <table:table-cell table:style-name="ce28" office:value-type="float" office:value="12256" calcext:value-type="float">
            <text:p>12,256</text:p>
          </table:table-cell>
          <table:table-cell table:style-name="ce28" office:value-type="float" office:value="12332" calcext:value-type="float">
            <text:p>12,332</text:p>
          </table:table-cell>
          <table:table-cell table:style-name="ce36" office:value-type="float" office:value="11945" calcext:value-type="float">
            <text:p>11,945</text:p>
          </table:table-cell>
          <table:table-cell table:style-name="ce28" office:value-type="float" office:value="57398" calcext:value-type="float">
            <text:p>57,398</text:p>
          </table:table-cell>
          <table:table-cell table:style-name="ce28" office:value-type="float" office:value="11617" calcext:value-type="float">
            <text:p>11,617</text:p>
          </table:table-cell>
          <table:table-cell table:style-name="ce28" office:value-type="float" office:value="11439" calcext:value-type="float">
            <text:p>11,439</text:p>
          </table:table-cell>
          <table:table-cell table:style-name="ce28" office:value-type="float" office:value="11530" calcext:value-type="float">
            <text:p>11,530</text:p>
          </table:table-cell>
          <table:table-cell table:style-name="ce28" office:value-type="float" office:value="11040" calcext:value-type="float">
            <text:p>11,040</text:p>
          </table:table-cell>
          <table:table-cell table:style-name="ce36" office:value-type="float" office:value="11772" calcext:value-type="float">
            <text:p>11,772</text:p>
          </table:table-cell>
          <table:table-cell table:style-name="ce28" office:value-type="float" office:value="55264" calcext:value-type="float">
            <text:p>55,264</text:p>
          </table:table-cell>
          <table:table-cell table:style-name="ce28" office:value-type="float" office:value="10472" calcext:value-type="float">
            <text:p>10,472</text:p>
          </table:table-cell>
          <table:table-cell table:style-name="ce28" office:value-type="float" office:value="10181" calcext:value-type="float">
            <text:p>10,181</text:p>
          </table:table-cell>
          <table:table-cell table:style-name="ce28" office:value-type="float" office:value="10911" calcext:value-type="float">
            <text:p>10,911</text:p>
          </table:table-cell>
          <table:table-cell table:style-name="ce28" office:value-type="float" office:value="11671" calcext:value-type="float">
            <text:p>11,671</text:p>
          </table:table-cell>
          <table:table-cell table:style-name="ce36" office:value-type="float" office:value="12029" calcext:value-type="float">
            <text:p>12,029</text:p>
          </table:table-cell>
          <table:table-cell table:style-name="ce28" office:value-type="float" office:value="65171" calcext:value-type="float">
            <text:p>65,171</text:p>
          </table:table-cell>
          <table:table-cell table:style-name="ce28" office:value-type="float" office:value="12718" calcext:value-type="float">
            <text:p>12,718</text:p>
          </table:table-cell>
          <table:table-cell table:style-name="ce28" office:value-type="float" office:value="12826" calcext:value-type="float">
            <text:p>12,826</text:p>
          </table:table-cell>
          <table:table-cell table:style-name="ce28" office:value-type="float" office:value="13001" calcext:value-type="float">
            <text:p>13,001</text:p>
          </table:table-cell>
          <table:table-cell table:style-name="ce28" office:value-type="float" office:value="13492" calcext:value-type="float">
            <text:p>13,492</text:p>
          </table:table-cell>
          <table:table-cell table:style-name="ce36" office:value-type="float" office:value="13134" calcext:value-type="float">
            <text:p>13,134</text:p>
          </table:table-cell>
          <table:table-cell table:style-name="ce28" office:value-type="float" office:value="61973" calcext:value-type="float">
            <text:p>61,973</text:p>
          </table:table-cell>
          <table:table-cell table:style-name="ce28" office:value-type="float" office:value="12827" calcext:value-type="float">
            <text:p>12,827</text:p>
          </table:table-cell>
          <table:table-cell table:style-name="ce28" office:value-type="float" office:value="13697" calcext:value-type="float">
            <text:p>13,697</text:p>
          </table:table-cell>
          <table:table-cell table:style-name="ce28" office:value-type="float" office:value="12054" calcext:value-type="float">
            <text:p>12,054</text:p>
          </table:table-cell>
          <table:table-cell table:style-name="ce28" office:value-type="float" office:value="11692" calcext:value-type="float">
            <text:p>11,692</text:p>
          </table:table-cell>
          <table:table-cell table:style-name="ce36" office:value-type="float" office:value="11703" calcext:value-type="float">
            <text:p>11,703</text:p>
          </table:table-cell>
          <table:table-cell table:style-name="ce28" office:value-type="float" office:value="63275" calcext:value-type="float">
            <text:p>63,275</text:p>
          </table:table-cell>
          <table:table-cell table:style-name="ce28" office:value-type="float" office:value="11722" calcext:value-type="float">
            <text:p>11,722</text:p>
          </table:table-cell>
          <table:table-cell table:style-name="ce28" office:value-type="float" office:value="12485" calcext:value-type="float">
            <text:p>12,485</text:p>
          </table:table-cell>
          <table:table-cell table:style-name="ce28" office:value-type="float" office:value="12847" calcext:value-type="float">
            <text:p>12,847</text:p>
          </table:table-cell>
          <table:table-cell table:style-name="ce28" office:value-type="float" office:value="13064" calcext:value-type="float">
            <text:p>13,064</text:p>
          </table:table-cell>
          <table:table-cell table:style-name="ce36" office:value-type="float" office:value="13157" calcext:value-type="float">
            <text:p>13,157</text:p>
          </table:table-cell>
          <table:table-cell table:style-name="ce28" office:value-type="float" office:value="67944" calcext:value-type="float">
            <text:p>67,944</text:p>
          </table:table-cell>
          <table:table-cell table:style-name="ce28" office:value-type="float" office:value="13141" calcext:value-type="float">
            <text:p>13,141</text:p>
          </table:table-cell>
          <table:table-cell table:style-name="ce28" office:value-type="float" office:value="13601" calcext:value-type="float">
            <text:p>13,601</text:p>
          </table:table-cell>
          <table:table-cell table:style-name="ce28" office:value-type="float" office:value="13396" calcext:value-type="float">
            <text:p>13,396</text:p>
          </table:table-cell>
          <table:table-cell table:style-name="ce28" office:value-type="float" office:value="13920" calcext:value-type="float">
            <text:p>13,920</text:p>
          </table:table-cell>
          <table:table-cell table:style-name="ce36" office:value-type="float" office:value="13886" calcext:value-type="float">
            <text:p>13,886</text:p>
          </table:table-cell>
          <table:table-cell table:style-name="ce28" office:value-type="float" office:value="68015" calcext:value-type="float">
            <text:p>68,015</text:p>
          </table:table-cell>
          <table:table-cell table:style-name="ce28" office:value-type="float" office:value="13972" calcext:value-type="float">
            <text:p>13,972</text:p>
          </table:table-cell>
          <table:table-cell table:style-name="ce28" office:value-type="float" office:value="13945" calcext:value-type="float">
            <text:p>13,945</text:p>
          </table:table-cell>
          <table:table-cell table:style-name="ce28" office:value-type="float" office:value="13314" calcext:value-type="float">
            <text:p>13,314</text:p>
          </table:table-cell>
          <table:table-cell table:style-name="ce28" office:value-type="float" office:value="13631" calcext:value-type="float">
            <text:p>13,631</text:p>
          </table:table-cell>
          <table:table-cell table:style-name="ce36" office:value-type="float" office:value="13153" calcext:value-type="float">
            <text:p>13,153</text:p>
          </table:table-cell>
          <table:table-cell table:style-name="ce28" office:value-type="float" office:value="59672" calcext:value-type="float">
            <text:p>59,672</text:p>
          </table:table-cell>
          <table:table-cell table:style-name="ce28" office:value-type="float" office:value="12113" calcext:value-type="float">
            <text:p>12,113</text:p>
          </table:table-cell>
          <table:table-cell table:style-name="ce28" office:value-type="float" office:value="12459" calcext:value-type="float">
            <text:p>12,459</text:p>
          </table:table-cell>
          <table:table-cell table:style-name="ce28" office:value-type="float" office:value="12123" calcext:value-type="float">
            <text:p>12,123</text:p>
          </table:table-cell>
          <table:table-cell table:style-name="ce28" office:value-type="float" office:value="11740" calcext:value-type="float">
            <text:p>11,740</text:p>
          </table:table-cell>
          <table:table-cell table:style-name="ce36" office:value-type="float" office:value="11237" calcext:value-type="float">
            <text:p>11,237</text:p>
          </table:table-cell>
          <table:table-cell table:style-name="ce28" office:value-type="float" office:value="46987" calcext:value-type="float">
            <text:p>46,987</text:p>
          </table:table-cell>
          <table:table-cell table:style-name="ce28" office:value-type="float" office:value="10417" calcext:value-type="float">
            <text:p>10,417</text:p>
          </table:table-cell>
          <table:table-cell table:style-name="ce28" office:value-type="float" office:value="10843" calcext:value-type="float">
            <text:p>10,843</text:p>
          </table:table-cell>
          <table:table-cell table:style-name="ce28" office:value-type="float" office:value="9611" calcext:value-type="float">
            <text:p>9,611</text:p>
          </table:table-cell>
          <table:table-cell table:style-name="ce28" office:value-type="float" office:value="8351" calcext:value-type="float">
            <text:p>8,351</text:p>
          </table:table-cell>
          <table:table-cell table:style-name="ce36" office:value-type="float" office:value="7765" calcext:value-type="float">
            <text:p>7,765</text:p>
          </table:table-cell>
          <table:table-cell table:style-name="ce28" office:value-type="float" office:value="27781" calcext:value-type="float">
            <text:p>27,781</text:p>
          </table:table-cell>
          <table:table-cell table:style-name="ce28" office:value-type="float" office:value="7026" calcext:value-type="float">
            <text:p>7,026</text:p>
          </table:table-cell>
          <table:table-cell table:style-name="ce28" office:value-type="float" office:value="5441" calcext:value-type="float">
            <text:p>5,441</text:p>
          </table:table-cell>
          <table:table-cell table:style-name="ce28" office:value-type="float" office:value="4467" calcext:value-type="float">
            <text:p>4,467</text:p>
          </table:table-cell>
          <table:table-cell table:style-name="ce28" office:value-type="float" office:value="5408" calcext:value-type="float">
            <text:p>5,408</text:p>
          </table:table-cell>
          <table:table-cell table:style-name="ce36" office:value-type="float" office:value="5439" calcext:value-type="float">
            <text:p>5,439</text:p>
          </table:table-cell>
          <table:table-cell table:style-name="ce28" office:value-type="float" office:value="25977" calcext:value-type="float">
            <text:p>25,977</text:p>
          </table:table-cell>
          <table:table-cell table:style-name="ce28" office:value-type="float" office:value="5484" calcext:value-type="float">
            <text:p>5,484</text:p>
          </table:table-cell>
          <table:table-cell table:style-name="ce28" office:value-type="float" office:value="5479" calcext:value-type="float">
            <text:p>5,479</text:p>
          </table:table-cell>
          <table:table-cell table:style-name="ce28" office:value-type="float" office:value="5364" calcext:value-type="float">
            <text:p>5,364</text:p>
          </table:table-cell>
          <table:table-cell table:style-name="ce28" office:value-type="float" office:value="5002" calcext:value-type="float">
            <text:p>5,002</text:p>
          </table:table-cell>
          <table:table-cell table:style-name="ce36" office:value-type="float" office:value="4648" calcext:value-type="float">
            <text:p>4,648</text:p>
          </table:table-cell>
          <table:table-cell table:style-name="ce28" office:value-type="float" office:value="17926" calcext:value-type="float">
            <text:p>17,926</text:p>
          </table:table-cell>
          <table:table-cell table:style-name="ce28" office:value-type="float" office:value="4378" calcext:value-type="float">
            <text:p>4,378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3577" calcext:value-type="float">
            <text:p>3,577</text:p>
          </table:table-cell>
          <table:table-cell table:style-name="ce28" office:value-type="float" office:value="3264" calcext:value-type="float">
            <text:p>3,264</text:p>
          </table:table-cell>
          <table:table-cell table:style-name="ce36" office:value-type="float" office:value="2828" calcext:value-type="float">
            <text:p>2,828</text:p>
          </table:table-cell>
          <table:table-cell table:style-name="ce28" office:value-type="float" office:value="9836" calcext:value-type="float">
            <text:p>9,836</text:p>
          </table:table-cell>
          <table:table-cell table:style-name="ce28" office:value-type="float" office:value="2480" calcext:value-type="float">
            <text:p>2,480</text:p>
          </table:table-cell>
          <table:table-cell table:style-name="ce28" office:value-type="float" office:value="2274" calcext:value-type="float">
            <text:p>2,274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1723" calcext:value-type="float">
            <text:p>1,723</text:p>
          </table:table-cell>
          <table:table-cell table:style-name="ce36" office:value-type="float" office:value="1322" calcext:value-type="float">
            <text:p>1,322</text:p>
          </table:table-cell>
          <table:table-cell table:style-name="ce28" office:value-type="float" office:value="3285" calcext:value-type="float">
            <text:p>3,285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403" calcext:value-type="float">
            <text:p>403</text:p>
          </table:table-cell>
          <table:table-cell table:style-name="ce36" office:value-type="float" office:value="322" calcext:value-type="float">
            <text:p>322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3672" calcext:value-type="float">
            <text:p>423,672</text:p>
          </table:table-cell>
          <table:table-cell table:style-name="ce28" office:value-type="float" office:value="13894" calcext:value-type="float">
            <text:p>13,894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851" calcext:value-type="float">
            <text:p>2,851</text:p>
          </table:table-cell>
          <table:table-cell table:style-name="ce28" office:value-type="float" office:value="2855" calcext:value-type="float">
            <text:p>2,855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15132" calcext:value-type="float">
            <text:p>15,132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947" calcext:value-type="float">
            <text:p>2,947</text:p>
          </table:table-cell>
          <table:table-cell table:style-name="ce36" office:value-type="float" office:value="3120" calcext:value-type="float">
            <text:p>3,120</text:p>
          </table:table-cell>
          <table:table-cell table:style-name="ce28" office:value-type="float" office:value="18169" calcext:value-type="float">
            <text:p>18,169</text:p>
          </table:table-cell>
          <table:table-cell table:style-name="ce28" office:value-type="float" office:value="3251" calcext:value-type="float">
            <text:p>3,251</text:p>
          </table:table-cell>
          <table:table-cell table:style-name="ce28" office:value-type="float" office:value="3469" calcext:value-type="float">
            <text:p>3,469</text:p>
          </table:table-cell>
          <table:table-cell table:style-name="ce28" office:value-type="float" office:value="3646" calcext:value-type="float">
            <text:p>3,646</text:p>
          </table:table-cell>
          <table:table-cell table:style-name="ce28" office:value-type="float" office:value="3827" calcext:value-type="float">
            <text:p>3,827</text:p>
          </table:table-cell>
          <table:table-cell table:style-name="ce36" office:value-type="float" office:value="3976" calcext:value-type="float">
            <text:p>3,976</text:p>
          </table:table-cell>
          <table:table-cell table:style-name="ce28" office:value-type="float" office:value="24475" calcext:value-type="float">
            <text:p>24,475</text:p>
          </table:table-cell>
          <table:table-cell table:style-name="ce28" office:value-type="float" office:value="4284" calcext:value-type="float">
            <text:p>4,284</text:p>
          </table:table-cell>
          <table:table-cell table:style-name="ce28" office:value-type="float" office:value="4399" calcext:value-type="float">
            <text:p>4,399</text:p>
          </table:table-cell>
          <table:table-cell table:style-name="ce28" office:value-type="float" office:value="5412" calcext:value-type="float">
            <text:p>5,412</text:p>
          </table:table-cell>
          <table:table-cell table:style-name="ce28" office:value-type="float" office:value="5316" calcext:value-type="float">
            <text:p>5,316</text:p>
          </table:table-cell>
          <table:table-cell table:style-name="ce36" office:value-type="float" office:value="5064" calcext:value-type="float">
            <text:p>5,064</text:p>
          </table:table-cell>
          <table:table-cell table:style-name="ce28" office:value-type="float" office:value="31565" calcext:value-type="float">
            <text:p>31,565</text:p>
          </table:table-cell>
          <table:table-cell table:style-name="ce28" office:value-type="float" office:value="6039" calcext:value-type="float">
            <text:p>6,039</text:p>
          </table:table-cell>
          <table:table-cell table:style-name="ce28" office:value-type="float" office:value="6452" calcext:value-type="float">
            <text:p>6,452</text:p>
          </table:table-cell>
          <table:table-cell table:style-name="ce28" office:value-type="float" office:value="6419" calcext:value-type="float">
            <text:p>6,419</text:p>
          </table:table-cell>
          <table:table-cell table:style-name="ce28" office:value-type="float" office:value="6387" calcext:value-type="float">
            <text:p>6,387</text:p>
          </table:table-cell>
          <table:table-cell table:style-name="ce36" office:value-type="float" office:value="6268" calcext:value-type="float">
            <text:p>6,268</text:p>
          </table:table-cell>
          <table:table-cell table:style-name="ce28" office:value-type="float" office:value="30082" calcext:value-type="float">
            <text:p>30,082</text:p>
          </table:table-cell>
          <table:table-cell table:style-name="ce28" office:value-type="float" office:value="6048" calcext:value-type="float">
            <text:p>6,048</text:p>
          </table:table-cell>
          <table:table-cell table:style-name="ce28" office:value-type="float" office:value="6047" calcext:value-type="float">
            <text:p>6,047</text:p>
          </table:table-cell>
          <table:table-cell table:style-name="ce28" office:value-type="float" office:value="6061" calcext:value-type="float">
            <text:p>6,061</text:p>
          </table:table-cell>
          <table:table-cell table:style-name="ce28" office:value-type="float" office:value="5707" calcext:value-type="float">
            <text:p>5,707</text:p>
          </table:table-cell>
          <table:table-cell table:style-name="ce36" office:value-type="float" office:value="6219" calcext:value-type="float">
            <text:p>6,219</text:p>
          </table:table-cell>
          <table:table-cell table:style-name="ce28" office:value-type="float" office:value="29317" calcext:value-type="float">
            <text:p>29,317</text:p>
          </table:table-cell>
          <table:table-cell table:style-name="ce28" office:value-type="float" office:value="5627" calcext:value-type="float">
            <text:p>5,627</text:p>
          </table:table-cell>
          <table:table-cell table:style-name="ce28" office:value-type="float" office:value="5399" calcext:value-type="float">
            <text:p>5,399</text:p>
          </table:table-cell>
          <table:table-cell table:style-name="ce28" office:value-type="float" office:value="5802" calcext:value-type="float">
            <text:p>5,802</text:p>
          </table:table-cell>
          <table:table-cell table:style-name="ce28" office:value-type="float" office:value="6100" calcext:value-type="float">
            <text:p>6,100</text:p>
          </table:table-cell>
          <table:table-cell table:style-name="ce36" office:value-type="float" office:value="6389" calcext:value-type="float">
            <text:p>6,389</text:p>
          </table:table-cell>
          <table:table-cell table:style-name="ce28" office:value-type="float" office:value="33866" calcext:value-type="float">
            <text:p>33,866</text:p>
          </table:table-cell>
          <table:table-cell table:style-name="ce28" office:value-type="float" office:value="6569" calcext:value-type="float">
            <text:p>6,569</text:p>
          </table:table-cell>
          <table:table-cell table:style-name="ce28" office:value-type="float" office:value="6669" calcext:value-type="float">
            <text:p>6,669</text:p>
          </table:table-cell>
          <table:table-cell table:style-name="ce28" office:value-type="float" office:value="6741" calcext:value-type="float">
            <text:p>6,741</text:p>
          </table:table-cell>
          <table:table-cell table:style-name="ce28" office:value-type="float" office:value="7046" calcext:value-type="float">
            <text:p>7,046</text:p>
          </table:table-cell>
          <table:table-cell table:style-name="ce36" office:value-type="float" office:value="6841" calcext:value-type="float">
            <text:p>6,841</text:p>
          </table:table-cell>
          <table:table-cell table:style-name="ce28" office:value-type="float" office:value="31926" calcext:value-type="float">
            <text:p>31,926</text:p>
          </table:table-cell>
          <table:table-cell table:style-name="ce28" office:value-type="float" office:value="6679" calcext:value-type="float">
            <text:p>6,679</text:p>
          </table:table-cell>
          <table:table-cell table:style-name="ce28" office:value-type="float" office:value="7093" calcext:value-type="float">
            <text:p>7,093</text:p>
          </table:table-cell>
          <table:table-cell table:style-name="ce28" office:value-type="float" office:value="6229" calcext:value-type="float">
            <text:p>6,229</text:p>
          </table:table-cell>
          <table:table-cell table:style-name="ce28" office:value-type="float" office:value="5926" calcext:value-type="float">
            <text:p>5,926</text:p>
          </table:table-cell>
          <table:table-cell table:style-name="ce36" office:value-type="float" office:value="5999" calcext:value-type="float">
            <text:p>5,999</text:p>
          </table:table-cell>
          <table:table-cell table:style-name="ce28" office:value-type="float" office:value="32692" calcext:value-type="float">
            <text:p>32,692</text:p>
          </table:table-cell>
          <table:table-cell table:style-name="ce28" office:value-type="float" office:value="6033" calcext:value-type="float">
            <text:p>6,033</text:p>
          </table:table-cell>
          <table:table-cell table:style-name="ce28" office:value-type="float" office:value="6398" calcext:value-type="float">
            <text:p>6,398</text:p>
          </table:table-cell>
          <table:table-cell table:style-name="ce28" office:value-type="float" office:value="6644" calcext:value-type="float">
            <text:p>6,644</text:p>
          </table:table-cell>
          <table:table-cell table:style-name="ce28" office:value-type="float" office:value="6725" calcext:value-type="float">
            <text:p>6,725</text:p>
          </table:table-cell>
          <table:table-cell table:style-name="ce36" office:value-type="float" office:value="6892" calcext:value-type="float">
            <text:p>6,892</text:p>
          </table:table-cell>
          <table:table-cell table:style-name="ce28" office:value-type="float" office:value="35665" calcext:value-type="float">
            <text:p>35,665</text:p>
          </table:table-cell>
          <table:table-cell table:style-name="ce28" office:value-type="float" office:value="6964" calcext:value-type="float">
            <text:p>6,964</text:p>
          </table:table-cell>
          <table:table-cell table:style-name="ce28" office:value-type="float" office:value="7268" calcext:value-type="float">
            <text:p>7,268</text:p>
          </table:table-cell>
          <table:table-cell table:style-name="ce28" office:value-type="float" office:value="6935" calcext:value-type="float">
            <text:p>6,935</text:p>
          </table:table-cell>
          <table:table-cell table:style-name="ce28" office:value-type="float" office:value="7314" calcext:value-type="float">
            <text:p>7,314</text:p>
          </table:table-cell>
          <table:table-cell table:style-name="ce36" office:value-type="float" office:value="7184" calcext:value-type="float">
            <text:p>7,184</text:p>
          </table:table-cell>
          <table:table-cell table:style-name="ce28" office:value-type="float" office:value="34858" calcext:value-type="float">
            <text:p>34,858</text:p>
          </table:table-cell>
          <table:table-cell table:style-name="ce28" office:value-type="float" office:value="7191" calcext:value-type="float">
            <text:p>7,191</text:p>
          </table:table-cell>
          <table:table-cell table:style-name="ce28" office:value-type="float" office:value="7248" calcext:value-type="float">
            <text:p>7,248</text:p>
          </table:table-cell>
          <table:table-cell table:style-name="ce28" office:value-type="float" office:value="6856" calcext:value-type="float">
            <text:p>6,856</text:p>
          </table:table-cell>
          <table:table-cell table:style-name="ce28" office:value-type="float" office:value="6968" calcext:value-type="float">
            <text:p>6,968</text:p>
          </table:table-cell>
          <table:table-cell table:style-name="ce36" office:value-type="float" office:value="6595" calcext:value-type="float">
            <text:p>6,595</text:p>
          </table:table-cell>
          <table:table-cell table:style-name="ce28" office:value-type="float" office:value="29671" calcext:value-type="float">
            <text:p>29,671</text:p>
          </table:table-cell>
          <table:table-cell table:style-name="ce28" office:value-type="float" office:value="6029" calcext:value-type="float">
            <text:p>6,029</text:p>
          </table:table-cell>
          <table:table-cell table:style-name="ce28" office:value-type="float" office:value="6160" calcext:value-type="float">
            <text:p>6,160</text:p>
          </table:table-cell>
          <table:table-cell table:style-name="ce28" office:value-type="float" office:value="6058" calcext:value-type="float">
            <text:p>6,058</text:p>
          </table:table-cell>
          <table:table-cell table:style-name="ce28" office:value-type="float" office:value="5805" calcext:value-type="float">
            <text:p>5,805</text:p>
          </table:table-cell>
          <table:table-cell table:style-name="ce36" office:value-type="float" office:value="5619" calcext:value-type="float">
            <text:p>5,619</text:p>
          </table:table-cell>
          <table:table-cell table:style-name="ce28" office:value-type="float" office:value="23147" calcext:value-type="float">
            <text:p>23,147</text:p>
          </table:table-cell>
          <table:table-cell table:style-name="ce28" office:value-type="float" office:value="5154" calcext:value-type="float">
            <text:p>5,154</text:p>
          </table:table-cell>
          <table:table-cell table:style-name="ce28" office:value-type="float" office:value="5394" calcext:value-type="float">
            <text:p>5,394</text:p>
          </table:table-cell>
          <table:table-cell table:style-name="ce28" office:value-type="float" office:value="4831" calcext:value-type="float">
            <text:p>4,831</text:p>
          </table:table-cell>
          <table:table-cell table:style-name="ce28" office:value-type="float" office:value="4005" calcext:value-type="float">
            <text:p>4,005</text:p>
          </table:table-cell>
          <table:table-cell table:style-name="ce36" office:value-type="float" office:value="3763" calcext:value-type="float">
            <text:p>3,763</text:p>
          </table:table-cell>
          <table:table-cell table:style-name="ce28" office:value-type="float" office:value="13193" calcext:value-type="float">
            <text:p>13,193</text:p>
          </table:table-cell>
          <table:table-cell table:style-name="ce28" office:value-type="float" office:value="3424" calcext:value-type="float">
            <text:p>3,424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079" calcext:value-type="float">
            <text:p>2,079</text:p>
          </table:table-cell>
          <table:table-cell table:style-name="ce28" office:value-type="float" office:value="2559" calcext:value-type="float">
            <text:p>2,559</text:p>
          </table:table-cell>
          <table:table-cell table:style-name="ce36" office:value-type="float" office:value="2580" calcext:value-type="float">
            <text:p>2,580</text:p>
          </table:table-cell>
          <table:table-cell table:style-name="ce28" office:value-type="float" office:value="12044" calcext:value-type="float">
            <text:p>12,044</text:p>
          </table:table-cell>
          <table:table-cell table:style-name="ce28" office:value-type="float" office:value="2546" calcext:value-type="float">
            <text:p>2,546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8" office:value-type="float" office:value="2324" calcext:value-type="float">
            <text:p>2,324</text:p>
          </table:table-cell>
          <table:table-cell table:style-name="ce36" office:value-type="float" office:value="2146" calcext:value-type="float">
            <text:p>2,146</text:p>
          </table:table-cell>
          <table:table-cell table:style-name="ce28" office:value-type="float" office:value="7879" calcext:value-type="float">
            <text:p>7,879</text:p>
          </table:table-cell>
          <table:table-cell table:style-name="ce28" office:value-type="float" office:value="1998" calcext:value-type="float">
            <text:p>1,998</text:p>
          </table:table-cell>
          <table:table-cell table:style-name="ce28" office:value-type="float" office:value="1723" calcext:value-type="float">
            <text:p>1,723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378" calcext:value-type="float">
            <text:p>1,378</text:p>
          </table:table-cell>
          <table:table-cell table:style-name="ce36" office:value-type="float" office:value="1227" calcext:value-type="float">
            <text:p>1,227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732" calcext:value-type="float">
            <text:p>732</text:p>
          </table:table-cell>
          <table:table-cell table:style-name="ce36" office:value-type="float" office:value="623" calcext:value-type="float">
            <text:p>623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4982" calcext:value-type="float">
            <text:p>404,982</text:p>
          </table:table-cell>
          <table:table-cell table:style-name="ce35" office:value-type="float" office:value="12671" calcext:value-type="float">
            <text:p>12,671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529" calcext:value-type="float">
            <text:p>2,529</text:p>
          </table:table-cell>
          <table:table-cell table:style-name="ce29" office:value-type="float" office:value="2677" calcext:value-type="float">
            <text:p>2,677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13707" calcext:value-type="float">
            <text:p>13,707</text:p>
          </table:table-cell>
          <table:table-cell table:style-name="ce29" office:value-type="float" office:value="2995" calcext:value-type="float">
            <text:p>2,995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2385" calcext:value-type="float">
            <text:p>2,385</text:p>
          </table:table-cell>
          <table:table-cell table:style-name="ce29" office:value-type="float" office:value="2692" calcext:value-type="float">
            <text:p>2,692</text:p>
          </table:table-cell>
          <table:table-cell table:style-name="ce35" office:value-type="float" office:value="2841" calcext:value-type="float">
            <text:p>2,841</text:p>
          </table:table-cell>
          <table:table-cell table:style-name="ce29" office:value-type="float" office:value="16543" calcext:value-type="float">
            <text:p>16,543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540" calcext:value-type="float">
            <text:p>3,540</text:p>
          </table:table-cell>
          <table:table-cell table:style-name="ce35" office:value-type="float" office:value="3577" calcext:value-type="float">
            <text:p>3,577</text:p>
          </table:table-cell>
          <table:table-cell table:style-name="ce29" office:value-type="float" office:value="22460" calcext:value-type="float">
            <text:p>22,460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842" calcext:value-type="float">
            <text:p>4,842</text:p>
          </table:table-cell>
          <table:table-cell table:style-name="ce29" office:value-type="float" office:value="4743" calcext:value-type="float">
            <text:p>4,743</text:p>
          </table:table-cell>
          <table:table-cell table:style-name="ce35" office:value-type="float" office:value="4663" calcext:value-type="float">
            <text:p>4,663</text:p>
          </table:table-cell>
          <table:table-cell table:style-name="ce29" office:value-type="float" office:value="28818" calcext:value-type="float">
            <text:p>28,818</text:p>
          </table:table-cell>
          <table:table-cell table:style-name="ce29" office:value-type="float" office:value="5538" calcext:value-type="float">
            <text:p>5,538</text:p>
          </table:table-cell>
          <table:table-cell table:style-name="ce29" office:value-type="float" office:value="5821" calcext:value-type="float">
            <text:p>5,821</text:p>
          </table:table-cell>
          <table:table-cell table:style-name="ce29" office:value-type="float" office:value="5837" calcext:value-type="float">
            <text:p>5,837</text:p>
          </table:table-cell>
          <table:table-cell table:style-name="ce29" office:value-type="float" office:value="5945" calcext:value-type="float">
            <text:p>5,945</text:p>
          </table:table-cell>
          <table:table-cell table:style-name="ce35" office:value-type="float" office:value="5677" calcext:value-type="float">
            <text:p>5,677</text:p>
          </table:table-cell>
          <table:table-cell table:style-name="ce29" office:value-type="float" office:value="27316" calcext:value-type="float">
            <text:p>27,316</text:p>
          </table:table-cell>
          <table:table-cell table:style-name="ce29" office:value-type="float" office:value="5569" calcext:value-type="float">
            <text:p>5,569</text:p>
          </table:table-cell>
          <table:table-cell table:style-name="ce29" office:value-type="float" office:value="5392" calcext:value-type="float">
            <text:p>5,392</text:p>
          </table:table-cell>
          <table:table-cell table:style-name="ce29" office:value-type="float" office:value="5469" calcext:value-type="float">
            <text:p>5,469</text:p>
          </table:table-cell>
          <table:table-cell table:style-name="ce29" office:value-type="float" office:value="5333" calcext:value-type="float">
            <text:p>5,333</text:p>
          </table:table-cell>
          <table:table-cell table:style-name="ce35" office:value-type="float" office:value="5553" calcext:value-type="float">
            <text:p>5,553</text:p>
          </table:table-cell>
          <table:table-cell table:style-name="ce29" office:value-type="float" office:value="25947" calcext:value-type="float">
            <text:p>25,947</text:p>
          </table:table-cell>
          <table:table-cell table:style-name="ce29" office:value-type="float" office:value="4845" calcext:value-type="float">
            <text:p>4,845</text:p>
          </table:table-cell>
          <table:table-cell table:style-name="ce29" office:value-type="float" office:value="4782" calcext:value-type="float">
            <text:p>4,782</text:p>
          </table:table-cell>
          <table:table-cell table:style-name="ce29" office:value-type="float" office:value="5109" calcext:value-type="float">
            <text:p>5,109</text:p>
          </table:table-cell>
          <table:table-cell table:style-name="ce29" office:value-type="float" office:value="5571" calcext:value-type="float">
            <text:p>5,571</text:p>
          </table:table-cell>
          <table:table-cell table:style-name="ce35" office:value-type="float" office:value="5640" calcext:value-type="float">
            <text:p>5,640</text:p>
          </table:table-cell>
          <table:table-cell table:style-name="ce29" office:value-type="float" office:value="31305" calcext:value-type="float">
            <text:p>31,305</text:p>
          </table:table-cell>
          <table:table-cell table:style-name="ce29" office:value-type="float" office:value="6149" calcext:value-type="float">
            <text:p>6,149</text:p>
          </table:table-cell>
          <table:table-cell table:style-name="ce29" office:value-type="float" office:value="6157" calcext:value-type="float">
            <text:p>6,157</text:p>
          </table:table-cell>
          <table:table-cell table:style-name="ce29" office:value-type="float" office:value="6260" calcext:value-type="float">
            <text:p>6,260</text:p>
          </table:table-cell>
          <table:table-cell table:style-name="ce29" office:value-type="float" office:value="6446" calcext:value-type="float">
            <text:p>6,446</text:p>
          </table:table-cell>
          <table:table-cell table:style-name="ce35" office:value-type="float" office:value="6293" calcext:value-type="float">
            <text:p>6,293</text:p>
          </table:table-cell>
          <table:table-cell table:style-name="ce29" office:value-type="float" office:value="30047" calcext:value-type="float">
            <text:p>30,047</text:p>
          </table:table-cell>
          <table:table-cell table:style-name="ce29" office:value-type="float" office:value="6148" calcext:value-type="float">
            <text:p>6,148</text:p>
          </table:table-cell>
          <table:table-cell table:style-name="ce29" office:value-type="float" office:value="6604" calcext:value-type="float">
            <text:p>6,604</text:p>
          </table:table-cell>
          <table:table-cell table:style-name="ce29" office:value-type="float" office:value="5825" calcext:value-type="float">
            <text:p>5,825</text:p>
          </table:table-cell>
          <table:table-cell table:style-name="ce29" office:value-type="float" office:value="5766" calcext:value-type="float">
            <text:p>5,766</text:p>
          </table:table-cell>
          <table:table-cell table:style-name="ce35" office:value-type="float" office:value="5704" calcext:value-type="float">
            <text:p>5,704</text:p>
          </table:table-cell>
          <table:table-cell table:style-name="ce29" office:value-type="float" office:value="30583" calcext:value-type="float">
            <text:p>30,583</text:p>
          </table:table-cell>
          <table:table-cell table:style-name="ce29" office:value-type="float" office:value="5689" calcext:value-type="float">
            <text:p>5,689</text:p>
          </table:table-cell>
          <table:table-cell table:style-name="ce29" office:value-type="float" office:value="6087" calcext:value-type="float">
            <text:p>6,087</text:p>
          </table:table-cell>
          <table:table-cell table:style-name="ce29" office:value-type="float" office:value="6203" calcext:value-type="float">
            <text:p>6,203</text:p>
          </table:table-cell>
          <table:table-cell table:style-name="ce29" office:value-type="float" office:value="6339" calcext:value-type="float">
            <text:p>6,339</text:p>
          </table:table-cell>
          <table:table-cell table:style-name="ce35" office:value-type="float" office:value="6265" calcext:value-type="float">
            <text:p>6,265</text:p>
          </table:table-cell>
          <table:table-cell table:style-name="ce29" office:value-type="float" office:value="32279" calcext:value-type="float">
            <text:p>32,279</text:p>
          </table:table-cell>
          <table:table-cell table:style-name="ce29" office:value-type="float" office:value="6177" calcext:value-type="float">
            <text:p>6,177</text:p>
          </table:table-cell>
          <table:table-cell table:style-name="ce29" office:value-type="float" office:value="6333" calcext:value-type="float">
            <text:p>6,333</text:p>
          </table:table-cell>
          <table:table-cell table:style-name="ce29" office:value-type="float" office:value="6461" calcext:value-type="float">
            <text:p>6,461</text:p>
          </table:table-cell>
          <table:table-cell table:style-name="ce29" office:value-type="float" office:value="6606" calcext:value-type="float">
            <text:p>6,606</text:p>
          </table:table-cell>
          <table:table-cell table:style-name="ce35" office:value-type="float" office:value="6702" calcext:value-type="float">
            <text:p>6,702</text:p>
          </table:table-cell>
          <table:table-cell table:style-name="ce29" office:value-type="float" office:value="33157" calcext:value-type="float">
            <text:p>33,157</text:p>
          </table:table-cell>
          <table:table-cell table:style-name="ce29" office:value-type="float" office:value="6781" calcext:value-type="float">
            <text:p>6,781</text:p>
          </table:table-cell>
          <table:table-cell table:style-name="ce29" office:value-type="float" office:value="6697" calcext:value-type="float">
            <text:p>6,697</text:p>
          </table:table-cell>
          <table:table-cell table:style-name="ce29" office:value-type="float" office:value="6458" calcext:value-type="float">
            <text:p>6,458</text:p>
          </table:table-cell>
          <table:table-cell table:style-name="ce29" office:value-type="float" office:value="6663" calcext:value-type="float">
            <text:p>6,663</text:p>
          </table:table-cell>
          <table:table-cell table:style-name="ce35" office:value-type="float" office:value="6558" calcext:value-type="float">
            <text:p>6,558</text:p>
          </table:table-cell>
          <table:table-cell table:style-name="ce29" office:value-type="float" office:value="30001" calcext:value-type="float">
            <text:p>30,001</text:p>
          </table:table-cell>
          <table:table-cell table:style-name="ce29" office:value-type="float" office:value="6084" calcext:value-type="float">
            <text:p>6,084</text:p>
          </table:table-cell>
          <table:table-cell table:style-name="ce29" office:value-type="float" office:value="6299" calcext:value-type="float">
            <text:p>6,299</text:p>
          </table:table-cell>
          <table:table-cell table:style-name="ce29" office:value-type="float" office:value="6065" calcext:value-type="float">
            <text:p>6,065</text:p>
          </table:table-cell>
          <table:table-cell table:style-name="ce29" office:value-type="float" office:value="5935" calcext:value-type="float">
            <text:p>5,935</text:p>
          </table:table-cell>
          <table:table-cell table:style-name="ce35" office:value-type="float" office:value="5618" calcext:value-type="float">
            <text:p>5,618</text:p>
          </table:table-cell>
          <table:table-cell table:style-name="ce29" office:value-type="float" office:value="23840" calcext:value-type="float">
            <text:p>23,840</text:p>
          </table:table-cell>
          <table:table-cell table:style-name="ce29" office:value-type="float" office:value="5263" calcext:value-type="float">
            <text:p>5,263</text:p>
          </table:table-cell>
          <table:table-cell table:style-name="ce29" office:value-type="float" office:value="5449" calcext:value-type="float">
            <text:p>5,449</text:p>
          </table:table-cell>
          <table:table-cell table:style-name="ce29" office:value-type="float" office:value="4780" calcext:value-type="float">
            <text:p>4,780</text:p>
          </table:table-cell>
          <table:table-cell table:style-name="ce29" office:value-type="float" office:value="4346" calcext:value-type="float">
            <text:p>4,346</text:p>
          </table:table-cell>
          <table:table-cell table:style-name="ce35" office:value-type="float" office:value="4002" calcext:value-type="float">
            <text:p>4,002</text:p>
          </table:table-cell>
          <table:table-cell table:style-name="ce29" office:value-type="float" office:value="14588" calcext:value-type="float">
            <text:p>14,588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849" calcext:value-type="float">
            <text:p>2,849</text:p>
          </table:table-cell>
          <table:table-cell table:style-name="ce35" office:value-type="float" office:value="2859" calcext:value-type="float">
            <text:p>2,859</text:p>
          </table:table-cell>
          <table:table-cell table:style-name="ce29" office:value-type="float" office:value="13933" calcext:value-type="float">
            <text:p>13,933</text:p>
          </table:table-cell>
          <table:table-cell table:style-name="ce29" office:value-type="float" office:value="2938" calcext:value-type="float">
            <text:p>2,938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2678" calcext:value-type="float">
            <text:p>2,678</text:p>
          </table:table-cell>
          <table:table-cell table:style-name="ce35" office:value-type="float" office:value="2502" calcext:value-type="float">
            <text:p>2,502</text:p>
          </table:table-cell>
          <table:table-cell table:style-name="ce29" office:value-type="float" office:value="10047" calcext:value-type="float">
            <text:p>10,047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024" calcext:value-type="float">
            <text:p>2,024</text:p>
          </table:table-cell>
          <table:table-cell table:style-name="ce29" office:value-type="float" office:value="1886" calcext:value-type="float">
            <text:p>1,886</text:p>
          </table:table-cell>
          <table:table-cell table:style-name="ce35" office:value-type="float" office:value="1601" calcext:value-type="float">
            <text:p>1,601</text:p>
          </table:table-cell>
          <table:table-cell table:style-name="ce29" office:value-type="float" office:value="5479" calcext:value-type="float">
            <text:p>5,479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991" calcext:value-type="float">
            <text:p>991</text:p>
          </table:table-cell>
          <table:table-cell table:style-name="ce35" office:value-type="float" office:value="699" calcext:value-type="float">
            <text:p>699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222" calcext:value-type="float">
            <text:p>222</text:p>
          </table:table-cell>
          <table:table-cell table:style-name="ce35" office:value-type="float" office:value="183" calcext:value-type="float">
            <text:p>183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8" calcext:value-type="float">
            <text:p>48</text:p>
          </table:table-cell>
          <table:table-cell table:style-name="ce35" office:value-type="float" office:value="27" calcext:value-type="float">
            <text:p>27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466" calcext:value-type="float">
            <text:p>219,466</text:p>
          </table:table-cell>
          <table:table-cell table:style-name="ce28" office:value-type="float" office:value="7844" calcext:value-type="float">
            <text:p>7,844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8432" calcext:value-type="float">
            <text:p>8,432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635" calcext:value-type="float">
            <text:p>1,635</text:p>
          </table:table-cell>
          <table:table-cell table:style-name="ce36" office:value-type="float" office:value="1772" calcext:value-type="float">
            <text:p>1,772</text:p>
          </table:table-cell>
          <table:table-cell table:style-name="ce28" office:value-type="float" office:value="9945" calcext:value-type="float">
            <text:p>9,945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972" calcext:value-type="float">
            <text:p>1,972</text:p>
          </table:table-cell>
          <table:table-cell table:style-name="ce28" office:value-type="float" office:value="1967" calcext:value-type="float">
            <text:p>1,967</text:p>
          </table:table-cell>
          <table:table-cell table:style-name="ce28" office:value-type="float" office:value="2039" calcext:value-type="float">
            <text:p>2,039</text:p>
          </table:table-cell>
          <table:table-cell table:style-name="ce36" office:value-type="float" office:value="2151" calcext:value-type="float">
            <text:p>2,151</text:p>
          </table:table-cell>
          <table:table-cell table:style-name="ce28" office:value-type="float" office:value="12911" calcext:value-type="float">
            <text:p>12,911</text:p>
          </table:table-cell>
          <table:table-cell table:style-name="ce28" office:value-type="float" office:value="2349" calcext:value-type="float">
            <text:p>2,349</text:p>
          </table:table-cell>
          <table:table-cell table:style-name="ce28" office:value-type="float" office:value="2403" calcext:value-type="float">
            <text:p>2,403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799" calcext:value-type="float">
            <text:p>2,799</text:p>
          </table:table-cell>
          <table:table-cell table:style-name="ce36" office:value-type="float" office:value="2624" calcext:value-type="float">
            <text:p>2,624</text:p>
          </table:table-cell>
          <table:table-cell table:style-name="ce28" office:value-type="float" office:value="15528" calcext:value-type="float">
            <text:p>15,528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8" office:value-type="float" office:value="3122" calcext:value-type="float">
            <text:p>3,122</text:p>
          </table:table-cell>
          <table:table-cell table:style-name="ce28" office:value-type="float" office:value="3083" calcext:value-type="float">
            <text:p>3,083</text:p>
          </table:table-cell>
          <table:table-cell table:style-name="ce36" office:value-type="float" office:value="3085" calcext:value-type="float">
            <text:p>3,085</text:p>
          </table:table-cell>
          <table:table-cell table:style-name="ce28" office:value-type="float" office:value="14722" calcext:value-type="float">
            <text:p>14,722</text:p>
          </table:table-cell>
          <table:table-cell table:style-name="ce28" office:value-type="float" office:value="3025" calcext:value-type="float">
            <text:p>3,025</text:p>
          </table:table-cell>
          <table:table-cell table:style-name="ce28" office:value-type="float" office:value="3075" calcext:value-type="float">
            <text:p>3,075</text:p>
          </table:table-cell>
          <table:table-cell table:style-name="ce28" office:value-type="float" office:value="2907" calcext:value-type="float">
            <text:p>2,907</text:p>
          </table:table-cell>
          <table:table-cell table:style-name="ce28" office:value-type="float" office:value="2798" calcext:value-type="float">
            <text:p>2,798</text:p>
          </table:table-cell>
          <table:table-cell table:style-name="ce36" office:value-type="float" office:value="2917" calcext:value-type="float">
            <text:p>2,917</text:p>
          </table:table-cell>
          <table:table-cell table:style-name="ce28" office:value-type="float" office:value="14042" calcext:value-type="float">
            <text:p>14,042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873" calcext:value-type="float">
            <text:p>2,873</text:p>
          </table:table-cell>
          <table:table-cell table:style-name="ce36" office:value-type="float" office:value="3191" calcext:value-type="float">
            <text:p>3,191</text:p>
          </table:table-cell>
          <table:table-cell table:style-name="ce28" office:value-type="float" office:value="16480" calcext:value-type="float">
            <text:p>16,480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335" calcext:value-type="float">
            <text:p>3,335</text:p>
          </table:table-cell>
          <table:table-cell table:style-name="ce28" office:value-type="float" office:value="3253" calcext:value-type="float">
            <text:p>3,253</text:p>
          </table:table-cell>
          <table:table-cell table:style-name="ce28" office:value-type="float" office:value="3273" calcext:value-type="float">
            <text:p>3,273</text:p>
          </table:table-cell>
          <table:table-cell table:style-name="ce36" office:value-type="float" office:value="3309" calcext:value-type="float">
            <text:p>3,309</text:p>
          </table:table-cell>
          <table:table-cell table:style-name="ce28" office:value-type="float" office:value="16494" calcext:value-type="float">
            <text:p>16,494</text:p>
          </table:table-cell>
          <table:table-cell table:style-name="ce28" office:value-type="float" office:value="3238" calcext:value-type="float">
            <text:p>3,238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269" calcext:value-type="float">
            <text:p>3,269</text:p>
          </table:table-cell>
          <table:table-cell table:style-name="ce28" office:value-type="float" office:value="3155" calcext:value-type="float">
            <text:p>3,155</text:p>
          </table:table-cell>
          <table:table-cell table:style-name="ce36" office:value-type="float" office:value="3323" calcext:value-type="float">
            <text:p>3,323</text:p>
          </table:table-cell>
          <table:table-cell table:style-name="ce28" office:value-type="float" office:value="17691" calcext:value-type="float">
            <text:p>17,691</text:p>
          </table:table-cell>
          <table:table-cell table:style-name="ce28" office:value-type="float" office:value="3436" calcext:value-type="float">
            <text:p>3,436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628" calcext:value-type="float">
            <text:p>3,628</text:p>
          </table:table-cell>
          <table:table-cell table:style-name="ce28" office:value-type="float" office:value="3625" calcext:value-type="float">
            <text:p>3,625</text:p>
          </table:table-cell>
          <table:table-cell table:style-name="ce36" office:value-type="float" office:value="3498" calcext:value-type="float">
            <text:p>3,498</text:p>
          </table:table-cell>
          <table:table-cell table:style-name="ce28" office:value-type="float" office:value="18266" calcext:value-type="float">
            <text:p>18,266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3638" calcext:value-type="float">
            <text:p>3,638</text:p>
          </table:table-cell>
          <table:table-cell table:style-name="ce28" office:value-type="float" office:value="3660" calcext:value-type="float">
            <text:p>3,660</text:p>
          </table:table-cell>
          <table:table-cell table:style-name="ce36" office:value-type="float" office:value="3771" calcext:value-type="float">
            <text:p>3,771</text:p>
          </table:table-cell>
          <table:table-cell table:style-name="ce28" office:value-type="float" office:value="17544" calcext:value-type="float">
            <text:p>17,544</text:p>
          </table:table-cell>
          <table:table-cell table:style-name="ce28" office:value-type="float" office:value="3684" calcext:value-type="float">
            <text:p>3,684</text:p>
          </table:table-cell>
          <table:table-cell table:style-name="ce28" office:value-type="float" office:value="3595" calcext:value-type="float">
            <text:p>3,595</text:p>
          </table:table-cell>
          <table:table-cell table:style-name="ce28" office:value-type="float" office:value="3347" calcext:value-type="float">
            <text:p>3,347</text:p>
          </table:table-cell>
          <table:table-cell table:style-name="ce28" office:value-type="float" office:value="3484" calcext:value-type="float">
            <text:p>3,484</text:p>
          </table:table-cell>
          <table:table-cell table:style-name="ce36" office:value-type="float" office:value="3434" calcext:value-type="float">
            <text:p>3,434</text:p>
          </table:table-cell>
          <table:table-cell table:style-name="ce28" office:value-type="float" office:value="15092" calcext:value-type="float">
            <text:p>15,092</text:p>
          </table:table-cell>
          <table:table-cell table:style-name="ce28" office:value-type="float" office:value="3143" calcext:value-type="float">
            <text:p>3,143</text:p>
          </table:table-cell>
          <table:table-cell table:style-name="ce28" office:value-type="float" office:value="3095" calcext:value-type="float">
            <text:p>3,095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2862" calcext:value-type="float">
            <text:p>2,862</text:p>
          </table:table-cell>
          <table:table-cell table:style-name="ce36" office:value-type="float" office:value="2796" calcext:value-type="float">
            <text:p>2,796</text:p>
          </table:table-cell>
          <table:table-cell table:style-name="ce28" office:value-type="float" office:value="11822" calcext:value-type="float">
            <text:p>11,822</text:p>
          </table:table-cell>
          <table:table-cell table:style-name="ce28" office:value-type="float" office:value="2690" calcext:value-type="float">
            <text:p>2,690</text:p>
          </table:table-cell>
          <table:table-cell table:style-name="ce28" office:value-type="float" office:value="2732" calcext:value-type="float">
            <text:p>2,732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205" calcext:value-type="float">
            <text:p>2,205</text:p>
          </table:table-cell>
          <table:table-cell table:style-name="ce36" office:value-type="float" office:value="1864" calcext:value-type="float">
            <text:p>1,864</text:p>
          </table:table-cell>
          <table:table-cell table:style-name="ce28" office:value-type="float" office:value="7433" calcext:value-type="float">
            <text:p>7,433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1359" calcext:value-type="float">
            <text:p>1,359</text:p>
          </table:table-cell>
          <table:table-cell table:style-name="ce36" office:value-type="float" office:value="1514" calcext:value-type="float">
            <text:p>1,514</text:p>
          </table:table-cell>
          <table:table-cell table:style-name="ce28" office:value-type="float" office:value="6510" calcext:value-type="float">
            <text:p>6,510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244" calcext:value-type="float">
            <text:p>1,244</text:p>
          </table:table-cell>
          <table:table-cell table:style-name="ce36" office:value-type="float" office:value="1172" calcext:value-type="float">
            <text:p>1,172</text:p>
          </table:table-cell>
          <table:table-cell table:style-name="ce28" office:value-type="float" office:value="4568" calcext:value-type="float">
            <text:p>4,568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937" calcext:value-type="float">
            <text:p>937</text:p>
          </table:table-cell>
          <table:table-cell table:style-name="ce28" office:value-type="float" office:value="866" calcext:value-type="float">
            <text:p>866</text:p>
          </table:table-cell>
          <table:table-cell table:style-name="ce36" office:value-type="float" office:value="719" calcext:value-type="float">
            <text:p>719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499" calcext:value-type="float">
            <text:p>499</text:p>
          </table:table-cell>
          <table:table-cell table:style-name="ce36" office:value-type="float" office:value="412" calcext:value-type="float">
            <text:p>412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56" calcext:value-type="float">
            <text:p>156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3277" calcext:value-type="float">
            <text:p>113,277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4438" calcext:value-type="float">
            <text:p>4,438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833" calcext:value-type="float">
            <text:p>833</text:p>
          </table:table-cell>
          <table:table-cell table:style-name="ce36" office:value-type="float" office:value="960" calcext:value-type="float">
            <text:p>960</text:p>
          </table:table-cell>
          <table:table-cell table:style-name="ce28" office:value-type="float" office:value="5291" calcext:value-type="float">
            <text:p>5,291</text:p>
          </table:table-cell>
          <table:table-cell table:style-name="ce28" office:value-type="float" office:value="957" calcext:value-type="float">
            <text:p>957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1057" calcext:value-type="float">
            <text:p>1,057</text:p>
          </table:table-cell>
          <table:table-cell table:style-name="ce28" office:value-type="float" office:value="1082" calcext:value-type="float">
            <text:p>1,082</text:p>
          </table:table-cell>
          <table:table-cell table:style-name="ce36" office:value-type="float" office:value="1158" calcext:value-type="float">
            <text:p>1,158</text:p>
          </table:table-cell>
          <table:table-cell table:style-name="ce28" office:value-type="float" office:value="6702" calcext:value-type="float">
            <text:p>6,702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1467" calcext:value-type="float">
            <text:p>1,467</text:p>
          </table:table-cell>
          <table:table-cell table:style-name="ce36" office:value-type="float" office:value="1349" calcext:value-type="float">
            <text:p>1,349</text:p>
          </table:table-cell>
          <table:table-cell table:style-name="ce28" office:value-type="float" office:value="8043" calcext:value-type="float">
            <text:p>8,043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644" calcext:value-type="float">
            <text:p>1,644</text:p>
          </table:table-cell>
          <table:table-cell table:style-name="ce36" office:value-type="float" office:value="1606" calcext:value-type="float">
            <text:p>1,606</text:p>
          </table:table-cell>
          <table:table-cell table:style-name="ce28" office:value-type="float" office:value="7841" calcext:value-type="float">
            <text:p>7,841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508" calcext:value-type="float">
            <text:p>1,508</text:p>
          </table:table-cell>
          <table:table-cell table:style-name="ce36" office:value-type="float" office:value="1556" calcext:value-type="float">
            <text:p>1,556</text:p>
          </table:table-cell>
          <table:table-cell table:style-name="ce28" office:value-type="float" office:value="7550" calcext:value-type="float">
            <text:p>7,550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540" calcext:value-type="float">
            <text:p>1,540</text:p>
          </table:table-cell>
          <table:table-cell table:style-name="ce36" office:value-type="float" office:value="1702" calcext:value-type="float">
            <text:p>1,702</text:p>
          </table:table-cell>
          <table:table-cell table:style-name="ce28" office:value-type="float" office:value="8666" calcext:value-type="float">
            <text:p>8,666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743" calcext:value-type="float">
            <text:p>1,743</text:p>
          </table:table-cell>
          <table:table-cell table:style-name="ce36" office:value-type="float" office:value="1693" calcext:value-type="float">
            <text:p>1,693</text:p>
          </table:table-cell>
          <table:table-cell table:style-name="ce28" office:value-type="float" office:value="8702" calcext:value-type="float">
            <text:p>8,702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692" calcext:value-type="float">
            <text:p>1,692</text:p>
          </table:table-cell>
          <table:table-cell table:style-name="ce36" office:value-type="float" office:value="1748" calcext:value-type="float">
            <text:p>1,748</text:p>
          </table:table-cell>
          <table:table-cell table:style-name="ce28" office:value-type="float" office:value="9548" calcext:value-type="float">
            <text:p>9,548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971" calcext:value-type="float">
            <text:p>1,971</text:p>
          </table:table-cell>
          <table:table-cell table:style-name="ce28" office:value-type="float" office:value="1999" calcext:value-type="float">
            <text:p>1,999</text:p>
          </table:table-cell>
          <table:table-cell table:style-name="ce36" office:value-type="float" office:value="1921" calcext:value-type="float">
            <text:p>1,921</text:p>
          </table:table-cell>
          <table:table-cell table:style-name="ce28" office:value-type="float" office:value="9900" calcext:value-type="float">
            <text:p>9,900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1977" calcext:value-type="float">
            <text:p>1,977</text:p>
          </table:table-cell>
          <table:table-cell table:style-name="ce36" office:value-type="float" office:value="2003" calcext:value-type="float">
            <text:p>2,003</text:p>
          </table:table-cell>
          <table:table-cell table:style-name="ce28" office:value-type="float" office:value="9202" calcext:value-type="float">
            <text:p>9,202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766" calcext:value-type="float">
            <text:p>1,766</text:p>
          </table:table-cell>
          <table:table-cell table:style-name="ce36" office:value-type="float" office:value="1773" calcext:value-type="float">
            <text:p>1,773</text:p>
          </table:table-cell>
          <table:table-cell table:style-name="ce28" office:value-type="float" office:value="7605" calcext:value-type="float">
            <text:p>7,605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431" calcext:value-type="float">
            <text:p>1,431</text:p>
          </table:table-cell>
          <table:table-cell table:style-name="ce36" office:value-type="float" office:value="1343" calcext:value-type="float">
            <text:p>1,343</text:p>
          </table:table-cell>
          <table:table-cell table:style-name="ce28" office:value-type="float" office:value="5580" calcext:value-type="float">
            <text:p>5,580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098" calcext:value-type="float">
            <text:p>1,098</text:p>
          </table:table-cell>
          <table:table-cell table:style-name="ce28" office:value-type="float" office:value="1057" calcext:value-type="float">
            <text:p>1,057</text:p>
          </table:table-cell>
          <table:table-cell table:style-name="ce36" office:value-type="float" office:value="869" calcext:value-type="float">
            <text:p>869</text:p>
          </table:table-cell>
          <table:table-cell table:style-name="ce28" office:value-type="float" office:value="3390" calcext:value-type="float">
            <text:p>3,390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631" calcext:value-type="float">
            <text:p>631</text:p>
          </table:table-cell>
          <table:table-cell table:style-name="ce36" office:value-type="float" office:value="692" calcext:value-type="float">
            <text:p>692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17" calcext:value-type="float">
            <text:p>517</text:p>
          </table:table-cell>
          <table:table-cell table:style-name="ce36" office:value-type="float" office:value="524" calcext:value-type="float">
            <text:p>524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347" calcext:value-type="float">
            <text:p>347</text:p>
          </table:table-cell>
          <table:table-cell table:style-name="ce36" office:value-type="float" office:value="296" calcext:value-type="float">
            <text:p>296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74" calcext:value-type="float">
            <text:p>274</text:p>
          </table:table-cell>
          <table:table-cell table:number-columns-repeated="2" table:style-name="ce28" office:value-type="float" office:value="242" calcext:value-type="float">
            <text:p>242</text:p>
          </table:table-cell>
          <table:table-cell table:style-name="ce36" office:value-type="float" office:value="193" calcext:value-type="float">
            <text:p>193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189" calcext:value-type="float">
            <text:p>106,189</text:p>
          </table:table-cell>
          <table:table-cell table:style-name="ce35" office:value-type="float" office:value="3767" calcext:value-type="float">
            <text:p>3,767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802" calcext:value-type="float">
            <text:p>802</text:p>
          </table:table-cell>
          <table:table-cell table:style-name="ce35" office:value-type="float" office:value="812" calcext:value-type="float">
            <text:p>812</text:p>
          </table:table-cell>
          <table:table-cell table:style-name="ce29" office:value-type="float" office:value="4654" calcext:value-type="float">
            <text:p>4,654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957" calcext:value-type="float">
            <text:p>957</text:p>
          </table:table-cell>
          <table:table-cell table:style-name="ce35" office:value-type="float" office:value="993" calcext:value-type="float">
            <text:p>993</text:p>
          </table:table-cell>
          <table:table-cell table:style-name="ce29" office:value-type="float" office:value="6209" calcext:value-type="float">
            <text:p>6,209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296" calcext:value-type="float">
            <text:p>1,296</text:p>
          </table:table-cell>
          <table:table-cell table:style-name="ce29" office:value-type="float" office:value="1332" calcext:value-type="float">
            <text:p>1,332</text:p>
          </table:table-cell>
          <table:table-cell table:style-name="ce35" office:value-type="float" office:value="1275" calcext:value-type="float">
            <text:p>1,275</text:p>
          </table:table-cell>
          <table:table-cell table:style-name="ce29" office:value-type="float" office:value="7485" calcext:value-type="float">
            <text:p>7,485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439" calcext:value-type="float">
            <text:p>1,439</text:p>
          </table:table-cell>
          <table:table-cell table:style-name="ce35" office:value-type="float" office:value="1479" calcext:value-type="float">
            <text:p>1,479</text:p>
          </table:table-cell>
          <table:table-cell table:style-name="ce29" office:value-type="float" office:value="6881" calcext:value-type="float">
            <text:p>6,881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290" calcext:value-type="float">
            <text:p>1,290</text:p>
          </table:table-cell>
          <table:table-cell table:style-name="ce35" office:value-type="float" office:value="1361" calcext:value-type="float">
            <text:p>1,361</text:p>
          </table:table-cell>
          <table:table-cell table:style-name="ce29" office:value-type="float" office:value="6492" calcext:value-type="float">
            <text:p>6,492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333" calcext:value-type="float">
            <text:p>1,333</text:p>
          </table:table-cell>
          <table:table-cell table:style-name="ce35" office:value-type="float" office:value="1489" calcext:value-type="float">
            <text:p>1,489</text:p>
          </table:table-cell>
          <table:table-cell table:style-name="ce29" office:value-type="float" office:value="7814" calcext:value-type="float">
            <text:p>7,814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530" calcext:value-type="float">
            <text:p>1,530</text:p>
          </table:table-cell>
          <table:table-cell table:style-name="ce35" office:value-type="float" office:value="1616" calcext:value-type="float">
            <text:p>1,616</text:p>
          </table:table-cell>
          <table:table-cell table:style-name="ce29" office:value-type="float" office:value="7792" calcext:value-type="float">
            <text:p>7,792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463" calcext:value-type="float">
            <text:p>1,463</text:p>
          </table:table-cell>
          <table:table-cell table:style-name="ce35" office:value-type="float" office:value="1575" calcext:value-type="float">
            <text:p>1,575</text:p>
          </table:table-cell>
          <table:table-cell table:style-name="ce29" office:value-type="float" office:value="8143" calcext:value-type="float">
            <text:p>8,143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626" calcext:value-type="float">
            <text:p>1,626</text:p>
          </table:table-cell>
          <table:table-cell table:style-name="ce35" office:value-type="float" office:value="1577" calcext:value-type="float">
            <text:p>1,577</text:p>
          </table:table-cell>
          <table:table-cell table:style-name="ce29" office:value-type="float" office:value="8366" calcext:value-type="float">
            <text:p>8,366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683" calcext:value-type="float">
            <text:p>1,683</text:p>
          </table:table-cell>
          <table:table-cell table:style-name="ce35" office:value-type="float" office:value="1768" calcext:value-type="float">
            <text:p>1,768</text:p>
          </table:table-cell>
          <table:table-cell table:style-name="ce29" office:value-type="float" office:value="8342" calcext:value-type="float">
            <text:p>8,342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718" calcext:value-type="float">
            <text:p>1,718</text:p>
          </table:table-cell>
          <table:table-cell table:style-name="ce35" office:value-type="float" office:value="1661" calcext:value-type="float">
            <text:p>1,661</text:p>
          </table:table-cell>
          <table:table-cell table:style-name="ce29" office:value-type="float" office:value="7487" calcext:value-type="float">
            <text:p>7,487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431" calcext:value-type="float">
            <text:p>1,431</text:p>
          </table:table-cell>
          <table:table-cell table:style-name="ce35" office:value-type="float" office:value="1453" calcext:value-type="float">
            <text:p>1,453</text:p>
          </table:table-cell>
          <table:table-cell table:style-name="ce29" office:value-type="float" office:value="6242" calcext:value-type="float">
            <text:p>6,242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148" calcext:value-type="float">
            <text:p>1,148</text:p>
          </table:table-cell>
          <table:table-cell table:style-name="ce35" office:value-type="float" office:value="995" calcext:value-type="float">
            <text:p>995</text:p>
          </table:table-cell>
          <table:table-cell table:style-name="ce29" office:value-type="float" office:value="4043" calcext:value-type="float">
            <text:p>4,043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728" calcext:value-type="float">
            <text:p>728</text:p>
          </table:table-cell>
          <table:table-cell table:style-name="ce35" office:value-type="float" office:value="822" calcext:value-type="float">
            <text:p>822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27" calcext:value-type="float">
            <text:p>727</text:p>
          </table:table-cell>
          <table:table-cell table:style-name="ce35" office:value-type="float" office:value="648" calcext:value-type="float">
            <text:p>648</text:p>
          </table:table-cell>
          <table:table-cell table:style-name="ce29" office:value-type="float" office:value="2649" calcext:value-type="float">
            <text:p>2,649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519" calcext:value-type="float">
            <text:p>519</text:p>
          </table:table-cell>
          <table:table-cell table:style-name="ce35" office:value-type="float" office:value="423" calcext:value-type="float">
            <text:p>423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57" calcext:value-type="float">
            <text:p>257</text:p>
          </table:table-cell>
          <table:table-cell table:style-name="ce35" office:value-type="float" office:value="219" calcext:value-type="float">
            <text:p>219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4" calcext:value-type="float">
            <text:p>74</text:p>
          </table:table-cell>
          <table:table-cell table:style-name="ce35" office:value-type="float" office:value="64" calcext:value-type="float">
            <text:p>64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8695" calcext:value-type="float">
            <text:p>328,695</text:p>
          </table:table-cell>
          <table:table-cell table:style-name="ce28" office:value-type="float" office:value="12692" calcext:value-type="float">
            <text:p>12,692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475" calcext:value-type="float">
            <text:p>2,475</text:p>
          </table:table-cell>
          <table:table-cell table:style-name="ce28" office:value-type="float" office:value="2706" calcext:value-type="float">
            <text:p>2,706</text:p>
          </table:table-cell>
          <table:table-cell table:number-columns-repeated="2" table:style-name="ce28" office:value-type="float" office:value="2610" calcext:value-type="float">
            <text:p>2,610</text:p>
          </table:table-cell>
          <table:table-cell table:style-name="ce28" office:value-type="float" office:value="12695" calcext:value-type="float">
            <text:p>12,695</text:p>
          </table:table-cell>
          <table:table-cell table:style-name="ce28" office:value-type="float" office:value="2789" calcext:value-type="float">
            <text:p>2,789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310" calcext:value-type="float">
            <text:p>2,310</text:p>
          </table:table-cell>
          <table:table-cell table:style-name="ce28" office:value-type="float" office:value="2483" calcext:value-type="float">
            <text:p>2,483</text:p>
          </table:table-cell>
          <table:table-cell table:style-name="ce36" office:value-type="float" office:value="2528" calcext:value-type="float">
            <text:p>2,528</text:p>
          </table:table-cell>
          <table:table-cell table:style-name="ce28" office:value-type="float" office:value="14454" calcext:value-type="float">
            <text:p>14,454</text:p>
          </table:table-cell>
          <table:table-cell table:style-name="ce28" office:value-type="float" office:value="2737" calcext:value-type="float">
            <text:p>2,737</text:p>
          </table:table-cell>
          <table:table-cell table:style-name="ce28" office:value-type="float" office:value="2772" calcext:value-type="float">
            <text:p>2,772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3031" calcext:value-type="float">
            <text:p>3,031</text:p>
          </table:table-cell>
          <table:table-cell table:style-name="ce36" office:value-type="float" office:value="3129" calcext:value-type="float">
            <text:p>3,129</text:p>
          </table:table-cell>
          <table:table-cell table:style-name="ce28" office:value-type="float" office:value="18920" calcext:value-type="float">
            <text:p>18,920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4029" calcext:value-type="float">
            <text:p>4,029</text:p>
          </table:table-cell>
          <table:table-cell table:style-name="ce28" office:value-type="float" office:value="4097" calcext:value-type="float">
            <text:p>4,097</text:p>
          </table:table-cell>
          <table:table-cell table:style-name="ce36" office:value-type="float" office:value="3863" calcext:value-type="float">
            <text:p>3,863</text:p>
          </table:table-cell>
          <table:table-cell table:style-name="ce28" office:value-type="float" office:value="23679" calcext:value-type="float">
            <text:p>23,679</text:p>
          </table:table-cell>
          <table:table-cell table:style-name="ce28" office:value-type="float" office:value="4524" calcext:value-type="float">
            <text:p>4,524</text:p>
          </table:table-cell>
          <table:table-cell table:style-name="ce28" office:value-type="float" office:value="4873" calcext:value-type="float">
            <text:p>4,873</text:p>
          </table:table-cell>
          <table:table-cell table:style-name="ce28" office:value-type="float" office:value="4696" calcext:value-type="float">
            <text:p>4,696</text:p>
          </table:table-cell>
          <table:table-cell table:style-name="ce28" office:value-type="float" office:value="4754" calcext:value-type="float">
            <text:p>4,754</text:p>
          </table:table-cell>
          <table:table-cell table:style-name="ce36" office:value-type="float" office:value="4832" calcext:value-type="float">
            <text:p>4,832</text:p>
          </table:table-cell>
          <table:table-cell table:style-name="ce28" office:value-type="float" office:value="22388" calcext:value-type="float">
            <text:p>22,388</text:p>
          </table:table-cell>
          <table:table-cell table:style-name="ce28" office:value-type="float" office:value="4694" calcext:value-type="float">
            <text:p>4,694</text:p>
          </table:table-cell>
          <table:table-cell table:style-name="ce28" office:value-type="float" office:value="4492" calcext:value-type="float">
            <text:p>4,492</text:p>
          </table:table-cell>
          <table:table-cell table:style-name="ce28" office:value-type="float" office:value="4568" calcext:value-type="float">
            <text:p>4,568</text:p>
          </table:table-cell>
          <table:table-cell table:style-name="ce28" office:value-type="float" office:value="4253" calcext:value-type="float">
            <text:p>4,253</text:p>
          </table:table-cell>
          <table:table-cell table:style-name="ce36" office:value-type="float" office:value="4381" calcext:value-type="float">
            <text:p>4,381</text:p>
          </table:table-cell>
          <table:table-cell table:style-name="ce28" office:value-type="float" office:value="21557" calcext:value-type="float">
            <text:p>21,557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3955" calcext:value-type="float">
            <text:p>3,955</text:p>
          </table:table-cell>
          <table:table-cell table:style-name="ce28" office:value-type="float" office:value="4220" calcext:value-type="float">
            <text:p>4,220</text:p>
          </table:table-cell>
          <table:table-cell table:style-name="ce28" office:value-type="float" office:value="4659" calcext:value-type="float">
            <text:p>4,659</text:p>
          </table:table-cell>
          <table:table-cell table:style-name="ce36" office:value-type="float" office:value="4735" calcext:value-type="float">
            <text:p>4,735</text:p>
          </table:table-cell>
          <table:table-cell table:style-name="ce28" office:value-type="float" office:value="25342" calcext:value-type="float">
            <text:p>25,342</text:p>
          </table:table-cell>
          <table:table-cell table:style-name="ce28" office:value-type="float" office:value="4920" calcext:value-type="float">
            <text:p>4,920</text:p>
          </table:table-cell>
          <table:table-cell table:style-name="ce28" office:value-type="float" office:value="5175" calcext:value-type="float">
            <text:p>5,175</text:p>
          </table:table-cell>
          <table:table-cell table:style-name="ce28" office:value-type="float" office:value="5093" calcext:value-type="float">
            <text:p>5,093</text:p>
          </table:table-cell>
          <table:table-cell table:style-name="ce28" office:value-type="float" office:value="5084" calcext:value-type="float">
            <text:p>5,084</text:p>
          </table:table-cell>
          <table:table-cell table:style-name="ce36" office:value-type="float" office:value="5070" calcext:value-type="float">
            <text:p>5,070</text:p>
          </table:table-cell>
          <table:table-cell table:style-name="ce28" office:value-type="float" office:value="24578" calcext:value-type="float">
            <text:p>24,578</text:p>
          </table:table-cell>
          <table:table-cell table:style-name="ce28" office:value-type="float" office:value="4832" calcext:value-type="float">
            <text:p>4,832</text:p>
          </table:table-cell>
          <table:table-cell table:style-name="ce28" office:value-type="float" office:value="5329" calcext:value-type="float">
            <text:p>5,329</text:p>
          </table:table-cell>
          <table:table-cell table:style-name="ce28" office:value-type="float" office:value="4812" calcext:value-type="float">
            <text:p>4,812</text:p>
          </table:table-cell>
          <table:table-cell table:style-name="ce28" office:value-type="float" office:value="4746" calcext:value-type="float">
            <text:p>4,746</text:p>
          </table:table-cell>
          <table:table-cell table:style-name="ce36" office:value-type="float" office:value="4859" calcext:value-type="float">
            <text:p>4,859</text:p>
          </table:table-cell>
          <table:table-cell table:style-name="ce28" office:value-type="float" office:value="25516" calcext:value-type="float">
            <text:p>25,516</text:p>
          </table:table-cell>
          <table:table-cell table:style-name="ce28" office:value-type="float" office:value="4831" calcext:value-type="float">
            <text:p>4,831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5193" calcext:value-type="float">
            <text:p>5,193</text:p>
          </table:table-cell>
          <table:table-cell table:style-name="ce28" office:value-type="float" office:value="5298" calcext:value-type="float">
            <text:p>5,298</text:p>
          </table:table-cell>
          <table:table-cell table:style-name="ce36" office:value-type="float" office:value="5204" calcext:value-type="float">
            <text:p>5,204</text:p>
          </table:table-cell>
          <table:table-cell table:style-name="ce28" office:value-type="float" office:value="25976" calcext:value-type="float">
            <text:p>25,976</text:p>
          </table:table-cell>
          <table:table-cell table:style-name="ce28" office:value-type="float" office:value="5150" calcext:value-type="float">
            <text:p>5,150</text:p>
          </table:table-cell>
          <table:table-cell table:style-name="ce28" office:value-type="float" office:value="5006" calcext:value-type="float">
            <text:p>5,006</text:p>
          </table:table-cell>
          <table:table-cell table:style-name="ce28" office:value-type="float" office:value="5201" calcext:value-type="float">
            <text:p>5,201</text:p>
          </table:table-cell>
          <table:table-cell table:style-name="ce28" office:value-type="float" office:value="5400" calcext:value-type="float">
            <text:p>5,400</text:p>
          </table:table-cell>
          <table:table-cell table:style-name="ce36" office:value-type="float" office:value="5219" calcext:value-type="float">
            <text:p>5,219</text:p>
          </table:table-cell>
          <table:table-cell table:style-name="ce28" office:value-type="float" office:value="26276" calcext:value-type="float">
            <text:p>26,276</text:p>
          </table:table-cell>
          <table:table-cell table:style-name="ce28" office:value-type="float" office:value="5350" calcext:value-type="float">
            <text:p>5,350</text:p>
          </table:table-cell>
          <table:table-cell table:style-name="ce28" office:value-type="float" office:value="5342" calcext:value-type="float">
            <text:p>5,342</text:p>
          </table:table-cell>
          <table:table-cell table:style-name="ce28" office:value-type="float" office:value="5093" calcext:value-type="float">
            <text:p>5,093</text:p>
          </table:table-cell>
          <table:table-cell table:style-name="ce28" office:value-type="float" office:value="5353" calcext:value-type="float">
            <text:p>5,353</text:p>
          </table:table-cell>
          <table:table-cell table:style-name="ce36" office:value-type="float" office:value="5138" calcext:value-type="float">
            <text:p>5,138</text:p>
          </table:table-cell>
          <table:table-cell table:style-name="ce28" office:value-type="float" office:value="23711" calcext:value-type="float">
            <text:p>23,711</text:p>
          </table:table-cell>
          <table:table-cell table:style-name="ce28" office:value-type="float" office:value="4898" calcext:value-type="float">
            <text:p>4,898</text:p>
          </table:table-cell>
          <table:table-cell table:style-name="ce28" office:value-type="float" office:value="4886" calcext:value-type="float">
            <text:p>4,886</text:p>
          </table:table-cell>
          <table:table-cell table:style-name="ce28" office:value-type="float" office:value="4892" calcext:value-type="float">
            <text:p>4,892</text:p>
          </table:table-cell>
          <table:table-cell table:style-name="ce28" office:value-type="float" office:value="4699" calcext:value-type="float">
            <text:p>4,699</text:p>
          </table:table-cell>
          <table:table-cell table:style-name="ce36" office:value-type="float" office:value="4336" calcext:value-type="float">
            <text:p>4,336</text:p>
          </table:table-cell>
          <table:table-cell table:style-name="ce28" office:value-type="float" office:value="18191" calcext:value-type="float">
            <text:p>18,191</text:p>
          </table:table-cell>
          <table:table-cell table:style-name="ce28" office:value-type="float" office:value="4142" calcext:value-type="float">
            <text:p>4,142</text:p>
          </table:table-cell>
          <table:table-cell table:style-name="ce28" office:value-type="float" office:value="4138" calcext:value-type="float">
            <text:p>4,138</text:p>
          </table:table-cell>
          <table:table-cell table:style-name="ce28" office:value-type="float" office:value="3631" calcext:value-type="float">
            <text:p>3,631</text:p>
          </table:table-cell>
          <table:table-cell table:style-name="ce28" office:value-type="float" office:value="3446" calcext:value-type="float">
            <text:p>3,446</text:p>
          </table:table-cell>
          <table:table-cell table:style-name="ce36" office:value-type="float" office:value="2834" calcext:value-type="float">
            <text:p>2,834</text:p>
          </table:table-cell>
          <table:table-cell table:style-name="ce28" office:value-type="float" office:value="10793" calcext:value-type="float">
            <text:p>10,793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231" calcext:value-type="float">
            <text:p>2,231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2098" calcext:value-type="float">
            <text:p>2,098</text:p>
          </table:table-cell>
          <table:table-cell table:style-name="ce36" office:value-type="float" office:value="2063" calcext:value-type="float">
            <text:p>2,063</text:p>
          </table:table-cell>
          <table:table-cell table:style-name="ce28" office:value-type="float" office:value="9448" calcext:value-type="float">
            <text:p>9,448</text:p>
          </table:table-cell>
          <table:table-cell table:style-name="ce28" office:value-type="float" office:value="2139" calcext:value-type="float">
            <text:p>2,139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1765" calcext:value-type="float">
            <text:p>1,765</text:p>
          </table:table-cell>
          <table:table-cell table:style-name="ce36" office:value-type="float" office:value="1634" calcext:value-type="float">
            <text:p>1,634</text:p>
          </table:table-cell>
          <table:table-cell table:style-name="ce28" office:value-type="float" office:value="6451" calcext:value-type="float">
            <text:p>6,451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8" office:value-type="float" office:value="1190" calcext:value-type="float">
            <text:p>1,190</text:p>
          </table:table-cell>
          <table:table-cell table:style-name="ce36" office:value-type="float" office:value="1099" calcext:value-type="float">
            <text:p>1,099</text:p>
          </table:table-cell>
          <table:table-cell table:style-name="ce28" office:value-type="float" office:value="3874" calcext:value-type="float">
            <text:p>3,874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711" calcext:value-type="float">
            <text:p>711</text:p>
          </table:table-cell>
          <table:table-cell table:style-name="ce36" office:value-type="float" office:value="561" calcext:value-type="float">
            <text:p>561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6830" calcext:value-type="float">
            <text:p>166,830</text:p>
          </table:table-cell>
          <table:table-cell table:style-name="ce28" office:value-type="float" office:value="6612" calcext:value-type="float">
            <text:p>6,612</text:p>
          </table:table-cell>
          <table:table-cell table:style-name="ce40" office:value-type="float" office:value="1184" calcext:value-type="float">
            <text:p>1,184</text:p>
          </table:table-cell>
          <table:table-cell table:style-name="ce40" office:value-type="float" office:value="1278" calcext:value-type="float">
            <text:p>1,278</text:p>
          </table:table-cell>
          <table:table-cell table:style-name="ce40" office:value-type="float" office:value="1407" calcext:value-type="float">
            <text:p>1,407</text:p>
          </table:table-cell>
          <table:table-cell table:style-name="ce40" office:value-type="float" office:value="1385" calcext:value-type="float">
            <text:p>1,385</text:p>
          </table:table-cell>
          <table:table-cell table:style-name="ce40" office:value-type="float" office:value="1358" calcext:value-type="float">
            <text:p>1,358</text:p>
          </table:table-cell>
          <table:table-cell table:style-name="ce40" office:value-type="float" office:value="6674" calcext:value-type="float">
            <text:p>6,674</text:p>
          </table:table-cell>
          <table:table-cell table:style-name="ce40" office:value-type="float" office:value="1440" calcext:value-type="float">
            <text:p>1,440</text:p>
          </table:table-cell>
          <table:table-cell table:style-name="ce40" office:value-type="float" office:value="1379" calcext:value-type="float">
            <text:p>1,379</text:p>
          </table:table-cell>
          <table:table-cell table:style-name="ce40" office:value-type="float" office:value="1222" calcext:value-type="float">
            <text:p>1,222</text:p>
          </table:table-cell>
          <table:table-cell table:style-name="ce40" office:value-type="float" office:value="1315" calcext:value-type="float">
            <text:p>1,315</text:p>
          </table:table-cell>
          <table:table-cell table:style-name="ce51" office:value-type="float" office:value="1318" calcext:value-type="float">
            <text:p>1,318</text:p>
          </table:table-cell>
          <table:table-cell table:style-name="ce40" office:value-type="float" office:value="7559" calcext:value-type="float">
            <text:p>7,559</text:p>
          </table:table-cell>
          <table:table-cell table:style-name="ce40" office:value-type="float" office:value="1445" calcext:value-type="float">
            <text:p>1,445</text:p>
          </table:table-cell>
          <table:table-cell table:style-name="ce40" office:value-type="float" office:value="1477" calcext:value-type="float">
            <text:p>1,477</text:p>
          </table:table-cell>
          <table:table-cell table:style-name="ce40" office:value-type="float" office:value="1414" calcext:value-type="float">
            <text:p>1,414</text:p>
          </table:table-cell>
          <table:table-cell table:style-name="ce40" office:value-type="float" office:value="1560" calcext:value-type="float">
            <text:p>1,560</text:p>
          </table:table-cell>
          <table:table-cell table:style-name="ce51" office:value-type="float" office:value="1663" calcext:value-type="float">
            <text:p>1,663</text:p>
          </table:table-cell>
          <table:table-cell table:style-name="ce40" office:value-type="float" office:value="9913" calcext:value-type="float">
            <text:p>9,913</text:p>
          </table:table-cell>
          <table:table-cell table:style-name="ce40" office:value-type="float" office:value="1798" calcext:value-type="float">
            <text:p>1,798</text:p>
          </table:table-cell>
          <table:table-cell table:style-name="ce40" office:value-type="float" office:value="1816" calcext:value-type="float">
            <text:p>1,816</text:p>
          </table:table-cell>
          <table:table-cell table:style-name="ce40" office:value-type="float" office:value="2115" calcext:value-type="float">
            <text:p>2,115</text:p>
          </table:table-cell>
          <table:table-cell table:style-name="ce40" office:value-type="float" office:value="2114" calcext:value-type="float">
            <text:p>2,114</text:p>
          </table:table-cell>
          <table:table-cell table:style-name="ce51" office:value-type="float" office:value="2070" calcext:value-type="float">
            <text:p>2,070</text:p>
          </table:table-cell>
          <table:table-cell table:style-name="ce40" office:value-type="float" office:value="12237" calcext:value-type="float">
            <text:p>12,237</text:p>
          </table:table-cell>
          <table:table-cell table:style-name="ce40" office:value-type="float" office:value="2360" calcext:value-type="float">
            <text:p>2,360</text:p>
          </table:table-cell>
          <table:table-cell table:style-name="ce40" office:value-type="float" office:value="2552" calcext:value-type="float">
            <text:p>2,552</text:p>
          </table:table-cell>
          <table:table-cell table:style-name="ce40" office:value-type="float" office:value="2404" calcext:value-type="float">
            <text:p>2,404</text:p>
          </table:table-cell>
          <table:table-cell table:style-name="ce40" office:value-type="float" office:value="2417" calcext:value-type="float">
            <text:p>2,417</text:p>
          </table:table-cell>
          <table:table-cell table:style-name="ce51" office:value-type="float" office:value="2504" calcext:value-type="float">
            <text:p>2,504</text:p>
          </table:table-cell>
          <table:table-cell table:style-name="ce40" office:value-type="float" office:value="11719" calcext:value-type="float">
            <text:p>11,719</text:p>
          </table:table-cell>
          <table:table-cell table:style-name="ce40" office:value-type="float" office:value="2530" calcext:value-type="float">
            <text:p>2,530</text:p>
          </table:table-cell>
          <table:table-cell table:style-name="ce40" office:value-type="float" office:value="2283" calcext:value-type="float">
            <text:p>2,283</text:p>
          </table:table-cell>
          <table:table-cell table:style-name="ce40" office:value-type="float" office:value="2370" calcext:value-type="float">
            <text:p>2,370</text:p>
          </table:table-cell>
          <table:table-cell table:style-name="ce40" office:value-type="float" office:value="2196" calcext:value-type="float">
            <text:p>2,196</text:p>
          </table:table-cell>
          <table:table-cell table:style-name="ce51" office:value-type="float" office:value="2340" calcext:value-type="float">
            <text:p>2,340</text:p>
          </table:table-cell>
          <table:table-cell table:style-name="ce40" office:value-type="float" office:value="11321" calcext:value-type="float">
            <text:p>11,321</text:p>
          </table:table-cell>
          <table:table-cell table:style-name="ce40" office:value-type="float" office:value="2110" calcext:value-type="float">
            <text:p>2,110</text:p>
          </table:table-cell>
          <table:table-cell table:style-name="ce40" office:value-type="float" office:value="2106" calcext:value-type="float">
            <text:p>2,106</text:p>
          </table:table-cell>
          <table:table-cell table:style-name="ce40" office:value-type="float" office:value="2229" calcext:value-type="float">
            <text:p>2,229</text:p>
          </table:table-cell>
          <table:table-cell table:style-name="ce40" office:value-type="float" office:value="2417" calcext:value-type="float">
            <text:p>2,417</text:p>
          </table:table-cell>
          <table:table-cell table:style-name="ce51" office:value-type="float" office:value="2459" calcext:value-type="float">
            <text:p>2,459</text:p>
          </table:table-cell>
          <table:table-cell table:style-name="ce40" office:value-type="float" office:value="13224" calcext:value-type="float">
            <text:p>13,224</text:p>
          </table:table-cell>
          <table:table-cell table:style-name="ce40" office:value-type="float" office:value="2573" calcext:value-type="float">
            <text:p>2,573</text:p>
          </table:table-cell>
          <table:table-cell table:style-name="ce40" office:value-type="float" office:value="2716" calcext:value-type="float">
            <text:p>2,716</text:p>
          </table:table-cell>
          <table:table-cell table:style-name="ce40" office:value-type="float" office:value="2664" calcext:value-type="float">
            <text:p>2,664</text:p>
          </table:table-cell>
          <table:table-cell table:style-name="ce40" office:value-type="float" office:value="2649" calcext:value-type="float">
            <text:p>2,649</text:p>
          </table:table-cell>
          <table:table-cell table:style-name="ce51" office:value-type="float" office:value="2622" calcext:value-type="float">
            <text:p>2,622</text:p>
          </table:table-cell>
          <table:table-cell table:style-name="ce40" office:value-type="float" office:value="12472" calcext:value-type="float">
            <text:p>12,472</text:p>
          </table:table-cell>
          <table:table-cell table:style-name="ce40" office:value-type="float" office:value="2473" calcext:value-type="float">
            <text:p>2,473</text:p>
          </table:table-cell>
          <table:table-cell table:style-name="ce40" office:value-type="float" office:value="2716" calcext:value-type="float">
            <text:p>2,716</text:p>
          </table:table-cell>
          <table:table-cell table:style-name="ce40" office:value-type="float" office:value="2435" calcext:value-type="float">
            <text:p>2,435</text:p>
          </table:table-cell>
          <table:table-cell table:style-name="ce40" office:value-type="float" office:value="2388" calcext:value-type="float">
            <text:p>2,388</text:p>
          </table:table-cell>
          <table:table-cell table:style-name="ce51" office:value-type="float" office:value="2460" calcext:value-type="float">
            <text:p>2,460</text:p>
          </table:table-cell>
          <table:table-cell table:style-name="ce40" office:value-type="float" office:value="13030" calcext:value-type="float">
            <text:p>13,030</text:p>
          </table:table-cell>
          <table:table-cell table:style-name="ce40" office:value-type="float" office:value="2380" calcext:value-type="float">
            <text:p>2,380</text:p>
          </table:table-cell>
          <table:table-cell table:style-name="ce40" office:value-type="float" office:value="2534" calcext:value-type="float">
            <text:p>2,534</text:p>
          </table:table-cell>
          <table:table-cell table:style-name="ce40" office:value-type="float" office:value="2615" calcext:value-type="float">
            <text:p>2,615</text:p>
          </table:table-cell>
          <table:table-cell table:style-name="ce40" office:value-type="float" office:value="2793" calcext:value-type="float">
            <text:p>2,793</text:p>
          </table:table-cell>
          <table:table-cell table:style-name="ce51" office:value-type="float" office:value="2708" calcext:value-type="float">
            <text:p>2,708</text:p>
          </table:table-cell>
          <table:table-cell table:style-name="ce40" office:value-type="float" office:value="13579" calcext:value-type="float">
            <text:p>13,579</text:p>
          </table:table-cell>
          <table:table-cell table:style-name="ce40" office:value-type="float" office:value="2717" calcext:value-type="float">
            <text:p>2,717</text:p>
          </table:table-cell>
          <table:table-cell table:style-name="ce40" office:value-type="float" office:value="2694" calcext:value-type="float">
            <text:p>2,694</text:p>
          </table:table-cell>
          <table:table-cell table:style-name="ce40" office:value-type="float" office:value="2728" calcext:value-type="float">
            <text:p>2,728</text:p>
          </table:table-cell>
          <table:table-cell table:style-name="ce40" office:value-type="float" office:value="2745" calcext:value-type="float">
            <text:p>2,745</text:p>
          </table:table-cell>
          <table:table-cell table:style-name="ce51" office:value-type="float" office:value="2695" calcext:value-type="float">
            <text:p>2,695</text:p>
          </table:table-cell>
          <table:table-cell table:style-name="ce40" office:value-type="float" office:value="13153" calcext:value-type="float">
            <text:p>13,153</text:p>
          </table:table-cell>
          <table:table-cell table:style-name="ce40" office:value-type="float" office:value="2731" calcext:value-type="float">
            <text:p>2,731</text:p>
          </table:table-cell>
          <table:table-cell table:style-name="ce40" office:value-type="float" office:value="2670" calcext:value-type="float">
            <text:p>2,670</text:p>
          </table:table-cell>
          <table:table-cell table:style-name="ce40" office:value-type="float" office:value="2547" calcext:value-type="float">
            <text:p>2,547</text:p>
          </table:table-cell>
          <table:table-cell table:style-name="ce40" office:value-type="float" office:value="2675" calcext:value-type="float">
            <text:p>2,675</text:p>
          </table:table-cell>
          <table:table-cell table:style-name="ce51" office:value-type="float" office:value="2530" calcext:value-type="float">
            <text:p>2,530</text:p>
          </table:table-cell>
          <table:table-cell table:style-name="ce40" office:value-type="float" office:value="11844" calcext:value-type="float">
            <text:p>11,844</text:p>
          </table:table-cell>
          <table:table-cell table:style-name="ce40" office:value-type="float" office:value="2470" calcext:value-type="float">
            <text:p>2,470</text:p>
          </table:table-cell>
          <table:table-cell table:style-name="ce40" office:value-type="float" office:value="2428" calcext:value-type="float">
            <text:p>2,428</text:p>
          </table:table-cell>
          <table:table-cell table:style-name="ce40" office:value-type="float" office:value="2406" calcext:value-type="float">
            <text:p>2,406</text:p>
          </table:table-cell>
          <table:table-cell table:style-name="ce40" office:value-type="float" office:value="2362" calcext:value-type="float">
            <text:p>2,362</text:p>
          </table:table-cell>
          <table:table-cell table:style-name="ce51" office:value-type="float" office:value="2178" calcext:value-type="float">
            <text:p>2,178</text:p>
          </table:table-cell>
          <table:table-cell table:style-name="ce40" office:value-type="float" office:value="8741" calcext:value-type="float">
            <text:p>8,741</text:p>
          </table:table-cell>
          <table:table-cell table:style-name="ce40" office:value-type="float" office:value="2016" calcext:value-type="float">
            <text:p>2,016</text:p>
          </table:table-cell>
          <table:table-cell table:style-name="ce40" office:value-type="float" office:value="2041" calcext:value-type="float">
            <text:p>2,041</text:p>
          </table:table-cell>
          <table:table-cell table:style-name="ce40" office:value-type="float" office:value="1752" calcext:value-type="float">
            <text:p>1,752</text:p>
          </table:table-cell>
          <table:table-cell table:style-name="ce40" office:value-type="float" office:value="1632" calcext:value-type="float">
            <text:p>1,632</text:p>
          </table:table-cell>
          <table:table-cell table:style-name="ce51" office:value-type="float" office:value="1300" calcext:value-type="float">
            <text:p>1,300</text:p>
          </table:table-cell>
          <table:table-cell table:style-name="ce40" office:value-type="float" office:value="4937" calcext:value-type="float">
            <text:p>4,937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1044" calcext:value-type="float">
            <text:p>1,044</text:p>
          </table:table-cell>
          <table:table-cell table:style-name="ce40" office:value-type="float" office:value="801" calcext:value-type="float">
            <text:p>801</text:p>
          </table:table-cell>
          <table:table-cell table:style-name="ce40" office:value-type="float" office:value="928" calcext:value-type="float">
            <text:p>928</text:p>
          </table:table-cell>
          <table:table-cell table:style-name="ce51" office:value-type="float" office:value="930" calcext:value-type="float">
            <text:p>930</text:p>
          </table:table-cell>
          <table:table-cell table:style-name="ce40" office:value-type="float" office:value="4151" calcext:value-type="float">
            <text:p>4,151</text:p>
          </table:table-cell>
          <table:table-cell table:style-name="ce40" office:value-type="float" office:value="964" calcext:value-type="float">
            <text:p>964</text:p>
          </table:table-cell>
          <table:table-cell table:style-name="ce40" office:value-type="float" office:value="882" calcext:value-type="float">
            <text:p>882</text:p>
          </table:table-cell>
          <table:table-cell table:style-name="ce40" office:value-type="float" office:value="844" calcext:value-type="float">
            <text:p>844</text:p>
          </table:table-cell>
          <table:table-cell table:style-name="ce40" office:value-type="float" office:value="747" calcext:value-type="float">
            <text:p>747</text:p>
          </table:table-cell>
          <table:table-cell table:style-name="ce51" office:value-type="float" office:value="714" calcext:value-type="float">
            <text:p>714</text:p>
          </table:table-cell>
          <table:table-cell table:style-name="ce40" office:value-type="float" office:value="2748" calcext:value-type="float">
            <text:p>2,748</text:p>
          </table:table-cell>
          <table:table-cell table:style-name="ce40" office:value-type="float" office:value="653" calcext:value-type="float">
            <text:p>653</text:p>
          </table:table-cell>
          <table:table-cell table:style-name="ce40" office:value-type="float" office:value="602" calcext:value-type="float">
            <text:p>602</text:p>
          </table:table-cell>
          <table:table-cell table:style-name="ce40" office:value-type="float" office:value="524" calcext:value-type="float">
            <text:p>524</text:p>
          </table:table-cell>
          <table:table-cell table:style-name="ce40" office:value-type="float" office:value="499" calcext:value-type="float">
            <text:p>499</text:p>
          </table:table-cell>
          <table:table-cell table:style-name="ce51" office:value-type="float" office:value="470" calcext:value-type="float">
            <text:p>470</text:p>
          </table:table-cell>
          <table:table-cell table:style-name="ce40" office:value-type="float" office:value="1802" calcext:value-type="float">
            <text:p>1,802</text:p>
          </table:table-cell>
          <table:table-cell table:style-name="ce40" office:value-type="float" office:value="438" calcext:value-type="float">
            <text:p>438</text:p>
          </table:table-cell>
          <table:table-cell table:style-name="ce40" office:value-type="float" office:value="368" calcext:value-type="float">
            <text:p>368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326" calcext:value-type="float">
            <text:p>326</text:p>
          </table:table-cell>
          <table:table-cell table:style-name="ce51" office:value-type="float" office:value="282" calcext:value-type="float">
            <text:p>282</text:p>
          </table:table-cell>
          <table:table-cell table:style-name="ce40" office:value-type="float" office:value="877" calcext:value-type="float">
            <text:p>877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218" calcext:value-type="float">
            <text:p>218</text:p>
          </table:table-cell>
          <table:table-cell table:style-name="ce40" office:value-type="float" office:value="189" calcext:value-type="float">
            <text:p>189</text:p>
          </table:table-cell>
          <table:table-cell table:style-name="ce40" office:value-type="float" office:value="110" calcext:value-type="float">
            <text:p>110</text:p>
          </table:table-cell>
          <table:table-cell table:style-name="ce51" office:value-type="float" office:value="84" calcext:value-type="float">
            <text:p>84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865" calcext:value-type="float">
            <text:p>161,865</text:p>
          </table:table-cell>
          <table:table-cell table:style-name="ce35" office:value-type="float" office:value="6080" calcext:value-type="float">
            <text:p>6,080</text:p>
          </table:table-cell>
          <table:table-cell table:style-name="ce41" office:value-type="float" office:value="1107" calcext:value-type="float">
            <text:p>1,107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1299" calcext:value-type="float">
            <text:p>1,299</text:p>
          </table:table-cell>
          <table:table-cell table:style-name="ce41" office:value-type="float" office:value="1225" calcext:value-type="float">
            <text:p>1,225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6021" calcext:value-type="float">
            <text:p>6,021</text:p>
          </table:table-cell>
          <table:table-cell table:style-name="ce41" office:value-type="float" office:value="1349" calcext:value-type="float">
            <text:p>1,349</text:p>
          </table:table-cell>
          <table:table-cell table:style-name="ce41" office:value-type="float" office:value="1206" calcext:value-type="float">
            <text:p>1,206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1168" calcext:value-type="float">
            <text:p>1,168</text:p>
          </table:table-cell>
          <table:table-cell table:style-name="ce52" office:value-type="float" office:value="1210" calcext:value-type="float">
            <text:p>1,210</text:p>
          </table:table-cell>
          <table:table-cell table:style-name="ce41" office:value-type="float" office:value="6895" calcext:value-type="float">
            <text:p>6,895</text:p>
          </table:table-cell>
          <table:table-cell table:style-name="ce41" office:value-type="float" office:value="1292" calcext:value-type="float">
            <text:p>1,292</text:p>
          </table:table-cell>
          <table:table-cell table:style-name="ce41" office:value-type="float" office:value="1295" calcext:value-type="float">
            <text:p>1,295</text:p>
          </table:table-cell>
          <table:table-cell table:style-name="ce41" office:value-type="float" office:value="1371" calcext:value-type="float">
            <text:p>1,371</text:p>
          </table:table-cell>
          <table:table-cell table:style-name="ce41" office:value-type="float" office:value="1471" calcext:value-type="float">
            <text:p>1,471</text:p>
          </table:table-cell>
          <table:table-cell table:style-name="ce52" office:value-type="float" office:value="1466" calcext:value-type="float">
            <text:p>1,466</text:p>
          </table:table-cell>
          <table:table-cell table:style-name="ce41" office:value-type="float" office:value="9007" calcext:value-type="float">
            <text:p>9,007</text:p>
          </table:table-cell>
          <table:table-cell table:style-name="ce41" office:value-type="float" office:value="1600" calcext:value-type="float">
            <text:p>1,600</text:p>
          </table:table-cell>
          <table:table-cell table:style-name="ce41" office:value-type="float" office:value="1717" calcext:value-type="float">
            <text:p>1,717</text:p>
          </table:table-cell>
          <table:table-cell table:style-name="ce41" office:value-type="float" office:value="1914" calcext:value-type="float">
            <text:p>1,914</text:p>
          </table:table-cell>
          <table:table-cell table:style-name="ce41" office:value-type="float" office:value="1983" calcext:value-type="float">
            <text:p>1,983</text:p>
          </table:table-cell>
          <table:table-cell table:style-name="ce52" office:value-type="float" office:value="1793" calcext:value-type="float">
            <text:p>1,793</text:p>
          </table:table-cell>
          <table:table-cell table:style-name="ce41" office:value-type="float" office:value="11442" calcext:value-type="float">
            <text:p>11,442</text:p>
          </table:table-cell>
          <table:table-cell table:style-name="ce41" office:value-type="float" office:value="2164" calcext:value-type="float">
            <text:p>2,164</text:p>
          </table:table-cell>
          <table:table-cell table:style-name="ce41" office:value-type="float" office:value="2321" calcext:value-type="float">
            <text:p>2,321</text:p>
          </table:table-cell>
          <table:table-cell table:style-name="ce41" office:value-type="float" office:value="2292" calcext:value-type="float">
            <text:p>2,292</text:p>
          </table:table-cell>
          <table:table-cell table:style-name="ce41" office:value-type="float" office:value="2337" calcext:value-type="float">
            <text:p>2,337</text:p>
          </table:table-cell>
          <table:table-cell table:style-name="ce52" office:value-type="float" office:value="2328" calcext:value-type="float">
            <text:p>2,328</text:p>
          </table:table-cell>
          <table:table-cell table:style-name="ce41" office:value-type="float" office:value="10669" calcext:value-type="float">
            <text:p>10,669</text:p>
          </table:table-cell>
          <table:table-cell table:style-name="ce41" office:value-type="float" office:value="2164" calcext:value-type="float">
            <text:p>2,164</text:p>
          </table:table-cell>
          <table:table-cell table:style-name="ce41" office:value-type="float" office:value="2209" calcext:value-type="float">
            <text:p>2,209</text:p>
          </table:table-cell>
          <table:table-cell table:style-name="ce41" office:value-type="float" office:value="2198" calcext:value-type="float">
            <text:p>2,198</text:p>
          </table:table-cell>
          <table:table-cell table:style-name="ce41" office:value-type="float" office:value="2057" calcext:value-type="float">
            <text:p>2,057</text:p>
          </table:table-cell>
          <table:table-cell table:style-name="ce52" office:value-type="float" office:value="2041" calcext:value-type="float">
            <text:p>2,041</text:p>
          </table:table-cell>
          <table:table-cell table:style-name="ce41" office:value-type="float" office:value="10236" calcext:value-type="float">
            <text:p>10,236</text:p>
          </table:table-cell>
          <table:table-cell table:style-name="ce41" office:value-type="float" office:value="1878" calcext:value-type="float">
            <text:p>1,878</text:p>
          </table:table-cell>
          <table:table-cell table:style-name="ce41" office:value-type="float" office:value="1849" calcext:value-type="float">
            <text:p>1,849</text:p>
          </table:table-cell>
          <table:table-cell table:style-name="ce41" office:value-type="float" office:value="1991" calcext:value-type="float">
            <text:p>1,991</text:p>
          </table:table-cell>
          <table:table-cell table:style-name="ce41" office:value-type="float" office:value="2242" calcext:value-type="float">
            <text:p>2,242</text:p>
          </table:table-cell>
          <table:table-cell table:style-name="ce52" office:value-type="float" office:value="2276" calcext:value-type="float">
            <text:p>2,276</text:p>
          </table:table-cell>
          <table:table-cell table:style-name="ce41" office:value-type="float" office:value="12118" calcext:value-type="float">
            <text:p>12,118</text:p>
          </table:table-cell>
          <table:table-cell table:style-name="ce41" office:value-type="float" office:value="2347" calcext:value-type="float">
            <text:p>2,347</text:p>
          </table:table-cell>
          <table:table-cell table:style-name="ce41" office:value-type="float" office:value="2459" calcext:value-type="float">
            <text:p>2,459</text:p>
          </table:table-cell>
          <table:table-cell table:style-name="ce41" office:value-type="float" office:value="2429" calcext:value-type="float">
            <text:p>2,429</text:p>
          </table:table-cell>
          <table:table-cell table:style-name="ce41" office:value-type="float" office:value="2435" calcext:value-type="float">
            <text:p>2,435</text:p>
          </table:table-cell>
          <table:table-cell table:style-name="ce52" office:value-type="float" office:value="2448" calcext:value-type="float">
            <text:p>2,448</text:p>
          </table:table-cell>
          <table:table-cell table:style-name="ce41" office:value-type="float" office:value="12106" calcext:value-type="float">
            <text:p>12,106</text:p>
          </table:table-cell>
          <table:table-cell table:style-name="ce41" office:value-type="float" office:value="2359" calcext:value-type="float">
            <text:p>2,359</text:p>
          </table:table-cell>
          <table:table-cell table:style-name="ce41" office:value-type="float" office:value="2613" calcext:value-type="float">
            <text:p>2,613</text:p>
          </table:table-cell>
          <table:table-cell table:style-name="ce41" office:value-type="float" office:value="2377" calcext:value-type="float">
            <text:p>2,377</text:p>
          </table:table-cell>
          <table:table-cell table:style-name="ce41" office:value-type="float" office:value="2358" calcext:value-type="float">
            <text:p>2,358</text:p>
          </table:table-cell>
          <table:table-cell table:style-name="ce52" office:value-type="float" office:value="2399" calcext:value-type="float">
            <text:p>2,399</text:p>
          </table:table-cell>
          <table:table-cell table:style-name="ce41" office:value-type="float" office:value="12486" calcext:value-type="float">
            <text:p>12,486</text:p>
          </table:table-cell>
          <table:table-cell table:style-name="ce41" office:value-type="float" office:value="2451" calcext:value-type="float">
            <text:p>2,451</text:p>
          </table:table-cell>
          <table:table-cell table:style-name="ce41" office:value-type="float" office:value="2456" calcext:value-type="float">
            <text:p>2,456</text:p>
          </table:table-cell>
          <table:table-cell table:style-name="ce41" office:value-type="float" office:value="2578" calcext:value-type="float">
            <text:p>2,578</text:p>
          </table:table-cell>
          <table:table-cell table:style-name="ce41" office:value-type="float" office:value="2505" calcext:value-type="float">
            <text:p>2,505</text:p>
          </table:table-cell>
          <table:table-cell table:style-name="ce52" office:value-type="float" office:value="2496" calcext:value-type="float">
            <text:p>2,496</text:p>
          </table:table-cell>
          <table:table-cell table:style-name="ce41" office:value-type="float" office:value="12397" calcext:value-type="float">
            <text:p>12,397</text:p>
          </table:table-cell>
          <table:table-cell table:style-name="ce41" office:value-type="float" office:value="2433" calcext:value-type="float">
            <text:p>2,433</text:p>
          </table:table-cell>
          <table:table-cell table:style-name="ce41" office:value-type="float" office:value="2312" calcext:value-type="float">
            <text:p>2,312</text:p>
          </table:table-cell>
          <table:table-cell table:style-name="ce41" office:value-type="float" office:value="2473" calcext:value-type="float">
            <text:p>2,473</text:p>
          </table:table-cell>
          <table:table-cell table:style-name="ce41" office:value-type="float" office:value="2655" calcext:value-type="float">
            <text:p>2,655</text:p>
          </table:table-cell>
          <table:table-cell table:style-name="ce52" office:value-type="float" office:value="2524" calcext:value-type="float">
            <text:p>2,524</text:p>
          </table:table-cell>
          <table:table-cell table:style-name="ce41" office:value-type="float" office:value="13123" calcext:value-type="float">
            <text:p>13,123</text:p>
          </table:table-cell>
          <table:table-cell table:style-name="ce41" office:value-type="float" office:value="2619" calcext:value-type="float">
            <text:p>2,619</text:p>
          </table:table-cell>
          <table:table-cell table:style-name="ce41" office:value-type="float" office:value="2672" calcext:value-type="float">
            <text:p>2,672</text:p>
          </table:table-cell>
          <table:table-cell table:style-name="ce41" office:value-type="float" office:value="2546" calcext:value-type="float">
            <text:p>2,546</text:p>
          </table:table-cell>
          <table:table-cell table:style-name="ce41" office:value-type="float" office:value="2678" calcext:value-type="float">
            <text:p>2,678</text:p>
          </table:table-cell>
          <table:table-cell table:style-name="ce52" office:value-type="float" office:value="2608" calcext:value-type="float">
            <text:p>2,608</text:p>
          </table:table-cell>
          <table:table-cell table:style-name="ce41" office:value-type="float" office:value="11867" calcext:value-type="float">
            <text:p>11,867</text:p>
          </table:table-cell>
          <table:table-cell table:style-name="ce41" office:value-type="float" office:value="2428" calcext:value-type="float">
            <text:p>2,428</text:p>
          </table:table-cell>
          <table:table-cell table:style-name="ce41" office:value-type="float" office:value="2458" calcext:value-type="float">
            <text:p>2,458</text:p>
          </table:table-cell>
          <table:table-cell table:style-name="ce41" office:value-type="float" office:value="2486" calcext:value-type="float">
            <text:p>2,486</text:p>
          </table:table-cell>
          <table:table-cell table:style-name="ce41" office:value-type="float" office:value="2337" calcext:value-type="float">
            <text:p>2,337</text:p>
          </table:table-cell>
          <table:table-cell table:style-name="ce52" office:value-type="float" office:value="2158" calcext:value-type="float">
            <text:p>2,158</text:p>
          </table:table-cell>
          <table:table-cell table:style-name="ce41" office:value-type="float" office:value="9450" calcext:value-type="float">
            <text:p>9,450</text:p>
          </table:table-cell>
          <table:table-cell table:style-name="ce41" office:value-type="float" office:value="2126" calcext:value-type="float">
            <text:p>2,126</text:p>
          </table:table-cell>
          <table:table-cell table:style-name="ce41" office:value-type="float" office:value="2097" calcext:value-type="float">
            <text:p>2,097</text:p>
          </table:table-cell>
          <table:table-cell table:style-name="ce41" office:value-type="float" office:value="1879" calcext:value-type="float">
            <text:p>1,879</text:p>
          </table:table-cell>
          <table:table-cell table:style-name="ce41" office:value-type="float" office:value="1814" calcext:value-type="float">
            <text:p>1,814</text:p>
          </table:table-cell>
          <table:table-cell table:style-name="ce52" office:value-type="float" office:value="1534" calcext:value-type="float">
            <text:p>1,534</text:p>
          </table:table-cell>
          <table:table-cell table:style-name="ce41" office:value-type="float" office:value="5856" calcext:value-type="float">
            <text:p>5,856</text:p>
          </table:table-cell>
          <table:table-cell table:style-name="ce41" office:value-type="float" office:value="1383" calcext:value-type="float">
            <text:p>1,383</text:p>
          </table:table-cell>
          <table:table-cell table:style-name="ce41" office:value-type="float" office:value="1187" calcext:value-type="float">
            <text:p>1,187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1170" calcext:value-type="float">
            <text:p>1,170</text:p>
          </table:table-cell>
          <table:table-cell table:style-name="ce52" office:value-type="float" office:value="1133" calcext:value-type="float">
            <text:p>1,133</text:p>
          </table:table-cell>
          <table:table-cell table:style-name="ce41" office:value-type="float" office:value="5297" calcext:value-type="float">
            <text:p>5,297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1144" calcext:value-type="float">
            <text:p>1,144</text:p>
          </table:table-cell>
          <table:table-cell table:style-name="ce41" office:value-type="float" office:value="1040" calcext:value-type="float">
            <text:p>1,040</text:p>
          </table:table-cell>
          <table:table-cell table:style-name="ce41" office:value-type="float" office:value="1018" calcext:value-type="float">
            <text:p>1,018</text:p>
          </table:table-cell>
          <table:table-cell table:style-name="ce52" office:value-type="float" office:value="920" calcext:value-type="float">
            <text:p>920</text:p>
          </table:table-cell>
          <table:table-cell table:style-name="ce41" office:value-type="float" office:value="3703" calcext:value-type="float">
            <text:p>3,703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796" calcext:value-type="float">
            <text:p>796</text:p>
          </table:table-cell>
          <table:table-cell table:style-name="ce41" office:value-type="float" office:value="744" calcext:value-type="float">
            <text:p>744</text:p>
          </table:table-cell>
          <table:table-cell table:style-name="ce41" office:value-type="float" office:value="691" calcext:value-type="float">
            <text:p>691</text:p>
          </table:table-cell>
          <table:table-cell table:style-name="ce52" office:value-type="float" office:value="629" calcext:value-type="float">
            <text:p>629</text:p>
          </table:table-cell>
          <table:table-cell table:style-name="ce41" office:value-type="float" office:value="2072" calcext:value-type="float">
            <text:p>2,072</text:p>
          </table:table-cell>
          <table:table-cell table:style-name="ce41" office:value-type="float" office:value="522" calcext:value-type="float">
            <text:p>522</text:p>
          </table:table-cell>
          <table:table-cell table:style-name="ce41" office:value-type="float" office:value="442" calcext:value-type="float">
            <text:p>442</text:p>
          </table:table-cell>
          <table:table-cell table:style-name="ce41" office:value-type="float" office:value="444" calcext:value-type="float">
            <text:p>444</text:p>
          </table:table-cell>
          <table:table-cell table:style-name="ce41" office:value-type="float" office:value="385" calcext:value-type="float">
            <text:p>385</text:p>
          </table:table-cell>
          <table:table-cell table:style-name="ce52" office:value-type="float" office:value="279" calcext:value-type="float">
            <text:p>279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03" calcext:value-type="float">
            <text:p>103</text:p>
          </table:table-cell>
          <table:table-cell table:style-name="ce52" office:value-type="float" office:value="104" calcext:value-type="float">
            <text:p>104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3" calcext:value-type="float">
            <text:p>23</text:p>
          </table:table-cell>
          <table:table-cell table:style-name="ce52" office:value-type="float" office:value="9" calcext:value-type="float">
            <text:p>9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086" calcext:value-type="float">
            <text:p>104,086</text:p>
          </table:table-cell>
          <table:table-cell table:style-name="ce28" office:value-type="float" office:value="4355" calcext:value-type="float">
            <text:p>4,355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619" calcext:value-type="float">
            <text:p>619</text:p>
          </table:table-cell>
          <table:table-cell table:style-name="ce36" office:value-type="float" office:value="604" calcext:value-type="float">
            <text:p>604</text:p>
          </table:table-cell>
          <table:table-cell table:style-name="ce28" office:value-type="float" office:value="3750" calcext:value-type="float">
            <text:p>3,750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800" calcext:value-type="float">
            <text:p>800</text:p>
          </table:table-cell>
          <table:table-cell table:style-name="ce36" office:value-type="float" office:value="859" calcext:value-type="float">
            <text:p>859</text:p>
          </table:table-cell>
          <table:table-cell table:style-name="ce28" office:value-type="float" office:value="5952" calcext:value-type="float">
            <text:p>5,952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1300" calcext:value-type="float">
            <text:p>1,300</text:p>
          </table:table-cell>
          <table:table-cell table:style-name="ce36" office:value-type="float" office:value="1558" calcext:value-type="float">
            <text:p>1,558</text:p>
          </table:table-cell>
          <table:table-cell table:style-name="ce28" office:value-type="float" office:value="8449" calcext:value-type="float">
            <text:p>8,449</text:p>
          </table:table-cell>
          <table:table-cell table:style-name="ce28" office:value-type="float" office:value="1819" calcext:value-type="float">
            <text:p>1,819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525" calcext:value-type="float">
            <text:p>1,525</text:p>
          </table:table-cell>
          <table:table-cell table:style-name="ce36" office:value-type="float" office:value="1666" calcext:value-type="float">
            <text:p>1,666</text:p>
          </table:table-cell>
          <table:table-cell table:style-name="ce28" office:value-type="float" office:value="7796" calcext:value-type="float">
            <text:p>7,796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404" calcext:value-type="float">
            <text:p>1,404</text:p>
          </table:table-cell>
          <table:table-cell table:style-name="ce36" office:value-type="float" office:value="1632" calcext:value-type="float">
            <text:p>1,632</text:p>
          </table:table-cell>
          <table:table-cell table:style-name="ce28" office:value-type="float" office:value="7683" calcext:value-type="float">
            <text:p>7,683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626" calcext:value-type="float">
            <text:p>1,626</text:p>
          </table:table-cell>
          <table:table-cell table:style-name="ce36" office:value-type="float" office:value="1702" calcext:value-type="float">
            <text:p>1,702</text:p>
          </table:table-cell>
          <table:table-cell table:style-name="ce28" office:value-type="float" office:value="8556" calcext:value-type="float">
            <text:p>8,556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743" calcext:value-type="float">
            <text:p>1,743</text:p>
          </table:table-cell>
          <table:table-cell table:style-name="ce36" office:value-type="float" office:value="1705" calcext:value-type="float">
            <text:p>1,705</text:p>
          </table:table-cell>
          <table:table-cell table:style-name="ce28" office:value-type="float" office:value="7877" calcext:value-type="float">
            <text:p>7,877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571" calcext:value-type="float">
            <text:p>1,571</text:p>
          </table:table-cell>
          <table:table-cell table:style-name="ce36" office:value-type="float" office:value="1493" calcext:value-type="float">
            <text:p>1,493</text:p>
          </table:table-cell>
          <table:table-cell table:style-name="ce28" office:value-type="float" office:value="7742" calcext:value-type="float">
            <text:p>7,742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555" calcext:value-type="float">
            <text:p>1,555</text:p>
          </table:table-cell>
          <table:table-cell table:style-name="ce28" office:value-type="float" office:value="1602" calcext:value-type="float">
            <text:p>1,602</text:p>
          </table:table-cell>
          <table:table-cell table:style-name="ce28" office:value-type="float" office:value="1517" calcext:value-type="float">
            <text:p>1,517</text:p>
          </table:table-cell>
          <table:table-cell table:style-name="ce36" office:value-type="float" office:value="1606" calcext:value-type="float">
            <text:p>1,606</text:p>
          </table:table-cell>
          <table:table-cell table:style-name="ce28" office:value-type="float" office:value="8051" calcext:value-type="float">
            <text:p>8,051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646" calcext:value-type="float">
            <text:p>1,646</text:p>
          </table:table-cell>
          <table:table-cell table:style-name="ce36" office:value-type="float" office:value="1556" calcext:value-type="float">
            <text:p>1,556</text:p>
          </table:table-cell>
          <table:table-cell table:style-name="ce28" office:value-type="float" office:value="7790" calcext:value-type="float">
            <text:p>7,790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540" calcext:value-type="float">
            <text:p>1,540</text:p>
          </table:table-cell>
          <table:table-cell table:style-name="ce36" office:value-type="float" office:value="1477" calcext:value-type="float">
            <text:p>1,477</text:p>
          </table:table-cell>
          <table:table-cell table:style-name="ce28" office:value-type="float" office:value="6668" calcext:value-type="float">
            <text:p>6,668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256" calcext:value-type="float">
            <text:p>1,256</text:p>
          </table:table-cell>
          <table:table-cell table:style-name="ce36" office:value-type="float" office:value="1221" calcext:value-type="float">
            <text:p>1,221</text:p>
          </table:table-cell>
          <table:table-cell table:style-name="ce28" office:value-type="float" office:value="5256" calcext:value-type="float">
            <text:p>5,256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982" calcext:value-type="float">
            <text:p>982</text:p>
          </table:table-cell>
          <table:table-cell table:style-name="ce36" office:value-type="float" office:value="824" calcext:value-type="float">
            <text:p>824</text:p>
          </table:table-cell>
          <table:table-cell table:style-name="ce28" office:value-type="float" office:value="3176" calcext:value-type="float">
            <text:p>3,176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601" calcext:value-type="float">
            <text:p>601</text:p>
          </table:table-cell>
          <table:table-cell table:style-name="ce36" office:value-type="float" office:value="580" calcext:value-type="float">
            <text:p>580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575" calcext:value-type="float">
            <text:p>575</text:p>
          </table:table-cell>
          <table:table-cell table:style-name="ce36" office:value-type="float" office:value="531" calcext:value-type="float">
            <text:p>531</text:p>
          </table:table-cell>
          <table:table-cell table:style-name="ce28" office:value-type="float" office:value="2531" calcext:value-type="float">
            <text:p>2,531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466" calcext:value-type="float">
            <text:p>466</text:p>
          </table:table-cell>
          <table:table-cell table:style-name="ce36" office:value-type="float" office:value="447" calcext:value-type="float">
            <text:p>447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274" calcext:value-type="float">
            <text:p>274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642" calcext:value-type="float">
            <text:p>53,642</text:p>
          </table:table-cell>
          <table:table-cell table:style-name="ce28" office:value-type="float" office:value="2328" calcext:value-type="float">
            <text:p>2,328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316" calcext:value-type="float">
            <text:p>316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1960" calcext:value-type="float">
            <text:p>1,960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411" calcext:value-type="float">
            <text:p>411</text:p>
          </table:table-cell>
          <table:table-cell table:style-name="ce36" office:value-type="float" office:value="471" calcext:value-type="float">
            <text:p>471</text:p>
          </table:table-cell>
          <table:table-cell table:style-name="ce28" office:value-type="float" office:value="3138" calcext:value-type="float">
            <text:p>3,138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496" calcext:value-type="float">
            <text:p>496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694" calcext:value-type="float">
            <text:p>694</text:p>
          </table:table-cell>
          <table:table-cell table:style-name="ce36" office:value-type="float" office:value="825" calcext:value-type="float">
            <text:p>825</text:p>
          </table:table-cell>
          <table:table-cell table:style-name="ce28" office:value-type="float" office:value="4551" calcext:value-type="float">
            <text:p>4,551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841" calcext:value-type="float">
            <text:p>841</text:p>
          </table:table-cell>
          <table:table-cell table:style-name="ce36" office:value-type="float" office:value="930" calcext:value-type="float">
            <text:p>930</text:p>
          </table:table-cell>
          <table:table-cell table:style-name="ce28" office:value-type="float" office:value="4226" calcext:value-type="float">
            <text:p>4,226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725" calcext:value-type="float">
            <text:p>725</text:p>
          </table:table-cell>
          <table:table-cell table:style-name="ce36" office:value-type="float" office:value="873" calcext:value-type="float">
            <text:p>873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831" calcext:value-type="float">
            <text:p>831</text:p>
          </table:table-cell>
          <table:table-cell table:style-name="ce36" office:value-type="float" office:value="851" calcext:value-type="float">
            <text:p>851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27" calcext:value-type="float">
            <text:p>827</text:p>
          </table:table-cell>
          <table:table-cell table:style-name="ce36" office:value-type="float" office:value="892" calcext:value-type="float">
            <text:p>892</text:p>
          </table:table-cell>
          <table:table-cell table:style-name="ce28" office:value-type="float" office:value="3974" calcext:value-type="float">
            <text:p>3,974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798" calcext:value-type="float">
            <text:p>798</text:p>
          </table:table-cell>
          <table:table-cell table:style-name="ce36" office:value-type="float" office:value="754" calcext:value-type="float">
            <text:p>754</text:p>
          </table:table-cell>
          <table:table-cell table:style-name="ce28" office:value-type="float" office:value="4092" calcext:value-type="float">
            <text:p>4,092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831" calcext:value-type="float">
            <text:p>831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78" calcext:value-type="float">
            <text:p>878</text:p>
          </table:table-cell>
          <table:table-cell table:style-name="ce36" office:value-type="float" office:value="857" calcext:value-type="float">
            <text:p>857</text:p>
          </table:table-cell>
          <table:table-cell table:style-name="ce28" office:value-type="float" office:value="4109" calcext:value-type="float">
            <text:p>4,109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809" calcext:value-type="float">
            <text:p>809</text:p>
          </table:table-cell>
          <table:table-cell table:style-name="ce36" office:value-type="float" office:value="775" calcext:value-type="float">
            <text:p>775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643" calcext:value-type="float">
            <text:p>643</text:p>
          </table:table-cell>
          <table:table-cell table:style-name="ce36" office:value-type="float" office:value="588" calcext:value-type="float">
            <text:p>588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474" calcext:value-type="float">
            <text:p>474</text:p>
          </table:table-cell>
          <table:table-cell table:style-name="ce36" office:value-type="float" office:value="403" calcext:value-type="float">
            <text:p>403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76" calcext:value-type="float">
            <text:p>276</text:p>
          </table:table-cell>
          <table:table-cell table:style-name="ce36" office:value-type="float" office:value="289" calcext:value-type="float">
            <text:p>289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58" calcext:value-type="float">
            <text:p>258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office:value-type="float" office:value="1107" calcext:value-type="float">
            <text:p>1,107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444" calcext:value-type="float">
            <text:p>50,444</text:p>
          </table:table-cell>
          <table:table-cell table:style-name="ce35" office:value-type="float" office:value="2027" calcext:value-type="float">
            <text:p>2,027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303" calcext:value-type="float">
            <text:p>303</text:p>
          </table:table-cell>
          <table:table-cell table:style-name="ce35" office:value-type="float" office:value="286" calcext:value-type="float">
            <text:p>286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327" calcext:value-type="float">
            <text:p>327</text:p>
          </table:table-cell>
          <table:table-cell table:number-columns-repeated="2" table:style-name="ce29" office:value-type="float" office:value="343" calcext:value-type="float">
            <text:p>343</text:p>
          </table:table-cell>
          <table:table-cell table:style-name="ce29" office:value-type="float" office:value="389" calcext:value-type="float">
            <text:p>389</text:p>
          </table:table-cell>
          <table:table-cell table:style-name="ce35" office:value-type="float" office:value="388" calcext:value-type="float">
            <text:p>388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606" calcext:value-type="float">
            <text:p>606</text:p>
          </table:table-cell>
          <table:table-cell table:style-name="ce35" office:value-type="float" office:value="733" calcext:value-type="float">
            <text:p>733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684" calcext:value-type="float">
            <text:p>684</text:p>
          </table:table-cell>
          <table:table-cell table:style-name="ce35" office:value-type="float" office:value="736" calcext:value-type="float">
            <text:p>736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79" calcext:value-type="float">
            <text:p>679</text:p>
          </table:table-cell>
          <table:table-cell table:style-name="ce35" office:value-type="float" office:value="759" calcext:value-type="float">
            <text:p>759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95" calcext:value-type="float">
            <text:p>795</text:p>
          </table:table-cell>
          <table:table-cell table:style-name="ce35" office:value-type="float" office:value="851" calcext:value-type="float">
            <text:p>851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916" calcext:value-type="float">
            <text:p>916</text:p>
          </table:table-cell>
          <table:table-cell table:style-name="ce35" office:value-type="float" office:value="813" calcext:value-type="float">
            <text:p>813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912" calcext:value-type="float">
            <text:p>912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73" calcext:value-type="float">
            <text:p>773</text:p>
          </table:table-cell>
          <table:table-cell table:style-name="ce35" office:value-type="float" office:value="739" calcext:value-type="float">
            <text:p>739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686" calcext:value-type="float">
            <text:p>686</text:p>
          </table:table-cell>
          <table:table-cell table:style-name="ce35" office:value-type="float" office:value="783" calcext:value-type="float">
            <text:p>783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68" calcext:value-type="float">
            <text:p>768</text:p>
          </table:table-cell>
          <table:table-cell table:style-name="ce35" office:value-type="float" office:value="699" calcext:value-type="float">
            <text:p>699</text:p>
          </table:table-cell>
          <table:table-cell table:style-name="ce29" office:value-type="float" office:value="3681" calcext:value-type="float">
            <text:p>3,681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731" calcext:value-type="float">
            <text:p>731</text:p>
          </table:table-cell>
          <table:table-cell table:style-name="ce35" office:value-type="float" office:value="702" calcext:value-type="float">
            <text:p>702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613" calcext:value-type="float">
            <text:p>613</text:p>
          </table:table-cell>
          <table:table-cell table:style-name="ce35" office:value-type="float" office:value="633" calcext:value-type="float">
            <text:p>633</text:p>
          </table:table-cell>
          <table:table-cell table:style-name="ce29" office:value-type="float" office:value="2656" calcext:value-type="float">
            <text:p>2,656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508" calcext:value-type="float">
            <text:p>508</text:p>
          </table:table-cell>
          <table:table-cell table:style-name="ce35" office:value-type="float" office:value="421" calcext:value-type="float">
            <text:p>421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325" calcext:value-type="float">
            <text:p>325</text:p>
          </table:table-cell>
          <table:table-cell table:style-name="ce35" office:value-type="float" office:value="291" calcext:value-type="float">
            <text:p>291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17" calcext:value-type="float">
            <text:p>317</text:p>
          </table:table-cell>
          <table:table-cell table:style-name="ce35" office:value-type="float" office:value="300" calcext:value-type="float">
            <text:p>300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64" calcext:value-type="float">
            <text:p>264</text:p>
          </table:table-cell>
          <table:table-cell table:style-name="ce35" office:value-type="float" office:value="268" calcext:value-type="float">
            <text:p>268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57" calcext:value-type="float">
            <text:p>157</text:p>
          </table:table-cell>
          <table:table-cell table:style-name="ce35" office:value-type="float" office:value="129" calcext:value-type="float">
            <text:p>129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8" calcext:value-type="float">
            <text:p>58</text:p>
          </table:table-cell>
          <table:table-cell table:style-name="ce35" office:value-type="float" office:value="42" calcext:value-type="float">
            <text:p>42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1119" calcext:value-type="float">
            <text:p>371,119</text:p>
          </table:table-cell>
          <table:table-cell table:style-name="ce28" office:value-type="float" office:value="11460" calcext:value-type="float">
            <text:p>11,460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345" calcext:value-type="float">
            <text:p>2,345</text:p>
          </table:table-cell>
          <table:table-cell table:style-name="ce28" office:value-type="float" office:value="2227" calcext:value-type="float">
            <text:p>2,227</text:p>
          </table:table-cell>
          <table:table-cell table:style-name="ce28" office:value-type="float" office:value="13013" calcext:value-type="float">
            <text:p>13,013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2641" calcext:value-type="float">
            <text:p>2,641</text:p>
          </table:table-cell>
          <table:table-cell table:style-name="ce28" office:value-type="float" office:value="2266" calcext:value-type="float">
            <text:p>2,266</text:p>
          </table:table-cell>
          <table:table-cell table:style-name="ce28" office:value-type="float" office:value="2587" calcext:value-type="float">
            <text:p>2,587</text:p>
          </table:table-cell>
          <table:table-cell table:style-name="ce36" office:value-type="float" office:value="2677" calcext:value-type="float">
            <text:p>2,677</text:p>
          </table:table-cell>
          <table:table-cell table:style-name="ce28" office:value-type="float" office:value="15027" calcext:value-type="float">
            <text:p>15,027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2972" calcext:value-type="float">
            <text:p>2,972</text:p>
          </table:table-cell>
          <table:table-cell table:style-name="ce28" office:value-type="float" office:value="2932" calcext:value-type="float">
            <text:p>2,932</text:p>
          </table:table-cell>
          <table:table-cell table:style-name="ce28" office:value-type="float" office:value="3075" calcext:value-type="float">
            <text:p>3,075</text:p>
          </table:table-cell>
          <table:table-cell table:style-name="ce36" office:value-type="float" office:value="3170" calcext:value-type="float">
            <text:p>3,170</text:p>
          </table:table-cell>
          <table:table-cell table:style-name="ce28" office:value-type="float" office:value="20893" calcext:value-type="float">
            <text:p>20,893</text:p>
          </table:table-cell>
          <table:table-cell table:style-name="ce28" office:value-type="float" office:value="3600" calcext:value-type="float">
            <text:p>3,600</text:p>
          </table:table-cell>
          <table:table-cell table:style-name="ce28" office:value-type="float" office:value="3792" calcext:value-type="float">
            <text:p>3,792</text:p>
          </table:table-cell>
          <table:table-cell table:style-name="ce28" office:value-type="float" office:value="4649" calcext:value-type="float">
            <text:p>4,649</text:p>
          </table:table-cell>
          <table:table-cell table:style-name="ce28" office:value-type="float" office:value="4575" calcext:value-type="float">
            <text:p>4,575</text:p>
          </table:table-cell>
          <table:table-cell table:style-name="ce36" office:value-type="float" office:value="4277" calcext:value-type="float">
            <text:p>4,277</text:p>
          </table:table-cell>
          <table:table-cell table:style-name="ce28" office:value-type="float" office:value="26380" calcext:value-type="float">
            <text:p>26,380</text:p>
          </table:table-cell>
          <table:table-cell table:style-name="ce28" office:value-type="float" office:value="5044" calcext:value-type="float">
            <text:p>5,044</text:p>
          </table:table-cell>
          <table:table-cell table:style-name="ce28" office:value-type="float" office:value="5186" calcext:value-type="float">
            <text:p>5,186</text:p>
          </table:table-cell>
          <table:table-cell table:style-name="ce28" office:value-type="float" office:value="5453" calcext:value-type="float">
            <text:p>5,453</text:p>
          </table:table-cell>
          <table:table-cell table:style-name="ce28" office:value-type="float" office:value="5345" calcext:value-type="float">
            <text:p>5,345</text:p>
          </table:table-cell>
          <table:table-cell table:style-name="ce36" office:value-type="float" office:value="5352" calcext:value-type="float">
            <text:p>5,352</text:p>
          </table:table-cell>
          <table:table-cell table:style-name="ce28" office:value-type="float" office:value="26460" calcext:value-type="float">
            <text:p>26,460</text:p>
          </table:table-cell>
          <table:table-cell table:style-name="ce28" office:value-type="float" office:value="5301" calcext:value-type="float">
            <text:p>5,301</text:p>
          </table:table-cell>
          <table:table-cell table:style-name="ce28" office:value-type="float" office:value="5285" calcext:value-type="float">
            <text:p>5,285</text:p>
          </table:table-cell>
          <table:table-cell table:style-name="ce28" office:value-type="float" office:value="5557" calcext:value-type="float">
            <text:p>5,557</text:p>
          </table:table-cell>
          <table:table-cell table:style-name="ce28" office:value-type="float" office:value="4982" calcext:value-type="float">
            <text:p>4,982</text:p>
          </table:table-cell>
          <table:table-cell table:style-name="ce36" office:value-type="float" office:value="5335" calcext:value-type="float">
            <text:p>5,335</text:p>
          </table:table-cell>
          <table:table-cell table:style-name="ce28" office:value-type="float" office:value="23589" calcext:value-type="float">
            <text:p>23,589</text:p>
          </table:table-cell>
          <table:table-cell table:style-name="ce28" office:value-type="float" office:value="4651" calcext:value-type="float">
            <text:p>4,651</text:p>
          </table:table-cell>
          <table:table-cell table:style-name="ce28" office:value-type="float" office:value="4386" calcext:value-type="float">
            <text:p>4,386</text:p>
          </table:table-cell>
          <table:table-cell table:style-name="ce28" office:value-type="float" office:value="4663" calcext:value-type="float">
            <text:p>4,663</text:p>
          </table:table-cell>
          <table:table-cell table:style-name="ce28" office:value-type="float" office:value="4887" calcext:value-type="float">
            <text:p>4,887</text:p>
          </table:table-cell>
          <table:table-cell table:style-name="ce36" office:value-type="float" office:value="5002" calcext:value-type="float">
            <text:p>5,002</text:p>
          </table:table-cell>
          <table:table-cell table:style-name="ce28" office:value-type="float" office:value="28042" calcext:value-type="float">
            <text:p>28,042</text:p>
          </table:table-cell>
          <table:table-cell table:style-name="ce28" office:value-type="float" office:value="5411" calcext:value-type="float">
            <text:p>5,411</text:p>
          </table:table-cell>
          <table:table-cell table:style-name="ce28" office:value-type="float" office:value="5696" calcext:value-type="float">
            <text:p>5,696</text:p>
          </table:table-cell>
          <table:table-cell table:style-name="ce28" office:value-type="float" office:value="5533" calcext:value-type="float">
            <text:p>5,533</text:p>
          </table:table-cell>
          <table:table-cell table:style-name="ce28" office:value-type="float" office:value="5724" calcext:value-type="float">
            <text:p>5,724</text:p>
          </table:table-cell>
          <table:table-cell table:style-name="ce36" office:value-type="float" office:value="5678" calcext:value-type="float">
            <text:p>5,678</text:p>
          </table:table-cell>
          <table:table-cell table:style-name="ce28" office:value-type="float" office:value="28170" calcext:value-type="float">
            <text:p>28,170</text:p>
          </table:table-cell>
          <table:table-cell table:style-name="ce28" office:value-type="float" office:value="5614" calcext:value-type="float">
            <text:p>5,614</text:p>
          </table:table-cell>
          <table:table-cell table:style-name="ce28" office:value-type="float" office:value="6058" calcext:value-type="float">
            <text:p>6,058</text:p>
          </table:table-cell>
          <table:table-cell table:style-name="ce28" office:value-type="float" office:value="5385" calcext:value-type="float">
            <text:p>5,385</text:p>
          </table:table-cell>
          <table:table-cell table:style-name="ce28" office:value-type="float" office:value="5625" calcext:value-type="float">
            <text:p>5,625</text:p>
          </table:table-cell>
          <table:table-cell table:style-name="ce36" office:value-type="float" office:value="5488" calcext:value-type="float">
            <text:p>5,488</text:p>
          </table:table-cell>
          <table:table-cell table:style-name="ce28" office:value-type="float" office:value="29875" calcext:value-type="float">
            <text:p>29,875</text:p>
          </table:table-cell>
          <table:table-cell table:style-name="ce28" office:value-type="float" office:value="5636" calcext:value-type="float">
            <text:p>5,636</text:p>
          </table:table-cell>
          <table:table-cell table:style-name="ce28" office:value-type="float" office:value="5855" calcext:value-type="float">
            <text:p>5,855</text:p>
          </table:table-cell>
          <table:table-cell table:style-name="ce28" office:value-type="float" office:value="5978" calcext:value-type="float">
            <text:p>5,978</text:p>
          </table:table-cell>
          <table:table-cell table:style-name="ce28" office:value-type="float" office:value="6169" calcext:value-type="float">
            <text:p>6,169</text:p>
          </table:table-cell>
          <table:table-cell table:style-name="ce36" office:value-type="float" office:value="6237" calcext:value-type="float">
            <text:p>6,237</text:p>
          </table:table-cell>
          <table:table-cell table:style-name="ce28" office:value-type="float" office:value="31797" calcext:value-type="float">
            <text:p>31,797</text:p>
          </table:table-cell>
          <table:table-cell table:style-name="ce28" office:value-type="float" office:value="6227" calcext:value-type="float">
            <text:p>6,227</text:p>
          </table:table-cell>
          <table:table-cell table:style-name="ce28" office:value-type="float" office:value="6152" calcext:value-type="float">
            <text:p>6,152</text:p>
          </table:table-cell>
          <table:table-cell table:style-name="ce28" office:value-type="float" office:value="6382" calcext:value-type="float">
            <text:p>6,382</text:p>
          </table:table-cell>
          <table:table-cell table:style-name="ce28" office:value-type="float" office:value="6472" calcext:value-type="float">
            <text:p>6,472</text:p>
          </table:table-cell>
          <table:table-cell table:style-name="ce36" office:value-type="float" office:value="6564" calcext:value-type="float">
            <text:p>6,564</text:p>
          </table:table-cell>
          <table:table-cell table:style-name="ce28" office:value-type="float" office:value="32358" calcext:value-type="float">
            <text:p>32,358</text:p>
          </table:table-cell>
          <table:table-cell table:style-name="ce28" office:value-type="float" office:value="6577" calcext:value-type="float">
            <text:p>6,577</text:p>
          </table:table-cell>
          <table:table-cell table:style-name="ce28" office:value-type="float" office:value="6528" calcext:value-type="float">
            <text:p>6,528</text:p>
          </table:table-cell>
          <table:table-cell table:style-name="ce28" office:value-type="float" office:value="6314" calcext:value-type="float">
            <text:p>6,314</text:p>
          </table:table-cell>
          <table:table-cell table:style-name="ce28" office:value-type="float" office:value="6451" calcext:value-type="float">
            <text:p>6,451</text:p>
          </table:table-cell>
          <table:table-cell table:style-name="ce36" office:value-type="float" office:value="6488" calcext:value-type="float">
            <text:p>6,488</text:p>
          </table:table-cell>
          <table:table-cell table:style-name="ce28" office:value-type="float" office:value="28231" calcext:value-type="float">
            <text:p>28,231</text:p>
          </table:table-cell>
          <table:table-cell table:style-name="ce28" office:value-type="float" office:value="5815" calcext:value-type="float">
            <text:p>5,815</text:p>
          </table:table-cell>
          <table:table-cell table:style-name="ce28" office:value-type="float" office:value="5912" calcext:value-type="float">
            <text:p>5,912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5527" calcext:value-type="float">
            <text:p>5,527</text:p>
          </table:table-cell>
          <table:table-cell table:style-name="ce36" office:value-type="float" office:value="5259" calcext:value-type="float">
            <text:p>5,259</text:p>
          </table:table-cell>
          <table:table-cell table:style-name="ce28" office:value-type="float" office:value="21834" calcext:value-type="float">
            <text:p>21,834</text:p>
          </table:table-cell>
          <table:table-cell table:style-name="ce28" office:value-type="float" office:value="5207" calcext:value-type="float">
            <text:p>5,207</text:p>
          </table:table-cell>
          <table:table-cell table:style-name="ce28" office:value-type="float" office:value="4984" calcext:value-type="float">
            <text:p>4,984</text:p>
          </table:table-cell>
          <table:table-cell table:style-name="ce28" office:value-type="float" office:value="4215" calcext:value-type="float">
            <text:p>4,215</text:p>
          </table:table-cell>
          <table:table-cell table:style-name="ce28" office:value-type="float" office:value="4036" calcext:value-type="float">
            <text:p>4,036</text:p>
          </table:table-cell>
          <table:table-cell table:style-name="ce36" office:value-type="float" office:value="3392" calcext:value-type="float">
            <text:p>3,392</text:p>
          </table:table-cell>
          <table:table-cell table:style-name="ce28" office:value-type="float" office:value="11004" calcext:value-type="float">
            <text:p>11,004</text:p>
          </table:table-cell>
          <table:table-cell table:style-name="ce28" office:value-type="float" office:value="2971" calcext:value-type="float">
            <text:p>2,971</text:p>
          </table:table-cell>
          <table:table-cell table:style-name="ce28" office:value-type="float" office:value="2218" calcext:value-type="float">
            <text:p>2,218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2092" calcext:value-type="float">
            <text:p>2,092</text:p>
          </table:table-cell>
          <table:table-cell table:style-name="ce36" office:value-type="float" office:value="2223" calcext:value-type="float">
            <text:p>2,223</text:p>
          </table:table-cell>
          <table:table-cell table:style-name="ce28" office:value-type="float" office:value="10290" calcext:value-type="float">
            <text:p>10,290</text:p>
          </table:table-cell>
          <table:table-cell table:style-name="ce28" office:value-type="float" office:value="2159" calcext:value-type="float">
            <text:p>2,159</text:p>
          </table:table-cell>
          <table:table-cell table:style-name="ce28" office:value-type="float" office:value="2095" calcext:value-type="float">
            <text:p>2,095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2057" calcext:value-type="float">
            <text:p>2,057</text:p>
          </table:table-cell>
          <table:table-cell table:style-name="ce36" office:value-type="float" office:value="1754" calcext:value-type="float">
            <text:p>1,754</text:p>
          </table:table-cell>
          <table:table-cell table:style-name="ce28" office:value-type="float" office:value="6646" calcext:value-type="float">
            <text:p>6,646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189" calcext:value-type="float">
            <text:p>1,189</text:p>
          </table:table-cell>
          <table:table-cell table:style-name="ce36" office:value-type="float" office:value="1069" calcext:value-type="float">
            <text:p>1,069</text:p>
          </table:table-cell>
          <table:table-cell table:style-name="ce28" office:value-type="float" office:value="3877" calcext:value-type="float">
            <text:p>3,877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683" calcext:value-type="float">
            <text:p>683</text:p>
          </table:table-cell>
          <table:table-cell table:style-name="ce36" office:value-type="float" office:value="607" calcext:value-type="float">
            <text:p>607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5696" calcext:value-type="float">
            <text:p>185,696</text:p>
          </table:table-cell>
          <table:table-cell table:style-name="ce28" office:value-type="float" office:value="5926" calcext:value-type="float">
            <text:p>5,926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6729" calcext:value-type="float">
            <text:p>6,729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314" calcext:value-type="float">
            <text:p>1,314</text:p>
          </table:table-cell>
          <table:table-cell table:style-name="ce36" office:value-type="float" office:value="1424" calcext:value-type="float">
            <text:p>1,424</text:p>
          </table:table-cell>
          <table:table-cell table:style-name="ce28" office:value-type="float" office:value="7864" calcext:value-type="float">
            <text:p>7,864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636" calcext:value-type="float">
            <text:p>1,636</text:p>
          </table:table-cell>
          <table:table-cell table:style-name="ce36" office:value-type="float" office:value="1697" calcext:value-type="float">
            <text:p>1,697</text:p>
          </table:table-cell>
          <table:table-cell table:style-name="ce28" office:value-type="float" office:value="10892" calcext:value-type="float">
            <text:p>10,892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378" calcext:value-type="float">
            <text:p>2,378</text:p>
          </table:table-cell>
          <table:table-cell table:style-name="ce36" office:value-type="float" office:value="2200" calcext:value-type="float">
            <text:p>2,200</text:p>
          </table:table-cell>
          <table:table-cell table:style-name="ce28" office:value-type="float" office:value="13750" calcext:value-type="float">
            <text:p>13,750</text:p>
          </table:table-cell>
          <table:table-cell table:style-name="ce28" office:value-type="float" office:value="2631" calcext:value-type="float">
            <text:p>2,631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722" calcext:value-type="float">
            <text:p>2,722</text:p>
          </table:table-cell>
          <table:table-cell table:style-name="ce36" office:value-type="float" office:value="2797" calcext:value-type="float">
            <text:p>2,797</text:p>
          </table:table-cell>
          <table:table-cell table:style-name="ce28" office:value-type="float" office:value="14012" calcext:value-type="float">
            <text:p>14,012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819" calcext:value-type="float">
            <text:p>2,819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2646" calcext:value-type="float">
            <text:p>2,646</text:p>
          </table:table-cell>
          <table:table-cell table:style-name="ce36" office:value-type="float" office:value="2816" calcext:value-type="float">
            <text:p>2,816</text:p>
          </table:table-cell>
          <table:table-cell table:style-name="ce28" office:value-type="float" office:value="12363" calcext:value-type="float">
            <text:p>12,363</text:p>
          </table:table-cell>
          <table:table-cell table:style-name="ce28" office:value-type="float" office:value="2503" calcext:value-type="float">
            <text:p>2,503</text:p>
          </table:table-cell>
          <table:table-cell table:style-name="ce28" office:value-type="float" office:value="2228" calcext:value-type="float">
            <text:p>2,228</text:p>
          </table:table-cell>
          <table:table-cell table:style-name="ce28" office:value-type="float" office:value="2416" calcext:value-type="float">
            <text:p>2,416</text:p>
          </table:table-cell>
          <table:table-cell table:style-name="ce28" office:value-type="float" office:value="2572" calcext:value-type="float">
            <text:p>2,572</text:p>
          </table:table-cell>
          <table:table-cell table:style-name="ce36" office:value-type="float" office:value="2644" calcext:value-type="float">
            <text:p>2,644</text:p>
          </table:table-cell>
          <table:table-cell table:style-name="ce28" office:value-type="float" office:value="14133" calcext:value-type="float">
            <text:p>14,133</text:p>
          </table:table-cell>
          <table:table-cell table:style-name="ce28" office:value-type="float" office:value="2767" calcext:value-type="float">
            <text:p>2,767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2895" calcext:value-type="float">
            <text:p>2,895</text:p>
          </table:table-cell>
          <table:table-cell table:style-name="ce36" office:value-type="float" office:value="2773" calcext:value-type="float">
            <text:p>2,773</text:p>
          </table:table-cell>
          <table:table-cell table:style-name="ce28" office:value-type="float" office:value="14042" calcext:value-type="float">
            <text:p>14,042</text:p>
          </table:table-cell>
          <table:table-cell table:style-name="ce28" office:value-type="float" office:value="2720" calcext:value-type="float">
            <text:p>2,720</text:p>
          </table:table-cell>
          <table:table-cell table:style-name="ce28" office:value-type="float" office:value="3095" calcext:value-type="float">
            <text:p>3,095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861" calcext:value-type="float">
            <text:p>2,861</text:p>
          </table:table-cell>
          <table:table-cell table:style-name="ce36" office:value-type="float" office:value="2731" calcext:value-type="float">
            <text:p>2,731</text:p>
          </table:table-cell>
          <table:table-cell table:style-name="ce28" office:value-type="float" office:value="14919" calcext:value-type="float">
            <text:p>14,919</text:p>
          </table:table-cell>
          <table:table-cell table:style-name="ce28" office:value-type="float" office:value="2783" calcext:value-type="float">
            <text:p>2,783</text:p>
          </table:table-cell>
          <table:table-cell table:style-name="ce28" office:value-type="float" office:value="2965" calcext:value-type="float">
            <text:p>2,965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3063" calcext:value-type="float">
            <text:p>3,063</text:p>
          </table:table-cell>
          <table:table-cell table:style-name="ce36" office:value-type="float" office:value="3128" calcext:value-type="float">
            <text:p>3,128</text:p>
          </table:table-cell>
          <table:table-cell table:style-name="ce28" office:value-type="float" office:value="15953" calcext:value-type="float">
            <text:p>15,953</text:p>
          </table:table-cell>
          <table:table-cell table:style-name="ce28" office:value-type="float" office:value="3132" calcext:value-type="float">
            <text:p>3,132</text:p>
          </table:table-cell>
          <table:table-cell table:style-name="ce28" office:value-type="float" office:value="3089" calcext:value-type="float">
            <text:p>3,089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217" calcext:value-type="float">
            <text:p>3,217</text:p>
          </table:table-cell>
          <table:table-cell table:style-name="ce36" office:value-type="float" office:value="3321" calcext:value-type="float">
            <text:p>3,321</text:p>
          </table:table-cell>
          <table:table-cell table:style-name="ce28" office:value-type="float" office:value="16117" calcext:value-type="float">
            <text:p>16,117</text:p>
          </table:table-cell>
          <table:table-cell table:style-name="ce28" office:value-type="float" office:value="3318" calcext:value-type="float">
            <text:p>3,318</text:p>
          </table:table-cell>
          <table:table-cell table:style-name="ce28" office:value-type="float" office:value="3245" calcext:value-type="float">
            <text:p>3,245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3184" calcext:value-type="float">
            <text:p>3,184</text:p>
          </table:table-cell>
          <table:table-cell table:style-name="ce36" office:value-type="float" office:value="3222" calcext:value-type="float">
            <text:p>3,222</text:p>
          </table:table-cell>
          <table:table-cell table:style-name="ce28" office:value-type="float" office:value="13674" calcext:value-type="float">
            <text:p>13,674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2688" calcext:value-type="float">
            <text:p>2,688</text:p>
          </table:table-cell>
          <table:table-cell table:style-name="ce36" office:value-type="float" office:value="2509" calcext:value-type="float">
            <text:p>2,509</text:p>
          </table:table-cell>
          <table:table-cell table:style-name="ce28" office:value-type="float" office:value="10331" calcext:value-type="float">
            <text:p>10,331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324" calcext:value-type="float">
            <text:p>2,324</text:p>
          </table:table-cell>
          <table:table-cell table:style-name="ce28" office:value-type="float" office:value="2044" calcext:value-type="float">
            <text:p>2,044</text:p>
          </table:table-cell>
          <table:table-cell table:style-name="ce28" office:value-type="float" office:value="1887" calcext:value-type="float">
            <text:p>1,887</text:p>
          </table:table-cell>
          <table:table-cell table:style-name="ce36" office:value-type="float" office:value="1599" calcext:value-type="float">
            <text:p>1,599</text:p>
          </table:table-cell>
          <table:table-cell table:style-name="ce28" office:value-type="float" office:value="5100" calcext:value-type="float">
            <text:p>5,100</text:p>
          </table:table-cell>
          <table:table-cell table:style-name="ce28" office:value-type="float" office:value="1465" calcext:value-type="float">
            <text:p>1,465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918" calcext:value-type="float">
            <text:p>918</text:p>
          </table:table-cell>
          <table:table-cell table:style-name="ce36" office:value-type="float" office:value="1001" calcext:value-type="float">
            <text:p>1,001</text:p>
          </table:table-cell>
          <table:table-cell table:style-name="ce28" office:value-type="float" office:value="4460" calcext:value-type="float">
            <text:p>4,460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857" calcext:value-type="float">
            <text:p>857</text:p>
          </table:table-cell>
          <table:table-cell table:style-name="ce36" office:value-type="float" office:value="701" calcext:value-type="float">
            <text:p>701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486" calcext:value-type="float">
            <text:p>486</text:p>
          </table:table-cell>
          <table:table-cell table:style-name="ce36" office:value-type="float" office:value="436" calcext:value-type="float">
            <text:p>436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327" calcext:value-type="float">
            <text:p>327</text:p>
          </table:table-cell>
          <table:table-cell table:style-name="ce36" office:value-type="float" office:value="284" calcext:value-type="float">
            <text:p>284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423" calcext:value-type="float">
            <text:p>185,423</text:p>
          </table:table-cell>
          <table:table-cell table:style-name="ce35" office:value-type="float" office:value="5534" calcext:value-type="float">
            <text:p>5,534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6284" calcext:value-type="float">
            <text:p>6,284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088" calcext:value-type="float">
            <text:p>1,088</text:p>
          </table:table-cell>
          <table:table-cell table:style-name="ce29" office:value-type="float" office:value="1273" calcext:value-type="float">
            <text:p>1,273</text:p>
          </table:table-cell>
          <table:table-cell table:style-name="ce35" office:value-type="float" office:value="1253" calcext:value-type="float">
            <text:p>1,253</text:p>
          </table:table-cell>
          <table:table-cell table:style-name="ce29" office:value-type="float" office:value="7163" calcext:value-type="float">
            <text:p>7,163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440" calcext:value-type="float">
            <text:p>1,440</text:p>
          </table:table-cell>
          <table:table-cell table:style-name="ce29" office:value-type="float" office:value="1439" calcext:value-type="float">
            <text:p>1,439</text:p>
          </table:table-cell>
          <table:table-cell table:style-name="ce35" office:value-type="float" office:value="1473" calcext:value-type="float">
            <text:p>1,473</text:p>
          </table:table-cell>
          <table:table-cell table:style-name="ce29" office:value-type="float" office:value="10001" calcext:value-type="float">
            <text:p>10,001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197" calcext:value-type="float">
            <text:p>2,197</text:p>
          </table:table-cell>
          <table:table-cell table:style-name="ce35" office:value-type="float" office:value="2077" calcext:value-type="float">
            <text:p>2,077</text:p>
          </table:table-cell>
          <table:table-cell table:style-name="ce29" office:value-type="float" office:value="12630" calcext:value-type="float">
            <text:p>12,630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439" calcext:value-type="float">
            <text:p>2,439</text:p>
          </table:table-cell>
          <table:table-cell table:style-name="ce29" office:value-type="float" office:value="2600" calcext:value-type="float">
            <text:p>2,600</text:p>
          </table:table-cell>
          <table:table-cell table:style-name="ce29" office:value-type="float" office:value="2623" calcext:value-type="float">
            <text:p>2,623</text:p>
          </table:table-cell>
          <table:table-cell table:style-name="ce35" office:value-type="float" office:value="2555" calcext:value-type="float">
            <text:p>2,555</text:p>
          </table:table-cell>
          <table:table-cell table:style-name="ce29" office:value-type="float" office:value="12448" calcext:value-type="float">
            <text:p>12,448</text:p>
          </table:table-cell>
          <table:table-cell table:style-name="ce29" office:value-type="float" office:value="2524" calcext:value-type="float">
            <text:p>2,524</text:p>
          </table:table-cell>
          <table:table-cell table:style-name="ce29" office:value-type="float" office:value="2466" calcext:value-type="float">
            <text:p>2,466</text:p>
          </table:table-cell>
          <table:table-cell table:style-name="ce29" office:value-type="float" office:value="2603" calcext:value-type="float">
            <text:p>2,603</text:p>
          </table:table-cell>
          <table:table-cell table:style-name="ce29" office:value-type="float" office:value="2336" calcext:value-type="float">
            <text:p>2,336</text:p>
          </table:table-cell>
          <table:table-cell table:style-name="ce35" office:value-type="float" office:value="2519" calcext:value-type="float">
            <text:p>2,519</text:p>
          </table:table-cell>
          <table:table-cell table:style-name="ce29" office:value-type="float" office:value="11226" calcext:value-type="float">
            <text:p>11,226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315" calcext:value-type="float">
            <text:p>2,315</text:p>
          </table:table-cell>
          <table:table-cell table:style-name="ce35" office:value-type="float" office:value="2358" calcext:value-type="float">
            <text:p>2,358</text:p>
          </table:table-cell>
          <table:table-cell table:style-name="ce29" office:value-type="float" office:value="13909" calcext:value-type="float">
            <text:p>13,909</text:p>
          </table:table-cell>
          <table:table-cell table:style-name="ce29" office:value-type="float" office:value="2644" calcext:value-type="float">
            <text:p>2,644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829" calcext:value-type="float">
            <text:p>2,829</text:p>
          </table:table-cell>
          <table:table-cell table:style-name="ce35" office:value-type="float" office:value="2905" calcext:value-type="float">
            <text:p>2,905</text:p>
          </table:table-cell>
          <table:table-cell table:style-name="ce29" office:value-type="float" office:value="14128" calcext:value-type="float">
            <text:p>14,128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2963" calcext:value-type="float">
            <text:p>2,963</text:p>
          </table:table-cell>
          <table:table-cell table:style-name="ce29" office:value-type="float" office:value="2750" calcext:value-type="float">
            <text:p>2,750</text:p>
          </table:table-cell>
          <table:table-cell table:style-name="ce29" office:value-type="float" office:value="2764" calcext:value-type="float">
            <text:p>2,764</text:p>
          </table:table-cell>
          <table:table-cell table:style-name="ce35" office:value-type="float" office:value="2757" calcext:value-type="float">
            <text:p>2,757</text:p>
          </table:table-cell>
          <table:table-cell table:style-name="ce29" office:value-type="float" office:value="14956" calcext:value-type="float">
            <text:p>14,956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3106" calcext:value-type="float">
            <text:p>3,106</text:p>
          </table:table-cell>
          <table:table-cell table:style-name="ce35" office:value-type="float" office:value="3109" calcext:value-type="float">
            <text:p>3,109</text:p>
          </table:table-cell>
          <table:table-cell table:style-name="ce29" office:value-type="float" office:value="15844" calcext:value-type="float">
            <text:p>15,844</text:p>
          </table:table-cell>
          <table:table-cell table:style-name="ce29" office:value-type="float" office:value="3095" calcext:value-type="float">
            <text:p>3,095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255" calcext:value-type="float">
            <text:p>3,255</text:p>
          </table:table-cell>
          <table:table-cell table:style-name="ce35" office:value-type="float" office:value="3243" calcext:value-type="float">
            <text:p>3,243</text:p>
          </table:table-cell>
          <table:table-cell table:style-name="ce29" office:value-type="float" office:value="16241" calcext:value-type="float">
            <text:p>16,241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3166" calcext:value-type="float">
            <text:p>3,166</text:p>
          </table:table-cell>
          <table:table-cell table:style-name="ce29" office:value-type="float" office:value="3267" calcext:value-type="float">
            <text:p>3,267</text:p>
          </table:table-cell>
          <table:table-cell table:style-name="ce35" office:value-type="float" office:value="3266" calcext:value-type="float">
            <text:p>3,266</text:p>
          </table:table-cell>
          <table:table-cell table:style-name="ce29" office:value-type="float" office:value="14557" calcext:value-type="float">
            <text:p>14,557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3058" calcext:value-type="float">
            <text:p>3,058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839" calcext:value-type="float">
            <text:p>2,839</text:p>
          </table:table-cell>
          <table:table-cell table:style-name="ce35" office:value-type="float" office:value="2750" calcext:value-type="float">
            <text:p>2,750</text:p>
          </table:table-cell>
          <table:table-cell table:style-name="ce29" office:value-type="float" office:value="11503" calcext:value-type="float">
            <text:p>11,503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149" calcext:value-type="float">
            <text:p>2,149</text:p>
          </table:table-cell>
          <table:table-cell table:style-name="ce35" office:value-type="float" office:value="1793" calcext:value-type="float">
            <text:p>1,793</text:p>
          </table:table-cell>
          <table:table-cell table:style-name="ce29" office:value-type="float" office:value="5904" calcext:value-type="float">
            <text:p>5,904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1174" calcext:value-type="float">
            <text:p>1,174</text:p>
          </table:table-cell>
          <table:table-cell table:style-name="ce35" office:value-type="float" office:value="1222" calcext:value-type="float">
            <text:p>1,222</text:p>
          </table:table-cell>
          <table:table-cell table:style-name="ce29" office:value-type="float" office:value="5830" calcext:value-type="float">
            <text:p>5,830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200" calcext:value-type="float">
            <text:p>1,200</text:p>
          </table:table-cell>
          <table:table-cell table:style-name="ce35" office:value-type="float" office:value="1053" calcext:value-type="float">
            <text:p>1,053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703" calcext:value-type="float">
            <text:p>703</text:p>
          </table:table-cell>
          <table:table-cell table:style-name="ce35" office:value-type="float" office:value="633" calcext:value-type="float">
            <text:p>633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356" calcext:value-type="float">
            <text:p>356</text:p>
          </table:table-cell>
          <table:table-cell table:style-name="ce35" office:value-type="float" office:value="323" calcext:value-type="float">
            <text:p>323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16" calcext:value-type="float">
            <text:p>116</text:p>
          </table:table-cell>
          <table:table-cell table:style-name="ce35" office:value-type="float" office:value="99" calcext:value-type="float">
            <text:p>99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2315" calcext:value-type="float">
            <text:p>442,315</text:p>
          </table:table-cell>
          <table:table-cell table:style-name="ce28" office:value-type="float" office:value="24872" calcext:value-type="float">
            <text:p>24,872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4762" calcext:value-type="float">
            <text:p>4,762</text:p>
          </table:table-cell>
          <table:table-cell table:style-name="ce28" office:value-type="float" office:value="5225" calcext:value-type="float">
            <text:p>5,225</text:p>
          </table:table-cell>
          <table:table-cell table:style-name="ce28" office:value-type="float" office:value="5605" calcext:value-type="float">
            <text:p>5,605</text:p>
          </table:table-cell>
          <table:table-cell table:style-name="ce28" office:value-type="float" office:value="5207" calcext:value-type="float">
            <text:p>5,207</text:p>
          </table:table-cell>
          <table:table-cell table:style-name="ce28" office:value-type="float" office:value="26645" calcext:value-type="float">
            <text:p>26,645</text:p>
          </table:table-cell>
          <table:table-cell table:style-name="ce28" office:value-type="float" office:value="6337" calcext:value-type="float">
            <text:p>6,337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4551" calcext:value-type="float">
            <text:p>4,551</text:p>
          </table:table-cell>
          <table:table-cell table:style-name="ce28" office:value-type="float" office:value="5036" calcext:value-type="float">
            <text:p>5,036</text:p>
          </table:table-cell>
          <table:table-cell table:style-name="ce36" office:value-type="float" office:value="5069" calcext:value-type="float">
            <text:p>5,069</text:p>
          </table:table-cell>
          <table:table-cell table:style-name="ce28" office:value-type="float" office:value="25034" calcext:value-type="float">
            <text:p>25,034</text:p>
          </table:table-cell>
          <table:table-cell table:style-name="ce28" office:value-type="float" office:value="5241" calcext:value-type="float">
            <text:p>5,241</text:p>
          </table:table-cell>
          <table:table-cell table:style-name="ce28" office:value-type="float" office:value="5020" calcext:value-type="float">
            <text:p>5,020</text:p>
          </table:table-cell>
          <table:table-cell table:style-name="ce28" office:value-type="float" office:value="4854" calcext:value-type="float">
            <text:p>4,854</text:p>
          </table:table-cell>
          <table:table-cell table:style-name="ce28" office:value-type="float" office:value="5026" calcext:value-type="float">
            <text:p>5,026</text:p>
          </table:table-cell>
          <table:table-cell table:style-name="ce36" office:value-type="float" office:value="4893" calcext:value-type="float">
            <text:p>4,893</text:p>
          </table:table-cell>
          <table:table-cell table:style-name="ce28" office:value-type="float" office:value="26956" calcext:value-type="float">
            <text:p>26,956</text:p>
          </table:table-cell>
          <table:table-cell table:style-name="ce28" office:value-type="float" office:value="5258" calcext:value-type="float">
            <text:p>5,258</text:p>
          </table:table-cell>
          <table:table-cell table:style-name="ce28" office:value-type="float" office:value="5279" calcext:value-type="float">
            <text:p>5,279</text:p>
          </table:table-cell>
          <table:table-cell table:style-name="ce28" office:value-type="float" office:value="5940" calcext:value-type="float">
            <text:p>5,940</text:p>
          </table:table-cell>
          <table:table-cell table:style-name="ce28" office:value-type="float" office:value="5534" calcext:value-type="float">
            <text:p>5,534</text:p>
          </table:table-cell>
          <table:table-cell table:style-name="ce36" office:value-type="float" office:value="4945" calcext:value-type="float">
            <text:p>4,945</text:p>
          </table:table-cell>
          <table:table-cell table:style-name="ce28" office:value-type="float" office:value="28195" calcext:value-type="float">
            <text:p>28,195</text:p>
          </table:table-cell>
          <table:table-cell table:style-name="ce28" office:value-type="float" office:value="5708" calcext:value-type="float">
            <text:p>5,708</text:p>
          </table:table-cell>
          <table:table-cell table:style-name="ce28" office:value-type="float" office:value="5764" calcext:value-type="float">
            <text:p>5,764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5477" calcext:value-type="float">
            <text:p>5,477</text:p>
          </table:table-cell>
          <table:table-cell table:style-name="ce36" office:value-type="float" office:value="5519" calcext:value-type="float">
            <text:p>5,519</text:p>
          </table:table-cell>
          <table:table-cell table:style-name="ce28" office:value-type="float" office:value="27546" calcext:value-type="float">
            <text:p>27,546</text:p>
          </table:table-cell>
          <table:table-cell table:style-name="ce28" office:value-type="float" office:value="5492" calcext:value-type="float">
            <text:p>5,492</text:p>
          </table:table-cell>
          <table:table-cell table:style-name="ce28" office:value-type="float" office:value="5371" calcext:value-type="float">
            <text:p>5,371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5338" calcext:value-type="float">
            <text:p>5,338</text:p>
          </table:table-cell>
          <table:table-cell table:style-name="ce36" office:value-type="float" office:value="5738" calcext:value-type="float">
            <text:p>5,738</text:p>
          </table:table-cell>
          <table:table-cell table:style-name="ce28" office:value-type="float" office:value="30688" calcext:value-type="float">
            <text:p>30,688</text:p>
          </table:table-cell>
          <table:table-cell table:style-name="ce28" office:value-type="float" office:value="5381" calcext:value-type="float">
            <text:p>5,381</text:p>
          </table:table-cell>
          <table:table-cell table:style-name="ce28" office:value-type="float" office:value="5384" calcext:value-type="float">
            <text:p>5,384</text:p>
          </table:table-cell>
          <table:table-cell table:style-name="ce28" office:value-type="float" office:value="5903" calcext:value-type="float">
            <text:p>5,903</text:p>
          </table:table-cell>
          <table:table-cell table:style-name="ce28" office:value-type="float" office:value="6761" calcext:value-type="float">
            <text:p>6,761</text:p>
          </table:table-cell>
          <table:table-cell table:style-name="ce36" office:value-type="float" office:value="7259" calcext:value-type="float">
            <text:p>7,259</text:p>
          </table:table-cell>
          <table:table-cell table:style-name="ce28" office:value-type="float" office:value="42627" calcext:value-type="float">
            <text:p>42,627</text:p>
          </table:table-cell>
          <table:table-cell table:style-name="ce28" office:value-type="float" office:value="7820" calcext:value-type="float">
            <text:p>7,820</text:p>
          </table:table-cell>
          <table:table-cell table:style-name="ce28" office:value-type="float" office:value="8490" calcext:value-type="float">
            <text:p>8,490</text:p>
          </table:table-cell>
          <table:table-cell table:style-name="ce28" office:value-type="float" office:value="8823" calcext:value-type="float">
            <text:p>8,823</text:p>
          </table:table-cell>
          <table:table-cell table:style-name="ce28" office:value-type="float" office:value="8799" calcext:value-type="float">
            <text:p>8,799</text:p>
          </table:table-cell>
          <table:table-cell table:style-name="ce36" office:value-type="float" office:value="8695" calcext:value-type="float">
            <text:p>8,695</text:p>
          </table:table-cell>
          <table:table-cell table:style-name="ce28" office:value-type="float" office:value="38791" calcext:value-type="float">
            <text:p>38,791</text:p>
          </table:table-cell>
          <table:table-cell table:style-name="ce28" office:value-type="float" office:value="8065" calcext:value-type="float">
            <text:p>8,065</text:p>
          </table:table-cell>
          <table:table-cell table:style-name="ce28" office:value-type="float" office:value="8889" calcext:value-type="float">
            <text:p>8,889</text:p>
          </table:table-cell>
          <table:table-cell table:style-name="ce28" office:value-type="float" office:value="7699" calcext:value-type="float">
            <text:p>7,699</text:p>
          </table:table-cell>
          <table:table-cell table:style-name="ce28" office:value-type="float" office:value="7248" calcext:value-type="float">
            <text:p>7,248</text:p>
          </table:table-cell>
          <table:table-cell table:style-name="ce36" office:value-type="float" office:value="6890" calcext:value-type="float">
            <text:p>6,890</text:p>
          </table:table-cell>
          <table:table-cell table:style-name="ce28" office:value-type="float" office:value="34875" calcext:value-type="float">
            <text:p>34,875</text:p>
          </table:table-cell>
          <table:table-cell table:style-name="ce28" office:value-type="float" office:value="6972" calcext:value-type="float">
            <text:p>6,972</text:p>
          </table:table-cell>
          <table:table-cell table:style-name="ce28" office:value-type="float" office:value="7055" calcext:value-type="float">
            <text:p>7,055</text:p>
          </table:table-cell>
          <table:table-cell table:style-name="ce28" office:value-type="float" office:value="7071" calcext:value-type="float">
            <text:p>7,071</text:p>
          </table:table-cell>
          <table:table-cell table:style-name="ce28" office:value-type="float" office:value="7062" calcext:value-type="float">
            <text:p>7,062</text:p>
          </table:table-cell>
          <table:table-cell table:style-name="ce36" office:value-type="float" office:value="6715" calcext:value-type="float">
            <text:p>6,715</text:p>
          </table:table-cell>
          <table:table-cell table:style-name="ce28" office:value-type="float" office:value="31346" calcext:value-type="float">
            <text:p>31,346</text:p>
          </table:table-cell>
          <table:table-cell table:style-name="ce28" office:value-type="float" office:value="6411" calcext:value-type="float">
            <text:p>6,411</text:p>
          </table:table-cell>
          <table:table-cell table:style-name="ce28" office:value-type="float" office:value="6224" calcext:value-type="float">
            <text:p>6,224</text:p>
          </table:table-cell>
          <table:table-cell table:style-name="ce28" office:value-type="float" office:value="6302" calcext:value-type="float">
            <text:p>6,302</text:p>
          </table:table-cell>
          <table:table-cell table:style-name="ce28" office:value-type="float" office:value="6208" calcext:value-type="float">
            <text:p>6,208</text:p>
          </table:table-cell>
          <table:table-cell table:style-name="ce36" office:value-type="float" office:value="6201" calcext:value-type="float">
            <text:p>6,201</text:p>
          </table:table-cell>
          <table:table-cell table:style-name="ce28" office:value-type="float" office:value="28861" calcext:value-type="float">
            <text:p>28,861</text:p>
          </table:table-cell>
          <table:table-cell table:style-name="ce28" office:value-type="float" office:value="6151" calcext:value-type="float">
            <text:p>6,151</text:p>
          </table:table-cell>
          <table:table-cell table:style-name="ce28" office:value-type="float" office:value="5827" calcext:value-type="float">
            <text:p>5,827</text:p>
          </table:table-cell>
          <table:table-cell table:style-name="ce28" office:value-type="float" office:value="5615" calcext:value-type="float">
            <text:p>5,615</text:p>
          </table:table-cell>
          <table:table-cell table:style-name="ce28" office:value-type="float" office:value="5608" calcext:value-type="float">
            <text:p>5,608</text:p>
          </table:table-cell>
          <table:table-cell table:style-name="ce36" office:value-type="float" office:value="5660" calcext:value-type="float">
            <text:p>5,660</text:p>
          </table:table-cell>
          <table:table-cell table:style-name="ce28" office:value-type="float" office:value="24400" calcext:value-type="float">
            <text:p>24,400</text:p>
          </table:table-cell>
          <table:table-cell table:style-name="ce28" office:value-type="float" office:value="4923" calcext:value-type="float">
            <text:p>4,923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4909" calcext:value-type="float">
            <text:p>4,909</text:p>
          </table:table-cell>
          <table:table-cell table:style-name="ce28" office:value-type="float" office:value="4898" calcext:value-type="float">
            <text:p>4,898</text:p>
          </table:table-cell>
          <table:table-cell table:style-name="ce36" office:value-type="float" office:value="4614" calcext:value-type="float">
            <text:p>4,614</text:p>
          </table:table-cell>
          <table:table-cell table:style-name="ce28" office:value-type="float" office:value="19063" calcext:value-type="float">
            <text:p>19,063</text:p>
          </table:table-cell>
          <table:table-cell table:style-name="ce28" office:value-type="float" office:value="4412" calcext:value-type="float">
            <text:p>4,412</text:p>
          </table:table-cell>
          <table:table-cell table:style-name="ce28" office:value-type="float" office:value="4461" calcext:value-type="float">
            <text:p>4,461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3407" calcext:value-type="float">
            <text:p>3,407</text:p>
          </table:table-cell>
          <table:table-cell table:style-name="ce36" office:value-type="float" office:value="3102" calcext:value-type="float">
            <text:p>3,102</text:p>
          </table:table-cell>
          <table:table-cell table:style-name="ce28" office:value-type="float" office:value="10944" calcext:value-type="float">
            <text:p>10,944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428" calcext:value-type="float">
            <text:p>2,428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2078" calcext:value-type="float">
            <text:p>2,078</text:p>
          </table:table-cell>
          <table:table-cell table:style-name="ce36" office:value-type="float" office:value="2112" calcext:value-type="float">
            <text:p>2,112</text:p>
          </table:table-cell>
          <table:table-cell table:style-name="ce28" office:value-type="float" office:value="9116" calcext:value-type="float">
            <text:p>9,116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1723" calcext:value-type="float">
            <text:p>1,723</text:p>
          </table:table-cell>
          <table:table-cell table:style-name="ce36" office:value-type="float" office:value="1579" calcext:value-type="float">
            <text:p>1,579</text:p>
          </table:table-cell>
          <table:table-cell table:style-name="ce28" office:value-type="float" office:value="6019" calcext:value-type="float">
            <text:p>6,019</text:p>
          </table:table-cell>
          <table:table-cell table:style-name="ce28" office:value-type="float" office:value="1421" calcext:value-type="float">
            <text:p>1,421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124" calcext:value-type="float">
            <text:p>1,124</text:p>
          </table:table-cell>
          <table:table-cell table:style-name="ce36" office:value-type="float" office:value="975" calcext:value-type="float">
            <text:p>975</text:p>
          </table:table-cell>
          <table:table-cell table:style-name="ce28" office:value-type="float" office:value="3994" calcext:value-type="float">
            <text:p>3,994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758" calcext:value-type="float">
            <text:p>758</text:p>
          </table:table-cell>
          <table:table-cell table:style-name="ce36" office:value-type="float" office:value="618" calcext:value-type="float">
            <text:p>618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281" calcext:value-type="float">
            <text:p>281</text:p>
          </table:table-cell>
          <table:table-cell table:style-name="ce36" office:value-type="float" office:value="222" calcext:value-type="float">
            <text:p>222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8270" calcext:value-type="float">
            <text:p>218,270</text:p>
          </table:table-cell>
          <table:table-cell table:style-name="ce28" office:value-type="float" office:value="12808" calcext:value-type="float">
            <text:p>12,808</text:p>
          </table:table-cell>
          <table:table-cell table:style-name="ce40" office:value-type="float" office:value="2081" calcext:value-type="float">
            <text:p>2,081</text:p>
          </table:table-cell>
          <table:table-cell table:style-name="ce40" office:value-type="float" office:value="2426" calcext:value-type="float">
            <text:p>2,426</text:p>
          </table:table-cell>
          <table:table-cell table:style-name="ce40" office:value-type="float" office:value="2672" calcext:value-type="float">
            <text:p>2,672</text:p>
          </table:table-cell>
          <table:table-cell table:style-name="ce40" office:value-type="float" office:value="2911" calcext:value-type="float">
            <text:p>2,911</text:p>
          </table:table-cell>
          <table:table-cell table:style-name="ce40" office:value-type="float" office:value="2718" calcext:value-type="float">
            <text:p>2,718</text:p>
          </table:table-cell>
          <table:table-cell table:style-name="ce40" office:value-type="float" office:value="13910" calcext:value-type="float">
            <text:p>13,910</text:p>
          </table:table-cell>
          <table:table-cell table:style-name="ce40" office:value-type="float" office:value="3236" calcext:value-type="float">
            <text:p>3,236</text:p>
          </table:table-cell>
          <table:table-cell table:style-name="ce40" office:value-type="float" office:value="2979" calcext:value-type="float">
            <text:p>2,979</text:p>
          </table:table-cell>
          <table:table-cell table:style-name="ce40" office:value-type="float" office:value="2381" calcext:value-type="float">
            <text:p>2,381</text:p>
          </table:table-cell>
          <table:table-cell table:style-name="ce40" office:value-type="float" office:value="2576" calcext:value-type="float">
            <text:p>2,576</text:p>
          </table:table-cell>
          <table:table-cell table:style-name="ce51" office:value-type="float" office:value="2738" calcext:value-type="float">
            <text:p>2,738</text:p>
          </table:table-cell>
          <table:table-cell table:style-name="ce40" office:value-type="float" office:value="13060" calcext:value-type="float">
            <text:p>13,060</text:p>
          </table:table-cell>
          <table:table-cell table:style-name="ce40" office:value-type="float" office:value="2793" calcext:value-type="float">
            <text:p>2,793</text:p>
          </table:table-cell>
          <table:table-cell table:number-columns-repeated="2" table:style-name="ce40" office:value-type="float" office:value="2552" calcext:value-type="float">
            <text:p>2,552</text:p>
          </table:table-cell>
          <table:table-cell table:style-name="ce40" office:value-type="float" office:value="2606" calcext:value-type="float">
            <text:p>2,606</text:p>
          </table:table-cell>
          <table:table-cell table:style-name="ce51" office:value-type="float" office:value="2557" calcext:value-type="float">
            <text:p>2,557</text:p>
          </table:table-cell>
          <table:table-cell table:style-name="ce40" office:value-type="float" office:value="14053" calcext:value-type="float">
            <text:p>14,053</text:p>
          </table:table-cell>
          <table:table-cell table:style-name="ce40" office:value-type="float" office:value="2785" calcext:value-type="float">
            <text:p>2,785</text:p>
          </table:table-cell>
          <table:table-cell table:style-name="ce40" office:value-type="float" office:value="2714" calcext:value-type="float">
            <text:p>2,714</text:p>
          </table:table-cell>
          <table:table-cell table:style-name="ce40" office:value-type="float" office:value="3052" calcext:value-type="float">
            <text:p>3,052</text:p>
          </table:table-cell>
          <table:table-cell table:style-name="ce40" office:value-type="float" office:value="2886" calcext:value-type="float">
            <text:p>2,886</text:p>
          </table:table-cell>
          <table:table-cell table:style-name="ce51" office:value-type="float" office:value="2616" calcext:value-type="float">
            <text:p>2,616</text:p>
          </table:table-cell>
          <table:table-cell table:style-name="ce40" office:value-type="float" office:value="14485" calcext:value-type="float">
            <text:p>14,485</text:p>
          </table:table-cell>
          <table:table-cell table:style-name="ce40" office:value-type="float" office:value="2968" calcext:value-type="float">
            <text:p>2,968</text:p>
          </table:table-cell>
          <table:table-cell table:style-name="ce40" office:value-type="float" office:value="2964" calcext:value-type="float">
            <text:p>2,964</text:p>
          </table:table-cell>
          <table:table-cell table:style-name="ce40" office:value-type="float" office:value="2950" calcext:value-type="float">
            <text:p>2,950</text:p>
          </table:table-cell>
          <table:table-cell table:style-name="ce40" office:value-type="float" office:value="2841" calcext:value-type="float">
            <text:p>2,841</text:p>
          </table:table-cell>
          <table:table-cell table:style-name="ce51" office:value-type="float" office:value="2762" calcext:value-type="float">
            <text:p>2,762</text:p>
          </table:table-cell>
          <table:table-cell table:style-name="ce40" office:value-type="float" office:value="14248" calcext:value-type="float">
            <text:p>14,248</text:p>
          </table:table-cell>
          <table:table-cell table:style-name="ce40" office:value-type="float" office:value="2854" calcext:value-type="float">
            <text:p>2,854</text:p>
          </table:table-cell>
          <table:table-cell table:style-name="ce40" office:value-type="float" office:value="2799" calcext:value-type="float">
            <text:p>2,799</text:p>
          </table:table-cell>
          <table:table-cell table:style-name="ce40" office:value-type="float" office:value="2935" calcext:value-type="float">
            <text:p>2,935</text:p>
          </table:table-cell>
          <table:table-cell table:style-name="ce40" office:value-type="float" office:value="2741" calcext:value-type="float">
            <text:p>2,741</text:p>
          </table:table-cell>
          <table:table-cell table:style-name="ce51" office:value-type="float" office:value="2919" calcext:value-type="float">
            <text:p>2,919</text:p>
          </table:table-cell>
          <table:table-cell table:style-name="ce40" office:value-type="float" office:value="15004" calcext:value-type="float">
            <text:p>15,004</text:p>
          </table:table-cell>
          <table:table-cell table:style-name="ce40" office:value-type="float" office:value="2721" calcext:value-type="float">
            <text:p>2,721</text:p>
          </table:table-cell>
          <table:table-cell table:style-name="ce40" office:value-type="float" office:value="2684" calcext:value-type="float">
            <text:p>2,684</text:p>
          </table:table-cell>
          <table:table-cell table:style-name="ce40" office:value-type="float" office:value="2878" calcext:value-type="float">
            <text:p>2,878</text:p>
          </table:table-cell>
          <table:table-cell table:style-name="ce40" office:value-type="float" office:value="3252" calcext:value-type="float">
            <text:p>3,252</text:p>
          </table:table-cell>
          <table:table-cell table:style-name="ce51" office:value-type="float" office:value="3469" calcext:value-type="float">
            <text:p>3,469</text:p>
          </table:table-cell>
          <table:table-cell table:style-name="ce40" office:value-type="float" office:value="20418" calcext:value-type="float">
            <text:p>20,418</text:p>
          </table:table-cell>
          <table:table-cell table:style-name="ce40" office:value-type="float" office:value="3823" calcext:value-type="float">
            <text:p>3,823</text:p>
          </table:table-cell>
          <table:table-cell table:style-name="ce40" office:value-type="float" office:value="4037" calcext:value-type="float">
            <text:p>4,037</text:p>
          </table:table-cell>
          <table:table-cell table:style-name="ce40" office:value-type="float" office:value="4219" calcext:value-type="float">
            <text:p>4,219</text:p>
          </table:table-cell>
          <table:table-cell table:style-name="ce40" office:value-type="float" office:value="4139" calcext:value-type="float">
            <text:p>4,139</text:p>
          </table:table-cell>
          <table:table-cell table:style-name="ce51" office:value-type="float" office:value="4200" calcext:value-type="float">
            <text:p>4,200</text:p>
          </table:table-cell>
          <table:table-cell table:style-name="ce40" office:value-type="float" office:value="18922" calcext:value-type="float">
            <text:p>18,922</text:p>
          </table:table-cell>
          <table:table-cell table:style-name="ce40" office:value-type="float" office:value="3869" calcext:value-type="float">
            <text:p>3,869</text:p>
          </table:table-cell>
          <table:table-cell table:style-name="ce40" office:value-type="float" office:value="4363" calcext:value-type="float">
            <text:p>4,363</text:p>
          </table:table-cell>
          <table:table-cell table:style-name="ce40" office:value-type="float" office:value="3728" calcext:value-type="float">
            <text:p>3,728</text:p>
          </table:table-cell>
          <table:table-cell table:style-name="ce40" office:value-type="float" office:value="3509" calcext:value-type="float">
            <text:p>3,509</text:p>
          </table:table-cell>
          <table:table-cell table:style-name="ce51" office:value-type="float" office:value="3453" calcext:value-type="float">
            <text:p>3,453</text:p>
          </table:table-cell>
          <table:table-cell table:style-name="ce40" office:value-type="float" office:value="17042" calcext:value-type="float">
            <text:p>17,042</text:p>
          </table:table-cell>
          <table:table-cell table:style-name="ce40" office:value-type="float" office:value="3384" calcext:value-type="float">
            <text:p>3,384</text:p>
          </table:table-cell>
          <table:table-cell table:style-name="ce40" office:value-type="float" office:value="3416" calcext:value-type="float">
            <text:p>3,416</text:p>
          </table:table-cell>
          <table:table-cell table:style-name="ce40" office:value-type="float" office:value="3507" calcext:value-type="float">
            <text:p>3,507</text:p>
          </table:table-cell>
          <table:table-cell table:style-name="ce40" office:value-type="float" office:value="3433" calcext:value-type="float">
            <text:p>3,433</text:p>
          </table:table-cell>
          <table:table-cell table:style-name="ce51" office:value-type="float" office:value="3302" calcext:value-type="float">
            <text:p>3,302</text:p>
          </table:table-cell>
          <table:table-cell table:style-name="ce40" office:value-type="float" office:value="15684" calcext:value-type="float">
            <text:p>15,684</text:p>
          </table:table-cell>
          <table:table-cell table:style-name="ce40" office:value-type="float" office:value="3225" calcext:value-type="float">
            <text:p>3,225</text:p>
          </table:table-cell>
          <table:table-cell table:style-name="ce40" office:value-type="float" office:value="3104" calcext:value-type="float">
            <text:p>3,104</text:p>
          </table:table-cell>
          <table:table-cell table:style-name="ce40" office:value-type="float" office:value="3110" calcext:value-type="float">
            <text:p>3,110</text:p>
          </table:table-cell>
          <table:table-cell table:style-name="ce40" office:value-type="float" office:value="3114" calcext:value-type="float">
            <text:p>3,114</text:p>
          </table:table-cell>
          <table:table-cell table:style-name="ce51" office:value-type="float" office:value="3131" calcext:value-type="float">
            <text:p>3,131</text:p>
          </table:table-cell>
          <table:table-cell table:style-name="ce40" office:value-type="float" office:value="14119" calcext:value-type="float">
            <text:p>14,119</text:p>
          </table:table-cell>
          <table:table-cell table:style-name="ce40" office:value-type="float" office:value="3034" calcext:value-type="float">
            <text:p>3,034</text:p>
          </table:table-cell>
          <table:table-cell table:style-name="ce40" office:value-type="float" office:value="2867" calcext:value-type="float">
            <text:p>2,867</text:p>
          </table:table-cell>
          <table:table-cell table:style-name="ce40" office:value-type="float" office:value="2749" calcext:value-type="float">
            <text:p>2,749</text:p>
          </table:table-cell>
          <table:table-cell table:style-name="ce40" office:value-type="float" office:value="2736" calcext:value-type="float">
            <text:p>2,736</text:p>
          </table:table-cell>
          <table:table-cell table:style-name="ce51" office:value-type="float" office:value="2733" calcext:value-type="float">
            <text:p>2,733</text:p>
          </table:table-cell>
          <table:table-cell table:style-name="ce40" office:value-type="float" office:value="11589" calcext:value-type="float">
            <text:p>11,589</text:p>
          </table:table-cell>
          <table:table-cell table:style-name="ce40" office:value-type="float" office:value="2380" calcext:value-type="float">
            <text:p>2,380</text:p>
          </table:table-cell>
          <table:table-cell table:style-name="ce40" office:value-type="float" office:value="2331" calcext:value-type="float">
            <text:p>2,331</text:p>
          </table:table-cell>
          <table:table-cell table:style-name="ce40" office:value-type="float" office:value="2375" calcext:value-type="float">
            <text:p>2,375</text:p>
          </table:table-cell>
          <table:table-cell table:style-name="ce40" office:value-type="float" office:value="2302" calcext:value-type="float">
            <text:p>2,302</text:p>
          </table:table-cell>
          <table:table-cell table:style-name="ce51" office:value-type="float" office:value="2201" calcext:value-type="float">
            <text:p>2,201</text:p>
          </table:table-cell>
          <table:table-cell table:style-name="ce40" office:value-type="float" office:value="8839" calcext:value-type="float">
            <text:p>8,839</text:p>
          </table:table-cell>
          <table:table-cell table:style-name="ce40" office:value-type="float" office:value="2067" calcext:value-type="float">
            <text:p>2,067</text:p>
          </table:table-cell>
          <table:table-cell table:style-name="ce40" office:value-type="float" office:value="2058" calcext:value-type="float">
            <text:p>2,058</text:p>
          </table:table-cell>
          <table:table-cell table:style-name="ce40" office:value-type="float" office:value="1728" calcext:value-type="float">
            <text:p>1,728</text:p>
          </table:table-cell>
          <table:table-cell table:style-name="ce40" office:value-type="float" office:value="1575" calcext:value-type="float">
            <text:p>1,575</text:p>
          </table:table-cell>
          <table:table-cell table:style-name="ce51" office:value-type="float" office:value="1411" calcext:value-type="float">
            <text:p>1,411</text:p>
          </table:table-cell>
          <table:table-cell table:style-name="ce40" office:value-type="float" office:value="4886" calcext:value-type="float">
            <text:p>4,886</text:p>
          </table:table-cell>
          <table:table-cell table:style-name="ce40" office:value-type="float" office:value="1238" calcext:value-type="float">
            <text:p>1,238</text:p>
          </table:table-cell>
          <table:table-cell table:style-name="ce40" office:value-type="float" office:value="1118" calcext:value-type="float">
            <text:p>1,118</text:p>
          </table:table-cell>
          <table:table-cell table:style-name="ce40" office:value-type="float" office:value="732" calcext:value-type="float">
            <text:p>732</text:p>
          </table:table-cell>
          <table:table-cell table:style-name="ce40" office:value-type="float" office:value="900" calcext:value-type="float">
            <text:p>900</text:p>
          </table:table-cell>
          <table:table-cell table:style-name="ce51" office:value-type="float" office:value="898" calcext:value-type="float">
            <text:p>898</text:p>
          </table:table-cell>
          <table:table-cell table:style-name="ce40" office:value-type="float" office:value="3800" calcext:value-type="float">
            <text:p>3,800</text:p>
          </table:table-cell>
          <table:table-cell table:style-name="ce40" office:value-type="float" office:value="882" calcext:value-type="float">
            <text:p>882</text:p>
          </table:table-cell>
          <table:table-cell table:style-name="ce40" office:value-type="float" office:value="818" calcext:value-type="float">
            <text:p>818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700" calcext:value-type="float">
            <text:p>700</text:p>
          </table:table-cell>
          <table:table-cell table:style-name="ce51" office:value-type="float" office:value="650" calcext:value-type="float">
            <text:p>650</text:p>
          </table:table-cell>
          <table:table-cell table:style-name="ce40" office:value-type="float" office:value="2428" calcext:value-type="float">
            <text:p>2,428</text:p>
          </table:table-cell>
          <table:table-cell table:style-name="ce40" office:value-type="float" office:value="561" calcext:value-type="float">
            <text:p>561</text:p>
          </table:table-cell>
          <table:table-cell table:style-name="ce40" office:value-type="float" office:value="537" calcext:value-type="float">
            <text:p>537</text:p>
          </table:table-cell>
          <table:table-cell table:style-name="ce40" office:value-type="float" office:value="481" calcext:value-type="float">
            <text:p>481</text:p>
          </table:table-cell>
          <table:table-cell table:style-name="ce40" office:value-type="float" office:value="444" calcext:value-type="float">
            <text:p>444</text:p>
          </table:table-cell>
          <table:table-cell table:style-name="ce51" office:value-type="float" office:value="405" calcext:value-type="float">
            <text:p>405</text:p>
          </table:table-cell>
          <table:table-cell table:style-name="ce40" office:value-type="float" office:value="1820" calcext:value-type="float">
            <text:p>1,820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351" calcext:value-type="float">
            <text:p>351</text:p>
          </table:table-cell>
          <table:table-cell table:style-name="ce51" office:value-type="float" office:value="284" calcext:value-type="float">
            <text:p>284</text:p>
          </table:table-cell>
          <table:table-cell table:style-name="ce40" office:value-type="float" office:value="928" calcext:value-type="float">
            <text:p>928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247" calcext:value-type="float">
            <text:p>247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33" calcext:value-type="float">
            <text:p>133</text:p>
          </table:table-cell>
          <table:table-cell table:style-name="ce51" office:value-type="float" office:value="110" calcext:value-type="float">
            <text:p>110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22" calcext:value-type="float">
            <text:p>22</text:p>
          </table:table-cell>
          <table:table-cell table:style-name="ce51" office:value-type="float" office:value="10" calcext:value-type="float">
            <text:p>10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045" calcext:value-type="float">
            <text:p>224,045</text:p>
          </table:table-cell>
          <table:table-cell table:style-name="ce35" office:value-type="float" office:value="12064" calcext:value-type="float">
            <text:p>12,064</text:p>
          </table:table-cell>
          <table:table-cell table:style-name="ce41" office:value-type="float" office:value="1992" calcext:value-type="float">
            <text:p>1,992</text:p>
          </table:table-cell>
          <table:table-cell table:style-name="ce41" office:value-type="float" office:value="2336" calcext:value-type="float">
            <text:p>2,336</text:p>
          </table:table-cell>
          <table:table-cell table:style-name="ce41" office:value-type="float" office:value="2553" calcext:value-type="float">
            <text:p>2,553</text:p>
          </table:table-cell>
          <table:table-cell table:style-name="ce41" office:value-type="float" office:value="2694" calcext:value-type="float">
            <text:p>2,694</text:p>
          </table:table-cell>
          <table:table-cell table:style-name="ce41" office:value-type="float" office:value="2489" calcext:value-type="float">
            <text:p>2,489</text:p>
          </table:table-cell>
          <table:table-cell table:style-name="ce41" office:value-type="float" office:value="12735" calcext:value-type="float">
            <text:p>12,735</text:p>
          </table:table-cell>
          <table:table-cell table:style-name="ce41" office:value-type="float" office:value="3101" calcext:value-type="float">
            <text:p>3,101</text:p>
          </table:table-cell>
          <table:table-cell table:style-name="ce41" office:value-type="float" office:value="2673" calcext:value-type="float">
            <text:p>2,673</text:p>
          </table:table-cell>
          <table:table-cell table:style-name="ce41" office:value-type="float" office:value="2170" calcext:value-type="float">
            <text:p>2,170</text:p>
          </table:table-cell>
          <table:table-cell table:style-name="ce41" office:value-type="float" office:value="2460" calcext:value-type="float">
            <text:p>2,460</text:p>
          </table:table-cell>
          <table:table-cell table:style-name="ce52" office:value-type="float" office:value="2331" calcext:value-type="float">
            <text:p>2,331</text:p>
          </table:table-cell>
          <table:table-cell table:style-name="ce41" office:value-type="float" office:value="11974" calcext:value-type="float">
            <text:p>11,974</text:p>
          </table:table-cell>
          <table:table-cell table:style-name="ce41" office:value-type="float" office:value="2448" calcext:value-type="float">
            <text:p>2,448</text:p>
          </table:table-cell>
          <table:table-cell table:style-name="ce41" office:value-type="float" office:value="2468" calcext:value-type="float">
            <text:p>2,468</text:p>
          </table:table-cell>
          <table:table-cell table:style-name="ce41" office:value-type="float" office:value="2302" calcext:value-type="float">
            <text:p>2,302</text:p>
          </table:table-cell>
          <table:table-cell table:style-name="ce41" office:value-type="float" office:value="2420" calcext:value-type="float">
            <text:p>2,420</text:p>
          </table:table-cell>
          <table:table-cell table:style-name="ce52" office:value-type="float" office:value="2336" calcext:value-type="float">
            <text:p>2,336</text:p>
          </table:table-cell>
          <table:table-cell table:style-name="ce41" office:value-type="float" office:value="12903" calcext:value-type="float">
            <text:p>12,903</text:p>
          </table:table-cell>
          <table:table-cell table:style-name="ce41" office:value-type="float" office:value="2473" calcext:value-type="float">
            <text:p>2,473</text:p>
          </table:table-cell>
          <table:table-cell table:style-name="ce41" office:value-type="float" office:value="2565" calcext:value-type="float">
            <text:p>2,565</text:p>
          </table:table-cell>
          <table:table-cell table:style-name="ce41" office:value-type="float" office:value="2888" calcext:value-type="float">
            <text:p>2,888</text:p>
          </table:table-cell>
          <table:table-cell table:style-name="ce41" office:value-type="float" office:value="2648" calcext:value-type="float">
            <text:p>2,648</text:p>
          </table:table-cell>
          <table:table-cell table:style-name="ce52" office:value-type="float" office:value="2329" calcext:value-type="float">
            <text:p>2,329</text:p>
          </table:table-cell>
          <table:table-cell table:style-name="ce41" office:value-type="float" office:value="13710" calcext:value-type="float">
            <text:p>13,710</text:p>
          </table:table-cell>
          <table:table-cell table:style-name="ce41" office:value-type="float" office:value="2740" calcext:value-type="float">
            <text:p>2,740</text:p>
          </table:table-cell>
          <table:table-cell table:style-name="ce41" office:value-type="float" office:value="2800" calcext:value-type="float">
            <text:p>2,800</text:p>
          </table:table-cell>
          <table:table-cell table:style-name="ce41" office:value-type="float" office:value="2777" calcext:value-type="float">
            <text:p>2,777</text:p>
          </table:table-cell>
          <table:table-cell table:style-name="ce41" office:value-type="float" office:value="2636" calcext:value-type="float">
            <text:p>2,636</text:p>
          </table:table-cell>
          <table:table-cell table:style-name="ce52" office:value-type="float" office:value="2757" calcext:value-type="float">
            <text:p>2,757</text:p>
          </table:table-cell>
          <table:table-cell table:style-name="ce41" office:value-type="float" office:value="13298" calcext:value-type="float">
            <text:p>13,298</text:p>
          </table:table-cell>
          <table:table-cell table:style-name="ce41" office:value-type="float" office:value="2638" calcext:value-type="float">
            <text:p>2,638</text:p>
          </table:table-cell>
          <table:table-cell table:style-name="ce41" office:value-type="float" office:value="2572" calcext:value-type="float">
            <text:p>2,572</text:p>
          </table:table-cell>
          <table:table-cell table:style-name="ce41" office:value-type="float" office:value="2672" calcext:value-type="float">
            <text:p>2,672</text:p>
          </table:table-cell>
          <table:table-cell table:style-name="ce41" office:value-type="float" office:value="2597" calcext:value-type="float">
            <text:p>2,597</text:p>
          </table:table-cell>
          <table:table-cell table:style-name="ce52" office:value-type="float" office:value="2819" calcext:value-type="float">
            <text:p>2,819</text:p>
          </table:table-cell>
          <table:table-cell table:style-name="ce41" office:value-type="float" office:value="15684" calcext:value-type="float">
            <text:p>15,684</text:p>
          </table:table-cell>
          <table:table-cell table:style-name="ce41" office:value-type="float" office:value="2660" calcext:value-type="float">
            <text:p>2,660</text:p>
          </table:table-cell>
          <table:table-cell table:style-name="ce41" office:value-type="float" office:value="2700" calcext:value-type="float">
            <text:p>2,700</text:p>
          </table:table-cell>
          <table:table-cell table:style-name="ce41" office:value-type="float" office:value="3025" calcext:value-type="float">
            <text:p>3,025</text:p>
          </table:table-cell>
          <table:table-cell table:style-name="ce41" office:value-type="float" office:value="3509" calcext:value-type="float">
            <text:p>3,509</text:p>
          </table:table-cell>
          <table:table-cell table:style-name="ce52" office:value-type="float" office:value="3790" calcext:value-type="float">
            <text:p>3,790</text:p>
          </table:table-cell>
          <table:table-cell table:style-name="ce41" office:value-type="float" office:value="22209" calcext:value-type="float">
            <text:p>22,209</text:p>
          </table:table-cell>
          <table:table-cell table:style-name="ce41" office:value-type="float" office:value="3997" calcext:value-type="float">
            <text:p>3,997</text:p>
          </table:table-cell>
          <table:table-cell table:style-name="ce41" office:value-type="float" office:value="4453" calcext:value-type="float">
            <text:p>4,453</text:p>
          </table:table-cell>
          <table:table-cell table:style-name="ce41" office:value-type="float" office:value="4604" calcext:value-type="float">
            <text:p>4,604</text:p>
          </table:table-cell>
          <table:table-cell table:style-name="ce41" office:value-type="float" office:value="4660" calcext:value-type="float">
            <text:p>4,660</text:p>
          </table:table-cell>
          <table:table-cell table:style-name="ce52" office:value-type="float" office:value="4495" calcext:value-type="float">
            <text:p>4,495</text:p>
          </table:table-cell>
          <table:table-cell table:style-name="ce41" office:value-type="float" office:value="19869" calcext:value-type="float">
            <text:p>19,869</text:p>
          </table:table-cell>
          <table:table-cell table:style-name="ce41" office:value-type="float" office:value="4196" calcext:value-type="float">
            <text:p>4,196</text:p>
          </table:table-cell>
          <table:table-cell table:style-name="ce41" office:value-type="float" office:value="4526" calcext:value-type="float">
            <text:p>4,526</text:p>
          </table:table-cell>
          <table:table-cell table:style-name="ce41" office:value-type="float" office:value="3971" calcext:value-type="float">
            <text:p>3,971</text:p>
          </table:table-cell>
          <table:table-cell table:style-name="ce41" office:value-type="float" office:value="3739" calcext:value-type="float">
            <text:p>3,739</text:p>
          </table:table-cell>
          <table:table-cell table:style-name="ce52" office:value-type="float" office:value="3437" calcext:value-type="float">
            <text:p>3,437</text:p>
          </table:table-cell>
          <table:table-cell table:style-name="ce41" office:value-type="float" office:value="17833" calcext:value-type="float">
            <text:p>17,833</text:p>
          </table:table-cell>
          <table:table-cell table:style-name="ce41" office:value-type="float" office:value="3588" calcext:value-type="float">
            <text:p>3,588</text:p>
          </table:table-cell>
          <table:table-cell table:style-name="ce41" office:value-type="float" office:value="3639" calcext:value-type="float">
            <text:p>3,639</text:p>
          </table:table-cell>
          <table:table-cell table:style-name="ce41" office:value-type="float" office:value="3564" calcext:value-type="float">
            <text:p>3,564</text:p>
          </table:table-cell>
          <table:table-cell table:style-name="ce41" office:value-type="float" office:value="3629" calcext:value-type="float">
            <text:p>3,629</text:p>
          </table:table-cell>
          <table:table-cell table:style-name="ce52" office:value-type="float" office:value="3413" calcext:value-type="float">
            <text:p>3,413</text:p>
          </table:table-cell>
          <table:table-cell table:style-name="ce41" office:value-type="float" office:value="15662" calcext:value-type="float">
            <text:p>15,662</text:p>
          </table:table-cell>
          <table:table-cell table:style-name="ce41" office:value-type="float" office:value="3186" calcext:value-type="float">
            <text:p>3,186</text:p>
          </table:table-cell>
          <table:table-cell table:style-name="ce41" office:value-type="float" office:value="3120" calcext:value-type="float">
            <text:p>3,120</text:p>
          </table:table-cell>
          <table:table-cell table:style-name="ce41" office:value-type="float" office:value="3192" calcext:value-type="float">
            <text:p>3,192</text:p>
          </table:table-cell>
          <table:table-cell table:style-name="ce41" office:value-type="float" office:value="3094" calcext:value-type="float">
            <text:p>3,094</text:p>
          </table:table-cell>
          <table:table-cell table:style-name="ce52" office:value-type="float" office:value="3070" calcext:value-type="float">
            <text:p>3,070</text:p>
          </table:table-cell>
          <table:table-cell table:style-name="ce41" office:value-type="float" office:value="14742" calcext:value-type="float">
            <text:p>14,742</text:p>
          </table:table-cell>
          <table:table-cell table:style-name="ce41" office:value-type="float" office:value="3117" calcext:value-type="float">
            <text:p>3,117</text:p>
          </table:table-cell>
          <table:table-cell table:style-name="ce41" office:value-type="float" office:value="2960" calcext:value-type="float">
            <text:p>2,960</text:p>
          </table:table-cell>
          <table:table-cell table:style-name="ce41" office:value-type="float" office:value="2866" calcext:value-type="float">
            <text:p>2,866</text:p>
          </table:table-cell>
          <table:table-cell table:style-name="ce41" office:value-type="float" office:value="2872" calcext:value-type="float">
            <text:p>2,872</text:p>
          </table:table-cell>
          <table:table-cell table:style-name="ce52" office:value-type="float" office:value="2927" calcext:value-type="float">
            <text:p>2,927</text:p>
          </table:table-cell>
          <table:table-cell table:style-name="ce41" office:value-type="float" office:value="12811" calcext:value-type="float">
            <text:p>12,811</text:p>
          </table:table-cell>
          <table:table-cell table:style-name="ce41" office:value-type="float" office:value="2543" calcext:value-type="float">
            <text:p>2,543</text:p>
          </table:table-cell>
          <table:table-cell table:style-name="ce41" office:value-type="float" office:value="2725" calcext:value-type="float">
            <text:p>2,725</text:p>
          </table:table-cell>
          <table:table-cell table:style-name="ce41" office:value-type="float" office:value="2534" calcext:value-type="float">
            <text:p>2,534</text:p>
          </table:table-cell>
          <table:table-cell table:style-name="ce41" office:value-type="float" office:value="2596" calcext:value-type="float">
            <text:p>2,596</text:p>
          </table:table-cell>
          <table:table-cell table:style-name="ce52" office:value-type="float" office:value="2413" calcext:value-type="float">
            <text:p>2,413</text:p>
          </table:table-cell>
          <table:table-cell table:style-name="ce41" office:value-type="float" office:value="10224" calcext:value-type="float">
            <text:p>10,224</text:p>
          </table:table-cell>
          <table:table-cell table:style-name="ce41" office:value-type="float" office:value="2345" calcext:value-type="float">
            <text:p>2,345</text:p>
          </table:table-cell>
          <table:table-cell table:style-name="ce41" office:value-type="float" office:value="2403" calcext:value-type="float">
            <text:p>2,403</text:p>
          </table:table-cell>
          <table:table-cell table:style-name="ce41" office:value-type="float" office:value="1953" calcext:value-type="float">
            <text:p>1,953</text:p>
          </table:table-cell>
          <table:table-cell table:style-name="ce41" office:value-type="float" office:value="1832" calcext:value-type="float">
            <text:p>1,832</text:p>
          </table:table-cell>
          <table:table-cell table:style-name="ce52" office:value-type="float" office:value="1691" calcext:value-type="float">
            <text:p>1,691</text:p>
          </table:table-cell>
          <table:table-cell table:style-name="ce41" office:value-type="float" office:value="6058" calcext:value-type="float">
            <text:p>6,058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1310" calcext:value-type="float">
            <text:p>1,310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1178" calcext:value-type="float">
            <text:p>1,178</text:p>
          </table:table-cell>
          <table:table-cell table:style-name="ce52" office:value-type="float" office:value="1214" calcext:value-type="float">
            <text:p>1,214</text:p>
          </table:table-cell>
          <table:table-cell table:style-name="ce41" office:value-type="float" office:value="5316" calcext:value-type="float">
            <text:p>5,316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1092" calcext:value-type="float">
            <text:p>1,092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1023" calcext:value-type="float">
            <text:p>1,023</text:p>
          </table:table-cell>
          <table:table-cell table:style-name="ce52" office:value-type="float" office:value="929" calcext:value-type="float">
            <text:p>929</text:p>
          </table:table-cell>
          <table:table-cell table:style-name="ce41" office:value-type="float" office:value="3591" calcext:value-type="float">
            <text:p>3,591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786" calcext:value-type="float">
            <text:p>786</text:p>
          </table:table-cell>
          <table:table-cell table:style-name="ce41" office:value-type="float" office:value="695" calcext:value-type="float">
            <text:p>695</text:p>
          </table:table-cell>
          <table:table-cell table:style-name="ce41" office:value-type="float" office:value="680" calcext:value-type="float">
            <text:p>680</text:p>
          </table:table-cell>
          <table:table-cell table:style-name="ce52" office:value-type="float" office:value="570" calcext:value-type="float">
            <text:p>570</text:p>
          </table:table-cell>
          <table:table-cell table:style-name="ce41" office:value-type="float" office:value="2174" calcext:value-type="float">
            <text:p>2,174</text:p>
          </table:table-cell>
          <table:table-cell table:style-name="ce41" office:value-type="float" office:value="533" calcext:value-type="float">
            <text:p>533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407" calcext:value-type="float">
            <text:p>407</text:p>
          </table:table-cell>
          <table:table-cell table:style-name="ce52" office:value-type="float" office:value="334" calcext:value-type="float">
            <text:p>334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148" calcext:value-type="float">
            <text:p>148</text:p>
          </table:table-cell>
          <table:table-cell table:style-name="ce52" office:value-type="float" office:value="112" calcext:value-type="float">
            <text:p>112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2" calcext:value-type="float">
            <text:p>32</text:p>
          </table:table-cell>
          <table:table-cell table:style-name="ce52" office:value-type="float" office:value="19" calcext:value-type="float">
            <text:p>19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9307" calcext:value-type="float">
            <text:p>269,307</text:p>
          </table:table-cell>
          <table:table-cell table:style-name="ce28" office:value-type="float" office:value="10769" calcext:value-type="float">
            <text:p>10,769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2192" calcext:value-type="float">
            <text:p>2,192</text:p>
          </table:table-cell>
          <table:table-cell table:style-name="ce28" office:value-type="float" office:value="12442" calcext:value-type="float">
            <text:p>12,442</text:p>
          </table:table-cell>
          <table:table-cell table:style-name="ce28" office:value-type="float" office:value="2715" calcext:value-type="float">
            <text:p>2,715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2173" calcext:value-type="float">
            <text:p>2,173</text:p>
          </table:table-cell>
          <table:table-cell table:style-name="ce28" office:value-type="float" office:value="2468" calcext:value-type="float">
            <text:p>2,468</text:p>
          </table:table-cell>
          <table:table-cell table:style-name="ce36" office:value-type="float" office:value="2500" calcext:value-type="float">
            <text:p>2,500</text:p>
          </table:table-cell>
          <table:table-cell table:style-name="ce28" office:value-type="float" office:value="14384" calcext:value-type="float">
            <text:p>14,384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947" calcext:value-type="float">
            <text:p>2,947</text:p>
          </table:table-cell>
          <table:table-cell table:style-name="ce36" office:value-type="float" office:value="3091" calcext:value-type="float">
            <text:p>3,091</text:p>
          </table:table-cell>
          <table:table-cell table:style-name="ce28" office:value-type="float" office:value="17794" calcext:value-type="float">
            <text:p>17,794</text:p>
          </table:table-cell>
          <table:table-cell table:style-name="ce28" office:value-type="float" office:value="3177" calcext:value-type="float">
            <text:p>3,177</text:p>
          </table:table-cell>
          <table:table-cell table:style-name="ce28" office:value-type="float" office:value="3320" calcext:value-type="float">
            <text:p>3,320</text:p>
          </table:table-cell>
          <table:table-cell table:style-name="ce28" office:value-type="float" office:value="4021" calcext:value-type="float">
            <text:p>4,021</text:p>
          </table:table-cell>
          <table:table-cell table:style-name="ce28" office:value-type="float" office:value="3845" calcext:value-type="float">
            <text:p>3,845</text:p>
          </table:table-cell>
          <table:table-cell table:style-name="ce36" office:value-type="float" office:value="3431" calcext:value-type="float">
            <text:p>3,431</text:p>
          </table:table-cell>
          <table:table-cell table:style-name="ce28" office:value-type="float" office:value="19427" calcext:value-type="float">
            <text:p>19,427</text:p>
          </table:table-cell>
          <table:table-cell table:style-name="ce28" office:value-type="float" office:value="3911" calcext:value-type="float">
            <text:p>3,911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3812" calcext:value-type="float">
            <text:p>3,812</text:p>
          </table:table-cell>
          <table:table-cell table:style-name="ce36" office:value-type="float" office:value="3773" calcext:value-type="float">
            <text:p>3,773</text:p>
          </table:table-cell>
          <table:table-cell table:style-name="ce28" office:value-type="float" office:value="17816" calcext:value-type="float">
            <text:p>17,816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393" calcext:value-type="float">
            <text:p>3,393</text:p>
          </table:table-cell>
          <table:table-cell table:style-name="ce36" office:value-type="float" office:value="3597" calcext:value-type="float">
            <text:p>3,597</text:p>
          </table:table-cell>
          <table:table-cell table:style-name="ce28" office:value-type="float" office:value="17697" calcext:value-type="float">
            <text:p>17,697</text:p>
          </table:table-cell>
          <table:table-cell table:style-name="ce28" office:value-type="float" office:value="3306" calcext:value-type="float">
            <text:p>3,306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3851" calcext:value-type="float">
            <text:p>3,851</text:p>
          </table:table-cell>
          <table:table-cell table:style-name="ce36" office:value-type="float" office:value="3841" calcext:value-type="float">
            <text:p>3,841</text:p>
          </table:table-cell>
          <table:table-cell table:style-name="ce28" office:value-type="float" office:value="21406" calcext:value-type="float">
            <text:p>21,406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4342" calcext:value-type="float">
            <text:p>4,342</text:p>
          </table:table-cell>
          <table:table-cell table:style-name="ce28" office:value-type="float" office:value="4251" calcext:value-type="float">
            <text:p>4,251</text:p>
          </table:table-cell>
          <table:table-cell table:style-name="ce28" office:value-type="float" office:value="4319" calcext:value-type="float">
            <text:p>4,319</text:p>
          </table:table-cell>
          <table:table-cell table:style-name="ce36" office:value-type="float" office:value="4379" calcext:value-type="float">
            <text:p>4,379</text:p>
          </table:table-cell>
          <table:table-cell table:style-name="ce28" office:value-type="float" office:value="20762" calcext:value-type="float">
            <text:p>20,762</text:p>
          </table:table-cell>
          <table:table-cell table:style-name="ce28" office:value-type="float" office:value="4217" calcext:value-type="float">
            <text:p>4,217</text:p>
          </table:table-cell>
          <table:table-cell table:style-name="ce28" office:value-type="float" office:value="4739" calcext:value-type="float">
            <text:p>4,739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4027" calcext:value-type="float">
            <text:p>4,027</text:p>
          </table:table-cell>
          <table:table-cell table:style-name="ce36" office:value-type="float" office:value="3840" calcext:value-type="float">
            <text:p>3,840</text:p>
          </table:table-cell>
          <table:table-cell table:style-name="ce28" office:value-type="float" office:value="20620" calcext:value-type="float">
            <text:p>20,620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4071" calcext:value-type="float">
            <text:p>4,071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4321" calcext:value-type="float">
            <text:p>4,321</text:p>
          </table:table-cell>
          <table:table-cell table:style-name="ce36" office:value-type="float" office:value="4157" calcext:value-type="float">
            <text:p>4,157</text:p>
          </table:table-cell>
          <table:table-cell table:style-name="ce28" office:value-type="float" office:value="20824" calcext:value-type="float">
            <text:p>20,824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4249" calcext:value-type="float">
            <text:p>4,249</text:p>
          </table:table-cell>
          <table:table-cell table:style-name="ce28" office:value-type="float" office:value="4131" calcext:value-type="float">
            <text:p>4,131</text:p>
          </table:table-cell>
          <table:table-cell table:style-name="ce28" office:value-type="float" office:value="4083" calcext:value-type="float">
            <text:p>4,083</text:p>
          </table:table-cell>
          <table:table-cell table:style-name="ce36" office:value-type="float" office:value="4253" calcext:value-type="float">
            <text:p>4,253</text:p>
          </table:table-cell>
          <table:table-cell table:style-name="ce28" office:value-type="float" office:value="19746" calcext:value-type="float">
            <text:p>19,746</text:p>
          </table:table-cell>
          <table:table-cell table:style-name="ce28" office:value-type="float" office:value="4140" calcext:value-type="float">
            <text:p>4,140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3743" calcext:value-type="float">
            <text:p>3,743</text:p>
          </table:table-cell>
          <table:table-cell table:style-name="ce36" office:value-type="float" office:value="3888" calcext:value-type="float">
            <text:p>3,888</text:p>
          </table:table-cell>
          <table:table-cell table:style-name="ce28" office:value-type="float" office:value="17064" calcext:value-type="float">
            <text:p>17,064</text:p>
          </table:table-cell>
          <table:table-cell table:style-name="ce28" office:value-type="float" office:value="3411" calcext:value-type="float">
            <text:p>3,411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372" calcext:value-type="float">
            <text:p>3,372</text:p>
          </table:table-cell>
          <table:table-cell table:style-name="ce36" office:value-type="float" office:value="3175" calcext:value-type="float">
            <text:p>3,175</text:p>
          </table:table-cell>
          <table:table-cell table:style-name="ce28" office:value-type="float" office:value="13829" calcext:value-type="float">
            <text:p>13,829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8" office:value-type="float" office:value="2507" calcext:value-type="float">
            <text:p>2,507</text:p>
          </table:table-cell>
          <table:table-cell table:style-name="ce36" office:value-type="float" office:value="2280" calcext:value-type="float">
            <text:p>2,280</text:p>
          </table:table-cell>
          <table:table-cell table:style-name="ce28" office:value-type="float" office:value="8202" calcext:value-type="float">
            <text:p>8,202</text:p>
          </table:table-cell>
          <table:table-cell table:style-name="ce28" office:value-type="float" office:value="2106" calcext:value-type="float">
            <text:p>2,106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566" calcext:value-type="float">
            <text:p>1,566</text:p>
          </table:table-cell>
          <table:table-cell table:style-name="ce36" office:value-type="float" office:value="1614" calcext:value-type="float">
            <text:p>1,614</text:p>
          </table:table-cell>
          <table:table-cell table:style-name="ce28" office:value-type="float" office:value="7075" calcext:value-type="float">
            <text:p>7,075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401" calcext:value-type="float">
            <text:p>1,401</text:p>
          </table:table-cell>
          <table:table-cell table:style-name="ce36" office:value-type="float" office:value="1226" calcext:value-type="float">
            <text:p>1,226</text:p>
          </table:table-cell>
          <table:table-cell table:style-name="ce28" office:value-type="float" office:value="5078" calcext:value-type="float">
            <text:p>5,078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081" calcext:value-type="float">
            <text:p>1,081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928" calcext:value-type="float">
            <text:p>928</text:p>
          </table:table-cell>
          <table:table-cell table:style-name="ce36" office:value-type="float" office:value="831" calcext:value-type="float">
            <text:p>831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519" calcext:value-type="float">
            <text:p>519</text:p>
          </table:table-cell>
          <table:table-cell table:style-name="ce36" office:value-type="float" office:value="416" calcext:value-type="float">
            <text:p>416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74" calcext:value-type="float">
            <text:p>174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953" calcext:value-type="float">
            <text:p>130,953</text:p>
          </table:table-cell>
          <table:table-cell table:style-name="ce28" office:value-type="float" office:value="5563" calcext:value-type="float">
            <text:p>5,563</text:p>
          </table:table-cell>
          <table:table-cell table:style-name="ce28" office:value-type="float" office:value="998" calcext:value-type="float">
            <text:p>998</text:p>
          </table:table-cell>
          <table:table-cell table:style-name="ce28" office:value-type="float" office:value="1057" calcext:value-type="float">
            <text:p>1,057</text:p>
          </table:table-cell>
          <table:table-cell table:style-name="ce28" office:value-type="float" office:value="1149" calcext:value-type="float">
            <text:p>1,149</text:p>
          </table:table-cell>
          <table:table-cell table:style-name="ce28" office:value-type="float" office:value="1202" calcext:value-type="float">
            <text:p>1,202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1405" calcext:value-type="float">
            <text:p>1,405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098" calcext:value-type="float">
            <text:p>1,098</text:p>
          </table:table-cell>
          <table:table-cell table:style-name="ce28" office:value-type="float" office:value="1297" calcext:value-type="float">
            <text:p>1,297</text:p>
          </table:table-cell>
          <table:table-cell table:style-name="ce36" office:value-type="float" office:value="1369" calcext:value-type="float">
            <text:p>1,369</text:p>
          </table:table-cell>
          <table:table-cell table:style-name="ce28" office:value-type="float" office:value="7544" calcext:value-type="float">
            <text:p>7,544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592" calcext:value-type="float">
            <text:p>1,592</text:p>
          </table:table-cell>
          <table:table-cell table:style-name="ce36" office:value-type="float" office:value="1641" calcext:value-type="float">
            <text:p>1,641</text:p>
          </table:table-cell>
          <table:table-cell table:style-name="ce28" office:value-type="float" office:value="9321" calcext:value-type="float">
            <text:p>9,321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2110" calcext:value-type="float">
            <text:p>2,110</text:p>
          </table:table-cell>
          <table:table-cell table:style-name="ce28" office:value-type="float" office:value="2023" calcext:value-type="float">
            <text:p>2,023</text:p>
          </table:table-cell>
          <table:table-cell table:style-name="ce36" office:value-type="float" office:value="1821" calcext:value-type="float">
            <text:p>1,821</text:p>
          </table:table-cell>
          <table:table-cell table:style-name="ce28" office:value-type="float" office:value="9956" calcext:value-type="float">
            <text:p>9,956</text:p>
          </table:table-cell>
          <table:table-cell table:style-name="ce28" office:value-type="float" office:value="2007" calcext:value-type="float">
            <text:p>2,007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2024" calcext:value-type="float">
            <text:p>2,024</text:p>
          </table:table-cell>
          <table:table-cell table:style-name="ce28" office:value-type="float" office:value="1974" calcext:value-type="float">
            <text:p>1,974</text:p>
          </table:table-cell>
          <table:table-cell table:style-name="ce36" office:value-type="float" office:value="1981" calcext:value-type="float">
            <text:p>1,981</text:p>
          </table:table-cell>
          <table:table-cell table:style-name="ce28" office:value-type="float" office:value="9190" calcext:value-type="float">
            <text:p>9,190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1847" calcext:value-type="float">
            <text:p>1,847</text:p>
          </table:table-cell>
          <table:table-cell table:style-name="ce28" office:value-type="float" office:value="1844" calcext:value-type="float">
            <text:p>1,844</text:p>
          </table:table-cell>
          <table:table-cell table:style-name="ce28" office:value-type="float" office:value="1766" calcext:value-type="float">
            <text:p>1,766</text:p>
          </table:table-cell>
          <table:table-cell table:style-name="ce36" office:value-type="float" office:value="1842" calcext:value-type="float">
            <text:p>1,842</text:p>
          </table:table-cell>
          <table:table-cell table:style-name="ce28" office:value-type="float" office:value="8800" calcext:value-type="float">
            <text:p>8,800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1720" calcext:value-type="float">
            <text:p>1,720</text:p>
          </table:table-cell>
          <table:table-cell table:style-name="ce28" office:value-type="float" office:value="1935" calcext:value-type="float">
            <text:p>1,935</text:p>
          </table:table-cell>
          <table:table-cell table:style-name="ce36" office:value-type="float" office:value="1909" calcext:value-type="float">
            <text:p>1,909</text:p>
          </table:table-cell>
          <table:table-cell table:style-name="ce28" office:value-type="float" office:value="10164" calcext:value-type="float">
            <text:p>10,164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2036" calcext:value-type="float">
            <text:p>2,036</text:p>
          </table:table-cell>
          <table:table-cell table:style-name="ce28" office:value-type="float" office:value="2061" calcext:value-type="float">
            <text:p>2,061</text:p>
          </table:table-cell>
          <table:table-cell table:style-name="ce36" office:value-type="float" office:value="2061" calcext:value-type="float">
            <text:p>2,061</text:p>
          </table:table-cell>
          <table:table-cell table:style-name="ce28" office:value-type="float" office:value="9479" calcext:value-type="float">
            <text:p>9,479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2149" calcext:value-type="float">
            <text:p>2,149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1810" calcext:value-type="float">
            <text:p>1,810</text:p>
          </table:table-cell>
          <table:table-cell table:style-name="ce36" office:value-type="float" office:value="1745" calcext:value-type="float">
            <text:p>1,745</text:p>
          </table:table-cell>
          <table:table-cell table:style-name="ce28" office:value-type="float" office:value="9616" calcext:value-type="float">
            <text:p>9,616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854" calcext:value-type="float">
            <text:p>1,854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2022" calcext:value-type="float">
            <text:p>2,022</text:p>
          </table:table-cell>
          <table:table-cell table:style-name="ce36" office:value-type="float" office:value="1979" calcext:value-type="float">
            <text:p>1,979</text:p>
          </table:table-cell>
          <table:table-cell table:style-name="ce28" office:value-type="float" office:value="9986" calcext:value-type="float">
            <text:p>9,986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1970" calcext:value-type="float">
            <text:p>1,970</text:p>
          </table:table-cell>
          <table:table-cell table:style-name="ce36" office:value-type="float" office:value="2042" calcext:value-type="float">
            <text:p>2,042</text:p>
          </table:table-cell>
          <table:table-cell table:style-name="ce28" office:value-type="float" office:value="9521" calcext:value-type="float">
            <text:p>9,521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1955" calcext:value-type="float">
            <text:p>1,955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780" calcext:value-type="float">
            <text:p>1,780</text:p>
          </table:table-cell>
          <table:table-cell table:style-name="ce36" office:value-type="float" office:value="1891" calcext:value-type="float">
            <text:p>1,891</text:p>
          </table:table-cell>
          <table:table-cell table:style-name="ce28" office:value-type="float" office:value="8169" calcext:value-type="float">
            <text:p>8,169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636" calcext:value-type="float">
            <text:p>1,636</text:p>
          </table:table-cell>
          <table:table-cell table:style-name="ce36" office:value-type="float" office:value="1503" calcext:value-type="float">
            <text:p>1,503</text:p>
          </table:table-cell>
          <table:table-cell table:style-name="ce28" office:value-type="float" office:value="6402" calcext:value-type="float">
            <text:p>6,402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1161" calcext:value-type="float">
            <text:p>1,161</text:p>
          </table:table-cell>
          <table:table-cell table:style-name="ce36" office:value-type="float" office:value="1033" calcext:value-type="float">
            <text:p>1,033</text:p>
          </table:table-cell>
          <table:table-cell table:style-name="ce28" office:value-type="float" office:value="3705" calcext:value-type="float">
            <text:p>3,705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687" calcext:value-type="float">
            <text:p>687</text:p>
          </table:table-cell>
          <table:table-cell table:style-name="ce36" office:value-type="float" office:value="719" calcext:value-type="float">
            <text:p>719</text:p>
          </table:table-cell>
          <table:table-cell table:style-name="ce28" office:value-type="float" office:value="3027" calcext:value-type="float">
            <text:p>3,027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599" calcext:value-type="float">
            <text:p>599</text:p>
          </table:table-cell>
          <table:table-cell table:style-name="ce36" office:value-type="float" office:value="518" calcext:value-type="float">
            <text:p>518</text:p>
          </table:table-cell>
          <table:table-cell table:style-name="ce28" office:value-type="float" office:value="2019" calcext:value-type="float">
            <text:p>2,019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57" calcext:value-type="float">
            <text:p>357</text:p>
          </table:table-cell>
          <table:table-cell table:style-name="ce36" office:value-type="float" office:value="338" calcext:value-type="float">
            <text:p>338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78" calcext:value-type="float">
            <text:p>178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354" calcext:value-type="float">
            <text:p>138,354</text:p>
          </table:table-cell>
          <table:table-cell table:style-name="ce35" office:value-type="float" office:value="5206" calcext:value-type="float">
            <text:p>5,206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5872" calcext:value-type="float">
            <text:p>5,872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075" calcext:value-type="float">
            <text:p>1,075</text:p>
          </table:table-cell>
          <table:table-cell table:style-name="ce29" office:value-type="float" office:value="1171" calcext:value-type="float">
            <text:p>1,171</text:p>
          </table:table-cell>
          <table:table-cell table:style-name="ce35" office:value-type="float" office:value="1131" calcext:value-type="float">
            <text:p>1,131</text:p>
          </table:table-cell>
          <table:table-cell table:style-name="ce29" office:value-type="float" office:value="6840" calcext:value-type="float">
            <text:p>6,840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355" calcext:value-type="float">
            <text:p>1,355</text:p>
          </table:table-cell>
          <table:table-cell table:style-name="ce35" office:value-type="float" office:value="1450" calcext:value-type="float">
            <text:p>1,450</text:p>
          </table:table-cell>
          <table:table-cell table:style-name="ce29" office:value-type="float" office:value="8473" calcext:value-type="float">
            <text:p>8,473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1822" calcext:value-type="float">
            <text:p>1,822</text:p>
          </table:table-cell>
          <table:table-cell table:style-name="ce35" office:value-type="float" office:value="1610" calcext:value-type="float">
            <text:p>1,610</text:p>
          </table:table-cell>
          <table:table-cell table:style-name="ce29" office:value-type="float" office:value="9471" calcext:value-type="float">
            <text:p>9,471</text:p>
          </table:table-cell>
          <table:table-cell table:style-name="ce29" office:value-type="float" office:value="1904" calcext:value-type="float">
            <text:p>1,904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1838" calcext:value-type="float">
            <text:p>1,838</text:p>
          </table:table-cell>
          <table:table-cell table:style-name="ce35" office:value-type="float" office:value="1792" calcext:value-type="float">
            <text:p>1,792</text:p>
          </table:table-cell>
          <table:table-cell table:style-name="ce29" office:value-type="float" office:value="8626" calcext:value-type="float">
            <text:p>8,626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627" calcext:value-type="float">
            <text:p>1,627</text:p>
          </table:table-cell>
          <table:table-cell table:style-name="ce35" office:value-type="float" office:value="1755" calcext:value-type="float">
            <text:p>1,755</text:p>
          </table:table-cell>
          <table:table-cell table:style-name="ce29" office:value-type="float" office:value="8897" calcext:value-type="float">
            <text:p>8,897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865" calcext:value-type="float">
            <text:p>1,865</text:p>
          </table:table-cell>
          <table:table-cell table:style-name="ce29" office:value-type="float" office:value="1916" calcext:value-type="float">
            <text:p>1,916</text:p>
          </table:table-cell>
          <table:table-cell table:style-name="ce35" office:value-type="float" office:value="1932" calcext:value-type="float">
            <text:p>1,932</text:p>
          </table:table-cell>
          <table:table-cell table:style-name="ce29" office:value-type="float" office:value="11242" calcext:value-type="float">
            <text:p>11,242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258" calcext:value-type="float">
            <text:p>2,258</text:p>
          </table:table-cell>
          <table:table-cell table:style-name="ce35" office:value-type="float" office:value="2318" calcext:value-type="float">
            <text:p>2,318</text:p>
          </table:table-cell>
          <table:table-cell table:style-name="ce29" office:value-type="float" office:value="11283" calcext:value-type="float">
            <text:p>11,283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2590" calcext:value-type="float">
            <text:p>2,590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217" calcext:value-type="float">
            <text:p>2,217</text:p>
          </table:table-cell>
          <table:table-cell table:style-name="ce35" office:value-type="float" office:value="2095" calcext:value-type="float">
            <text:p>2,095</text:p>
          </table:table-cell>
          <table:table-cell table:style-name="ce29" office:value-type="float" office:value="11004" calcext:value-type="float">
            <text:p>11,004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2299" calcext:value-type="float">
            <text:p>2,299</text:p>
          </table:table-cell>
          <table:table-cell table:style-name="ce35" office:value-type="float" office:value="2178" calcext:value-type="float">
            <text:p>2,178</text:p>
          </table:table-cell>
          <table:table-cell table:style-name="ce29" office:value-type="float" office:value="10838" calcext:value-type="float">
            <text:p>10,838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2113" calcext:value-type="float">
            <text:p>2,113</text:p>
          </table:table-cell>
          <table:table-cell table:style-name="ce35" office:value-type="float" office:value="2211" calcext:value-type="float">
            <text:p>2,211</text:p>
          </table:table-cell>
          <table:table-cell table:style-name="ce29" office:value-type="float" office:value="10225" calcext:value-type="float">
            <text:p>10,225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1963" calcext:value-type="float">
            <text:p>1,963</text:p>
          </table:table-cell>
          <table:table-cell table:style-name="ce35" office:value-type="float" office:value="1997" calcext:value-type="float">
            <text:p>1,997</text:p>
          </table:table-cell>
          <table:table-cell table:style-name="ce29" office:value-type="float" office:value="8895" calcext:value-type="float">
            <text:p>8,895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823" calcext:value-type="float">
            <text:p>1,823</text:p>
          </table:table-cell>
          <table:table-cell table:style-name="ce29" office:value-type="float" office:value="1736" calcext:value-type="float">
            <text:p>1,736</text:p>
          </table:table-cell>
          <table:table-cell table:style-name="ce35" office:value-type="float" office:value="1672" calcext:value-type="float">
            <text:p>1,672</text:p>
          </table:table-cell>
          <table:table-cell table:style-name="ce29" office:value-type="float" office:value="7427" calcext:value-type="float">
            <text:p>7,427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346" calcext:value-type="float">
            <text:p>1,346</text:p>
          </table:table-cell>
          <table:table-cell table:style-name="ce35" office:value-type="float" office:value="1247" calcext:value-type="float">
            <text:p>1,247</text:p>
          </table:table-cell>
          <table:table-cell table:style-name="ce29" office:value-type="float" office:value="4497" calcext:value-type="float">
            <text:p>4,497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879" calcext:value-type="float">
            <text:p>879</text:p>
          </table:table-cell>
          <table:table-cell table:style-name="ce35" office:value-type="float" office:value="895" calcext:value-type="float">
            <text:p>895</text:p>
          </table:table-cell>
          <table:table-cell table:style-name="ce29" office:value-type="float" office:value="4048" calcext:value-type="float">
            <text:p>4,048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802" calcext:value-type="float">
            <text:p>802</text:p>
          </table:table-cell>
          <table:table-cell table:style-name="ce35" office:value-type="float" office:value="708" calcext:value-type="float">
            <text:p>708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71" calcext:value-type="float">
            <text:p>571</text:p>
          </table:table-cell>
          <table:table-cell table:style-name="ce35" office:value-type="float" office:value="493" calcext:value-type="float">
            <text:p>493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float" office:value="238" calcext:value-type="float">
            <text:p>238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00" calcext:value-type="float">
            <text:p>100</text:p>
          </table:table-cell>
          <table:table-cell table:style-name="ce35" office:value-type="float" office:value="61" calcext:value-type="float">
            <text:p>61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0565" calcext:value-type="float">
            <text:p>150,565</text:p>
          </table:table-cell>
          <table:table-cell table:style-name="ce26" office:value-type="float" office:value="6244" calcext:value-type="float">
            <text:p>6,244</text:p>
          </table:table-cell>
          <table:table-cell table:style-name="ce26" office:value-type="float" office:value="1281" calcext:value-type="float">
            <text:p>1,281</text:p>
          </table:table-cell>
          <table:table-cell table:style-name="ce26" office:value-type="float" office:value="1394" calcext:value-type="float">
            <text:p>1,394</text:p>
          </table:table-cell>
          <table:table-cell table:style-name="ce26" office:value-type="float" office:value="1295" calcext:value-type="float">
            <text:p>1,295</text:p>
          </table:table-cell>
          <table:table-cell table:style-name="ce26" office:value-type="float" office:value="1255" calcext:value-type="float">
            <text:p>1,255</text:p>
          </table:table-cell>
          <table:table-cell table:style-name="ce26" office:value-type="float" office:value="1019" calcext:value-type="float">
            <text:p>1,019</text:p>
          </table:table-cell>
          <table:table-cell table:style-name="ce26" office:value-type="float" office:value="4323" calcext:value-type="float">
            <text:p>4,323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853" calcext:value-type="float">
            <text:p>853</text:p>
          </table:table-cell>
          <table:table-cell table:style-name="ce26" office:value-type="float" office:value="762" calcext:value-type="float">
            <text:p>762</text:p>
          </table:table-cell>
          <table:table-cell table:style-name="ce26" office:value-type="float" office:value="818" calcext:value-type="float">
            <text:p>818</text:p>
          </table:table-cell>
          <table:table-cell table:style-name="ce47" office:value-type="float" office:value="832" calcext:value-type="float">
            <text:p>832</text:p>
          </table:table-cell>
          <table:table-cell table:style-name="ce26" office:value-type="float" office:value="4272" calcext:value-type="float">
            <text:p>4,272</text:p>
          </table:table-cell>
          <table:table-cell table:style-name="ce26" office:value-type="float" office:value="863" calcext:value-type="float">
            <text:p>863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835" calcext:value-type="float">
            <text:p>835</text:p>
          </table:table-cell>
          <table:table-cell table:style-name="ce26" office:value-type="float" office:value="845" calcext:value-type="float">
            <text:p>845</text:p>
          </table:table-cell>
          <table:table-cell table:style-name="ce47" office:value-type="float" office:value="918" calcext:value-type="float">
            <text:p>918</text:p>
          </table:table-cell>
          <table:table-cell table:style-name="ce26" office:value-type="float" office:value="7261" calcext:value-type="float">
            <text:p>7,261</text:p>
          </table:table-cell>
          <table:table-cell table:style-name="ce26" office:value-type="float" office:value="1012" calcext:value-type="float">
            <text:p>1,012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6" office:value-type="float" office:value="1457" calcext:value-type="float">
            <text:p>1,457</text:p>
          </table:table-cell>
          <table:table-cell table:style-name="ce26" office:value-type="float" office:value="1727" calcext:value-type="float">
            <text:p>1,727</text:p>
          </table:table-cell>
          <table:table-cell table:style-name="ce47" office:value-type="float" office:value="1967" calcext:value-type="float">
            <text:p>1,967</text:p>
          </table:table-cell>
          <table:table-cell table:style-name="ce26" office:value-type="float" office:value="13038" calcext:value-type="float">
            <text:p>13,038</text:p>
          </table:table-cell>
          <table:table-cell table:style-name="ce26" office:value-type="float" office:value="2557" calcext:value-type="float">
            <text:p>2,557</text:p>
          </table:table-cell>
          <table:table-cell table:style-name="ce26" office:value-type="float" office:value="2616" calcext:value-type="float">
            <text:p>2,616</text:p>
          </table:table-cell>
          <table:table-cell table:style-name="ce26" office:value-type="float" office:value="2709" calcext:value-type="float">
            <text:p>2,709</text:p>
          </table:table-cell>
          <table:table-cell table:style-name="ce26" office:value-type="float" office:value="2553" calcext:value-type="float">
            <text:p>2,553</text:p>
          </table:table-cell>
          <table:table-cell table:style-name="ce47" office:value-type="float" office:value="2603" calcext:value-type="float">
            <text:p>2,603</text:p>
          </table:table-cell>
          <table:table-cell table:style-name="ce26" office:value-type="float" office:value="12219" calcext:value-type="float">
            <text:p>12,219</text:p>
          </table:table-cell>
          <table:table-cell table:style-name="ce26" office:value-type="float" office:value="2547" calcext:value-type="float">
            <text:p>2,547</text:p>
          </table:table-cell>
          <table:table-cell table:style-name="ce26" office:value-type="float" office:value="2415" calcext:value-type="float">
            <text:p>2,415</text:p>
          </table:table-cell>
          <table:table-cell table:style-name="ce26" office:value-type="float" office:value="2503" calcext:value-type="float">
            <text:p>2,503</text:p>
          </table:table-cell>
          <table:table-cell table:style-name="ce26" office:value-type="float" office:value="2291" calcext:value-type="float">
            <text:p>2,291</text:p>
          </table:table-cell>
          <table:table-cell table:style-name="ce47" office:value-type="float" office:value="2463" calcext:value-type="float">
            <text:p>2,463</text:p>
          </table:table-cell>
          <table:table-cell table:style-name="ce26" office:value-type="float" office:value="11245" calcext:value-type="float">
            <text:p>11,245</text:p>
          </table:table-cell>
          <table:table-cell table:style-name="ce26" office:value-type="float" office:value="2259" calcext:value-type="float">
            <text:p>2,259</text:p>
          </table:table-cell>
          <table:table-cell table:style-name="ce26" office:value-type="float" office:value="2060" calcext:value-type="float">
            <text:p>2,060</text:p>
          </table:table-cell>
          <table:table-cell table:style-name="ce26" office:value-type="float" office:value="2245" calcext:value-type="float">
            <text:p>2,245</text:p>
          </table:table-cell>
          <table:table-cell table:style-name="ce26" office:value-type="float" office:value="2382" calcext:value-type="float">
            <text:p>2,382</text:p>
          </table:table-cell>
          <table:table-cell table:style-name="ce47" office:value-type="float" office:value="2299" calcext:value-type="float">
            <text:p>2,299</text:p>
          </table:table-cell>
          <table:table-cell table:style-name="ce26" office:value-type="float" office:value="11437" calcext:value-type="float">
            <text:p>11,437</text:p>
          </table:table-cell>
          <table:table-cell table:style-name="ce26" office:value-type="float" office:value="2379" calcext:value-type="float">
            <text:p>2,379</text:p>
          </table:table-cell>
          <table:table-cell table:style-name="ce26" office:value-type="float" office:value="2355" calcext:value-type="float">
            <text:p>2,355</text:p>
          </table:table-cell>
          <table:table-cell table:style-name="ce26" office:value-type="float" office:value="2208" calcext:value-type="float">
            <text:p>2,208</text:p>
          </table:table-cell>
          <table:table-cell table:style-name="ce26" office:value-type="float" office:value="2270" calcext:value-type="float">
            <text:p>2,270</text:p>
          </table:table-cell>
          <table:table-cell table:style-name="ce47" office:value-type="float" office:value="2225" calcext:value-type="float">
            <text:p>2,225</text:p>
          </table:table-cell>
          <table:table-cell table:style-name="ce26" office:value-type="float" office:value="10732" calcext:value-type="float">
            <text:p>10,732</text:p>
          </table:table-cell>
          <table:table-cell table:style-name="ce26" office:value-type="float" office:value="2134" calcext:value-type="float">
            <text:p>2,134</text:p>
          </table:table-cell>
          <table:table-cell table:style-name="ce26" office:value-type="float" office:value="2264" calcext:value-type="float">
            <text:p>2,264</text:p>
          </table:table-cell>
          <table:table-cell table:style-name="ce26" office:value-type="float" office:value="2126" calcext:value-type="float">
            <text:p>2,126</text:p>
          </table:table-cell>
          <table:table-cell table:style-name="ce26" office:value-type="float" office:value="2077" calcext:value-type="float">
            <text:p>2,077</text:p>
          </table:table-cell>
          <table:table-cell table:style-name="ce47" office:value-type="float" office:value="2131" calcext:value-type="float">
            <text:p>2,131</text:p>
          </table:table-cell>
          <table:table-cell table:style-name="ce26" office:value-type="float" office:value="11934" calcext:value-type="float">
            <text:p>11,934</text:p>
          </table:table-cell>
          <table:table-cell table:style-name="ce26" office:value-type="float" office:value="2231" calcext:value-type="float">
            <text:p>2,231</text:p>
          </table:table-cell>
          <table:table-cell table:style-name="ce26" office:value-type="float" office:value="2296" calcext:value-type="float">
            <text:p>2,296</text:p>
          </table:table-cell>
          <table:table-cell table:style-name="ce26" office:value-type="float" office:value="2470" calcext:value-type="float">
            <text:p>2,470</text:p>
          </table:table-cell>
          <table:table-cell table:style-name="ce26" office:value-type="float" office:value="2489" calcext:value-type="float">
            <text:p>2,489</text:p>
          </table:table-cell>
          <table:table-cell table:style-name="ce47" office:value-type="float" office:value="2448" calcext:value-type="float">
            <text:p>2,448</text:p>
          </table:table-cell>
          <table:table-cell table:style-name="ce26" office:value-type="float" office:value="13758" calcext:value-type="float">
            <text:p>13,758</text:p>
          </table:table-cell>
          <table:table-cell table:style-name="ce26" office:value-type="float" office:value="2430" calcext:value-type="float">
            <text:p>2,430</text:p>
          </table:table-cell>
          <table:table-cell table:style-name="ce26" office:value-type="float" office:value="2751" calcext:value-type="float">
            <text:p>2,751</text:p>
          </table:table-cell>
          <table:table-cell table:style-name="ce26" office:value-type="float" office:value="2775" calcext:value-type="float">
            <text:p>2,775</text:p>
          </table:table-cell>
          <table:table-cell table:style-name="ce26" office:value-type="float" office:value="2879" calcext:value-type="float">
            <text:p>2,879</text:p>
          </table:table-cell>
          <table:table-cell table:style-name="ce47" office:value-type="float" office:value="2923" calcext:value-type="float">
            <text:p>2,923</text:p>
          </table:table-cell>
          <table:table-cell table:style-name="ce26" office:value-type="float" office:value="13851" calcext:value-type="float">
            <text:p>13,851</text:p>
          </table:table-cell>
          <table:table-cell table:style-name="ce26" office:value-type="float" office:value="2853" calcext:value-type="float">
            <text:p>2,853</text:p>
          </table:table-cell>
          <table:table-cell table:style-name="ce26" office:value-type="float" office:value="2668" calcext:value-type="float">
            <text:p>2,668</text:p>
          </table:table-cell>
          <table:table-cell table:style-name="ce26" office:value-type="float" office:value="2768" calcext:value-type="float">
            <text:p>2,768</text:p>
          </table:table-cell>
          <table:table-cell table:style-name="ce26" office:value-type="float" office:value="2839" calcext:value-type="float">
            <text:p>2,839</text:p>
          </table:table-cell>
          <table:table-cell table:style-name="ce47" office:value-type="float" office:value="2723" calcext:value-type="float">
            <text:p>2,723</text:p>
          </table:table-cell>
          <table:table-cell table:style-name="ce26" office:value-type="float" office:value="11792" calcext:value-type="float">
            <text:p>11,792</text:p>
          </table:table-cell>
          <table:table-cell table:style-name="ce26" office:value-type="float" office:value="2734" calcext:value-type="float">
            <text:p>2,734</text:p>
          </table:table-cell>
          <table:table-cell table:style-name="ce26" office:value-type="float" office:value="2550" calcext:value-type="float">
            <text:p>2,550</text:p>
          </table:table-cell>
          <table:table-cell table:style-name="ce26" office:value-type="float" office:value="2371" calcext:value-type="float">
            <text:p>2,371</text:p>
          </table:table-cell>
          <table:table-cell table:style-name="ce26" office:value-type="float" office:value="2268" calcext:value-type="float">
            <text:p>2,268</text:p>
          </table:table-cell>
          <table:table-cell table:style-name="ce47" office:value-type="float" office:value="1869" calcext:value-type="float">
            <text:p>1,869</text:p>
          </table:table-cell>
          <table:table-cell table:style-name="ce26" office:value-type="float" office:value="6862" calcext:value-type="float">
            <text:p>6,862</text:p>
          </table:table-cell>
          <table:table-cell table:style-name="ce26" office:value-type="float" office:value="1841" calcext:value-type="float">
            <text:p>1,841</text:p>
          </table:table-cell>
          <table:table-cell table:style-name="ce26" office:value-type="float" office:value="1464" calcext:value-type="float">
            <text:p>1,464</text:p>
          </table:table-cell>
          <table:table-cell table:style-name="ce26" office:value-type="float" office:value="1367" calcext:value-type="float">
            <text:p>1,367</text:p>
          </table:table-cell>
          <table:table-cell table:style-name="ce26" office:value-type="float" office:value="1184" calcext:value-type="float">
            <text:p>1,184</text:p>
          </table:table-cell>
          <table:table-cell table:style-name="ce47" office:value-type="float" office:value="1006" calcext:value-type="float">
            <text:p>1,006</text:p>
          </table:table-cell>
          <table:table-cell table:style-name="ce26" office:value-type="float" office:value="3818" calcext:value-type="float">
            <text:p>3,818</text:p>
          </table:table-cell>
          <table:table-cell table:style-name="ce26" office:value-type="float" office:value="901" calcext:value-type="float">
            <text:p>901</text:p>
          </table:table-cell>
          <table:table-cell table:style-name="ce26" office:value-type="float" office:value="756" calcext:value-type="float">
            <text:p>756</text:p>
          </table:table-cell>
          <table:table-cell table:style-name="ce26" office:value-type="float" office:value="702" calcext:value-type="float">
            <text:p>702</text:p>
          </table:table-cell>
          <table:table-cell table:style-name="ce26" office:value-type="float" office:value="743" calcext:value-type="float">
            <text:p>743</text:p>
          </table:table-cell>
          <table:table-cell table:style-name="ce47" office:value-type="float" office:value="716" calcext:value-type="float">
            <text:p>716</text:p>
          </table:table-cell>
          <table:table-cell table:style-name="ce26" office:value-type="float" office:value="3121" calcext:value-type="float">
            <text:p>3,121</text:p>
          </table:table-cell>
          <table:table-cell table:style-name="ce26" office:value-type="float" office:value="675" calcext:value-type="float">
            <text:p>675</text:p>
          </table:table-cell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602" calcext:value-type="float">
            <text:p>602</text:p>
          </table:table-cell>
          <table:table-cell table:style-name="ce26" office:value-type="float" office:value="597" calcext:value-type="float">
            <text:p>597</text:p>
          </table:table-cell>
          <table:table-cell table:style-name="ce47" office:value-type="float" office:value="588" calcext:value-type="float">
            <text:p>588</text:p>
          </table:table-cell>
          <table:table-cell table:style-name="ce26" office:value-type="float" office:value="2428" calcext:value-type="float">
            <text:p>2,428</text:p>
          </table:table-cell>
          <table:table-cell table:style-name="ce26" office:value-type="float" office:value="618" calcext:value-type="float">
            <text:p>618</text:p>
          </table:table-cell>
          <table:table-cell table:style-name="ce26" office:value-type="float" office:value="499" calcext:value-type="float">
            <text:p>499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435" calcext:value-type="float">
            <text:p>435</text:p>
          </table:table-cell>
          <table:table-cell table:style-name="ce47" office:value-type="float" office:value="403" calcext:value-type="float">
            <text:p>403</text:p>
          </table:table-cell>
          <table:table-cell table:style-name="ce26" office:value-type="float" office:value="1391" calcext:value-type="float">
            <text:p>1,391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224" calcext:value-type="float">
            <text:p>224</text:p>
          </table:table-cell>
          <table:table-cell table:style-name="ce47" office:value-type="float" office:value="211" calcext:value-type="float">
            <text:p>211</text:p>
          </table:table-cell>
          <table:table-cell table:style-name="ce26" office:value-type="float" office:value="587" calcext:value-type="float">
            <text:p>587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00" calcext:value-type="float">
            <text:p>100</text:p>
          </table:table-cell>
          <table:table-cell table:style-name="ce47" office:value-type="float" office:value="82" calcext:value-type="float">
            <text:p>82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6" calcext:value-type="float">
            <text:p>26</text:p>
          </table:table-cell>
          <table:table-cell table:style-name="ce47" office:value-type="float" office:value="25" calcext:value-type="float">
            <text:p>25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6177" calcext:value-type="float">
            <text:p>76,177</text:p>
          </table:table-cell>
          <table:table-cell table:style-name="ce26" office:value-type="float" office:value="3265" calcext:value-type="float">
            <text:p>3,265</text:p>
          </table:table-cell>
          <table:table-cell table:style-name="ce26" office:value-type="float" office:value="675" calcext:value-type="float">
            <text:p>675</text:p>
          </table:table-cell>
          <table:table-cell table:style-name="ce26" office:value-type="float" office:value="737" calcext:value-type="float">
            <text:p>737</text:p>
          </table:table-cell>
          <table:table-cell table:style-name="ce26" office:value-type="float" office:value="678" calcext:value-type="float">
            <text:p>678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536" calcext:value-type="float">
            <text:p>536</text:p>
          </table:table-cell>
          <table:table-cell table:style-name="ce26" office:value-type="float" office:value="2241" calcext:value-type="float">
            <text:p>2,241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410" calcext:value-type="float">
            <text:p>410</text:p>
          </table:table-cell>
          <table:table-cell table:style-name="ce47" office:value-type="float" office:value="422" calcext:value-type="float">
            <text:p>422</text:p>
          </table:table-cell>
          <table:table-cell table:style-name="ce26" office:value-type="float" office:value="2271" calcext:value-type="float">
            <text:p>2,271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418" calcext:value-type="float">
            <text:p>418</text:p>
          </table:table-cell>
          <table:table-cell table:style-name="ce47" office:value-type="float" office:value="500" calcext:value-type="float">
            <text:p>500</text:p>
          </table:table-cell>
          <table:table-cell table:style-name="ce26" office:value-type="float" office:value="3738" calcext:value-type="float">
            <text:p>3,738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547" calcext:value-type="float">
            <text:p>547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893" calcext:value-type="float">
            <text:p>893</text:p>
          </table:table-cell>
          <table:table-cell table:style-name="ce47" office:value-type="float" office:value="980" calcext:value-type="float">
            <text:p>980</text:p>
          </table:table-cell>
          <table:table-cell table:style-name="ce26" office:value-type="float" office:value="6484" calcext:value-type="float">
            <text:p>6,484</text:p>
          </table:table-cell>
          <table:table-cell table:style-name="ce26" office:value-type="float" office:value="1263" calcext:value-type="float">
            <text:p>1,263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1350" calcext:value-type="float">
            <text:p>1,350</text:p>
          </table:table-cell>
          <table:table-cell table:style-name="ce26" office:value-type="float" office:value="1216" calcext:value-type="float">
            <text:p>1,216</text:p>
          </table:table-cell>
          <table:table-cell table:style-name="ce47" office:value-type="float" office:value="1353" calcext:value-type="float">
            <text:p>1,353</text:p>
          </table:table-cell>
          <table:table-cell table:style-name="ce26" office:value-type="float" office:value="6218" calcext:value-type="float">
            <text:p>6,218</text:p>
          </table:table-cell>
          <table:table-cell table:style-name="ce26" office:value-type="float" office:value="1305" calcext:value-type="float">
            <text:p>1,305</text:p>
          </table:table-cell>
          <table:table-cell table:style-name="ce26" office:value-type="float" office:value="1214" calcext:value-type="float">
            <text:p>1,214</text:p>
          </table:table-cell>
          <table:table-cell table:style-name="ce26" office:value-type="float" office:value="1252" calcext:value-type="float">
            <text:p>1,252</text:p>
          </table:table-cell>
          <table:table-cell table:style-name="ce26" office:value-type="float" office:value="1191" calcext:value-type="float">
            <text:p>1,191</text:p>
          </table:table-cell>
          <table:table-cell table:style-name="ce47" office:value-type="float" office:value="1256" calcext:value-type="float">
            <text:p>1,256</text:p>
          </table:table-cell>
          <table:table-cell table:style-name="ce26" office:value-type="float" office:value="5626" calcext:value-type="float">
            <text:p>5,626</text:p>
          </table:table-cell>
          <table:table-cell table:style-name="ce26" office:value-type="float" office:value="1129" calcext:value-type="float">
            <text:p>1,129</text:p>
          </table:table-cell>
          <table:table-cell table:style-name="ce26" office:value-type="float" office:value="1062" calcext:value-type="float">
            <text:p>1,062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1159" calcext:value-type="float">
            <text:p>1,159</text:p>
          </table:table-cell>
          <table:table-cell table:style-name="ce47" office:value-type="float" office:value="1153" calcext:value-type="float">
            <text:p>1,153</text:p>
          </table:table-cell>
          <table:table-cell table:style-name="ce26" office:value-type="float" office:value="5627" calcext:value-type="float">
            <text:p>5,627</text:p>
          </table:table-cell>
          <table:table-cell table:style-name="ce26" office:value-type="float" office:value="1177" calcext:value-type="float">
            <text:p>1,177</text:p>
          </table:table-cell>
          <table:table-cell table:style-name="ce26" office:value-type="float" office:value="1171" calcext:value-type="float">
            <text:p>1,171</text:p>
          </table:table-cell>
          <table:table-cell table:style-name="ce26" office:value-type="float" office:value="1081" calcext:value-type="float">
            <text:p>1,081</text:p>
          </table:table-cell>
          <table:table-cell table:style-name="ce26" office:value-type="float" office:value="1126" calcext:value-type="float">
            <text:p>1,126</text:p>
          </table:table-cell>
          <table:table-cell table:style-name="ce47" office:value-type="float" office:value="1072" calcext:value-type="float">
            <text:p>1,072</text:p>
          </table:table-cell>
          <table:table-cell table:style-name="ce26" office:value-type="float" office:value="5287" calcext:value-type="float">
            <text:p>5,287</text:p>
          </table:table-cell>
          <table:table-cell table:style-name="ce26" office:value-type="float" office:value="994" calcext:value-type="float">
            <text:p>994</text:p>
          </table:table-cell>
          <table:table-cell table:style-name="ce26" office:value-type="float" office:value="1103" calcext:value-type="float">
            <text:p>1,103</text:p>
          </table:table-cell>
          <table:table-cell table:style-name="ce26" office:value-type="float" office:value="1069" calcext:value-type="float">
            <text:p>1,069</text:p>
          </table:table-cell>
          <table:table-cell table:style-name="ce26" office:value-type="float" office:value="1020" calcext:value-type="float">
            <text:p>1,020</text:p>
          </table:table-cell>
          <table:table-cell table:style-name="ce47" office:value-type="float" office:value="1101" calcext:value-type="float">
            <text:p>1,101</text:p>
          </table:table-cell>
          <table:table-cell table:style-name="ce26" office:value-type="float" office:value="6176" calcext:value-type="float">
            <text:p>6,176</text:p>
          </table:table-cell>
          <table:table-cell table:style-name="ce26" office:value-type="float" office:value="1132" calcext:value-type="float">
            <text:p>1,132</text:p>
          </table:table-cell>
          <table:table-cell table:style-name="ce26" office:value-type="float" office:value="1173" calcext:value-type="float">
            <text:p>1,173</text:p>
          </table:table-cell>
          <table:table-cell table:style-name="ce26" office:value-type="float" office:value="1294" calcext:value-type="float">
            <text:p>1,294</text:p>
          </table:table-cell>
          <table:table-cell table:style-name="ce26" office:value-type="float" office:value="1309" calcext:value-type="float">
            <text:p>1,309</text:p>
          </table:table-cell>
          <table:table-cell table:style-name="ce47" office:value-type="float" office:value="1268" calcext:value-type="float">
            <text:p>1,268</text:p>
          </table:table-cell>
          <table:table-cell table:style-name="ce26" office:value-type="float" office:value="6963" calcext:value-type="float">
            <text:p>6,963</text:p>
          </table:table-cell>
          <table:table-cell table:style-name="ce26" office:value-type="float" office:value="1252" calcext:value-type="float">
            <text:p>1,252</text:p>
          </table:table-cell>
          <table:table-cell table:style-name="ce26" office:value-type="float" office:value="1336" calcext:value-type="float">
            <text:p>1,336</text:p>
          </table:table-cell>
          <table:table-cell table:style-name="ce26" office:value-type="float" office:value="1418" calcext:value-type="float">
            <text:p>1,418</text:p>
          </table:table-cell>
          <table:table-cell table:style-name="ce26" office:value-type="float" office:value="1469" calcext:value-type="float">
            <text:p>1,469</text:p>
          </table:table-cell>
          <table:table-cell table:style-name="ce47" office:value-type="float" office:value="1488" calcext:value-type="float">
            <text:p>1,488</text:p>
          </table:table-cell>
          <table:table-cell table:style-name="ce26" office:value-type="float" office:value="7205" calcext:value-type="float">
            <text:p>7,205</text:p>
          </table:table-cell>
          <table:table-cell table:style-name="ce26" office:value-type="float" office:value="1429" calcext:value-type="float">
            <text:p>1,429</text:p>
          </table:table-cell>
          <table:table-cell table:style-name="ce26" office:value-type="float" office:value="1381" calcext:value-type="float">
            <text:p>1,381</text:p>
          </table:table-cell>
          <table:table-cell table:style-name="ce26" office:value-type="float" office:value="1493" calcext:value-type="float">
            <text:p>1,493</text:p>
          </table:table-cell>
          <table:table-cell table:style-name="ce26" office:value-type="float" office:value="1460" calcext:value-type="float">
            <text:p>1,460</text:p>
          </table:table-cell>
          <table:table-cell table:style-name="ce47" office:value-type="float" office:value="1442" calcext:value-type="float">
            <text:p>1,442</text:p>
          </table:table-cell>
          <table:table-cell table:style-name="ce26" office:value-type="float" office:value="6150" calcext:value-type="float">
            <text:p>6,150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352" calcext:value-type="float">
            <text:p>1,352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1159" calcext:value-type="float">
            <text:p>1,159</text:p>
          </table:table-cell>
          <table:table-cell table:style-name="ce47" office:value-type="float" office:value="989" calcext:value-type="float">
            <text:p>989</text:p>
          </table:table-cell>
          <table:table-cell table:style-name="ce26" office:value-type="float" office:value="3504" calcext:value-type="float">
            <text:p>3,504</text:p>
          </table:table-cell>
          <table:table-cell table:style-name="ce26" office:value-type="float" office:value="967" calcext:value-type="float">
            <text:p>967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570" calcext:value-type="float">
            <text:p>570</text:p>
          </table:table-cell>
          <table:table-cell table:style-name="ce47" office:value-type="float" office:value="532" calcext:value-type="float">
            <text:p>532</text:p>
          </table:table-cell>
          <table:table-cell table:style-name="ce26" office:value-type="float" office:value="1952" calcext:value-type="float">
            <text:p>1,952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394" calcext:value-type="float">
            <text:p>394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391" calcext:value-type="float">
            <text:p>391</text:p>
          </table:table-cell>
          <table:table-cell table:style-name="ce47" office:value-type="float" office:value="353" calcext:value-type="float">
            <text:p>353</text:p>
          </table:table-cell>
          <table:table-cell table:style-name="ce26" office:value-type="float" office:value="1555" calcext:value-type="float">
            <text:p>1,555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305" calcext:value-type="float">
            <text:p>305</text:p>
          </table:table-cell>
          <table:table-cell table:style-name="ce47" office:value-type="float" office:value="282" calcext:value-type="float">
            <text:p>282</text:p>
          </table:table-cell>
          <table:table-cell table:style-name="ce26" office:value-type="float" office:value="1156" calcext:value-type="float">
            <text:p>1,156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208" calcext:value-type="float">
            <text:p>208</text:p>
          </table:table-cell>
          <table:table-cell table:style-name="ce47" office:value-type="float" office:value="176" calcext:value-type="float">
            <text:p>176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50" calcext:value-type="float">
            <text:p>50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31" calcext:value-type="float">
            <text:p>31</text:p>
          </table:table-cell>
          <table:table-cell table:style-name="ce47" office:value-type="float" office:value="15" calcext:value-type="float">
            <text:p>15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4388" calcext:value-type="float">
            <text:p>74,388</text:p>
          </table:table-cell>
          <table:table-cell table:style-name="ce34" office:value-type="float" office:value="2979" calcext:value-type="float">
            <text:p>2,979</text:p>
          </table:table-cell>
          <table:table-cell table:style-name="ce27" office:value-type="float" office:value="606" calcext:value-type="float">
            <text:p>606</text:p>
          </table:table-cell>
          <table:table-cell table:style-name="ce27" office:value-type="float" office:value="657" calcext:value-type="float">
            <text:p>657</text:p>
          </table:table-cell>
          <table:table-cell table:style-name="ce27" office:value-type="float" office:value="617" calcext:value-type="float">
            <text:p>617</text:p>
          </table:table-cell>
          <table:table-cell table:style-name="ce27" office:value-type="float" office:value="616" calcext:value-type="float">
            <text:p>616</text:p>
          </table:table-cell>
          <table:table-cell table:style-name="ce27" office:value-type="float" office:value="483" calcext:value-type="float">
            <text:p>483</text:p>
          </table:table-cell>
          <table:table-cell table:style-name="ce27" office:value-type="float" office:value="2082" calcext:value-type="float">
            <text:p>2,082</text:p>
          </table:table-cell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408" calcext:value-type="float">
            <text:p>408</text:p>
          </table:table-cell>
          <table:table-cell table:style-name="ce34" office:value-type="float" office:value="410" calcext:value-type="float">
            <text:p>410</text:p>
          </table:table-cell>
          <table:table-cell table:style-name="ce27" office:value-type="float" office:value="2001" calcext:value-type="float">
            <text:p>2,001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427" calcext:value-type="float">
            <text:p>427</text:p>
          </table:table-cell>
          <table:table-cell table:style-name="ce34" office:value-type="float" office:value="418" calcext:value-type="float">
            <text:p>418</text:p>
          </table:table-cell>
          <table:table-cell table:style-name="ce27" office:value-type="float" office:value="3523" calcext:value-type="float">
            <text:p>3,523</text:p>
          </table:table-cell>
          <table:table-cell table:style-name="ce27" office:value-type="float" office:value="472" calcext:value-type="float">
            <text:p>472</text:p>
          </table:table-cell>
          <table:table-cell table:style-name="ce27" office:value-type="float" office:value="551" calcext:value-type="float">
            <text:p>551</text:p>
          </table:table-cell>
          <table:table-cell table:style-name="ce27" office:value-type="float" office:value="679" calcext:value-type="float">
            <text:p>679</text:p>
          </table:table-cell>
          <table:table-cell table:style-name="ce27" office:value-type="float" office:value="834" calcext:value-type="float">
            <text:p>834</text:p>
          </table:table-cell>
          <table:table-cell table:style-name="ce34" office:value-type="float" office:value="987" calcext:value-type="float">
            <text:p>987</text:p>
          </table:table-cell>
          <table:table-cell table:style-name="ce27" office:value-type="float" office:value="6554" calcext:value-type="float">
            <text:p>6,554</text:p>
          </table:table-cell>
          <table:table-cell table:style-name="ce27" office:value-type="float" office:value="1294" calcext:value-type="float">
            <text:p>1,294</text:p>
          </table:table-cell>
          <table:table-cell table:style-name="ce27" office:value-type="float" office:value="1314" calcext:value-type="float">
            <text:p>1,314</text:p>
          </table:table-cell>
          <table:table-cell table:style-name="ce27" office:value-type="float" office:value="1359" calcext:value-type="float">
            <text:p>1,359</text:p>
          </table:table-cell>
          <table:table-cell table:style-name="ce27" office:value-type="float" office:value="1337" calcext:value-type="float">
            <text:p>1,337</text:p>
          </table:table-cell>
          <table:table-cell table:style-name="ce34" office:value-type="float" office:value="1250" calcext:value-type="float">
            <text:p>1,250</text:p>
          </table:table-cell>
          <table:table-cell table:style-name="ce27" office:value-type="float" office:value="6001" calcext:value-type="float">
            <text:p>6,001</text:p>
          </table:table-cell>
          <table:table-cell table:style-name="ce27" office:value-type="float" office:value="1242" calcext:value-type="float">
            <text:p>1,242</text:p>
          </table:table-cell>
          <table:table-cell table:style-name="ce27" office:value-type="float" office:value="1201" calcext:value-type="float">
            <text:p>1,201</text:p>
          </table:table-cell>
          <table:table-cell table:style-name="ce27" office:value-type="float" office:value="1251" calcext:value-type="float">
            <text:p>1,251</text:p>
          </table:table-cell>
          <table:table-cell table:style-name="ce27" office:value-type="float" office:value="1100" calcext:value-type="float">
            <text:p>1,100</text:p>
          </table:table-cell>
          <table:table-cell table:style-name="ce34" office:value-type="float" office:value="1207" calcext:value-type="float">
            <text:p>1,207</text:p>
          </table:table-cell>
          <table:table-cell table:style-name="ce27" office:value-type="float" office:value="5619" calcext:value-type="float">
            <text:p>5,619</text:p>
          </table:table-cell>
          <table:table-cell table:style-name="ce27" office:value-type="float" office:value="1130" calcext:value-type="float">
            <text:p>1,130</text:p>
          </table:table-cell>
          <table:table-cell table:style-name="ce27" office:value-type="float" office:value="998" calcext:value-type="float">
            <text:p>998</text:p>
          </table:table-cell>
          <table:table-cell table:style-name="ce27" office:value-type="float" office:value="1122" calcext:value-type="float">
            <text:p>1,122</text:p>
          </table:table-cell>
          <table:table-cell table:style-name="ce27" office:value-type="float" office:value="1223" calcext:value-type="float">
            <text:p>1,223</text:p>
          </table:table-cell>
          <table:table-cell table:style-name="ce34" office:value-type="float" office:value="1146" calcext:value-type="float">
            <text:p>1,146</text:p>
          </table:table-cell>
          <table:table-cell table:style-name="ce27" office:value-type="float" office:value="5810" calcext:value-type="float">
            <text:p>5,810</text:p>
          </table:table-cell>
          <table:table-cell table:style-name="ce27" office:value-type="float" office:value="1202" calcext:value-type="float">
            <text:p>1,202</text:p>
          </table:table-cell>
          <table:table-cell table:style-name="ce27" office:value-type="float" office:value="1184" calcext:value-type="float">
            <text:p>1,184</text:p>
          </table:table-cell>
          <table:table-cell table:style-name="ce27" office:value-type="float" office:value="1127" calcext:value-type="float">
            <text:p>1,127</text:p>
          </table:table-cell>
          <table:table-cell table:style-name="ce27" office:value-type="float" office:value="1144" calcext:value-type="float">
            <text:p>1,144</text:p>
          </table:table-cell>
          <table:table-cell table:style-name="ce34" office:value-type="float" office:value="1153" calcext:value-type="float">
            <text:p>1,153</text:p>
          </table:table-cell>
          <table:table-cell table:style-name="ce27" office:value-type="float" office:value="5445" calcext:value-type="float">
            <text:p>5,445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1161" calcext:value-type="float">
            <text:p>1,161</text:p>
          </table:table-cell>
          <table:table-cell table:number-columns-repeated="2" table:style-name="ce27" office:value-type="float" office:value="1057" calcext:value-type="float">
            <text:p>1,057</text:p>
          </table:table-cell>
          <table:table-cell table:style-name="ce34" office:value-type="float" office:value="1030" calcext:value-type="float">
            <text:p>1,030</text:p>
          </table:table-cell>
          <table:table-cell table:style-name="ce27" office:value-type="float" office:value="5758" calcext:value-type="float">
            <text:p>5,758</text:p>
          </table:table-cell>
          <table:table-cell table:style-name="ce27" office:value-type="float" office:value="1099" calcext:value-type="float">
            <text:p>1,099</text:p>
          </table:table-cell>
          <table:table-cell table:style-name="ce27" office:value-type="float" office:value="1123" calcext:value-type="float">
            <text:p>1,123</text:p>
          </table:table-cell>
          <table:table-cell table:style-name="ce27" office:value-type="float" office:value="1176" calcext:value-type="float">
            <text:p>1,176</text:p>
          </table:table-cell>
          <table:table-cell table:style-name="ce27" office:value-type="float" office:value="1180" calcext:value-type="float">
            <text:p>1,180</text:p>
          </table:table-cell>
          <table:table-cell table:style-name="ce34" office:value-type="float" office:value="1180" calcext:value-type="float">
            <text:p>1,180</text:p>
          </table:table-cell>
          <table:table-cell table:style-name="ce27" office:value-type="float" office:value="6795" calcext:value-type="float">
            <text:p>6,795</text:p>
          </table:table-cell>
          <table:table-cell table:style-name="ce27" office:value-type="float" office:value="1178" calcext:value-type="float">
            <text:p>1,178</text:p>
          </table:table-cell>
          <table:table-cell table:style-name="ce27" office:value-type="float" office:value="1415" calcext:value-type="float">
            <text:p>1,415</text:p>
          </table:table-cell>
          <table:table-cell table:style-name="ce27" office:value-type="float" office:value="1357" calcext:value-type="float">
            <text:p>1,357</text:p>
          </table:table-cell>
          <table:table-cell table:style-name="ce27" office:value-type="float" office:value="1410" calcext:value-type="float">
            <text:p>1,410</text:p>
          </table:table-cell>
          <table:table-cell table:style-name="ce34" office:value-type="float" office:value="1435" calcext:value-type="float">
            <text:p>1,435</text:p>
          </table:table-cell>
          <table:table-cell table:style-name="ce27" office:value-type="float" office:value="6646" calcext:value-type="float">
            <text:p>6,646</text:p>
          </table:table-cell>
          <table:table-cell table:style-name="ce27" office:value-type="float" office:value="1424" calcext:value-type="float">
            <text:p>1,424</text:p>
          </table:table-cell>
          <table:table-cell table:style-name="ce27" office:value-type="float" office:value="1287" calcext:value-type="float">
            <text:p>1,287</text:p>
          </table:table-cell>
          <table:table-cell table:style-name="ce27" office:value-type="float" office:value="1275" calcext:value-type="float">
            <text:p>1,275</text:p>
          </table:table-cell>
          <table:table-cell table:style-name="ce27" office:value-type="float" office:value="1379" calcext:value-type="float">
            <text:p>1,379</text:p>
          </table:table-cell>
          <table:table-cell table:style-name="ce34" office:value-type="float" office:value="1281" calcext:value-type="float">
            <text:p>1,281</text:p>
          </table:table-cell>
          <table:table-cell table:style-name="ce27" office:value-type="float" office:value="5642" calcext:value-type="float">
            <text:p>5,642</text:p>
          </table:table-cell>
          <table:table-cell table:style-name="ce27" office:value-type="float" office:value="1294" calcext:value-type="float">
            <text:p>1,294</text:p>
          </table:table-cell>
          <table:table-cell table:style-name="ce27" office:value-type="float" office:value="1198" calcext:value-type="float">
            <text:p>1,198</text:p>
          </table:table-cell>
          <table:table-cell table:style-name="ce27" office:value-type="float" office:value="1161" calcext:value-type="float">
            <text:p>1,161</text:p>
          </table:table-cell>
          <table:table-cell table:style-name="ce27" office:value-type="float" office:value="1109" calcext:value-type="float">
            <text:p>1,109</text:p>
          </table:table-cell>
          <table:table-cell table:style-name="ce34" office:value-type="float" office:value="880" calcext:value-type="float">
            <text:p>880</text:p>
          </table:table-cell>
          <table:table-cell table:style-name="ce27" office:value-type="float" office:value="3358" calcext:value-type="float">
            <text:p>3,358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734" calcext:value-type="float">
            <text:p>734</text:p>
          </table:table-cell>
          <table:table-cell table:style-name="ce27" office:value-type="float" office:value="662" calcext:value-type="float">
            <text:p>662</text:p>
          </table:table-cell>
          <table:table-cell table:style-name="ce27" office:value-type="float" office:value="614" calcext:value-type="float">
            <text:p>614</text:p>
          </table:table-cell>
          <table:table-cell table:style-name="ce34" office:value-type="float" office:value="474" calcext:value-type="float">
            <text:p>474</text:p>
          </table:table-cell>
          <table:table-cell table:style-name="ce27" office:value-type="float" office:value="1866" calcext:value-type="float">
            <text:p>1,866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352" calcext:value-type="float">
            <text:p>352</text:p>
          </table:table-cell>
          <table:table-cell table:style-name="ce34" office:value-type="float" office:value="363" calcext:value-type="float">
            <text:p>363</text:p>
          </table:table-cell>
          <table:table-cell table:style-name="ce27" office:value-type="float" office:value="1566" calcext:value-type="float">
            <text:p>1,566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311" calcext:value-type="float">
            <text:p>311</text:p>
          </table:table-cell>
          <table:table-cell table:style-name="ce27" office:value-type="float" office:value="292" calcext:value-type="float">
            <text:p>292</text:p>
          </table:table-cell>
          <table:table-cell table:style-name="ce34" office:value-type="float" office:value="306" calcext:value-type="float">
            <text:p>306</text:p>
          </table:table-cell>
          <table:table-cell table:style-name="ce27" office:value-type="float" office:value="1272" calcext:value-type="float">
            <text:p>1,272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257" calcext:value-type="float">
            <text:p>257</text:p>
          </table:table-cell>
          <table:table-cell table:style-name="ce27" office:value-type="float" office:value="227" calcext:value-type="float">
            <text:p>227</text:p>
          </table:table-cell>
          <table:table-cell table:style-name="ce34" office:value-type="float" office:value="227" calcext:value-type="float">
            <text:p>227</text:p>
          </table:table-cell>
          <table:table-cell table:style-name="ce27" office:value-type="float" office:value="873" calcext:value-type="float">
            <text:p>873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152" calcext:value-type="float">
            <text:p>152</text:p>
          </table:table-cell>
          <table:table-cell table:style-name="ce34" office:value-type="float" office:value="161" calcext:value-type="float">
            <text:p>161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69" calcext:value-type="float">
            <text:p>69</text:p>
          </table:table-cell>
          <table:table-cell table:style-name="ce34" office:value-type="float" office:value="67" calcext:value-type="float">
            <text:p>67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7642" calcext:value-type="float">
            <text:p>137,642</text:p>
          </table:table-cell>
          <table:table-cell table:style-name="ce28" office:value-type="float" office:value="5591" calcext:value-type="float">
            <text:p>5,591</text:p>
          </table:table-cell>
          <table:table-cell table:style-name="ce28" office:value-type="float" office:value="1149" calcext:value-type="float">
            <text:p>1,149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123" calcext:value-type="float">
            <text:p>1,123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945" calcext:value-type="float">
            <text:p>945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744" calcext:value-type="float">
            <text:p>744</text:p>
          </table:table-cell>
          <table:table-cell table:style-name="ce36" office:value-type="float" office:value="739" calcext:value-type="float">
            <text:p>739</text:p>
          </table:table-cell>
          <table:table-cell table:style-name="ce28" office:value-type="float" office:value="3831" calcext:value-type="float">
            <text:p>3,831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778" calcext:value-type="float">
            <text:p>778</text:p>
          </table:table-cell>
          <table:table-cell table:style-name="ce36" office:value-type="float" office:value="828" calcext:value-type="float">
            <text:p>828</text:p>
          </table:table-cell>
          <table:table-cell table:style-name="ce28" office:value-type="float" office:value="6614" calcext:value-type="float">
            <text:p>6,614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563" calcext:value-type="float">
            <text:p>1,563</text:p>
          </table:table-cell>
          <table:table-cell table:style-name="ce36" office:value-type="float" office:value="1829" calcext:value-type="float">
            <text:p>1,829</text:p>
          </table:table-cell>
          <table:table-cell table:style-name="ce28" office:value-type="float" office:value="12120" calcext:value-type="float">
            <text:p>12,120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395" calcext:value-type="float">
            <text:p>2,395</text:p>
          </table:table-cell>
          <table:table-cell table:style-name="ce36" office:value-type="float" office:value="2357" calcext:value-type="float">
            <text:p>2,357</text:p>
          </table:table-cell>
          <table:table-cell table:style-name="ce28" office:value-type="float" office:value="11103" calcext:value-type="float">
            <text:p>11,103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2176" calcext:value-type="float">
            <text:p>2,176</text:p>
          </table:table-cell>
          <table:table-cell table:style-name="ce28" office:value-type="float" office:value="2270" calcext:value-type="float">
            <text:p>2,270</text:p>
          </table:table-cell>
          <table:table-cell table:style-name="ce28" office:value-type="float" office:value="2096" calcext:value-type="float">
            <text:p>2,096</text:p>
          </table:table-cell>
          <table:table-cell table:style-name="ce36" office:value-type="float" office:value="2239" calcext:value-type="float">
            <text:p>2,239</text:p>
          </table:table-cell>
          <table:table-cell table:style-name="ce28" office:value-type="float" office:value="10290" calcext:value-type="float">
            <text:p>10,290</text:p>
          </table:table-cell>
          <table:table-cell table:style-name="ce28" office:value-type="float" office:value="2085" calcext:value-type="float">
            <text:p>2,085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2065" calcext:value-type="float">
            <text:p>2,065</text:p>
          </table:table-cell>
          <table:table-cell table:style-name="ce28" office:value-type="float" office:value="2166" calcext:value-type="float">
            <text:p>2,166</text:p>
          </table:table-cell>
          <table:table-cell table:style-name="ce36" office:value-type="float" office:value="2099" calcext:value-type="float">
            <text:p>2,099</text:p>
          </table:table-cell>
          <table:table-cell table:style-name="ce28" office:value-type="float" office:value="10341" calcext:value-type="float">
            <text:p>10,341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2142" calcext:value-type="float">
            <text:p>2,142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2036" calcext:value-type="float">
            <text:p>2,036</text:p>
          </table:table-cell>
          <table:table-cell table:style-name="ce36" office:value-type="float" office:value="2017" calcext:value-type="float">
            <text:p>2,017</text:p>
          </table:table-cell>
          <table:table-cell table:style-name="ce28" office:value-type="float" office:value="9744" calcext:value-type="float">
            <text:p>9,744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2060" calcext:value-type="float">
            <text:p>2,060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1868" calcext:value-type="float">
            <text:p>1,868</text:p>
          </table:table-cell>
          <table:table-cell table:style-name="ce36" office:value-type="float" office:value="1917" calcext:value-type="float">
            <text:p>1,917</text:p>
          </table:table-cell>
          <table:table-cell table:style-name="ce28" office:value-type="float" office:value="10920" calcext:value-type="float">
            <text:p>10,920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2079" calcext:value-type="float">
            <text:p>2,079</text:p>
          </table:table-cell>
          <table:table-cell table:style-name="ce28" office:value-type="float" office:value="2241" calcext:value-type="float">
            <text:p>2,241</text:p>
          </table:table-cell>
          <table:table-cell table:style-name="ce28" office:value-type="float" office:value="2289" calcext:value-type="float">
            <text:p>2,289</text:p>
          </table:table-cell>
          <table:table-cell table:style-name="ce36" office:value-type="float" office:value="2276" calcext:value-type="float">
            <text:p>2,276</text:p>
          </table:table-cell>
          <table:table-cell table:style-name="ce28" office:value-type="float" office:value="12642" calcext:value-type="float">
            <text:p>12,642</text:p>
          </table:table-cell>
          <table:table-cell table:style-name="ce28" office:value-type="float" office:value="2229" calcext:value-type="float">
            <text:p>2,229</text:p>
          </table:table-cell>
          <table:table-cell table:style-name="ce28" office:value-type="float" office:value="2524" calcext:value-type="float">
            <text:p>2,524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668" calcext:value-type="float">
            <text:p>2,668</text:p>
          </table:table-cell>
          <table:table-cell table:style-name="ce36" office:value-type="float" office:value="2686" calcext:value-type="float">
            <text:p>2,686</text:p>
          </table:table-cell>
          <table:table-cell table:style-name="ce28" office:value-type="float" office:value="12690" calcext:value-type="float">
            <text:p>12,690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585" calcext:value-type="float">
            <text:p>2,585</text:p>
          </table:table-cell>
          <table:table-cell table:style-name="ce36" office:value-type="float" office:value="2487" calcext:value-type="float">
            <text:p>2,487</text:p>
          </table:table-cell>
          <table:table-cell table:style-name="ce28" office:value-type="float" office:value="10811" calcext:value-type="float">
            <text:p>10,811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325" calcext:value-type="float">
            <text:p>2,325</text:p>
          </table:table-cell>
          <table:table-cell table:style-name="ce28" office:value-type="float" office:value="2168" calcext:value-type="float">
            <text:p>2,168</text:p>
          </table:table-cell>
          <table:table-cell table:style-name="ce28" office:value-type="float" office:value="2082" calcext:value-type="float">
            <text:p>2,082</text:p>
          </table:table-cell>
          <table:table-cell table:style-name="ce36" office:value-type="float" office:value="1697" calcext:value-type="float">
            <text:p>1,697</text:p>
          </table:table-cell>
          <table:table-cell table:style-name="ce28" office:value-type="float" office:value="6309" calcext:value-type="float">
            <text:p>6,309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1091" calcext:value-type="float">
            <text:p>1,091</text:p>
          </table:table-cell>
          <table:table-cell table:style-name="ce36" office:value-type="float" office:value="905" calcext:value-type="float">
            <text:p>905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693" calcext:value-type="float">
            <text:p>693</text:p>
          </table:table-cell>
          <table:table-cell table:style-name="ce36" office:value-type="float" office:value="678" calcext:value-type="float">
            <text:p>678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560" calcext:value-type="float">
            <text:p>560</text:p>
          </table:table-cell>
          <table:table-cell table:style-name="ce36" office:value-type="float" office:value="547" calcext:value-type="float">
            <text:p>547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407" calcext:value-type="float">
            <text:p>407</text:p>
          </table:table-cell>
          <table:table-cell table:style-name="ce36" office:value-type="float" office:value="374" calcext:value-type="float">
            <text:p>374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195" calcext:value-type="float">
            <text:p>195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8810" calcext:value-type="float">
            <text:p>68,810</text:p>
          </table:table-cell>
          <table:table-cell table:style-name="ce28" office:value-type="float" office:value="2928" calcext:value-type="float">
            <text:p>2,928</text:p>
          </table:table-cell>
          <table:table-cell table:style-name="ce40" office:value-type="float" office:value="600" calcext:value-type="float">
            <text:p>600</text:p>
          </table:table-cell>
          <table:table-cell table:style-name="ce40" office:value-type="float" office:value="650" calcext:value-type="float">
            <text:p>650</text:p>
          </table:table-cell>
          <table:table-cell table:style-name="ce40" office:value-type="float" office:value="605" calcext:value-type="float">
            <text:p>605</text:p>
          </table:table-cell>
          <table:table-cell table:style-name="ce40" office:value-type="float" office:value="581" calcext:value-type="float">
            <text:p>581</text:p>
          </table:table-cell>
          <table:table-cell table:style-name="ce40" office:value-type="float" office:value="492" calcext:value-type="float">
            <text:p>492</text:p>
          </table:table-cell>
          <table:table-cell table:style-name="ce40" office:value-type="float" office:value="1995" calcext:value-type="float">
            <text:p>1,995</text:p>
          </table:table-cell>
          <table:table-cell table:style-name="ce40" office:value-type="float" office:value="503" calcext:value-type="float">
            <text:p>503</text:p>
          </table:table-cell>
          <table:table-cell table:style-name="ce40" office:value-type="float" office:value="401" calcext:value-type="float">
            <text:p>401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371" calcext:value-type="float">
            <text:p>371</text:p>
          </table:table-cell>
          <table:table-cell table:style-name="ce51" office:value-type="float" office:value="366" calcext:value-type="float">
            <text:p>366</text:p>
          </table:table-cell>
          <table:table-cell table:style-name="ce40" office:value-type="float" office:value="2032" calcext:value-type="float">
            <text:p>2,032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385" calcext:value-type="float">
            <text:p>385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383" calcext:value-type="float">
            <text:p>383</text:p>
          </table:table-cell>
          <table:table-cell table:style-name="ce51" office:value-type="float" office:value="448" calcext:value-type="float">
            <text:p>448</text:p>
          </table:table-cell>
          <table:table-cell table:style-name="ce40" office:value-type="float" office:value="3375" calcext:value-type="float">
            <text:p>3,375</text:p>
          </table:table-cell>
          <table:table-cell table:style-name="ce40" office:value-type="float" office:value="476" calcext:value-type="float">
            <text:p>476</text:p>
          </table:table-cell>
          <table:table-cell table:style-name="ce40" office:value-type="float" office:value="489" calcext:value-type="float">
            <text:p>489</text:p>
          </table:table-cell>
          <table:table-cell table:style-name="ce40" office:value-type="float" office:value="708" calcext:value-type="float">
            <text:p>708</text:p>
          </table:table-cell>
          <table:table-cell table:style-name="ce40" office:value-type="float" office:value="800" calcext:value-type="float">
            <text:p>800</text:p>
          </table:table-cell>
          <table:table-cell table:style-name="ce51" office:value-type="float" office:value="902" calcext:value-type="float">
            <text:p>902</text:p>
          </table:table-cell>
          <table:table-cell table:style-name="ce40" office:value-type="float" office:value="5982" calcext:value-type="float">
            <text:p>5,982</text:p>
          </table:table-cell>
          <table:table-cell table:style-name="ce40" office:value-type="float" office:value="1183" calcext:value-type="float">
            <text:p>1,183</text:p>
          </table:table-cell>
          <table:table-cell table:style-name="ce40" office:value-type="float" office:value="1200" calcext:value-type="float">
            <text:p>1,200</text:p>
          </table:table-cell>
          <table:table-cell table:style-name="ce40" office:value-type="float" office:value="1258" calcext:value-type="float">
            <text:p>1,258</text:p>
          </table:table-cell>
          <table:table-cell table:style-name="ce40" office:value-type="float" office:value="1136" calcext:value-type="float">
            <text:p>1,136</text:p>
          </table:table-cell>
          <table:table-cell table:style-name="ce51" office:value-type="float" office:value="1205" calcext:value-type="float">
            <text:p>1,205</text:p>
          </table:table-cell>
          <table:table-cell table:style-name="ce40" office:value-type="float" office:value="5550" calcext:value-type="float">
            <text:p>5,550</text:p>
          </table:table-cell>
          <table:table-cell table:style-name="ce40" office:value-type="float" office:value="1159" calcext:value-type="float">
            <text:p>1,159</text:p>
          </table:table-cell>
          <table:table-cell table:style-name="ce40" office:value-type="float" office:value="1068" calcext:value-type="float">
            <text:p>1,068</text:p>
          </table:table-cell>
          <table:table-cell table:style-name="ce40" office:value-type="float" office:value="1115" calcext:value-type="float">
            <text:p>1,115</text:p>
          </table:table-cell>
          <table:table-cell table:style-name="ce40" office:value-type="float" office:value="1076" calcext:value-type="float">
            <text:p>1,076</text:p>
          </table:table-cell>
          <table:table-cell table:style-name="ce51" office:value-type="float" office:value="1132" calcext:value-type="float">
            <text:p>1,132</text:p>
          </table:table-cell>
          <table:table-cell table:style-name="ce40" office:value-type="float" office:value="5089" calcext:value-type="float">
            <text:p>5,089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963" calcext:value-type="float">
            <text:p>963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1048" calcext:value-type="float">
            <text:p>1,048</text:p>
          </table:table-cell>
          <table:table-cell table:style-name="ce51" office:value-type="float" office:value="1038" calcext:value-type="float">
            <text:p>1,038</text:p>
          </table:table-cell>
          <table:table-cell table:style-name="ce40" office:value-type="float" office:value="5018" calcext:value-type="float">
            <text:p>5,018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1047" calcext:value-type="float">
            <text:p>1,047</text:p>
          </table:table-cell>
          <table:table-cell table:style-name="ce40" office:value-type="float" office:value="969" calcext:value-type="float">
            <text:p>969</text:p>
          </table:table-cell>
          <table:table-cell table:style-name="ce40" office:value-type="float" office:value="988" calcext:value-type="float">
            <text:p>988</text:p>
          </table:table-cell>
          <table:table-cell table:style-name="ce51" office:value-type="float" office:value="953" calcext:value-type="float">
            <text:p>953</text:p>
          </table:table-cell>
          <table:table-cell table:style-name="ce40" office:value-type="float" office:value="4748" calcext:value-type="float">
            <text:p>4,748</text:p>
          </table:table-cell>
          <table:table-cell table:style-name="ce40" office:value-type="float" office:value="910" calcext:value-type="float">
            <text:p>910</text:p>
          </table:table-cell>
          <table:table-cell table:style-name="ce40" office:value-type="float" office:value="999" calcext:value-type="float">
            <text:p>999</text:p>
          </table:table-cell>
          <table:table-cell table:style-name="ce40" office:value-type="float" office:value="958" calcext:value-type="float">
            <text:p>958</text:p>
          </table:table-cell>
          <table:table-cell table:style-name="ce40" office:value-type="float" office:value="904" calcext:value-type="float">
            <text:p>904</text:p>
          </table:table-cell>
          <table:table-cell table:style-name="ce51" office:value-type="float" office:value="977" calcext:value-type="float">
            <text:p>977</text:p>
          </table:table-cell>
          <table:table-cell table:style-name="ce40" office:value-type="float" office:value="5567" calcext:value-type="float">
            <text:p>5,567</text:p>
          </table:table-cell>
          <table:table-cell table:style-name="ce40" office:value-type="float" office:value="1026" calcext:value-type="float">
            <text:p>1,026</text:p>
          </table:table-cell>
          <table:table-cell table:style-name="ce40" office:value-type="float" office:value="1041" calcext:value-type="float">
            <text:p>1,041</text:p>
          </table:table-cell>
          <table:table-cell table:style-name="ce40" office:value-type="float" office:value="1153" calcext:value-type="float">
            <text:p>1,153</text:p>
          </table:table-cell>
          <table:table-cell table:style-name="ce40" office:value-type="float" office:value="1190" calcext:value-type="float">
            <text:p>1,190</text:p>
          </table:table-cell>
          <table:table-cell table:style-name="ce51" office:value-type="float" office:value="1157" calcext:value-type="float">
            <text:p>1,157</text:p>
          </table:table-cell>
          <table:table-cell table:style-name="ce40" office:value-type="float" office:value="6276" calcext:value-type="float">
            <text:p>6,276</text:p>
          </table:table-cell>
          <table:table-cell table:style-name="ce40" office:value-type="float" office:value="1131" calcext:value-type="float">
            <text:p>1,131</text:p>
          </table:table-cell>
          <table:table-cell table:style-name="ce40" office:value-type="float" office:value="1199" calcext:value-type="float">
            <text:p>1,199</text:p>
          </table:table-cell>
          <table:table-cell table:style-name="ce40" office:value-type="float" office:value="1274" calcext:value-type="float">
            <text:p>1,274</text:p>
          </table:table-cell>
          <table:table-cell table:style-name="ce40" office:value-type="float" office:value="1337" calcext:value-type="float">
            <text:p>1,337</text:p>
          </table:table-cell>
          <table:table-cell table:style-name="ce51" office:value-type="float" office:value="1335" calcext:value-type="float">
            <text:p>1,335</text:p>
          </table:table-cell>
          <table:table-cell table:style-name="ce40" office:value-type="float" office:value="6501" calcext:value-type="float">
            <text:p>6,501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1248" calcext:value-type="float">
            <text:p>1,248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1307" calcext:value-type="float">
            <text:p>1,307</text:p>
          </table:table-cell>
          <table:table-cell table:style-name="ce51" office:value-type="float" office:value="1294" calcext:value-type="float">
            <text:p>1,294</text:p>
          </table:table-cell>
          <table:table-cell table:style-name="ce40" office:value-type="float" office:value="5554" calcext:value-type="float">
            <text:p>5,554</text:p>
          </table:table-cell>
          <table:table-cell table:style-name="ce40" office:value-type="float" office:value="1324" calcext:value-type="float">
            <text:p>1,324</text:p>
          </table:table-cell>
          <table:table-cell table:style-name="ce40" office:value-type="float" office:value="1210" calcext:value-type="float">
            <text:p>1,210</text:p>
          </table:table-cell>
          <table:table-cell table:style-name="ce40" office:value-type="float" office:value="1100" calcext:value-type="float">
            <text:p>1,100</text:p>
          </table:table-cell>
          <table:table-cell table:style-name="ce40" office:value-type="float" office:value="1045" calcext:value-type="float">
            <text:p>1,045</text:p>
          </table:table-cell>
          <table:table-cell table:style-name="ce51" office:value-type="float" office:value="875" calcext:value-type="float">
            <text:p>875</text:p>
          </table:table-cell>
          <table:table-cell table:style-name="ce40" office:value-type="float" office:value="3184" calcext:value-type="float">
            <text:p>3,184</text:p>
          </table:table-cell>
          <table:table-cell table:style-name="ce40" office:value-type="float" office:value="881" calcext:value-type="float">
            <text:p>881</text:p>
          </table:table-cell>
          <table:table-cell table:style-name="ce40" office:value-type="float" office:value="660" calcext:value-type="float">
            <text:p>660</text:p>
          </table:table-cell>
          <table:table-cell table:style-name="ce40" office:value-type="float" office:value="639" calcext:value-type="float">
            <text:p>639</text:p>
          </table:table-cell>
          <table:table-cell table:style-name="ce40" office:value-type="float" office:value="523" calcext:value-type="float">
            <text:p>523</text:p>
          </table:table-cell>
          <table:table-cell table:style-name="ce51" office:value-type="float" office:value="481" calcext:value-type="float">
            <text:p>481</text:p>
          </table:table-cell>
          <table:table-cell table:style-name="ce40" office:value-type="float" office:value="1778" calcext:value-type="float">
            <text:p>1,778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357" calcext:value-type="float">
            <text:p>357</text:p>
          </table:table-cell>
          <table:table-cell table:style-name="ce51" office:value-type="float" office:value="329" calcext:value-type="float">
            <text:p>329</text:p>
          </table:table-cell>
          <table:table-cell table:style-name="ce40" office:value-type="float" office:value="1448" calcext:value-type="float">
            <text:p>1,448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275" calcext:value-type="float">
            <text:p>275</text:p>
          </table:table-cell>
          <table:table-cell table:style-name="ce40" office:value-type="float" office:value="280" calcext:value-type="float">
            <text:p>280</text:p>
          </table:table-cell>
          <table:table-cell table:style-name="ce51" office:value-type="float" office:value="261" calcext:value-type="float">
            <text:p>261</text:p>
          </table:table-cell>
          <table:table-cell table:style-name="ce40" office:value-type="float" office:value="1088" calcext:value-type="float">
            <text:p>1,088</text:p>
          </table:table-cell>
          <table:table-cell table:style-name="ce40" office:value-type="float" office:value="290" calcext:value-type="float">
            <text:p>290</text:p>
          </table:table-cell>
          <table:table-cell table:style-name="ce40" office:value-type="float" office:value="231" calcext:value-type="float">
            <text:p>231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198" calcext:value-type="float">
            <text:p>198</text:p>
          </table:table-cell>
          <table:table-cell table:style-name="ce51" office:value-type="float" office:value="166" calcext:value-type="float">
            <text:p>166</text:p>
          </table:table-cell>
          <table:table-cell table:style-name="ce40" office:value-type="float" office:value="485" calcext:value-type="float">
            <text:p>485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67" calcext:value-type="float">
            <text:p>67</text:p>
          </table:table-cell>
          <table:table-cell table:style-name="ce51" office:value-type="float" office:value="45" calcext:value-type="float">
            <text:p>45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9" calcext:value-type="float">
            <text:p>29</text:p>
          </table:table-cell>
          <table:table-cell table:style-name="ce51" office:value-type="float" office:value="13" calcext:value-type="float">
            <text:p>13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8832" calcext:value-type="float">
            <text:p>68,832</text:p>
          </table:table-cell>
          <table:table-cell table:style-name="ce35" office:value-type="float" office:value="2663" calcext:value-type="float">
            <text:p>2,663</text:p>
          </table:table-cell>
          <table:table-cell table:style-name="ce41" office:value-type="float" office:value="549" calcext:value-type="float">
            <text:p>549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560" calcext:value-type="float">
            <text:p>560</text:p>
          </table:table-cell>
          <table:table-cell table:style-name="ce41" office:value-type="float" office:value="542" calcext:value-type="float">
            <text:p>542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1878" calcext:value-type="float">
            <text:p>1,878</text:p>
          </table:table-cell>
          <table:table-cell table:style-name="ce41" office:value-type="float" office:value="442" calcext:value-type="float">
            <text:p>442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373" calcext:value-type="float">
            <text:p>373</text:p>
          </table:table-cell>
          <table:table-cell table:style-name="ce52" office:value-type="float" office:value="373" calcext:value-type="float">
            <text:p>373</text:p>
          </table:table-cell>
          <table:table-cell table:style-name="ce41" office:value-type="float" office:value="1799" calcext:value-type="float">
            <text:p>1,799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395" calcext:value-type="float">
            <text:p>395</text:p>
          </table:table-cell>
          <table:table-cell table:style-name="ce52" office:value-type="float" office:value="380" calcext:value-type="float">
            <text:p>380</text:p>
          </table:table-cell>
          <table:table-cell table:style-name="ce41" office:value-type="float" office:value="3239" calcext:value-type="float">
            <text:p>3,239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507" calcext:value-type="float">
            <text:p>507</text:p>
          </table:table-cell>
          <table:table-cell table:style-name="ce41" office:value-type="float" office:value="622" calcext:value-type="float">
            <text:p>622</text:p>
          </table:table-cell>
          <table:table-cell table:style-name="ce41" office:value-type="float" office:value="763" calcext:value-type="float">
            <text:p>763</text:p>
          </table:table-cell>
          <table:table-cell table:style-name="ce52" office:value-type="float" office:value="927" calcext:value-type="float">
            <text:p>927</text:p>
          </table:table-cell>
          <table:table-cell table:style-name="ce41" office:value-type="float" office:value="6138" calcext:value-type="float">
            <text:p>6,138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286" calcext:value-type="float">
            <text:p>1,286</text:p>
          </table:table-cell>
          <table:table-cell table:style-name="ce41" office:value-type="float" office:value="1259" calcext:value-type="float">
            <text:p>1,259</text:p>
          </table:table-cell>
          <table:table-cell table:style-name="ce52" office:value-type="float" office:value="1152" calcext:value-type="float">
            <text:p>1,152</text:p>
          </table:table-cell>
          <table:table-cell table:style-name="ce41" office:value-type="float" office:value="5553" calcext:value-type="float">
            <text:p>5,553</text:p>
          </table:table-cell>
          <table:table-cell table:style-name="ce41" office:value-type="float" office:value="1163" calcext:value-type="float">
            <text:p>1,163</text:p>
          </table:table-cell>
          <table:table-cell table:style-name="ce41" office:value-type="float" office:value="1108" calcext:value-type="float">
            <text:p>1,108</text:p>
          </table:table-cell>
          <table:table-cell table:style-name="ce41" office:value-type="float" office:value="1155" calcext:value-type="float">
            <text:p>1,155</text:p>
          </table:table-cell>
          <table:table-cell table:style-name="ce41" office:value-type="float" office:value="1020" calcext:value-type="float">
            <text:p>1,020</text:p>
          </table:table-cell>
          <table:table-cell table:style-name="ce52" office:value-type="float" office:value="1107" calcext:value-type="float">
            <text:p>1,107</text:p>
          </table:table-cell>
          <table:table-cell table:style-name="ce41" office:value-type="float" office:value="5201" calcext:value-type="float">
            <text:p>5,201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1118" calcext:value-type="float">
            <text:p>1,118</text:p>
          </table:table-cell>
          <table:table-cell table:style-name="ce52" office:value-type="float" office:value="1061" calcext:value-type="float">
            <text:p>1,061</text:p>
          </table:table-cell>
          <table:table-cell table:style-name="ce41" office:value-type="float" office:value="5323" calcext:value-type="float">
            <text:p>5,323</text:p>
          </table:table-cell>
          <table:table-cell table:style-name="ce41" office:value-type="float" office:value="1091" calcext:value-type="float">
            <text:p>1,091</text:p>
          </table:table-cell>
          <table:table-cell table:style-name="ce41" office:value-type="float" office:value="1095" calcext:value-type="float">
            <text:p>1,095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1048" calcext:value-type="float">
            <text:p>1,048</text:p>
          </table:table-cell>
          <table:table-cell table:style-name="ce52" office:value-type="float" office:value="1064" calcext:value-type="float">
            <text:p>1,064</text:p>
          </table:table-cell>
          <table:table-cell table:style-name="ce41" office:value-type="float" office:value="4996" calcext:value-type="float">
            <text:p>4,996</text:p>
          </table:table-cell>
          <table:table-cell table:style-name="ce41" office:value-type="float" office:value="1054" calcext:value-type="float">
            <text:p>1,054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977" calcext:value-type="float">
            <text:p>977</text:p>
          </table:table-cell>
          <table:table-cell table:style-name="ce41" office:value-type="float" office:value="964" calcext:value-type="float">
            <text:p>964</text:p>
          </table:table-cell>
          <table:table-cell table:style-name="ce52" office:value-type="float" office:value="940" calcext:value-type="float">
            <text:p>940</text:p>
          </table:table-cell>
          <table:table-cell table:style-name="ce41" office:value-type="float" office:value="5353" calcext:value-type="float">
            <text:p>5,353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1038" calcext:value-type="float">
            <text:p>1,038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1099" calcext:value-type="float">
            <text:p>1,099</text:p>
          </table:table-cell>
          <table:table-cell table:style-name="ce52" office:value-type="float" office:value="1119" calcext:value-type="float">
            <text:p>1,119</text:p>
          </table:table-cell>
          <table:table-cell table:style-name="ce41" office:value-type="float" office:value="6366" calcext:value-type="float">
            <text:p>6,366</text:p>
          </table:table-cell>
          <table:table-cell table:style-name="ce41" office:value-type="float" office:value="1098" calcext:value-type="float">
            <text:p>1,098</text:p>
          </table:table-cell>
          <table:table-cell table:style-name="ce41" office:value-type="float" office:value="1325" calcext:value-type="float">
            <text:p>1,325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1331" calcext:value-type="float">
            <text:p>1,331</text:p>
          </table:table-cell>
          <table:table-cell table:style-name="ce52" office:value-type="float" office:value="1351" calcext:value-type="float">
            <text:p>1,351</text:p>
          </table:table-cell>
          <table:table-cell table:style-name="ce41" office:value-type="float" office:value="6189" calcext:value-type="float">
            <text:p>6,189</text:p>
          </table:table-cell>
          <table:table-cell table:style-name="ce41" office:value-type="float" office:value="1321" calcext:value-type="float">
            <text:p>1,321</text:p>
          </table:table-cell>
          <table:table-cell table:style-name="ce41" office:value-type="float" office:value="1195" calcext:value-type="float">
            <text:p>1,195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1278" calcext:value-type="float">
            <text:p>1,278</text:p>
          </table:table-cell>
          <table:table-cell table:style-name="ce52" office:value-type="float" office:value="1193" calcext:value-type="float">
            <text:p>1,193</text:p>
          </table:table-cell>
          <table:table-cell table:style-name="ce41" office:value-type="float" office:value="5257" calcext:value-type="float">
            <text:p>5,257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1037" calcext:value-type="float">
            <text:p>1,037</text:p>
          </table:table-cell>
          <table:table-cell table:style-name="ce52" office:value-type="float" office:value="822" calcext:value-type="float">
            <text:p>822</text:p>
          </table:table-cell>
          <table:table-cell table:style-name="ce41" office:value-type="float" office:value="3125" calcext:value-type="float">
            <text:p>3,125</text:p>
          </table:table-cell>
          <table:table-cell table:style-name="ce41" office:value-type="float" office:value="819" calcext:value-type="float">
            <text:p>819</text:p>
          </table:table-cell>
          <table:table-cell table:style-name="ce41" office:value-type="float" office:value="687" calcext:value-type="float">
            <text:p>687</text:p>
          </table:table-cell>
          <table:table-cell table:style-name="ce41" office:value-type="float" office:value="627" calcext:value-type="float">
            <text:p>627</text:p>
          </table:table-cell>
          <table:table-cell table:style-name="ce41" office:value-type="float" office:value="568" calcext:value-type="float">
            <text:p>568</text:p>
          </table:table-cell>
          <table:table-cell table:style-name="ce52" office:value-type="float" office:value="424" calcext:value-type="float">
            <text:p>424</text:p>
          </table:table-cell>
          <table:table-cell table:style-name="ce41" office:value-type="float" office:value="1731" calcext:value-type="float">
            <text:p>1,731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336" calcext:value-type="float">
            <text:p>336</text:p>
          </table:table-cell>
          <table:table-cell table:style-name="ce52" office:value-type="float" office:value="349" calcext:value-type="float">
            <text:p>349</text:p>
          </table:table-cell>
          <table:table-cell table:style-name="ce41" office:value-type="float" office:value="1485" calcext:value-type="float">
            <text:p>1,485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280" calcext:value-type="float">
            <text:p>280</text:p>
          </table:table-cell>
          <table:table-cell table:style-name="ce52" office:value-type="float" office:value="286" calcext:value-type="float">
            <text:p>286</text:p>
          </table:table-cell>
          <table:table-cell table:style-name="ce41" office:value-type="float" office:value="1180" calcext:value-type="float">
            <text:p>1,180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09" calcext:value-type="float">
            <text:p>209</text:p>
          </table:table-cell>
          <table:table-cell table:style-name="ce52" office:value-type="float" office:value="208" calcext:value-type="float">
            <text:p>208</text:p>
          </table:table-cell>
          <table:table-cell table:style-name="ce41" office:value-type="float" office:value="805" calcext:value-type="float">
            <text:p>805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141" calcext:value-type="float">
            <text:p>141</text:p>
          </table:table-cell>
          <table:table-cell table:style-name="ce52" office:value-type="float" office:value="150" calcext:value-type="float">
            <text:p>150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64" calcext:value-type="float">
            <text:p>64</text:p>
          </table:table-cell>
          <table:table-cell table:style-name="ce52" office:value-type="float" office:value="58" calcext:value-type="float">
            <text:p>58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4" calcext:value-type="float">
            <text:p>14</text:p>
          </table:table-cell>
          <table:table-cell table:style-name="ce52" office:value-type="float" office:value="13" calcext:value-type="float">
            <text:p>13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923" calcext:value-type="float">
            <text:p>12,923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64" calcext:value-type="float">
            <text:p>164</text:p>
          </table:table-cell>
          <table:table-cell table:style-name="ce36" office:value-type="float" office:value="138" calcext:value-type="float">
            <text:p>138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58" calcext:value-type="float">
            <text:p>158</text:p>
          </table:table-cell>
          <table:table-cell table:style-name="ce36" office:value-type="float" office:value="246" calcext:value-type="float">
            <text:p>246</text:p>
          </table:table-cell>
          <table:table-cell table:style-name="ce28" office:value-type="float" office:value="1116" calcext:value-type="float">
            <text:p>1,116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224" calcext:value-type="float">
            <text:p>224</text:p>
          </table:table-cell>
          <table:table-cell table:style-name="ce28" office:value-type="float" office:value="955" calcext:value-type="float">
            <text:p>955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200" calcext:value-type="float">
            <text:p>200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34" calcext:value-type="float">
            <text:p>234</text:p>
          </table:table-cell>
          <table:table-cell table:style-name="ce36" office:value-type="float" office:value="208" calcext:value-type="float">
            <text:p>208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1014" calcext:value-type="float">
            <text:p>1,014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00" calcext:value-type="float">
            <text:p>200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1116" calcext:value-type="float">
            <text:p>1,116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237" calcext:value-type="float">
            <text:p>237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54" calcext:value-type="float">
            <text:p>254</text:p>
          </table:table-cell>
          <table:table-cell table:style-name="ce36" office:value-type="float" office:value="236" calcext:value-type="float">
            <text:p>236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86" calcext:value-type="float">
            <text:p>186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 table:style-name="ce28" office:value-type="float" office:value="50" calcext:value-type="float">
            <text:p>50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367" calcext:value-type="float">
            <text:p>7,367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668" calcext:value-type="float">
            <text:p>668</text:p>
          </table:table-cell>
          <table:table-cell table:number-columns-repeated="2" table:style-name="ce28" office:value-type="float" office:value="146" calcext:value-type="float">
            <text:p>146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38" calcext:value-type="float">
            <text:p>138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19" calcext:value-type="float">
            <text:p>119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704" calcext:value-type="float">
            <text:p>704</text:p>
          </table:table-cell>
          <table:table-cell table:number-columns-repeated="2" table:style-name="ce28" office:value-type="float" office:value="133" calcext:value-type="float">
            <text:p>133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556" calcext:value-type="float">
            <text:p>5,556</text:p>
          </table:table-cell>
          <table:table-cell table:style-name="ce36" office:value-type="float" office:value="316" calcext:value-type="float">
            <text:p>316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12" calcext:value-type="float">
            <text:p>12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7年4月9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